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7.519cm"/>
    </style:style>
    <style:style style:name="co2" style:family="table-column">
      <style:table-column-properties fo:break-before="auto" style:column-width="6.985cm"/>
    </style:style>
    <style:style style:name="co3" style:family="table-column">
      <style:table-column-properties fo:break-before="auto" style:column-width="15.162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AAT ASTON</text:p>
          </table:table-cell>
          <table:table-cell office:value-type="string">
            <text:p>D-90429 Nürnberg</text:p>
          </table:table-cell>
          <table:table-cell office:value-type="string">
            <text:p>Halle 15, Stand D06</text:p>
          </table:table-cell>
        </table:table-row>
        <table:table-row table:style-name="ro1">
          <table:table-cell office:value-type="string">
            <text:p>A+B Solutions</text:p>
          </table:table-cell>
          <table:table-cell office:value-type="string">
            <text:p>D-73525 Schwäbisch Gmünd</text:p>
          </table:table-cell>
          <table:table-cell office:value-type="string">
            <text:p>Halle 15, Stand A06</text:p>
          </table:table-cell>
        </table:table-row>
        <table:table-row table:style-name="ro1">
          <table:table-cell office:value-type="string">
            <text:p>ABAKUS</text:p>
          </table:table-cell>
          <table:table-cell office:value-type="string">
            <text:p>D-97355 Rüdenhausen</text:p>
          </table:table-cell>
          <table:table-cell office:value-type="string">
            <text:p>Halle 2, Stand A22</text:p>
          </table:table-cell>
        </table:table-row>
        <table:table-row table:style-name="ro1">
          <table:table-cell office:value-type="string">
            <text:p>ABAS</text:p>
          </table:table-cell>
          <table:table-cell office:value-type="string">
            <text:p>D-76135 Karlsruhe</text:p>
          </table:table-cell>
          <table:table-cell office:value-type="string">
            <text:p>Halle 16, Stand C21</text:p>
          </table:table-cell>
        </table:table-row>
        <table:table-row table:style-name="ro1">
          <table:table-cell office:value-type="string">
            <text:p>ABAS Informationssysteme</text:p>
          </table:table-cell>
          <table:table-cell office:value-type="string">
            <text:p>D-73066 Uhingen</text:p>
          </table:table-cell>
          <table:table-cell office:value-type="string">
            <text:p>Halle 16, Stand C21</text:p>
          </table:table-cell>
        </table:table-row>
        <table:table-row table:style-name="ro1">
          <table:table-cell office:value-type="string">
            <text:p>ABAS Projektierung</text:p>
          </table:table-cell>
          <table:table-cell office:value-type="string">
            <text:p>D-51105 Köln</text:p>
          </table:table-cell>
          <table:table-cell office:value-type="string">
            <text:p>Halle 16, Stand C21</text:p>
          </table:table-cell>
        </table:table-row>
        <table:table-row table:style-name="ro1">
          <table:table-cell office:value-type="string">
            <text:p>abas system</text:p>
          </table:table-cell>
          <table:table-cell office:value-type="string">
            <text:p>D-10407 Berlin</text:p>
          </table:table-cell>
          <table:table-cell office:value-type="string">
            <text:p>Halle 16, Stand C21</text:p>
          </table:table-cell>
        </table:table-row>
        <table:table-row table:style-name="ro1">
          <table:table-cell office:value-type="string">
            <text:p>abayfor</text:p>
          </table:table-cell>
          <table:table-cell office:value-type="string">
            <text:p>D-80333 München</text:p>
          </table:table-cell>
          <table:table-cell office:value-type="string">
            <text:p>Halle 13, Stand E60</text:p>
          </table:table-cell>
        </table:table-row>
        <table:table-row table:style-name="ro1">
          <table:table-cell office:value-type="string">
            <text:p>ABB</text:p>
          </table:table-cell>
          <table:table-cell office:value-type="string">
            <text:p>D-68309 Mannheim</text:p>
          </table:table-cell>
          <table:table-cell office:value-type="string">
            <text:p>Halle 11, Stand A22</text:p>
          </table:table-cell>
        </table:table-row>
        <table:table-row table:style-name="ro1">
          <table:table-cell office:value-type="string">
            <text:p>ABB</text:p>
          </table:table-cell>
          <table:table-cell office:value-type="string">
            <text:p>D-68309 Mannheim</text:p>
          </table:table-cell>
          <table:table-cell office:value-type="string">
            <text:p>Halle 11, Stand A34</text:p>
          </table:table-cell>
        </table:table-row>
        <table:table-row table:style-name="ro1">
          <table:table-cell office:value-type="string">
            <text:p>ABB</text:p>
          </table:table-cell>
          <table:table-cell office:value-type="string">
            <text:p>D-68309 Mannheim</text:p>
          </table:table-cell>
          <table:table-cell office:value-type="string">
            <text:p>Halle 11, Stand A35</text:p>
          </table:table-cell>
        </table:table-row>
        <table:table-row table:style-name="ro1">
          <table:table-cell office:value-type="string">
            <text:p>ABB Automation</text:p>
          </table:table-cell>
          <table:table-cell office:value-type="string">
            <text:p>D-61169 Friedberg</text:p>
          </table:table-cell>
          <table:table-cell office:value-type="string">
            <text:p>Halle 11, Stand A35</text:p>
          </table:table-cell>
        </table:table-row>
        <table:table-row table:style-name="ro1">
          <table:table-cell office:value-type="string">
            <text:p>ABB Automation Control Systems</text:p>
          </table:table-cell>
          <table:table-cell office:value-type="string">
            <text:p>D-68309 Mannheim</text:p>
          </table:table-cell>
          <table:table-cell office:value-type="string">
            <text:p>Halle 11, Stand A34</text:p>
          </table:table-cell>
        </table:table-row>
        <table:table-row table:style-name="ro1">
          <table:table-cell office:value-type="string">
            <text:p>ABB Automation Process Industries</text:p>
          </table:table-cell>
          <table:table-cell office:value-type="string">
            <text:p>D-68309 Mannheim</text:p>
          </table:table-cell>
          <table:table-cell office:value-type="string">
            <text:p>Halle 11, Stand A34</text:p>
          </table:table-cell>
        </table:table-row>
        <table:table-row table:style-name="ro1">
          <table:table-cell office:value-type="string">
            <text:p>ABB Automation Products</text:p>
          </table:table-cell>
          <table:table-cell office:value-type="string">
            <text:p>D-32425 Minden</text:p>
          </table:table-cell>
          <table:table-cell office:value-type="string">
            <text:p>Halle 7, Stand A10</text:p>
          </table:table-cell>
        </table:table-row>
        <table:table-row table:style-name="ro1">
          <table:table-cell office:value-type="string">
            <text:p>ABB Automation Products</text:p>
          </table:table-cell>
          <table:table-cell office:value-type="string">
            <text:p>D-68526 Ladenburg</text:p>
          </table:table-cell>
          <table:table-cell office:value-type="string">
            <text:p>Halle 11, Stand A35</text:p>
          </table:table-cell>
        </table:table-row>
        <table:table-row table:style-name="ro1">
          <table:table-cell office:value-type="string">
            <text:p>ABB Automation Products</text:p>
          </table:table-cell>
          <table:table-cell office:value-type="string">
            <text:p>D-32425 Minden</text:p>
          </table:table-cell>
          <table:table-cell office:value-type="string">
            <text:p>Halle 11, Stand A41</text:p>
          </table:table-cell>
        </table:table-row>
        <table:table-row table:style-name="ro1">
          <table:table-cell office:value-type="string">
            <text:p>ABB Energietechnik-Prod. Transformatoren</text:p>
          </table:table-cell>
          <table:table-cell office:value-type="string">
            <text:p>D-53604 Bad Honnef</text:p>
          </table:table-cell>
          <table:table-cell office:value-type="string">
            <text:p>Halle 11, Stand A34</text:p>
          </table:table-cell>
        </table:table-row>
        <table:table-row table:style-name="ro1">
          <table:table-cell office:value-type="string">
            <text:p>ABB Energietechnik-Produkte</text:p>
          </table:table-cell>
          <table:table-cell office:value-type="string">
            <text:p>D-63457 Hanau</text:p>
          </table:table-cell>
          <table:table-cell office:value-type="string">
            <text:p>Halle 11, Stand A34</text:p>
          </table:table-cell>
        </table:table-row>
        <table:table-row table:style-name="ro1">
          <table:table-cell office:value-type="string">
            <text:p>ABB Energietechnik-Produkte Calor Emag</text:p>
          </table:table-cell>
          <table:table-cell office:value-type="string">
            <text:p>D-40472 Ratingen</text:p>
          </table:table-cell>
          <table:table-cell office:value-type="string">
            <text:p>Halle 11, Stand A34</text:p>
          </table:table-cell>
        </table:table-row>
        <table:table-row table:style-name="ro1">
          <table:table-cell office:value-type="string">
            <text:p>ABB Energietechnik-Syst. Netzleittechnik</text:p>
          </table:table-cell>
          <table:table-cell office:value-type="string">
            <text:p>D-68309 Mannheim</text:p>
          </table:table-cell>
          <table:table-cell office:value-type="string">
            <text:p>Halle 11, Stand A34</text:p>
          </table:table-cell>
        </table:table-row>
        <table:table-row table:style-name="ro1">
          <table:table-cell office:value-type="string">
            <text:p>ABB Energietechnik-Syst. Stromerzeugung</text:p>
          </table:table-cell>
          <table:table-cell office:value-type="string">
            <text:p>D-68309 Mannheim</text:p>
          </table:table-cell>
          <table:table-cell office:value-type="string">
            <text:p>Halle 11, Stand A34</text:p>
          </table:table-cell>
        </table:table-row>
        <table:table-row table:style-name="ro1">
          <table:table-cell office:value-type="string">
            <text:p>ABB Energietechnik-Systeme Elektr. Netz</text:p>
          </table:table-cell>
          <table:table-cell office:value-type="string">
            <text:p>D-68309 Mannheim</text:p>
          </table:table-cell>
          <table:table-cell office:value-type="string">
            <text:p>Halle 11, Stand A34</text:p>
          </table:table-cell>
        </table:table-row>
        <table:table-row table:style-name="ro1">
          <table:table-cell office:value-type="string">
            <text:p>ABB Energietechnik-Systeme Schaltanlagen</text:p>
          </table:table-cell>
          <table:table-cell office:value-type="string">
            <text:p>D-68309 Mannheim</text:p>
          </table:table-cell>
          <table:table-cell office:value-type="string">
            <text:p>Halle 11, Stand A34</text:p>
          </table:table-cell>
        </table:table-row>
        <table:table-row table:style-name="ro1">
          <table:table-cell office:value-type="string">
            <text:p>ABB Forschungszentrum</text:p>
          </table:table-cell>
          <table:table-cell office:value-type="string">
            <text:p>D-68526 Ladenburg</text:p>
          </table:table-cell>
          <table:table-cell office:value-type="string">
            <text:p>Halle 11, Stand A35</text:p>
          </table:table-cell>
        </table:table-row>
        <table:table-row table:style-name="ro1">
          <table:table-cell office:value-type="string">
            <text:p>ABB Gebäudetechnik</text:p>
          </table:table-cell>
          <table:table-cell office:value-type="string">
            <text:p>D-68199 Mannheim</text:p>
          </table:table-cell>
          <table:table-cell office:value-type="string">
            <text:p>Halle 11, Stand A35</text:p>
          </table:table-cell>
        </table:table-row>
        <table:table-row table:style-name="ro1">
          <table:table-cell office:value-type="string">
            <text:p>ABB Marketing &amp; Development Systeme</text:p>
          </table:table-cell>
          <table:table-cell office:value-type="string">
            <text:p>D-68309 Mannheim</text:p>
          </table:table-cell>
          <table:table-cell office:value-type="string">
            <text:p>Halle 11, Stand A35</text:p>
          </table:table-cell>
        </table:table-row>
        <table:table-row table:style-name="ro1">
          <table:table-cell office:value-type="string">
            <text:p>ABB STOTZ-KONTAKT</text:p>
          </table:table-cell>
          <table:table-cell office:value-type="string">
            <text:p>D-69123 Heidelberg</text:p>
          </table:table-cell>
          <table:table-cell office:value-type="string">
            <text:p>Halle 7, Stand A46</text:p>
          </table:table-cell>
        </table:table-row>
        <table:table-row table:style-name="ro1">
          <table:table-cell office:value-type="string">
            <text:p>ABB STOTZ-KONTAKT</text:p>
          </table:table-cell>
          <table:table-cell office:value-type="string">
            <text:p>D-69123 Heidelberg</text:p>
          </table:table-cell>
          <table:table-cell office:value-type="string">
            <text:p>Halle 11, Stand A35</text:p>
          </table:table-cell>
        </table:table-row>
        <table:table-row table:style-name="ro1">
          <table:table-cell office:value-type="string">
            <text:p>ABP Induction Systems</text:p>
          </table:table-cell>
          <table:table-cell office:value-type="string">
            <text:p>D-44147 Dortmund</text:p>
          </table:table-cell>
          <table:table-cell office:value-type="string">
            <text:p>Halle 4, Stand E42</text:p>
          </table:table-cell>
        </table:table-row>
        <table:table-row table:style-name="ro1">
          <table:table-cell office:value-type="string">
            <text:p>ABS Systemberatung</text:p>
          </table:table-cell>
          <table:table-cell office:value-type="string">
            <text:p>D-75385 Bad Teinach-Zavelstein</text:p>
          </table:table-cell>
          <table:table-cell office:value-type="string">
            <text:p>Halle 16, Stand C16</text:p>
          </table:table-cell>
        </table:table-row>
        <table:table-row table:style-name="ro1">
          <table:table-cell office:value-type="string">
            <text:p>ACATEC Software</text:p>
          </table:table-cell>
          <table:table-cell office:value-type="string">
            <text:p>D-30989 Gehrden</text:p>
          </table:table-cell>
          <table:table-cell office:value-type="string">
            <text:p>Halle 15, Stand C06</text:p>
          </table:table-cell>
        </table:table-row>
        <table:table-row table:style-name="ro1">
          <table:table-cell office:value-type="string">
            <text:p>ACO Guss</text:p>
          </table:table-cell>
          <table:table-cell office:value-type="string">
            <text:p>D-67663 Kaiserslautern</text:p>
          </table:table-cell>
          <table:table-cell office:value-type="string">
            <text:p>Halle 3, Stand B26, (5)</text:p>
          </table:table-cell>
        </table:table-row>
        <table:table-row table:style-name="ro1">
          <table:table-cell office:value-type="string">
            <text:p>Acolada</text:p>
          </table:table-cell>
          <table:table-cell office:value-type="string">
            <text:p>D-90455 Nürnberg</text:p>
          </table:table-cell>
          <table:table-cell office:value-type="string">
            <text:p>Halle 2, Stand A54</text:p>
          </table:table-cell>
        </table:table-row>
        <table:table-row table:style-name="ro1">
          <table:table-cell office:value-type="string">
            <text:p>acontis technologies</text:p>
          </table:table-cell>
          <table:table-cell office:value-type="string">
            <text:p>D-88250 Weingarten</text:p>
          </table:table-cell>
          <table:table-cell office:value-type="string">
            <text:p>Halle 9, Stand F13</text:p>
          </table:table-cell>
        </table:table-row>
        <table:table-row table:style-name="ro1">
          <table:table-cell office:value-type="string">
            <text:p>across Systems</text:p>
          </table:table-cell>
          <table:table-cell office:value-type="string">
            <text:p>D-76307 Karlsbad</text:p>
          </table:table-cell>
          <table:table-cell office:value-type="string">
            <text:p>Halle 16, Stand D10</text:p>
          </table:table-cell>
        </table:table-row>
        <table:table-row table:style-name="ro1">
          <table:table-cell office:value-type="string">
            <text:p>ACT</text:p>
          </table:table-cell>
          <table:table-cell office:value-type="string">
            <text:p>D-52159 Roetgen</text:p>
          </table:table-cell>
          <table:table-cell office:value-type="string">
            <text:p>Halle 5, Stand A16</text:p>
          </table:table-cell>
        </table:table-row>
        <table:table-row table:style-name="ro1">
          <table:table-cell office:value-type="string">
            <text:p>ACTANO</text:p>
          </table:table-cell>
          <table:table-cell office:value-type="string">
            <text:p>D-80336 München</text:p>
          </table:table-cell>
          <table:table-cell office:value-type="string">
            <text:p>Halle 16, Stand C32</text:p>
          </table:table-cell>
        </table:table-row>
        <table:table-row table:style-name="ro1">
          <table:table-cell office:value-type="string">
            <text:p>actina-interchange</text:p>
          </table:table-cell>
          <table:table-cell office:value-type="string">
            <text:p>D-10179 Berlin</text:p>
          </table:table-cell>
          <table:table-cell office:value-type="string">
            <text:p>Halle 9, Stand A14</text:p>
          </table:table-cell>
        </table:table-row>
        <table:table-row table:style-name="ro1">
          <table:table-cell office:value-type="string">
            <text:p>Adapt Elektronik</text:p>
          </table:table-cell>
          <table:table-cell office:value-type="string">
            <text:p>D-63920 Großheubach</text:p>
          </table:table-cell>
          <table:table-cell office:value-type="string">
            <text:p>Halle 4, Stand C42</text:p>
          </table:table-cell>
        </table:table-row>
        <table:table-row table:style-name="ro1">
          <table:table-cell office:value-type="string">
            <text:p>ADC KRONE</text:p>
          </table:table-cell>
          <table:table-cell office:value-type="string">
            <text:p>D-14167 Berlin</text:p>
          </table:table-cell>
          <table:table-cell office:value-type="string">
            <text:p>Halle 17, Stand B40</text:p>
          </table:table-cell>
        </table:table-row>
        <table:table-row table:style-name="ro1">
          <table:table-cell office:value-type="string">
            <text:p>add-yet</text:p>
          </table:table-cell>
          <table:table-cell office:value-type="string">
            <text:p>D-42799 Leichlingen</text:p>
          </table:table-cell>
          <table:table-cell office:value-type="string">
            <text:p>Halle 7, Stand A40</text:p>
          </table:table-cell>
        </table:table-row>
        <table:table-row table:style-name="ro1">
          <table:table-cell office:value-type="string">
            <text:p>ADELHEIM Unternehmensgruppe</text:p>
          </table:table-cell>
          <table:table-cell office:value-type="string">
            <text:p>D-72800 Eningen u.A.</text:p>
          </table:table-cell>
          <table:table-cell office:value-type="string">
            <text:p>Halle 5, Stand B16</text:p>
          </table:table-cell>
        </table:table-row>
        <table:table-row table:style-name="ro1">
          <table:table-cell office:value-type="string">
            <text:p>Adelwitz Technologiezentrum</text:p>
          </table:table-cell>
          <table:table-cell office:value-type="string">
            <text:p>D-04886 Arzberg-Adelwitz</text:p>
          </table:table-cell>
          <table:table-cell office:value-type="string">
            <text:p>Halle 2, Stand D26</text:p>
          </table:table-cell>
        </table:table-row>
        <table:table-row table:style-name="ro1">
          <table:table-cell office:value-type="string">
            <text:p>Adept Technology</text:p>
          </table:table-cell>
          <table:table-cell office:value-type="string">
            <text:p>D-44227 Dortmund</text:p>
          </table:table-cell>
          <table:table-cell office:value-type="string">
            <text:p>Halle 17, Stand B50</text:p>
          </table:table-cell>
        </table:table-row>
        <table:table-row table:style-name="ro1">
          <table:table-cell office:value-type="string">
            <text:p>ADETE-Advanced Engineering &amp; Technologie</text:p>
          </table:table-cell>
          <table:table-cell office:value-type="string">
            <text:p>D-67661 Kaiserslautern</text:p>
          </table:table-cell>
          <table:table-cell office:value-type="string">
            <text:p>Halle 5, Stand A15</text:p>
          </table:table-cell>
        </table:table-row>
        <table:table-row table:style-name="ro1">
          <table:table-cell office:value-type="string">
            <text:p>ADFORM</text:p>
          </table:table-cell>
          <table:table-cell office:value-type="string">
            <text:p>D-01259 Dresden</text:p>
          </table:table-cell>
          <table:table-cell office:value-type="string">
            <text:p>Halle 3, Stand F65</text:p>
          </table:table-cell>
        </table:table-row>
        <table:table-row table:style-name="ro1">
          <table:table-cell office:value-type="string">
            <text:p>ADICOM Informatik</text:p>
          </table:table-cell>
          <table:table-cell office:value-type="string">
            <text:p>D-72336 Balingen</text:p>
          </table:table-cell>
          <table:table-cell office:value-type="string">
            <text:p>Halle 16, Stand C03</text:p>
          </table:table-cell>
        </table:table-row>
        <table:table-row table:style-name="ro1">
          <table:table-cell office:value-type="string">
            <text:p>Adobe Systems</text:p>
          </table:table-cell>
          <table:table-cell office:value-type="string">
            <text:p>D-80992 München</text:p>
          </table:table-cell>
          <table:table-cell office:value-type="string">
            <text:p>Halle 15, Stand B06</text:p>
          </table:table-cell>
        </table:table-row>
        <table:table-row table:style-name="ro1">
          <table:table-cell office:value-type="string">
            <text:p>ads-tec</text:p>
          </table:table-cell>
          <table:table-cell office:value-type="string">
            <text:p>D-70771 Leinfelden-Echterdingen</text:p>
          </table:table-cell>
          <table:table-cell office:value-type="string">
            <text:p>Halle 7, Stand B46</text:p>
          </table:table-cell>
        </table:table-row>
        <table:table-row table:style-name="ro1">
          <table:table-cell office:value-type="string">
            <text:p>ads-tec</text:p>
          </table:table-cell>
          <table:table-cell office:value-type="string">
            <text:p>D-70771 Leinfelden-Echterdingen</text:p>
          </table:table-cell>
          <table:table-cell office:value-type="string">
            <text:p>Halle 17, Stand B40</text:p>
          </table:table-cell>
        </table:table-row>
        <table:table-row table:style-name="ro1">
          <table:table-cell office:value-type="string">
            <text:p>ADVANCER Fraunhofer</text:p>
          </table:table-cell>
          <table:table-cell office:value-type="string">
            <text:p>D-01277 Dresden</text:p>
          </table:table-cell>
          <table:table-cell office:value-type="string">
            <text:p>Halle 5, Stand F34</text:p>
          </table:table-cell>
        </table:table-row>
        <table:table-row table:style-name="ro1">
          <table:table-cell office:value-type="string">
            <text:p>ADZ NAGANO</text:p>
          </table:table-cell>
          <table:table-cell office:value-type="string">
            <text:p>D-01458 Ottendorf-Okrilla</text:p>
          </table:table-cell>
          <table:table-cell office:value-type="string">
            <text:p>Halle 8, Stand F21</text:p>
          </table:table-cell>
        </table:table-row>
        <table:table-row table:style-name="ro1">
          <table:table-cell office:value-type="string">
            <text:p>AEG Ges. für moderne Informationssysteme</text:p>
          </table:table-cell>
          <table:table-cell office:value-type="string">
            <text:p>D-89077 Ulm</text:p>
          </table:table-cell>
          <table:table-cell office:value-type="string">
            <text:p>Halle 4, Stand E24</text:p>
          </table:table-cell>
        </table:table-row>
        <table:table-row table:style-name="ro1">
          <table:table-cell office:value-type="string">
            <text:p>Afriso-Euro-Index</text:p>
          </table:table-cell>
          <table:table-cell office:value-type="string">
            <text:p>D-74363 Güglingen</text:p>
          </table:table-cell>
          <table:table-cell office:value-type="string">
            <text:p>Halle 7, Stand C10</text:p>
          </table:table-cell>
        </table:table-row>
        <table:table-row table:style-name="ro1">
          <table:table-cell office:value-type="string">
            <text:p>AGIL</text:p>
          </table:table-cell>
          <table:table-cell office:value-type="string">
            <text:p>D-04109 Leipzig</text:p>
          </table:table-cell>
          <table:table-cell office:value-type="string">
            <text:p>Halle 2, Stand A22</text:p>
          </table:table-cell>
        </table:table-row>
        <table:table-row table:style-name="ro1">
          <table:table-cell office:value-type="string">
            <text:p>Agile Software</text:p>
          </table:table-cell>
          <table:table-cell office:value-type="string">
            <text:p>D-76139 Karlsruhe</text:p>
          </table:table-cell>
          <table:table-cell office:value-type="string">
            <text:p>Halle 16, Stand D22</text:p>
          </table:table-cell>
        </table:table-row>
        <table:table-row table:style-name="ro1">
          <table:table-cell office:value-type="string">
            <text:p>Agilion</text:p>
          </table:table-cell>
          <table:table-cell office:value-type="string">
            <text:p>D-09113 Chemnitz</text:p>
          </table:table-cell>
          <table:table-cell office:value-type="string">
            <text:p>Halle 8, Stand F38</text:p>
          </table:table-cell>
        </table:table-row>
        <table:table-row table:style-name="ro1">
          <table:table-cell office:value-type="string">
            <text:p>AHLBORN Mess- und Regelungstechnik</text:p>
          </table:table-cell>
          <table:table-cell office:value-type="string">
            <text:p>D-83607 Holzkirchen</text:p>
          </table:table-cell>
          <table:table-cell office:value-type="string">
            <text:p>Halle 8, Stand B38</text:p>
          </table:table-cell>
        </table:table-row>
        <table:table-row table:style-name="ro1">
          <table:table-cell office:value-type="string">
            <text:p>Ahlener Maschinen &amp; Anlagenbau</text:p>
          </table:table-cell>
          <table:table-cell office:value-type="string">
            <text:p>D-59227 Ahlen</text:p>
          </table:table-cell>
          <table:table-cell office:value-type="string">
            <text:p>Halle 4, Stand B09, (02)</text:p>
          </table:table-cell>
        </table:table-row>
        <table:table-row table:style-name="ro1">
          <table:table-cell office:value-type="string">
            <text:p>aicas realtime</text:p>
          </table:table-cell>
          <table:table-cell office:value-type="string">
            <text:p>D-76131 Karlsruhe</text:p>
          </table:table-cell>
          <table:table-cell office:value-type="string">
            <text:p>Halle 7, Stand C04</text:p>
          </table:table-cell>
        </table:table-row>
        <table:table-row table:style-name="ro1">
          <table:table-cell office:value-type="string">
            <text:p>AiF Geschäftsstelle Berlin</text:p>
          </table:table-cell>
          <table:table-cell office:value-type="string">
            <text:p>D-13156 Berlin</text:p>
          </table:table-cell>
          <table:table-cell office:value-type="string">
            <text:p>Halle 2, Stand A22</text:p>
          </table:table-cell>
        </table:table-row>
        <table:table-row table:style-name="ro1">
          <table:table-cell office:value-type="string">
            <text:p>AiF Otto-von-Guericke</text:p>
          </table:table-cell>
          <table:table-cell office:value-type="string">
            <text:p>D-13156 Berlin</text:p>
          </table:table-cell>
          <table:table-cell office:value-type="string">
            <text:p>Halle 2, Stand A22</text:p>
          </table:table-cell>
        </table:table-row>
        <table:table-row table:style-name="ro1">
          <table:table-cell office:value-type="string">
            <text:p>Air Products</text:p>
          </table:table-cell>
          <table:table-cell office:value-type="string">
            <text:p>D-45527 Hattingen</text:p>
          </table:table-cell>
          <table:table-cell office:value-type="string">
            <text:p>Halle 13, Stand C50</text:p>
          </table:table-cell>
        </table:table-row>
        <table:table-row table:style-name="ro1">
          <table:table-cell office:value-type="string">
            <text:p>Air Systeme</text:p>
          </table:table-cell>
          <table:table-cell office:value-type="string">
            <text:p>D-85653 Aying</text:p>
          </table:table-cell>
          <table:table-cell office:value-type="string">
            <text:p>Halle 11, Stand E19</text:p>
          </table:table-cell>
        </table:table-row>
        <table:table-row table:style-name="ro1">
          <table:table-cell office:value-type="string">
            <text:p>Air Torque</text:p>
          </table:table-cell>
          <table:table-cell office:value-type="string">
            <text:p>D-76275 Ettlingen</text:p>
          </table:table-cell>
          <table:table-cell office:value-type="string">
            <text:p>Halle 15, Stand D16</text:p>
          </table:table-cell>
        </table:table-row>
        <table:table-row table:style-name="ro1">
          <table:table-cell office:value-type="string">
            <text:p>Airbus Deutschland</text:p>
          </table:table-cell>
          <table:table-cell office:value-type="string">
            <text:p>D-21129 Hamburg</text:p>
          </table:table-cell>
          <table:table-cell office:value-type="string">
            <text:p>Halle 2, Stand E49/3</text:p>
          </table:table-cell>
        </table:table-row>
        <table:table-row table:style-name="ro1">
          <table:table-cell office:value-type="string">
            <text:p>Airbus Deutschland</text:p>
          </table:table-cell>
          <table:table-cell office:value-type="string">
            <text:p>D-21129 Hamburg</text:p>
          </table:table-cell>
          <table:table-cell office:value-type="string">
            <text:p>Halle 13, Stand E77/1</text:p>
          </table:table-cell>
        </table:table-row>
        <table:table-row table:style-name="ro1">
          <table:table-cell office:value-type="string">
            <text:p>AKD Unternehmensberatung</text:p>
          </table:table-cell>
          <table:table-cell office:value-type="string">
            <text:p>D-48249 Dülmen</text:p>
          </table:table-cell>
          <table:table-cell office:value-type="string">
            <text:p>Halle 5, Stand A16</text:p>
          </table:table-cell>
        </table:table-row>
        <table:table-row table:style-name="ro1">
          <table:table-cell office:value-type="string">
            <text:p>akf leasing</text:p>
          </table:table-cell>
          <table:table-cell office:value-type="string">
            <text:p>D-42105 Wuppertal</text:p>
          </table:table-cell>
          <table:table-cell office:value-type="string">
            <text:p>Halle 11, Stand F54</text:p>
          </table:table-cell>
        </table:table-row>
        <table:table-row table:style-name="ro1">
          <table:table-cell office:value-type="string">
            <text:p>Aktiv-Kabel</text:p>
          </table:table-cell>
          <table:table-cell office:value-type="string">
            <text:p>D-12359 Berlin</text:p>
          </table:table-cell>
          <table:table-cell office:value-type="string">
            <text:p>Halle 9, Stand A14</text:p>
          </table:table-cell>
        </table:table-row>
        <table:table-row table:style-name="ro1">
          <table:table-cell office:value-type="string">
            <text:p>AKZ Baden-Württemberg</text:p>
          </table:table-cell>
          <table:table-cell office:value-type="string">
            <text:p>D-79664 Wehr</text:p>
          </table:table-cell>
          <table:table-cell office:value-type="string">
            <text:p>Halle 4, Stand E34</text:p>
          </table:table-cell>
        </table:table-row>
        <table:table-row table:style-name="ro1">
          <table:table-cell office:value-type="string">
            <text:p>AL Metalltechnik</text:p>
          </table:table-cell>
          <table:table-cell office:value-type="string">
            <text:p>D-48683 Ahaus</text:p>
          </table:table-cell>
          <table:table-cell office:value-type="string">
            <text:p>Halle 4, Stand B12, (03)</text:p>
          </table:table-cell>
        </table:table-row>
        <table:table-row table:style-name="ro1">
          <table:table-cell office:value-type="string">
            <text:p>Albert Hiby</text:p>
          </table:table-cell>
          <table:table-cell office:value-type="string">
            <text:p>D-58840 Plettenberg</text:p>
          </table:table-cell>
          <table:table-cell office:value-type="string">
            <text:p>Halle 3, Stand B26, (10)</text:p>
          </table:table-cell>
        </table:table-row>
        <table:table-row table:style-name="ro1">
          <table:table-cell office:value-type="string">
            <text:p>Alcan Composites</text:p>
          </table:table-cell>
          <table:table-cell office:value-type="string">
            <text:p>D-78221 Singen</text:p>
          </table:table-cell>
          <table:table-cell office:value-type="string">
            <text:p>Halle 5, Stand B16</text:p>
          </table:table-cell>
        </table:table-row>
        <table:table-row table:style-name="ro1">
          <table:table-cell office:value-type="string">
            <text:p>Alcatel SEL</text:p>
          </table:table-cell>
          <table:table-cell office:value-type="string">
            <text:p>D-79848 Bonndorf</text:p>
          </table:table-cell>
          <table:table-cell office:value-type="string">
            <text:p>Halle 14, Stand J30</text:p>
          </table:table-cell>
        </table:table-row>
        <table:table-row table:style-name="ro1">
          <table:table-cell office:value-type="string">
            <text:p>Alchemy Software Development</text:p>
          </table:table-cell>
          <table:table-cell office:value-type="string">
            <text:p>D-71134 Aidlingen</text:p>
          </table:table-cell>
          <table:table-cell office:value-type="string">
            <text:p>Halle 16, Stand D10</text:p>
          </table:table-cell>
        </table:table-row>
        <table:table-row table:style-name="ro1">
          <table:table-cell office:value-type="string">
            <text:p>ALFRA Alfred Raith</text:p>
          </table:table-cell>
          <table:table-cell office:value-type="string">
            <text:p>D-68766 Hockenheim</text:p>
          </table:table-cell>
          <table:table-cell office:value-type="string">
            <text:p>Halle 12, Stand B15</text:p>
          </table:table-cell>
        </table:table-row>
        <table:table-row table:style-name="ro1">
          <table:table-cell office:value-type="string">
            <text:p>ALLIGATOR Ventilfabrik</text:p>
          </table:table-cell>
          <table:table-cell office:value-type="string">
            <text:p>D-89537 Giengen</text:p>
          </table:table-cell>
          <table:table-cell office:value-type="string">
            <text:p>Halle 4, Stand E24</text:p>
          </table:table-cell>
        </table:table-row>
        <table:table-row table:style-name="ro1">
          <table:table-cell office:value-type="string">
            <text:p>ALLSAT</text:p>
          </table:table-cell>
          <table:table-cell office:value-type="string">
            <text:p>D-30159 Hannover</text:p>
          </table:table-cell>
          <table:table-cell office:value-type="string">
            <text:p>Halle 6, Stand A24</text:p>
          </table:table-cell>
        </table:table-row>
        <table:table-row table:style-name="ro1">
          <table:table-cell office:value-type="string">
            <text:p>alltrotec SOFTWARESYSTEMHAUS</text:p>
          </table:table-cell>
          <table:table-cell office:value-type="string">
            <text:p>D-01139 Dresden</text:p>
          </table:table-cell>
          <table:table-cell office:value-type="string">
            <text:p>Halle 16, Stand C21</text:p>
          </table:table-cell>
        </table:table-row>
        <table:table-row table:style-name="ro1">
          <table:table-cell office:value-type="string">
            <text:p>ALPHA</text:p>
          </table:table-cell>
          <table:table-cell office:value-type="string">
            <text:p>D-60596 Frankfurt</text:p>
          </table:table-cell>
          <table:table-cell office:value-type="string">
            <text:p>Halle 11, Stand D39</text:p>
          </table:table-cell>
        </table:table-row>
        <table:table-row table:style-name="ro1">
          <table:table-cell office:value-type="string">
            <text:p>ALPHA TECHNOLOGIES</text:p>
          </table:table-cell>
          <table:table-cell office:value-type="string">
            <text:p>D-91126 Schwabach</text:p>
          </table:table-cell>
          <table:table-cell office:value-type="string">
            <text:p>Halle 12, Stand D74</text:p>
          </table:table-cell>
        </table:table-row>
        <table:table-row table:style-name="ro1">
          <table:table-cell office:value-type="string">
            <text:p>ALPU</text:p>
          </table:table-cell>
          <table:table-cell office:value-type="string">
            <text:p>D-88512 Mengen</text:p>
          </table:table-cell>
          <table:table-cell office:value-type="string">
            <text:p>Halle 4, Stand F22</text:p>
          </table:table-cell>
        </table:table-row>
        <table:table-row table:style-name="ro1">
          <table:table-cell office:value-type="string">
            <text:p>ALSTOM Power Conversion</text:p>
          </table:table-cell>
          <table:table-cell office:value-type="string">
            <text:p>D-12277 Berlin</text:p>
          </table:table-cell>
          <table:table-cell office:value-type="string">
            <text:p>Halle 9, Stand F13</text:p>
          </table:table-cell>
        </table:table-row>
        <table:table-row table:style-name="ro1">
          <table:table-cell office:value-type="string">
            <text:p>Althen</text:p>
          </table:table-cell>
          <table:table-cell office:value-type="string">
            <text:p>D-65779 Kelkheim</text:p>
          </table:table-cell>
          <table:table-cell office:value-type="string">
            <text:p>Halle 8, Stand G25/1</text:p>
          </table:table-cell>
        </table:table-row>
        <table:table-row table:style-name="ro1">
          <table:table-cell office:value-type="string">
            <text:p>Altratec Montagesysteme</text:p>
          </table:table-cell>
          <table:table-cell office:value-type="string">
            <text:p>D-71701 Schwieberdingen</text:p>
          </table:table-cell>
          <table:table-cell office:value-type="string">
            <text:p>Halle 17, Stand A16</text:p>
          </table:table-cell>
        </table:table-row>
        <table:table-row table:style-name="ro1">
          <table:table-cell office:value-type="string">
            <text:p>AMA Fachverband für Sensorik</text:p>
          </table:table-cell>
          <table:table-cell office:value-type="string">
            <text:p>D-37085 Göttingen</text:p>
          </table:table-cell>
          <table:table-cell office:value-type="string">
            <text:p>Halle 7, Stand E45</text:p>
          </table:table-cell>
        </table:table-row>
        <table:table-row table:style-name="ro1">
          <table:table-cell office:value-type="string">
            <text:p>AMA Fachverband für Sensorik</text:p>
          </table:table-cell>
          <table:table-cell office:value-type="string">
            <text:p>D-37085 Göttingen</text:p>
          </table:table-cell>
          <table:table-cell office:value-type="string">
            <text:p>Halle 8, Stand E35</text:p>
          </table:table-cell>
        </table:table-row>
        <table:table-row table:style-name="ro1">
          <table:table-cell office:value-type="string">
            <text:p>AMA Zentrum für Sensorik</text:p>
          </table:table-cell>
          <table:table-cell office:value-type="string">
            <text:p>D-31515 Wunstorf</text:p>
          </table:table-cell>
          <table:table-cell office:value-type="string">
            <text:p>Halle 8, Stand F35</text:p>
          </table:table-cell>
        </table:table-row>
        <table:table-row table:style-name="ro1">
          <table:table-cell office:value-type="string">
            <text:p>AMADYNE</text:p>
          </table:table-cell>
          <table:table-cell office:value-type="string">
            <text:p>D-77815 Bühl</text:p>
          </table:table-cell>
          <table:table-cell office:value-type="string">
            <text:p>Halle 15, Stand H59/1</text:p>
          </table:table-cell>
        </table:table-row>
        <table:table-row table:style-name="ro1">
          <table:table-cell office:value-type="string">
            <text:p>AMF ANDREAS MAIER</text:p>
          </table:table-cell>
          <table:table-cell office:value-type="string">
            <text:p>D-70734 Fellbach</text:p>
          </table:table-cell>
          <table:table-cell office:value-type="string">
            <text:p>Halle 17, Stand F49</text:p>
          </table:table-cell>
        </table:table-row>
        <table:table-row table:style-name="ro1">
          <table:table-cell office:value-type="string">
            <text:p>AMK Arnold Müller</text:p>
          </table:table-cell>
          <table:table-cell office:value-type="string">
            <text:p>D-73230 Kirchheim</text:p>
          </table:table-cell>
          <table:table-cell office:value-type="string">
            <text:p>Halle 9, Stand F13</text:p>
          </table:table-cell>
        </table:table-row>
        <table:table-row table:style-name="ro1">
          <table:table-cell office:value-type="string">
            <text:p>AMK Arnold Müller</text:p>
          </table:table-cell>
          <table:table-cell office:value-type="string">
            <text:p>D-73230 Kirchheim-Teck</text:p>
          </table:table-cell>
          <table:table-cell office:value-type="string">
            <text:p>Halle 14, Stand J20</text:p>
          </table:table-cell>
        </table:table-row>
        <table:table-row table:style-name="ro1">
          <table:table-cell office:value-type="string">
            <text:p>AMO</text:p>
          </table:table-cell>
          <table:table-cell office:value-type="string">
            <text:p>D-52074 Aachen</text:p>
          </table:table-cell>
          <table:table-cell office:value-type="string">
            <text:p>Halle 15, Stand D36</text:p>
          </table:table-cell>
        </table:table-row>
        <table:table-row table:style-name="ro1">
          <table:table-cell office:value-type="string">
            <text:p>ampac</text:p>
          </table:table-cell>
          <table:table-cell office:value-type="string">
            <text:p>D-42859 Remscheid</text:p>
          </table:table-cell>
          <table:table-cell office:value-type="string">
            <text:p>Halle 12, Stand G16</text:p>
          </table:table-cell>
        </table:table-row>
        <table:table-row table:style-name="ro1">
          <table:table-cell office:value-type="string">
            <text:p>Amprobe Europe</text:p>
          </table:table-cell>
          <table:table-cell office:value-type="string">
            <text:p>D-41065 Mönchengladbach</text:p>
          </table:table-cell>
          <table:table-cell office:value-type="string">
            <text:p>Halle 12, Stand A08</text:p>
          </table:table-cell>
        </table:table-row>
        <table:table-row table:style-name="ro1">
          <table:table-cell office:value-type="string">
            <text:p>ams.hinrichs + müller</text:p>
          </table:table-cell>
          <table:table-cell office:value-type="string">
            <text:p>D-41564 Kaarst</text:p>
          </table:table-cell>
          <table:table-cell office:value-type="string">
            <text:p>Halle 16, Stand C16</text:p>
          </table:table-cell>
        </table:table-row>
        <table:table-row table:style-name="ro1">
          <table:table-cell office:value-type="string">
            <text:p>Anderssen, J.</text:p>
          </table:table-cell>
          <table:table-cell office:value-type="string">
            <text:p>D-74172 Neckarsulm</text:p>
          </table:table-cell>
          <table:table-cell office:value-type="string">
            <text:p>Halle 4, Stand E12</text:p>
          </table:table-cell>
        </table:table-row>
        <table:table-row table:style-name="ro1">
          <table:table-cell office:value-type="string">
            <text:p>andron</text:p>
          </table:table-cell>
          <table:table-cell office:value-type="string">
            <text:p>D-88142 Wasserburg</text:p>
          </table:table-cell>
          <table:table-cell office:value-type="string">
            <text:p>Halle 9, Stand A43</text:p>
          </table:table-cell>
        </table:table-row>
        <table:table-row table:style-name="ro1">
          <table:table-cell office:value-type="string">
            <text:p>Angell-Demmel Group</text:p>
          </table:table-cell>
          <table:table-cell office:value-type="string">
            <text:p>D-88131 Lindau</text:p>
          </table:table-cell>
          <table:table-cell office:value-type="string">
            <text:p>Halle 5, Stand D52</text:p>
          </table:table-cell>
        </table:table-row>
        <table:table-row table:style-name="ro1">
          <table:table-cell office:value-type="string">
            <text:p>Anwenderberatung</text:p>
          </table:table-cell>
          <table:table-cell office:value-type="string">
            <text:p>D-30521 Hannover</text:p>
          </table:table-cell>
          <table:table-cell office:value-type="string">
            <text:p>Halle 17, Stand B30</text:p>
          </table:table-cell>
        </table:table-row>
        <table:table-row table:style-name="ro1">
          <table:table-cell office:value-type="string">
            <text:p>Anwenderzentrum <text:s/>Robotik</text:p>
          </table:table-cell>
          <table:table-cell office:value-type="string">
            <text:p>D-30521 Hannover</text:p>
          </table:table-cell>
          <table:table-cell office:value-type="string">
            <text:p>Halle 17, Stand B50</text:p>
          </table:table-cell>
        </table:table-row>
        <table:table-row table:style-name="ro1">
          <table:table-cell office:value-type="string">
            <text:p>APC Deutschland</text:p>
          </table:table-cell>
          <table:table-cell office:value-type="string">
            <text:p>D-81241 München</text:p>
          </table:table-cell>
          <table:table-cell office:value-type="string">
            <text:p>Halle 12, Stand B70</text:p>
          </table:table-cell>
        </table:table-row>
        <table:table-row table:style-name="ro1">
          <table:table-cell office:value-type="string">
            <text:p>apra-norm Elektromechanik</text:p>
          </table:table-cell>
          <table:table-cell office:value-type="string">
            <text:p>D-54552 Mehren</text:p>
          </table:table-cell>
          <table:table-cell office:value-type="string">
            <text:p>Halle 12, Stand B50</text:p>
          </table:table-cell>
        </table:table-row>
        <table:table-row table:style-name="ro1">
          <table:table-cell office:value-type="string">
            <text:p>apra-plast Kunststoffgehäuse</text:p>
          </table:table-cell>
          <table:table-cell office:value-type="string">
            <text:p>D-54550 Daun</text:p>
          </table:table-cell>
          <table:table-cell office:value-type="string">
            <text:p>Halle 12, Stand B50</text:p>
          </table:table-cell>
        </table:table-row>
        <table:table-row table:style-name="ro1">
          <table:table-cell office:value-type="string">
            <text:p>Arbeitsgemeinschaft Qualitätsguss</text:p>
          </table:table-cell>
          <table:table-cell office:value-type="string">
            <text:p>D-89437 Haunsheim</text:p>
          </table:table-cell>
          <table:table-cell office:value-type="string">
            <text:p>Halle 3, Stand B26</text:p>
          </table:table-cell>
        </table:table-row>
        <table:table-row table:style-name="ro1">
          <table:table-cell office:value-type="string">
            <text:p>Arbeitskreis Wissensbilanz</text:p>
          </table:table-cell>
          <table:table-cell office:value-type="string">
            <text:p>D-10587 Berlin</text:p>
          </table:table-cell>
          <table:table-cell office:value-type="string">
            <text:p>Halle 2, Stand D36</text:p>
          </table:table-cell>
        </table:table-row>
        <table:table-row table:style-name="ro1">
          <table:table-cell office:value-type="string">
            <text:p>ARC Advisory Group</text:p>
          </table:table-cell>
          <table:table-cell office:value-type="string">
            <text:p>D-40219 Düsseldorf</text:p>
          </table:table-cell>
          <table:table-cell office:value-type="string">
            <text:p>Halle 7, Stand E45</text:p>
          </table:table-cell>
        </table:table-row>
        <table:table-row table:style-name="ro1">
          <table:table-cell office:value-type="string">
            <text:p>Architekturbüro Oligmüller</text:p>
          </table:table-cell>
          <table:table-cell office:value-type="string">
            <text:p>D-44787 Bochum</text:p>
          </table:table-cell>
          <table:table-cell office:value-type="string">
            <text:p>Halle 2, Stand C52</text:p>
          </table:table-cell>
        </table:table-row>
        <table:table-row table:style-name="ro1">
          <table:table-cell office:value-type="string">
            <text:p>AREVA Energietechnik</text:p>
          </table:table-cell>
          <table:table-cell office:value-type="string">
            <text:p>D-60528 Frankfurt am Main</text:p>
          </table:table-cell>
          <table:table-cell office:value-type="string">
            <text:p>Halle 11, Stand C39</text:p>
          </table:table-cell>
        </table:table-row>
        <table:table-row table:style-name="ro1">
          <table:table-cell office:value-type="string">
            <text:p>ARMATURENBAU</text:p>
          </table:table-cell>
          <table:table-cell office:value-type="string">
            <text:p>D-46487 Wesel</text:p>
          </table:table-cell>
          <table:table-cell office:value-type="string">
            <text:p>Halle 7, Stand A13</text:p>
          </table:table-cell>
        </table:table-row>
        <table:table-row table:style-name="ro1">
          <table:table-cell office:value-type="string">
            <text:p>Armaturenfabrik Franz Schneider</text:p>
          </table:table-cell>
          <table:table-cell office:value-type="string">
            <text:p>D-74226 Nordheim</text:p>
          </table:table-cell>
          <table:table-cell office:value-type="string">
            <text:p>Halle 4, Stand E12</text:p>
          </table:table-cell>
        </table:table-row>
        <table:table-row table:style-name="ro1">
          <table:table-cell office:value-type="string">
            <text:p>Arnold Umformtechnik</text:p>
          </table:table-cell>
          <table:table-cell office:value-type="string">
            <text:p>D-74670 Forchtenberg-Ernsbach</text:p>
          </table:table-cell>
          <table:table-cell office:value-type="string">
            <text:p>Halle 5, Stand D39</text:p>
          </table:table-cell>
        </table:table-row>
        <table:table-row table:style-name="ro1">
          <table:table-cell office:value-type="string">
            <text:p>Arnskötter Präzisionstechnik</text:p>
          </table:table-cell>
          <table:table-cell office:value-type="string">
            <text:p>D-48268 Greven</text:p>
          </table:table-cell>
          <table:table-cell office:value-type="string">
            <text:p>Halle 4, Stand B12, (02)</text:p>
          </table:table-cell>
        </table:table-row>
        <table:table-row table:style-name="ro1">
          <table:table-cell office:value-type="string">
            <text:p>AROS</text:p>
          </table:table-cell>
          <table:table-cell office:value-type="string">
            <text:p>D-85375 Neufahrn</text:p>
          </table:table-cell>
          <table:table-cell office:value-type="string">
            <text:p>Halle 12, Stand C57</text:p>
          </table:table-cell>
        </table:table-row>
        <table:table-row table:style-name="ro1">
          <table:table-cell office:value-type="string">
            <text:p>ARS Anlagen und Rohrsysteme</text:p>
          </table:table-cell>
          <table:table-cell office:value-type="string">
            <text:p>D-06217 Merseburg</text:p>
          </table:table-cell>
          <table:table-cell office:value-type="string">
            <text:p>Halle 6, Stand C21</text:p>
          </table:table-cell>
        </table:table-row>
        <table:table-row table:style-name="ro1">
          <table:table-cell office:value-type="string">
            <text:p>Artefact4you</text:p>
          </table:table-cell>
          <table:table-cell office:value-type="string">
            <text:p>D-09427 Ehrenfriedersdorf</text:p>
          </table:table-cell>
          <table:table-cell office:value-type="string">
            <text:p>Halle 16, Stand A06</text:p>
          </table:table-cell>
        </table:table-row>
        <table:table-row table:style-name="ro1">
          <table:table-cell office:value-type="string">
            <text:p>Artenius Systemhaus</text:p>
          </table:table-cell>
          <table:table-cell office:value-type="string">
            <text:p>D-15827 Blankenfelde</text:p>
          </table:table-cell>
          <table:table-cell office:value-type="string">
            <text:p>Halle 9, Stand C07</text:p>
          </table:table-cell>
        </table:table-row>
        <table:table-row table:style-name="ro1">
          <table:table-cell office:value-type="string">
            <text:p>ARTIS</text:p>
          </table:table-cell>
          <table:table-cell office:value-type="string">
            <text:p>D-29646 Bispingen</text:p>
          </table:table-cell>
          <table:table-cell office:value-type="string">
            <text:p>Halle 2, Stand C14</text:p>
          </table:table-cell>
        </table:table-row>
        <table:table-row table:style-name="ro1">
          <table:table-cell office:value-type="string">
            <text:p>arvato logistics services</text:p>
          </table:table-cell>
          <table:table-cell office:value-type="string">
            <text:p>D-33775 Versmold</text:p>
          </table:table-cell>
          <table:table-cell office:value-type="string">
            <text:p>Halle 17, Stand D70</text:p>
          </table:table-cell>
        </table:table-row>
        <table:table-row table:style-name="ro1">
          <table:table-cell office:value-type="string">
            <text:p>Arwei Schneide- und Stanztechnik</text:p>
          </table:table-cell>
          <table:table-cell office:value-type="string">
            <text:p>D-36043 Fulda</text:p>
          </table:table-cell>
          <table:table-cell office:value-type="string">
            <text:p>Halle 5, Stand E33</text:p>
          </table:table-cell>
        </table:table-row>
        <table:table-row table:style-name="ro1">
          <table:table-cell office:value-type="string">
            <text:p>ASAP</text:p>
          </table:table-cell>
          <table:table-cell office:value-type="string">
            <text:p>D-33617 Bielefeld</text:p>
          </table:table-cell>
          <table:table-cell office:value-type="string">
            <text:p>Halle 6, Stand C45</text:p>
          </table:table-cell>
        </table:table-row>
        <table:table-row table:style-name="ro1">
          <table:table-cell office:value-type="string">
            <text:p>ascobloc-Werkzeugbau</text:p>
          </table:table-cell>
          <table:table-cell office:value-type="string">
            <text:p>D-01462 Cossebaude</text:p>
          </table:table-cell>
          <table:table-cell office:value-type="string">
            <text:p>Halle 4, Stand C25</text:p>
          </table:table-cell>
        </table:table-row>
        <table:table-row table:style-name="ro1">
          <table:table-cell office:value-type="string">
            <text:p>ASG Allweier Systeme</text:p>
          </table:table-cell>
          <table:table-cell office:value-type="string">
            <text:p>D-88662 Überlingen</text:p>
          </table:table-cell>
          <table:table-cell office:value-type="string">
            <text:p>Halle 14, Stand J05</text:p>
          </table:table-cell>
        </table:table-row>
        <table:table-row table:style-name="ro1">
          <table:table-cell office:value-type="string">
            <text:p>Ashcroft</text:p>
          </table:table-cell>
          <table:table-cell office:value-type="string">
            <text:p>D-52499 Baesweiler</text:p>
          </table:table-cell>
          <table:table-cell office:value-type="string">
            <text:p>Halle 8, Stand F32</text:p>
          </table:table-cell>
        </table:table-row>
        <table:table-row table:style-name="ro1">
          <table:table-cell office:value-type="string">
            <text:p>AS-International</text:p>
          </table:table-cell>
          <table:table-cell office:value-type="string">
            <text:p>D-63571 Gelnhausen</text:p>
          </table:table-cell>
          <table:table-cell office:value-type="string">
            <text:p>Halle 9, Stand D06</text:p>
          </table:table-cell>
        </table:table-row>
        <table:table-row table:style-name="ro1">
          <table:table-cell office:value-type="string">
            <text:p>ASM Automation Sensorik Messtechnik</text:p>
          </table:table-cell>
          <table:table-cell office:value-type="string">
            <text:p>D-85452 Moosinning</text:p>
          </table:table-cell>
          <table:table-cell office:value-type="string">
            <text:p>Halle 9, Stand G36</text:p>
          </table:table-cell>
        </table:table-row>
        <table:table-row table:style-name="ro1">
          <table:table-cell office:value-type="string">
            <text:p>ASMEC Advanced Surface Mechanics</text:p>
          </table:table-cell>
          <table:table-cell office:value-type="string">
            <text:p>D-01454 Radeberg</text:p>
          </table:table-cell>
          <table:table-cell office:value-type="string">
            <text:p>Halle 15, Stand D36</text:p>
          </table:table-cell>
        </table:table-row>
        <table:table-row table:style-name="ro1">
          <table:table-cell office:value-type="string">
            <text:p>ASO</text:p>
          </table:table-cell>
          <table:table-cell office:value-type="string">
            <text:p>D-33154 Salzkotten</text:p>
          </table:table-cell>
          <table:table-cell office:value-type="string">
            <text:p>Halle 9, Stand A22</text:p>
          </table:table-cell>
        </table:table-row>
        <table:table-row table:style-name="ro1">
          <table:table-cell office:value-type="string">
            <text:p>Assmus Metallveredelung</text:p>
          </table:table-cell>
          <table:table-cell office:value-type="string">
            <text:p>D-63128 Dietzenbach</text:p>
          </table:table-cell>
          <table:table-cell office:value-type="string">
            <text:p>Halle 5, Stand A16</text:p>
          </table:table-cell>
        </table:table-row>
        <table:table-row table:style-name="ro1">
          <table:table-cell office:value-type="string">
            <text:p>ASTECH angewandte Sensortechnik</text:p>
          </table:table-cell>
          <table:table-cell office:value-type="string">
            <text:p>D-18057 Rostock</text:p>
          </table:table-cell>
          <table:table-cell office:value-type="string">
            <text:p>Halle 8, Stand G29</text:p>
          </table:table-cell>
        </table:table-row>
        <table:table-row table:style-name="ro1">
          <table:table-cell office:value-type="string">
            <text:p>Astro-Med</text:p>
          </table:table-cell>
          <table:table-cell office:value-type="string">
            <text:p>D-63110 Rodgau</text:p>
          </table:table-cell>
          <table:table-cell office:value-type="string">
            <text:p>Halle 17, Stand F72</text:p>
          </table:table-cell>
        </table:table-row>
        <table:table-row table:style-name="ro1">
          <table:table-cell office:value-type="string">
            <text:p>ATEC advanced technologies</text:p>
          </table:table-cell>
          <table:table-cell office:value-type="string">
            <text:p>D-81247 München</text:p>
          </table:table-cell>
          <table:table-cell office:value-type="string">
            <text:p>Halle 16, Stand C16</text:p>
          </table:table-cell>
        </table:table-row>
        <table:table-row table:style-name="ro1">
          <table:table-cell office:value-type="string">
            <text:p>Atelier Verfürth</text:p>
          </table:table-cell>
          <table:table-cell office:value-type="string">
            <text:p>D-30519 Hannover</text:p>
          </table:table-cell>
          <table:table-cell office:value-type="string">
            <text:p>Halle 6, Stand M91</text:p>
          </table:table-cell>
        </table:table-row>
        <table:table-row table:style-name="ro1">
          <table:table-cell office:value-type="string">
            <text:p>ATeNe</text:p>
          </table:table-cell>
          <table:table-cell office:value-type="string">
            <text:p>D-13591 Berlin</text:p>
          </table:table-cell>
          <table:table-cell office:value-type="string">
            <text:p>Halle 2, Stand A22</text:p>
          </table:table-cell>
        </table:table-row>
        <table:table-row table:style-name="ro1">
          <table:table-cell office:value-type="string">
            <text:p>ATI Technologies (Europe)</text:p>
          </table:table-cell>
          <table:table-cell office:value-type="string">
            <text:p>D-82041 Oberhaching</text:p>
          </table:table-cell>
          <table:table-cell office:value-type="string">
            <text:p>Halle 15, Stand D03</text:p>
          </table:table-cell>
        </table:table-row>
        <table:table-row table:style-name="ro1">
          <table:table-cell office:value-type="string">
            <text:p>ATR Industrie-Elektronik</text:p>
          </table:table-cell>
          <table:table-cell office:value-type="string">
            <text:p>D-41751 Viersen</text:p>
          </table:table-cell>
          <table:table-cell office:value-type="string">
            <text:p>Halle 9, Stand C68</text:p>
          </table:table-cell>
        </table:table-row>
        <table:table-row table:style-name="ro1">
          <table:table-cell office:value-type="string">
            <text:p>Atradius Kreditversicherung</text:p>
          </table:table-cell>
          <table:table-cell office:value-type="string">
            <text:p>D-50672 Köln</text:p>
          </table:table-cell>
          <table:table-cell office:value-type="string">
            <text:p>Halle 6, Stand B61</text:p>
          </table:table-cell>
        </table:table-row>
        <table:table-row table:style-name="ro1">
          <table:table-cell office:value-type="string">
            <text:p>Aucos elektronische Geräte</text:p>
          </table:table-cell>
          <table:table-cell office:value-type="string">
            <text:p>D-52064 Aachen</text:p>
          </table:table-cell>
          <table:table-cell office:value-type="string">
            <text:p>Halle 16, Stand E07/1</text:p>
          </table:table-cell>
        </table:table-row>
        <table:table-row table:style-name="ro1">
          <table:table-cell office:value-type="string">
            <text:p>AUCOTEAM</text:p>
          </table:table-cell>
          <table:table-cell office:value-type="string">
            <text:p>D-10407 Berlin</text:p>
          </table:table-cell>
          <table:table-cell office:value-type="string">
            <text:p>Halle 9, Stand H42</text:p>
          </table:table-cell>
        </table:table-row>
        <table:table-row table:style-name="ro1">
          <table:table-cell office:value-type="string">
            <text:p>AUCOTEC</text:p>
          </table:table-cell>
          <table:table-cell office:value-type="string">
            <text:p>D-30659 Hannover</text:p>
          </table:table-cell>
          <table:table-cell office:value-type="string">
            <text:p>Halle 11, Stand C64</text:p>
          </table:table-cell>
        </table:table-row>
        <table:table-row table:style-name="ro1">
          <table:table-cell office:value-type="string">
            <text:p>AUCOTEC</text:p>
          </table:table-cell>
          <table:table-cell office:value-type="string">
            <text:p>D-30659 Hannover</text:p>
          </table:table-cell>
          <table:table-cell office:value-type="string">
            <text:p>Halle 16, Stand C06</text:p>
          </table:table-cell>
        </table:table-row>
        <table:table-row table:style-name="ro1">
          <table:table-cell office:value-type="string">
            <text:p>AUDI</text:p>
          </table:table-cell>
          <table:table-cell office:value-type="string">
            <text:p>D-85045 Ingolstadt</text:p>
          </table:table-cell>
          <table:table-cell office:value-type="string">
            <text:p>Halle 2, Stand D46/1</text:p>
          </table:table-cell>
        </table:table-row>
        <table:table-row table:style-name="ro1">
          <table:table-cell office:value-type="string">
            <text:p>Audi</text:p>
          </table:table-cell>
          <table:table-cell office:value-type="string">
            <text:p>D-85045 Ingolstadt</text:p>
          </table:table-cell>
          <table:table-cell office:value-type="string">
            <text:p>Halle 2, Stand D36</text:p>
          </table:table-cell>
        </table:table-row>
        <table:table-row table:style-name="ro1">
          <table:table-cell office:value-type="string">
            <text:p>audius Informationssysteme</text:p>
          </table:table-cell>
          <table:table-cell office:value-type="string">
            <text:p>D-71384 Weinstadt</text:p>
          </table:table-cell>
          <table:table-cell office:value-type="string">
            <text:p>Halle 16, Stand C16</text:p>
          </table:table-cell>
        </table:table-row>
        <table:table-row table:style-name="ro1">
          <table:table-cell office:value-type="string">
            <text:p>Augsburger Federnfabrik</text:p>
          </table:table-cell>
          <table:table-cell office:value-type="string">
            <text:p>D-86343 Königsbrunn</text:p>
          </table:table-cell>
          <table:table-cell office:value-type="string">
            <text:p>Halle 4, Stand E51</text:p>
          </table:table-cell>
        </table:table-row>
        <table:table-row table:style-name="ro1">
          <table:table-cell office:value-type="string">
            <text:p>August Dreckshage</text:p>
          </table:table-cell>
          <table:table-cell office:value-type="string">
            <text:p>D-33699 Bielefeld</text:p>
          </table:table-cell>
          <table:table-cell office:value-type="string">
            <text:p>Halle 17, Stand D70</text:p>
          </table:table-cell>
        </table:table-row>
        <table:table-row table:style-name="ro1">
          <table:table-cell office:value-type="string">
            <text:p>AUROB</text:p>
          </table:table-cell>
          <table:table-cell office:value-type="string">
            <text:p>D-04420 Großlehna</text:p>
          </table:table-cell>
          <table:table-cell office:value-type="string">
            <text:p>Halle 17, Stand E84</text:p>
          </table:table-cell>
        </table:table-row>
        <table:table-row table:style-name="ro1">
          <table:table-cell office:value-type="string">
            <text:p>Aus- und Weiterbildungsnetzwerk pro-mst</text:p>
          </table:table-cell>
          <table:table-cell office:value-type="string">
            <text:p>D-66482 Zweibrücken</text:p>
          </table:table-cell>
          <table:table-cell office:value-type="string">
            <text:p>Halle 15, Stand D36</text:p>
          </table:table-cell>
        </table:table-row>
        <table:table-row table:style-name="ro1">
          <table:table-cell office:value-type="string">
            <text:p>Aussteller-Beirat der HANNOVER MESSE</text:p>
          </table:table-cell>
          <table:table-cell office:value-type="string">
            <text:p>D-30175 Hannover</text:p>
          </table:table-cell>
          <table:table-cell office:value-type="string">
            <text:p>Shopping &amp; Food zwischen Halle 19 und 23, Raum 128/129</text:p>
          </table:table-cell>
        </table:table-row>
        <table:table-row table:style-name="ro1">
          <table:table-cell office:value-type="string">
            <text:p>Authento Solutions</text:p>
          </table:table-cell>
          <table:table-cell office:value-type="string">
            <text:p>D-21481 Lauenburg</text:p>
          </table:table-cell>
          <table:table-cell office:value-type="string">
            <text:p>Halle 2, Stand A10</text:p>
          </table:table-cell>
        </table:table-row>
        <table:table-row table:style-name="ro1">
          <table:table-cell office:value-type="string">
            <text:p>Autodesk</text:p>
          </table:table-cell>
          <table:table-cell office:value-type="string">
            <text:p>D-81379 München</text:p>
          </table:table-cell>
          <table:table-cell office:value-type="string">
            <text:p>Halle 16, Stand F03/1</text:p>
          </table:table-cell>
        </table:table-row>
        <table:table-row table:style-name="ro1">
          <table:table-cell office:value-type="string">
            <text:p>Autodesk</text:p>
          </table:table-cell>
          <table:table-cell office:value-type="string">
            <text:p>D-81379 München</text:p>
          </table:table-cell>
          <table:table-cell office:value-type="string">
            <text:p>Halle 16, Stand F05</text:p>
          </table:table-cell>
        </table:table-row>
        <table:table-row table:style-name="ro1">
          <table:table-cell office:value-type="string">
            <text:p>AUTOKRAFT</text:p>
          </table:table-cell>
          <table:table-cell office:value-type="string">
            <text:p>D-21035 Hamburg</text:p>
          </table:table-cell>
          <table:table-cell office:value-type="string">
            <text:p>Halle 13, Stand E59</text:p>
          </table:table-cell>
        </table:table-row>
        <table:table-row table:style-name="ro1">
          <table:table-cell office:value-type="string">
            <text:p>Automata</text:p>
          </table:table-cell>
          <table:table-cell office:value-type="string">
            <text:p>D-86510 Ried</text:p>
          </table:table-cell>
          <table:table-cell office:value-type="string">
            <text:p>Halle 9, Stand A43</text:p>
          </table:table-cell>
        </table:table-row>
        <table:table-row table:style-name="ro1">
          <table:table-cell office:value-type="string">
            <text:p>Automated Packaging Systems</text:p>
          </table:table-cell>
          <table:table-cell office:value-type="string">
            <text:p>D-38122 Braunschweig</text:p>
          </table:table-cell>
          <table:table-cell office:value-type="string">
            <text:p>Halle 17, Stand E55</text:p>
          </table:table-cell>
        </table:table-row>
        <table:table-row table:style-name="ro1">
          <table:table-cell office:value-type="string">
            <text:p>Automatendreherei und Mechanik</text:p>
          </table:table-cell>
          <table:table-cell office:value-type="string">
            <text:p>D-06779 Schierau</text:p>
          </table:table-cell>
          <table:table-cell office:value-type="string">
            <text:p>Halle 4, Stand F34</text:p>
          </table:table-cell>
        </table:table-row>
        <table:table-row table:style-name="ro1">
          <table:table-cell office:value-type="string">
            <text:p>automation &amp; software Tausch</text:p>
          </table:table-cell>
          <table:table-cell office:value-type="string">
            <text:p>D-17033 Neubrandenburg</text:p>
          </table:table-cell>
          <table:table-cell office:value-type="string">
            <text:p>Halle 3, Stand E56</text:p>
          </table:table-cell>
        </table:table-row>
        <table:table-row table:style-name="ro1">
          <table:table-cell office:value-type="string">
            <text:p>Automation IT</text:p>
          </table:table-cell>
          <table:table-cell office:value-type="string">
            <text:p>D-30521 Hannover</text:p>
          </table:table-cell>
          <table:table-cell office:value-type="string">
            <text:p>Halle 17, Stand B40</text:p>
          </table:table-cell>
        </table:table-row>
        <table:table-row table:style-name="ro1">
          <table:table-cell office:value-type="string">
            <text:p>Automation live</text:p>
          </table:table-cell>
          <table:table-cell office:value-type="string">
            <text:p>D-30521 Hannover</text:p>
          </table:table-cell>
          <table:table-cell office:value-type="string">
            <text:p>Halle 17, Stand B10</text:p>
          </table:table-cell>
        </table:table-row>
        <table:table-row table:style-name="ro1">
          <table:table-cell office:value-type="string">
            <text:p>Automation W + R</text:p>
          </table:table-cell>
          <table:table-cell office:value-type="string">
            <text:p>D-80639 München</text:p>
          </table:table-cell>
          <table:table-cell office:value-type="string">
            <text:p>Halle 17, Stand E49</text:p>
          </table:table-cell>
        </table:table-row>
        <table:table-row table:style-name="ro1">
          <table:table-cell office:value-type="string">
            <text:p>Autosplice Europe</text:p>
          </table:table-cell>
          <table:table-cell office:value-type="string">
            <text:p>D-90579 Langenzenn</text:p>
          </table:table-cell>
          <table:table-cell office:value-type="string">
            <text:p>Halle 4, Stand C42</text:p>
          </table:table-cell>
        </table:table-row>
        <table:table-row table:style-name="ro1">
          <table:table-cell office:value-type="string">
            <text:p>AVD Produktionstechnik</text:p>
          </table:table-cell>
          <table:table-cell office:value-type="string">
            <text:p>D-41069 Mönchengladbach</text:p>
          </table:table-cell>
          <table:table-cell office:value-type="string">
            <text:p>Halle 3, Stand B56</text:p>
          </table:table-cell>
        </table:table-row>
        <table:table-row table:style-name="ro1">
          <table:table-cell office:value-type="string">
            <text:p>awab Umformtechnik</text:p>
          </table:table-cell>
          <table:table-cell office:value-type="string">
            <text:p>D-39387 Oschersleben</text:p>
          </table:table-cell>
          <table:table-cell office:value-type="string">
            <text:p>Halle 4, Stand F34</text:p>
          </table:table-cell>
        </table:table-row>
        <table:table-row table:style-name="ro1">
          <table:table-cell office:value-type="string">
            <text:p>AWNET</text:p>
          </table:table-cell>
          <table:table-cell office:value-type="string">
            <text:p>D-12489 Berlin</text:p>
          </table:table-cell>
          <table:table-cell office:value-type="string">
            <text:p>Halle 2, Stand C30</text:p>
          </table:table-cell>
        </table:table-row>
        <table:table-row table:style-name="ro1">
          <table:table-cell office:value-type="string">
            <text:p>Axima</text:p>
          </table:table-cell>
          <table:table-cell office:value-type="string">
            <text:p>D-50858 Köln</text:p>
          </table:table-cell>
          <table:table-cell office:value-type="string">
            <text:p>Halle 13, Stand F32</text:p>
          </table:table-cell>
        </table:table-row>
        <table:table-row table:style-name="ro1">
          <table:table-cell office:value-type="string">
            <text:p>AXITEC</text:p>
          </table:table-cell>
          <table:table-cell office:value-type="string">
            <text:p>D-71263 Weil der Stadt</text:p>
          </table:table-cell>
          <table:table-cell office:value-type="string">
            <text:p>Halle 13, Stand B44/2</text:p>
          </table:table-cell>
        </table:table-row>
        <table:table-row table:style-name="ro1">
          <table:table-cell office:value-type="string">
            <text:p>aXon Gesellschaft</text:p>
          </table:table-cell>
          <table:table-cell office:value-type="string">
            <text:p>D-33100 Paderborn</text:p>
          </table:table-cell>
          <table:table-cell office:value-type="string">
            <text:p>Halle 16, Stand A22</text:p>
          </table:table-cell>
        </table:table-row>
        <table:table-row table:style-name="ro1">
          <table:table-cell office:value-type="string">
            <text:p>Azzurri Technology</text:p>
          </table:table-cell>
          <table:table-cell office:value-type="string">
            <text:p>D-80337 München</text:p>
          </table:table-cell>
          <table:table-cell office:value-type="string">
            <text:p>Halle 7, Stand A53</text:p>
          </table:table-cell>
        </table:table-row>
        <table:table-row table:style-name="ro1">
          <table:table-cell office:value-type="string">
            <text:p>Azzurri Technology</text:p>
          </table:table-cell>
          <table:table-cell office:value-type="string">
            <text:p>D-80337 München</text:p>
          </table:table-cell>
          <table:table-cell office:value-type="string">
            <text:p>Halle 7, Stand B46</text:p>
          </table:table-cell>
        </table:table-row>
        <table:table-row table:style-name="ro1">
          <table:table-cell office:value-type="string">
            <text:p>B &amp; R Industrie-Elektronik</text:p>
          </table:table-cell>
          <table:table-cell office:value-type="string">
            <text:p>D-61352 Bad Homburg</text:p>
          </table:table-cell>
          <table:table-cell office:value-type="string">
            <text:p>Halle 9, Stand F67</text:p>
          </table:table-cell>
        </table:table-row>
        <table:table-row table:style-name="ro1">
          <table:table-cell office:value-type="string">
            <text:p>B &amp; W Technology and Trade</text:p>
          </table:table-cell>
          <table:table-cell office:value-type="string">
            <text:p>D-07743 Jena</text:p>
          </table:table-cell>
          <table:table-cell office:value-type="string">
            <text:p>Halle 8, Stand A22</text:p>
          </table:table-cell>
        </table:table-row>
        <table:table-row table:style-name="ro1">
          <table:table-cell office:value-type="string">
            <text:p>Baden-Württemberg International</text:p>
          </table:table-cell>
          <table:table-cell office:value-type="string">
            <text:p>D-70174 Stuttgart</text:p>
          </table:table-cell>
          <table:table-cell office:value-type="string">
            <text:p>Halle 2, Stand C19</text:p>
          </table:table-cell>
        </table:table-row>
        <table:table-row table:style-name="ro1">
          <table:table-cell office:value-type="string">
            <text:p>Baden-Württemberg International</text:p>
          </table:table-cell>
          <table:table-cell office:value-type="string">
            <text:p>D-70174 Stuttgart</text:p>
          </table:table-cell>
          <table:table-cell office:value-type="string">
            <text:p>Halle 4, Stand E24</text:p>
          </table:table-cell>
        </table:table-row>
        <table:table-row table:style-name="ro1">
          <table:table-cell office:value-type="string">
            <text:p>Baden-Württemberg International</text:p>
          </table:table-cell>
          <table:table-cell office:value-type="string">
            <text:p>D-70174 Stuttgart</text:p>
          </table:table-cell>
          <table:table-cell office:value-type="string">
            <text:p>Halle 13, Stand A63</text:p>
          </table:table-cell>
        </table:table-row>
        <table:table-row table:style-name="ro1">
          <table:table-cell office:value-type="string">
            <text:p>BÄCKER</text:p>
          </table:table-cell>
          <table:table-cell office:value-type="string">
            <text:p>D-57339 Erndtebrück</text:p>
          </table:table-cell>
          <table:table-cell office:value-type="string">
            <text:p>Halle 5, Stand F22</text:p>
          </table:table-cell>
        </table:table-row>
        <table:table-row table:style-name="ro1">
          <table:table-cell office:value-type="string">
            <text:p>BAF Industrie- u. Oberflächentechnik</text:p>
          </table:table-cell>
          <table:table-cell office:value-type="string">
            <text:p>D-36452 Fischbach</text:p>
          </table:table-cell>
          <table:table-cell office:value-type="string">
            <text:p>Halle 4, Stand A42</text:p>
          </table:table-cell>
        </table:table-row>
        <table:table-row table:style-name="ro1">
          <table:table-cell office:value-type="string">
            <text:p>Bagela Baumaschinen</text:p>
          </table:table-cell>
          <table:table-cell office:value-type="string">
            <text:p>D-24568 Kaltenkirchen</text:p>
          </table:table-cell>
          <table:table-cell office:value-type="string">
            <text:p>Halle 12, Stand G10</text:p>
          </table:table-cell>
        </table:table-row>
        <table:table-row table:style-name="ro1">
          <table:table-cell office:value-type="string">
            <text:p>Bahr Modultechnik</text:p>
          </table:table-cell>
          <table:table-cell office:value-type="string">
            <text:p>D-31711 Luhden</text:p>
          </table:table-cell>
          <table:table-cell office:value-type="string">
            <text:p>Halle 17, Stand E22</text:p>
          </table:table-cell>
        </table:table-row>
        <table:table-row table:style-name="ro1">
          <table:table-cell office:value-type="string">
            <text:p>BAIKA-Bayerische Innovations-Kooperation</text:p>
          </table:table-cell>
          <table:table-cell office:value-type="string">
            <text:p>D-90403 Nürnberg</text:p>
          </table:table-cell>
          <table:table-cell office:value-type="string">
            <text:p>Halle 4, Stand C42</text:p>
          </table:table-cell>
        </table:table-row>
        <table:table-row table:style-name="ro1">
          <table:table-cell office:value-type="string">
            <text:p>Baker Instrument</text:p>
          </table:table-cell>
          <table:table-cell office:value-type="string">
            <text:p>D-90475 Nürnberg</text:p>
          </table:table-cell>
          <table:table-cell office:value-type="string">
            <text:p>Halle 12, Stand B23</text:p>
          </table:table-cell>
        </table:table-row>
        <table:table-row table:style-name="ro1">
          <table:table-cell office:value-type="string">
            <text:p>Balda</text:p>
          </table:table-cell>
          <table:table-cell office:value-type="string">
            <text:p>D-32549 Bad Oeynhausen</text:p>
          </table:table-cell>
          <table:table-cell office:value-type="string">
            <text:p>Halle 17, Stand B40</text:p>
          </table:table-cell>
        </table:table-row>
        <table:table-row table:style-name="ro1">
          <table:table-cell office:value-type="string">
            <text:p>BALDOR ASR</text:p>
          </table:table-cell>
          <table:table-cell office:value-type="string">
            <text:p>D-85551 Kirchheim</text:p>
          </table:table-cell>
          <table:table-cell office:value-type="string">
            <text:p>Halle 14, Stand L04</text:p>
          </table:table-cell>
        </table:table-row>
        <table:table-row table:style-name="ro1">
          <table:table-cell office:value-type="string">
            <text:p>BALLUFF</text:p>
          </table:table-cell>
          <table:table-cell office:value-type="string">
            <text:p>D-73765 Neuhausen</text:p>
          </table:table-cell>
          <table:table-cell office:value-type="string">
            <text:p>Halle 7, Stand B39</text:p>
          </table:table-cell>
        </table:table-row>
        <table:table-row table:style-name="ro1">
          <table:table-cell office:value-type="string">
            <text:p>Balluff</text:p>
          </table:table-cell>
          <table:table-cell office:value-type="string">
            <text:p>D-73765 Neuhausen</text:p>
          </table:table-cell>
          <table:table-cell office:value-type="string">
            <text:p>Halle 9, Stand F53</text:p>
          </table:table-cell>
        </table:table-row>
        <table:table-row table:style-name="ro1">
          <table:table-cell office:value-type="string">
            <text:p>Balluff</text:p>
          </table:table-cell>
          <table:table-cell office:value-type="string">
            <text:p>D-73765 Neuhausen a.d.F.</text:p>
          </table:table-cell>
          <table:table-cell office:value-type="string">
            <text:p>Halle 11, Stand A41</text:p>
          </table:table-cell>
        </table:table-row>
        <table:table-row table:style-name="ro1">
          <table:table-cell office:value-type="string">
            <text:p>Bamos</text:p>
          </table:table-cell>
          <table:table-cell office:value-type="string">
            <text:p>D-16225 Eberswalde</text:p>
          </table:table-cell>
          <table:table-cell office:value-type="string">
            <text:p>Halle 5, Stand A44</text:p>
          </table:table-cell>
        </table:table-row>
        <table:table-row table:style-name="ro1">
          <table:table-cell office:value-type="string">
            <text:p>Bandimex Befestigungssysteme</text:p>
          </table:table-cell>
          <table:table-cell office:value-type="string">
            <text:p>D-57234 Wilnsdorf</text:p>
          </table:table-cell>
          <table:table-cell office:value-type="string">
            <text:p>Halle 5, Stand A34/1</text:p>
          </table:table-cell>
        </table:table-row>
        <table:table-row table:style-name="ro1">
          <table:table-cell office:value-type="string">
            <text:p>Bansbach easylift</text:p>
          </table:table-cell>
          <table:table-cell office:value-type="string">
            <text:p>D-73547 Lorch</text:p>
          </table:table-cell>
          <table:table-cell office:value-type="string">
            <text:p>Halle 17, Stand A31</text:p>
          </table:table-cell>
        </table:table-row>
        <table:table-row table:style-name="ro1">
          <table:table-cell office:value-type="string">
            <text:p>BARTEC</text:p>
          </table:table-cell>
          <table:table-cell office:value-type="string">
            <text:p>D-97980 Bad Mergentheim</text:p>
          </table:table-cell>
          <table:table-cell office:value-type="string">
            <text:p>Halle 7, Stand B30</text:p>
          </table:table-cell>
        </table:table-row>
        <table:table-row table:style-name="ro1">
          <table:table-cell office:value-type="string">
            <text:p>BARTEC</text:p>
          </table:table-cell>
          <table:table-cell office:value-type="string">
            <text:p>D-97980 Bad Mergentheim</text:p>
          </table:table-cell>
          <table:table-cell office:value-type="string">
            <text:p>Halle 7, Stand B42</text:p>
          </table:table-cell>
        </table:table-row>
        <table:table-row table:style-name="ro1">
          <table:table-cell office:value-type="string">
            <text:p>BARTEC BENKE</text:p>
          </table:table-cell>
          <table:table-cell office:value-type="string">
            <text:p>D-21465 Reinbek</text:p>
          </table:table-cell>
          <table:table-cell office:value-type="string">
            <text:p>Halle 7, Stand B30</text:p>
          </table:table-cell>
        </table:table-row>
        <table:table-row table:style-name="ro1">
          <table:table-cell office:value-type="string">
            <text:p>BarTelDrees - CAD COMPETENCE</text:p>
          </table:table-cell>
          <table:table-cell office:value-type="string">
            <text:p>D-33428 Marienfeld</text:p>
          </table:table-cell>
          <table:table-cell office:value-type="string">
            <text:p>Halle 16, Stand F05</text:p>
          </table:table-cell>
        </table:table-row>
        <table:table-row table:style-name="ro1">
          <table:table-cell office:value-type="string">
            <text:p>Bartels Mikrotechnik</text:p>
          </table:table-cell>
          <table:table-cell office:value-type="string">
            <text:p>D-44227 Dortmund</text:p>
          </table:table-cell>
          <table:table-cell office:value-type="string">
            <text:p>Halle 15, Stand D36</text:p>
          </table:table-cell>
        </table:table-row>
        <table:table-row table:style-name="ro1">
          <table:table-cell office:value-type="string">
            <text:p>Bartz-Werke</text:p>
          </table:table-cell>
          <table:table-cell office:value-type="string">
            <text:p>D-66763 Dillingen</text:p>
          </table:table-cell>
          <table:table-cell office:value-type="string">
            <text:p>Halle 3, Stand D56</text:p>
          </table:table-cell>
        </table:table-row>
        <table:table-row table:style-name="ro1">
          <table:table-cell office:value-type="string">
            <text:p>Baudisch Electronic</text:p>
          </table:table-cell>
          <table:table-cell office:value-type="string">
            <text:p>D-73116 Wäschenbeuren</text:p>
          </table:table-cell>
          <table:table-cell office:value-type="string">
            <text:p>Halle 4, Stand E24</text:p>
          </table:table-cell>
        </table:table-row>
        <table:table-row table:style-name="ro1">
          <table:table-cell office:value-type="string">
            <text:p>Bauer-Bayerische Zählerrevision</text:p>
          </table:table-cell>
          <table:table-cell office:value-type="string">
            <text:p>D-87719 Mindelheim</text:p>
          </table:table-cell>
          <table:table-cell office:value-type="string">
            <text:p>Halle 12, Stand D23</text:p>
          </table:table-cell>
        </table:table-row>
        <table:table-row table:style-name="ro1">
          <table:table-cell office:value-type="string">
            <text:p>Baugruppenmontagen Dirk Vogt</text:p>
          </table:table-cell>
          <table:table-cell office:value-type="string">
            <text:p>D-59909 Bestwig</text:p>
          </table:table-cell>
          <table:table-cell office:value-type="string">
            <text:p>Halle 4, Stand C34, (7)</text:p>
          </table:table-cell>
        </table:table-row>
        <table:table-row table:style-name="ro1">
          <table:table-cell office:value-type="string">
            <text:p>Bauknecht Softfolio</text:p>
          </table:table-cell>
          <table:table-cell office:value-type="string">
            <text:p>D-78713 Schramberg</text:p>
          </table:table-cell>
          <table:table-cell office:value-type="string">
            <text:p>Halle 16, Stand A22</text:p>
          </table:table-cell>
        </table:table-row>
        <table:table-row table:style-name="ro1">
          <table:table-cell office:value-type="string">
            <text:p>Baumer Electric</text:p>
          </table:table-cell>
          <table:table-cell office:value-type="string">
            <text:p>D-61169 Friedberg</text:p>
          </table:table-cell>
          <table:table-cell office:value-type="string">
            <text:p>Halle 9, Stand A32</text:p>
          </table:table-cell>
        </table:table-row>
        <table:table-row table:style-name="ro1">
          <table:table-cell office:value-type="string">
            <text:p>Baumer Ident</text:p>
          </table:table-cell>
          <table:table-cell office:value-type="string">
            <text:p>D-69469 Weinheim</text:p>
          </table:table-cell>
          <table:table-cell office:value-type="string">
            <text:p>Halle 9, Stand A28/1</text:p>
          </table:table-cell>
        </table:table-row>
        <table:table-row table:style-name="ro1">
          <table:table-cell office:value-type="string">
            <text:p>Baumer Optronic</text:p>
          </table:table-cell>
          <table:table-cell office:value-type="string">
            <text:p>D-01454 Radeberg</text:p>
          </table:table-cell>
          <table:table-cell office:value-type="string">
            <text:p>Halle 9, Stand A32</text:p>
          </table:table-cell>
        </table:table-row>
        <table:table-row table:style-name="ro1">
          <table:table-cell office:value-type="string">
            <text:p>Baumüller Nürnberg</text:p>
          </table:table-cell>
          <table:table-cell office:value-type="string">
            <text:p>D-90482 Nürnberg</text:p>
          </table:table-cell>
          <table:table-cell office:value-type="string">
            <text:p>Halle 9, Stand A43</text:p>
          </table:table-cell>
        </table:table-row>
        <table:table-row table:style-name="ro1">
          <table:table-cell office:value-type="string">
            <text:p>Baumüller Nürnberg</text:p>
          </table:table-cell>
          <table:table-cell office:value-type="string">
            <text:p>D-90482 Nürnberg</text:p>
          </table:table-cell>
          <table:table-cell office:value-type="string">
            <text:p>Halle 9, Stand F13</text:p>
          </table:table-cell>
        </table:table-row>
        <table:table-row table:style-name="ro1">
          <table:table-cell office:value-type="string">
            <text:p>Baumüller Nürnberg</text:p>
          </table:table-cell>
          <table:table-cell office:value-type="string">
            <text:p>D-90482 Nürnberg</text:p>
          </table:table-cell>
          <table:table-cell office:value-type="string">
            <text:p>Halle 14, Stand H07</text:p>
          </table:table-cell>
        </table:table-row>
        <table:table-row table:style-name="ro1">
          <table:table-cell office:value-type="string">
            <text:p>Baumüller Nürnberg</text:p>
          </table:table-cell>
          <table:table-cell office:value-type="string">
            <text:p>D-90482 Nürnberg</text:p>
          </table:table-cell>
          <table:table-cell office:value-type="string">
            <text:p>Halle 17, Stand B40</text:p>
          </table:table-cell>
        </table:table-row>
        <table:table-row table:style-name="ro1">
          <table:table-cell office:value-type="string">
            <text:p>BAUSER Zähl- und Steuertechnik</text:p>
          </table:table-cell>
          <table:table-cell office:value-type="string">
            <text:p>D-72186 Empfingen</text:p>
          </table:table-cell>
          <table:table-cell office:value-type="string">
            <text:p>Halle 9, Stand G27</text:p>
          </table:table-cell>
        </table:table-row>
        <table:table-row table:style-name="ro1">
          <table:table-cell office:value-type="string">
            <text:p>Bayer MaterialScience</text:p>
          </table:table-cell>
          <table:table-cell office:value-type="string">
            <text:p>D-51368 Leverkusen</text:p>
          </table:table-cell>
          <table:table-cell office:value-type="string">
            <text:p>Halle 5, Stand B16</text:p>
          </table:table-cell>
        </table:table-row>
        <table:table-row table:style-name="ro1">
          <table:table-cell office:value-type="string">
            <text:p>Bayer Technology Services</text:p>
          </table:table-cell>
          <table:table-cell office:value-type="string">
            <text:p>D-51368 Leverkusen</text:p>
          </table:table-cell>
          <table:table-cell office:value-type="string">
            <text:p>Halle 7, Stand E41</text:p>
          </table:table-cell>
        </table:table-row>
        <table:table-row table:style-name="ro1">
          <table:table-cell office:value-type="string">
            <text:p>Bayerisches Energieforum</text:p>
          </table:table-cell>
          <table:table-cell office:value-type="string">
            <text:p>D-90403 Nürnberg</text:p>
          </table:table-cell>
          <table:table-cell office:value-type="string">
            <text:p>Halle 13, Stand E60</text:p>
          </table:table-cell>
        </table:table-row>
        <table:table-row table:style-name="ro1">
          <table:table-cell office:value-type="string">
            <text:p>Bayerisches Laserzentrum</text:p>
          </table:table-cell>
          <table:table-cell office:value-type="string">
            <text:p>D-91052 Erlangen</text:p>
          </table:table-cell>
          <table:table-cell office:value-type="string">
            <text:p>Halle 15, Stand D35</text:p>
          </table:table-cell>
        </table:table-row>
        <table:table-row table:style-name="ro1">
          <table:table-cell office:value-type="string">
            <text:p>Bayerisches Staatsministerium</text:p>
          </table:table-cell>
          <table:table-cell office:value-type="string">
            <text:p>D-80538 München</text:p>
          </table:table-cell>
          <table:table-cell office:value-type="string">
            <text:p>Halle 4, Stand C42</text:p>
          </table:table-cell>
        </table:table-row>
        <table:table-row table:style-name="ro1">
          <table:table-cell office:value-type="string">
            <text:p>Bayern Innovativ</text:p>
          </table:table-cell>
          <table:table-cell office:value-type="string">
            <text:p>D-90403 Nürnberg</text:p>
          </table:table-cell>
          <table:table-cell office:value-type="string">
            <text:p>Halle 2, Stand A54</text:p>
          </table:table-cell>
        </table:table-row>
        <table:table-row table:style-name="ro1">
          <table:table-cell office:value-type="string">
            <text:p>Bayern Innovativ</text:p>
          </table:table-cell>
          <table:table-cell office:value-type="string">
            <text:p>D-90403 Nürnberg</text:p>
          </table:table-cell>
          <table:table-cell office:value-type="string">
            <text:p>Halle 4, Stand C42</text:p>
          </table:table-cell>
        </table:table-row>
        <table:table-row table:style-name="ro1">
          <table:table-cell office:value-type="string">
            <text:p>Bayern Innovativ</text:p>
          </table:table-cell>
          <table:table-cell office:value-type="string">
            <text:p>D-90403 Nürnberg</text:p>
          </table:table-cell>
          <table:table-cell office:value-type="string">
            <text:p>Halle 13, Stand E60</text:p>
          </table:table-cell>
        </table:table-row>
        <table:table-row table:style-name="ro1">
          <table:table-cell office:value-type="string">
            <text:p>BayTech</text:p>
          </table:table-cell>
          <table:table-cell office:value-type="string">
            <text:p>D-90403 Nürnberg</text:p>
          </table:table-cell>
          <table:table-cell office:value-type="string">
            <text:p>Halle 2, Stand A54</text:p>
          </table:table-cell>
        </table:table-row>
        <table:table-row table:style-name="ro1">
          <table:table-cell office:value-type="string">
            <text:p>BBK - Bundesverband Biogene</text:p>
          </table:table-cell>
          <table:table-cell office:value-type="string">
            <text:p>D-15537 Erkner</text:p>
          </table:table-cell>
          <table:table-cell office:value-type="string">
            <text:p>Halle 13, Stand E59</text:p>
          </table:table-cell>
        </table:table-row>
        <table:table-row table:style-name="ro1">
          <table:table-cell office:value-type="string">
            <text:p>BCE Special Ceramics</text:p>
          </table:table-cell>
          <table:table-cell office:value-type="string">
            <text:p>D-68229 Mannheim</text:p>
          </table:table-cell>
          <table:table-cell office:value-type="string">
            <text:p>Halle 5, Stand E32</text:p>
          </table:table-cell>
        </table:table-row>
        <table:table-row table:style-name="ro1">
          <table:table-cell office:value-type="string">
            <text:p>BCT Technology</text:p>
          </table:table-cell>
          <table:table-cell office:value-type="string">
            <text:p>D-77731 Willstätt</text:p>
          </table:table-cell>
          <table:table-cell office:value-type="string">
            <text:p>Halle 15, Stand A06</text:p>
          </table:table-cell>
        </table:table-row>
        <table:table-row table:style-name="ro1">
          <table:table-cell office:value-type="string">
            <text:p>BD SENSORS</text:p>
          </table:table-cell>
          <table:table-cell office:value-type="string">
            <text:p>D-95199 Thierstein</text:p>
          </table:table-cell>
          <table:table-cell office:value-type="string">
            <text:p>Halle 8, Stand B18</text:p>
          </table:table-cell>
        </table:table-row>
        <table:table-row table:style-name="ro1">
          <table:table-cell office:value-type="string">
            <text:p>beb Bremerhavener Edelstahlbau</text:p>
          </table:table-cell>
          <table:table-cell office:value-type="string">
            <text:p>D-27572 Bremerhaven</text:p>
          </table:table-cell>
          <table:table-cell office:value-type="string">
            <text:p>Halle 17, Stand B50</text:p>
          </table:table-cell>
        </table:table-row>
        <table:table-row table:style-name="ro1">
          <table:table-cell office:value-type="string">
            <text:p>BEC</text:p>
          </table:table-cell>
          <table:table-cell office:value-type="string">
            <text:p>D-06120 Halle</text:p>
          </table:table-cell>
          <table:table-cell office:value-type="string">
            <text:p>Halle 2, Stand C39</text:p>
          </table:table-cell>
        </table:table-row>
        <table:table-row table:style-name="ro1">
          <table:table-cell office:value-type="string">
            <text:p>Bechtle</text:p>
          </table:table-cell>
          <table:table-cell office:value-type="string">
            <text:p>D-22081 Hamburg</text:p>
          </table:table-cell>
          <table:table-cell office:value-type="string">
            <text:p>Halle 16, Stand F05</text:p>
          </table:table-cell>
        </table:table-row>
        <table:table-row table:style-name="ro1">
          <table:table-cell office:value-type="string">
            <text:p>Beck</text:p>
          </table:table-cell>
          <table:table-cell office:value-type="string">
            <text:p>D-71144 Steinenbronn</text:p>
          </table:table-cell>
          <table:table-cell office:value-type="string">
            <text:p>Halle 7, Stand D52</text:p>
          </table:table-cell>
        </table:table-row>
        <table:table-row table:style-name="ro1">
          <table:table-cell office:value-type="string">
            <text:p>BECK IPC</text:p>
          </table:table-cell>
          <table:table-cell office:value-type="string">
            <text:p>D-35415 Pohlheim</text:p>
          </table:table-cell>
          <table:table-cell office:value-type="string">
            <text:p>Halle 9, Stand A60</text:p>
          </table:table-cell>
        </table:table-row>
        <table:table-row table:style-name="ro1">
          <table:table-cell office:value-type="string">
            <text:p>BECK IPC</text:p>
          </table:table-cell>
          <table:table-cell office:value-type="string">
            <text:p>D-35415 Pohlheim</text:p>
          </table:table-cell>
          <table:table-cell office:value-type="string">
            <text:p>Halle 9, Stand F13</text:p>
          </table:table-cell>
        </table:table-row>
        <table:table-row table:style-name="ro1">
          <table:table-cell office:value-type="string">
            <text:p>Becker, Gebr.</text:p>
          </table:table-cell>
          <table:table-cell office:value-type="string">
            <text:p>D-42279 Wuppertal</text:p>
          </table:table-cell>
          <table:table-cell office:value-type="string">
            <text:p>Halle 13, Stand C50</text:p>
          </table:table-cell>
        </table:table-row>
        <table:table-row table:style-name="ro1">
          <table:table-cell office:value-type="string">
            <text:p>Beckhoff Automation</text:p>
          </table:table-cell>
          <table:table-cell office:value-type="string">
            <text:p>D-33415 Verl</text:p>
          </table:table-cell>
          <table:table-cell office:value-type="string">
            <text:p>Halle 9, Stand F06</text:p>
          </table:table-cell>
        </table:table-row>
        <table:table-row table:style-name="ro1">
          <table:table-cell office:value-type="string">
            <text:p>Beckhoff Automation</text:p>
          </table:table-cell>
          <table:table-cell office:value-type="string">
            <text:p>D-33415 Verl</text:p>
          </table:table-cell>
          <table:table-cell office:value-type="string">
            <text:p>Halle 9, Stand F13</text:p>
          </table:table-cell>
        </table:table-row>
        <table:table-row table:style-name="ro1">
          <table:table-cell office:value-type="string">
            <text:p>Beckhoff Automation</text:p>
          </table:table-cell>
          <table:table-cell office:value-type="string">
            <text:p>D-33415 Verl</text:p>
          </table:table-cell>
          <table:table-cell office:value-type="string">
            <text:p>Halle 11, Stand A41</text:p>
          </table:table-cell>
        </table:table-row>
        <table:table-row table:style-name="ro1">
          <table:table-cell office:value-type="string">
            <text:p>BECKMANN-INSTITUT</text:p>
          </table:table-cell>
          <table:table-cell office:value-type="string">
            <text:p>D-09350 Lichtenstein</text:p>
          </table:table-cell>
          <table:table-cell office:value-type="string">
            <text:p>Halle 4, Stand G24, (23)</text:p>
          </table:table-cell>
        </table:table-row>
        <table:table-row table:style-name="ro1">
          <table:table-cell office:value-type="string">
            <text:p>becos</text:p>
          </table:table-cell>
          <table:table-cell office:value-type="string">
            <text:p>D-70180 Stuttgart</text:p>
          </table:table-cell>
          <table:table-cell office:value-type="string">
            <text:p>Halle 16, Stand C16</text:p>
          </table:table-cell>
        </table:table-row>
        <table:table-row table:style-name="ro1">
          <table:table-cell office:value-type="string">
            <text:p>bedea Berkenhoff &amp; Drebes</text:p>
          </table:table-cell>
          <table:table-cell office:value-type="string">
            <text:p>D-35614 Aßlar</text:p>
          </table:table-cell>
          <table:table-cell office:value-type="string">
            <text:p>Halle 5, Stand D03</text:p>
          </table:table-cell>
        </table:table-row>
        <table:table-row table:style-name="ro1">
          <table:table-cell office:value-type="string">
            <text:p>Behörde für Stadtentwicklung und Umwelt</text:p>
          </table:table-cell>
          <table:table-cell office:value-type="string">
            <text:p>D-20539 Hamburg</text:p>
          </table:table-cell>
          <table:table-cell office:value-type="string">
            <text:p>Halle 13, Stand E77/1</text:p>
          </table:table-cell>
        </table:table-row>
        <table:table-row table:style-name="ro1">
          <table:table-cell office:value-type="string">
            <text:p>Beijer Electronics</text:p>
          </table:table-cell>
          <table:table-cell office:value-type="string">
            <text:p>D-70567 Stuttgart</text:p>
          </table:table-cell>
          <table:table-cell office:value-type="string">
            <text:p>Halle 17, Stand B40</text:p>
          </table:table-cell>
        </table:table-row>
        <table:table-row table:style-name="ro1">
          <table:table-cell office:value-type="string">
            <text:p>BEIL Luftbefeuchtung</text:p>
          </table:table-cell>
          <table:table-cell office:value-type="string">
            <text:p>D-44809 Bochum</text:p>
          </table:table-cell>
          <table:table-cell office:value-type="string">
            <text:p>Halle 13, Stand A22</text:p>
          </table:table-cell>
        </table:table-row>
        <table:table-row table:style-name="ro1">
          <table:table-cell office:value-type="string">
            <text:p>BEKA</text:p>
          </table:table-cell>
          <table:table-cell office:value-type="string">
            <text:p>D-91257 Pegnitz</text:p>
          </table:table-cell>
          <table:table-cell office:value-type="string">
            <text:p>Halle 13, Stand B54/2</text:p>
          </table:table-cell>
        </table:table-row>
        <table:table-row table:style-name="ro1">
          <table:table-cell office:value-type="string">
            <text:p>Bellheimer Metallwerk</text:p>
          </table:table-cell>
          <table:table-cell office:value-type="string">
            <text:p>D-76752 Bellheim</text:p>
          </table:table-cell>
          <table:table-cell office:value-type="string">
            <text:p>Halle 17, Stand A50</text:p>
          </table:table-cell>
        </table:table-row>
        <table:table-row table:style-name="ro1">
          <table:table-cell office:value-type="string">
            <text:p>BELUK</text:p>
          </table:table-cell>
          <table:table-cell office:value-type="string">
            <text:p>D-86956 Schongau</text:p>
          </table:table-cell>
          <table:table-cell office:value-type="string">
            <text:p>Halle 12, Stand E52</text:p>
          </table:table-cell>
        </table:table-row>
        <table:table-row table:style-name="ro1">
          <table:table-cell office:value-type="string">
            <text:p>Benning Elektrotechnik</text:p>
          </table:table-cell>
          <table:table-cell office:value-type="string">
            <text:p>D-46397 Bocholt</text:p>
          </table:table-cell>
          <table:table-cell office:value-type="string">
            <text:p>Halle 11, Stand C26</text:p>
          </table:table-cell>
        </table:table-row>
        <table:table-row table:style-name="ro1">
          <table:table-cell office:value-type="string">
            <text:p>Bentley Systems Germany</text:p>
          </table:table-cell>
          <table:table-cell office:value-type="string">
            <text:p>D-64625 Bensheim</text:p>
          </table:table-cell>
          <table:table-cell office:value-type="string">
            <text:p>Halle 16, Stand C25</text:p>
          </table:table-cell>
        </table:table-row>
        <table:table-row table:style-name="ro1">
          <table:table-cell office:value-type="string">
            <text:p>Berger Feinmechanik</text:p>
          </table:table-cell>
          <table:table-cell office:value-type="string">
            <text:p>D-88046 Friedrichshafen</text:p>
          </table:table-cell>
          <table:table-cell office:value-type="string">
            <text:p>Halle 4, Stand F22</text:p>
          </table:table-cell>
        </table:table-row>
        <table:table-row table:style-name="ro1">
          <table:table-cell office:value-type="string">
            <text:p>Berger Holding</text:p>
          </table:table-cell>
          <table:table-cell office:value-type="string">
            <text:p>D-87700 Memmingen</text:p>
          </table:table-cell>
          <table:table-cell office:value-type="string">
            <text:p>Halle 4, Stand F22</text:p>
          </table:table-cell>
        </table:table-row>
        <table:table-row table:style-name="ro1">
          <table:table-cell office:value-type="string">
            <text:p>Berger S2B</text:p>
          </table:table-cell>
          <table:table-cell office:value-type="string">
            <text:p>D-68163 Mannheim</text:p>
          </table:table-cell>
          <table:table-cell office:value-type="string">
            <text:p>Halle 4, Stand E34</text:p>
          </table:table-cell>
        </table:table-row>
        <table:table-row table:style-name="ro1">
          <table:table-cell office:value-type="string">
            <text:p>BERGHOF Automationstechnik</text:p>
          </table:table-cell>
          <table:table-cell office:value-type="string">
            <text:p>D-72800 Eningen</text:p>
          </table:table-cell>
          <table:table-cell office:value-type="string">
            <text:p>Halle 9, Stand C06</text:p>
          </table:table-cell>
        </table:table-row>
        <table:table-row table:style-name="ro1">
          <table:table-cell office:value-type="string">
            <text:p>Bergische Universität Wuppertal</text:p>
          </table:table-cell>
          <table:table-cell office:value-type="string">
            <text:p>D-42119 Wuppertal</text:p>
          </table:table-cell>
          <table:table-cell office:value-type="string">
            <text:p>Halle 2, Stand C36</text:p>
          </table:table-cell>
        </table:table-row>
        <table:table-row table:style-name="ro1">
          <table:table-cell office:value-type="string">
            <text:p>Bergische Universität Wuppertal</text:p>
          </table:table-cell>
          <table:table-cell office:value-type="string">
            <text:p>D-42119 Wuppertal</text:p>
          </table:table-cell>
          <table:table-cell office:value-type="string">
            <text:p>Halle 2, Stand C36</text:p>
          </table:table-cell>
        </table:table-row>
        <table:table-row table:style-name="ro1">
          <table:table-cell office:value-type="string">
            <text:p>Bergische Universität Wuppertal</text:p>
          </table:table-cell>
          <table:table-cell office:value-type="string">
            <text:p>D-42119 Wuppertal</text:p>
          </table:table-cell>
          <table:table-cell office:value-type="string">
            <text:p>Halle 2, Stand C36</text:p>
          </table:table-cell>
        </table:table-row>
        <table:table-row table:style-name="ro1">
          <table:table-cell office:value-type="string">
            <text:p>Berlin Partner</text:p>
          </table:table-cell>
          <table:table-cell office:value-type="string">
            <text:p>D-10623 Berlin</text:p>
          </table:table-cell>
          <table:table-cell office:value-type="string">
            <text:p>Halle 6, Stand D58</text:p>
          </table:table-cell>
        </table:table-row>
        <table:table-row table:style-name="ro1">
          <table:table-cell office:value-type="string">
            <text:p>Berlin-Brandenburg/Gemeinschaftsstand</text:p>
          </table:table-cell>
          <table:table-cell office:value-type="string">
            <text:p>D-10623 Berlin</text:p>
          </table:table-cell>
          <table:table-cell office:value-type="string">
            <text:p>Halle 9, Stand A14</text:p>
          </table:table-cell>
        </table:table-row>
        <table:table-row table:style-name="ro1">
          <table:table-cell office:value-type="string">
            <text:p>Berliner Elektronenspeicherring</text:p>
          </table:table-cell>
          <table:table-cell office:value-type="string">
            <text:p>D-12489 Berlin</text:p>
          </table:table-cell>
          <table:table-cell office:value-type="string">
            <text:p>Halle 15, Stand D36</text:p>
          </table:table-cell>
        </table:table-row>
        <table:table-row table:style-name="ro1">
          <table:table-cell office:value-type="string">
            <text:p>Bernd Siegmund</text:p>
          </table:table-cell>
          <table:table-cell office:value-type="string">
            <text:p>D-86845 Großaitingen</text:p>
          </table:table-cell>
          <table:table-cell office:value-type="string">
            <text:p>Halle 5, Stand C32</text:p>
          </table:table-cell>
        </table:table-row>
        <table:table-row table:style-name="ro1">
          <table:table-cell office:value-type="string">
            <text:p>BERNSTEIN</text:p>
          </table:table-cell>
          <table:table-cell office:value-type="string">
            <text:p>D-32457 Porta Westfalica</text:p>
          </table:table-cell>
          <table:table-cell office:value-type="string">
            <text:p>Halle 17, Stand D30</text:p>
          </table:table-cell>
        </table:table-row>
        <table:table-row table:style-name="ro1">
          <table:table-cell office:value-type="string">
            <text:p>BERUFSGENOSSENSCHAFTEN</text:p>
          </table:table-cell>
          <table:table-cell office:value-type="string">
            <text:p>D-40210 Düsseldorf</text:p>
          </table:table-cell>
          <table:table-cell office:value-type="string">
            <text:p>Halle 2, Stand A46</text:p>
          </table:table-cell>
        </table:table-row>
        <table:table-row table:style-name="ro1">
          <table:table-cell office:value-type="string">
            <text:p>Berufsgenossenschaftl. Beratungsstelle</text:p>
          </table:table-cell>
          <table:table-cell office:value-type="string">
            <text:p>D-30173 Hannover</text:p>
          </table:table-cell>
          <table:table-cell office:value-type="string">
            <text:p>Halle 2, Saal Wien</text:p>
          </table:table-cell>
        </table:table-row>
        <table:table-row table:style-name="ro1">
          <table:table-cell office:value-type="string">
            <text:p>BET Karl Bremshey</text:p>
          </table:table-cell>
          <table:table-cell office:value-type="string">
            <text:p>D-42655 Solingen</text:p>
          </table:table-cell>
          <table:table-cell office:value-type="string">
            <text:p>Halle 3, Stand B26, (VII)</text:p>
          </table:table-cell>
        </table:table-row>
        <table:table-row table:style-name="ro1">
          <table:table-cell office:value-type="string">
            <text:p>Betonbau</text:p>
          </table:table-cell>
          <table:table-cell office:value-type="string">
            <text:p>D-68753 Waghäusel</text:p>
          </table:table-cell>
          <table:table-cell office:value-type="string">
            <text:p>Halle 12, Stand A33</text:p>
          </table:table-cell>
        </table:table-row>
        <table:table-row table:style-name="ro1">
          <table:table-cell office:value-type="string">
            <text:p>BEUERLE</text:p>
          </table:table-cell>
          <table:table-cell office:value-type="string">
            <text:p>D-76461 Muggensturm</text:p>
          </table:table-cell>
          <table:table-cell office:value-type="string">
            <text:p>Halle 4, Stand A34</text:p>
          </table:table-cell>
        </table:table-row>
        <table:table-row table:style-name="ro1">
          <table:table-cell office:value-type="string">
            <text:p>Beuster Unternehmensberatung</text:p>
          </table:table-cell>
          <table:table-cell office:value-type="string">
            <text:p>D-38112 Braunschweig</text:p>
          </table:table-cell>
          <table:table-cell office:value-type="string">
            <text:p>Halle 2, Stand A10</text:p>
          </table:table-cell>
        </table:table-row>
        <table:table-row table:style-name="ro1">
          <table:table-cell office:value-type="string">
            <text:p>Beuth Verlag</text:p>
          </table:table-cell>
          <table:table-cell office:value-type="string">
            <text:p>D-10787 Berlin</text:p>
          </table:table-cell>
          <table:table-cell office:value-type="string">
            <text:p>Halle 17, Stand E56</text:p>
          </table:table-cell>
        </table:table-row>
        <table:table-row table:style-name="ro1">
          <table:table-cell office:value-type="string">
            <text:p>Beuting Metalltechnik</text:p>
          </table:table-cell>
          <table:table-cell office:value-type="string">
            <text:p>D-48691 Vreden</text:p>
          </table:table-cell>
          <table:table-cell office:value-type="string">
            <text:p>Halle 4, Stand B12, (12)</text:p>
          </table:table-cell>
        </table:table-row>
        <table:table-row table:style-name="ro1">
          <table:table-cell office:value-type="string">
            <text:p>BEZET-WERK</text:p>
          </table:table-cell>
          <table:table-cell office:value-type="string">
            <text:p>D-12309 Berlin</text:p>
          </table:table-cell>
          <table:table-cell office:value-type="string">
            <text:p>Halle 9, Stand A14</text:p>
          </table:table-cell>
        </table:table-row>
        <table:table-row table:style-name="ro1">
          <table:table-cell office:value-type="string">
            <text:p>BFi OPTILAS</text:p>
          </table:table-cell>
          <table:table-cell office:value-type="string">
            <text:p>D-82178 Puchheim</text:p>
          </table:table-cell>
          <table:table-cell office:value-type="string">
            <text:p>Halle 15, Stand D36</text:p>
          </table:table-cell>
        </table:table-row>
        <table:table-row table:style-name="ro1">
          <table:table-cell office:value-type="string">
            <text:p>B&amp;H Startup Installation</text:p>
          </table:table-cell>
          <table:table-cell office:value-type="string">
            <text:p>D-40764 Langenfeld</text:p>
          </table:table-cell>
          <table:table-cell office:value-type="string">
            <text:p>Halle 16, Stand A22</text:p>
          </table:table-cell>
        </table:table-row>
        <table:table-row table:style-name="ro1">
          <table:table-cell office:value-type="string">
            <text:p>Bharat Forge Aluminiumtechnik</text:p>
          </table:table-cell>
          <table:table-cell office:value-type="string">
            <text:p>D-09618 Brand-Erbisdorf</text:p>
          </table:table-cell>
          <table:table-cell office:value-type="string">
            <text:p>Halle 4, Stand E42</text:p>
          </table:table-cell>
        </table:table-row>
        <table:table-row table:style-name="ro1">
          <table:table-cell office:value-type="string">
            <text:p>BIAT</text:p>
          </table:table-cell>
          <table:table-cell office:value-type="string">
            <text:p>D-57439 Attendorn</text:p>
          </table:table-cell>
          <table:table-cell office:value-type="string">
            <text:p>Halle 4, Stand A21</text:p>
          </table:table-cell>
        </table:table-row>
        <table:table-row table:style-name="ro1">
          <table:table-cell office:value-type="string">
            <text:p>BICON Systemtechnik</text:p>
          </table:table-cell>
          <table:table-cell office:value-type="string">
            <text:p>D-15230 Frankfurt (Oder)</text:p>
          </table:table-cell>
          <table:table-cell office:value-type="string">
            <text:p>Halle 5, Stand G22</text:p>
          </table:table-cell>
        </table:table-row>
        <table:table-row table:style-name="ro1">
          <table:table-cell office:value-type="string">
            <text:p>Bielefelder Verlag</text:p>
          </table:table-cell>
          <table:table-cell office:value-type="string">
            <text:p>D-33602 Bielefeld</text:p>
          </table:table-cell>
          <table:table-cell office:value-type="string">
            <text:p>Halle 13, Stand B44/8</text:p>
          </table:table-cell>
        </table:table-row>
        <table:table-row table:style-name="ro1">
          <table:table-cell office:value-type="string">
            <text:p>Bihl + Wiedemann</text:p>
          </table:table-cell>
          <table:table-cell office:value-type="string">
            <text:p>D-68199 Mannheim</text:p>
          </table:table-cell>
          <table:table-cell office:value-type="string">
            <text:p>Halle 9, Stand H01</text:p>
          </table:table-cell>
        </table:table-row>
        <table:table-row table:style-name="ro1">
          <table:table-cell office:value-type="string">
            <text:p>B.I.M. - Consulting</text:p>
          </table:table-cell>
          <table:table-cell office:value-type="string">
            <text:p>D-39108 Magdeburg</text:p>
          </table:table-cell>
          <table:table-cell office:value-type="string">
            <text:p>Halle 16, Stand C04</text:p>
          </table:table-cell>
        </table:table-row>
        <table:table-row table:style-name="ro1">
          <table:table-cell office:value-type="string">
            <text:p>Binder BAUELEMENTE</text:p>
          </table:table-cell>
          <table:table-cell office:value-type="string">
            <text:p>D-74172 Neckarsulm</text:p>
          </table:table-cell>
          <table:table-cell office:value-type="string">
            <text:p>Halle 8, Stand A35</text:p>
          </table:table-cell>
        </table:table-row>
        <table:table-row table:style-name="ro1">
          <table:table-cell office:value-type="string">
            <text:p>BioAge</text:p>
          </table:table-cell>
          <table:table-cell office:value-type="string">
            <text:p>D-85356 Freising</text:p>
          </table:table-cell>
          <table:table-cell office:value-type="string">
            <text:p>Halle 13, Stand E60</text:p>
          </table:table-cell>
        </table:table-row>
        <table:table-row table:style-name="ro1">
          <table:table-cell office:value-type="string">
            <text:p>Biohaus</text:p>
          </table:table-cell>
          <table:table-cell office:value-type="string">
            <text:p>D-33100 Paderborn</text:p>
          </table:table-cell>
          <table:table-cell office:value-type="string">
            <text:p>Halle 13, Stand C50</text:p>
          </table:table-cell>
        </table:table-row>
        <table:table-row table:style-name="ro1">
          <table:table-cell office:value-type="string">
            <text:p>Bio-/Medizintechnisches Prüflabor</text:p>
          </table:table-cell>
          <table:table-cell office:value-type="string">
            <text:p>D-30823 Garbsen</text:p>
          </table:table-cell>
          <table:table-cell office:value-type="string">
            <text:p>Halle 5, Stand B16</text:p>
          </table:table-cell>
        </table:table-row>
        <table:table-row table:style-name="ro1">
          <table:table-cell office:value-type="string">
            <text:p>BioNet</text:p>
          </table:table-cell>
          <table:table-cell office:value-type="string">
            <text:p>D-30823 Garbsen</text:p>
          </table:table-cell>
          <table:table-cell office:value-type="string">
            <text:p>Halle 13, Stand C50</text:p>
          </table:table-cell>
        </table:table-row>
        <table:table-row table:style-name="ro1">
          <table:table-cell office:value-type="string">
            <text:p>Bioteck Nord</text:p>
          </table:table-cell>
          <table:table-cell office:value-type="string">
            <text:p>D-49179 Ostercappeln</text:p>
          </table:table-cell>
          <table:table-cell office:value-type="string">
            <text:p>Halle 13, Stand H55</text:p>
          </table:table-cell>
        </table:table-row>
        <table:table-row table:style-name="ro1">
          <table:table-cell office:value-type="string">
            <text:p>BITO-Lagertechnik <text:s/>Bittmann</text:p>
          </table:table-cell>
          <table:table-cell office:value-type="string">
            <text:p>D-55590 Meisenheim</text:p>
          </table:table-cell>
          <table:table-cell office:value-type="string">
            <text:p>Halle 17, Stand H09</text:p>
          </table:table-cell>
        </table:table-row>
        <table:table-row table:style-name="ro1">
          <table:table-cell office:value-type="string">
            <text:p>Bitzer Wiegetechnik</text:p>
          </table:table-cell>
          <table:table-cell office:value-type="string">
            <text:p>D-31135 Hildesheim</text:p>
          </table:table-cell>
          <table:table-cell office:value-type="string">
            <text:p>Halle 7, Stand C26</text:p>
          </table:table-cell>
        </table:table-row>
        <table:table-row table:style-name="ro1">
          <table:table-cell office:value-type="string">
            <text:p>Bitzer Wiegetechnik</text:p>
          </table:table-cell>
          <table:table-cell office:value-type="string">
            <text:p>D-31135 Hildesheim</text:p>
          </table:table-cell>
          <table:table-cell office:value-type="string">
            <text:p>Halle 7, Stand C26/1</text:p>
          </table:table-cell>
        </table:table-row>
        <table:table-row table:style-name="ro1">
          <table:table-cell office:value-type="string">
            <text:p>B&amp;L CAD Systemhaus</text:p>
          </table:table-cell>
          <table:table-cell office:value-type="string">
            <text:p>D-30453 Hannover</text:p>
          </table:table-cell>
          <table:table-cell office:value-type="string">
            <text:p>Halle 16, Stand F05</text:p>
          </table:table-cell>
        </table:table-row>
        <table:table-row table:style-name="ro1">
          <table:table-cell office:value-type="string">
            <text:p>Blanke</text:p>
          </table:table-cell>
          <table:table-cell office:value-type="string">
            <text:p>D-58642 Iserlohn</text:p>
          </table:table-cell>
          <table:table-cell office:value-type="string">
            <text:p>Halle 4, Stand C34, (2)</text:p>
          </table:table-cell>
        </table:table-row>
        <table:table-row table:style-name="ro1">
          <table:table-cell office:value-type="string">
            <text:p>BLOCK</text:p>
          </table:table-cell>
          <table:table-cell office:value-type="string">
            <text:p>D-27283 Verden</text:p>
          </table:table-cell>
          <table:table-cell office:value-type="string">
            <text:p>Halle 12, Stand E79</text:p>
          </table:table-cell>
        </table:table-row>
        <table:table-row table:style-name="ro1">
          <table:table-cell office:value-type="string">
            <text:p>Blome + Partner</text:p>
          </table:table-cell>
          <table:table-cell office:value-type="string">
            <text:p>D-53175 Bonn</text:p>
          </table:table-cell>
          <table:table-cell office:value-type="string">
            <text:p>Halle 17, Stand B40</text:p>
          </table:table-cell>
        </table:table-row>
        <table:table-row table:style-name="ro1">
          <table:table-cell office:value-type="string">
            <text:p>BLS Integration</text:p>
          </table:table-cell>
          <table:table-cell office:value-type="string">
            <text:p>D-48157 Münster</text:p>
          </table:table-cell>
          <table:table-cell office:value-type="string">
            <text:p>Halle 16, Stand C16</text:p>
          </table:table-cell>
        </table:table-row>
        <table:table-row table:style-name="ro1">
          <table:table-cell office:value-type="string">
            <text:p>Bluhm Systeme</text:p>
          </table:table-cell>
          <table:table-cell office:value-type="string">
            <text:p>D-53572 Unkel</text:p>
          </table:table-cell>
          <table:table-cell office:value-type="string">
            <text:p>Halle 15, Stand D02</text:p>
          </table:table-cell>
        </table:table-row>
        <table:table-row table:style-name="ro1">
          <table:table-cell office:value-type="string">
            <text:p>Blumenbecker Automatisierungstechnik</text:p>
          </table:table-cell>
          <table:table-cell office:value-type="string">
            <text:p>D-59269 Beckum</text:p>
          </table:table-cell>
          <table:table-cell office:value-type="string">
            <text:p>Halle 16, Stand B04/1</text:p>
          </table:table-cell>
        </table:table-row>
        <table:table-row table:style-name="ro1">
          <table:table-cell office:value-type="string">
            <text:p>Blumenbecker Purfürst</text:p>
          </table:table-cell>
          <table:table-cell office:value-type="string">
            <text:p>D-30916 Isernhagen</text:p>
          </table:table-cell>
          <table:table-cell office:value-type="string">
            <text:p>Halle 16, Stand B04/1</text:p>
          </table:table-cell>
        </table:table-row>
        <table:table-row table:style-name="ro1">
          <table:table-cell office:value-type="string">
            <text:p>b+m surface systems</text:p>
          </table:table-cell>
          <table:table-cell office:value-type="string">
            <text:p>D-36132 Eiterfeld</text:p>
          </table:table-cell>
          <table:table-cell office:value-type="string">
            <text:p>Halle 17, Stand B50</text:p>
          </table:table-cell>
        </table:table-row>
        <table:table-row table:style-name="ro1">
          <table:table-cell office:value-type="string">
            <text:p>BMBF</text:p>
          </table:table-cell>
          <table:table-cell office:value-type="string">
            <text:p>D-53175 Bonn</text:p>
          </table:table-cell>
          <table:table-cell office:value-type="string">
            <text:p>Freigelände Pipeline Park, Südseite CC Pipeline Park Southside CC Pipeline Parc</text:p>
          </table:table-cell>
        </table:table-row>
        <table:table-row table:style-name="ro1">
          <table:table-cell office:value-type="string">
            <text:p>BME</text:p>
          </table:table-cell>
          <table:table-cell office:value-type="string">
            <text:p>D-65929 Frankfurt am Main</text:p>
          </table:table-cell>
          <table:table-cell office:value-type="string">
            <text:p>Halle 3, Stand F48</text:p>
          </table:table-cell>
        </table:table-row>
        <table:table-row table:style-name="ro1">
          <table:table-cell office:value-type="string">
            <text:p>BME Akademie</text:p>
          </table:table-cell>
          <table:table-cell office:value-type="string">
            <text:p>D-65929 Frankfurt</text:p>
          </table:table-cell>
          <table:table-cell office:value-type="string">
            <text:p>Halle 3, Stand F48</text:p>
          </table:table-cell>
        </table:table-row>
        <table:table-row table:style-name="ro1">
          <table:table-cell office:value-type="string">
            <text:p>BMEnet</text:p>
          </table:table-cell>
          <table:table-cell office:value-type="string">
            <text:p>D-65929 Frankfurt</text:p>
          </table:table-cell>
          <table:table-cell office:value-type="string">
            <text:p>Halle 3, Stand F48</text:p>
          </table:table-cell>
        </table:table-row>
        <table:table-row table:style-name="ro1">
          <table:table-cell office:value-type="string">
            <text:p>Bock</text:p>
          </table:table-cell>
          <table:table-cell office:value-type="string">
            <text:p>D-37115 Duderstadt</text:p>
          </table:table-cell>
          <table:table-cell office:value-type="string">
            <text:p>Halle 2, Stand A10</text:p>
          </table:table-cell>
        </table:table-row>
        <table:table-row table:style-name="ro1">
          <table:table-cell office:value-type="string">
            <text:p>Bodycote HIP</text:p>
          </table:table-cell>
          <table:table-cell office:value-type="string">
            <text:p>D-83527 Haag</text:p>
          </table:table-cell>
          <table:table-cell office:value-type="string">
            <text:p>Halle 4, Stand C30</text:p>
          </table:table-cell>
        </table:table-row>
        <table:table-row table:style-name="ro1">
          <table:table-cell office:value-type="string">
            <text:p>Böcker, Robert</text:p>
          </table:table-cell>
          <table:table-cell office:value-type="string">
            <text:p>D-59368 Werne</text:p>
          </table:table-cell>
          <table:table-cell office:value-type="string">
            <text:p>Halle 5, Stand G39</text:p>
          </table:table-cell>
        </table:table-row>
        <table:table-row table:style-name="ro1">
          <table:table-cell office:value-type="string">
            <text:p>Böhmler Drehteile</text:p>
          </table:table-cell>
          <table:table-cell office:value-type="string">
            <text:p>D-75179 Pforzheim</text:p>
          </table:table-cell>
          <table:table-cell office:value-type="string">
            <text:p>Halle 4, Stand E24</text:p>
          </table:table-cell>
        </table:table-row>
        <table:table-row table:style-name="ro1">
          <table:table-cell office:value-type="string">
            <text:p>Boehringer Ingelheim microPart</text:p>
          </table:table-cell>
          <table:table-cell office:value-type="string">
            <text:p>D-44227 Dortmund</text:p>
          </table:table-cell>
          <table:table-cell office:value-type="string">
            <text:p>Halle 15, Stand H39</text:p>
          </table:table-cell>
        </table:table-row>
        <table:table-row table:style-name="ro1">
          <table:table-cell office:value-type="string">
            <text:p>Böllhoff</text:p>
          </table:table-cell>
          <table:table-cell office:value-type="string">
            <text:p>D-33649 Bielefeld</text:p>
          </table:table-cell>
          <table:table-cell office:value-type="string">
            <text:p>Halle 5, Stand B40</text:p>
          </table:table-cell>
        </table:table-row>
        <table:table-row table:style-name="ro1">
          <table:table-cell office:value-type="string">
            <text:p>Böllhoff Schraubtechnik</text:p>
          </table:table-cell>
          <table:table-cell office:value-type="string">
            <text:p>D-33649 Bielefeld</text:p>
          </table:table-cell>
          <table:table-cell office:value-type="string">
            <text:p>Halle 5, Stand B40</text:p>
          </table:table-cell>
        </table:table-row>
        <table:table-row table:style-name="ro1">
          <table:table-cell office:value-type="string">
            <text:p>Böllhoff Systemtechnik</text:p>
          </table:table-cell>
          <table:table-cell office:value-type="string">
            <text:p>D-33649 Bielefeld</text:p>
          </table:table-cell>
          <table:table-cell office:value-type="string">
            <text:p>Halle 5, Stand B40</text:p>
          </table:table-cell>
        </table:table-row>
        <table:table-row table:style-name="ro1">
          <table:table-cell office:value-type="string">
            <text:p>Böllhoff Verbindungs-, Montagetechnik</text:p>
          </table:table-cell>
          <table:table-cell office:value-type="string">
            <text:p>D-33649 Bielefeld</text:p>
          </table:table-cell>
          <table:table-cell office:value-type="string">
            <text:p>Halle 5, Stand B40</text:p>
          </table:table-cell>
        </table:table-row>
        <table:table-row table:style-name="ro1">
          <table:table-cell office:value-type="string">
            <text:p>Böllhoff Verbindungstechnik</text:p>
          </table:table-cell>
          <table:table-cell office:value-type="string">
            <text:p>D-33649 Bielefeld</text:p>
          </table:table-cell>
          <table:table-cell office:value-type="string">
            <text:p>Halle 5, Stand B40</text:p>
          </table:table-cell>
        </table:table-row>
        <table:table-row table:style-name="ro1">
          <table:table-cell office:value-type="string">
            <text:p>BOGE KOMPRESSOREN</text:p>
          </table:table-cell>
          <table:table-cell office:value-type="string">
            <text:p>D-33739 Bielefeld</text:p>
          </table:table-cell>
          <table:table-cell office:value-type="string">
            <text:p>Halle 17, Stand D70</text:p>
          </table:table-cell>
        </table:table-row>
        <table:table-row table:style-name="ro1">
          <table:table-cell office:value-type="string">
            <text:p>Bohle</text:p>
          </table:table-cell>
          <table:table-cell office:value-type="string">
            <text:p>D-42781 Haan</text:p>
          </table:table-cell>
          <table:table-cell office:value-type="string">
            <text:p>Halle 17, Stand A53</text:p>
          </table:table-cell>
        </table:table-row>
        <table:table-row table:style-name="ro1">
          <table:table-cell office:value-type="string">
            <text:p>Bolz Gerätebau</text:p>
          </table:table-cell>
          <table:table-cell office:value-type="string">
            <text:p>D-88260 Argenbühl</text:p>
          </table:table-cell>
          <table:table-cell office:value-type="string">
            <text:p>Halle 2, Stand A02</text:p>
          </table:table-cell>
        </table:table-row>
        <table:table-row table:style-name="ro1">
          <table:table-cell office:value-type="string">
            <text:p>Borries Markier-Systeme</text:p>
          </table:table-cell>
          <table:table-cell office:value-type="string">
            <text:p>D-72124 Pliezhausen</text:p>
          </table:table-cell>
          <table:table-cell office:value-type="string">
            <text:p>Halle 4, Stand E24</text:p>
          </table:table-cell>
        </table:table-row>
        <table:table-row table:style-name="ro1">
          <table:table-cell office:value-type="string">
            <text:p>Bosch Rexroth</text:p>
          </table:table-cell>
          <table:table-cell office:value-type="string">
            <text:p>D-97816 Lohr</text:p>
          </table:table-cell>
          <table:table-cell office:value-type="string">
            <text:p>Halle 2, Stand D47</text:p>
          </table:table-cell>
        </table:table-row>
        <table:table-row table:style-name="ro1">
          <table:table-cell office:value-type="string">
            <text:p>Bosch Rexroth</text:p>
          </table:table-cell>
          <table:table-cell office:value-type="string">
            <text:p>D-97816 Lohr</text:p>
          </table:table-cell>
          <table:table-cell office:value-type="string">
            <text:p>Halle 9, Stand A43</text:p>
          </table:table-cell>
        </table:table-row>
        <table:table-row table:style-name="ro1">
          <table:table-cell office:value-type="string">
            <text:p>Bosch Rexroth</text:p>
          </table:table-cell>
          <table:table-cell office:value-type="string">
            <text:p>D-97816 Lohr</text:p>
          </table:table-cell>
          <table:table-cell office:value-type="string">
            <text:p>Halle 11, Stand A41</text:p>
          </table:table-cell>
        </table:table-row>
        <table:table-row table:style-name="ro1">
          <table:table-cell office:value-type="string">
            <text:p>Bosch Rexroth</text:p>
          </table:table-cell>
          <table:table-cell office:value-type="string">
            <text:p>D-97816 Lohr</text:p>
          </table:table-cell>
          <table:table-cell office:value-type="string">
            <text:p>Halle 17, Stand D30</text:p>
          </table:table-cell>
        </table:table-row>
        <table:table-row table:style-name="ro1">
          <table:table-cell office:value-type="string">
            <text:p>Bosch-Rexroth</text:p>
          </table:table-cell>
          <table:table-cell office:value-type="string">
            <text:p>D-31028 Gronau</text:p>
          </table:table-cell>
          <table:table-cell office:value-type="string">
            <text:p>Halle 17, Stand B50</text:p>
          </table:table-cell>
        </table:table-row>
        <table:table-row table:style-name="ro1">
          <table:table-cell office:value-type="string">
            <text:p>Bott, Wilhelm</text:p>
          </table:table-cell>
          <table:table-cell office:value-type="string">
            <text:p>D-74405 Gaildorf</text:p>
          </table:table-cell>
          <table:table-cell office:value-type="string">
            <text:p>Halle 17, Stand F12</text:p>
          </table:table-cell>
        </table:table-row>
        <table:table-row table:style-name="ro1">
          <table:table-cell office:value-type="string">
            <text:p>b-Quadrat Verlag</text:p>
          </table:table-cell>
          <table:table-cell office:value-type="string">
            <text:p>D-86916 Kaufering</text:p>
          </table:table-cell>
          <table:table-cell office:value-type="string">
            <text:p>Halle 8, Stand F27</text:p>
          </table:table-cell>
        </table:table-row>
        <table:table-row table:style-name="ro1">
          <table:table-cell office:value-type="string">
            <text:p>Brady</text:p>
          </table:table-cell>
          <table:table-cell office:value-type="string">
            <text:p>D-63225 Langen</text:p>
          </table:table-cell>
          <table:table-cell office:value-type="string">
            <text:p>Halle 12, Stand B09</text:p>
          </table:table-cell>
        </table:table-row>
        <table:table-row table:style-name="ro1">
          <table:table-cell office:value-type="string">
            <text:p>brainLight</text:p>
          </table:table-cell>
          <table:table-cell office:value-type="string">
            <text:p>D-63773 Goldbach</text:p>
          </table:table-cell>
          <table:table-cell office:value-type="string">
            <text:p>Halle 5, Stand B62</text:p>
          </table:table-cell>
        </table:table-row>
        <table:table-row table:style-name="ro1">
          <table:table-cell office:value-type="string">
            <text:p>Brandenburg/Gemeinschaftsstand</text:p>
          </table:table-cell>
          <table:table-cell office:value-type="string">
            <text:p>D-14467 Potsdam</text:p>
          </table:table-cell>
          <table:table-cell office:value-type="string">
            <text:p>Halle 13, Stand B60</text:p>
          </table:table-cell>
        </table:table-row>
        <table:table-row table:style-name="ro1">
          <table:table-cell office:value-type="string">
            <text:p>Brandmaier Messen, Steuern, Software</text:p>
          </table:table-cell>
          <table:table-cell office:value-type="string">
            <text:p>D-72160 Horb</text:p>
          </table:table-cell>
          <table:table-cell office:value-type="string">
            <text:p>Halle 8, Stand A26</text:p>
          </table:table-cell>
        </table:table-row>
        <table:table-row table:style-name="ro1">
          <table:table-cell office:value-type="string">
            <text:p>Brandt-Data</text:p>
          </table:table-cell>
          <table:table-cell office:value-type="string">
            <text:p>D-24582 Bordesholm</text:p>
          </table:table-cell>
          <table:table-cell office:value-type="string">
            <text:p>Halle 11, Stand A41</text:p>
          </table:table-cell>
        </table:table-row>
        <table:table-row table:style-name="ro1">
          <table:table-cell office:value-type="string">
            <text:p>Brauns Control</text:p>
          </table:table-cell>
          <table:table-cell office:value-type="string">
            <text:p>D-31558 Hagenburg</text:p>
          </table:table-cell>
          <table:table-cell office:value-type="string">
            <text:p>Halle 2, Stand A23</text:p>
          </table:table-cell>
        </table:table-row>
        <table:table-row table:style-name="ro1">
          <table:table-cell office:value-type="string">
            <text:p>Brauns Control</text:p>
          </table:table-cell>
          <table:table-cell office:value-type="string">
            <text:p>D-31558 Hagenburg</text:p>
          </table:table-cell>
          <table:table-cell office:value-type="string">
            <text:p>Halle 7, Stand A30</text:p>
          </table:table-cell>
        </table:table-row>
        <table:table-row table:style-name="ro1">
          <table:table-cell office:value-type="string">
            <text:p>Breidenbach, F.W.</text:p>
          </table:table-cell>
          <table:table-cell office:value-type="string">
            <text:p>D-63589 Linsengericht</text:p>
          </table:table-cell>
          <table:table-cell office:value-type="string">
            <text:p>Halle 5, Stand C14</text:p>
          </table:table-cell>
        </table:table-row>
        <table:table-row table:style-name="ro1">
          <table:table-cell office:value-type="string">
            <text:p>Brevetti Stendaldo</text:p>
          </table:table-cell>
          <table:table-cell office:value-type="string">
            <text:p>D-70565 Stuttgart</text:p>
          </table:table-cell>
          <table:table-cell office:value-type="string">
            <text:p>Halle 17, Stand B03</text:p>
          </table:table-cell>
        </table:table-row>
        <table:table-row table:style-name="ro1">
          <table:table-cell office:value-type="string">
            <text:p>Brill, Robert <text:s/>Fassondreherei</text:p>
          </table:table-cell>
          <table:table-cell office:value-type="string">
            <text:p>D-57368 Lennestadt</text:p>
          </table:table-cell>
          <table:table-cell office:value-type="string">
            <text:p>Halle 4, Stand A16</text:p>
          </table:table-cell>
        </table:table-row>
        <table:table-row table:style-name="ro1">
          <table:table-cell office:value-type="string">
            <text:p>Brochier, Hans</text:p>
          </table:table-cell>
          <table:table-cell office:value-type="string">
            <text:p>D-85622 Feldkirchen</text:p>
          </table:table-cell>
          <table:table-cell office:value-type="string">
            <text:p>Halle 6, Stand D04</text:p>
          </table:table-cell>
        </table:table-row>
        <table:table-row table:style-name="ro1">
          <table:table-cell office:value-type="string">
            <text:p>Brockstedt, Hans</text:p>
          </table:table-cell>
          <table:table-cell office:value-type="string">
            <text:p>D-24145 Kiel</text:p>
          </table:table-cell>
          <table:table-cell office:value-type="string">
            <text:p>Halle 8, Stand F10</text:p>
          </table:table-cell>
        </table:table-row>
        <table:table-row table:style-name="ro1">
          <table:table-cell office:value-type="string">
            <text:p>Brooks Automation (Germany)</text:p>
          </table:table-cell>
          <table:table-cell office:value-type="string">
            <text:p>D-95490 Mistelgau</text:p>
          </table:table-cell>
          <table:table-cell office:value-type="string">
            <text:p>Halle 7, Stand B39</text:p>
          </table:table-cell>
        </table:table-row>
        <table:table-row table:style-name="ro1">
          <table:table-cell office:value-type="string">
            <text:p>Brother International</text:p>
          </table:table-cell>
          <table:table-cell office:value-type="string">
            <text:p>D-61118 Bad Vilbel</text:p>
          </table:table-cell>
          <table:table-cell office:value-type="string">
            <text:p>Halle 17, Stand E28</text:p>
          </table:table-cell>
        </table:table-row>
        <table:table-row table:style-name="ro1">
          <table:table-cell office:value-type="string">
            <text:p>Brüel &amp; Kjaer Vibro</text:p>
          </table:table-cell>
          <table:table-cell office:value-type="string">
            <text:p>D-64293 Darmstadt</text:p>
          </table:table-cell>
          <table:table-cell office:value-type="string">
            <text:p>Halle 7, Stand C02</text:p>
          </table:table-cell>
        </table:table-row>
        <table:table-row table:style-name="ro1">
          <table:table-cell office:value-type="string">
            <text:p>BRUGG Rohrsysteme</text:p>
          </table:table-cell>
          <table:table-cell office:value-type="string">
            <text:p>D-31515 Wunstorf</text:p>
          </table:table-cell>
          <table:table-cell office:value-type="string">
            <text:p>Halle 6, Stand A24</text:p>
          </table:table-cell>
        </table:table-row>
        <table:table-row table:style-name="ro1">
          <table:table-cell office:value-type="string">
            <text:p>Brunel</text:p>
          </table:table-cell>
          <table:table-cell office:value-type="string">
            <text:p>D-28195 Bremen</text:p>
          </table:table-cell>
          <table:table-cell office:value-type="string">
            <text:p>Halle 2, Stand E51/1</text:p>
          </table:table-cell>
        </table:table-row>
        <table:table-row table:style-name="ro1">
          <table:table-cell office:value-type="string">
            <text:p>Brunel</text:p>
          </table:table-cell>
          <table:table-cell office:value-type="string">
            <text:p>D-28195 Bremen</text:p>
          </table:table-cell>
          <table:table-cell office:value-type="string">
            <text:p>Halle 17, Stand F27</text:p>
          </table:table-cell>
        </table:table-row>
        <table:table-row table:style-name="ro1">
          <table:table-cell office:value-type="string">
            <text:p>BSP Panzer Ing. Büro Vertrieb</text:p>
          </table:table-cell>
          <table:table-cell office:value-type="string">
            <text:p>D-58840 Plettenberg</text:p>
          </table:table-cell>
          <table:table-cell office:value-type="string">
            <text:p>Halle 4, Stand E03</text:p>
          </table:table-cell>
        </table:table-row>
        <table:table-row table:style-name="ro1">
          <table:table-cell office:value-type="string">
            <text:p>Buderus Feinguss</text:p>
          </table:table-cell>
          <table:table-cell office:value-type="string">
            <text:p>D-63697 Hirzenhain</text:p>
          </table:table-cell>
          <table:table-cell office:value-type="string">
            <text:p>Halle 3, Stand B26</text:p>
          </table:table-cell>
        </table:table-row>
        <table:table-row table:style-name="ro1">
          <table:table-cell office:value-type="string">
            <text:p>Buderus Feinguss</text:p>
          </table:table-cell>
          <table:table-cell office:value-type="string">
            <text:p>D-47441 Moers</text:p>
          </table:table-cell>
          <table:table-cell office:value-type="string">
            <text:p>Halle 3, Stand B26, (4)</text:p>
          </table:table-cell>
        </table:table-row>
        <table:table-row table:style-name="ro1">
          <table:table-cell office:value-type="string">
            <text:p>Bürkert Fluid Control Systems</text:p>
          </table:table-cell>
          <table:table-cell office:value-type="string">
            <text:p>D-74653 Ingelfingen</text:p>
          </table:table-cell>
          <table:table-cell office:value-type="string">
            <text:p>Halle 9, Stand G14</text:p>
          </table:table-cell>
        </table:table-row>
        <table:table-row table:style-name="ro1">
          <table:table-cell office:value-type="string">
            <text:p>Bürkle + Schöck</text:p>
          </table:table-cell>
          <table:table-cell office:value-type="string">
            <text:p>D-70565 Stuttgart</text:p>
          </table:table-cell>
          <table:table-cell office:value-type="string">
            <text:p>Halle 4, Stand E34</text:p>
          </table:table-cell>
        </table:table-row>
        <table:table-row table:style-name="ro1">
          <table:table-cell office:value-type="string">
            <text:p>Bürstlein Gusstechnik</text:p>
          </table:table-cell>
          <table:table-cell office:value-type="string">
            <text:p>D-66849 Landstuhl</text:p>
          </table:table-cell>
          <table:table-cell office:value-type="string">
            <text:p>Halle 3, Stand B26, (13)</text:p>
          </table:table-cell>
        </table:table-row>
        <table:table-row table:style-name="ro1">
          <table:table-cell office:value-type="string">
            <text:p>Bundesagentur für Arbeit</text:p>
          </table:table-cell>
          <table:table-cell office:value-type="string">
            <text:p>D-90478 Nürnberg</text:p>
          </table:table-cell>
          <table:table-cell office:value-type="string">
            <text:p>Halle 2, Stand D55</text:p>
          </table:table-cell>
        </table:table-row>
        <table:table-row table:style-name="ro1">
          <table:table-cell office:value-type="string">
            <text:p>Bundesanstalt für Arbeitsschutz</text:p>
          </table:table-cell>
          <table:table-cell office:value-type="string">
            <text:p>D-44149 Dortmund</text:p>
          </table:table-cell>
          <table:table-cell office:value-type="string">
            <text:p>Halle 2, Stand A45</text:p>
          </table:table-cell>
        </table:table-row>
        <table:table-row table:style-name="ro1">
          <table:table-cell office:value-type="string">
            <text:p>Bundesanstalt für Materialforschung</text:p>
          </table:table-cell>
          <table:table-cell office:value-type="string">
            <text:p>D-12205 Berlin</text:p>
          </table:table-cell>
          <table:table-cell office:value-type="string">
            <text:p>Halle 2, Stand A24</text:p>
          </table:table-cell>
        </table:table-row>
        <table:table-row table:style-name="ro1">
          <table:table-cell office:value-type="string">
            <text:p>Bundesinstitut für Berufsbildung</text:p>
          </table:table-cell>
          <table:table-cell office:value-type="string">
            <text:p>D-53175 Bonn</text:p>
          </table:table-cell>
          <table:table-cell office:value-type="string">
            <text:p>Halle 15, Stand D10</text:p>
          </table:table-cell>
        </table:table-row>
        <table:table-row table:style-name="ro1">
          <table:table-cell office:value-type="string">
            <text:p>Bundesministerium für Bildung</text:p>
          </table:table-cell>
          <table:table-cell office:value-type="string">
            <text:p>D-10115 Berlin</text:p>
          </table:table-cell>
          <table:table-cell office:value-type="string">
            <text:p>Halle 2, Stand C30</text:p>
          </table:table-cell>
        </table:table-row>
        <table:table-row table:style-name="ro1">
          <table:table-cell office:value-type="string">
            <text:p>Bundesministerium für Wirtschaft</text:p>
          </table:table-cell>
          <table:table-cell office:value-type="string">
            <text:p>D-53123 Bonn</text:p>
          </table:table-cell>
          <table:table-cell office:value-type="string">
            <text:p>Halle 13, Stand A60</text:p>
          </table:table-cell>
        </table:table-row>
        <table:table-row table:style-name="ro1">
          <table:table-cell office:value-type="string">
            <text:p>Bundesverband Solare Mobilität</text:p>
          </table:table-cell>
          <table:table-cell office:value-type="string">
            <text:p>D-21075 Hamburg</text:p>
          </table:table-cell>
          <table:table-cell office:value-type="string">
            <text:p>Halle 13, Stand E59</text:p>
          </table:table-cell>
        </table:table-row>
        <table:table-row table:style-name="ro1">
          <table:table-cell office:value-type="string">
            <text:p>Bundesverband WindEnergie</text:p>
          </table:table-cell>
          <table:table-cell office:value-type="string">
            <text:p>D-49074 Osnabrück</text:p>
          </table:table-cell>
          <table:table-cell office:value-type="string">
            <text:p>Halle 13, Stand B54/1</text:p>
          </table:table-cell>
        </table:table-row>
        <table:table-row table:style-name="ro1">
          <table:table-cell office:value-type="string">
            <text:p>Burg Giebichenstein Hochschule</text:p>
          </table:table-cell>
          <table:table-cell office:value-type="string">
            <text:p>D-06108 Halle/Saale</text:p>
          </table:table-cell>
          <table:table-cell office:value-type="string">
            <text:p>Halle 2, Stand C39</text:p>
          </table:table-cell>
        </table:table-row>
        <table:table-row table:style-name="ro1">
          <table:table-cell office:value-type="string">
            <text:p>Burger Küchenmöbel</text:p>
          </table:table-cell>
          <table:table-cell office:value-type="string">
            <text:p>D-39288 Burg</text:p>
          </table:table-cell>
          <table:table-cell office:value-type="string">
            <text:p>Halle 11, Stand B46</text:p>
          </table:table-cell>
        </table:table-row>
        <table:table-row table:style-name="ro1">
          <table:table-cell office:value-type="string">
            <text:p>Burgmaier Metalltechnik</text:p>
          </table:table-cell>
          <table:table-cell office:value-type="string">
            <text:p>D-89604 Allmendingen</text:p>
          </table:table-cell>
          <table:table-cell office:value-type="string">
            <text:p>Halle 4, Stand F22</text:p>
          </table:table-cell>
        </table:table-row>
        <table:table-row table:style-name="ro1">
          <table:table-cell office:value-type="string">
            <text:p>Burgtec Systemlösungen</text:p>
          </table:table-cell>
          <table:table-cell office:value-type="string">
            <text:p>D-58640 Iserlohn</text:p>
          </table:table-cell>
          <table:table-cell office:value-type="string">
            <text:p>Halle 4, Stand C34, (6)</text:p>
          </table:table-cell>
        </table:table-row>
        <table:table-row table:style-name="ro1">
          <table:table-cell office:value-type="string">
            <text:p>Business Technology Consulting</text:p>
          </table:table-cell>
          <table:table-cell office:value-type="string">
            <text:p>D-26121 Oldenburg</text:p>
          </table:table-cell>
          <table:table-cell office:value-type="string">
            <text:p>Halle 13, Stand B20</text:p>
          </table:table-cell>
        </table:table-row>
        <table:table-row table:style-name="ro1">
          <table:table-cell office:value-type="string">
            <text:p>BusinessNetwork</text:p>
          </table:table-cell>
          <table:table-cell office:value-type="string">
            <text:p>D-98693 Ilmenau</text:p>
          </table:table-cell>
          <table:table-cell office:value-type="string">
            <text:p>Halle 2, Stand D16</text:p>
          </table:table-cell>
        </table:table-row>
        <table:table-row table:style-name="ro1">
          <table:table-cell office:value-type="string">
            <text:p>BUTTING, H.</text:p>
          </table:table-cell>
          <table:table-cell office:value-type="string">
            <text:p>D-29379 Knesebeck</text:p>
          </table:table-cell>
          <table:table-cell office:value-type="string">
            <text:p>Halle 6, Stand A24</text:p>
          </table:table-cell>
        </table:table-row>
        <table:table-row table:style-name="ro1">
          <table:table-cell office:value-type="string">
            <text:p>BWS</text:p>
          </table:table-cell>
          <table:table-cell office:value-type="string">
            <text:p>D-03130 Spremberg</text:p>
          </table:table-cell>
          <table:table-cell office:value-type="string">
            <text:p>Halle 5, Stand A44</text:p>
          </table:table-cell>
        </table:table-row>
        <table:table-row table:style-name="ro1">
          <table:table-cell office:value-type="string">
            <text:p>BZ-Pinselentwicklungs- und Herstellungs</text:p>
          </table:table-cell>
          <table:table-cell office:value-type="string">
            <text:p>D-91737 Ornbau</text:p>
          </table:table-cell>
          <table:table-cell office:value-type="string">
            <text:p>Halle 4, Stand C42</text:p>
          </table:table-cell>
        </table:table-row>
        <table:table-row table:style-name="ro1">
          <table:table-cell office:value-type="string">
            <text:p>CA Engineering und Service</text:p>
          </table:table-cell>
          <table:table-cell office:value-type="string">
            <text:p>D-59269 Beckum</text:p>
          </table:table-cell>
          <table:table-cell office:value-type="string">
            <text:p>Halle 15, Stand A06</text:p>
          </table:table-cell>
        </table:table-row>
        <table:table-row table:style-name="ro1">
          <table:table-cell office:value-type="string">
            <text:p>CadCabel</text:p>
          </table:table-cell>
          <table:table-cell office:value-type="string">
            <text:p>D-37318 Hohengandern</text:p>
          </table:table-cell>
          <table:table-cell office:value-type="string">
            <text:p>Halle 16, Stand B06</text:p>
          </table:table-cell>
        </table:table-row>
        <table:table-row table:style-name="ro1">
          <table:table-cell office:value-type="string">
            <text:p>CAD/CAM-Service</text:p>
          </table:table-cell>
          <table:table-cell office:value-type="string">
            <text:p>D-76149 Karlsruhe</text:p>
          </table:table-cell>
          <table:table-cell office:value-type="string">
            <text:p>Halle 16, Stand F21</text:p>
          </table:table-cell>
        </table:table-row>
        <table:table-row table:style-name="ro1">
          <table:table-cell office:value-type="string">
            <text:p>CAD.de</text:p>
          </table:table-cell>
          <table:table-cell office:value-type="string">
            <text:p>D-81737 München</text:p>
          </table:table-cell>
          <table:table-cell office:value-type="string">
            <text:p>Halle 15, Stand A22</text:p>
          </table:table-cell>
        </table:table-row>
        <table:table-row table:style-name="ro1">
          <table:table-cell office:value-type="string">
            <text:p>CADENAS</text:p>
          </table:table-cell>
          <table:table-cell office:value-type="string">
            <text:p>D-86153 Augsburg</text:p>
          </table:table-cell>
          <table:table-cell office:value-type="string">
            <text:p>Halle 11, Stand C64</text:p>
          </table:table-cell>
        </table:table-row>
        <table:table-row table:style-name="ro1">
          <table:table-cell office:value-type="string">
            <text:p>CADENAS</text:p>
          </table:table-cell>
          <table:table-cell office:value-type="string">
            <text:p>D-86153 Augsburg</text:p>
          </table:table-cell>
          <table:table-cell office:value-type="string">
            <text:p>Halle 16, Stand E18</text:p>
          </table:table-cell>
        </table:table-row>
        <table:table-row table:style-name="ro1">
          <table:table-cell office:value-type="string">
            <text:p>CADFEM</text:p>
          </table:table-cell>
          <table:table-cell office:value-type="string">
            <text:p>D-85567 Grafing</text:p>
          </table:table-cell>
          <table:table-cell office:value-type="string">
            <text:p>Halle 15, Stand C04</text:p>
          </table:table-cell>
        </table:table-row>
        <table:table-row table:style-name="ro1">
          <table:table-cell office:value-type="string">
            <text:p>CAD-Praxis</text:p>
          </table:table-cell>
          <table:table-cell office:value-type="string">
            <text:p>D-52428 Jülich</text:p>
          </table:table-cell>
          <table:table-cell office:value-type="string">
            <text:p>Halle 16, Stand F05</text:p>
          </table:table-cell>
        </table:table-row>
        <table:table-row table:style-name="ro1">
          <table:table-cell office:value-type="string">
            <text:p>CAD-praxis</text:p>
          </table:table-cell>
          <table:table-cell office:value-type="string">
            <text:p>D-52428 Jülich</text:p>
          </table:table-cell>
          <table:table-cell office:value-type="string">
            <text:p>Halle 15, Stand B14</text:p>
          </table:table-cell>
        </table:table-row>
        <table:table-row table:style-name="ro1">
          <table:table-cell office:value-type="string">
            <text:p>Calenberg Ingenieure</text:p>
          </table:table-cell>
          <table:table-cell office:value-type="string">
            <text:p>D-31020 Salzhemmendorf</text:p>
          </table:table-cell>
          <table:table-cell office:value-type="string">
            <text:p>Halle 5, Stand A16</text:p>
          </table:table-cell>
        </table:table-row>
        <table:table-row table:style-name="ro1">
          <table:table-cell office:value-type="string">
            <text:p>callistra</text:p>
          </table:table-cell>
          <table:table-cell office:value-type="string">
            <text:p>D-21335 Lüneburg</text:p>
          </table:table-cell>
          <table:table-cell office:value-type="string">
            <text:p>Halle 2, Stand A27</text:p>
          </table:table-cell>
        </table:table-row>
        <table:table-row table:style-name="ro1">
          <table:table-cell office:value-type="string">
            <text:p>camos</text:p>
          </table:table-cell>
          <table:table-cell office:value-type="string">
            <text:p>D-70178 Stuttgart</text:p>
          </table:table-cell>
          <table:table-cell office:value-type="string">
            <text:p>Halle 16, Stand C16</text:p>
          </table:table-cell>
        </table:table-row>
        <table:table-row table:style-name="ro1">
          <table:table-cell office:value-type="string">
            <text:p>CAMTECH</text:p>
          </table:table-cell>
          <table:table-cell office:value-type="string">
            <text:p>D-42853 Remscheid</text:p>
          </table:table-cell>
          <table:table-cell office:value-type="string">
            <text:p>Halle 15, Stand C06</text:p>
          </table:table-cell>
        </table:table-row>
        <table:table-row table:style-name="ro1">
          <table:table-cell office:value-type="string">
            <text:p>Camtek</text:p>
          </table:table-cell>
          <table:table-cell office:value-type="string">
            <text:p>D-71384 Weinstadt-Endersbach</text:p>
          </table:table-cell>
          <table:table-cell office:value-type="string">
            <text:p>Halle 15, Stand C05</text:p>
          </table:table-cell>
        </table:table-row>
        <table:table-row table:style-name="ro1">
          <table:table-cell office:value-type="string">
            <text:p>Canon Deutschland</text:p>
          </table:table-cell>
          <table:table-cell office:value-type="string">
            <text:p>D-47807 Krefeld</text:p>
          </table:table-cell>
          <table:table-cell office:value-type="string">
            <text:p>Halle 16, Stand D23</text:p>
          </table:table-cell>
        </table:table-row>
        <table:table-row table:style-name="ro1">
          <table:table-cell office:value-type="string">
            <text:p>Capgemini Deutschland</text:p>
          </table:table-cell>
          <table:table-cell office:value-type="string">
            <text:p>D-30163 Hannover</text:p>
          </table:table-cell>
          <table:table-cell office:value-type="string">
            <text:p>Halle 16, Stand C16</text:p>
          </table:table-cell>
        </table:table-row>
        <table:table-row table:style-name="ro1">
          <table:table-cell office:value-type="string">
            <text:p>Capsulution NanoScience</text:p>
          </table:table-cell>
          <table:table-cell office:value-type="string">
            <text:p>D-12489 Berlin</text:p>
          </table:table-cell>
          <table:table-cell office:value-type="string">
            <text:p>Halle 15, Stand D46</text:p>
          </table:table-cell>
        </table:table-row>
        <table:table-row table:style-name="ro1">
          <table:table-cell office:value-type="string">
            <text:p>Car Trim</text:p>
          </table:table-cell>
          <table:table-cell office:value-type="string">
            <text:p>D-39576 Stendal</text:p>
          </table:table-cell>
          <table:table-cell office:value-type="string">
            <text:p>Halle 4, Stand F34</text:p>
          </table:table-cell>
        </table:table-row>
        <table:table-row table:style-name="ro1">
          <table:table-cell office:value-type="string">
            <text:p>carat robotic innovation</text:p>
          </table:table-cell>
          <table:table-cell office:value-type="string">
            <text:p>D-44227 Dortmund</text:p>
          </table:table-cell>
          <table:table-cell office:value-type="string">
            <text:p>Halle 17, Stand E84</text:p>
          </table:table-cell>
        </table:table-row>
        <table:table-row table:style-name="ro1">
          <table:table-cell office:value-type="string">
            <text:p>CARBONIT Filtertechnik</text:p>
          </table:table-cell>
          <table:table-cell office:value-type="string">
            <text:p>D-29410 Salzwedel</text:p>
          </table:table-cell>
          <table:table-cell office:value-type="string">
            <text:p>Halle 4, Stand F34</text:p>
          </table:table-cell>
        </table:table-row>
        <table:table-row table:style-name="ro1">
          <table:table-cell office:value-type="string">
            <text:p>Carl Bechem</text:p>
          </table:table-cell>
          <table:table-cell office:value-type="string">
            <text:p>D-39649 Mieste</text:p>
          </table:table-cell>
          <table:table-cell office:value-type="string">
            <text:p>Halle 4, Stand F34</text:p>
          </table:table-cell>
        </table:table-row>
        <table:table-row table:style-name="ro1">
          <table:table-cell office:value-type="string">
            <text:p>CARLO GAVAZZI</text:p>
          </table:table-cell>
          <table:table-cell office:value-type="string">
            <text:p>D-64331 Weiterstadt</text:p>
          </table:table-cell>
          <table:table-cell office:value-type="string">
            <text:p>Halle 12, Stand D53</text:p>
          </table:table-cell>
        </table:table-row>
        <table:table-row table:style-name="ro1">
          <table:table-cell office:value-type="string">
            <text:p>CATUNO</text:p>
          </table:table-cell>
          <table:table-cell office:value-type="string">
            <text:p>D-31137 Hildesheim</text:p>
          </table:table-cell>
          <table:table-cell office:value-type="string">
            <text:p>Halle 16, Stand C16</text:p>
          </table:table-cell>
        </table:table-row>
        <table:table-row table:style-name="ro1">
          <table:table-cell office:value-type="string">
            <text:p>CB Chemie &amp; Biotechnologie</text:p>
          </table:table-cell>
          <table:table-cell office:value-type="string">
            <text:p>D-33334 Gütersloh</text:p>
          </table:table-cell>
          <table:table-cell office:value-type="string">
            <text:p>Halle 13, Stand H35</text:p>
          </table:table-cell>
        </table:table-row>
        <table:table-row table:style-name="ro1">
          <table:table-cell office:value-type="string">
            <text:p>CB-Feinmechanik</text:p>
          </table:table-cell>
          <table:table-cell office:value-type="string">
            <text:p>D-83471 Berchtesgaden</text:p>
          </table:table-cell>
          <table:table-cell office:value-type="string">
            <text:p>Halle 7, Stand A03</text:p>
          </table:table-cell>
        </table:table-row>
        <table:table-row table:style-name="ro1">
          <table:table-cell office:value-type="string">
            <text:p>CCE Systemhaus</text:p>
          </table:table-cell>
          <table:table-cell office:value-type="string">
            <text:p>D-49084 Osnabrück</text:p>
          </table:table-cell>
          <table:table-cell office:value-type="string">
            <text:p>Halle 16, Stand F21</text:p>
          </table:table-cell>
        </table:table-row>
        <table:table-row table:style-name="ro1">
          <table:table-cell office:value-type="string">
            <text:p>CD-adapco</text:p>
          </table:table-cell>
          <table:table-cell office:value-type="string">
            <text:p>D-90402 Nürnberg</text:p>
          </table:table-cell>
          <table:table-cell office:value-type="string">
            <text:p>Halle 16, Stand E03</text:p>
          </table:table-cell>
        </table:table-row>
        <table:table-row table:style-name="ro1">
          <table:table-cell office:value-type="string">
            <text:p>CDL Präzisionstechnik</text:p>
          </table:table-cell>
          <table:table-cell office:value-type="string">
            <text:p>D-41069 Mönchengladbach</text:p>
          </table:table-cell>
          <table:table-cell office:value-type="string">
            <text:p>Halle 3, Stand B56</text:p>
          </table:table-cell>
        </table:table-row>
        <table:table-row table:style-name="ro1">
          <table:table-cell office:value-type="string">
            <text:p>CDP Bharat Forge</text:p>
          </table:table-cell>
          <table:table-cell office:value-type="string">
            <text:p>D-58256 Ennepetal</text:p>
          </table:table-cell>
          <table:table-cell office:value-type="string">
            <text:p>Halle 4, Stand E42</text:p>
          </table:table-cell>
        </table:table-row>
        <table:table-row table:style-name="ro1">
          <table:table-cell office:value-type="string">
            <text:p>Cembre</text:p>
          </table:table-cell>
          <table:table-cell office:value-type="string">
            <text:p>D-80807 München</text:p>
          </table:table-cell>
          <table:table-cell office:value-type="string">
            <text:p>Halle 12, Stand G44</text:p>
          </table:table-cell>
        </table:table-row>
        <table:table-row table:style-name="ro1">
          <table:table-cell office:value-type="string">
            <text:p>CENIT Systemhaus</text:p>
          </table:table-cell>
          <table:table-cell office:value-type="string">
            <text:p>D-70565 Stuttgart</text:p>
          </table:table-cell>
          <table:table-cell office:value-type="string">
            <text:p>Halle 16, Stand A06</text:p>
          </table:table-cell>
        </table:table-row>
        <table:table-row table:style-name="ro1">
          <table:table-cell office:value-type="string">
            <text:p>CENIT Systemhaus</text:p>
          </table:table-cell>
          <table:table-cell office:value-type="string">
            <text:p>D-70565 Stuttgart</text:p>
          </table:table-cell>
          <table:table-cell office:value-type="string">
            <text:p>Halle 16, Stand F15</text:p>
          </table:table-cell>
        </table:table-row>
        <table:table-row table:style-name="ro1">
          <table:table-cell office:value-type="string">
            <text:p>CeNTech</text:p>
          </table:table-cell>
          <table:table-cell office:value-type="string">
            <text:p>D-48149 Münster</text:p>
          </table:table-cell>
          <table:table-cell office:value-type="string">
            <text:p>Halle 15, Stand D46</text:p>
          </table:table-cell>
        </table:table-row>
        <table:table-row table:style-name="ro1">
          <table:table-cell office:value-type="string">
            <text:p>CeNTech</text:p>
          </table:table-cell>
          <table:table-cell office:value-type="string">
            <text:p>D-48149 Münster</text:p>
          </table:table-cell>
          <table:table-cell office:value-type="string">
            <text:p>Halle 15, Stand D46</text:p>
          </table:table-cell>
        </table:table-row>
        <table:table-row table:style-name="ro1">
          <table:table-cell office:value-type="string">
            <text:p>Center for Quality Engineering</text:p>
          </table:table-cell>
          <table:table-cell office:value-type="string">
            <text:p>D-81379 München</text:p>
          </table:table-cell>
          <table:table-cell office:value-type="string">
            <text:p>Halle 4, Stand C42</text:p>
          </table:table-cell>
        </table:table-row>
        <table:table-row table:style-name="ro1">
          <table:table-cell office:value-type="string">
            <text:p>CERA SYSTEM</text:p>
          </table:table-cell>
          <table:table-cell office:value-type="string">
            <text:p>D-07629 Hermsdorf</text:p>
          </table:table-cell>
          <table:table-cell office:value-type="string">
            <text:p>Halle 5, Stand E34</text:p>
          </table:table-cell>
        </table:table-row>
        <table:table-row table:style-name="ro1">
          <table:table-cell office:value-type="string">
            <text:p>CeramTec</text:p>
          </table:table-cell>
          <table:table-cell office:value-type="string">
            <text:p>D-73207 Plochingen</text:p>
          </table:table-cell>
          <table:table-cell office:value-type="string">
            <text:p>Halle 5, Stand E32</text:p>
          </table:table-cell>
        </table:table-row>
        <table:table-row table:style-name="ro1">
          <table:table-cell office:value-type="string">
            <text:p>CEwind</text:p>
          </table:table-cell>
          <table:table-cell office:value-type="string">
            <text:p>D-24943 Flensburg</text:p>
          </table:table-cell>
          <table:table-cell office:value-type="string">
            <text:p>Halle 13, Stand B50/8</text:p>
          </table:table-cell>
        </table:table-row>
        <table:table-row table:style-name="ro1">
          <table:table-cell office:value-type="string">
            <text:p>CFM-REITEK</text:p>
          </table:table-cell>
          <table:table-cell office:value-type="string">
            <text:p>D-53424 Remagen</text:p>
          </table:table-cell>
          <table:table-cell office:value-type="string">
            <text:p>Halle 13, Stand H24</text:p>
          </table:table-cell>
        </table:table-row>
        <table:table-row table:style-name="ro1">
          <table:table-cell office:value-type="string">
            <text:p>CGTECH Deutschland</text:p>
          </table:table-cell>
          <table:table-cell office:value-type="string">
            <text:p>D-50769 Köln</text:p>
          </table:table-cell>
          <table:table-cell office:value-type="string">
            <text:p>Halle 15, Stand D40</text:p>
          </table:table-cell>
        </table:table-row>
        <table:table-row table:style-name="ro1">
          <table:table-cell office:value-type="string">
            <text:p>Chancen-Region Mainfranken</text:p>
          </table:table-cell>
          <table:table-cell office:value-type="string">
            <text:p>D-97424 Schweinfurt</text:p>
          </table:table-cell>
          <table:table-cell office:value-type="string">
            <text:p>Halle 4, Stand C42</text:p>
          </table:table-cell>
        </table:table-row>
        <table:table-row table:style-name="ro1">
          <table:table-cell office:value-type="string">
            <text:p>CHAUVIN ARNOUX</text:p>
          </table:table-cell>
          <table:table-cell office:value-type="string">
            <text:p>D-77694 Kehl</text:p>
          </table:table-cell>
          <table:table-cell office:value-type="string">
            <text:p>Halle 7, Stand E16</text:p>
          </table:table-cell>
        </table:table-row>
        <table:table-row table:style-name="ro1">
          <table:table-cell office:value-type="string">
            <text:p>CHAUVIN ARNOUX</text:p>
          </table:table-cell>
          <table:table-cell office:value-type="string">
            <text:p>D-77694 Kehl</text:p>
          </table:table-cell>
          <table:table-cell office:value-type="string">
            <text:p>Halle 12, Stand E39</text:p>
          </table:table-cell>
        </table:table-row>
        <table:table-row table:style-name="ro1">
          <table:table-cell office:value-type="string">
            <text:p>Check Point Software Technologies</text:p>
          </table:table-cell>
          <table:table-cell office:value-type="string">
            <text:p>D-85399 Hallbergmoos</text:p>
          </table:table-cell>
          <table:table-cell office:value-type="string">
            <text:p>Halle 17, Stand B40</text:p>
          </table:table-cell>
        </table:table-row>
        <table:table-row table:style-name="ro1">
          <table:table-cell office:value-type="string">
            <text:p>ChemSite</text:p>
          </table:table-cell>
          <table:table-cell office:value-type="string">
            <text:p>D-45772 Marl</text:p>
          </table:table-cell>
          <table:table-cell office:value-type="string">
            <text:p>Halle 6, Stand C54</text:p>
          </table:table-cell>
        </table:table-row>
        <table:table-row table:style-name="ro1">
          <table:table-cell office:value-type="string">
            <text:p>Cheops Elektronik</text:p>
          </table:table-cell>
          <table:table-cell office:value-type="string">
            <text:p>D-82538 Geretsried</text:p>
          </table:table-cell>
          <table:table-cell office:value-type="string">
            <text:p>Halle 7, Stand B46</text:p>
          </table:table-cell>
        </table:table-row>
        <table:table-row table:style-name="ro1">
          <table:table-cell office:value-type="string">
            <text:p>CHRISTIANI, Dr.-Ing. Paul</text:p>
          </table:table-cell>
          <table:table-cell office:value-type="string">
            <text:p>D-78464 Konstanz</text:p>
          </table:table-cell>
          <table:table-cell office:value-type="string">
            <text:p>Halle 15, Stand D10</text:p>
          </table:table-cell>
        </table:table-row>
        <table:table-row table:style-name="ro1">
          <table:table-cell office:value-type="string">
            <text:p>ci-base</text:p>
          </table:table-cell>
          <table:table-cell office:value-type="string">
            <text:p>D-28355 Bremen</text:p>
          </table:table-cell>
          <table:table-cell office:value-type="string">
            <text:p>Halle 15, Stand A06</text:p>
          </table:table-cell>
        </table:table-row>
        <table:table-row table:style-name="ro1">
          <table:table-cell office:value-type="string">
            <text:p>CIDEON Software</text:p>
          </table:table-cell>
          <table:table-cell office:value-type="string">
            <text:p>D-02826 Görlitz</text:p>
          </table:table-cell>
          <table:table-cell office:value-type="string">
            <text:p>Halle 16, Stand A06</text:p>
          </table:table-cell>
        </table:table-row>
        <table:table-row table:style-name="ro1">
          <table:table-cell office:value-type="string">
            <text:p>cifa crossculture</text:p>
          </table:table-cell>
          <table:table-cell office:value-type="string">
            <text:p>D-70173 Stuttgart</text:p>
          </table:table-cell>
          <table:table-cell office:value-type="string">
            <text:p>Halle 6, Stand D42</text:p>
          </table:table-cell>
        </table:table-row>
        <table:table-row table:style-name="ro1">
          <table:table-cell office:value-type="string">
            <text:p>CIM</text:p>
          </table:table-cell>
          <table:table-cell office:value-type="string">
            <text:p>D-52074 Aachen</text:p>
          </table:table-cell>
          <table:table-cell office:value-type="string">
            <text:p>Halle 16, Stand C16</text:p>
          </table:table-cell>
        </table:table-row>
        <table:table-row table:style-name="ro1">
          <table:table-cell office:value-type="string">
            <text:p>CIM Technologiezentrum Wismar</text:p>
          </table:table-cell>
          <table:table-cell office:value-type="string">
            <text:p>D-23966 Wismar</text:p>
          </table:table-cell>
          <table:table-cell office:value-type="string">
            <text:p>Halle 3, Stand E56</text:p>
          </table:table-cell>
        </table:table-row>
        <table:table-row table:style-name="ro1">
          <table:table-cell office:value-type="string">
            <text:p>CIM-Team</text:p>
          </table:table-cell>
          <table:table-cell office:value-type="string">
            <text:p>D-89079 Ulm</text:p>
          </table:table-cell>
          <table:table-cell office:value-type="string">
            <text:p>Halle 16, Stand B06</text:p>
          </table:table-cell>
        </table:table-row>
        <table:table-row table:style-name="ro1">
          <table:table-cell office:value-type="string">
            <text:p>CIM-Team Technische Informatik</text:p>
          </table:table-cell>
          <table:table-cell office:value-type="string">
            <text:p>D-89079 Ulm</text:p>
          </table:table-cell>
          <table:table-cell office:value-type="string">
            <text:p>Halle 11, Stand C64</text:p>
          </table:table-cell>
        </table:table-row>
        <table:table-row table:style-name="ro1">
          <table:table-cell office:value-type="string">
            <text:p>CINSat</text:p>
          </table:table-cell>
          <table:table-cell office:value-type="string">
            <text:p>D-34132 Kassel</text:p>
          </table:table-cell>
          <table:table-cell office:value-type="string">
            <text:p>Halle 15, Stand D46</text:p>
          </table:table-cell>
        </table:table-row>
        <table:table-row table:style-name="ro1">
          <table:table-cell office:value-type="string">
            <text:p>CINTEG</text:p>
          </table:table-cell>
          <table:table-cell office:value-type="string">
            <text:p>D-73037 Göppingen</text:p>
          </table:table-cell>
          <table:table-cell office:value-type="string">
            <text:p>Halle 16, Stand F05</text:p>
          </table:table-cell>
        </table:table-row>
        <table:table-row table:style-name="ro1">
          <table:table-cell office:value-type="string">
            <text:p>CiS Institut für Mikrosensorik</text:p>
          </table:table-cell>
          <table:table-cell office:value-type="string">
            <text:p>D-99099 Erfurt</text:p>
          </table:table-cell>
          <table:table-cell office:value-type="string">
            <text:p>Halle 8, Stand F34</text:p>
          </table:table-cell>
        </table:table-row>
        <table:table-row table:style-name="ro1">
          <table:table-cell office:value-type="string">
            <text:p>Cisco Systems</text:p>
          </table:table-cell>
          <table:table-cell office:value-type="string">
            <text:p>D-85399 Hallbergmoos</text:p>
          </table:table-cell>
          <table:table-cell office:value-type="string">
            <text:p>Halle 17, Stand B40</text:p>
          </table:table-cell>
        </table:table-row>
        <table:table-row table:style-name="ro1">
          <table:table-cell office:value-type="string">
            <text:p>Citim</text:p>
          </table:table-cell>
          <table:table-cell office:value-type="string">
            <text:p>D-39179 Barleben</text:p>
          </table:table-cell>
          <table:table-cell office:value-type="string">
            <text:p>Halle 4, Stand F34</text:p>
          </table:table-cell>
        </table:table-row>
        <table:table-row table:style-name="ro1">
          <table:table-cell office:value-type="string">
            <text:p>CLAAS Fertigungstechnik</text:p>
          </table:table-cell>
          <table:table-cell office:value-type="string">
            <text:p>D-48361 Beelen</text:p>
          </table:table-cell>
          <table:table-cell office:value-type="string">
            <text:p>Halle 17, Stand D70</text:p>
          </table:table-cell>
        </table:table-row>
        <table:table-row table:style-name="ro1">
          <table:table-cell office:value-type="string">
            <text:p>Clean Mobility</text:p>
          </table:table-cell>
          <table:table-cell office:value-type="string">
            <text:p>D-30521 Hannover</text:p>
          </table:table-cell>
          <table:table-cell office:value-type="string">
            <text:p>Halle 13, Stand E59</text:p>
          </table:table-cell>
        </table:table-row>
        <table:table-row table:style-name="ro1">
          <table:table-cell office:value-type="string">
            <text:p>CLEMENS</text:p>
          </table:table-cell>
          <table:table-cell office:value-type="string">
            <text:p>D-54516 Wittlich</text:p>
          </table:table-cell>
          <table:table-cell office:value-type="string">
            <text:p>Halle 3, Stand E48</text:p>
          </table:table-cell>
        </table:table-row>
        <table:table-row table:style-name="ro1">
          <table:table-cell office:value-type="string">
            <text:p>Cluster Labs</text:p>
          </table:table-cell>
          <table:table-cell office:value-type="string">
            <text:p>D-13158 Berlin</text:p>
          </table:table-cell>
          <table:table-cell office:value-type="string">
            <text:p>Halle 9, Stand A14</text:p>
          </table:table-cell>
        </table:table-row>
        <table:table-row table:style-name="ro1">
          <table:table-cell office:value-type="string">
            <text:p>CoDeSys Automation Alliance</text:p>
          </table:table-cell>
          <table:table-cell office:value-type="string">
            <text:p>D-87439 Kempten</text:p>
          </table:table-cell>
          <table:table-cell office:value-type="string">
            <text:p>Halle 9, Stand A60</text:p>
          </table:table-cell>
        </table:table-row>
        <table:table-row table:style-name="ro1">
          <table:table-cell office:value-type="string">
            <text:p>CodeWrights</text:p>
          </table:table-cell>
          <table:table-cell office:value-type="string">
            <text:p>D-76137 Karlsruhe</text:p>
          </table:table-cell>
          <table:table-cell office:value-type="string">
            <text:p>Halle 8, Stand A29</text:p>
          </table:table-cell>
        </table:table-row>
        <table:table-row table:style-name="ro1">
          <table:table-cell office:value-type="string">
            <text:p>COEXAL</text:p>
          </table:table-cell>
          <table:table-cell office:value-type="string">
            <text:p>D-99894 Leinatal, OT Schönau v. d. Walde</text:p>
          </table:table-cell>
          <table:table-cell office:value-type="string">
            <text:p>Halle 4, Stand A42</text:p>
          </table:table-cell>
        </table:table-row>
        <table:table-row table:style-name="ro1">
          <table:table-cell office:value-type="string">
            <text:p>Coherent</text:p>
          </table:table-cell>
          <table:table-cell office:value-type="string">
            <text:p>D-64807 Dieburg</text:p>
          </table:table-cell>
          <table:table-cell office:value-type="string">
            <text:p>Halle 14, Stand H42</text:p>
          </table:table-cell>
        </table:table-row>
        <table:table-row table:style-name="ro1">
          <table:table-cell office:value-type="string">
            <text:p>Coherent Lambda Physik</text:p>
          </table:table-cell>
          <table:table-cell office:value-type="string">
            <text:p>D-37079 Göttingen</text:p>
          </table:table-cell>
          <table:table-cell office:value-type="string">
            <text:p>Halle 14, Stand H42</text:p>
          </table:table-cell>
        </table:table-row>
        <table:table-row table:style-name="ro1">
          <table:table-cell office:value-type="string">
            <text:p>COLANDIS</text:p>
          </table:table-cell>
          <table:table-cell office:value-type="string">
            <text:p>D-07768 Kahla</text:p>
          </table:table-cell>
          <table:table-cell office:value-type="string">
            <text:p>Halle 15, Stand D35</text:p>
          </table:table-cell>
        </table:table-row>
        <table:table-row table:style-name="ro1">
          <table:table-cell office:value-type="string">
            <text:p>COMAT Composite-Materials</text:p>
          </table:table-cell>
          <table:table-cell office:value-type="string">
            <text:p>D-67661 Kaiserslautern</text:p>
          </table:table-cell>
          <table:table-cell office:value-type="string">
            <text:p>Halle 5, Stand A15</text:p>
          </table:table-cell>
        </table:table-row>
        <table:table-row table:style-name="ro1">
          <table:table-cell office:value-type="string">
            <text:p>Combitherm</text:p>
          </table:table-cell>
          <table:table-cell office:value-type="string">
            <text:p>D-70736 Fellbach</text:p>
          </table:table-cell>
          <table:table-cell office:value-type="string">
            <text:p>Halle 13, Stand A63</text:p>
          </table:table-cell>
        </table:table-row>
        <table:table-row table:style-name="ro1">
          <table:table-cell office:value-type="string">
            <text:p>Comet</text:p>
          </table:table-cell>
          <table:table-cell office:value-type="string">
            <text:p>D-30827 Garbsen</text:p>
          </table:table-cell>
          <table:table-cell office:value-type="string">
            <text:p>Halle 17, Stand B60</text:p>
          </table:table-cell>
        </table:table-row>
        <table:table-row table:style-name="ro1">
          <table:table-cell office:value-type="string">
            <text:p>ComLogic Systeme</text:p>
          </table:table-cell>
          <table:table-cell office:value-type="string">
            <text:p>D-64347 Griesheim</text:p>
          </table:table-cell>
          <table:table-cell office:value-type="string">
            <text:p>Halle 15, Stand A22</text:p>
          </table:table-cell>
        </table:table-row>
        <table:table-row table:style-name="ro1">
          <table:table-cell office:value-type="string">
            <text:p>communicode</text:p>
          </table:table-cell>
          <table:table-cell office:value-type="string">
            <text:p>D-45136 Essen</text:p>
          </table:table-cell>
          <table:table-cell office:value-type="string">
            <text:p>Halle 16, Stand D10</text:p>
          </table:table-cell>
        </table:table-row>
        <table:table-row table:style-name="ro1">
          <table:table-cell office:value-type="string">
            <text:p>Compact Laser Solutions</text:p>
          </table:table-cell>
          <table:table-cell office:value-type="string">
            <text:p>D-10783 Berlin</text:p>
          </table:table-cell>
          <table:table-cell office:value-type="string">
            <text:p>Halle 14, Stand H42</text:p>
          </table:table-cell>
        </table:table-row>
        <table:table-row table:style-name="ro1">
          <table:table-cell office:value-type="string">
            <text:p>Composite EDP</text:p>
          </table:table-cell>
          <table:table-cell office:value-type="string">
            <text:p>D-09235 Burkhardtsdorf</text:p>
          </table:table-cell>
          <table:table-cell office:value-type="string">
            <text:p>Halle 4, Stand G24</text:p>
          </table:table-cell>
        </table:table-row>
        <table:table-row table:style-name="ro1">
          <table:table-cell office:value-type="string">
            <text:p>COMSOFT</text:p>
          </table:table-cell>
          <table:table-cell office:value-type="string">
            <text:p>D-76227 Karlsruhe</text:p>
          </table:table-cell>
          <table:table-cell office:value-type="string">
            <text:p>Halle 11, Stand A41</text:p>
          </table:table-cell>
        </table:table-row>
        <table:table-row table:style-name="ro1">
          <table:table-cell office:value-type="string">
            <text:p>CONBAM</text:p>
          </table:table-cell>
          <table:table-cell office:value-type="string">
            <text:p>D-52511 Geilenkirchen</text:p>
          </table:table-cell>
          <table:table-cell office:value-type="string">
            <text:p>Halle 2, Stand D16</text:p>
          </table:table-cell>
        </table:table-row>
        <table:table-row table:style-name="ro1">
          <table:table-cell office:value-type="string">
            <text:p>ConCab Kabel</text:p>
          </table:table-cell>
          <table:table-cell office:value-type="string">
            <text:p>D-74535 Mainhardt</text:p>
          </table:table-cell>
          <table:table-cell office:value-type="string">
            <text:p>Halle 17, Stand E40</text:p>
          </table:table-cell>
        </table:table-row>
        <table:table-row table:style-name="ro1">
          <table:table-cell office:value-type="string">
            <text:p>Conergy</text:p>
          </table:table-cell>
          <table:table-cell office:value-type="string">
            <text:p>D-20537 Hamburg</text:p>
          </table:table-cell>
          <table:table-cell office:value-type="string">
            <text:p>Halle 2, Stand D50/1</text:p>
          </table:table-cell>
        </table:table-row>
        <table:table-row table:style-name="ro1">
          <table:table-cell office:value-type="string">
            <text:p>conform</text:p>
          </table:table-cell>
          <table:table-cell office:value-type="string">
            <text:p>D-33790 Halle</text:p>
          </table:table-cell>
          <table:table-cell office:value-type="string">
            <text:p>Halle 17, Stand D70</text:p>
          </table:table-cell>
        </table:table-row>
        <table:table-row table:style-name="ro1">
          <table:table-cell office:value-type="string">
            <text:p>CONINVERS</text:p>
          </table:table-cell>
          <table:table-cell office:value-type="string">
            <text:p>D-71083 Herrenberg</text:p>
          </table:table-cell>
          <table:table-cell office:value-type="string">
            <text:p>Halle 9, Stand F40</text:p>
          </table:table-cell>
        </table:table-row>
        <table:table-row table:style-name="ro1">
          <table:table-cell office:value-type="string">
            <text:p>Conmatix Engineering Solutions</text:p>
          </table:table-cell>
          <table:table-cell office:value-type="string">
            <text:p>D-22335 Hamburg</text:p>
          </table:table-cell>
          <table:table-cell office:value-type="string">
            <text:p>Halle 15, Stand A06</text:p>
          </table:table-cell>
        </table:table-row>
        <table:table-row table:style-name="ro1">
          <table:table-cell office:value-type="string">
            <text:p>conSeneca microtec</text:p>
          </table:table-cell>
          <table:table-cell office:value-type="string">
            <text:p>D-44227 Dortmund</text:p>
          </table:table-cell>
          <table:table-cell office:value-type="string">
            <text:p>Halle 17, Stand E84</text:p>
          </table:table-cell>
        </table:table-row>
        <table:table-row table:style-name="ro1">
          <table:table-cell office:value-type="string">
            <text:p>CONTA-CLIP Verbindungstechnik</text:p>
          </table:table-cell>
          <table:table-cell office:value-type="string">
            <text:p>D-33161 Hövelhof</text:p>
          </table:table-cell>
          <table:table-cell office:value-type="string">
            <text:p>Halle 11, Stand E35</text:p>
          </table:table-cell>
        </table:table-row>
        <table:table-row table:style-name="ro1">
          <table:table-cell office:value-type="string">
            <text:p>Contact</text:p>
          </table:table-cell>
          <table:table-cell office:value-type="string">
            <text:p>D-70565 Stuttgart</text:p>
          </table:table-cell>
          <table:table-cell office:value-type="string">
            <text:p>Halle 8, Stand C06</text:p>
          </table:table-cell>
        </table:table-row>
        <table:table-row table:style-name="ro1">
          <table:table-cell office:value-type="string">
            <text:p>Contact</text:p>
          </table:table-cell>
          <table:table-cell office:value-type="string">
            <text:p>D-70565 Stuttgart</text:p>
          </table:table-cell>
          <table:table-cell office:value-type="string">
            <text:p>Halle 11, Stand F14</text:p>
          </table:table-cell>
        </table:table-row>
        <table:table-row table:style-name="ro1">
          <table:table-cell office:value-type="string">
            <text:p>Contact</text:p>
          </table:table-cell>
          <table:table-cell office:value-type="string">
            <text:p>D-70565 Stuttgart</text:p>
          </table:table-cell>
          <table:table-cell office:value-type="string">
            <text:p>Halle 17, Stand B03</text:p>
          </table:table-cell>
        </table:table-row>
        <table:table-row table:style-name="ro1">
          <table:table-cell office:value-type="string">
            <text:p>CONTACT Software</text:p>
          </table:table-cell>
          <table:table-cell office:value-type="string">
            <text:p>D-28359 Bremen</text:p>
          </table:table-cell>
          <table:table-cell office:value-type="string">
            <text:p>Halle 15, Stand A20</text:p>
          </table:table-cell>
        </table:table-row>
        <table:table-row table:style-name="ro1">
          <table:table-cell office:value-type="string">
            <text:p>CONTACT-Auszeichnungssysteme</text:p>
          </table:table-cell>
          <table:table-cell office:value-type="string">
            <text:p>D-69434 Hirschhorn</text:p>
          </table:table-cell>
          <table:table-cell office:value-type="string">
            <text:p>Halle 17, Stand F33</text:p>
          </table:table-cell>
        </table:table-row>
        <table:table-row table:style-name="ro1">
          <table:table-cell office:value-type="string">
            <text:p>contech electronic</text:p>
          </table:table-cell>
          <table:table-cell office:value-type="string">
            <text:p>D-33818 Leopoldshöhe</text:p>
          </table:table-cell>
          <table:table-cell office:value-type="string">
            <text:p>Halle 17, Stand D70</text:p>
          </table:table-cell>
        </table:table-row>
        <table:table-row table:style-name="ro1">
          <table:table-cell office:value-type="string">
            <text:p>Contelos</text:p>
          </table:table-cell>
          <table:table-cell office:value-type="string">
            <text:p>D-30989 Gehrden</text:p>
          </table:table-cell>
          <table:table-cell office:value-type="string">
            <text:p>Halle 15, Stand B14</text:p>
          </table:table-cell>
        </table:table-row>
        <table:table-row table:style-name="ro1">
          <table:table-cell office:value-type="string">
            <text:p>Contelos</text:p>
          </table:table-cell>
          <table:table-cell office:value-type="string">
            <text:p>D-30989 Gehrden</text:p>
          </table:table-cell>
          <table:table-cell office:value-type="string">
            <text:p>Halle 16, Stand F05</text:p>
          </table:table-cell>
        </table:table-row>
        <table:table-row table:style-name="ro1">
          <table:table-cell office:value-type="string">
            <text:p>Contemporary Controls</text:p>
          </table:table-cell>
          <table:table-cell office:value-type="string">
            <text:p>D-06295 Lutherstadt Eisleben</text:p>
          </table:table-cell>
          <table:table-cell office:value-type="string">
            <text:p>Halle 11, Stand E41</text:p>
          </table:table-cell>
        </table:table-row>
        <table:table-row table:style-name="ro1">
          <table:table-cell office:value-type="string">
            <text:p>Continental Recruiting Center</text:p>
          </table:table-cell>
          <table:table-cell office:value-type="string">
            <text:p>D-30165 Hannover</text:p>
          </table:table-cell>
          <table:table-cell office:value-type="string">
            <text:p>Halle 5, Stand A16</text:p>
          </table:table-cell>
        </table:table-row>
        <table:table-row table:style-name="ro1">
          <table:table-cell office:value-type="string">
            <text:p>ContiTech</text:p>
          </table:table-cell>
          <table:table-cell office:value-type="string">
            <text:p>D-30165 Hannover</text:p>
          </table:table-cell>
          <table:table-cell office:value-type="string">
            <text:p>Halle 5, Stand A16</text:p>
          </table:table-cell>
        </table:table-row>
        <table:table-row table:style-name="ro1">
          <table:table-cell office:value-type="string">
            <text:p>CONTOR</text:p>
          </table:table-cell>
          <table:table-cell office:value-type="string">
            <text:p>D-46569 Hünxe</text:p>
          </table:table-cell>
          <table:table-cell office:value-type="string">
            <text:p>Halle 6, Stand B42/1</text:p>
          </table:table-cell>
        </table:table-row>
        <table:table-row table:style-name="ro1">
          <table:table-cell office:value-type="string">
            <text:p>Contrinex</text:p>
          </table:table-cell>
          <table:table-cell office:value-type="string">
            <text:p>D-41334 Nettetal</text:p>
          </table:table-cell>
          <table:table-cell office:value-type="string">
            <text:p>Halle 9, Stand F36</text:p>
          </table:table-cell>
        </table:table-row>
        <table:table-row table:style-name="ro1">
          <table:table-cell office:value-type="string">
            <text:p>Control Techniques</text:p>
          </table:table-cell>
          <table:table-cell office:value-type="string">
            <text:p>D-53773 Hennef</text:p>
          </table:table-cell>
          <table:table-cell office:value-type="string">
            <text:p>Halle 14, Stand H06</text:p>
          </table:table-cell>
        </table:table-row>
        <table:table-row table:style-name="ro1">
          <table:table-cell office:value-type="string">
            <text:p>Cooper Crouse-Hinds</text:p>
          </table:table-cell>
          <table:table-cell office:value-type="string">
            <text:p>D-69412 Eberbach</text:p>
          </table:table-cell>
          <table:table-cell office:value-type="string">
            <text:p>Halle 7, Stand E07</text:p>
          </table:table-cell>
        </table:table-row>
        <table:table-row table:style-name="ro1">
          <table:table-cell office:value-type="string">
            <text:p>COPA-DATA</text:p>
          </table:table-cell>
          <table:table-cell office:value-type="string">
            <text:p>D-85521 Ottobrunn</text:p>
          </table:table-cell>
          <table:table-cell office:value-type="string">
            <text:p>Halle 9, Stand A53</text:p>
          </table:table-cell>
        </table:table-row>
        <table:table-row table:style-name="ro1">
          <table:table-cell office:value-type="string">
            <text:p>Corel</text:p>
          </table:table-cell>
          <table:table-cell office:value-type="string">
            <text:p>D-85716 Unterschleißheim</text:p>
          </table:table-cell>
          <table:table-cell office:value-type="string">
            <text:p>Halle 15, Stand D03</text:p>
          </table:table-cell>
        </table:table-row>
        <table:table-row table:style-name="ro1">
          <table:table-cell office:value-type="string">
            <text:p>Corus Aluminium</text:p>
          </table:table-cell>
          <table:table-cell office:value-type="string">
            <text:p>D-06749 Bitterfeld</text:p>
          </table:table-cell>
          <table:table-cell office:value-type="string">
            <text:p>Halle 4, Stand F34</text:p>
          </table:table-cell>
        </table:table-row>
        <table:table-row table:style-name="ro1">
          <table:table-cell office:value-type="string">
            <text:p>COSCOM</text:p>
          </table:table-cell>
          <table:table-cell office:value-type="string">
            <text:p>D-85560 Ebersberg</text:p>
          </table:table-cell>
          <table:table-cell office:value-type="string">
            <text:p>Halle 16, Stand A16</text:p>
          </table:table-cell>
        </table:table-row>
        <table:table-row table:style-name="ro1">
          <table:table-cell office:value-type="string">
            <text:p>Cosys Ident</text:p>
          </table:table-cell>
          <table:table-cell office:value-type="string">
            <text:p>D-31188 Holle</text:p>
          </table:table-cell>
          <table:table-cell office:value-type="string">
            <text:p>Halle 2, Stand A10</text:p>
          </table:table-cell>
        </table:table-row>
        <table:table-row table:style-name="ro1">
          <table:table-cell office:value-type="string">
            <text:p>COT Computer OEM Trading</text:p>
          </table:table-cell>
          <table:table-cell office:value-type="string">
            <text:p>D-64807 Dieburg</text:p>
          </table:table-cell>
          <table:table-cell office:value-type="string">
            <text:p>Halle 17, Stand C81</text:p>
          </table:table-cell>
        </table:table-row>
        <table:table-row table:style-name="ro1">
          <table:table-cell office:value-type="string">
            <text:p>Cowa Remscheid</text:p>
          </table:table-cell>
          <table:table-cell office:value-type="string">
            <text:p>D-42897 Remscheid</text:p>
          </table:table-cell>
          <table:table-cell office:value-type="string">
            <text:p>Halle 4, Stand C42</text:p>
          </table:table-cell>
        </table:table-row>
        <table:table-row table:style-name="ro1">
          <table:table-cell office:value-type="string">
            <text:p>Crain Communications</text:p>
          </table:table-cell>
          <table:table-cell office:value-type="string">
            <text:p>D-82234 Oberpfaffenhofen</text:p>
          </table:table-cell>
          <table:table-cell office:value-type="string">
            <text:p>Halle 17, Stand A13</text:p>
          </table:table-cell>
        </table:table-row>
        <table:table-row table:style-name="ro1">
          <table:table-cell office:value-type="string">
            <text:p>CREAVAC Creative Vakuumbeschichtung</text:p>
          </table:table-cell>
          <table:table-cell office:value-type="string">
            <text:p>D-01159 Dresden</text:p>
          </table:table-cell>
          <table:table-cell office:value-type="string">
            <text:p>Halle 2, Stand A22</text:p>
          </table:table-cell>
        </table:table-row>
        <table:table-row table:style-name="ro1">
          <table:table-cell office:value-type="string">
            <text:p>Creventis Services</text:p>
          </table:table-cell>
          <table:table-cell office:value-type="string">
            <text:p>D-37586 Dassel</text:p>
          </table:table-cell>
          <table:table-cell office:value-type="string">
            <text:p>Halle 13, Stand A39</text:p>
          </table:table-cell>
        </table:table-row>
        <table:table-row table:style-name="ro1">
          <table:table-cell office:value-type="string">
            <text:p>CT CoreTechnologie</text:p>
          </table:table-cell>
          <table:table-cell office:value-type="string">
            <text:p>D-63776 Mömbris</text:p>
          </table:table-cell>
          <table:table-cell office:value-type="string">
            <text:p>Halle 15, Stand B03</text:p>
          </table:table-cell>
        </table:table-row>
        <table:table-row table:style-name="ro1">
          <table:table-cell office:value-type="string">
            <text:p>CTMV</text:p>
          </table:table-cell>
          <table:table-cell office:value-type="string">
            <text:p>D-75177 Pforzheim</text:p>
          </table:table-cell>
          <table:table-cell office:value-type="string">
            <text:p>Halle 17, Stand B60</text:p>
          </table:table-cell>
        </table:table-row>
        <table:table-row table:style-name="ro1">
          <table:table-cell office:value-type="string">
            <text:p>cushion pack Jürgen Degen</text:p>
          </table:table-cell>
          <table:table-cell office:value-type="string">
            <text:p>D-88682 Salem</text:p>
          </table:table-cell>
          <table:table-cell office:value-type="string">
            <text:p>Halle 5, Stand A61</text:p>
          </table:table-cell>
        </table:table-row>
        <table:table-row table:style-name="ro1">
          <table:table-cell office:value-type="string">
            <text:p>CUTEC - Clausthaler</text:p>
          </table:table-cell>
          <table:table-cell office:value-type="string">
            <text:p>D-38678 Clausthal-Zellerfeld</text:p>
          </table:table-cell>
          <table:table-cell office:value-type="string">
            <text:p>Halle 13, Stand H55</text:p>
          </table:table-cell>
        </table:table-row>
        <table:table-row table:style-name="ro1">
          <table:table-cell office:value-type="string">
            <text:p>CWB Enterprise</text:p>
          </table:table-cell>
          <table:table-cell office:value-type="string">
            <text:p>D-51399 Burscheid</text:p>
          </table:table-cell>
          <table:table-cell office:value-type="string">
            <text:p>Halle 4, Stand D02</text:p>
          </table:table-cell>
        </table:table-row>
        <table:table-row table:style-name="ro1">
          <table:table-cell office:value-type="string">
            <text:p>D &amp; W Sondermaschinen</text:p>
          </table:table-cell>
          <table:table-cell office:value-type="string">
            <text:p>D-19370 Parchim</text:p>
          </table:table-cell>
          <table:table-cell office:value-type="string">
            <text:p>Halle 3, Stand E62</text:p>
          </table:table-cell>
        </table:table-row>
        <table:table-row table:style-name="ro1">
          <table:table-cell office:value-type="string">
            <text:p>Dacom Süd</text:p>
          </table:table-cell>
          <table:table-cell office:value-type="string">
            <text:p>D-85737 Ismaning</text:p>
          </table:table-cell>
          <table:table-cell office:value-type="string">
            <text:p>Halle 11, Stand E41</text:p>
          </table:table-cell>
        </table:table-row>
        <table:table-row table:style-name="ro1">
          <table:table-cell office:value-type="string">
            <text:p>DaimlerChrysler</text:p>
          </table:table-cell>
          <table:table-cell office:value-type="string">
            <text:p>D-70546 Stuttgart</text:p>
          </table:table-cell>
          <table:table-cell office:value-type="string">
            <text:p>Halle 2, Stand C52</text:p>
          </table:table-cell>
        </table:table-row>
        <table:table-row table:style-name="ro1">
          <table:table-cell office:value-type="string">
            <text:p>DAKO EDV-Vertrieb und Entwicklung</text:p>
          </table:table-cell>
          <table:table-cell office:value-type="string">
            <text:p>D-07745 Jena</text:p>
          </table:table-cell>
          <table:table-cell office:value-type="string">
            <text:p>Halle 17, Stand E68</text:p>
          </table:table-cell>
        </table:table-row>
        <table:table-row table:style-name="ro1">
          <table:table-cell office:value-type="string">
            <text:p>Dalkia</text:p>
          </table:table-cell>
          <table:table-cell office:value-type="string">
            <text:p>D-63263 Neu-Isenburg</text:p>
          </table:table-cell>
          <table:table-cell office:value-type="string">
            <text:p>Halle 13, Stand C38</text:p>
          </table:table-cell>
        </table:table-row>
        <table:table-row table:style-name="ro1">
          <table:table-cell office:value-type="string">
            <text:p>DALOG Diagnosesysteme</text:p>
          </table:table-cell>
          <table:table-cell office:value-type="string">
            <text:p>D-86356 Neusäß</text:p>
          </table:table-cell>
          <table:table-cell office:value-type="string">
            <text:p>Halle 2, Stand A62</text:p>
          </table:table-cell>
        </table:table-row>
        <table:table-row table:style-name="ro1">
          <table:table-cell office:value-type="string">
            <text:p>Danaher Motion</text:p>
          </table:table-cell>
          <table:table-cell office:value-type="string">
            <text:p>D-40489 Düsseldorf</text:p>
          </table:table-cell>
          <table:table-cell office:value-type="string">
            <text:p>Halle 9, Stand A43</text:p>
          </table:table-cell>
        </table:table-row>
        <table:table-row table:style-name="ro1">
          <table:table-cell office:value-type="string">
            <text:p>Danaher Motion</text:p>
          </table:table-cell>
          <table:table-cell office:value-type="string">
            <text:p>D-40489 Düsseldorf</text:p>
          </table:table-cell>
          <table:table-cell office:value-type="string">
            <text:p>Halle 9, Stand F13</text:p>
          </table:table-cell>
        </table:table-row>
        <table:table-row table:style-name="ro1">
          <table:table-cell office:value-type="string">
            <text:p>Danaher Motion</text:p>
          </table:table-cell>
          <table:table-cell office:value-type="string">
            <text:p>D-40489 Düsseldorf</text:p>
          </table:table-cell>
          <table:table-cell office:value-type="string">
            <text:p>Halle 14, Stand J24</text:p>
          </table:table-cell>
        </table:table-row>
        <table:table-row table:style-name="ro1">
          <table:table-cell office:value-type="string">
            <text:p>DANFOSS</text:p>
          </table:table-cell>
          <table:table-cell office:value-type="string">
            <text:p>D-70825 Korntal-Münchingen</text:p>
          </table:table-cell>
          <table:table-cell office:value-type="string">
            <text:p>Halle 9, Stand D68</text:p>
          </table:table-cell>
        </table:table-row>
        <table:table-row table:style-name="ro1">
          <table:table-cell office:value-type="string">
            <text:p>Danfoss Bauer</text:p>
          </table:table-cell>
          <table:table-cell office:value-type="string">
            <text:p>D-73734 Esslingen</text:p>
          </table:table-cell>
          <table:table-cell office:value-type="string">
            <text:p>Halle 9, Stand D68</text:p>
          </table:table-cell>
        </table:table-row>
        <table:table-row table:style-name="ro1">
          <table:table-cell office:value-type="string">
            <text:p>Danfoss Motion Controls</text:p>
          </table:table-cell>
          <table:table-cell office:value-type="string">
            <text:p>D-63073 Offenbach</text:p>
          </table:table-cell>
          <table:table-cell office:value-type="string">
            <text:p>Halle 9, Stand D68</text:p>
          </table:table-cell>
        </table:table-row>
        <table:table-row table:style-name="ro1">
          <table:table-cell office:value-type="string">
            <text:p>Danfoss Motion Controls</text:p>
          </table:table-cell>
          <table:table-cell office:value-type="string">
            <text:p>D-63073 Offenbach</text:p>
          </table:table-cell>
          <table:table-cell office:value-type="string">
            <text:p>Halle 11, Stand A41</text:p>
          </table:table-cell>
        </table:table-row>
        <table:table-row table:style-name="ro1">
          <table:table-cell office:value-type="string">
            <text:p>DANNEWITZ</text:p>
          </table:table-cell>
          <table:table-cell office:value-type="string">
            <text:p>D-63571 Gelnhausen</text:p>
          </table:table-cell>
          <table:table-cell office:value-type="string">
            <text:p>Halle 12, Stand G06</text:p>
          </table:table-cell>
        </table:table-row>
        <table:table-row table:style-name="ro1">
          <table:table-cell office:value-type="string">
            <text:p>DAROS Industrial Rings</text:p>
          </table:table-cell>
          <table:table-cell office:value-type="string">
            <text:p>D-07548 Gera</text:p>
          </table:table-cell>
          <table:table-cell office:value-type="string">
            <text:p>Halle 4, Stand A42, (5)</text:p>
          </table:table-cell>
        </table:table-row>
        <table:table-row table:style-name="ro1">
          <table:table-cell office:value-type="string">
            <text:p>Dassault Systèmes</text:p>
          </table:table-cell>
          <table:table-cell office:value-type="string">
            <text:p>D-70563 Stuttgart</text:p>
          </table:table-cell>
          <table:table-cell office:value-type="string">
            <text:p>Halle 16, Stand F21</text:p>
          </table:table-cell>
        </table:table-row>
        <table:table-row table:style-name="ro1">
          <table:table-cell office:value-type="string">
            <text:p>Datalogic</text:p>
          </table:table-cell>
          <table:table-cell office:value-type="string">
            <text:p>D-73268 Erkenbrechtsweiler</text:p>
          </table:table-cell>
          <table:table-cell office:value-type="string">
            <text:p>Halle 9, Stand D17</text:p>
          </table:table-cell>
        </table:table-row>
        <table:table-row table:style-name="ro1">
          <table:table-cell office:value-type="string">
            <text:p>DATRONIK Rolf Dachs</text:p>
          </table:table-cell>
          <table:table-cell office:value-type="string">
            <text:p>D-26180 Rastede</text:p>
          </table:table-cell>
          <table:table-cell office:value-type="string">
            <text:p>Halle 17, Stand B50</text:p>
          </table:table-cell>
        </table:table-row>
        <table:table-row table:style-name="ro1">
          <table:table-cell office:value-type="string">
            <text:p>DBI Plastics</text:p>
          </table:table-cell>
          <table:table-cell office:value-type="string">
            <text:p>D-45326 Essen</text:p>
          </table:table-cell>
          <table:table-cell office:value-type="string">
            <text:p>Halle 5, Stand D07</text:p>
          </table:table-cell>
        </table:table-row>
        <table:table-row table:style-name="ro1">
          <table:table-cell office:value-type="string">
            <text:p>DBI Plastics</text:p>
          </table:table-cell>
          <table:table-cell office:value-type="string">
            <text:p>D-45326 Essen</text:p>
          </table:table-cell>
          <table:table-cell office:value-type="string">
            <text:p>Halle 5, Stand D07</text:p>
          </table:table-cell>
        </table:table-row>
        <table:table-row table:style-name="ro1">
          <table:table-cell office:value-type="string">
            <text:p>DBK David + Baader</text:p>
          </table:table-cell>
          <table:table-cell office:value-type="string">
            <text:p>D-76870 Kandel</text:p>
          </table:table-cell>
          <table:table-cell office:value-type="string">
            <text:p>Halle 12, Stand E56</text:p>
          </table:table-cell>
        </table:table-row>
        <table:table-row table:style-name="ro1">
          <table:table-cell office:value-type="string">
            <text:p>Decon Verbundstoffe</text:p>
          </table:table-cell>
          <table:table-cell office:value-type="string">
            <text:p>D-48612 Horstmar</text:p>
          </table:table-cell>
          <table:table-cell office:value-type="string">
            <text:p>Halle 5, Stand B16</text:p>
          </table:table-cell>
        </table:table-row>
        <table:table-row table:style-name="ro1">
          <table:table-cell office:value-type="string">
            <text:p>DEEG Maschinenbau</text:p>
          </table:table-cell>
          <table:table-cell office:value-type="string">
            <text:p>D-75210 Keltern-Dietenhausen</text:p>
          </table:table-cell>
          <table:table-cell office:value-type="string">
            <text:p>Halle 4, Stand E34</text:p>
          </table:table-cell>
        </table:table-row>
        <table:table-row table:style-name="ro1">
          <table:table-cell office:value-type="string">
            <text:p>Degetel</text:p>
          </table:table-cell>
          <table:table-cell office:value-type="string">
            <text:p>D-22041 Hamburg</text:p>
          </table:table-cell>
          <table:table-cell office:value-type="string">
            <text:p>Halle 8, Stand B15</text:p>
          </table:table-cell>
        </table:table-row>
        <table:table-row table:style-name="ro1">
          <table:table-cell office:value-type="string">
            <text:p>DeguDent</text:p>
          </table:table-cell>
          <table:table-cell office:value-type="string">
            <text:p>D-63457 Hanau</text:p>
          </table:table-cell>
          <table:table-cell office:value-type="string">
            <text:p>Halle 5, Stand E34</text:p>
          </table:table-cell>
        </table:table-row>
        <table:table-row table:style-name="ro1">
          <table:table-cell office:value-type="string">
            <text:p>Degussa</text:p>
          </table:table-cell>
          <table:table-cell office:value-type="string">
            <text:p>D-60287 Frankfurt am Main</text:p>
          </table:table-cell>
          <table:table-cell office:value-type="string">
            <text:p>Halle 5, Stand A16</text:p>
          </table:table-cell>
        </table:table-row>
        <table:table-row table:style-name="ro1">
          <table:table-cell office:value-type="string">
            <text:p>DEHN + SÖHNE</text:p>
          </table:table-cell>
          <table:table-cell office:value-type="string">
            <text:p>D-92318 Neumarkt</text:p>
          </table:table-cell>
          <table:table-cell office:value-type="string">
            <text:p>Halle 11, Stand F32</text:p>
          </table:table-cell>
        </table:table-row>
        <table:table-row table:style-name="ro1">
          <table:table-cell office:value-type="string">
            <text:p>DEIF</text:p>
          </table:table-cell>
          <table:table-cell office:value-type="string">
            <text:p>D-64625 Bensheim</text:p>
          </table:table-cell>
          <table:table-cell office:value-type="string">
            <text:p>Halle 13, Stand C86</text:p>
          </table:table-cell>
        </table:table-row>
        <table:table-row table:style-name="ro1">
          <table:table-cell office:value-type="string">
            <text:p>DELMIA</text:p>
          </table:table-cell>
          <table:table-cell office:value-type="string">
            <text:p>D-70736 Fellbach</text:p>
          </table:table-cell>
          <table:table-cell office:value-type="string">
            <text:p>Halle 16, Stand F21</text:p>
          </table:table-cell>
        </table:table-row>
        <table:table-row table:style-name="ro1">
          <table:table-cell office:value-type="string">
            <text:p>Delmia</text:p>
          </table:table-cell>
          <table:table-cell office:value-type="string">
            <text:p>D-70736 Fellbach</text:p>
          </table:table-cell>
          <table:table-cell office:value-type="string">
            <text:p>Halle 17, Stand B10</text:p>
          </table:table-cell>
        </table:table-row>
        <table:table-row table:style-name="ro1">
          <table:table-cell office:value-type="string">
            <text:p>DELO Industrie Klebstoffe</text:p>
          </table:table-cell>
          <table:table-cell office:value-type="string">
            <text:p>D-86899 Landsberg</text:p>
          </table:table-cell>
          <table:table-cell office:value-type="string">
            <text:p>Halle 5, Stand B49</text:p>
          </table:table-cell>
        </table:table-row>
        <table:table-row table:style-name="ro1">
          <table:table-cell office:value-type="string">
            <text:p>Delphin Technology</text:p>
          </table:table-cell>
          <table:table-cell office:value-type="string">
            <text:p>D-51491 Overath</text:p>
          </table:table-cell>
          <table:table-cell office:value-type="string">
            <text:p>Halle 7, Stand E44</text:p>
          </table:table-cell>
        </table:table-row>
        <table:table-row table:style-name="ro1">
          <table:table-cell office:value-type="string">
            <text:p>DELTA BARTH SYSTEMHAUS</text:p>
          </table:table-cell>
          <table:table-cell office:value-type="string">
            <text:p>D-09212 Limbach-Oberfrohna</text:p>
          </table:table-cell>
          <table:table-cell office:value-type="string">
            <text:p>Halle 4, Stand G24, (17)</text:p>
          </table:table-cell>
        </table:table-row>
        <table:table-row table:style-name="ro1">
          <table:table-cell office:value-type="string">
            <text:p>Delu Luftkissen</text:p>
          </table:table-cell>
          <table:table-cell office:value-type="string">
            <text:p>D-90411 Nürnberg</text:p>
          </table:table-cell>
          <table:table-cell office:value-type="string">
            <text:p>Halle 17, Stand D56</text:p>
          </table:table-cell>
        </table:table-row>
        <table:table-row table:style-name="ro1">
          <table:table-cell office:value-type="string">
            <text:p>DEMA Präzisionsteile</text:p>
          </table:table-cell>
          <table:table-cell office:value-type="string">
            <text:p>D-91166 Georgensgmünd</text:p>
          </table:table-cell>
          <table:table-cell office:value-type="string">
            <text:p>Halle 4, Stand B30</text:p>
          </table:table-cell>
        </table:table-row>
        <table:table-row table:style-name="ro1">
          <table:table-cell office:value-type="string">
            <text:p>Denk Kunststofftechnik</text:p>
          </table:table-cell>
          <table:table-cell office:value-type="string">
            <text:p>D-58285 Gevelsberg</text:p>
          </table:table-cell>
          <table:table-cell office:value-type="string">
            <text:p>Halle 5, Stand A16</text:p>
          </table:table-cell>
        </table:table-row>
        <table:table-row table:style-name="ro1">
          <table:table-cell office:value-type="string">
            <text:p>depingo visuelle medien</text:p>
          </table:table-cell>
          <table:table-cell office:value-type="string">
            <text:p>D-30827 Garbsen</text:p>
          </table:table-cell>
          <table:table-cell office:value-type="string">
            <text:p>Halle 14, Stand H36</text:p>
          </table:table-cell>
        </table:table-row>
        <table:table-row table:style-name="ro1">
          <table:table-cell office:value-type="string">
            <text:p>designafairs</text:p>
          </table:table-cell>
          <table:table-cell office:value-type="string">
            <text:p>D-81379 München</text:p>
          </table:table-cell>
          <table:table-cell office:value-type="string">
            <text:p>Halle 5, Stand D52</text:p>
          </table:table-cell>
        </table:table-row>
        <table:table-row table:style-name="ro1">
          <table:table-cell office:value-type="string">
            <text:p>DEUTRONIC Elektronik</text:p>
          </table:table-cell>
          <table:table-cell office:value-type="string">
            <text:p>D-84166 Adlkofen</text:p>
          </table:table-cell>
          <table:table-cell office:value-type="string">
            <text:p>Halle 8, Stand G09</text:p>
          </table:table-cell>
        </table:table-row>
        <table:table-row table:style-name="ro1">
          <table:table-cell office:value-type="string">
            <text:p>Deutsche Energie-Agentur DENA</text:p>
          </table:table-cell>
          <table:table-cell office:value-type="string">
            <text:p>D-10115 Berlin</text:p>
          </table:table-cell>
          <table:table-cell office:value-type="string">
            <text:p>Halle 13, Stand A59</text:p>
          </table:table-cell>
        </table:table-row>
        <table:table-row table:style-name="ro1">
          <table:table-cell office:value-type="string">
            <text:p>Deutsche Forschungsgemeinschaft</text:p>
          </table:table-cell>
          <table:table-cell office:value-type="string">
            <text:p>D-53175 Bonn</text:p>
          </table:table-cell>
          <table:table-cell office:value-type="string">
            <text:p>Halle 5, Stand B16</text:p>
          </table:table-cell>
        </table:table-row>
        <table:table-row table:style-name="ro1">
          <table:table-cell office:value-type="string">
            <text:p>Deutscher Gießereiverband</text:p>
          </table:table-cell>
          <table:table-cell office:value-type="string">
            <text:p>D-40237 Düsseldorf</text:p>
          </table:table-cell>
          <table:table-cell office:value-type="string">
            <text:p>Halle 3, Stand B26</text:p>
          </table:table-cell>
        </table:table-row>
        <table:table-row table:style-name="ro1">
          <table:table-cell office:value-type="string">
            <text:p>Deutsches Kupferinstitut</text:p>
          </table:table-cell>
          <table:table-cell office:value-type="string">
            <text:p>D-40474 Düsseldorf</text:p>
          </table:table-cell>
          <table:table-cell office:value-type="string">
            <text:p>Halle 3, Stand B26</text:p>
          </table:table-cell>
        </table:table-row>
        <table:table-row table:style-name="ro1">
          <table:table-cell office:value-type="string">
            <text:p>Deutsches Museum Verkehrszentrale</text:p>
          </table:table-cell>
          <table:table-cell office:value-type="string">
            <text:p>D-80538 München</text:p>
          </table:table-cell>
          <table:table-cell office:value-type="string">
            <text:p>Halle 15, Stand E20</text:p>
          </table:table-cell>
        </table:table-row>
        <table:table-row table:style-name="ro1">
          <table:table-cell office:value-type="string">
            <text:p>Deutsches Patent- u. Markenamt</text:p>
          </table:table-cell>
          <table:table-cell office:value-type="string">
            <text:p>D-80331 München</text:p>
          </table:table-cell>
          <table:table-cell office:value-type="string">
            <text:p>Halle 2, Stand C12/1</text:p>
          </table:table-cell>
        </table:table-row>
        <table:table-row table:style-name="ro1">
          <table:table-cell office:value-type="string">
            <text:p>Deutsches Zentrum für Luft- u. Raumfahrt</text:p>
          </table:table-cell>
          <table:table-cell office:value-type="string">
            <text:p>D-38108 Braunschweig</text:p>
          </table:table-cell>
          <table:table-cell office:value-type="string">
            <text:p>Halle 2, Stand C14</text:p>
          </table:table-cell>
        </table:table-row>
        <table:table-row table:style-name="ro1">
          <table:table-cell office:value-type="string">
            <text:p>Deutsches Zentrum für Luft- u. Raumfahrt</text:p>
          </table:table-cell>
          <table:table-cell office:value-type="string">
            <text:p>D-51147 Köln</text:p>
          </table:table-cell>
          <table:table-cell office:value-type="string">
            <text:p>Halle 2, Stand C30</text:p>
          </table:table-cell>
        </table:table-row>
        <table:table-row table:style-name="ro1">
          <table:table-cell office:value-type="string">
            <text:p>Deutsches Zentrum für Luft- u. Raumfahrt</text:p>
          </table:table-cell>
          <table:table-cell office:value-type="string">
            <text:p>D-51147 Köln</text:p>
          </table:table-cell>
          <table:table-cell office:value-type="string">
            <text:p>Halle 2, Stand D36</text:p>
          </table:table-cell>
        </table:table-row>
        <table:table-row table:style-name="ro1">
          <table:table-cell office:value-type="string">
            <text:p>Deutsches Zentrum für Luft- u. Raumfahrt</text:p>
          </table:table-cell>
          <table:table-cell office:value-type="string">
            <text:p>D-82234 Weßling</text:p>
          </table:table-cell>
          <table:table-cell office:value-type="string">
            <text:p>Halle 9, Stand F13</text:p>
          </table:table-cell>
        </table:table-row>
        <table:table-row table:style-name="ro1">
          <table:table-cell office:value-type="string">
            <text:p>Deutsches Zentrum für Luft- u. Raumfahrt</text:p>
          </table:table-cell>
          <table:table-cell office:value-type="string">
            <text:p>D-70569 Stuttgart</text:p>
          </table:table-cell>
          <table:table-cell office:value-type="string">
            <text:p>Halle 13, Stand F84/1</text:p>
          </table:table-cell>
        </table:table-row>
        <table:table-row table:style-name="ro1">
          <table:table-cell office:value-type="string">
            <text:p>Deutschmann Automation</text:p>
          </table:table-cell>
          <table:table-cell office:value-type="string">
            <text:p>D-65520 Bad Camberg</text:p>
          </table:table-cell>
          <table:table-cell office:value-type="string">
            <text:p>Halle 9, Stand C40</text:p>
          </table:table-cell>
        </table:table-row>
        <table:table-row table:style-name="ro1">
          <table:table-cell office:value-type="string">
            <text:p>Deutschmann Automation</text:p>
          </table:table-cell>
          <table:table-cell office:value-type="string">
            <text:p>D-65520 Bad Camberg</text:p>
          </table:table-cell>
          <table:table-cell office:value-type="string">
            <text:p>Halle 9, Stand F13</text:p>
          </table:table-cell>
        </table:table-row>
        <table:table-row table:style-name="ro1">
          <table:table-cell office:value-type="string">
            <text:p>Device Insight</text:p>
          </table:table-cell>
          <table:table-cell office:value-type="string">
            <text:p>D-81671 München</text:p>
          </table:table-cell>
          <table:table-cell office:value-type="string">
            <text:p>Halle 7, Stand A53</text:p>
          </table:table-cell>
        </table:table-row>
        <table:table-row table:style-name="ro1">
          <table:table-cell office:value-type="string">
            <text:p>Device Insight</text:p>
          </table:table-cell>
          <table:table-cell office:value-type="string">
            <text:p>D-81671 München</text:p>
          </table:table-cell>
          <table:table-cell office:value-type="string">
            <text:p>Halle 9, Stand H05</text:p>
          </table:table-cell>
        </table:table-row>
        <table:table-row table:style-name="ro1">
          <table:table-cell office:value-type="string">
            <text:p>DFKI Kaiserslautern</text:p>
          </table:table-cell>
          <table:table-cell office:value-type="string">
            <text:p>D-67663 Kaiserslautern</text:p>
          </table:table-cell>
          <table:table-cell office:value-type="string">
            <text:p>Halle 15, Stand E20</text:p>
          </table:table-cell>
        </table:table-row>
        <table:table-row table:style-name="ro1">
          <table:table-cell office:value-type="string">
            <text:p>Diamant Metallplastic</text:p>
          </table:table-cell>
          <table:table-cell office:value-type="string">
            <text:p>D-41238 Mönchengladbach</text:p>
          </table:table-cell>
          <table:table-cell office:value-type="string">
            <text:p>Halle 3, Stand B56</text:p>
          </table:table-cell>
        </table:table-row>
        <table:table-row table:style-name="ro1">
          <table:table-cell office:value-type="string">
            <text:p>DIAS Infrared</text:p>
          </table:table-cell>
          <table:table-cell office:value-type="string">
            <text:p>D-01217 Dresden</text:p>
          </table:table-cell>
          <table:table-cell office:value-type="string">
            <text:p>Halle 8, Stand A25</text:p>
          </table:table-cell>
        </table:table-row>
        <table:table-row table:style-name="ro1">
          <table:table-cell office:value-type="string">
            <text:p>Diehl Metall Messing</text:p>
          </table:table-cell>
          <table:table-cell office:value-type="string">
            <text:p>D-90552 Röthenbach</text:p>
          </table:table-cell>
          <table:table-cell office:value-type="string">
            <text:p>Halle 4, Stand F54</text:p>
          </table:table-cell>
        </table:table-row>
        <table:table-row table:style-name="ro1">
          <table:table-cell office:value-type="string">
            <text:p>Diehl Metall Schmiedetechnik</text:p>
          </table:table-cell>
          <table:table-cell office:value-type="string">
            <text:p>D-90552 Röthenbach a.d. Pegnitz</text:p>
          </table:table-cell>
          <table:table-cell office:value-type="string">
            <text:p>Halle 4, Stand F54</text:p>
          </table:table-cell>
        </table:table-row>
        <table:table-row table:style-name="ro1">
          <table:table-cell office:value-type="string">
            <text:p>di-el Industrie-electronic</text:p>
          </table:table-cell>
          <table:table-cell office:value-type="string">
            <text:p>D-73660 Urbach</text:p>
          </table:table-cell>
          <table:table-cell office:value-type="string">
            <text:p>Halle 9, Stand E26</text:p>
          </table:table-cell>
        </table:table-row>
        <table:table-row table:style-name="ro1">
          <table:table-cell office:value-type="string">
            <text:p>Diem &amp; Partner Rechtsanwälte</text:p>
          </table:table-cell>
          <table:table-cell office:value-type="string">
            <text:p>D-70193 Stuttgart</text:p>
          </table:table-cell>
          <table:table-cell office:value-type="string">
            <text:p>Halle 6, Stand D42</text:p>
          </table:table-cell>
        </table:table-row>
        <table:table-row table:style-name="ro1">
          <table:table-cell office:value-type="string">
            <text:p>Dieter Schauf</text:p>
          </table:table-cell>
          <table:table-cell office:value-type="string">
            <text:p>D-42781 Haan</text:p>
          </table:table-cell>
          <table:table-cell office:value-type="string">
            <text:p>Halle 8, Stand C15</text:p>
          </table:table-cell>
        </table:table-row>
        <table:table-row table:style-name="ro1">
          <table:table-cell office:value-type="string">
            <text:p>Dietrich</text:p>
          </table:table-cell>
          <table:table-cell office:value-type="string">
            <text:p>D-79798 Jestetten</text:p>
          </table:table-cell>
          <table:table-cell office:value-type="string">
            <text:p>Halle 12, Stand A19</text:p>
          </table:table-cell>
        </table:table-row>
        <table:table-row table:style-name="ro1">
          <table:table-cell office:value-type="string">
            <text:p>Dietz, Gottlob</text:p>
          </table:table-cell>
          <table:table-cell office:value-type="string">
            <text:p>D-74196 Neuenstadt</text:p>
          </table:table-cell>
          <table:table-cell office:value-type="string">
            <text:p>Halle 4, Stand E12</text:p>
          </table:table-cell>
        </table:table-row>
        <table:table-row table:style-name="ro1">
          <table:table-cell office:value-type="string">
            <text:p>Digi International</text:p>
          </table:table-cell>
          <table:table-cell office:value-type="string">
            <text:p>D-44227 Dortmund</text:p>
          </table:table-cell>
          <table:table-cell office:value-type="string">
            <text:p>Halle 9, Stand G29</text:p>
          </table:table-cell>
        </table:table-row>
        <table:table-row table:style-name="ro1">
          <table:table-cell office:value-type="string">
            <text:p>DIGITRONIC Automationsanlagen</text:p>
          </table:table-cell>
          <table:table-cell office:value-type="string">
            <text:p>D-72636 Frickenhausen</text:p>
          </table:table-cell>
          <table:table-cell office:value-type="string">
            <text:p>Halle 9, Stand F13</text:p>
          </table:table-cell>
        </table:table-row>
        <table:table-row table:style-name="ro1">
          <table:table-cell office:value-type="string">
            <text:p>DIHAG</text:p>
          </table:table-cell>
          <table:table-cell office:value-type="string">
            <text:p>D-45127 Essen</text:p>
          </table:table-cell>
          <table:table-cell office:value-type="string">
            <text:p>Halle 3, Stand D49</text:p>
          </table:table-cell>
        </table:table-row>
        <table:table-row table:style-name="ro1">
          <table:table-cell office:value-type="string">
            <text:p>Dimmel-Software</text:p>
          </table:table-cell>
          <table:table-cell office:value-type="string">
            <text:p>D-02625 Bautzen</text:p>
          </table:table-cell>
          <table:table-cell office:value-type="string">
            <text:p>Halle 4, Stand G24</text:p>
          </table:table-cell>
        </table:table-row>
        <table:table-row table:style-name="ro1">
          <table:table-cell office:value-type="string">
            <text:p>DIN</text:p>
          </table:table-cell>
          <table:table-cell office:value-type="string">
            <text:p>D-10787 Berlin</text:p>
          </table:table-cell>
          <table:table-cell office:value-type="string">
            <text:p>Halle 2, Stand D16</text:p>
          </table:table-cell>
        </table:table-row>
        <table:table-row table:style-name="ro1">
          <table:table-cell office:value-type="string">
            <text:p>DIN</text:p>
          </table:table-cell>
          <table:table-cell office:value-type="string">
            <text:p>D-10787 Berlin</text:p>
          </table:table-cell>
          <table:table-cell office:value-type="string">
            <text:p>Halle 17, Stand E56</text:p>
          </table:table-cell>
        </table:table-row>
        <table:table-row table:style-name="ro1">
          <table:table-cell office:value-type="string">
            <text:p>DINA Elektronik</text:p>
          </table:table-cell>
          <table:table-cell office:value-type="string">
            <text:p>D-72649 Wolfschlugen</text:p>
          </table:table-cell>
          <table:table-cell office:value-type="string">
            <text:p>Halle 11, Stand B13</text:p>
          </table:table-cell>
        </table:table-row>
        <table:table-row table:style-name="ro1">
          <table:table-cell office:value-type="string">
            <text:p>DIP Systemtechnik</text:p>
          </table:table-cell>
          <table:table-cell office:value-type="string">
            <text:p>D-66424 Homburg</text:p>
          </table:table-cell>
          <table:table-cell office:value-type="string">
            <text:p>Halle 3, Stand D56</text:p>
          </table:table-cell>
        </table:table-row>
        <table:table-row table:style-name="ro1">
          <table:table-cell office:value-type="string">
            <text:p>Dipl.-Ing.W. BENDER</text:p>
          </table:table-cell>
          <table:table-cell office:value-type="string">
            <text:p>D-35305 Grünberg</text:p>
          </table:table-cell>
          <table:table-cell office:value-type="string">
            <text:p>Halle 12, Stand D66</text:p>
          </table:table-cell>
        </table:table-row>
        <table:table-row table:style-name="ro1">
          <table:table-cell office:value-type="string">
            <text:p>DIRAK</text:p>
          </table:table-cell>
          <table:table-cell office:value-type="string">
            <text:p>D-58256 Ennepetal</text:p>
          </table:table-cell>
          <table:table-cell office:value-type="string">
            <text:p>Halle 3, Stand D66</text:p>
          </table:table-cell>
        </table:table-row>
        <table:table-row table:style-name="ro1">
          <table:table-cell office:value-type="string">
            <text:p>di-soric INDUSTRIE-electronic</text:p>
          </table:table-cell>
          <table:table-cell office:value-type="string">
            <text:p>D-73660 Urbach</text:p>
          </table:table-cell>
          <table:table-cell office:value-type="string">
            <text:p>Halle 9, Stand E26</text:p>
          </table:table-cell>
        </table:table-row>
        <table:table-row table:style-name="ro1">
          <table:table-cell office:value-type="string">
            <text:p>DITTEL - Walter Dittel</text:p>
          </table:table-cell>
          <table:table-cell office:value-type="string">
            <text:p>D-86899 Landsberg/Lech</text:p>
          </table:table-cell>
          <table:table-cell office:value-type="string">
            <text:p>Halle 2, Stand E25</text:p>
          </table:table-cell>
        </table:table-row>
        <table:table-row table:style-name="ro1">
          <table:table-cell office:value-type="string">
            <text:p>Dittrich, J. Elektronic</text:p>
          </table:table-cell>
          <table:table-cell office:value-type="string">
            <text:p>D-76532 Baden-Baden</text:p>
          </table:table-cell>
          <table:table-cell office:value-type="string">
            <text:p>Halle 8, Stand G35</text:p>
          </table:table-cell>
        </table:table-row>
        <table:table-row table:style-name="ro1">
          <table:table-cell office:value-type="string">
            <text:p>DKE Deutsche Kommission Elektrotechnik</text:p>
          </table:table-cell>
          <table:table-cell office:value-type="string">
            <text:p>D-60596 Frankfurt am Main</text:p>
          </table:table-cell>
          <table:table-cell office:value-type="string">
            <text:p>Halle 7, Stand E45</text:p>
          </table:table-cell>
        </table:table-row>
        <table:table-row table:style-name="ro1">
          <table:table-cell office:value-type="string">
            <text:p>DKE Deutsche Kommission Elektrotechnik</text:p>
          </table:table-cell>
          <table:table-cell office:value-type="string">
            <text:p>D-60596 Frankfurt am Main</text:p>
          </table:table-cell>
          <table:table-cell office:value-type="string">
            <text:p>Halle 11, Stand F60</text:p>
          </table:table-cell>
        </table:table-row>
        <table:table-row table:style-name="ro1">
          <table:table-cell office:value-type="string">
            <text:p>DLoG Manufacturing Solutions</text:p>
          </table:table-cell>
          <table:table-cell office:value-type="string">
            <text:p>D-82178 Puchheim</text:p>
          </table:table-cell>
          <table:table-cell office:value-type="string">
            <text:p>Halle 16, Stand C16</text:p>
          </table:table-cell>
        </table:table-row>
        <table:table-row table:style-name="ro1">
          <table:table-cell office:value-type="string">
            <text:p>DOCERAM Ingenieurkeramik</text:p>
          </table:table-cell>
          <table:table-cell office:value-type="string">
            <text:p>D-44309 Dortmund</text:p>
          </table:table-cell>
          <table:table-cell office:value-type="string">
            <text:p>Halle 5, Stand F34</text:p>
          </table:table-cell>
        </table:table-row>
        <table:table-row table:style-name="ro1">
          <table:table-cell office:value-type="string">
            <text:p>Döbeln Elektrowärme</text:p>
          </table:table-cell>
          <table:table-cell office:value-type="string">
            <text:p>D-04720 Döbeln</text:p>
          </table:table-cell>
          <table:table-cell office:value-type="string">
            <text:p>Halle 13, Stand D71</text:p>
          </table:table-cell>
        </table:table-row>
        <table:table-row table:style-name="ro1">
          <table:table-cell office:value-type="string">
            <text:p>Dörrenberg Edelstahl</text:p>
          </table:table-cell>
          <table:table-cell office:value-type="string">
            <text:p>D-51766 Engelskirchen</text:p>
          </table:table-cell>
          <table:table-cell office:value-type="string">
            <text:p>Halle 3, Stand B26, (18)</text:p>
          </table:table-cell>
        </table:table-row>
        <table:table-row table:style-name="ro1">
          <table:table-cell office:value-type="string">
            <text:p>Dold &amp; Söhne</text:p>
          </table:table-cell>
          <table:table-cell office:value-type="string">
            <text:p>D-78120 Furtwangen</text:p>
          </table:table-cell>
          <table:table-cell office:value-type="string">
            <text:p>Halle 11, Stand C34</text:p>
          </table:table-cell>
        </table:table-row>
        <table:table-row table:style-name="ro1">
          <table:table-cell office:value-type="string">
            <text:p>Dorfmüller Solaranlagen</text:p>
          </table:table-cell>
          <table:table-cell office:value-type="string">
            <text:p>D-71394 Kernen</text:p>
          </table:table-cell>
          <table:table-cell office:value-type="string">
            <text:p>Halle 13, Stand A63</text:p>
          </table:table-cell>
        </table:table-row>
        <table:table-row table:style-name="ro1">
          <table:table-cell office:value-type="string">
            <text:p>doro tape Ehlis</text:p>
          </table:table-cell>
          <table:table-cell office:value-type="string">
            <text:p>D-42855 Remscheid</text:p>
          </table:table-cell>
          <table:table-cell office:value-type="string">
            <text:p>Halle 5, Stand B48</text:p>
          </table:table-cell>
        </table:table-row>
        <table:table-row table:style-name="ro1">
          <table:table-cell office:value-type="string">
            <text:p>dortmund-project</text:p>
          </table:table-cell>
          <table:table-cell office:value-type="string">
            <text:p>D-44122 Dortmund</text:p>
          </table:table-cell>
          <table:table-cell office:value-type="string">
            <text:p>Halle 15, Stand D36</text:p>
          </table:table-cell>
        </table:table-row>
        <table:table-row table:style-name="ro1">
          <table:table-cell office:value-type="string">
            <text:p>Dossmann</text:p>
          </table:table-cell>
          <table:table-cell office:value-type="string">
            <text:p>D-74731 Walldürn-Rippberg</text:p>
          </table:table-cell>
          <table:table-cell office:value-type="string">
            <text:p>Halle 3, Stand B26, (11)</text:p>
          </table:table-cell>
        </table:table-row>
        <table:table-row table:style-name="ro1">
          <table:table-cell office:value-type="string">
            <text:p>Dostmann Electronic</text:p>
          </table:table-cell>
          <table:table-cell office:value-type="string">
            <text:p>D-97877 Wertheim</text:p>
          </table:table-cell>
          <table:table-cell office:value-type="string">
            <text:p>Halle 7, Stand A11</text:p>
          </table:table-cell>
        </table:table-row>
        <table:table-row table:style-name="ro1">
          <table:table-cell office:value-type="string">
            <text:p>DOTHERM Isolierwerkstoffe</text:p>
          </table:table-cell>
          <table:table-cell office:value-type="string">
            <text:p>D-44309 Dortmund</text:p>
          </table:table-cell>
          <table:table-cell office:value-type="string">
            <text:p>Halle 5, Stand F34</text:p>
          </table:table-cell>
        </table:table-row>
        <table:table-row table:style-name="ro1">
          <table:table-cell office:value-type="string">
            <text:p>dpm Identsysteme</text:p>
          </table:table-cell>
          <table:table-cell office:value-type="string">
            <text:p>D-04924 Bad Liebenwerda</text:p>
          </table:table-cell>
          <table:table-cell office:value-type="string">
            <text:p>Halle 9, Stand C13</text:p>
          </table:table-cell>
        </table:table-row>
        <table:table-row table:style-name="ro1">
          <table:table-cell office:value-type="string">
            <text:p>DPS Software</text:p>
          </table:table-cell>
          <table:table-cell office:value-type="string">
            <text:p>D-70771 Leinfelden-Echterdingen</text:p>
          </table:table-cell>
          <table:table-cell office:value-type="string">
            <text:p>Halle 15, Stand C06</text:p>
          </table:table-cell>
        </table:table-row>
        <table:table-row table:style-name="ro1">
          <table:table-cell office:value-type="string">
            <text:p>Dr. Brockhaus Messtechnik</text:p>
          </table:table-cell>
          <table:table-cell office:value-type="string">
            <text:p>D-58507 Lüdenscheid</text:p>
          </table:table-cell>
          <table:table-cell office:value-type="string">
            <text:p>Halle 14, Stand G05</text:p>
          </table:table-cell>
        </table:table-row>
        <table:table-row table:style-name="ro1">
          <table:table-cell office:value-type="string">
            <text:p>Dr. Küke</text:p>
          </table:table-cell>
          <table:table-cell office:value-type="string">
            <text:p>D-30167 Hannover</text:p>
          </table:table-cell>
          <table:table-cell office:value-type="string">
            <text:p>Halle 2, Stand A10</text:p>
          </table:table-cell>
        </table:table-row>
        <table:table-row table:style-name="ro1">
          <table:table-cell office:value-type="string">
            <text:p>Dr. Strauss System-Elektronik</text:p>
          </table:table-cell>
          <table:table-cell office:value-type="string">
            <text:p>D-96163 Gundelsheim</text:p>
          </table:table-cell>
          <table:table-cell office:value-type="string">
            <text:p>Halle 2, Stand A54</text:p>
          </table:table-cell>
        </table:table-row>
        <table:table-row table:style-name="ro1">
          <table:table-cell office:value-type="string">
            <text:p>DRAABE Industrietechnik</text:p>
          </table:table-cell>
          <table:table-cell office:value-type="string">
            <text:p>D-22525 Hamburg</text:p>
          </table:table-cell>
          <table:table-cell office:value-type="string">
            <text:p>Halle 13, Stand A26</text:p>
          </table:table-cell>
        </table:table-row>
        <table:table-row table:style-name="ro1">
          <table:table-cell office:value-type="string">
            <text:p>Dräger Safety</text:p>
          </table:table-cell>
          <table:table-cell office:value-type="string">
            <text:p>D-23560 Lübeck</text:p>
          </table:table-cell>
          <table:table-cell office:value-type="string">
            <text:p>Halle 7, Stand B21</text:p>
          </table:table-cell>
        </table:table-row>
        <table:table-row table:style-name="ro1">
          <table:table-cell office:value-type="string">
            <text:p>DRE/CON Großwälzlager</text:p>
          </table:table-cell>
          <table:table-cell office:value-type="string">
            <text:p>D-16225 Eberswalde</text:p>
          </table:table-cell>
          <table:table-cell office:value-type="string">
            <text:p>Halle 5, Stand A44</text:p>
          </table:table-cell>
        </table:table-row>
        <table:table-row table:style-name="ro1">
          <table:table-cell office:value-type="string">
            <text:p>Dreh- und Verzahnungstechnik</text:p>
          </table:table-cell>
          <table:table-cell office:value-type="string">
            <text:p>D-04435 Dölzig</text:p>
          </table:table-cell>
          <table:table-cell office:value-type="string">
            <text:p>Halle 5, Stand G42</text:p>
          </table:table-cell>
        </table:table-row>
        <table:table-row table:style-name="ro1">
          <table:table-cell office:value-type="string">
            <text:p>DREI-S-WERK</text:p>
          </table:table-cell>
          <table:table-cell office:value-type="string">
            <text:p>D-91126 Schwabach</text:p>
          </table:table-cell>
          <table:table-cell office:value-type="string">
            <text:p>Halle 4, Stand H26</text:p>
          </table:table-cell>
        </table:table-row>
        <table:table-row table:style-name="ro1">
          <table:table-cell office:value-type="string">
            <text:p>dresden elektronik</text:p>
          </table:table-cell>
          <table:table-cell office:value-type="string">
            <text:p>D-01277 Dresden</text:p>
          </table:table-cell>
          <table:table-cell office:value-type="string">
            <text:p>Halle 9, Stand D25</text:p>
          </table:table-cell>
        </table:table-row>
        <table:table-row table:style-name="ro1">
          <table:table-cell office:value-type="string">
            <text:p>Dresselhaus</text:p>
          </table:table-cell>
          <table:table-cell office:value-type="string">
            <text:p>D-32051 Herford</text:p>
          </table:table-cell>
          <table:table-cell office:value-type="string">
            <text:p>Halle 4, Stand A22</text:p>
          </table:table-cell>
        </table:table-row>
        <table:table-row table:style-name="ro1">
          <table:table-cell office:value-type="string">
            <text:p>Dreusicke, Wilhelm</text:p>
          </table:table-cell>
          <table:table-cell office:value-type="string">
            <text:p>D-12099 Berlin</text:p>
          </table:table-cell>
          <table:table-cell office:value-type="string">
            <text:p>Halle 5, Stand B35</text:p>
          </table:table-cell>
        </table:table-row>
        <table:table-row table:style-name="ro1">
          <table:table-cell office:value-type="string">
            <text:p>Driescher</text:p>
          </table:table-cell>
          <table:table-cell office:value-type="string">
            <text:p>D-85368 Moosburg</text:p>
          </table:table-cell>
          <table:table-cell office:value-type="string">
            <text:p>Halle 12, Stand C34</text:p>
          </table:table-cell>
        </table:table-row>
        <table:table-row table:style-name="ro1">
          <table:table-cell office:value-type="string">
            <text:p>Drilltec Gut</text:p>
          </table:table-cell>
          <table:table-cell office:value-type="string">
            <text:p>D-94469 Deggendorf</text:p>
          </table:table-cell>
          <table:table-cell office:value-type="string">
            <text:p>Halle 13, Stand B47</text:p>
          </table:table-cell>
        </table:table-row>
        <table:table-row table:style-name="ro1">
          <table:table-cell office:value-type="string">
            <text:p>Drozak Consulting</text:p>
          </table:table-cell>
          <table:table-cell office:value-type="string">
            <text:p>D-10629 Berlin</text:p>
          </table:table-cell>
          <table:table-cell office:value-type="string">
            <text:p>Halle 6, Stand B42</text:p>
          </table:table-cell>
        </table:table-row>
        <table:table-row table:style-name="ro1">
          <table:table-cell office:value-type="string">
            <text:p>DRUCK &amp; TEMPERATUR</text:p>
          </table:table-cell>
          <table:table-cell office:value-type="string">
            <text:p>D-72138 Kirchentellinsfurt</text:p>
          </table:table-cell>
          <table:table-cell office:value-type="string">
            <text:p>Halle 7, Stand D41</text:p>
          </table:table-cell>
        </table:table-row>
        <table:table-row table:style-name="ro1">
          <table:table-cell office:value-type="string">
            <text:p>Druckhaus Waiblingen</text:p>
          </table:table-cell>
          <table:table-cell office:value-type="string">
            <text:p>D-71332 Waiblingen</text:p>
          </table:table-cell>
          <table:table-cell office:value-type="string">
            <text:p>Halle 16, Stand D10</text:p>
          </table:table-cell>
        </table:table-row>
        <table:table-row table:style-name="ro1">
          <table:table-cell office:value-type="string">
            <text:p>Drumag Fluidtechnik</text:p>
          </table:table-cell>
          <table:table-cell office:value-type="string">
            <text:p>D-79713 Bad Säckingen</text:p>
          </table:table-cell>
          <table:table-cell office:value-type="string">
            <text:p>Halle 17, Stand E96</text:p>
          </table:table-cell>
        </table:table-row>
        <table:table-row table:style-name="ro1">
          <table:table-cell office:value-type="string">
            <text:p>Druseidt, Paul</text:p>
          </table:table-cell>
          <table:table-cell office:value-type="string">
            <text:p>D-42855 Remscheid</text:p>
          </table:table-cell>
          <table:table-cell office:value-type="string">
            <text:p>Halle 12, Stand A12</text:p>
          </table:table-cell>
        </table:table-row>
        <table:table-row table:style-name="ro1">
          <table:table-cell office:value-type="string">
            <text:p>DryIce Solutions</text:p>
          </table:table-cell>
          <table:table-cell office:value-type="string">
            <text:p>D-82024 Taufkirchen</text:p>
          </table:table-cell>
          <table:table-cell office:value-type="string">
            <text:p>Halle 6, Stand C04</text:p>
          </table:table-cell>
        </table:table-row>
        <table:table-row table:style-name="ro1">
          <table:table-cell office:value-type="string">
            <text:p>DryIce Solutions</text:p>
          </table:table-cell>
          <table:table-cell office:value-type="string">
            <text:p>D-82024 Taufkirchen</text:p>
          </table:table-cell>
          <table:table-cell office:value-type="string">
            <text:p>Freigelände Pipeline Park, Südseite CC Pipeline Park Southside CC Pipeline Parc, Stand M35</text:p>
          </table:table-cell>
        </table:table-row>
        <table:table-row table:style-name="ro1">
          <table:table-cell office:value-type="string">
            <text:p>ds automation</text:p>
          </table:table-cell>
          <table:table-cell office:value-type="string">
            <text:p>D-19061 Schwerin</text:p>
          </table:table-cell>
          <table:table-cell office:value-type="string">
            <text:p>Halle 8, Stand G21</text:p>
          </table:table-cell>
        </table:table-row>
        <table:table-row table:style-name="ro1">
          <table:table-cell office:value-type="string">
            <text:p>DS DATA SYSTEMS</text:p>
          </table:table-cell>
          <table:table-cell office:value-type="string">
            <text:p>D-38112 Braunschweig</text:p>
          </table:table-cell>
          <table:table-cell office:value-type="string">
            <text:p>Halle 7, Stand A40</text:p>
          </table:table-cell>
        </table:table-row>
        <table:table-row table:style-name="ro1">
          <table:table-cell office:value-type="string">
            <text:p>DS Keyboard Technic</text:p>
          </table:table-cell>
          <table:table-cell office:value-type="string">
            <text:p>D-78315 Radolfzell</text:p>
          </table:table-cell>
          <table:table-cell office:value-type="string">
            <text:p>Halle 8, Stand A03</text:p>
          </table:table-cell>
        </table:table-row>
        <table:table-row table:style-name="ro1">
          <table:table-cell office:value-type="string">
            <text:p>DSC Software</text:p>
          </table:table-cell>
          <table:table-cell office:value-type="string">
            <text:p>D-76149 Karlsruhe</text:p>
          </table:table-cell>
          <table:table-cell office:value-type="string">
            <text:p>Halle 16, Stand A06</text:p>
          </table:table-cell>
        </table:table-row>
        <table:table-row table:style-name="ro1">
          <table:table-cell office:value-type="string">
            <text:p>DSG Werkzeug- und Metallbau</text:p>
          </table:table-cell>
          <table:table-cell office:value-type="string">
            <text:p>D-02692 Obergurig OT Singwitz</text:p>
          </table:table-cell>
          <table:table-cell office:value-type="string">
            <text:p>Halle 4, Stand G40</text:p>
          </table:table-cell>
        </table:table-row>
        <table:table-row table:style-name="ro1">
          <table:table-cell office:value-type="string">
            <text:p>DSG-Canusa</text:p>
          </table:table-cell>
          <table:table-cell office:value-type="string">
            <text:p>D-53340 Meckenheim</text:p>
          </table:table-cell>
          <table:table-cell office:value-type="string">
            <text:p>Halle 2, Stand D35</text:p>
          </table:table-cell>
        </table:table-row>
        <table:table-row table:style-name="ro1">
          <table:table-cell office:value-type="string">
            <text:p>DSM Messtechnik</text:p>
          </table:table-cell>
          <table:table-cell office:value-type="string">
            <text:p>D-73431 Aalen</text:p>
          </table:table-cell>
          <table:table-cell office:value-type="string">
            <text:p>Halle 17, Stand E16</text:p>
          </table:table-cell>
        </table:table-row>
        <table:table-row table:style-name="ro1">
          <table:table-cell office:value-type="string">
            <text:p>DUALIS IT Solution</text:p>
          </table:table-cell>
          <table:table-cell office:value-type="string">
            <text:p>D-01219 Dresden</text:p>
          </table:table-cell>
          <table:table-cell office:value-type="string">
            <text:p>Halle 15, Stand E23</text:p>
          </table:table-cell>
        </table:table-row>
        <table:table-row table:style-name="ro1">
          <table:table-cell office:value-type="string">
            <text:p>Dürr Systems</text:p>
          </table:table-cell>
          <table:table-cell office:value-type="string">
            <text:p>D-70435 Stuttgart</text:p>
          </table:table-cell>
          <table:table-cell office:value-type="string">
            <text:p>Halle 17, Stand B10</text:p>
          </table:table-cell>
        </table:table-row>
        <table:table-row table:style-name="ro1">
          <table:table-cell office:value-type="string">
            <text:p>Duktil Guss Fürstenwalde</text:p>
          </table:table-cell>
          <table:table-cell office:value-type="string">
            <text:p>D-15517 Fürstenwalde</text:p>
          </table:table-cell>
          <table:table-cell office:value-type="string">
            <text:p>Halle 3, Stand B26, (14)</text:p>
          </table:table-cell>
        </table:table-row>
        <table:table-row table:style-name="ro1">
          <table:table-cell office:value-type="string">
            <text:p>DUX-Schaltgeräte</text:p>
          </table:table-cell>
          <table:table-cell office:value-type="string">
            <text:p>D-04299 Leipzig</text:p>
          </table:table-cell>
          <table:table-cell office:value-type="string">
            <text:p>Halle 11, Stand C14</text:p>
          </table:table-cell>
        </table:table-row>
        <table:table-row table:style-name="ro1">
          <table:table-cell office:value-type="string">
            <text:p>d.velop</text:p>
          </table:table-cell>
          <table:table-cell office:value-type="string">
            <text:p>D-48712 Gescher</text:p>
          </table:table-cell>
          <table:table-cell office:value-type="string">
            <text:p>Halle 16, Stand D23</text:p>
          </table:table-cell>
        </table:table-row>
        <table:table-row table:style-name="ro1">
          <table:table-cell office:value-type="string">
            <text:p>Dynacast</text:p>
          </table:table-cell>
          <table:table-cell office:value-type="string">
            <text:p>D-78199 Bräunlingen</text:p>
          </table:table-cell>
          <table:table-cell office:value-type="string">
            <text:p>Halle 5, Stand B16</text:p>
          </table:table-cell>
        </table:table-row>
        <table:table-row table:style-name="ro1">
          <table:table-cell office:value-type="string">
            <text:p>DYNATEC</text:p>
          </table:table-cell>
          <table:table-cell office:value-type="string">
            <text:p>D-38106 Braunschweig</text:p>
          </table:table-cell>
          <table:table-cell office:value-type="string">
            <text:p>Halle 2, Stand A10</text:p>
          </table:table-cell>
        </table:table-row>
        <table:table-row table:style-name="ro1">
          <table:table-cell office:value-type="string">
            <text:p>EAAT Chemnitz</text:p>
          </table:table-cell>
          <table:table-cell office:value-type="string">
            <text:p>D-09120 Chemnitz</text:p>
          </table:table-cell>
          <table:table-cell office:value-type="string">
            <text:p>Halle 15, Stand E23</text:p>
          </table:table-cell>
        </table:table-row>
        <table:table-row table:style-name="ro1">
          <table:table-cell office:value-type="string">
            <text:p>EAI Elektro- und Automatisierungstechnik</text:p>
          </table:table-cell>
          <table:table-cell office:value-type="string">
            <text:p>D-38871 Ilsenburg</text:p>
          </table:table-cell>
          <table:table-cell office:value-type="string">
            <text:p>Halle 11, Stand B46</text:p>
          </table:table-cell>
        </table:table-row>
        <table:table-row table:style-name="ro1">
          <table:table-cell office:value-type="string">
            <text:p>EAS Engineering Automation</text:p>
          </table:table-cell>
          <table:table-cell office:value-type="string">
            <text:p>D-57399 Kirchhundem</text:p>
          </table:table-cell>
          <table:table-cell office:value-type="string">
            <text:p>Halle 16, Stand C16</text:p>
          </table:table-cell>
        </table:table-row>
        <table:table-row table:style-name="ro1">
          <table:table-cell office:value-type="string">
            <text:p>EAW Relaistechnik</text:p>
          </table:table-cell>
          <table:table-cell office:value-type="string">
            <text:p>D-10317 Berlin</text:p>
          </table:table-cell>
          <table:table-cell office:value-type="string">
            <text:p>Halle 12, Stand E53</text:p>
          </table:table-cell>
        </table:table-row>
        <table:table-row table:style-name="ro1">
          <table:table-cell office:value-type="string">
            <text:p>EB Gesenkschmiede</text:p>
          </table:table-cell>
          <table:table-cell office:value-type="string">
            <text:p>D-78187 Geisingen</text:p>
          </table:table-cell>
          <table:table-cell office:value-type="string">
            <text:p>Halle 4, Stand H34</text:p>
          </table:table-cell>
        </table:table-row>
        <table:table-row table:style-name="ro1">
          <table:table-cell office:value-type="string">
            <text:p>Eberle</text:p>
          </table:table-cell>
          <table:table-cell office:value-type="string">
            <text:p>D-90441 Nürnberg</text:p>
          </table:table-cell>
          <table:table-cell office:value-type="string">
            <text:p>Halle 12, Stand G83</text:p>
          </table:table-cell>
        </table:table-row>
        <table:table-row table:style-name="ro1">
          <table:table-cell office:value-type="string">
            <text:p>EBERT Kettenspanntechnik</text:p>
          </table:table-cell>
          <table:table-cell office:value-type="string">
            <text:p>D-04435 Schkeuditz</text:p>
          </table:table-cell>
          <table:table-cell office:value-type="string">
            <text:p>Halle 17, Stand A06</text:p>
          </table:table-cell>
        </table:table-row>
        <table:table-row table:style-name="ro1">
          <table:table-cell office:value-type="string">
            <text:p>EBINGER</text:p>
          </table:table-cell>
          <table:table-cell office:value-type="string">
            <text:p>D-76835 Rhodt</text:p>
          </table:table-cell>
          <table:table-cell office:value-type="string">
            <text:p>Halle 5, Stand F36</text:p>
          </table:table-cell>
        </table:table-row>
        <table:table-row table:style-name="ro1">
          <table:table-cell office:value-type="string">
            <text:p>ebm</text:p>
          </table:table-cell>
          <table:table-cell office:value-type="string">
            <text:p>D-49084 Osnabrück</text:p>
          </table:table-cell>
          <table:table-cell office:value-type="string">
            <text:p>Halle 7, Stand A30</text:p>
          </table:table-cell>
        </table:table-row>
        <table:table-row table:style-name="ro1">
          <table:table-cell office:value-type="string">
            <text:p>ebm-papst Landshut</text:p>
          </table:table-cell>
          <table:table-cell office:value-type="string">
            <text:p>D-84030 Landshut</text:p>
          </table:table-cell>
          <table:table-cell office:value-type="string">
            <text:p>Halle 14, Stand J10</text:p>
          </table:table-cell>
        </table:table-row>
        <table:table-row table:style-name="ro1">
          <table:table-cell office:value-type="string">
            <text:p>ebm-papst Mulfingen</text:p>
          </table:table-cell>
          <table:table-cell office:value-type="string">
            <text:p>D-74673 Mulfingen</text:p>
          </table:table-cell>
          <table:table-cell office:value-type="string">
            <text:p>Halle 14, Stand J10</text:p>
          </table:table-cell>
        </table:table-row>
        <table:table-row table:style-name="ro1">
          <table:table-cell office:value-type="string">
            <text:p>ebm-papst St. Georgen</text:p>
          </table:table-cell>
          <table:table-cell office:value-type="string">
            <text:p>D-78112 St. Georgen</text:p>
          </table:table-cell>
          <table:table-cell office:value-type="string">
            <text:p>Halle 14, Stand J10</text:p>
          </table:table-cell>
        </table:table-row>
        <table:table-row table:style-name="ro1">
          <table:table-cell office:value-type="string">
            <text:p>EBV Elektronik</text:p>
          </table:table-cell>
          <table:table-cell office:value-type="string">
            <text:p>D-85586 Poing</text:p>
          </table:table-cell>
          <table:table-cell office:value-type="string">
            <text:p>Halle 9, Stand F13</text:p>
          </table:table-cell>
        </table:table-row>
        <table:table-row table:style-name="ro1">
          <table:table-cell office:value-type="string">
            <text:p>ECAS</text:p>
          </table:table-cell>
          <table:table-cell office:value-type="string">
            <text:p>D-37073 Göttingen</text:p>
          </table:table-cell>
          <table:table-cell office:value-type="string">
            <text:p>Halle 2, Stand A10</text:p>
          </table:table-cell>
        </table:table-row>
        <table:table-row table:style-name="ro1">
          <table:table-cell office:value-type="string">
            <text:p>ECH Elektrochemie Halle</text:p>
          </table:table-cell>
          <table:table-cell office:value-type="string">
            <text:p>D-06120 Halle</text:p>
          </table:table-cell>
          <table:table-cell office:value-type="string">
            <text:p>Halle 2, Stand C39</text:p>
          </table:table-cell>
        </table:table-row>
        <table:table-row table:style-name="ro1">
          <table:table-cell office:value-type="string">
            <text:p>Echelon</text:p>
          </table:table-cell>
          <table:table-cell office:value-type="string">
            <text:p>D-33602 Bielefeld</text:p>
          </table:table-cell>
          <table:table-cell office:value-type="string">
            <text:p>Halle 9, Stand H05</text:p>
          </table:table-cell>
        </table:table-row>
        <table:table-row table:style-name="ro1">
          <table:table-cell office:value-type="string">
            <text:p>Eckelmann</text:p>
          </table:table-cell>
          <table:table-cell office:value-type="string">
            <text:p>D-65205 Wiesbaden</text:p>
          </table:table-cell>
          <table:table-cell office:value-type="string">
            <text:p>Halle 9, Stand A31</text:p>
          </table:table-cell>
        </table:table-row>
        <table:table-row table:style-name="ro1">
          <table:table-cell office:value-type="string">
            <text:p>Eckerle, Gerhard</text:p>
          </table:table-cell>
          <table:table-cell office:value-type="string">
            <text:p>D-77833 Ottersweier</text:p>
          </table:table-cell>
          <table:table-cell office:value-type="string">
            <text:p>Halle 4, Stand E04, (9)</text:p>
          </table:table-cell>
        </table:table-row>
        <table:table-row table:style-name="ro1">
          <table:table-cell office:value-type="string">
            <text:p>ecom instruments</text:p>
          </table:table-cell>
          <table:table-cell office:value-type="string">
            <text:p>D-97959 Assamstadt</text:p>
          </table:table-cell>
          <table:table-cell office:value-type="string">
            <text:p>Halle 7, Stand E18</text:p>
          </table:table-cell>
        </table:table-row>
        <table:table-row table:style-name="ro1">
          <table:table-cell office:value-type="string">
            <text:p>ECT</text:p>
          </table:table-cell>
          <table:table-cell office:value-type="string">
            <text:p>D-27749 Delmenhorst</text:p>
          </table:table-cell>
          <table:table-cell office:value-type="string">
            <text:p>Halle 13, Stand E52</text:p>
          </table:table-cell>
        </table:table-row>
        <table:table-row table:style-name="ro1">
          <table:table-cell office:value-type="string">
            <text:p>Edelstahl Rosswag</text:p>
          </table:table-cell>
          <table:table-cell office:value-type="string">
            <text:p>D-76327 Pfinztal 3</text:p>
          </table:table-cell>
          <table:table-cell office:value-type="string">
            <text:p>Halle 4, Stand E34</text:p>
          </table:table-cell>
        </table:table-row>
        <table:table-row table:style-name="ro1">
          <table:table-cell office:value-type="string">
            <text:p>EDV-Service Logemann</text:p>
          </table:table-cell>
          <table:table-cell office:value-type="string">
            <text:p>D-26689 Apen-Godensholt</text:p>
          </table:table-cell>
          <table:table-cell office:value-type="string">
            <text:p>Halle 17, Stand B50</text:p>
          </table:table-cell>
        </table:table-row>
        <table:table-row table:style-name="ro1">
          <table:table-cell office:value-type="string">
            <text:p>EES-Elektra-Elektronik</text:p>
          </table:table-cell>
          <table:table-cell office:value-type="string">
            <text:p>D-71522 Backnang</text:p>
          </table:table-cell>
          <table:table-cell office:value-type="string">
            <text:p>Halle 11, Stand B34</text:p>
          </table:table-cell>
        </table:table-row>
        <table:table-row table:style-name="ro1">
          <table:table-cell office:value-type="string">
            <text:p>EFAFLEX</text:p>
          </table:table-cell>
          <table:table-cell office:value-type="string">
            <text:p>D-84079 Bruckberg</text:p>
          </table:table-cell>
          <table:table-cell office:value-type="string">
            <text:p>Halle 13, Stand E20</text:p>
          </table:table-cell>
        </table:table-row>
        <table:table-row table:style-name="ro1">
          <table:table-cell office:value-type="string">
            <text:p>EFAFLEX</text:p>
          </table:table-cell>
          <table:table-cell office:value-type="string">
            <text:p>D-84079 Bruckberg</text:p>
          </table:table-cell>
          <table:table-cell office:value-type="string">
            <text:p>Halle 17, Stand B10</text:p>
          </table:table-cell>
        </table:table-row>
        <table:table-row table:style-name="ro1">
          <table:table-cell office:value-type="string">
            <text:p>Efbe Elektrogeräte</text:p>
          </table:table-cell>
          <table:table-cell office:value-type="string">
            <text:p>D-07422 Bad Blankenburg</text:p>
          </table:table-cell>
          <table:table-cell office:value-type="string">
            <text:p>Halle 11, Stand B46</text:p>
          </table:table-cell>
        </table:table-row>
        <table:table-row table:style-name="ro1">
          <table:table-cell office:value-type="string">
            <text:p>EFEN</text:p>
          </table:table-cell>
          <table:table-cell office:value-type="string">
            <text:p>D-65344 Eltville</text:p>
          </table:table-cell>
          <table:table-cell office:value-type="string">
            <text:p>Halle 11, Stand B59</text:p>
          </table:table-cell>
        </table:table-row>
        <table:table-row table:style-name="ro1">
          <table:table-cell office:value-type="string">
            <text:p>effcon Managementberater</text:p>
          </table:table-cell>
          <table:table-cell office:value-type="string">
            <text:p>D-71229 Leonberg</text:p>
          </table:table-cell>
          <table:table-cell office:value-type="string">
            <text:p>Halle 6, Stand D42</text:p>
          </table:table-cell>
        </table:table-row>
        <table:table-row table:style-name="ro1">
          <table:table-cell office:value-type="string">
            <text:p>EGE - Elektronik</text:p>
          </table:table-cell>
          <table:table-cell office:value-type="string">
            <text:p>D-24214 Gettorf</text:p>
          </table:table-cell>
          <table:table-cell office:value-type="string">
            <text:p>Halle 9, Stand H06</text:p>
          </table:table-cell>
        </table:table-row>
        <table:table-row table:style-name="ro1">
          <table:table-cell office:value-type="string">
            <text:p>egeplast Werner Strumann</text:p>
          </table:table-cell>
          <table:table-cell office:value-type="string">
            <text:p>D-48268 Greven</text:p>
          </table:table-cell>
          <table:table-cell office:value-type="string">
            <text:p>Halle 6, Stand D04</text:p>
          </table:table-cell>
        </table:table-row>
        <table:table-row table:style-name="ro1">
          <table:table-cell office:value-type="string">
            <text:p>EGT Energiehandel</text:p>
          </table:table-cell>
          <table:table-cell office:value-type="string">
            <text:p>D-78098 Triberg</text:p>
          </table:table-cell>
          <table:table-cell office:value-type="string">
            <text:p>Halle 13, Stand C11</text:p>
          </table:table-cell>
        </table:table-row>
        <table:table-row table:style-name="ro1">
          <table:table-cell office:value-type="string">
            <text:p>EHEIM</text:p>
          </table:table-cell>
          <table:table-cell office:value-type="string">
            <text:p>D-74193 Schwaigern</text:p>
          </table:table-cell>
          <table:table-cell office:value-type="string">
            <text:p>Halle 7, Stand C01</text:p>
          </table:table-cell>
        </table:table-row>
        <table:table-row table:style-name="ro1">
          <table:table-cell office:value-type="string">
            <text:p>Eickhoff Gießerei</text:p>
          </table:table-cell>
          <table:table-cell office:value-type="string">
            <text:p>D-44789 Bochum</text:p>
          </table:table-cell>
          <table:table-cell office:value-type="string">
            <text:p>Halle 3, Stand B26, (1)</text:p>
          </table:table-cell>
        </table:table-row>
        <table:table-row table:style-name="ro1">
          <table:table-cell office:value-type="string">
            <text:p>Eijko - advanced coating solutions</text:p>
          </table:table-cell>
          <table:table-cell office:value-type="string">
            <text:p>D-53359 Rheinbach</text:p>
          </table:table-cell>
          <table:table-cell office:value-type="string">
            <text:p>Halle 5, Stand F23</text:p>
          </table:table-cell>
        </table:table-row>
        <table:table-row table:style-name="ro1">
          <table:table-cell office:value-type="string">
            <text:p>Eisenmann</text:p>
          </table:table-cell>
          <table:table-cell office:value-type="string">
            <text:p>D-71282 Hemmingen</text:p>
          </table:table-cell>
          <table:table-cell office:value-type="string">
            <text:p>Halle 4, Stand E24</text:p>
          </table:table-cell>
        </table:table-row>
        <table:table-row table:style-name="ro1">
          <table:table-cell office:value-type="string">
            <text:p>Eisenwerk Arnstadt</text:p>
          </table:table-cell>
          <table:table-cell office:value-type="string">
            <text:p>D-99310 Arnstadt</text:p>
          </table:table-cell>
          <table:table-cell office:value-type="string">
            <text:p>Halle 3, Stand D49</text:p>
          </table:table-cell>
        </table:table-row>
        <table:table-row table:style-name="ro1">
          <table:table-cell office:value-type="string">
            <text:p>Eisenwerke Düker</text:p>
          </table:table-cell>
          <table:table-cell office:value-type="string">
            <text:p>D-97753 Karlstadt</text:p>
          </table:table-cell>
          <table:table-cell office:value-type="string">
            <text:p>Halle 3, Stand B33</text:p>
          </table:table-cell>
        </table:table-row>
        <table:table-row table:style-name="ro1">
          <table:table-cell office:value-type="string">
            <text:p>Eisenwerke Düker</text:p>
          </table:table-cell>
          <table:table-cell office:value-type="string">
            <text:p>D-63846 Laufach</text:p>
          </table:table-cell>
          <table:table-cell office:value-type="string">
            <text:p>Halle 6, Stand D04</text:p>
          </table:table-cell>
        </table:table-row>
        <table:table-row table:style-name="ro1">
          <table:table-cell office:value-type="string">
            <text:p>ekd gelenkrohr</text:p>
          </table:table-cell>
          <table:table-cell office:value-type="string">
            <text:p>D-40699 Erkrath</text:p>
          </table:table-cell>
          <table:table-cell office:value-type="string">
            <text:p>Halle 17, Stand F50</text:p>
          </table:table-cell>
        </table:table-row>
        <table:table-row table:style-name="ro1">
          <table:table-cell office:value-type="string">
            <text:p>ELABO</text:p>
          </table:table-cell>
          <table:table-cell office:value-type="string">
            <text:p>D-74564 Crailsheim</text:p>
          </table:table-cell>
          <table:table-cell office:value-type="string">
            <text:p>Halle 7, Stand C21</text:p>
          </table:table-cell>
        </table:table-row>
        <table:table-row table:style-name="ro1">
          <table:table-cell office:value-type="string">
            <text:p>Elan Schaltelemente</text:p>
          </table:table-cell>
          <table:table-cell office:value-type="string">
            <text:p>D-35435 Wettenberg</text:p>
          </table:table-cell>
          <table:table-cell office:value-type="string">
            <text:p>Halle 9, Stand D18</text:p>
          </table:table-cell>
        </table:table-row>
        <table:table-row table:style-name="ro1">
          <table:table-cell office:value-type="string">
            <text:p>Elastometall</text:p>
          </table:table-cell>
          <table:table-cell office:value-type="string">
            <text:p>D-77833 Ottersweier</text:p>
          </table:table-cell>
          <table:table-cell office:value-type="string">
            <text:p>Halle 5, Stand A33</text:p>
          </table:table-cell>
        </table:table-row>
        <table:table-row table:style-name="ro1">
          <table:table-cell office:value-type="string">
            <text:p>ELATEC</text:p>
          </table:table-cell>
          <table:table-cell office:value-type="string">
            <text:p>D-54329 Konz</text:p>
          </table:table-cell>
          <table:table-cell office:value-type="string">
            <text:p>Halle 12, Stand D41</text:p>
          </table:table-cell>
        </table:table-row>
        <table:table-row table:style-name="ro1">
          <table:table-cell office:value-type="string">
            <text:p>ELBIK</text:p>
          </table:table-cell>
          <table:table-cell office:value-type="string">
            <text:p>D-77694 Kehl</text:p>
          </table:table-cell>
          <table:table-cell office:value-type="string">
            <text:p>Halle 4, Stand E24</text:p>
          </table:table-cell>
        </table:table-row>
        <table:table-row table:style-name="ro1">
          <table:table-cell office:value-type="string">
            <text:p>ELDAT</text:p>
          </table:table-cell>
          <table:table-cell office:value-type="string">
            <text:p>D-15711 Zeesen</text:p>
          </table:table-cell>
          <table:table-cell office:value-type="string">
            <text:p>Halle 7, Stand C48</text:p>
          </table:table-cell>
        </table:table-row>
        <table:table-row table:style-name="ro1">
          <table:table-cell office:value-type="string">
            <text:p>Eleco Software</text:p>
          </table:table-cell>
          <table:table-cell office:value-type="string">
            <text:p>D-31785 Hameln</text:p>
          </table:table-cell>
          <table:table-cell office:value-type="string">
            <text:p>Halle 16, Stand C16</text:p>
          </table:table-cell>
        </table:table-row>
        <table:table-row table:style-name="ro1">
          <table:table-cell office:value-type="string">
            <text:p>ELECTRONICON</text:p>
          </table:table-cell>
          <table:table-cell office:value-type="string">
            <text:p>D-07549 Gera</text:p>
          </table:table-cell>
          <table:table-cell office:value-type="string">
            <text:p>Halle 11, Stand B43</text:p>
          </table:table-cell>
        </table:table-row>
        <table:table-row table:style-name="ro1">
          <table:table-cell office:value-type="string">
            <text:p>electrotherm</text:p>
          </table:table-cell>
          <table:table-cell office:value-type="string">
            <text:p>D-98716 Geraberg</text:p>
          </table:table-cell>
          <table:table-cell office:value-type="string">
            <text:p>Halle 17, Stand E68</text:p>
          </table:table-cell>
        </table:table-row>
        <table:table-row table:style-name="ro1">
          <table:table-cell office:value-type="string">
            <text:p>ElektraSoft Elektrotechnik</text:p>
          </table:table-cell>
          <table:table-cell office:value-type="string">
            <text:p>D-60528 Frankfurt</text:p>
          </table:table-cell>
          <table:table-cell office:value-type="string">
            <text:p>Halle 15, Stand B14</text:p>
          </table:table-cell>
        </table:table-row>
        <table:table-row table:style-name="ro1">
          <table:table-cell office:value-type="string">
            <text:p>Elektro Systembau Bender</text:p>
          </table:table-cell>
          <table:table-cell office:value-type="string">
            <text:p>D-35305 Grünberg</text:p>
          </table:table-cell>
          <table:table-cell office:value-type="string">
            <text:p>Halle 12, Stand D66</text:p>
          </table:table-cell>
        </table:table-row>
        <table:table-row table:style-name="ro1">
          <table:table-cell office:value-type="string">
            <text:p>Elektro-CAE-Software</text:p>
          </table:table-cell>
          <table:table-cell office:value-type="string">
            <text:p>D-73072 Donzdorf</text:p>
          </table:table-cell>
          <table:table-cell office:value-type="string">
            <text:p>Halle 15, Stand B14</text:p>
          </table:table-cell>
        </table:table-row>
        <table:table-row table:style-name="ro1">
          <table:table-cell office:value-type="string">
            <text:p>Elektromotoren und Gerätebau Barleben</text:p>
          </table:table-cell>
          <table:table-cell office:value-type="string">
            <text:p>D-39179 Barleben</text:p>
          </table:table-cell>
          <table:table-cell office:value-type="string">
            <text:p>Halle 11, Stand B46</text:p>
          </table:table-cell>
        </table:table-row>
        <table:table-row table:style-name="ro1">
          <table:table-cell office:value-type="string">
            <text:p>Elektromotoren und Gerätebau Barleben</text:p>
          </table:table-cell>
          <table:table-cell office:value-type="string">
            <text:p>D-39179 Barleben</text:p>
          </table:table-cell>
          <table:table-cell office:value-type="string">
            <text:p>Halle 13, Stand B60</text:p>
          </table:table-cell>
        </table:table-row>
        <table:table-row table:style-name="ro1">
          <table:table-cell office:value-type="string">
            <text:p>ELEMENTERRA</text:p>
          </table:table-cell>
          <table:table-cell office:value-type="string">
            <text:p>D-58638 Iserlohn</text:p>
          </table:table-cell>
          <table:table-cell office:value-type="string">
            <text:p>Halle 13, Stand B54/3</text:p>
          </table:table-cell>
        </table:table-row>
        <table:table-row table:style-name="ro1">
          <table:table-cell office:value-type="string">
            <text:p>ELG Elektrotechnology</text:p>
          </table:table-cell>
          <table:table-cell office:value-type="string">
            <text:p>D-96052 Bamberg</text:p>
          </table:table-cell>
          <table:table-cell office:value-type="string">
            <text:p>Halle 12, Stand F69</text:p>
          </table:table-cell>
        </table:table-row>
        <table:table-row table:style-name="ro1">
          <table:table-cell office:value-type="string">
            <text:p>Elliptec Resonant Actuator</text:p>
          </table:table-cell>
          <table:table-cell office:value-type="string">
            <text:p>D-44379 Dortmund</text:p>
          </table:table-cell>
          <table:table-cell office:value-type="string">
            <text:p>Halle 15, Stand D36</text:p>
          </table:table-cell>
        </table:table-row>
        <table:table-row table:style-name="ro1">
          <table:table-cell office:value-type="string">
            <text:p>elobau Elektrobauelemente</text:p>
          </table:table-cell>
          <table:table-cell office:value-type="string">
            <text:p>D-88316 Isny</text:p>
          </table:table-cell>
          <table:table-cell office:value-type="string">
            <text:p>Halle 8, Stand B32</text:p>
          </table:table-cell>
        </table:table-row>
        <table:table-row table:style-name="ro1">
          <table:table-cell office:value-type="string">
            <text:p>Eloxalwerk Ehingen</text:p>
          </table:table-cell>
          <table:table-cell office:value-type="string">
            <text:p>D-89584 Ehingen</text:p>
          </table:table-cell>
          <table:table-cell office:value-type="string">
            <text:p>Halle 4, Stand E34</text:p>
          </table:table-cell>
        </table:table-row>
        <table:table-row table:style-name="ro1">
          <table:table-cell office:value-type="string">
            <text:p>elrest</text:p>
          </table:table-cell>
          <table:table-cell office:value-type="string">
            <text:p>D-73230 Kirchheim/Teck</text:p>
          </table:table-cell>
          <table:table-cell office:value-type="string">
            <text:p>Halle 9, Stand A60</text:p>
          </table:table-cell>
        </table:table-row>
        <table:table-row table:style-name="ro1">
          <table:table-cell office:value-type="string">
            <text:p>ELSIC</text:p>
          </table:table-cell>
          <table:table-cell office:value-type="string">
            <text:p>D-41189 Mönchengladbach</text:p>
          </table:table-cell>
          <table:table-cell office:value-type="string">
            <text:p>Halle 12, Stand E31</text:p>
          </table:table-cell>
        </table:table-row>
        <table:table-row table:style-name="ro1">
          <table:table-cell office:value-type="string">
            <text:p>ELYO</text:p>
          </table:table-cell>
          <table:table-cell office:value-type="string">
            <text:p>D-14469 Potsdam</text:p>
          </table:table-cell>
          <table:table-cell office:value-type="string">
            <text:p>Halle 13, Stand C38</text:p>
          </table:table-cell>
        </table:table-row>
        <table:table-row table:style-name="ro1">
          <table:table-cell office:value-type="string">
            <text:p>EMDE Industrie-Technik</text:p>
          </table:table-cell>
          <table:table-cell office:value-type="string">
            <text:p>D-39418 Staßfurt</text:p>
          </table:table-cell>
          <table:table-cell office:value-type="string">
            <text:p>Halle 3, Stand B26, (IV)</text:p>
          </table:table-cell>
        </table:table-row>
        <table:table-row table:style-name="ro1">
          <table:table-cell office:value-type="string">
            <text:p>Emerson Process Management</text:p>
          </table:table-cell>
          <table:table-cell office:value-type="string">
            <text:p>D-42781 Haan</text:p>
          </table:table-cell>
          <table:table-cell office:value-type="string">
            <text:p>Halle 7, Stand A10</text:p>
          </table:table-cell>
        </table:table-row>
        <table:table-row table:style-name="ro1">
          <table:table-cell office:value-type="string">
            <text:p>EMKA Beschlagteile</text:p>
          </table:table-cell>
          <table:table-cell office:value-type="string">
            <text:p>D-42551 Velbert</text:p>
          </table:table-cell>
          <table:table-cell office:value-type="string">
            <text:p>Halle 3, Stand D50</text:p>
          </table:table-cell>
        </table:table-row>
        <table:table-row table:style-name="ro1">
          <table:table-cell office:value-type="string">
            <text:p>e-motion</text:p>
          </table:table-cell>
          <table:table-cell office:value-type="string">
            <text:p>D-70567 Stuttgart</text:p>
          </table:table-cell>
          <table:table-cell office:value-type="string">
            <text:p>Halle 14, Stand L01</text:p>
          </table:table-cell>
        </table:table-row>
        <table:table-row table:style-name="ro1">
          <table:table-cell office:value-type="string">
            <text:p>EMO-TRANS</text:p>
          </table:table-cell>
          <table:table-cell office:value-type="string">
            <text:p>D-64546 Mörfelden-Walldorf</text:p>
          </table:table-cell>
          <table:table-cell office:value-type="string">
            <text:p>Halle 6, Stand M79</text:p>
          </table:table-cell>
        </table:table-row>
        <table:table-row table:style-name="ro1">
          <table:table-cell office:value-type="string">
            <text:p>Emotron Antriebssysteme</text:p>
          </table:table-cell>
          <table:table-cell office:value-type="string">
            <text:p>D-38855 Wernigerode</text:p>
          </table:table-cell>
          <table:table-cell office:value-type="string">
            <text:p>Halle 14, Stand L19</text:p>
          </table:table-cell>
        </table:table-row>
        <table:table-row table:style-name="ro1">
          <table:table-cell office:value-type="string">
            <text:p>empolis</text:p>
          </table:table-cell>
          <table:table-cell office:value-type="string">
            <text:p>D-33311 Gütersloh</text:p>
          </table:table-cell>
          <table:table-cell office:value-type="string">
            <text:p>Halle 16, Stand C16</text:p>
          </table:table-cell>
        </table:table-row>
        <table:table-row table:style-name="ro1">
          <table:table-cell office:value-type="string">
            <text:p>emt automation</text:p>
          </table:table-cell>
          <table:table-cell office:value-type="string">
            <text:p>D-49134 Wallenhorst</text:p>
          </table:table-cell>
          <table:table-cell office:value-type="string">
            <text:p>Halle 17, Stand B50</text:p>
          </table:table-cell>
        </table:table-row>
        <table:table-row table:style-name="ro1">
          <table:table-cell office:value-type="string">
            <text:p>EnBW</text:p>
          </table:table-cell>
          <table:table-cell office:value-type="string">
            <text:p>D-76131 Karlsruhe</text:p>
          </table:table-cell>
          <table:table-cell office:value-type="string">
            <text:p>Halle 13, Stand C10</text:p>
          </table:table-cell>
        </table:table-row>
        <table:table-row table:style-name="ro1">
          <table:table-cell office:value-type="string">
            <text:p>EnBW Energie Baden-Württemberg</text:p>
          </table:table-cell>
          <table:table-cell office:value-type="string">
            <text:p>D-76131 Karlsruhe</text:p>
          </table:table-cell>
          <table:table-cell office:value-type="string">
            <text:p>Halle 13, Stand E19</text:p>
          </table:table-cell>
        </table:table-row>
        <table:table-row table:style-name="ro1">
          <table:table-cell office:value-type="string">
            <text:p>EnBW Energie Baden-Württemberg</text:p>
          </table:table-cell>
          <table:table-cell office:value-type="string">
            <text:p>D-76131 Karlsruhe</text:p>
          </table:table-cell>
          <table:table-cell office:value-type="string">
            <text:p>Energy Freigelände, Convention Center Südseite, Stand M17</text:p>
          </table:table-cell>
        </table:table-row>
        <table:table-row table:style-name="ro1">
          <table:table-cell office:value-type="string">
            <text:p>EnBW Energy Solutions</text:p>
          </table:table-cell>
          <table:table-cell office:value-type="string">
            <text:p>D-70174 Stuttgart</text:p>
          </table:table-cell>
          <table:table-cell office:value-type="string">
            <text:p>Halle 13, Stand C38</text:p>
          </table:table-cell>
        </table:table-row>
        <table:table-row table:style-name="ro1">
          <table:table-cell office:value-type="string">
            <text:p>encoway</text:p>
          </table:table-cell>
          <table:table-cell office:value-type="string">
            <text:p>D-28357 Bremen</text:p>
          </table:table-cell>
          <table:table-cell office:value-type="string">
            <text:p>Halle 16, Stand C16</text:p>
          </table:table-cell>
        </table:table-row>
        <table:table-row table:style-name="ro1">
          <table:table-cell office:value-type="string">
            <text:p>Endress+Hauser</text:p>
          </table:table-cell>
          <table:table-cell office:value-type="string">
            <text:p>D-79689 Maulburg</text:p>
          </table:table-cell>
          <table:table-cell office:value-type="string">
            <text:p>Halle 8, Stand D36</text:p>
          </table:table-cell>
        </table:table-row>
        <table:table-row table:style-name="ro1">
          <table:table-cell office:value-type="string">
            <text:p>Endress+Hauser Messtechnik</text:p>
          </table:table-cell>
          <table:table-cell office:value-type="string">
            <text:p>D-79576 Weil am Rhein</text:p>
          </table:table-cell>
          <table:table-cell office:value-type="string">
            <text:p>Halle 7, Stand A10</text:p>
          </table:table-cell>
        </table:table-row>
        <table:table-row table:style-name="ro1">
          <table:table-cell office:value-type="string">
            <text:p>Endress+Hauser Messtechnik</text:p>
          </table:table-cell>
          <table:table-cell office:value-type="string">
            <text:p>D-79576 Weil am Rhein</text:p>
          </table:table-cell>
          <table:table-cell office:value-type="string">
            <text:p>Halle 7, Stand E29</text:p>
          </table:table-cell>
        </table:table-row>
        <table:table-row table:style-name="ro1">
          <table:table-cell office:value-type="string">
            <text:p>Endress+Hauser Messtechnik</text:p>
          </table:table-cell>
          <table:table-cell office:value-type="string">
            <text:p>D-79576 Weil am Rhein</text:p>
          </table:table-cell>
          <table:table-cell office:value-type="string">
            <text:p>Halle 11, Stand A22</text:p>
          </table:table-cell>
        </table:table-row>
        <table:table-row table:style-name="ro1">
          <table:table-cell office:value-type="string">
            <text:p>ENERCON</text:p>
          </table:table-cell>
          <table:table-cell office:value-type="string">
            <text:p>D-26605 Aurich</text:p>
          </table:table-cell>
          <table:table-cell office:value-type="string">
            <text:p>Halle 13, Stand B78</text:p>
          </table:table-cell>
        </table:table-row>
        <table:table-row table:style-name="ro1">
          <table:table-cell office:value-type="string">
            <text:p>ENERCON</text:p>
          </table:table-cell>
          <table:table-cell office:value-type="string">
            <text:p>D-26605 Aurich</text:p>
          </table:table-cell>
          <table:table-cell office:value-type="string">
            <text:p>Halle 13, Stand B90</text:p>
          </table:table-cell>
        </table:table-row>
        <table:table-row table:style-name="ro1">
          <table:table-cell office:value-type="string">
            <text:p>energeticals power plant engineering</text:p>
          </table:table-cell>
          <table:table-cell office:value-type="string">
            <text:p>D-81371 München</text:p>
          </table:table-cell>
          <table:table-cell office:value-type="string">
            <text:p>Halle 13, Stand E60</text:p>
          </table:table-cell>
        </table:table-row>
        <table:table-row table:style-name="ro1">
          <table:table-cell office:value-type="string">
            <text:p>Energie Region Nürnberg</text:p>
          </table:table-cell>
          <table:table-cell office:value-type="string">
            <text:p>D-90443 Nürnberg</text:p>
          </table:table-cell>
          <table:table-cell office:value-type="string">
            <text:p>Halle 13, Stand E60</text:p>
          </table:table-cell>
        </table:table-row>
        <table:table-row table:style-name="ro1">
          <table:table-cell office:value-type="string">
            <text:p>Energiekontor</text:p>
          </table:table-cell>
          <table:table-cell office:value-type="string">
            <text:p>D-28359 Bremen</text:p>
          </table:table-cell>
          <table:table-cell office:value-type="string">
            <text:p>Halle 13, Stand B50/9</text:p>
          </table:table-cell>
        </table:table-row>
        <table:table-row table:style-name="ro1">
          <table:table-cell office:value-type="string">
            <text:p>energy age wind</text:p>
          </table:table-cell>
          <table:table-cell office:value-type="string">
            <text:p>D-48291 Telgte</text:p>
          </table:table-cell>
          <table:table-cell office:value-type="string">
            <text:p>Halle 13, Stand A39</text:p>
          </table:table-cell>
        </table:table-row>
        <table:table-row table:style-name="ro1">
          <table:table-cell office:value-type="string">
            <text:p>ENERGY MEDIENSERVICE</text:p>
          </table:table-cell>
          <table:table-cell office:value-type="string">
            <text:p>D-82211 Herrsching</text:p>
          </table:table-cell>
          <table:table-cell office:value-type="string">
            <text:p>Halle 6, Stand B18</text:p>
          </table:table-cell>
        </table:table-row>
        <table:table-row table:style-name="ro1">
          <table:table-cell office:value-type="string">
            <text:p>Engberts &amp; Schäfer</text:p>
          </table:table-cell>
          <table:table-cell office:value-type="string">
            <text:p>D-26188 Edewecht</text:p>
          </table:table-cell>
          <table:table-cell office:value-type="string">
            <text:p>Halle 15, Stand E05</text:p>
          </table:table-cell>
        </table:table-row>
        <table:table-row table:style-name="ro1">
          <table:table-cell office:value-type="string">
            <text:p>ENGEL Elektroantriebe</text:p>
          </table:table-cell>
          <table:table-cell office:value-type="string">
            <text:p>D-65396 Walluf</text:p>
          </table:table-cell>
          <table:table-cell office:value-type="string">
            <text:p>Halle 14, Stand G07</text:p>
          </table:table-cell>
        </table:table-row>
        <table:table-row table:style-name="ro1">
          <table:table-cell office:value-type="string">
            <text:p>Engineering &amp; Services</text:p>
          </table:table-cell>
          <table:table-cell office:value-type="string">
            <text:p>D-30521 Hannover</text:p>
          </table:table-cell>
          <table:table-cell office:value-type="string">
            <text:p>Halle 7, Stand E41</text:p>
          </table:table-cell>
        </table:table-row>
        <table:table-row table:style-name="ro1">
          <table:table-cell office:value-type="string">
            <text:p>EnOcean</text:p>
          </table:table-cell>
          <table:table-cell office:value-type="string">
            <text:p>D-82041 Oberhaching</text:p>
          </table:table-cell>
          <table:table-cell office:value-type="string">
            <text:p>Halle 9, Stand H68</text:p>
          </table:table-cell>
        </table:table-row>
        <table:table-row table:style-name="ro1">
          <table:table-cell office:value-type="string">
            <text:p>Entwicklungs- und Wirtschaftsförderung</text:p>
          </table:table-cell>
          <table:table-cell office:value-type="string">
            <text:p>D-06766 Wolfen</text:p>
          </table:table-cell>
          <table:table-cell office:value-type="string">
            <text:p>Halle 4, Stand F34</text:p>
          </table:table-cell>
        </table:table-row>
        <table:table-row table:style-name="ro1">
          <table:table-cell office:value-type="string">
            <text:p>Entwicklungsgesellschaft Cottbus</text:p>
          </table:table-cell>
          <table:table-cell office:value-type="string">
            <text:p>D-03046 Cottbus</text:p>
          </table:table-cell>
          <table:table-cell office:value-type="string">
            <text:p>Halle 9, Stand C07</text:p>
          </table:table-cell>
        </table:table-row>
        <table:table-row table:style-name="ro1">
          <table:table-cell office:value-type="string">
            <text:p>EOS</text:p>
          </table:table-cell>
          <table:table-cell office:value-type="string">
            <text:p>D-82152 Krailling</text:p>
          </table:table-cell>
          <table:table-cell office:value-type="string">
            <text:p>Halle 17, Stand A05</text:p>
          </table:table-cell>
        </table:table-row>
        <table:table-row table:style-name="ro1">
          <table:table-cell office:value-type="string">
            <text:p>EPCOS</text:p>
          </table:table-cell>
          <table:table-cell office:value-type="string">
            <text:p>D-81669 München</text:p>
          </table:table-cell>
          <table:table-cell office:value-type="string">
            <text:p>Halle 12, Stand D37</text:p>
          </table:table-cell>
        </table:table-row>
        <table:table-row table:style-name="ro1">
          <table:table-cell office:value-type="string">
            <text:p>EPG - Engineered nanoProducts Germany</text:p>
          </table:table-cell>
          <table:table-cell office:value-type="string">
            <text:p>D-66121 Saarbrücken</text:p>
          </table:table-cell>
          <table:table-cell office:value-type="string">
            <text:p>Halle 15, Stand D46</text:p>
          </table:table-cell>
        </table:table-row>
        <table:table-row table:style-name="ro1">
          <table:table-cell office:value-type="string">
            <text:p>EPIS Microcomputer</text:p>
          </table:table-cell>
          <table:table-cell office:value-type="string">
            <text:p>D-72458 Albstadt</text:p>
          </table:table-cell>
          <table:table-cell office:value-type="string">
            <text:p>Halle 9, Stand H35</text:p>
          </table:table-cell>
        </table:table-row>
        <table:table-row table:style-name="ro1">
          <table:table-cell office:value-type="string">
            <text:p>EPLAN Software &amp; Service</text:p>
          </table:table-cell>
          <table:table-cell office:value-type="string">
            <text:p>D-40789 Monheim</text:p>
          </table:table-cell>
          <table:table-cell office:value-type="string">
            <text:p>Halle 11, Stand E04</text:p>
          </table:table-cell>
        </table:table-row>
        <table:table-row table:style-name="ro1">
          <table:table-cell office:value-type="string">
            <text:p>EPLAN Software &amp; Service</text:p>
          </table:table-cell>
          <table:table-cell office:value-type="string">
            <text:p>D-40789 Monheim</text:p>
          </table:table-cell>
          <table:table-cell office:value-type="string">
            <text:p>Halle 16, Stand C09</text:p>
          </table:table-cell>
        </table:table-row>
        <table:table-row table:style-name="ro1">
          <table:table-cell office:value-type="string">
            <text:p>EPLAN Software &amp; Service</text:p>
          </table:table-cell>
          <table:table-cell office:value-type="string">
            <text:p>D-40789 Monheim</text:p>
          </table:table-cell>
          <table:table-cell office:value-type="string">
            <text:p>Halle 16, Stand C10</text:p>
          </table:table-cell>
        </table:table-row>
        <table:table-row table:style-name="ro1">
          <table:table-cell office:value-type="string">
            <text:p>EPLAN Software &amp; Service</text:p>
          </table:table-cell>
          <table:table-cell office:value-type="string">
            <text:p>D-40789 Monheim</text:p>
          </table:table-cell>
          <table:table-cell office:value-type="string">
            <text:p>Halle 17, Stand B23</text:p>
          </table:table-cell>
        </table:table-row>
        <table:table-row table:style-name="ro1">
          <table:table-cell office:value-type="string">
            <text:p>epro</text:p>
          </table:table-cell>
          <table:table-cell office:value-type="string">
            <text:p>D-48599 Gronau</text:p>
          </table:table-cell>
          <table:table-cell office:value-type="string">
            <text:p>Halle 3, Stand E46</text:p>
          </table:table-cell>
        </table:table-row>
        <table:table-row table:style-name="ro1">
          <table:table-cell office:value-type="string">
            <text:p>epro</text:p>
          </table:table-cell>
          <table:table-cell office:value-type="string">
            <text:p>D-48599 Gronau</text:p>
          </table:table-cell>
          <table:table-cell office:value-type="string">
            <text:p>Halle 7, Stand D01</text:p>
          </table:table-cell>
        </table:table-row>
        <table:table-row table:style-name="ro1">
          <table:table-cell office:value-type="string">
            <text:p>ERAS</text:p>
          </table:table-cell>
          <table:table-cell office:value-type="string">
            <text:p>D-37085 Göttingen</text:p>
          </table:table-cell>
          <table:table-cell office:value-type="string">
            <text:p>Halle 2, Stand A10</text:p>
          </table:table-cell>
        </table:table-row>
        <table:table-row table:style-name="ro1">
          <table:table-cell office:value-type="string">
            <text:p>ERC</text:p>
          </table:table-cell>
          <table:table-cell office:value-type="string">
            <text:p>D-21244 Buchholz</text:p>
          </table:table-cell>
          <table:table-cell office:value-type="string">
            <text:p>Halle 13, Stand A25</text:p>
          </table:table-cell>
        </table:table-row>
        <table:table-row table:style-name="ro1">
          <table:table-cell office:value-type="string">
            <text:p>Erdrich Metallbearbeitung</text:p>
          </table:table-cell>
          <table:table-cell office:value-type="string">
            <text:p>D-77728 Oppenau</text:p>
          </table:table-cell>
          <table:table-cell office:value-type="string">
            <text:p>Halle 4, Stand E04, (3)</text:p>
          </table:table-cell>
        </table:table-row>
        <table:table-row table:style-name="ro1">
          <table:table-cell office:value-type="string">
            <text:p>erfi Ernst Fischer</text:p>
          </table:table-cell>
          <table:table-cell office:value-type="string">
            <text:p>D-72250 Freudenstadt</text:p>
          </table:table-cell>
          <table:table-cell office:value-type="string">
            <text:p>Halle 7, Stand B34</text:p>
          </table:table-cell>
        </table:table-row>
        <table:table-row table:style-name="ro1">
          <table:table-cell office:value-type="string">
            <text:p>ERGOPACK DEUTSCHLAND</text:p>
          </table:table-cell>
          <table:table-cell office:value-type="string">
            <text:p>D-89420 Höchstädt</text:p>
          </table:table-cell>
          <table:table-cell office:value-type="string">
            <text:p>Halle 5, Stand F46</text:p>
          </table:table-cell>
        </table:table-row>
        <table:table-row table:style-name="ro1">
          <table:table-cell office:value-type="string">
            <text:p>ERHARDT + LEIMER</text:p>
          </table:table-cell>
          <table:table-cell office:value-type="string">
            <text:p>D-86391 Stadtbergen</text:p>
          </table:table-cell>
          <table:table-cell office:value-type="string">
            <text:p>Halle 17, Stand A49</text:p>
          </table:table-cell>
        </table:table-row>
        <table:table-row table:style-name="ro1">
          <table:table-cell office:value-type="string">
            <text:p>Erlemann &amp; Huckenbeck</text:p>
          </table:table-cell>
          <table:table-cell office:value-type="string">
            <text:p>D-42477 Radevormwald</text:p>
          </table:table-cell>
          <table:table-cell office:value-type="string">
            <text:p>Halle 5, Stand E23</text:p>
          </table:table-cell>
        </table:table-row>
        <table:table-row table:style-name="ro1">
          <table:table-cell office:value-type="string">
            <text:p>ERMO Automation</text:p>
          </table:table-cell>
          <table:table-cell office:value-type="string">
            <text:p>D-76307 Karlsbad</text:p>
          </table:table-cell>
          <table:table-cell office:value-type="string">
            <text:p>Halle 4, Stand E42</text:p>
          </table:table-cell>
        </table:table-row>
        <table:table-row table:style-name="ro1">
          <table:table-cell office:value-type="string">
            <text:p>Ernst Friedrich Heuer</text:p>
          </table:table-cell>
          <table:table-cell office:value-type="string">
            <text:p>D-73278 Schlierbach</text:p>
          </table:table-cell>
          <table:table-cell office:value-type="string">
            <text:p>Halle 17, Stand F96</text:p>
          </table:table-cell>
        </table:table-row>
        <table:table-row table:style-name="ro1">
          <table:table-cell office:value-type="string">
            <text:p>Ernst Umformtechnik, E.</text:p>
          </table:table-cell>
          <table:table-cell office:value-type="string">
            <text:p>D-77704 Oberkirch</text:p>
          </table:table-cell>
          <table:table-cell office:value-type="string">
            <text:p>Halle 4, Stand A27</text:p>
          </table:table-cell>
        </table:table-row>
        <table:table-row table:style-name="ro1">
          <table:table-cell office:value-type="string">
            <text:p>ERO Edelstahl-Rohrtechnik</text:p>
          </table:table-cell>
          <table:table-cell office:value-type="string">
            <text:p>D-29410 Salzwedel</text:p>
          </table:table-cell>
          <table:table-cell office:value-type="string">
            <text:p>Halle 4, Stand F34</text:p>
          </table:table-cell>
        </table:table-row>
        <table:table-row table:style-name="ro1">
          <table:table-cell office:value-type="string">
            <text:p>ERSA</text:p>
          </table:table-cell>
          <table:table-cell office:value-type="string">
            <text:p>D-97877 Wertheim</text:p>
          </table:table-cell>
          <table:table-cell office:value-type="string">
            <text:p>Halle 17, Stand A27</text:p>
          </table:table-cell>
        </table:table-row>
        <table:table-row table:style-name="ro1">
          <table:table-cell office:value-type="string">
            <text:p>esb automations</text:p>
          </table:table-cell>
          <table:table-cell office:value-type="string">
            <text:p>D-48432 Rheine</text:p>
          </table:table-cell>
          <table:table-cell office:value-type="string">
            <text:p>Halle 4, Stand B12, (12)</text:p>
          </table:table-cell>
        </table:table-row>
        <table:table-row table:style-name="ro1">
          <table:table-cell office:value-type="string">
            <text:p>Escena Entwicklungsges. für Elektronik</text:p>
          </table:table-cell>
          <table:table-cell office:value-type="string">
            <text:p>D-38114 Braunschweig</text:p>
          </table:table-cell>
          <table:table-cell office:value-type="string">
            <text:p>Halle 13, Stand E52</text:p>
          </table:table-cell>
        </table:table-row>
        <table:table-row table:style-name="ro1">
          <table:table-cell office:value-type="string">
            <text:p>esd electronic system design</text:p>
          </table:table-cell>
          <table:table-cell office:value-type="string">
            <text:p>D-30165 Hannover</text:p>
          </table:table-cell>
          <table:table-cell office:value-type="string">
            <text:p>Halle 9, Stand D13</text:p>
          </table:table-cell>
        </table:table-row>
        <table:table-row table:style-name="ro1">
          <table:table-cell office:value-type="string">
            <text:p>ESI Group</text:p>
          </table:table-cell>
          <table:table-cell office:value-type="string">
            <text:p>D-65760 Eschborn</text:p>
          </table:table-cell>
          <table:table-cell office:value-type="string">
            <text:p>Halle 13, Stand E89/1</text:p>
          </table:table-cell>
        </table:table-row>
        <table:table-row table:style-name="ro1">
          <table:table-cell office:value-type="string">
            <text:p>ESK Ceramics</text:p>
          </table:table-cell>
          <table:table-cell office:value-type="string">
            <text:p>D-87437 Kempten</text:p>
          </table:table-cell>
          <table:table-cell office:value-type="string">
            <text:p>Halle 5, Stand E32</text:p>
          </table:table-cell>
        </table:table-row>
        <table:table-row table:style-name="ro1">
          <table:table-cell office:value-type="string">
            <text:p>ESKA</text:p>
          </table:table-cell>
          <table:table-cell office:value-type="string">
            <text:p>D-09126 Chemnitz</text:p>
          </table:table-cell>
          <table:table-cell office:value-type="string">
            <text:p>Halle 4, Stand E42</text:p>
          </table:table-cell>
        </table:table-row>
        <table:table-row table:style-name="ro1">
          <table:table-cell office:value-type="string">
            <text:p>ESR Pollmeier</text:p>
          </table:table-cell>
          <table:table-cell office:value-type="string">
            <text:p>D-64372 Ober-Ramstadt</text:p>
          </table:table-cell>
          <table:table-cell office:value-type="string">
            <text:p>Halle 9, Stand F13</text:p>
          </table:table-cell>
        </table:table-row>
        <table:table-row table:style-name="ro1">
          <table:table-cell office:value-type="string">
            <text:p>ESTA Apparatebau</text:p>
          </table:table-cell>
          <table:table-cell office:value-type="string">
            <text:p>D-89240 Senden</text:p>
          </table:table-cell>
          <table:table-cell office:value-type="string">
            <text:p>Halle 5, Stand G47</text:p>
          </table:table-cell>
        </table:table-row>
        <table:table-row table:style-name="ro1">
          <table:table-cell office:value-type="string">
            <text:p>ESW Eichsfelder Schraubenwerk</text:p>
          </table:table-cell>
          <table:table-cell office:value-type="string">
            <text:p>D-37308 Heilbad Heiligenstadt</text:p>
          </table:table-cell>
          <table:table-cell office:value-type="string">
            <text:p>Halle 4, Stand D04</text:p>
          </table:table-cell>
        </table:table-row>
        <table:table-row table:style-name="ro1">
          <table:table-cell office:value-type="string">
            <text:p>ET Elastomer Technik</text:p>
          </table:table-cell>
          <table:table-cell office:value-type="string">
            <text:p>D-74248 Ellhofen</text:p>
          </table:table-cell>
          <table:table-cell office:value-type="string">
            <text:p>Halle 4, Stand E12</text:p>
          </table:table-cell>
        </table:table-row>
        <table:table-row table:style-name="ro1">
          <table:table-cell office:value-type="string">
            <text:p>E-T-A</text:p>
          </table:table-cell>
          <table:table-cell office:value-type="string">
            <text:p>D-90518 Altdorf</text:p>
          </table:table-cell>
          <table:table-cell office:value-type="string">
            <text:p>Halle 11, Stand B62</text:p>
          </table:table-cell>
        </table:table-row>
        <table:table-row table:style-name="ro1">
          <table:table-cell office:value-type="string">
            <text:p>EtherCat Technology Group</text:p>
          </table:table-cell>
          <table:table-cell office:value-type="string">
            <text:p>D-90482 Nürnberg</text:p>
          </table:table-cell>
          <table:table-cell office:value-type="string">
            <text:p>Halle 9, Stand F13</text:p>
          </table:table-cell>
        </table:table-row>
        <table:table-row table:style-name="ro1">
          <table:table-cell office:value-type="string">
            <text:p>ETISYS Etikettierlösungen</text:p>
          </table:table-cell>
          <table:table-cell office:value-type="string">
            <text:p>D-87672 Roßhaupten</text:p>
          </table:table-cell>
          <table:table-cell office:value-type="string">
            <text:p>Halle 17, Stand F60</text:p>
          </table:table-cell>
        </table:table-row>
        <table:table-row table:style-name="ro1">
          <table:table-cell office:value-type="string">
            <text:p>EUCHNER</text:p>
          </table:table-cell>
          <table:table-cell office:value-type="string">
            <text:p>D-70771 Leinfelden-Echterdingen</text:p>
          </table:table-cell>
          <table:table-cell office:value-type="string">
            <text:p>Halle 9, Stand D06</text:p>
          </table:table-cell>
        </table:table-row>
        <table:table-row table:style-name="ro1">
          <table:table-cell office:value-type="string">
            <text:p>EUCHNER</text:p>
          </table:table-cell>
          <table:table-cell office:value-type="string">
            <text:p>D-70771 Leinfelden-Echterdingen</text:p>
          </table:table-cell>
          <table:table-cell office:value-type="string">
            <text:p>Halle 9, Stand D14</text:p>
          </table:table-cell>
        </table:table-row>
        <table:table-row table:style-name="ro1">
          <table:table-cell office:value-type="string">
            <text:p>Eucomp Automotive</text:p>
          </table:table-cell>
          <table:table-cell office:value-type="string">
            <text:p>D-69117 Heidelberg</text:p>
          </table:table-cell>
          <table:table-cell office:value-type="string">
            <text:p>Halle 4, Stand G12</text:p>
          </table:table-cell>
        </table:table-row>
        <table:table-row table:style-name="ro1">
          <table:table-cell office:value-type="string">
            <text:p>Euler Hermes Kreditversicherung</text:p>
          </table:table-cell>
          <table:table-cell office:value-type="string">
            <text:p>D-22763 Hamburg</text:p>
          </table:table-cell>
          <table:table-cell office:value-type="string">
            <text:p>Halle 6, Stand C43</text:p>
          </table:table-cell>
        </table:table-row>
        <table:table-row table:style-name="ro1">
          <table:table-cell office:value-type="string">
            <text:p>EUMA Eulitz / Mandel - Kunsttechnik</text:p>
          </table:table-cell>
          <table:table-cell office:value-type="string">
            <text:p>D-09557 Flöha</text:p>
          </table:table-cell>
          <table:table-cell office:value-type="string">
            <text:p>Halle 4, Stand G34, (25)</text:p>
          </table:table-cell>
        </table:table-row>
        <table:table-row table:style-name="ro1">
          <table:table-cell office:value-type="string">
            <text:p>euro engineering</text:p>
          </table:table-cell>
          <table:table-cell office:value-type="string">
            <text:p>D-80992 München</text:p>
          </table:table-cell>
          <table:table-cell office:value-type="string">
            <text:p>Halle 2, Stand D52</text:p>
          </table:table-cell>
        </table:table-row>
        <table:table-row table:style-name="ro1">
          <table:table-cell office:value-type="string">
            <text:p>Euro Info Centre</text:p>
          </table:table-cell>
          <table:table-cell office:value-type="string">
            <text:p>D-80333 München</text:p>
          </table:table-cell>
          <table:table-cell office:value-type="string">
            <text:p>Halle 6, Stand D58</text:p>
          </table:table-cell>
        </table:table-row>
        <table:table-row table:style-name="ro1">
          <table:table-cell office:value-type="string">
            <text:p>Euro Info Centre Chemnitz</text:p>
          </table:table-cell>
          <table:table-cell office:value-type="string">
            <text:p>D-09111 Chemnitz</text:p>
          </table:table-cell>
          <table:table-cell office:value-type="string">
            <text:p>Halle 6, Stand D58</text:p>
          </table:table-cell>
        </table:table-row>
        <table:table-row table:style-name="ro1">
          <table:table-cell office:value-type="string">
            <text:p>Euro Info Centre Leipzig</text:p>
          </table:table-cell>
          <table:table-cell office:value-type="string">
            <text:p>D-04109 Leipzig</text:p>
          </table:table-cell>
          <table:table-cell office:value-type="string">
            <text:p>Halle 6, Stand D58</text:p>
          </table:table-cell>
        </table:table-row>
        <table:table-row table:style-name="ro1">
          <table:table-cell office:value-type="string">
            <text:p>Euro Info Centre Stuttgart</text:p>
          </table:table-cell>
          <table:table-cell office:value-type="string">
            <text:p>D-70191 Stuttgart</text:p>
          </table:table-cell>
          <table:table-cell office:value-type="string">
            <text:p>Halle 6, Stand D58</text:p>
          </table:table-cell>
        </table:table-row>
        <table:table-row table:style-name="ro1">
          <table:table-cell office:value-type="string">
            <text:p>Euromicron Werkzeuge</text:p>
          </table:table-cell>
          <table:table-cell office:value-type="string">
            <text:p>D-35756 Mittenaar</text:p>
          </table:table-cell>
          <table:table-cell office:value-type="string">
            <text:p>Halle 7, Stand C21</text:p>
          </table:table-cell>
        </table:table-row>
        <table:table-row table:style-name="ro1">
          <table:table-cell office:value-type="string">
            <text:p>Euromicron Werkzeuge</text:p>
          </table:table-cell>
          <table:table-cell office:value-type="string">
            <text:p>D-35756 Mittenaar</text:p>
          </table:table-cell>
          <table:table-cell office:value-type="string">
            <text:p>Halle 15, Stand D35</text:p>
          </table:table-cell>
        </table:table-row>
        <table:table-row table:style-name="ro1">
          <table:table-cell office:value-type="string">
            <text:p>Europäisches Patentamt</text:p>
          </table:table-cell>
          <table:table-cell office:value-type="string">
            <text:p>D-80469 München</text:p>
          </table:table-cell>
          <table:table-cell office:value-type="string">
            <text:p>Halle 2, Stand C12</text:p>
          </table:table-cell>
        </table:table-row>
        <table:table-row table:style-name="ro1">
          <table:table-cell office:value-type="string">
            <text:p>Europäisches Patentamt</text:p>
          </table:table-cell>
          <table:table-cell office:value-type="string">
            <text:p>D-80469 München</text:p>
          </table:table-cell>
          <table:table-cell office:value-type="string">
            <text:p>Halle 15, Stand D46</text:p>
          </table:table-cell>
        </table:table-row>
        <table:table-row table:style-name="ro1">
          <table:table-cell office:value-type="string">
            <text:p>europascal</text:p>
          </table:table-cell>
          <table:table-cell office:value-type="string">
            <text:p>D-63512 Hainburg</text:p>
          </table:table-cell>
          <table:table-cell office:value-type="string">
            <text:p>Halle 8, Stand E32</text:p>
          </table:table-cell>
        </table:table-row>
        <table:table-row table:style-name="ro1">
          <table:table-cell office:value-type="string">
            <text:p>european fuel cell</text:p>
          </table:table-cell>
          <table:table-cell office:value-type="string">
            <text:p>D-20539 Hamburg</text:p>
          </table:table-cell>
          <table:table-cell office:value-type="string">
            <text:p>Halle 13, Stand E77/1</text:p>
          </table:table-cell>
        </table:table-row>
        <table:table-row table:style-name="ro1">
          <table:table-cell office:value-type="string">
            <text:p>European High Temperature Superconductor</text:p>
          </table:table-cell>
          <table:table-cell office:value-type="string">
            <text:p>D-63755 Alzenau</text:p>
          </table:table-cell>
          <table:table-cell office:value-type="string">
            <text:p>Halle 2, Stand D26</text:p>
          </table:table-cell>
        </table:table-row>
        <table:table-row table:style-name="ro1">
          <table:table-cell office:value-type="string">
            <text:p>EUROPIPE</text:p>
          </table:table-cell>
          <table:table-cell office:value-type="string">
            <text:p>D-45473 Mülheim an der Ruhr</text:p>
          </table:table-cell>
          <table:table-cell office:value-type="string">
            <text:p>Halle 6, Stand A20</text:p>
          </table:table-cell>
        </table:table-row>
        <table:table-row table:style-name="ro1">
          <table:table-cell office:value-type="string">
            <text:p>Euscher, Ewald</text:p>
          </table:table-cell>
          <table:table-cell office:value-type="string">
            <text:p>D-33611 Bielefeld</text:p>
          </table:table-cell>
          <table:table-cell office:value-type="string">
            <text:p>Halle 4, Stand A23</text:p>
          </table:table-cell>
        </table:table-row>
        <table:table-row table:style-name="ro1">
          <table:table-cell office:value-type="string">
            <text:p>EUWID</text:p>
          </table:table-cell>
          <table:table-cell office:value-type="string">
            <text:p>D-76593 Gernsbach</text:p>
          </table:table-cell>
          <table:table-cell office:value-type="string">
            <text:p>Halle 13, Stand F32</text:p>
          </table:table-cell>
        </table:table-row>
        <table:table-row table:style-name="ro1">
          <table:table-cell office:value-type="string">
            <text:p>EvoLogics</text:p>
          </table:table-cell>
          <table:table-cell office:value-type="string">
            <text:p>D-10369 Berlin</text:p>
          </table:table-cell>
          <table:table-cell office:value-type="string">
            <text:p>Halle 2, Stand C52</text:p>
          </table:table-cell>
        </table:table-row>
        <table:table-row table:style-name="ro1">
          <table:table-cell office:value-type="string">
            <text:p>EWE</text:p>
          </table:table-cell>
          <table:table-cell office:value-type="string">
            <text:p>D-26122 Oldenburg</text:p>
          </table:table-cell>
          <table:table-cell office:value-type="string">
            <text:p>Halle 13, Stand E52</text:p>
          </table:table-cell>
        </table:table-row>
        <table:table-row table:style-name="ro1">
          <table:table-cell office:value-type="string">
            <text:p>EWS</text:p>
          </table:table-cell>
          <table:table-cell office:value-type="string">
            <text:p>D-24983 Handewitt</text:p>
          </table:table-cell>
          <table:table-cell office:value-type="string">
            <text:p>Halle 13, Stand C64</text:p>
          </table:table-cell>
        </table:table-row>
        <table:table-row table:style-name="ro1">
          <table:table-cell office:value-type="string">
            <text:p>EXAKT Vertriebs</text:p>
          </table:table-cell>
          <table:table-cell office:value-type="string">
            <text:p>D-22851 Norderstedt</text:p>
          </table:table-cell>
          <table:table-cell office:value-type="string">
            <text:p>Halle 15, Stand D46</text:p>
          </table:table-cell>
        </table:table-row>
        <table:table-row table:style-name="ro1">
          <table:table-cell office:value-type="string">
            <text:p>EXAPT Systemtechnik</text:p>
          </table:table-cell>
          <table:table-cell office:value-type="string">
            <text:p>D-52062 Aachen</text:p>
          </table:table-cell>
          <table:table-cell office:value-type="string">
            <text:p>Halle 15, Stand C06</text:p>
          </table:table-cell>
        </table:table-row>
        <table:table-row table:style-name="ro1">
          <table:table-cell office:value-type="string">
            <text:p>EXOR</text:p>
          </table:table-cell>
          <table:table-cell office:value-type="string">
            <text:p>D-42653 Solingen</text:p>
          </table:table-cell>
          <table:table-cell office:value-type="string">
            <text:p>Halle 9, Stand A60</text:p>
          </table:table-cell>
        </table:table-row>
        <table:table-row table:style-name="ro1">
          <table:table-cell office:value-type="string">
            <text:p>Expert Maschinenbau</text:p>
          </table:table-cell>
          <table:table-cell office:value-type="string">
            <text:p>D-64653 Lorsch</text:p>
          </table:table-cell>
          <table:table-cell office:value-type="string">
            <text:p>Halle 17, Stand B10</text:p>
          </table:table-cell>
        </table:table-row>
        <table:table-row table:style-name="ro1">
          <table:table-cell office:value-type="string">
            <text:p>Expert Systemtechnik</text:p>
          </table:table-cell>
          <table:table-cell office:value-type="string">
            <text:p>D-33729 Bielefeld</text:p>
          </table:table-cell>
          <table:table-cell office:value-type="string">
            <text:p>Halle 17, Stand D70</text:p>
          </table:table-cell>
        </table:table-row>
        <table:table-row table:style-name="ro1">
          <table:table-cell office:value-type="string">
            <text:p>ExportPages</text:p>
          </table:table-cell>
          <table:table-cell office:value-type="string">
            <text:p>D-10555 Berlin</text:p>
          </table:table-cell>
          <table:table-cell office:value-type="string">
            <text:p>Halle 17, Stand D70</text:p>
          </table:table-cell>
        </table:table-row>
        <table:table-row table:style-name="ro1">
          <table:table-cell office:value-type="string">
            <text:p>ExxonMobil Central Europe Holding</text:p>
          </table:table-cell>
          <table:table-cell office:value-type="string">
            <text:p>D-22297 Hamburg</text:p>
          </table:table-cell>
          <table:table-cell office:value-type="string">
            <text:p>Halle 13, Stand A30</text:p>
          </table:table-cell>
        </table:table-row>
        <table:table-row table:style-name="ro1">
          <table:table-cell office:value-type="string">
            <text:p>eyevis</text:p>
          </table:table-cell>
          <table:table-cell office:value-type="string">
            <text:p>D-72766 Reutlingen</text:p>
          </table:table-cell>
          <table:table-cell office:value-type="string">
            <text:p>Halle 11, Stand A48</text:p>
          </table:table-cell>
        </table:table-row>
        <table:table-row table:style-name="ro1">
          <table:table-cell office:value-type="string">
            <text:p>EZM Edelstahlzieherei Mark</text:p>
          </table:table-cell>
          <table:table-cell office:value-type="string">
            <text:p>D-58300 Wetter</text:p>
          </table:table-cell>
          <table:table-cell office:value-type="string">
            <text:p>Halle 3, Stand E26</text:p>
          </table:table-cell>
        </table:table-row>
        <table:table-row table:style-name="ro1">
          <table:table-cell office:value-type="string">
            <text:p>EZM Industrie- und Fördertechnik</text:p>
          </table:table-cell>
          <table:table-cell office:value-type="string">
            <text:p>D-58093 Hagen</text:p>
          </table:table-cell>
          <table:table-cell office:value-type="string">
            <text:p>Halle 3, Stand E26</text:p>
          </table:table-cell>
        </table:table-row>
        <table:table-row table:style-name="ro1">
          <table:table-cell office:value-type="string">
            <text:p>EZN</text:p>
          </table:table-cell>
          <table:table-cell office:value-type="string">
            <text:p>D-30159 Hannover</text:p>
          </table:table-cell>
          <table:table-cell office:value-type="string">
            <text:p>Halle 2, Stand A23</text:p>
          </table:table-cell>
        </table:table-row>
        <table:table-row table:style-name="ro1">
          <table:table-cell office:value-type="string">
            <text:p>FABZ</text:p>
          </table:table-cell>
          <table:table-cell office:value-type="string">
            <text:p>D-70565 Stuttgart</text:p>
          </table:table-cell>
          <table:table-cell office:value-type="string">
            <text:p>Halle 13, Stand E90/3</text:p>
          </table:table-cell>
        </table:table-row>
        <table:table-row table:style-name="ro1">
          <table:table-cell office:value-type="string">
            <text:p>Fachagentur Nachwachsende Rohstoffe</text:p>
          </table:table-cell>
          <table:table-cell office:value-type="string">
            <text:p>D-18276 Gülzow</text:p>
          </table:table-cell>
          <table:table-cell office:value-type="string">
            <text:p>Halle 13, Stand B38</text:p>
          </table:table-cell>
        </table:table-row>
        <table:table-row table:style-name="ro1">
          <table:table-cell office:value-type="string">
            <text:p>Fachgebiet u. Institut f. Werkstoffkunde</text:p>
          </table:table-cell>
          <table:table-cell office:value-type="string">
            <text:p>D-64283 Darmstadt</text:p>
          </table:table-cell>
          <table:table-cell office:value-type="string">
            <text:p>Halle 5, Stand B16</text:p>
          </table:table-cell>
        </table:table-row>
        <table:table-row table:style-name="ro1">
          <table:table-cell office:value-type="string">
            <text:p>Fachhochschule Aachen</text:p>
          </table:table-cell>
          <table:table-cell office:value-type="string">
            <text:p>D-52064 Aachen</text:p>
          </table:table-cell>
          <table:table-cell office:value-type="string">
            <text:p>Halle 2, Stand C36</text:p>
          </table:table-cell>
        </table:table-row>
        <table:table-row table:style-name="ro1">
          <table:table-cell office:value-type="string">
            <text:p>Fachhochschule Aachen</text:p>
          </table:table-cell>
          <table:table-cell office:value-type="string">
            <text:p>D-52428 Jülich</text:p>
          </table:table-cell>
          <table:table-cell office:value-type="string">
            <text:p>Halle 2, Stand C36</text:p>
          </table:table-cell>
        </table:table-row>
        <table:table-row table:style-name="ro1">
          <table:table-cell office:value-type="string">
            <text:p>Fachhochschule Ansbach</text:p>
          </table:table-cell>
          <table:table-cell office:value-type="string">
            <text:p>D-91522 Ansbach</text:p>
          </table:table-cell>
          <table:table-cell office:value-type="string">
            <text:p>Halle 2, Stand A54</text:p>
          </table:table-cell>
        </table:table-row>
        <table:table-row table:style-name="ro1">
          <table:table-cell office:value-type="string">
            <text:p>Fachhochschule Ansbach</text:p>
          </table:table-cell>
          <table:table-cell office:value-type="string">
            <text:p>D-91522 Ansbach</text:p>
          </table:table-cell>
          <table:table-cell office:value-type="string">
            <text:p>Halle 2, Stand A54</text:p>
          </table:table-cell>
        </table:table-row>
        <table:table-row table:style-name="ro1">
          <table:table-cell office:value-type="string">
            <text:p>Fachhochschule Bielefeld - IBT</text:p>
          </table:table-cell>
          <table:table-cell office:value-type="string">
            <text:p>D-33602 Bielefeld</text:p>
          </table:table-cell>
          <table:table-cell office:value-type="string">
            <text:p>Halle 2, Stand C36</text:p>
          </table:table-cell>
        </table:table-row>
        <table:table-row table:style-name="ro1">
          <table:table-cell office:value-type="string">
            <text:p>Fachhochschule Bonn</text:p>
          </table:table-cell>
          <table:table-cell office:value-type="string">
            <text:p>D-53757 Sankt Augustin</text:p>
          </table:table-cell>
          <table:table-cell office:value-type="string">
            <text:p>Halle 2, Stand D35</text:p>
          </table:table-cell>
        </table:table-row>
        <table:table-row table:style-name="ro1">
          <table:table-cell office:value-type="string">
            <text:p>Fachhochschule Braunschweig</text:p>
          </table:table-cell>
          <table:table-cell office:value-type="string">
            <text:p>D-38440 Wolfsburg</text:p>
          </table:table-cell>
          <table:table-cell office:value-type="string">
            <text:p>Halle 5, Stand B16</text:p>
          </table:table-cell>
        </table:table-row>
        <table:table-row table:style-name="ro1">
          <table:table-cell office:value-type="string">
            <text:p>Fachhochschule Braunschweig/Wolfenbüttel</text:p>
          </table:table-cell>
          <table:table-cell office:value-type="string">
            <text:p>D-38302 Wolfenbüttel</text:p>
          </table:table-cell>
          <table:table-cell office:value-type="string">
            <text:p>Halle 2, Stand A10</text:p>
          </table:table-cell>
        </table:table-row>
        <table:table-row table:style-name="ro1">
          <table:table-cell office:value-type="string">
            <text:p>Fachhochschule Coburg</text:p>
          </table:table-cell>
          <table:table-cell office:value-type="string">
            <text:p>D-96450 Coburg</text:p>
          </table:table-cell>
          <table:table-cell office:value-type="string">
            <text:p>Halle 2, Stand D16</text:p>
          </table:table-cell>
        </table:table-row>
        <table:table-row table:style-name="ro1">
          <table:table-cell office:value-type="string">
            <text:p>Fachhochschule Dortmund</text:p>
          </table:table-cell>
          <table:table-cell office:value-type="string">
            <text:p>D-44139 Dortmund</text:p>
          </table:table-cell>
          <table:table-cell office:value-type="string">
            <text:p>Halle 2, Stand C30</text:p>
          </table:table-cell>
        </table:table-row>
        <table:table-row table:style-name="ro1">
          <table:table-cell office:value-type="string">
            <text:p>Fachhochschule Dortmund</text:p>
          </table:table-cell>
          <table:table-cell office:value-type="string">
            <text:p>D-44139 Dortmund</text:p>
          </table:table-cell>
          <table:table-cell office:value-type="string">
            <text:p>Halle 2, Stand C36</text:p>
          </table:table-cell>
        </table:table-row>
        <table:table-row table:style-name="ro1">
          <table:table-cell office:value-type="string">
            <text:p>Fachhochschule Eberswalde</text:p>
          </table:table-cell>
          <table:table-cell office:value-type="string">
            <text:p>D-16225 Eberswalde</text:p>
          </table:table-cell>
          <table:table-cell office:value-type="string">
            <text:p>Halle 13, Stand B60</text:p>
          </table:table-cell>
        </table:table-row>
        <table:table-row table:style-name="ro1">
          <table:table-cell office:value-type="string">
            <text:p>Fachhochschule Frankfurt am Main</text:p>
          </table:table-cell>
          <table:table-cell office:value-type="string">
            <text:p>D-60318 Frankfurt am Main</text:p>
          </table:table-cell>
          <table:table-cell office:value-type="string">
            <text:p>Halle 9, Stand A59</text:p>
          </table:table-cell>
        </table:table-row>
        <table:table-row table:style-name="ro1">
          <table:table-cell office:value-type="string">
            <text:p>Fachhochschule Hannover</text:p>
          </table:table-cell>
          <table:table-cell office:value-type="string">
            <text:p>D-30459 Hannover</text:p>
          </table:table-cell>
          <table:table-cell office:value-type="string">
            <text:p>Halle 2, Stand A10</text:p>
          </table:table-cell>
        </table:table-row>
        <table:table-row table:style-name="ro1">
          <table:table-cell office:value-type="string">
            <text:p>Fachhochschule Hannover</text:p>
          </table:table-cell>
          <table:table-cell office:value-type="string">
            <text:p>D-30539 Hannover</text:p>
          </table:table-cell>
          <table:table-cell office:value-type="string">
            <text:p>Halle 5, Stand D52</text:p>
          </table:table-cell>
        </table:table-row>
        <table:table-row table:style-name="ro1">
          <table:table-cell office:value-type="string">
            <text:p>Fachhochschule Ingolstadt</text:p>
          </table:table-cell>
          <table:table-cell office:value-type="string">
            <text:p>D-85049 Ingolstadt</text:p>
          </table:table-cell>
          <table:table-cell office:value-type="string">
            <text:p>Halle 13, Stand H78/6</text:p>
          </table:table-cell>
        </table:table-row>
        <table:table-row table:style-name="ro1">
          <table:table-cell office:value-type="string">
            <text:p>Fachhochschule Jena</text:p>
          </table:table-cell>
          <table:table-cell office:value-type="string">
            <text:p>D-07745 Jena</text:p>
          </table:table-cell>
          <table:table-cell office:value-type="string">
            <text:p>Halle 2, Stand C39</text:p>
          </table:table-cell>
        </table:table-row>
        <table:table-row table:style-name="ro1">
          <table:table-cell office:value-type="string">
            <text:p>Fachhochschule Kaiserslautern</text:p>
          </table:table-cell>
          <table:table-cell office:value-type="string">
            <text:p>D-67657 Kaiserslautern</text:p>
          </table:table-cell>
          <table:table-cell office:value-type="string">
            <text:p>Halle 2, Stand C46</text:p>
          </table:table-cell>
        </table:table-row>
        <table:table-row table:style-name="ro1">
          <table:table-cell office:value-type="string">
            <text:p>Fachhochschule Kempten</text:p>
          </table:table-cell>
          <table:table-cell office:value-type="string">
            <text:p>D-87435 Kempten</text:p>
          </table:table-cell>
          <table:table-cell office:value-type="string">
            <text:p>Halle 2, Stand A54</text:p>
          </table:table-cell>
        </table:table-row>
        <table:table-row table:style-name="ro1">
          <table:table-cell office:value-type="string">
            <text:p>Fachhochschule Koblenz</text:p>
          </table:table-cell>
          <table:table-cell office:value-type="string">
            <text:p>D-56203 Höhr-Grenzhausen</text:p>
          </table:table-cell>
          <table:table-cell office:value-type="string">
            <text:p>Halle 2, Stand C46</text:p>
          </table:table-cell>
        </table:table-row>
        <table:table-row table:style-name="ro1">
          <table:table-cell office:value-type="string">
            <text:p>Fachhochschule Köln</text:p>
          </table:table-cell>
          <table:table-cell office:value-type="string">
            <text:p>D-51643 Gummersbach</text:p>
          </table:table-cell>
          <table:table-cell office:value-type="string">
            <text:p>Halle 2, Stand C36</text:p>
          </table:table-cell>
        </table:table-row>
        <table:table-row table:style-name="ro1">
          <table:table-cell office:value-type="string">
            <text:p>Fachhochschule Köln Fakultät 08</text:p>
          </table:table-cell>
          <table:table-cell office:value-type="string">
            <text:p>D-50679 Köln</text:p>
          </table:table-cell>
          <table:table-cell office:value-type="string">
            <text:p>Halle 2, Stand C36</text:p>
          </table:table-cell>
        </table:table-row>
        <table:table-row table:style-name="ro1">
          <table:table-cell office:value-type="string">
            <text:p>Fachhochschule Lausitz</text:p>
          </table:table-cell>
          <table:table-cell office:value-type="string">
            <text:p>D-01968 Senftenberg</text:p>
          </table:table-cell>
          <table:table-cell office:value-type="string">
            <text:p>Halle 2, Stand C39</text:p>
          </table:table-cell>
        </table:table-row>
        <table:table-row table:style-name="ro1">
          <table:table-cell office:value-type="string">
            <text:p>Fachhochschule Lippe und Höxter</text:p>
          </table:table-cell>
          <table:table-cell office:value-type="string">
            <text:p>D-32657 Lemgo</text:p>
          </table:table-cell>
          <table:table-cell office:value-type="string">
            <text:p>Halle 17, Stand D70</text:p>
          </table:table-cell>
        </table:table-row>
        <table:table-row table:style-name="ro1">
          <table:table-cell office:value-type="string">
            <text:p>Fachhochschule München</text:p>
          </table:table-cell>
          <table:table-cell office:value-type="string">
            <text:p>D-80335 München</text:p>
          </table:table-cell>
          <table:table-cell office:value-type="string">
            <text:p>Halle 2, Stand A54</text:p>
          </table:table-cell>
        </table:table-row>
        <table:table-row table:style-name="ro1">
          <table:table-cell office:value-type="string">
            <text:p>Fachhochschule Oldenburg</text:p>
          </table:table-cell>
          <table:table-cell office:value-type="string">
            <text:p>D-26723 Emden</text:p>
          </table:table-cell>
          <table:table-cell office:value-type="string">
            <text:p>Halle 2, Stand A10</text:p>
          </table:table-cell>
        </table:table-row>
        <table:table-row table:style-name="ro1">
          <table:table-cell office:value-type="string">
            <text:p>Fachhochschule Osnabrück</text:p>
          </table:table-cell>
          <table:table-cell office:value-type="string">
            <text:p>D-49076 Osnabrück</text:p>
          </table:table-cell>
          <table:table-cell office:value-type="string">
            <text:p>Halle 2, Stand A10</text:p>
          </table:table-cell>
        </table:table-row>
        <table:table-row table:style-name="ro1">
          <table:table-cell office:value-type="string">
            <text:p>Fachhochschule Potsdam</text:p>
          </table:table-cell>
          <table:table-cell office:value-type="string">
            <text:p>D-14469 Potsdam</text:p>
          </table:table-cell>
          <table:table-cell office:value-type="string">
            <text:p>Halle 2, Stand C14</text:p>
          </table:table-cell>
        </table:table-row>
        <table:table-row table:style-name="ro1">
          <table:table-cell office:value-type="string">
            <text:p>Fachhochschule Stralsund</text:p>
          </table:table-cell>
          <table:table-cell office:value-type="string">
            <text:p>D-18435 Stralsund</text:p>
          </table:table-cell>
          <table:table-cell office:value-type="string">
            <text:p>Halle 2, Stand C39</text:p>
          </table:table-cell>
        </table:table-row>
        <table:table-row table:style-name="ro1">
          <table:table-cell office:value-type="string">
            <text:p>Fachhochschule Stralsund</text:p>
          </table:table-cell>
          <table:table-cell office:value-type="string">
            <text:p>D-18435 Stralsund</text:p>
          </table:table-cell>
          <table:table-cell office:value-type="string">
            <text:p>Halle 13, Stand H78/3</text:p>
          </table:table-cell>
        </table:table-row>
        <table:table-row table:style-name="ro1">
          <table:table-cell office:value-type="string">
            <text:p>Fachhochschule Wiesbaden</text:p>
          </table:table-cell>
          <table:table-cell office:value-type="string">
            <text:p>D-65197 Wiesbaden</text:p>
          </table:table-cell>
          <table:table-cell office:value-type="string">
            <text:p>Halle 2, Stand C45</text:p>
          </table:table-cell>
        </table:table-row>
        <table:table-row table:style-name="ro1">
          <table:table-cell office:value-type="string">
            <text:p>Fachhochschule Wiesbaden</text:p>
          </table:table-cell>
          <table:table-cell office:value-type="string">
            <text:p>D-65428 Rüsselsheim</text:p>
          </table:table-cell>
          <table:table-cell office:value-type="string">
            <text:p>Halle 13, Stand E67/1</text:p>
          </table:table-cell>
        </table:table-row>
        <table:table-row table:style-name="ro1">
          <table:table-cell office:value-type="string">
            <text:p>Fachpressestand Pipeline Technology</text:p>
          </table:table-cell>
          <table:table-cell office:value-type="string">
            <text:p>D-30521 Hannover</text:p>
          </table:table-cell>
          <table:table-cell office:value-type="string">
            <text:p>Halle 6, Stand A34/1</text:p>
          </table:table-cell>
        </table:table-row>
        <table:table-row table:style-name="ro1">
          <table:table-cell office:value-type="string">
            <text:p>Fachverband Micro Technology im VDMA</text:p>
          </table:table-cell>
          <table:table-cell office:value-type="string">
            <text:p>D-60528 Frankfurt</text:p>
          </table:table-cell>
          <table:table-cell office:value-type="string">
            <text:p>Halle 15, Stand D35</text:p>
          </table:table-cell>
        </table:table-row>
        <table:table-row table:style-name="ro1">
          <table:table-cell office:value-type="string">
            <text:p>FACTON</text:p>
          </table:table-cell>
          <table:table-cell office:value-type="string">
            <text:p>D-01187 Dresden</text:p>
          </table:table-cell>
          <table:table-cell office:value-type="string">
            <text:p>Halle 16, Stand C16</text:p>
          </table:table-cell>
        </table:table-row>
        <table:table-row table:style-name="ro1">
          <table:table-cell office:value-type="string">
            <text:p>Fafnir</text:p>
          </table:table-cell>
          <table:table-cell office:value-type="string">
            <text:p>D-22765 Hamburg</text:p>
          </table:table-cell>
          <table:table-cell office:value-type="string">
            <text:p>Halle 7, Stand A21</text:p>
          </table:table-cell>
        </table:table-row>
        <table:table-row table:style-name="ro1">
          <table:table-cell office:value-type="string">
            <text:p>fair consult</text:p>
          </table:table-cell>
          <table:table-cell office:value-type="string">
            <text:p>D-48739 Legden</text:p>
          </table:table-cell>
          <table:table-cell office:value-type="string">
            <text:p>Halle 14, Stand H42</text:p>
          </table:table-cell>
        </table:table-row>
        <table:table-row table:style-name="ro1">
          <table:table-cell office:value-type="string">
            <text:p>FAISST-Kofferfabrikation</text:p>
          </table:table-cell>
          <table:table-cell office:value-type="string">
            <text:p>D-72213 Altensteig</text:p>
          </table:table-cell>
          <table:table-cell office:value-type="string">
            <text:p>Halle 5, Stand G36</text:p>
          </table:table-cell>
        </table:table-row>
        <table:table-row table:style-name="ro1">
          <table:table-cell office:value-type="string">
            <text:p>Fakultät für Mathematik</text:p>
          </table:table-cell>
          <table:table-cell office:value-type="string">
            <text:p>D-30167 Hannover</text:p>
          </table:table-cell>
          <table:table-cell office:value-type="string">
            <text:p>Halle 5, Stand B16</text:p>
          </table:table-cell>
        </table:table-row>
        <table:table-row table:style-name="ro1">
          <table:table-cell office:value-type="string">
            <text:p>Farger &amp; Joosten Maschinenbau</text:p>
          </table:table-cell>
          <table:table-cell office:value-type="string">
            <text:p>D-88367 Hohentengen</text:p>
          </table:table-cell>
          <table:table-cell office:value-type="string">
            <text:p>Halle 17, Stand B07</text:p>
          </table:table-cell>
        </table:table-row>
        <table:table-row table:style-name="ro1">
          <table:table-cell office:value-type="string">
            <text:p>Farnell InOne</text:p>
          </table:table-cell>
          <table:table-cell office:value-type="string">
            <text:p>D-82041 Oberhaching</text:p>
          </table:table-cell>
          <table:table-cell office:value-type="string">
            <text:p>Halle 7, Stand D24</text:p>
          </table:table-cell>
        </table:table-row>
        <table:table-row table:style-name="ro1">
          <table:table-cell office:value-type="string">
            <text:p>FARO Europe</text:p>
          </table:table-cell>
          <table:table-cell office:value-type="string">
            <text:p>D-70825 Korntal-Münchingen</text:p>
          </table:table-cell>
          <table:table-cell office:value-type="string">
            <text:p>Halle 6, Stand B38</text:p>
          </table:table-cell>
        </table:table-row>
        <table:table-row table:style-name="ro1">
          <table:table-cell office:value-type="string">
            <text:p>FARO Europe</text:p>
          </table:table-cell>
          <table:table-cell office:value-type="string">
            <text:p>D-70825 Korntal-Münchingen</text:p>
          </table:table-cell>
          <table:table-cell office:value-type="string">
            <text:p>Halle 17, Stand F80</text:p>
          </table:table-cell>
        </table:table-row>
        <table:table-row table:style-name="ro1">
          <table:table-cell office:value-type="string">
            <text:p>FAS</text:p>
          </table:table-cell>
          <table:table-cell office:value-type="string">
            <text:p>D-58454 Witten</text:p>
          </table:table-cell>
          <table:table-cell office:value-type="string">
            <text:p>Halle 17, Stand B50</text:p>
          </table:table-cell>
        </table:table-row>
        <table:table-row table:style-name="ro1">
          <table:table-cell office:value-type="string">
            <text:p>Faulhaber, Dr. Fritz</text:p>
          </table:table-cell>
          <table:table-cell office:value-type="string">
            <text:p>D-71101 Schönaich</text:p>
          </table:table-cell>
          <table:table-cell office:value-type="string">
            <text:p>Halle 14, Stand G22</text:p>
          </table:table-cell>
        </table:table-row>
        <table:table-row table:style-name="ro1">
          <table:table-cell office:value-type="string">
            <text:p>Faust, M. Kunststoffwerk</text:p>
          </table:table-cell>
          <table:table-cell office:value-type="string">
            <text:p>D-49219 Glandorf</text:p>
          </table:table-cell>
          <table:table-cell office:value-type="string">
            <text:p>Halle 4, Stand E03</text:p>
          </table:table-cell>
        </table:table-row>
        <table:table-row table:style-name="ro1">
          <table:table-cell office:value-type="string">
            <text:p>FCT Ingenieurkeramik</text:p>
          </table:table-cell>
          <table:table-cell office:value-type="string">
            <text:p>D-96528 Rauenstein</text:p>
          </table:table-cell>
          <table:table-cell office:value-type="string">
            <text:p>Halle 5, Stand F34</text:p>
          </table:table-cell>
        </table:table-row>
        <table:table-row table:style-name="ro1">
          <table:table-cell office:value-type="string">
            <text:p>FEAG Fertigungscenter</text:p>
          </table:table-cell>
          <table:table-cell office:value-type="string">
            <text:p>D-06526 Sangerhausen</text:p>
          </table:table-cell>
          <table:table-cell office:value-type="string">
            <text:p>Halle 12, Stand B35</text:p>
          </table:table-cell>
        </table:table-row>
        <table:table-row table:style-name="ro1">
          <table:table-cell office:value-type="string">
            <text:p>FEATEC Fertigungscenter</text:p>
          </table:table-cell>
          <table:table-cell office:value-type="string">
            <text:p>D-06526 Sangerhausen</text:p>
          </table:table-cell>
          <table:table-cell office:value-type="string">
            <text:p>Halle 12, Stand B35</text:p>
          </table:table-cell>
        </table:table-row>
        <table:table-row table:style-name="ro1">
          <table:table-cell office:value-type="string">
            <text:p>FEBA Anlagenbau</text:p>
          </table:table-cell>
          <table:table-cell office:value-type="string">
            <text:p>D-39576 Stendal</text:p>
          </table:table-cell>
          <table:table-cell office:value-type="string">
            <text:p>Halle 4, Stand F34</text:p>
          </table:table-cell>
        </table:table-row>
        <table:table-row table:style-name="ro1">
          <table:table-cell office:value-type="string">
            <text:p>Federal Express Europe</text:p>
          </table:table-cell>
          <table:table-cell office:value-type="string">
            <text:p>D-65451 Kelsterbach</text:p>
          </table:table-cell>
          <table:table-cell office:value-type="string">
            <text:p>Halle 6, Stand D42</text:p>
          </table:table-cell>
        </table:table-row>
        <table:table-row table:style-name="ro1">
          <table:table-cell office:value-type="string">
            <text:p>Federnfabrik Subtil</text:p>
          </table:table-cell>
          <table:table-cell office:value-type="string">
            <text:p>D-35447 Reiskirchen</text:p>
          </table:table-cell>
          <table:table-cell office:value-type="string">
            <text:p>Halle 4, Stand E51</text:p>
          </table:table-cell>
        </table:table-row>
        <table:table-row table:style-name="ro1">
          <table:table-cell office:value-type="string">
            <text:p>F.EE Informatik + Systeme</text:p>
          </table:table-cell>
          <table:table-cell office:value-type="string">
            <text:p>D-92431 Neunburg v.W.</text:p>
          </table:table-cell>
          <table:table-cell office:value-type="string">
            <text:p>Halle 16, Stand D04</text:p>
          </table:table-cell>
        </table:table-row>
        <table:table-row table:style-name="ro1">
          <table:table-cell office:value-type="string">
            <text:p>FEINGUSS BLANK</text:p>
          </table:table-cell>
          <table:table-cell office:value-type="string">
            <text:p>D-88499 Riedlingen</text:p>
          </table:table-cell>
          <table:table-cell office:value-type="string">
            <text:p>Halle 3, Stand A50</text:p>
          </table:table-cell>
        </table:table-row>
        <table:table-row table:style-name="ro1">
          <table:table-cell office:value-type="string">
            <text:p>Feinmess Dresden</text:p>
          </table:table-cell>
          <table:table-cell office:value-type="string">
            <text:p>D-01259 Dresden</text:p>
          </table:table-cell>
          <table:table-cell office:value-type="string">
            <text:p>Halle 15, Stand D35</text:p>
          </table:table-cell>
        </table:table-row>
        <table:table-row table:style-name="ro1">
          <table:table-cell office:value-type="string">
            <text:p>FeinwerkTechnik</text:p>
          </table:table-cell>
          <table:table-cell office:value-type="string">
            <text:p>D-01778 Geising</text:p>
          </table:table-cell>
          <table:table-cell office:value-type="string">
            <text:p>Halle 4, Stand G24, (22)</text:p>
          </table:table-cell>
        </table:table-row>
        <table:table-row table:style-name="ro1">
          <table:table-cell office:value-type="string">
            <text:p>FEMLAB</text:p>
          </table:table-cell>
          <table:table-cell office:value-type="string">
            <text:p>D-37073 Göttingen</text:p>
          </table:table-cell>
          <table:table-cell office:value-type="string">
            <text:p>Halle 2, Stand A10</text:p>
          </table:table-cell>
        </table:table-row>
        <table:table-row table:style-name="ro1">
          <table:table-cell office:value-type="string">
            <text:p>Fennel</text:p>
          </table:table-cell>
          <table:table-cell office:value-type="string">
            <text:p>D-32549 Bad Oeynhausen</text:p>
          </table:table-cell>
          <table:table-cell office:value-type="string">
            <text:p>Halle 5, Stand E06</text:p>
          </table:table-cell>
        </table:table-row>
        <table:table-row table:style-name="ro1">
          <table:table-cell office:value-type="string">
            <text:p>FERCHAU Engineering</text:p>
          </table:table-cell>
          <table:table-cell office:value-type="string">
            <text:p>D-51643 Gummersbach</text:p>
          </table:table-cell>
          <table:table-cell office:value-type="string">
            <text:p>Halle 2, Stand D52/1</text:p>
          </table:table-cell>
        </table:table-row>
        <table:table-row table:style-name="ro1">
          <table:table-cell office:value-type="string">
            <text:p>FERCHAU Engineering</text:p>
          </table:table-cell>
          <table:table-cell office:value-type="string">
            <text:p>D-51643 Gummersbach</text:p>
          </table:table-cell>
          <table:table-cell office:value-type="string">
            <text:p>Halle 17, Stand B30/1</text:p>
          </table:table-cell>
        </table:table-row>
        <table:table-row table:style-name="ro1">
          <table:table-cell office:value-type="string">
            <text:p>FERCHAU Engineering</text:p>
          </table:table-cell>
          <table:table-cell office:value-type="string">
            <text:p>D-51643 Gummersbach</text:p>
          </table:table-cell>
          <table:table-cell office:value-type="string">
            <text:p>Halle 17, Stand D40</text:p>
          </table:table-cell>
        </table:table-row>
        <table:table-row table:style-name="ro1">
          <table:table-cell office:value-type="string">
            <text:p>Fernsteuergeräte Oelsch</text:p>
          </table:table-cell>
          <table:table-cell office:value-type="string">
            <text:p>D-12347 Berlin</text:p>
          </table:table-cell>
          <table:table-cell office:value-type="string">
            <text:p>Halle 8, Stand F06</text:p>
          </table:table-cell>
        </table:table-row>
        <table:table-row table:style-name="ro1">
          <table:table-cell office:value-type="string">
            <text:p>ferrocontrol Steuerungssysteme</text:p>
          </table:table-cell>
          <table:table-cell office:value-type="string">
            <text:p>D-32049 Herford</text:p>
          </table:table-cell>
          <table:table-cell office:value-type="string">
            <text:p>Halle 9, Stand A60</text:p>
          </table:table-cell>
        </table:table-row>
        <table:table-row table:style-name="ro1">
          <table:table-cell office:value-type="string">
            <text:p>ferrocontrol Steuerungssysteme</text:p>
          </table:table-cell>
          <table:table-cell office:value-type="string">
            <text:p>D-32049 Herford</text:p>
          </table:table-cell>
          <table:table-cell office:value-type="string">
            <text:p>Halle 17, Stand D30</text:p>
          </table:table-cell>
        </table:table-row>
        <table:table-row table:style-name="ro1">
          <table:table-cell office:value-type="string">
            <text:p>Festo</text:p>
          </table:table-cell>
          <table:table-cell office:value-type="string">
            <text:p>D-73734 Esslingen</text:p>
          </table:table-cell>
          <table:table-cell office:value-type="string">
            <text:p>Halle 11, Stand A41</text:p>
          </table:table-cell>
        </table:table-row>
        <table:table-row table:style-name="ro1">
          <table:table-cell office:value-type="string">
            <text:p>Festo</text:p>
          </table:table-cell>
          <table:table-cell office:value-type="string">
            <text:p>D-73734 Esslingen</text:p>
          </table:table-cell>
          <table:table-cell office:value-type="string">
            <text:p>Halle 15, Stand D07</text:p>
          </table:table-cell>
        </table:table-row>
        <table:table-row table:style-name="ro1">
          <table:table-cell office:value-type="string">
            <text:p>Fette</text:p>
          </table:table-cell>
          <table:table-cell office:value-type="string">
            <text:p>D-21493 Schwarzenbek</text:p>
          </table:table-cell>
          <table:table-cell office:value-type="string">
            <text:p>Halle 17, Stand A64</text:p>
          </table:table-cell>
        </table:table-row>
        <table:table-row table:style-name="ro1">
          <table:table-cell office:value-type="string">
            <text:p>FGH Engineering &amp; Test</text:p>
          </table:table-cell>
          <table:table-cell office:value-type="string">
            <text:p>D-68219 Mannheim</text:p>
          </table:table-cell>
          <table:table-cell office:value-type="string">
            <text:p>Halle 12, Stand B19</text:p>
          </table:table-cell>
        </table:table-row>
        <table:table-row table:style-name="ro1">
          <table:table-cell office:value-type="string">
            <text:p>FH Dortmund - Maschinenbau</text:p>
          </table:table-cell>
          <table:table-cell office:value-type="string">
            <text:p>D-44139 Dortmund</text:p>
          </table:table-cell>
          <table:table-cell office:value-type="string">
            <text:p>Halle 2, Stand D62</text:p>
          </table:table-cell>
        </table:table-row>
        <table:table-row table:style-name="ro1">
          <table:table-cell office:value-type="string">
            <text:p>FH Nordakademie</text:p>
          </table:table-cell>
          <table:table-cell office:value-type="string">
            <text:p>D-25337 Elmshorn</text:p>
          </table:table-cell>
          <table:table-cell office:value-type="string">
            <text:p>Halle 2, Stand E55/1</text:p>
          </table:table-cell>
        </table:table-row>
        <table:table-row table:style-name="ro1">
          <table:table-cell office:value-type="string">
            <text:p>FHF Funke + Huster Fernsig</text:p>
          </table:table-cell>
          <table:table-cell office:value-type="string">
            <text:p>D-45478 Mülheim</text:p>
          </table:table-cell>
          <table:table-cell office:value-type="string">
            <text:p>Halle 8, Stand A17</text:p>
          </table:table-cell>
        </table:table-row>
        <table:table-row table:style-name="ro1">
          <table:table-cell office:value-type="string">
            <text:p>FHOOW</text:p>
          </table:table-cell>
          <table:table-cell office:value-type="string">
            <text:p>D-26389 Wilhelmshaven</text:p>
          </table:table-cell>
          <table:table-cell office:value-type="string">
            <text:p>Halle 2, Stand A10</text:p>
          </table:table-cell>
        </table:table-row>
        <table:table-row table:style-name="ro1">
          <table:table-cell office:value-type="string">
            <text:p>FIAMM</text:p>
          </table:table-cell>
          <table:table-cell office:value-type="string">
            <text:p>D-51149 Köln</text:p>
          </table:table-cell>
          <table:table-cell office:value-type="string">
            <text:p>Halle 13, Stand A37</text:p>
          </table:table-cell>
        </table:table-row>
        <table:table-row table:style-name="ro1">
          <table:table-cell office:value-type="string">
            <text:p>Fiberglass Tubes &amp; Services</text:p>
          </table:table-cell>
          <table:table-cell office:value-type="string">
            <text:p>D-29227 Celle</text:p>
          </table:table-cell>
          <table:table-cell office:value-type="string">
            <text:p>Halle 6, Stand A24</text:p>
          </table:table-cell>
        </table:table-row>
        <table:table-row table:style-name="ro1">
          <table:table-cell office:value-type="string">
            <text:p>fiberware</text:p>
          </table:table-cell>
          <table:table-cell office:value-type="string">
            <text:p>D-09648 Mittweida</text:p>
          </table:table-cell>
          <table:table-cell office:value-type="string">
            <text:p>Halle 14, Stand J57/1</text:p>
          </table:table-cell>
        </table:table-row>
        <table:table-row table:style-name="ro1">
          <table:table-cell office:value-type="string">
            <text:p>Fieldbus Foundation</text:p>
          </table:table-cell>
          <table:table-cell office:value-type="string">
            <text:p>D-68307 Mannheim</text:p>
          </table:table-cell>
          <table:table-cell office:value-type="string">
            <text:p>Halle 7, Stand A10</text:p>
          </table:table-cell>
        </table:table-row>
        <table:table-row table:style-name="ro1">
          <table:table-cell office:value-type="string">
            <text:p>Fiessler Elektronik</text:p>
          </table:table-cell>
          <table:table-cell office:value-type="string">
            <text:p>D-73734 Esslingen</text:p>
          </table:table-cell>
          <table:table-cell office:value-type="string">
            <text:p>Halle 9, Stand H50</text:p>
          </table:table-cell>
        </table:table-row>
        <table:table-row table:style-name="ro1">
          <table:table-cell office:value-type="string">
            <text:p>Financial Times Deutschland</text:p>
          </table:table-cell>
          <table:table-cell office:value-type="string">
            <text:p>D-20355 Hamburg</text:p>
          </table:table-cell>
          <table:table-cell office:value-type="string">
            <text:p>Halle 13, Stand E59</text:p>
          </table:table-cell>
        </table:table-row>
        <table:table-row table:style-name="ro1">
          <table:table-cell office:value-type="string">
            <text:p>FINDER</text:p>
          </table:table-cell>
          <table:table-cell office:value-type="string">
            <text:p>D-65428 Rüsselsheim</text:p>
          </table:table-cell>
          <table:table-cell office:value-type="string">
            <text:p>Halle 12, Stand B66</text:p>
          </table:table-cell>
        </table:table-row>
        <table:table-row table:style-name="ro1">
          <table:table-cell office:value-type="string">
            <text:p>Finetech</text:p>
          </table:table-cell>
          <table:table-cell office:value-type="string">
            <text:p>D-12681 Berlin</text:p>
          </table:table-cell>
          <table:table-cell office:value-type="string">
            <text:p>Halle 15, Stand D36</text:p>
          </table:table-cell>
        </table:table-row>
        <table:table-row table:style-name="ro1">
          <table:table-cell office:value-type="string">
            <text:p>Finger</text:p>
          </table:table-cell>
          <table:table-cell office:value-type="string">
            <text:p>D-31606 Warmsen</text:p>
          </table:table-cell>
          <table:table-cell office:value-type="string">
            <text:p>Halle 7, Stand A30</text:p>
          </table:table-cell>
        </table:table-row>
        <table:table-row table:style-name="ro1">
          <table:table-cell office:value-type="string">
            <text:p>FIPA</text:p>
          </table:table-cell>
          <table:table-cell office:value-type="string">
            <text:p>D-85737 Ismaning</text:p>
          </table:table-cell>
          <table:table-cell office:value-type="string">
            <text:p>Halle 17, Stand F37</text:p>
          </table:table-cell>
        </table:table-row>
        <table:table-row table:style-name="ro1">
          <table:table-cell office:value-type="string">
            <text:p>FIPA-TUNISIA</text:p>
          </table:table-cell>
          <table:table-cell office:value-type="string">
            <text:p>D-50674 Köln</text:p>
          </table:table-cell>
          <table:table-cell office:value-type="string">
            <text:p>Halle 3, Stand A14</text:p>
          </table:table-cell>
        </table:table-row>
        <table:table-row table:style-name="ro1">
          <table:table-cell office:value-type="string">
            <text:p>FIPA-TUNISIA</text:p>
          </table:table-cell>
          <table:table-cell office:value-type="string">
            <text:p>D-50674 Köln</text:p>
          </table:table-cell>
          <table:table-cell office:value-type="string">
            <text:p>Halle 6, Stand C47</text:p>
          </table:table-cell>
        </table:table-row>
        <table:table-row table:style-name="ro1">
          <table:table-cell office:value-type="string">
            <text:p>Fischer</text:p>
          </table:table-cell>
          <table:table-cell office:value-type="string">
            <text:p>D-09326 Geringswalde</text:p>
          </table:table-cell>
          <table:table-cell office:value-type="string">
            <text:p>Halle 4, Stand H24</text:p>
          </table:table-cell>
        </table:table-row>
        <table:table-row table:style-name="ro1">
          <table:table-cell office:value-type="string">
            <text:p>Fischer Computertechnik</text:p>
          </table:table-cell>
          <table:table-cell office:value-type="string">
            <text:p>D-78315 Radolfzell</text:p>
          </table:table-cell>
          <table:table-cell office:value-type="string">
            <text:p>Halle 16, Stand D10</text:p>
          </table:table-cell>
        </table:table-row>
        <table:table-row table:style-name="ro1">
          <table:table-cell office:value-type="string">
            <text:p>Fischer engineering &amp; design</text:p>
          </table:table-cell>
          <table:table-cell office:value-type="string">
            <text:p>D-78573 Wurmlingen</text:p>
          </table:table-cell>
          <table:table-cell office:value-type="string">
            <text:p>Halle 17, Stand B50</text:p>
          </table:table-cell>
        </table:table-row>
        <table:table-row table:style-name="ro1">
          <table:table-cell office:value-type="string">
            <text:p>Fischer Kunststoff-Präzision</text:p>
          </table:table-cell>
          <table:table-cell office:value-type="string">
            <text:p>D-88471 Laupheim</text:p>
          </table:table-cell>
          <table:table-cell office:value-type="string">
            <text:p>Halle 5, Stand B14</text:p>
          </table:table-cell>
        </table:table-row>
        <table:table-row table:style-name="ro1">
          <table:table-cell office:value-type="string">
            <text:p>FK-Metalldesign</text:p>
          </table:table-cell>
          <table:table-cell office:value-type="string">
            <text:p>D-33104 Schloß Neuhaus</text:p>
          </table:table-cell>
          <table:table-cell office:value-type="string">
            <text:p>Halle 2, Stand A02</text:p>
          </table:table-cell>
        </table:table-row>
        <table:table-row table:style-name="ro1">
          <table:table-cell office:value-type="string">
            <text:p>FKT Formenbau und Kunststofftechnik</text:p>
          </table:table-cell>
          <table:table-cell office:value-type="string">
            <text:p>D-07819 Triptis</text:p>
          </table:table-cell>
          <table:table-cell office:value-type="string">
            <text:p>Halle 4, Stand A42</text:p>
          </table:table-cell>
        </table:table-row>
        <table:table-row table:style-name="ro1">
          <table:table-cell office:value-type="string">
            <text:p>flexis</text:p>
          </table:table-cell>
          <table:table-cell office:value-type="string">
            <text:p>D-70567 Stuttgart</text:p>
          </table:table-cell>
          <table:table-cell office:value-type="string">
            <text:p>Halle 2, Stand D16</text:p>
          </table:table-cell>
        </table:table-row>
        <table:table-row table:style-name="ro1">
          <table:table-cell office:value-type="string">
            <text:p>FLEXIVA automation &amp; Robotik</text:p>
          </table:table-cell>
          <table:table-cell office:value-type="string">
            <text:p>D-09125 Chemnitz</text:p>
          </table:table-cell>
          <table:table-cell office:value-type="string">
            <text:p>Halle 13, Stand E87/6</text:p>
          </table:table-cell>
        </table:table-row>
        <table:table-row table:style-name="ro1">
          <table:table-cell office:value-type="string">
            <text:p>Flintec</text:p>
          </table:table-cell>
          <table:table-cell office:value-type="string">
            <text:p>D-74909 Meckesheim</text:p>
          </table:table-cell>
          <table:table-cell office:value-type="string">
            <text:p>Halle 8, Stand A36</text:p>
          </table:table-cell>
        </table:table-row>
        <table:table-row table:style-name="ro1">
          <table:table-cell office:value-type="string">
            <text:p>FLIR Systems</text:p>
          </table:table-cell>
          <table:table-cell office:value-type="string">
            <text:p>D-60437 Frankfurt</text:p>
          </table:table-cell>
          <table:table-cell office:value-type="string">
            <text:p>Halle 12, Stand F45</text:p>
          </table:table-cell>
        </table:table-row>
        <table:table-row table:style-name="ro1">
          <table:table-cell office:value-type="string">
            <text:p>FLIR Systems</text:p>
          </table:table-cell>
          <table:table-cell office:value-type="string">
            <text:p>D-60437 Frankfurt</text:p>
          </table:table-cell>
          <table:table-cell office:value-type="string">
            <text:p>Halle 17, Stand E21</text:p>
          </table:table-cell>
        </table:table-row>
        <table:table-row table:style-name="ro1">
          <table:table-cell office:value-type="string">
            <text:p>Fluent Deutschland</text:p>
          </table:table-cell>
          <table:table-cell office:value-type="string">
            <text:p>D-64295 Darmstadt</text:p>
          </table:table-cell>
          <table:table-cell office:value-type="string">
            <text:p>Halle 15, Stand B19</text:p>
          </table:table-cell>
        </table:table-row>
        <table:table-row table:style-name="ro1">
          <table:table-cell office:value-type="string">
            <text:p>Flughafen Hamburg</text:p>
          </table:table-cell>
          <table:table-cell office:value-type="string">
            <text:p>D-22335 Hamburg</text:p>
          </table:table-cell>
          <table:table-cell office:value-type="string">
            <text:p>Halle 13, Stand E77/1</text:p>
          </table:table-cell>
        </table:table-row>
        <table:table-row table:style-name="ro1">
          <table:table-cell office:value-type="string">
            <text:p>Fluke Deutschland</text:p>
          </table:table-cell>
          <table:table-cell office:value-type="string">
            <text:p>D-34123 Kassel</text:p>
          </table:table-cell>
          <table:table-cell office:value-type="string">
            <text:p>Halle 17, Stand B40</text:p>
          </table:table-cell>
        </table:table-row>
        <table:table-row table:style-name="ro1">
          <table:table-cell office:value-type="string">
            <text:p>Fluke Deutschland *Hauptstand*</text:p>
          </table:table-cell>
          <table:table-cell office:value-type="string">
            <text:p>D-34123 Kassel</text:p>
          </table:table-cell>
          <table:table-cell office:value-type="string">
            <text:p>Halle 12, Stand A21</text:p>
          </table:table-cell>
        </table:table-row>
        <table:table-row table:style-name="ro1">
          <table:table-cell office:value-type="string">
            <text:p>FLUX-GERÄTE</text:p>
          </table:table-cell>
          <table:table-cell office:value-type="string">
            <text:p>D-75433 Maulbronn</text:p>
          </table:table-cell>
          <table:table-cell office:value-type="string">
            <text:p>Halle 13, Stand H20</text:p>
          </table:table-cell>
        </table:table-row>
        <table:table-row table:style-name="ro1">
          <table:table-cell office:value-type="string">
            <text:p>FM Systeme Schmalzhofer</text:p>
          </table:table-cell>
          <table:table-cell office:value-type="string">
            <text:p>D-75031 Eppingen</text:p>
          </table:table-cell>
          <table:table-cell office:value-type="string">
            <text:p>Halle 4, Stand E12</text:p>
          </table:table-cell>
        </table:table-row>
        <table:table-row table:style-name="ro1">
          <table:table-cell office:value-type="string">
            <text:p>FMN communications</text:p>
          </table:table-cell>
          <table:table-cell office:value-type="string">
            <text:p>D-99734 Nordhausen</text:p>
          </table:table-cell>
          <table:table-cell office:value-type="string">
            <text:p>Halle 7, Stand D47</text:p>
          </table:table-cell>
        </table:table-row>
        <table:table-row table:style-name="ro1">
          <table:table-cell office:value-type="string">
            <text:p>Födisch Umweltmesstechnik, Dr.</text:p>
          </table:table-cell>
          <table:table-cell office:value-type="string">
            <text:p>D-04420 Markranstädt</text:p>
          </table:table-cell>
          <table:table-cell office:value-type="string">
            <text:p>Halle 13, Stand D71</text:p>
          </table:table-cell>
        </table:table-row>
        <table:table-row table:style-name="ro1">
          <table:table-cell office:value-type="string">
            <text:p>Förderberatung des BMBF</text:p>
          </table:table-cell>
          <table:table-cell office:value-type="string">
            <text:p>D-10179 Berlin</text:p>
          </table:table-cell>
          <table:table-cell office:value-type="string">
            <text:p>Halle 2, Stand C30</text:p>
          </table:table-cell>
        </table:table-row>
        <table:table-row table:style-name="ro1">
          <table:table-cell office:value-type="string">
            <text:p>FÖRDERER MAGNETSYSTEME</text:p>
          </table:table-cell>
          <table:table-cell office:value-type="string">
            <text:p>D-78078 Niedereschach</text:p>
          </table:table-cell>
          <table:table-cell office:value-type="string">
            <text:p>Halle 4, Stand E04, (1)</text:p>
          </table:table-cell>
        </table:table-row>
        <table:table-row table:style-name="ro1">
          <table:table-cell office:value-type="string">
            <text:p>Fördergesellschaft Windenergie</text:p>
          </table:table-cell>
          <table:table-cell office:value-type="string">
            <text:p>D-24103 Kiel</text:p>
          </table:table-cell>
          <table:table-cell office:value-type="string">
            <text:p>Halle 13, Stand B50/1</text:p>
          </table:table-cell>
        </table:table-row>
        <table:table-row table:style-name="ro1">
          <table:table-cell office:value-type="string">
            <text:p>FORCAM</text:p>
          </table:table-cell>
          <table:table-cell office:value-type="string">
            <text:p>D-88045 Friedrichshafen</text:p>
          </table:table-cell>
          <table:table-cell office:value-type="string">
            <text:p>Halle 16, Stand C22/1</text:p>
          </table:table-cell>
        </table:table-row>
        <table:table-row table:style-name="ro1">
          <table:table-cell office:value-type="string">
            <text:p>Formguß Dresden</text:p>
          </table:table-cell>
          <table:table-cell office:value-type="string">
            <text:p>D-01237 Dresden</text:p>
          </table:table-cell>
          <table:table-cell office:value-type="string">
            <text:p>Halle 3, Stand B26, (6)</text:p>
          </table:table-cell>
        </table:table-row>
        <table:table-row table:style-name="ro1">
          <table:table-cell office:value-type="string">
            <text:p>FORMTEC</text:p>
          </table:table-cell>
          <table:table-cell office:value-type="string">
            <text:p>D-72280 Dornstetten</text:p>
          </table:table-cell>
          <table:table-cell office:value-type="string">
            <text:p>Halle 4, Stand E24</text:p>
          </table:table-cell>
        </table:table-row>
        <table:table-row table:style-name="ro1">
          <table:table-cell office:value-type="string">
            <text:p>Forschungsgemeinschaft Bionik</text:p>
          </table:table-cell>
          <table:table-cell office:value-type="string">
            <text:p>D-13355 Berlin</text:p>
          </table:table-cell>
          <table:table-cell office:value-type="string">
            <text:p>Halle 2, Stand C52</text:p>
          </table:table-cell>
        </table:table-row>
        <table:table-row table:style-name="ro1">
          <table:table-cell office:value-type="string">
            <text:p>Forschungsinstitut für Rationalisierung</text:p>
          </table:table-cell>
          <table:table-cell office:value-type="string">
            <text:p>D-52062 Aachen</text:p>
          </table:table-cell>
          <table:table-cell office:value-type="string">
            <text:p>Halle 16, Stand C28</text:p>
          </table:table-cell>
        </table:table-row>
        <table:table-row table:style-name="ro1">
          <table:table-cell office:value-type="string">
            <text:p>Forschungsinstitut Weimar</text:p>
          </table:table-cell>
          <table:table-cell office:value-type="string">
            <text:p>D-99427 Weimar</text:p>
          </table:table-cell>
          <table:table-cell office:value-type="string">
            <text:p>Halle 2, Stand C30</text:p>
          </table:table-cell>
        </table:table-row>
        <table:table-row table:style-name="ro1">
          <table:table-cell office:value-type="string">
            <text:p>Forschungsland Sachsen</text:p>
          </table:table-cell>
          <table:table-cell office:value-type="string">
            <text:p>D-01069 Dresden</text:p>
          </table:table-cell>
          <table:table-cell office:value-type="string">
            <text:p>Halle 2, Stand C39</text:p>
          </table:table-cell>
        </table:table-row>
        <table:table-row table:style-name="ro1">
          <table:table-cell office:value-type="string">
            <text:p>Forschungsnetzwerk INDIN</text:p>
          </table:table-cell>
          <table:table-cell office:value-type="string">
            <text:p>D-26723 Emden</text:p>
          </table:table-cell>
          <table:table-cell office:value-type="string">
            <text:p>Halle 2, Stand A10</text:p>
          </table:table-cell>
        </table:table-row>
        <table:table-row table:style-name="ro1">
          <table:table-cell office:value-type="string">
            <text:p>Forschungszentrum Jülich IWV3</text:p>
          </table:table-cell>
          <table:table-cell office:value-type="string">
            <text:p>D-52425 Jülich</text:p>
          </table:table-cell>
          <table:table-cell office:value-type="string">
            <text:p>Energy Freigelände, Stand K06</text:p>
          </table:table-cell>
        </table:table-row>
        <table:table-row table:style-name="ro1">
          <table:table-cell office:value-type="string">
            <text:p>Forschungszentrum Jülich (TTB)</text:p>
          </table:table-cell>
          <table:table-cell office:value-type="string">
            <text:p>D-52428 Jülich</text:p>
          </table:table-cell>
          <table:table-cell office:value-type="string">
            <text:p>Halle 2, Stand C36</text:p>
          </table:table-cell>
        </table:table-row>
        <table:table-row table:style-name="ro1">
          <table:table-cell office:value-type="string">
            <text:p>Forschungszentrum Jülich (TTB)</text:p>
          </table:table-cell>
          <table:table-cell office:value-type="string">
            <text:p>D-52428 Jülich</text:p>
          </table:table-cell>
          <table:table-cell office:value-type="string">
            <text:p>Halle 2, Stand C36</text:p>
          </table:table-cell>
        </table:table-row>
        <table:table-row table:style-name="ro1">
          <table:table-cell office:value-type="string">
            <text:p>Forschungszentrum Jülich (TTB)</text:p>
          </table:table-cell>
          <table:table-cell office:value-type="string">
            <text:p>D-52428 Jülich</text:p>
          </table:table-cell>
          <table:table-cell office:value-type="string">
            <text:p>Halle 2, Stand C36</text:p>
          </table:table-cell>
        </table:table-row>
        <table:table-row table:style-name="ro1">
          <table:table-cell office:value-type="string">
            <text:p>Forschungszentrum Jülich (TTB)</text:p>
          </table:table-cell>
          <table:table-cell office:value-type="string">
            <text:p>D-52428 Jülich</text:p>
          </table:table-cell>
          <table:table-cell office:value-type="string">
            <text:p>Halle 13, Stand E59</text:p>
          </table:table-cell>
        </table:table-row>
        <table:table-row table:style-name="ro1">
          <table:table-cell office:value-type="string">
            <text:p>Forschungszentrum Jülich (TTB)</text:p>
          </table:table-cell>
          <table:table-cell office:value-type="string">
            <text:p>D-52428 Jülich</text:p>
          </table:table-cell>
          <table:table-cell office:value-type="string">
            <text:p>Halle 13, Stand F84/6</text:p>
          </table:table-cell>
        </table:table-row>
        <table:table-row table:style-name="ro1">
          <table:table-cell office:value-type="string">
            <text:p>Forschungszentrum Karlsruhe</text:p>
          </table:table-cell>
          <table:table-cell office:value-type="string">
            <text:p>D-76344 Eggenstein-Leopoldshafen</text:p>
          </table:table-cell>
          <table:table-cell office:value-type="string">
            <text:p>Halle 2, Stand C19</text:p>
          </table:table-cell>
        </table:table-row>
        <table:table-row table:style-name="ro1">
          <table:table-cell office:value-type="string">
            <text:p>Forschungszentrum Karlsruhe</text:p>
          </table:table-cell>
          <table:table-cell office:value-type="string">
            <text:p>D-76344 Eggenstein-Leopoldshafen</text:p>
          </table:table-cell>
          <table:table-cell office:value-type="string">
            <text:p>Halle 2, Stand C24</text:p>
          </table:table-cell>
        </table:table-row>
        <table:table-row table:style-name="ro1">
          <table:table-cell office:value-type="string">
            <text:p>Forschungszentrum Karlsruhe</text:p>
          </table:table-cell>
          <table:table-cell office:value-type="string">
            <text:p>D-76344 Eggenstein-Leopoldshafen</text:p>
          </table:table-cell>
          <table:table-cell office:value-type="string">
            <text:p>Halle 2, Stand C30</text:p>
          </table:table-cell>
        </table:table-row>
        <table:table-row table:style-name="ro1">
          <table:table-cell office:value-type="string">
            <text:p>Forschungszentrum Karlsruhe</text:p>
          </table:table-cell>
          <table:table-cell office:value-type="string">
            <text:p>D-76344 Eggenstein-Leopoldshafen</text:p>
          </table:table-cell>
          <table:table-cell office:value-type="string">
            <text:p>Halle 2, Stand C52</text:p>
          </table:table-cell>
        </table:table-row>
        <table:table-row table:style-name="ro1">
          <table:table-cell office:value-type="string">
            <text:p>Forschungszentrum Karlsruhe</text:p>
          </table:table-cell>
          <table:table-cell office:value-type="string">
            <text:p>D-76344 Eggenstein-Leopoldshafen</text:p>
          </table:table-cell>
          <table:table-cell office:value-type="string">
            <text:p>Halle 2, Stand D26</text:p>
          </table:table-cell>
        </table:table-row>
        <table:table-row table:style-name="ro1">
          <table:table-cell office:value-type="string">
            <text:p>Forschungszentrum Karlsruhe</text:p>
          </table:table-cell>
          <table:table-cell office:value-type="string">
            <text:p>D-76344 Eggenstein-Leopoldshafen</text:p>
          </table:table-cell>
          <table:table-cell office:value-type="string">
            <text:p>Halle 13, Stand H81/3</text:p>
          </table:table-cell>
        </table:table-row>
        <table:table-row table:style-name="ro1">
          <table:table-cell office:value-type="string">
            <text:p>Forschungszentrum Karlsruhe</text:p>
          </table:table-cell>
          <table:table-cell office:value-type="string">
            <text:p>D-76344 Eggenstein-Leopoldshafen</text:p>
          </table:table-cell>
          <table:table-cell office:value-type="string">
            <text:p>Halle 15, Stand D36</text:p>
          </table:table-cell>
        </table:table-row>
        <table:table-row table:style-name="ro1">
          <table:table-cell office:value-type="string">
            <text:p>Forster Industrie- und Kesselreinigung</text:p>
          </table:table-cell>
          <table:table-cell office:value-type="string">
            <text:p>D-03149 Forst</text:p>
          </table:table-cell>
          <table:table-cell office:value-type="string">
            <text:p>Halle 13, Stand B60</text:p>
          </table:table-cell>
        </table:table-row>
        <table:table-row table:style-name="ro1">
          <table:table-cell office:value-type="string">
            <text:p>Forum Automotive Materials</text:p>
          </table:table-cell>
          <table:table-cell office:value-type="string">
            <text:p>D-30521 Hannover</text:p>
          </table:table-cell>
          <table:table-cell office:value-type="string">
            <text:p>Halle 4, Stand D42</text:p>
          </table:table-cell>
        </table:table-row>
        <table:table-row table:style-name="ro1">
          <table:table-cell office:value-type="string">
            <text:p>Forum Digital Factory</text:p>
          </table:table-cell>
          <table:table-cell office:value-type="string">
            <text:p>D-30521 Hannover</text:p>
          </table:table-cell>
          <table:table-cell office:value-type="string">
            <text:p>Halle 16, Stand C28</text:p>
          </table:table-cell>
        </table:table-row>
        <table:table-row table:style-name="ro1">
          <table:table-cell office:value-type="string">
            <text:p>Forum Erneuerbare Energien</text:p>
          </table:table-cell>
          <table:table-cell office:value-type="string">
            <text:p>D-30521 Hannover</text:p>
          </table:table-cell>
          <table:table-cell office:value-type="string">
            <text:p>Halle 13, Stand A56</text:p>
          </table:table-cell>
        </table:table-row>
        <table:table-row table:style-name="ro1">
          <table:table-cell office:value-type="string">
            <text:p>Forum Facility Management</text:p>
          </table:table-cell>
          <table:table-cell office:value-type="string">
            <text:p>D-30521 Hannover</text:p>
          </table:table-cell>
          <table:table-cell office:value-type="string">
            <text:p>Halle 13, Stand F26</text:p>
          </table:table-cell>
        </table:table-row>
        <table:table-row table:style-name="ro1">
          <table:table-cell office:value-type="string">
            <text:p>Forum Factory Automation</text:p>
          </table:table-cell>
          <table:table-cell office:value-type="string">
            <text:p>D-30521 Hannover</text:p>
          </table:table-cell>
          <table:table-cell office:value-type="string">
            <text:p>Halle 15, Stand E20</text:p>
          </table:table-cell>
        </table:table-row>
        <table:table-row table:style-name="ro1">
          <table:table-cell office:value-type="string">
            <text:p>Forum Industrial Building Automation</text:p>
          </table:table-cell>
          <table:table-cell office:value-type="string">
            <text:p>D-30521 Hannover</text:p>
          </table:table-cell>
          <table:table-cell office:value-type="string">
            <text:p>Halle 11, Stand C22</text:p>
          </table:table-cell>
        </table:table-row>
        <table:table-row table:style-name="ro1">
          <table:table-cell office:value-type="string">
            <text:p>Forum INTERKAMA+</text:p>
          </table:table-cell>
          <table:table-cell office:value-type="string">
            <text:p>D-30521 Hannover</text:p>
          </table:table-cell>
          <table:table-cell office:value-type="string">
            <text:p>Halle 7, Stand E45</text:p>
          </table:table-cell>
        </table:table-row>
        <table:table-row table:style-name="ro1">
          <table:table-cell office:value-type="string">
            <text:p>Forum ITC</text:p>
          </table:table-cell>
          <table:table-cell office:value-type="string">
            <text:p>D-76307 Karlsbad</text:p>
          </table:table-cell>
          <table:table-cell office:value-type="string">
            <text:p>Halle 16, Stand D10</text:p>
          </table:table-cell>
        </table:table-row>
        <table:table-row table:style-name="ro1">
          <table:table-cell office:value-type="string">
            <text:p>FORUM MicroTechnology</text:p>
          </table:table-cell>
          <table:table-cell office:value-type="string">
            <text:p>D-30521 Hannover</text:p>
          </table:table-cell>
          <table:table-cell office:value-type="string">
            <text:p>Halle 15, Stand E50</text:p>
          </table:table-cell>
        </table:table-row>
        <table:table-row table:style-name="ro1">
          <table:table-cell office:value-type="string">
            <text:p>Forum Pipeline Technology</text:p>
          </table:table-cell>
          <table:table-cell office:value-type="string">
            <text:p>D-30521 Hannover</text:p>
          </table:table-cell>
          <table:table-cell office:value-type="string">
            <text:p>Halle 6, Stand B28</text:p>
          </table:table-cell>
        </table:table-row>
        <table:table-row table:style-name="ro1">
          <table:table-cell office:value-type="string">
            <text:p>ForWind</text:p>
          </table:table-cell>
          <table:table-cell office:value-type="string">
            <text:p>D-26129 Oldenburg</text:p>
          </table:table-cell>
          <table:table-cell office:value-type="string">
            <text:p>Halle 13, Stand E52</text:p>
          </table:table-cell>
        </table:table-row>
        <table:table-row table:style-name="ro1">
          <table:table-cell office:value-type="string">
            <text:p>Fourth Project Assessments</text:p>
          </table:table-cell>
          <table:table-cell office:value-type="string">
            <text:p>D-51503 Rösrath</text:p>
          </table:table-cell>
          <table:table-cell office:value-type="string">
            <text:p>Halle 2, Stand D16</text:p>
          </table:table-cell>
        </table:table-row>
        <table:table-row table:style-name="ro1">
          <table:table-cell office:value-type="string">
            <text:p>FRABA POSITAL</text:p>
          </table:table-cell>
          <table:table-cell office:value-type="string">
            <text:p>D-51063 Köln</text:p>
          </table:table-cell>
          <table:table-cell office:value-type="string">
            <text:p>Halle 9, Stand A13</text:p>
          </table:table-cell>
        </table:table-row>
        <table:table-row table:style-name="ro1">
          <table:table-cell office:value-type="string">
            <text:p>FRABA POSITAL</text:p>
          </table:table-cell>
          <table:table-cell office:value-type="string">
            <text:p>D-51063 Köln</text:p>
          </table:table-cell>
          <table:table-cell office:value-type="string">
            <text:p>Halle 11, Stand A41</text:p>
          </table:table-cell>
        </table:table-row>
        <table:table-row table:style-name="ro1">
          <table:table-cell office:value-type="string">
            <text:p>FRAKO</text:p>
          </table:table-cell>
          <table:table-cell office:value-type="string">
            <text:p>D-79331 Teningen</text:p>
          </table:table-cell>
          <table:table-cell office:value-type="string">
            <text:p>Halle 11, Stand D13</text:p>
          </table:table-cell>
        </table:table-row>
        <table:table-row table:style-name="ro1">
          <table:table-cell office:value-type="string">
            <text:p>Frangart Wassertechnik</text:p>
          </table:table-cell>
          <table:table-cell office:value-type="string">
            <text:p>D-66914 Waldmohr</text:p>
          </table:table-cell>
          <table:table-cell office:value-type="string">
            <text:p>Halle 15, Stand D46</text:p>
          </table:table-cell>
        </table:table-row>
        <table:table-row table:style-name="ro1">
          <table:table-cell office:value-type="string">
            <text:p>Frankenluk Energieanlagenbau</text:p>
          </table:table-cell>
          <table:table-cell office:value-type="string">
            <text:p>D-96052 Bamberg</text:p>
          </table:table-cell>
          <table:table-cell office:value-type="string">
            <text:p>Halle 13, Stand C13</text:p>
          </table:table-cell>
        </table:table-row>
        <table:table-row table:style-name="ro1">
          <table:table-cell office:value-type="string">
            <text:p>Frankfurter Allgemeine Zeitung</text:p>
          </table:table-cell>
          <table:table-cell office:value-type="string">
            <text:p>D-60327 Frankfurt</text:p>
          </table:table-cell>
          <table:table-cell office:value-type="string">
            <text:p>Halle 2, Stand D61</text:p>
          </table:table-cell>
        </table:table-row>
        <table:table-row table:style-name="ro1">
          <table:table-cell office:value-type="string">
            <text:p>Franz Henke</text:p>
          </table:table-cell>
          <table:table-cell office:value-type="string">
            <text:p>D-49393 Lohne</text:p>
          </table:table-cell>
          <table:table-cell office:value-type="string">
            <text:p>Halle 5, Stand E04</text:p>
          </table:table-cell>
        </table:table-row>
        <table:table-row table:style-name="ro1">
          <table:table-cell office:value-type="string">
            <text:p>Fraunhofer IZM</text:p>
          </table:table-cell>
          <table:table-cell office:value-type="string">
            <text:p>D-09126 Chemnitz</text:p>
          </table:table-cell>
          <table:table-cell office:value-type="string">
            <text:p>Halle 15, Stand D36</text:p>
          </table:table-cell>
        </table:table-row>
        <table:table-row table:style-name="ro1">
          <table:table-cell office:value-type="string">
            <text:p>Fraunhofer TEG</text:p>
          </table:table-cell>
          <table:table-cell office:value-type="string">
            <text:p>D-70569 Stuttgart</text:p>
          </table:table-cell>
          <table:table-cell office:value-type="string">
            <text:p>Halle 2, Stand C19</text:p>
          </table:table-cell>
        </table:table-row>
        <table:table-row table:style-name="ro1">
          <table:table-cell office:value-type="string">
            <text:p>Fraunhofer TEG</text:p>
          </table:table-cell>
          <table:table-cell office:value-type="string">
            <text:p>D-70569 Stuttgart</text:p>
          </table:table-cell>
          <table:table-cell office:value-type="string">
            <text:p>Halle 2, Stand D22</text:p>
          </table:table-cell>
        </table:table-row>
        <table:table-row table:style-name="ro1">
          <table:table-cell office:value-type="string">
            <text:p>Fraunhofer-Einrichtung <text:s/>ESK</text:p>
          </table:table-cell>
          <table:table-cell office:value-type="string">
            <text:p>D-80686 München</text:p>
          </table:table-cell>
          <table:table-cell office:value-type="string">
            <text:p>Halle 2, Stand D22</text:p>
          </table:table-cell>
        </table:table-row>
        <table:table-row table:style-name="ro1">
          <table:table-cell office:value-type="string">
            <text:p>Fraunhofer-Gesellschaft</text:p>
          </table:table-cell>
          <table:table-cell office:value-type="string">
            <text:p>D-80686 München</text:p>
          </table:table-cell>
          <table:table-cell office:value-type="string">
            <text:p>Halle 2, Stand D16</text:p>
          </table:table-cell>
        </table:table-row>
        <table:table-row table:style-name="ro1">
          <table:table-cell office:value-type="string">
            <text:p>Fraunhofer-Gesellschaft</text:p>
          </table:table-cell>
          <table:table-cell office:value-type="string">
            <text:p>D-80686 München</text:p>
          </table:table-cell>
          <table:table-cell office:value-type="string">
            <text:p>Halle 2, Stand D16</text:p>
          </table:table-cell>
        </table:table-row>
        <table:table-row table:style-name="ro1">
          <table:table-cell office:value-type="string">
            <text:p>Fraunhofer-Gesellschaft</text:p>
          </table:table-cell>
          <table:table-cell office:value-type="string">
            <text:p>D-80686 München</text:p>
          </table:table-cell>
          <table:table-cell office:value-type="string">
            <text:p>Halle 2, Stand D22</text:p>
          </table:table-cell>
        </table:table-row>
        <table:table-row table:style-name="ro1">
          <table:table-cell office:value-type="string">
            <text:p>Fraunhofer-Gesellschaft</text:p>
          </table:table-cell>
          <table:table-cell office:value-type="string">
            <text:p>D-80686 München</text:p>
          </table:table-cell>
          <table:table-cell office:value-type="string">
            <text:p>Halle 16, Stand D16</text:p>
          </table:table-cell>
        </table:table-row>
        <table:table-row table:style-name="ro1">
          <table:table-cell office:value-type="string">
            <text:p>Fraunhofer-Institut <text:s/>IIS</text:p>
          </table:table-cell>
          <table:table-cell office:value-type="string">
            <text:p>D-91058 Erlangen</text:p>
          </table:table-cell>
          <table:table-cell office:value-type="string">
            <text:p>Halle 8, Stand G27</text:p>
          </table:table-cell>
        </table:table-row>
        <table:table-row table:style-name="ro1">
          <table:table-cell office:value-type="string">
            <text:p>Fraunhofer-Institut <text:s/>IITB</text:p>
          </table:table-cell>
          <table:table-cell office:value-type="string">
            <text:p>D-76131 Karlsruhe</text:p>
          </table:table-cell>
          <table:table-cell office:value-type="string">
            <text:p>Halle 16, Stand D16</text:p>
          </table:table-cell>
        </table:table-row>
        <table:table-row table:style-name="ro1">
          <table:table-cell office:value-type="string">
            <text:p>Fraunhofer-Institut FIRST</text:p>
          </table:table-cell>
          <table:table-cell office:value-type="string">
            <text:p>D-12489 Berlin</text:p>
          </table:table-cell>
          <table:table-cell office:value-type="string">
            <text:p>Halle 2, Stand D22</text:p>
          </table:table-cell>
        </table:table-row>
        <table:table-row table:style-name="ro1">
          <table:table-cell office:value-type="string">
            <text:p>Fraunhofer-Institut FIRST</text:p>
          </table:table-cell>
          <table:table-cell office:value-type="string">
            <text:p>D-12489 Berlin</text:p>
          </table:table-cell>
          <table:table-cell office:value-type="string">
            <text:p>Halle 16, Stand D16</text:p>
          </table:table-cell>
        </table:table-row>
        <table:table-row table:style-name="ro1">
          <table:table-cell office:value-type="string">
            <text:p>Fraunhofer-Institut HHI</text:p>
          </table:table-cell>
          <table:table-cell office:value-type="string">
            <text:p>D-10587 Berlin</text:p>
          </table:table-cell>
          <table:table-cell office:value-type="string">
            <text:p>Halle 2, Stand D22</text:p>
          </table:table-cell>
        </table:table-row>
        <table:table-row table:style-name="ro1">
          <table:table-cell office:value-type="string">
            <text:p>Fraunhofer-Institut IAO</text:p>
          </table:table-cell>
          <table:table-cell office:value-type="string">
            <text:p>D-70569 Stuttgart</text:p>
          </table:table-cell>
          <table:table-cell office:value-type="string">
            <text:p>Halle 2, Stand D22</text:p>
          </table:table-cell>
        </table:table-row>
        <table:table-row table:style-name="ro1">
          <table:table-cell office:value-type="string">
            <text:p>Fraunhofer-Institut IFAM</text:p>
          </table:table-cell>
          <table:table-cell office:value-type="string">
            <text:p>D-28359 Bremen</text:p>
          </table:table-cell>
          <table:table-cell office:value-type="string">
            <text:p>Halle 15, Stand D35</text:p>
          </table:table-cell>
        </table:table-row>
        <table:table-row table:style-name="ro1">
          <table:table-cell office:value-type="string">
            <text:p>Fraunhofer-Institut IFAM</text:p>
          </table:table-cell>
          <table:table-cell office:value-type="string">
            <text:p>D-28359 Bremen</text:p>
          </table:table-cell>
          <table:table-cell office:value-type="string">
            <text:p>Halle 15, Stand D36</text:p>
          </table:table-cell>
        </table:table-row>
        <table:table-row table:style-name="ro1">
          <table:table-cell office:value-type="string">
            <text:p>Fraunhofer-Institut IFAM</text:p>
          </table:table-cell>
          <table:table-cell office:value-type="string">
            <text:p>D-28359 Bremen</text:p>
          </table:table-cell>
          <table:table-cell office:value-type="string">
            <text:p>Halle 16, Stand D16</text:p>
          </table:table-cell>
        </table:table-row>
        <table:table-row table:style-name="ro1">
          <table:table-cell office:value-type="string">
            <text:p>Fraunhofer-Institut IGD</text:p>
          </table:table-cell>
          <table:table-cell office:value-type="string">
            <text:p>D-64283 Darmstadt</text:p>
          </table:table-cell>
          <table:table-cell office:value-type="string">
            <text:p>Halle 16, Stand D16</text:p>
          </table:table-cell>
        </table:table-row>
        <table:table-row table:style-name="ro1">
          <table:table-cell office:value-type="string">
            <text:p>Fraunhofer-Institut IIS</text:p>
          </table:table-cell>
          <table:table-cell office:value-type="string">
            <text:p>D-91058 Erlangen</text:p>
          </table:table-cell>
          <table:table-cell office:value-type="string">
            <text:p>Halle 7, Stand A46</text:p>
          </table:table-cell>
        </table:table-row>
        <table:table-row table:style-name="ro1">
          <table:table-cell office:value-type="string">
            <text:p>Fraunhofer-Institut IIS</text:p>
          </table:table-cell>
          <table:table-cell office:value-type="string">
            <text:p>D-90411 Nürnberg</text:p>
          </table:table-cell>
          <table:table-cell office:value-type="string">
            <text:p>Halle 7, Stand C04</text:p>
          </table:table-cell>
        </table:table-row>
        <table:table-row table:style-name="ro1">
          <table:table-cell office:value-type="string">
            <text:p>Fraunhofer-Institut IIS</text:p>
          </table:table-cell>
          <table:table-cell office:value-type="string">
            <text:p>D-01069 Dresden</text:p>
          </table:table-cell>
          <table:table-cell office:value-type="string">
            <text:p>Halle 16, Stand D16</text:p>
          </table:table-cell>
        </table:table-row>
        <table:table-row table:style-name="ro1">
          <table:table-cell office:value-type="string">
            <text:p>Fraunhofer-Institut IKTS</text:p>
          </table:table-cell>
          <table:table-cell office:value-type="string">
            <text:p>D-01277 Dresden</text:p>
          </table:table-cell>
          <table:table-cell office:value-type="string">
            <text:p>Halle 5, Stand F34</text:p>
          </table:table-cell>
        </table:table-row>
        <table:table-row table:style-name="ro1">
          <table:table-cell office:value-type="string">
            <text:p>Fraunhofer-Institut ILT</text:p>
          </table:table-cell>
          <table:table-cell office:value-type="string">
            <text:p>D-52074 Aachen</text:p>
          </table:table-cell>
          <table:table-cell office:value-type="string">
            <text:p>Halle 15, Stand D36</text:p>
          </table:table-cell>
        </table:table-row>
        <table:table-row table:style-name="ro1">
          <table:table-cell office:value-type="string">
            <text:p>Fraunhofer-Institut IMS</text:p>
          </table:table-cell>
          <table:table-cell office:value-type="string">
            <text:p>D-47057 Duisburg</text:p>
          </table:table-cell>
          <table:table-cell office:value-type="string">
            <text:p>Halle 7, Stand A46</text:p>
          </table:table-cell>
        </table:table-row>
        <table:table-row table:style-name="ro1">
          <table:table-cell office:value-type="string">
            <text:p>Fraunhofer-Institut IPA</text:p>
          </table:table-cell>
          <table:table-cell office:value-type="string">
            <text:p>D-70569 Stuttgart</text:p>
          </table:table-cell>
          <table:table-cell office:value-type="string">
            <text:p>Halle 16, Stand D16</text:p>
          </table:table-cell>
        </table:table-row>
        <table:table-row table:style-name="ro1">
          <table:table-cell office:value-type="string">
            <text:p>Fraunhofer-Institut IPK</text:p>
          </table:table-cell>
          <table:table-cell office:value-type="string">
            <text:p>D-10587 Berlin</text:p>
          </table:table-cell>
          <table:table-cell office:value-type="string">
            <text:p>Halle 2, Stand D36</text:p>
          </table:table-cell>
        </table:table-row>
        <table:table-row table:style-name="ro1">
          <table:table-cell office:value-type="string">
            <text:p>Fraunhofer-Institut IPK</text:p>
          </table:table-cell>
          <table:table-cell office:value-type="string">
            <text:p>D-10587 Berlin</text:p>
          </table:table-cell>
          <table:table-cell office:value-type="string">
            <text:p>Halle 5, Stand F34</text:p>
          </table:table-cell>
        </table:table-row>
        <table:table-row table:style-name="ro1">
          <table:table-cell office:value-type="string">
            <text:p>Fraunhofer-Institut IPT</text:p>
          </table:table-cell>
          <table:table-cell office:value-type="string">
            <text:p>D-52074 Aachen</text:p>
          </table:table-cell>
          <table:table-cell office:value-type="string">
            <text:p>Halle 5, Stand F34</text:p>
          </table:table-cell>
        </table:table-row>
        <table:table-row table:style-name="ro1">
          <table:table-cell office:value-type="string">
            <text:p>Fraunhofer-Institut ISC</text:p>
          </table:table-cell>
          <table:table-cell office:value-type="string">
            <text:p>D-97082 Würzburg</text:p>
          </table:table-cell>
          <table:table-cell office:value-type="string">
            <text:p>Halle 5, Stand F34</text:p>
          </table:table-cell>
        </table:table-row>
        <table:table-row table:style-name="ro1">
          <table:table-cell office:value-type="string">
            <text:p>Fraunhofer-Institut ISE</text:p>
          </table:table-cell>
          <table:table-cell office:value-type="string">
            <text:p>D-79110 Freiburg</text:p>
          </table:table-cell>
          <table:table-cell office:value-type="string">
            <text:p>Halle 2, Stand D22</text:p>
          </table:table-cell>
        </table:table-row>
        <table:table-row table:style-name="ro1">
          <table:table-cell office:value-type="string">
            <text:p>Fraunhofer-Institut ISE</text:p>
          </table:table-cell>
          <table:table-cell office:value-type="string">
            <text:p>D-79110 Freiburg</text:p>
          </table:table-cell>
          <table:table-cell office:value-type="string">
            <text:p>Halle 13, Stand B44</text:p>
          </table:table-cell>
        </table:table-row>
        <table:table-row table:style-name="ro1">
          <table:table-cell office:value-type="string">
            <text:p>Fraunhofer-Institut ISE</text:p>
          </table:table-cell>
          <table:table-cell office:value-type="string">
            <text:p>D-79110 Freiburg</text:p>
          </table:table-cell>
          <table:table-cell office:value-type="string">
            <text:p>Halle 13, Stand E90/2</text:p>
          </table:table-cell>
        </table:table-row>
        <table:table-row table:style-name="ro1">
          <table:table-cell office:value-type="string">
            <text:p>Fraunhofer-Institut IST</text:p>
          </table:table-cell>
          <table:table-cell office:value-type="string">
            <text:p>D-38108 Braunschweig</text:p>
          </table:table-cell>
          <table:table-cell office:value-type="string">
            <text:p>Halle 16, Stand D16</text:p>
          </table:table-cell>
        </table:table-row>
        <table:table-row table:style-name="ro1">
          <table:table-cell office:value-type="string">
            <text:p>Fraunhofer-Institut ITWM</text:p>
          </table:table-cell>
          <table:table-cell office:value-type="string">
            <text:p>D-67663 Kaiserslautern</text:p>
          </table:table-cell>
          <table:table-cell office:value-type="string">
            <text:p>Halle 16, Stand D16</text:p>
          </table:table-cell>
        </table:table-row>
        <table:table-row table:style-name="ro1">
          <table:table-cell office:value-type="string">
            <text:p>Fraunhofer-Institut IWM</text:p>
          </table:table-cell>
          <table:table-cell office:value-type="string">
            <text:p>D-79108 Freiburg</text:p>
          </table:table-cell>
          <table:table-cell office:value-type="string">
            <text:p>Halle 2, Stand D22</text:p>
          </table:table-cell>
        </table:table-row>
        <table:table-row table:style-name="ro1">
          <table:table-cell office:value-type="string">
            <text:p>Fraunhofer-Institut IWM</text:p>
          </table:table-cell>
          <table:table-cell office:value-type="string">
            <text:p>D-79108 Freiburg</text:p>
          </table:table-cell>
          <table:table-cell office:value-type="string">
            <text:p>Halle 5, Stand F34</text:p>
          </table:table-cell>
        </table:table-row>
        <table:table-row table:style-name="ro1">
          <table:table-cell office:value-type="string">
            <text:p>Fraunhofer-Institut IWM</text:p>
          </table:table-cell>
          <table:table-cell office:value-type="string">
            <text:p>D-79108 Freiburg</text:p>
          </table:table-cell>
          <table:table-cell office:value-type="string">
            <text:p>Halle 16, Stand D16</text:p>
          </table:table-cell>
        </table:table-row>
        <table:table-row table:style-name="ro1">
          <table:table-cell office:value-type="string">
            <text:p>Fraunhofer-Institut IWS</text:p>
          </table:table-cell>
          <table:table-cell office:value-type="string">
            <text:p>D-01277 Dresden</text:p>
          </table:table-cell>
          <table:table-cell office:value-type="string">
            <text:p>Halle 2, Stand C39</text:p>
          </table:table-cell>
        </table:table-row>
        <table:table-row table:style-name="ro1">
          <table:table-cell office:value-type="string">
            <text:p>Fraunhofer-Institut IWS</text:p>
          </table:table-cell>
          <table:table-cell office:value-type="string">
            <text:p>D-01277 Dresden</text:p>
          </table:table-cell>
          <table:table-cell office:value-type="string">
            <text:p>Halle 14, Stand H42</text:p>
          </table:table-cell>
        </table:table-row>
        <table:table-row table:style-name="ro1">
          <table:table-cell office:value-type="string">
            <text:p>Fraunhofer-Institut IZFP</text:p>
          </table:table-cell>
          <table:table-cell office:value-type="string">
            <text:p>D-66123 Saarbrücken</text:p>
          </table:table-cell>
          <table:table-cell office:value-type="string">
            <text:p>Halle 5, Stand F34</text:p>
          </table:table-cell>
        </table:table-row>
        <table:table-row table:style-name="ro1">
          <table:table-cell office:value-type="string">
            <text:p>Fraunhofer-Institut IZM</text:p>
          </table:table-cell>
          <table:table-cell office:value-type="string">
            <text:p>D-13355 Berlin</text:p>
          </table:table-cell>
          <table:table-cell office:value-type="string">
            <text:p>Halle 2, Stand C30</text:p>
          </table:table-cell>
        </table:table-row>
        <table:table-row table:style-name="ro1">
          <table:table-cell office:value-type="string">
            <text:p>Fraunhofer-Institut LBF</text:p>
          </table:table-cell>
          <table:table-cell office:value-type="string">
            <text:p>D-64289 Darmstadt</text:p>
          </table:table-cell>
          <table:table-cell office:value-type="string">
            <text:p>Halle 5, Stand F34</text:p>
          </table:table-cell>
        </table:table-row>
        <table:table-row table:style-name="ro1">
          <table:table-cell office:value-type="string">
            <text:p>Fraunhofer-Institut LBF</text:p>
          </table:table-cell>
          <table:table-cell office:value-type="string">
            <text:p>D-64289 Darmstadt</text:p>
          </table:table-cell>
          <table:table-cell office:value-type="string">
            <text:p>Halle 16, Stand D16</text:p>
          </table:table-cell>
        </table:table-row>
        <table:table-row table:style-name="ro1">
          <table:table-cell office:value-type="string">
            <text:p>Fraunhofer-Institut SCAI</text:p>
          </table:table-cell>
          <table:table-cell office:value-type="string">
            <text:p>D-53754 Sankt Augustin</text:p>
          </table:table-cell>
          <table:table-cell office:value-type="string">
            <text:p>Halle 16, Stand D16</text:p>
          </table:table-cell>
        </table:table-row>
        <table:table-row table:style-name="ro1">
          <table:table-cell office:value-type="string">
            <text:p>Fraunhofer-Marketing-Netzwerk</text:p>
          </table:table-cell>
          <table:table-cell office:value-type="string">
            <text:p>D-79110 Freiburg</text:p>
          </table:table-cell>
          <table:table-cell office:value-type="string">
            <text:p>Halle 2, Stand D16</text:p>
          </table:table-cell>
        </table:table-row>
        <table:table-row table:style-name="ro1">
          <table:table-cell office:value-type="string">
            <text:p>Fraunhofer-Themenverbund</text:p>
          </table:table-cell>
          <table:table-cell office:value-type="string">
            <text:p>D-64289 Darmstadt</text:p>
          </table:table-cell>
          <table:table-cell office:value-type="string">
            <text:p>Halle 2, Stand D16</text:p>
          </table:table-cell>
        </table:table-row>
        <table:table-row table:style-name="ro1">
          <table:table-cell office:value-type="string">
            <text:p>Fraunhofer-Themenverbund</text:p>
          </table:table-cell>
          <table:table-cell office:value-type="string">
            <text:p>D-64289 Darmstadt</text:p>
          </table:table-cell>
          <table:table-cell office:value-type="string">
            <text:p>Halle 2, Stand D22</text:p>
          </table:table-cell>
        </table:table-row>
        <table:table-row table:style-name="ro1">
          <table:table-cell office:value-type="string">
            <text:p>Fraunhofer-Themenverbund NuSim</text:p>
          </table:table-cell>
          <table:table-cell office:value-type="string">
            <text:p>D-28359 Bremen</text:p>
          </table:table-cell>
          <table:table-cell office:value-type="string">
            <text:p>Halle 16, Stand D16</text:p>
          </table:table-cell>
        </table:table-row>
        <table:table-row table:style-name="ro1">
          <table:table-cell office:value-type="string">
            <text:p>Freudenberg FCCT</text:p>
          </table:table-cell>
          <table:table-cell office:value-type="string">
            <text:p>D-69469 Weinheim</text:p>
          </table:table-cell>
          <table:table-cell office:value-type="string">
            <text:p>Halle 13, Stand E90/3</text:p>
          </table:table-cell>
        </table:table-row>
        <table:table-row table:style-name="ro1">
          <table:table-cell office:value-type="string">
            <text:p>FRIATEC</text:p>
          </table:table-cell>
          <table:table-cell office:value-type="string">
            <text:p>D-68229 Mannheim</text:p>
          </table:table-cell>
          <table:table-cell office:value-type="string">
            <text:p>Halle 5, Stand F34</text:p>
          </table:table-cell>
        </table:table-row>
        <table:table-row table:style-name="ro1">
          <table:table-cell office:value-type="string">
            <text:p>Fried Kunststofftechnik</text:p>
          </table:table-cell>
          <table:table-cell office:value-type="string">
            <text:p>D-73660 Urbach</text:p>
          </table:table-cell>
          <table:table-cell office:value-type="string">
            <text:p>Halle 5, Stand C44</text:p>
          </table:table-cell>
        </table:table-row>
        <table:table-row table:style-name="ro1">
          <table:table-cell office:value-type="string">
            <text:p>Friedrich Lütze</text:p>
          </table:table-cell>
          <table:table-cell office:value-type="string">
            <text:p>D-71384 Weinstadt</text:p>
          </table:table-cell>
          <table:table-cell office:value-type="string">
            <text:p>Halle 9, Stand F31</text:p>
          </table:table-cell>
        </table:table-row>
        <table:table-row table:style-name="ro1">
          <table:table-cell office:value-type="string">
            <text:p>Friedrich-Schiller-Universität Jena</text:p>
          </table:table-cell>
          <table:table-cell office:value-type="string">
            <text:p>D-07743 Jena</text:p>
          </table:table-cell>
          <table:table-cell office:value-type="string">
            <text:p>Halle 2, Stand C39</text:p>
          </table:table-cell>
        </table:table-row>
        <table:table-row table:style-name="ro1">
          <table:table-cell office:value-type="string">
            <text:p>Fritz Driescher</text:p>
          </table:table-cell>
          <table:table-cell office:value-type="string">
            <text:p>D-41844 Wegberg</text:p>
          </table:table-cell>
          <table:table-cell office:value-type="string">
            <text:p>Halle 12, Stand E31</text:p>
          </table:table-cell>
        </table:table-row>
        <table:table-row table:style-name="ro1">
          <table:table-cell office:value-type="string">
            <text:p>Fritz Kübler</text:p>
          </table:table-cell>
          <table:table-cell office:value-type="string">
            <text:p>D-78054 Villingen-Schwenningen</text:p>
          </table:table-cell>
          <table:table-cell office:value-type="string">
            <text:p>Halle 9, Stand D39</text:p>
          </table:table-cell>
        </table:table-row>
        <table:table-row table:style-name="ro1">
          <table:table-cell office:value-type="string">
            <text:p>FRT Fries Research</text:p>
          </table:table-cell>
          <table:table-cell office:value-type="string">
            <text:p>D-51429 Bergisch Gladbach</text:p>
          </table:table-cell>
          <table:table-cell office:value-type="string">
            <text:p>Halle 15, Stand D35</text:p>
          </table:table-cell>
        </table:table-row>
        <table:table-row table:style-name="ro1">
          <table:table-cell office:value-type="string">
            <text:p>FRT Fries Research &amp; Technology</text:p>
          </table:table-cell>
          <table:table-cell office:value-type="string">
            <text:p>D-51429 Bergisch Gladbach</text:p>
          </table:table-cell>
          <table:table-cell office:value-type="string">
            <text:p>Halle 15, Stand D36</text:p>
          </table:table-cell>
        </table:table-row>
        <table:table-row table:style-name="ro1">
          <table:table-cell office:value-type="string">
            <text:p>Fuchs LUBRITECH</text:p>
          </table:table-cell>
          <table:table-cell office:value-type="string">
            <text:p>D-67685 Weilerbach</text:p>
          </table:table-cell>
          <table:table-cell office:value-type="string">
            <text:p>Halle 4, Stand E42</text:p>
          </table:table-cell>
        </table:table-row>
        <table:table-row table:style-name="ro1">
          <table:table-cell office:value-type="string">
            <text:p>Fuchs Pack</text:p>
          </table:table-cell>
          <table:table-cell office:value-type="string">
            <text:p>D-40764 Langenfeld</text:p>
          </table:table-cell>
          <table:table-cell office:value-type="string">
            <text:p>Halle 17, Stand D77</text:p>
          </table:table-cell>
        </table:table-row>
        <table:table-row table:style-name="ro1">
          <table:table-cell office:value-type="string">
            <text:p>FuelCon</text:p>
          </table:table-cell>
          <table:table-cell office:value-type="string">
            <text:p>D-39179 Magdeburg-Barleben</text:p>
          </table:table-cell>
          <table:table-cell office:value-type="string">
            <text:p>Halle 13, Stand H77/1</text:p>
          </table:table-cell>
        </table:table-row>
        <table:table-row table:style-name="ro1">
          <table:table-cell office:value-type="string">
            <text:p>FUHRLÄNDER</text:p>
          </table:table-cell>
          <table:table-cell office:value-type="string">
            <text:p>D-56477 Waigandshain</text:p>
          </table:table-cell>
          <table:table-cell office:value-type="string">
            <text:p>Halle 13, Stand C78</text:p>
          </table:table-cell>
        </table:table-row>
        <table:table-row table:style-name="ro1">
          <table:table-cell office:value-type="string">
            <text:p>FUHRLÄNDER</text:p>
          </table:table-cell>
          <table:table-cell office:value-type="string">
            <text:p>D-56477 Waigandshain</text:p>
          </table:table-cell>
          <table:table-cell office:value-type="string">
            <text:p>Halle 13, Stand C78</text:p>
          </table:table-cell>
        </table:table-row>
        <table:table-row table:style-name="ro1">
          <table:table-cell office:value-type="string">
            <text:p>FunctionBay</text:p>
          </table:table-cell>
          <table:table-cell office:value-type="string">
            <text:p>D-80797 München</text:p>
          </table:table-cell>
          <table:table-cell office:value-type="string">
            <text:p>Halle 16, Stand B22</text:p>
          </table:table-cell>
        </table:table-row>
        <table:table-row table:style-name="ro1">
          <table:table-cell office:value-type="string">
            <text:p>Funkwerk Enterprise Communications</text:p>
          </table:table-cell>
          <table:table-cell office:value-type="string">
            <text:p>D-90449 Nürnberg</text:p>
          </table:table-cell>
          <table:table-cell office:value-type="string">
            <text:p>Halle 11, Stand E41</text:p>
          </table:table-cell>
        </table:table-row>
        <table:table-row table:style-name="ro1">
          <table:table-cell office:value-type="string">
            <text:p>FV Automation im ZVEI</text:p>
          </table:table-cell>
          <table:table-cell office:value-type="string">
            <text:p>D-60596 Frankfurt</text:p>
          </table:table-cell>
          <table:table-cell office:value-type="string">
            <text:p>Halle 7, Stand E45</text:p>
          </table:table-cell>
        </table:table-row>
        <table:table-row table:style-name="ro1">
          <table:table-cell office:value-type="string">
            <text:p>FW-FERNWÄRME- TECHNIK</text:p>
          </table:table-cell>
          <table:table-cell office:value-type="string">
            <text:p>D-29227 Celle</text:p>
          </table:table-cell>
          <table:table-cell office:value-type="string">
            <text:p>Halle 6, Stand A24</text:p>
          </table:table-cell>
        </table:table-row>
        <table:table-row table:style-name="ro1">
          <table:table-cell office:value-type="string">
            <text:p>FW-Systeme</text:p>
          </table:table-cell>
          <table:table-cell office:value-type="string">
            <text:p>D-26125 Oldenburg</text:p>
          </table:table-cell>
          <table:table-cell office:value-type="string">
            <text:p>Halle 7, Stand A30</text:p>
          </table:table-cell>
        </table:table-row>
        <table:table-row table:style-name="ro1">
          <table:table-cell office:value-type="string">
            <text:p>G. Adolf Lemp</text:p>
          </table:table-cell>
          <table:table-cell office:value-type="string">
            <text:p>D-42853 Remscheid</text:p>
          </table:table-cell>
          <table:table-cell office:value-type="string">
            <text:p>Halle 12, Stand B77</text:p>
          </table:table-cell>
        </table:table-row>
        <table:table-row table:style-name="ro1">
          <table:table-cell office:value-type="string">
            <text:p>Gärtner Systemtechnik</text:p>
          </table:table-cell>
          <table:table-cell office:value-type="string">
            <text:p>D-32130 Enger</text:p>
          </table:table-cell>
          <table:table-cell office:value-type="string">
            <text:p>Halle 17, Stand D70</text:p>
          </table:table-cell>
        </table:table-row>
        <table:table-row table:style-name="ro1">
          <table:table-cell office:value-type="string">
            <text:p>GAH Anlagentechnik Heidelberg</text:p>
          </table:table-cell>
          <table:table-cell office:value-type="string">
            <text:p>D-69126 Heidelberg</text:p>
          </table:table-cell>
          <table:table-cell office:value-type="string">
            <text:p>Halle 13, Stand C13</text:p>
          </table:table-cell>
        </table:table-row>
        <table:table-row table:style-name="ro1">
          <table:table-cell office:value-type="string">
            <text:p>GAIA <text:s/>Akkumulatorenwerke</text:p>
          </table:table-cell>
          <table:table-cell office:value-type="string">
            <text:p>D-99734 Nordhausen</text:p>
          </table:table-cell>
          <table:table-cell office:value-type="string">
            <text:p>Halle 12, Stand B74</text:p>
          </table:table-cell>
        </table:table-row>
        <table:table-row table:style-name="ro1">
          <table:table-cell office:value-type="string">
            <text:p>Garching Innovation</text:p>
          </table:table-cell>
          <table:table-cell office:value-type="string">
            <text:p>D-80539 München</text:p>
          </table:table-cell>
          <table:table-cell office:value-type="string">
            <text:p>Halle 2, Stand D16</text:p>
          </table:table-cell>
        </table:table-row>
        <table:table-row table:style-name="ro1">
          <table:table-cell office:value-type="string">
            <text:p>GARVENS AUTOMATION</text:p>
          </table:table-cell>
          <table:table-cell office:value-type="string">
            <text:p>D-31180 Giesen</text:p>
          </table:table-cell>
          <table:table-cell office:value-type="string">
            <text:p>Halle 17, Stand B50</text:p>
          </table:table-cell>
        </table:table-row>
        <table:table-row table:style-name="ro1">
          <table:table-cell office:value-type="string">
            <text:p>GATRON</text:p>
          </table:table-cell>
          <table:table-cell office:value-type="string">
            <text:p>D-17489 Greifswald</text:p>
          </table:table-cell>
          <table:table-cell office:value-type="string">
            <text:p>Halle 13, Stand B60</text:p>
          </table:table-cell>
        </table:table-row>
        <table:table-row table:style-name="ro1">
          <table:table-cell office:value-type="string">
            <text:p>GAUDLITZ</text:p>
          </table:table-cell>
          <table:table-cell office:value-type="string">
            <text:p>D-96450 Coburg</text:p>
          </table:table-cell>
          <table:table-cell office:value-type="string">
            <text:p>Halle 5, Stand E13</text:p>
          </table:table-cell>
        </table:table-row>
        <table:table-row table:style-name="ro1">
          <table:table-cell office:value-type="string">
            <text:p>GauS</text:p>
          </table:table-cell>
          <table:table-cell office:value-type="string">
            <text:p>D-37120 Bovenden</text:p>
          </table:table-cell>
          <table:table-cell office:value-type="string">
            <text:p>Halle 16, Stand D30/1</text:p>
          </table:table-cell>
        </table:table-row>
        <table:table-row table:style-name="ro1">
          <table:table-cell office:value-type="string">
            <text:p>G&amp;B Automatisierungstechnik</text:p>
          </table:table-cell>
          <table:table-cell office:value-type="string">
            <text:p>D-04910 Elsterwerda</text:p>
          </table:table-cell>
          <table:table-cell office:value-type="string">
            <text:p>Halle 9, Stand C07</text:p>
          </table:table-cell>
        </table:table-row>
        <table:table-row table:style-name="ro1">
          <table:table-cell office:value-type="string">
            <text:p>gbo datacomp</text:p>
          </table:table-cell>
          <table:table-cell office:value-type="string">
            <text:p>D-86159 Augsburg</text:p>
          </table:table-cell>
          <table:table-cell office:value-type="string">
            <text:p>Halle 16, Stand B04</text:p>
          </table:table-cell>
        </table:table-row>
        <table:table-row table:style-name="ro1">
          <table:table-cell office:value-type="string">
            <text:p>GDA-Gesamtverband der Aluminiumindustrie</text:p>
          </table:table-cell>
          <table:table-cell office:value-type="string">
            <text:p>D-40474 Düsseldorf</text:p>
          </table:table-cell>
          <table:table-cell office:value-type="string">
            <text:p>Halle 3, Stand B26</text:p>
          </table:table-cell>
        </table:table-row>
        <table:table-row table:style-name="ro1">
          <table:table-cell office:value-type="string">
            <text:p>GDM-Gesamtverband Dt. Metallgießereien</text:p>
          </table:table-cell>
          <table:table-cell office:value-type="string">
            <text:p>D-40474 Düsseldorf</text:p>
          </table:table-cell>
          <table:table-cell office:value-type="string">
            <text:p>Halle 3, Stand B26</text:p>
          </table:table-cell>
        </table:table-row>
        <table:table-row table:style-name="ro1">
          <table:table-cell office:value-type="string">
            <text:p>GE Fanuc Automation Solutions</text:p>
          </table:table-cell>
          <table:table-cell office:value-type="string">
            <text:p>D-64293 Darmstadt</text:p>
          </table:table-cell>
          <table:table-cell office:value-type="string">
            <text:p>Halle 17, Stand B40</text:p>
          </table:table-cell>
        </table:table-row>
        <table:table-row table:style-name="ro1">
          <table:table-cell office:value-type="string">
            <text:p>Gebr. Colsman</text:p>
          </table:table-cell>
          <table:table-cell office:value-type="string">
            <text:p>D-45257 Essen</text:p>
          </table:table-cell>
          <table:table-cell office:value-type="string">
            <text:p>Halle 5, Stand A16</text:p>
          </table:table-cell>
        </table:table-row>
        <table:table-row table:style-name="ro1">
          <table:table-cell office:value-type="string">
            <text:p>Gebrüder Frei</text:p>
          </table:table-cell>
          <table:table-cell office:value-type="string">
            <text:p>D-72461 Albstadt</text:p>
          </table:table-cell>
          <table:table-cell office:value-type="string">
            <text:p>Halle 12, Stand B71</text:p>
          </table:table-cell>
        </table:table-row>
        <table:table-row table:style-name="ro1">
          <table:table-cell office:value-type="string">
            <text:p>GECMA <text:s/>Components</text:p>
          </table:table-cell>
          <table:table-cell office:value-type="string">
            <text:p>D-50169 Kerpen</text:p>
          </table:table-cell>
          <table:table-cell office:value-type="string">
            <text:p>Halle 7, Stand E25</text:p>
          </table:table-cell>
        </table:table-row>
        <table:table-row table:style-name="ro1">
          <table:table-cell office:value-type="string">
            <text:p>gedas deutschland</text:p>
          </table:table-cell>
          <table:table-cell office:value-type="string">
            <text:p>D-10587 Berlin</text:p>
          </table:table-cell>
          <table:table-cell office:value-type="string">
            <text:p>Halle 17, Stand B10/3</text:p>
          </table:table-cell>
        </table:table-row>
        <table:table-row table:style-name="ro1">
          <table:table-cell office:value-type="string">
            <text:p>Gelber-Bieger</text:p>
          </table:table-cell>
          <table:table-cell office:value-type="string">
            <text:p>D-66679 Losheim am See</text:p>
          </table:table-cell>
          <table:table-cell office:value-type="string">
            <text:p>Halle 5, Stand C32</text:p>
          </table:table-cell>
        </table:table-row>
        <table:table-row table:style-name="ro1">
          <table:table-cell office:value-type="string">
            <text:p>GEMAC Gesellschaft für Mikroelektronik.</text:p>
          </table:table-cell>
          <table:table-cell office:value-type="string">
            <text:p>D-09116 Chemnitz</text:p>
          </table:table-cell>
          <table:table-cell office:value-type="string">
            <text:p>Halle 9, Stand H28</text:p>
          </table:table-cell>
        </table:table-row>
        <table:table-row table:style-name="ro1">
          <table:table-cell office:value-type="string">
            <text:p>GEMA-Technik</text:p>
          </table:table-cell>
          <table:table-cell office:value-type="string">
            <text:p>D-83043 Bad Aibling</text:p>
          </table:table-cell>
          <table:table-cell office:value-type="string">
            <text:p>Halle 5, Stand G21</text:p>
          </table:table-cell>
        </table:table-row>
        <table:table-row table:style-name="ro1">
          <table:table-cell office:value-type="string">
            <text:p>GeMe Mesker</text:p>
          </table:table-cell>
          <table:table-cell office:value-type="string">
            <text:p>D-49170 Hagen a.T.W.</text:p>
          </table:table-cell>
          <table:table-cell office:value-type="string">
            <text:p>Halle 4, Stand B12, (16)</text:p>
          </table:table-cell>
        </table:table-row>
        <table:table-row table:style-name="ro1">
          <table:table-cell office:value-type="string">
            <text:p>GEMÜ Gebr. Müller Apparatebau</text:p>
          </table:table-cell>
          <table:table-cell office:value-type="string">
            <text:p>D-74653 Ingelfingen</text:p>
          </table:table-cell>
          <table:table-cell office:value-type="string">
            <text:p>Halle 7, Stand D09</text:p>
          </table:table-cell>
        </table:table-row>
        <table:table-row table:style-name="ro1">
          <table:table-cell office:value-type="string">
            <text:p>GEMÜ Gebr. Müller Apparatebau</text:p>
          </table:table-cell>
          <table:table-cell office:value-type="string">
            <text:p>D-74653 Ingelfingen</text:p>
          </table:table-cell>
          <table:table-cell office:value-type="string">
            <text:p>Halle 9, Stand D06</text:p>
          </table:table-cell>
        </table:table-row>
        <table:table-row table:style-name="ro1">
          <table:table-cell office:value-type="string">
            <text:p>Generalkonsulat Polen</text:p>
          </table:table-cell>
          <table:table-cell office:value-type="string">
            <text:p>D-22309 Hamburg</text:p>
          </table:table-cell>
          <table:table-cell office:value-type="string">
            <text:p>Halle 6, Stand C46</text:p>
          </table:table-cell>
        </table:table-row>
        <table:table-row table:style-name="ro1">
          <table:table-cell office:value-type="string">
            <text:p>GENEREX Systems</text:p>
          </table:table-cell>
          <table:table-cell office:value-type="string">
            <text:p>D-20253 Hamburg</text:p>
          </table:table-cell>
          <table:table-cell office:value-type="string">
            <text:p>Halle 12, Stand A55</text:p>
          </table:table-cell>
        </table:table-row>
        <table:table-row table:style-name="ro1">
          <table:table-cell office:value-type="string">
            <text:p>Geomagic</text:p>
          </table:table-cell>
          <table:table-cell office:value-type="string">
            <text:p>D-04109 Leipzig</text:p>
          </table:table-cell>
          <table:table-cell office:value-type="string">
            <text:p>Halle 6, Stand B18</text:p>
          </table:table-cell>
        </table:table-row>
        <table:table-row table:style-name="ro1">
          <table:table-cell office:value-type="string">
            <text:p>Georg-August-Universität Göttingen</text:p>
          </table:table-cell>
          <table:table-cell office:value-type="string">
            <text:p>D-37073 Göttingen</text:p>
          </table:table-cell>
          <table:table-cell office:value-type="string">
            <text:p>Halle 2, Stand A10</text:p>
          </table:table-cell>
        </table:table-row>
        <table:table-row table:style-name="ro1">
          <table:table-cell office:value-type="string">
            <text:p>GeothermieZentrumBochum</text:p>
          </table:table-cell>
          <table:table-cell office:value-type="string">
            <text:p>D-44801 Bochum</text:p>
          </table:table-cell>
          <table:table-cell office:value-type="string">
            <text:p>Halle 13, Stand C50</text:p>
          </table:table-cell>
        </table:table-row>
        <table:table-row table:style-name="ro1">
          <table:table-cell office:value-type="string">
            <text:p>Gepe-Geimuplast</text:p>
          </table:table-cell>
          <table:table-cell office:value-type="string">
            <text:p>D-82490 Farchant</text:p>
          </table:table-cell>
          <table:table-cell office:value-type="string">
            <text:p>Halle 12, Stand D19</text:p>
          </table:table-cell>
        </table:table-row>
        <table:table-row table:style-name="ro1">
          <table:table-cell office:value-type="string">
            <text:p>German Hydrogen (DWV)</text:p>
          </table:table-cell>
          <table:table-cell office:value-type="string">
            <text:p>D-12205 Berlin</text:p>
          </table:table-cell>
          <table:table-cell office:value-type="string">
            <text:p>Halle 13, Stand E90/4</text:p>
          </table:table-cell>
        </table:table-row>
        <table:table-row table:style-name="ro1">
          <table:table-cell office:value-type="string">
            <text:p>Germanischer Lloyd</text:p>
          </table:table-cell>
          <table:table-cell office:value-type="string">
            <text:p>D-20459 Hamburg</text:p>
          </table:table-cell>
          <table:table-cell office:value-type="string">
            <text:p>Halle 13, Stand E77/1</text:p>
          </table:table-cell>
        </table:table-row>
        <table:table-row table:style-name="ro1">
          <table:table-cell office:value-type="string">
            <text:p>Germanischer Lloyd Oil and Gas</text:p>
          </table:table-cell>
          <table:table-cell office:value-type="string">
            <text:p>D-20459 Hamburg</text:p>
          </table:table-cell>
          <table:table-cell office:value-type="string">
            <text:p>Halle 6, Stand B20</text:p>
          </table:table-cell>
        </table:table-row>
        <table:table-row table:style-name="ro1">
          <table:table-cell office:value-type="string">
            <text:p>Germex</text:p>
          </table:table-cell>
          <table:table-cell office:value-type="string">
            <text:p>D-41515 Grevenbroich</text:p>
          </table:table-cell>
          <table:table-cell office:value-type="string">
            <text:p>Halle 7, Stand A22</text:p>
          </table:table-cell>
        </table:table-row>
        <table:table-row table:style-name="ro1">
          <table:table-cell office:value-type="string">
            <text:p>Gersfelder Metallwaren</text:p>
          </table:table-cell>
          <table:table-cell office:value-type="string">
            <text:p>D-36129 Gersfeld</text:p>
          </table:table-cell>
          <table:table-cell office:value-type="string">
            <text:p>Halle 4, Stand C09</text:p>
          </table:table-cell>
        </table:table-row>
        <table:table-row table:style-name="ro1">
          <table:table-cell office:value-type="string">
            <text:p>Ges. zur Förderung ang. Informatik</text:p>
          </table:table-cell>
          <table:table-cell office:value-type="string">
            <text:p>D-12489 Berlin</text:p>
          </table:table-cell>
          <table:table-cell office:value-type="string">
            <text:p>Halle 2, Stand C52</text:p>
          </table:table-cell>
        </table:table-row>
        <table:table-row table:style-name="ro1">
          <table:table-cell office:value-type="string">
            <text:p>Gesellschaft für Biotechnolog. Forschung</text:p>
          </table:table-cell>
          <table:table-cell office:value-type="string">
            <text:p>D-38124 Braunschweig</text:p>
          </table:table-cell>
          <table:table-cell office:value-type="string">
            <text:p>Halle 5, Stand B16</text:p>
          </table:table-cell>
        </table:table-row>
        <table:table-row table:style-name="ro1">
          <table:table-cell office:value-type="string">
            <text:p>Gesellschaft für elektrische Anlagen</text:p>
          </table:table-cell>
          <table:table-cell office:value-type="string">
            <text:p>D-70736 Fellbach</text:p>
          </table:table-cell>
          <table:table-cell office:value-type="string">
            <text:p>Halle 13, Stand C13</text:p>
          </table:table-cell>
        </table:table-row>
        <table:table-row table:style-name="ro1">
          <table:table-cell office:value-type="string">
            <text:p>Gesellschaft für elektrische Anlagen</text:p>
          </table:table-cell>
          <table:table-cell office:value-type="string">
            <text:p>D-30165 Hannover</text:p>
          </table:table-cell>
          <table:table-cell office:value-type="string">
            <text:p>Halle 13, Stand C13</text:p>
          </table:table-cell>
        </table:table-row>
        <table:table-row table:style-name="ro1">
          <table:table-cell office:value-type="string">
            <text:p>Gesellschaft für elektrische Anlagen</text:p>
          </table:table-cell>
          <table:table-cell office:value-type="string">
            <text:p>D-39326 Hohenwarsleben</text:p>
          </table:table-cell>
          <table:table-cell office:value-type="string">
            <text:p>Halle 13, Stand C13</text:p>
          </table:table-cell>
        </table:table-row>
        <table:table-row table:style-name="ro1">
          <table:table-cell office:value-type="string">
            <text:p>Gesellschaft zur Förderung von Transfer</text:p>
          </table:table-cell>
          <table:table-cell office:value-type="string">
            <text:p>D-52379 Langerwehe</text:p>
          </table:table-cell>
          <table:table-cell office:value-type="string">
            <text:p>Halle 2, Stand D16</text:p>
          </table:table-cell>
        </table:table-row>
        <table:table-row table:style-name="ro1">
          <table:table-cell office:value-type="string">
            <text:p>Gessmann Schaltgeräte</text:p>
          </table:table-cell>
          <table:table-cell office:value-type="string">
            <text:p>D-74211 Leingarten</text:p>
          </table:table-cell>
          <table:table-cell office:value-type="string">
            <text:p>Halle 11, Stand A60</text:p>
          </table:table-cell>
        </table:table-row>
        <table:table-row table:style-name="ro1">
          <table:table-cell office:value-type="string">
            <text:p>GETEC</text:p>
          </table:table-cell>
          <table:table-cell office:value-type="string">
            <text:p>D-39108 Magdeburg</text:p>
          </table:table-cell>
          <table:table-cell office:value-type="string">
            <text:p>Halle 13, Stand C38</text:p>
          </table:table-cell>
        </table:table-row>
        <table:table-row table:style-name="ro1">
          <table:table-cell office:value-type="string">
            <text:p>GFD - Gesellschaft für Dichtungstechnik</text:p>
          </table:table-cell>
          <table:table-cell office:value-type="string">
            <text:p>D-74336 Brackenheim</text:p>
          </table:table-cell>
          <table:table-cell office:value-type="string">
            <text:p>Halle 4, Stand E12</text:p>
          </table:table-cell>
        </table:table-row>
        <table:table-row table:style-name="ro1">
          <table:table-cell office:value-type="string">
            <text:p>GFE</text:p>
          </table:table-cell>
          <table:table-cell office:value-type="string">
            <text:p>D-98574 Schmalkalden</text:p>
          </table:table-cell>
          <table:table-cell office:value-type="string">
            <text:p>Halle 2, Stand C39</text:p>
          </table:table-cell>
        </table:table-row>
        <table:table-row table:style-name="ro1">
          <table:table-cell office:value-type="string">
            <text:p>GFOS</text:p>
          </table:table-cell>
          <table:table-cell office:value-type="string">
            <text:p>D-45356 Essen</text:p>
          </table:table-cell>
          <table:table-cell office:value-type="string">
            <text:p>Halle 16, Stand D06</text:p>
          </table:table-cell>
        </table:table-row>
        <table:table-row table:style-name="ro1">
          <table:table-cell office:value-type="string">
            <text:p>GGB Germany</text:p>
          </table:table-cell>
          <table:table-cell office:value-type="string">
            <text:p>D-74078 Heilbronn</text:p>
          </table:table-cell>
          <table:table-cell office:value-type="string">
            <text:p>Halle 4, Stand H41</text:p>
          </table:table-cell>
        </table:table-row>
        <table:table-row table:style-name="ro1">
          <table:table-cell office:value-type="string">
            <text:p>GHF</text:p>
          </table:table-cell>
          <table:table-cell office:value-type="string">
            <text:p>D-26789 Leer</text:p>
          </table:table-cell>
          <table:table-cell office:value-type="string">
            <text:p>Halle 13, Stand A76</text:p>
          </table:table-cell>
        </table:table-row>
        <table:table-row table:style-name="ro1">
          <table:table-cell office:value-type="string">
            <text:p>GHORFA</text:p>
          </table:table-cell>
          <table:table-cell office:value-type="string">
            <text:p>D-10178 Berlin</text:p>
          </table:table-cell>
          <table:table-cell office:value-type="string">
            <text:p>Halle 6, Stand B37</text:p>
          </table:table-cell>
        </table:table-row>
        <table:table-row table:style-name="ro1">
          <table:table-cell office:value-type="string">
            <text:p>GID</text:p>
          </table:table-cell>
          <table:table-cell office:value-type="string">
            <text:p>D-52477 Alsdorf</text:p>
          </table:table-cell>
          <table:table-cell office:value-type="string">
            <text:p>Halle 7, Stand C42</text:p>
          </table:table-cell>
        </table:table-row>
        <table:table-row table:style-name="ro1">
          <table:table-cell office:value-type="string">
            <text:p>Gießerei Institut</text:p>
          </table:table-cell>
          <table:table-cell office:value-type="string">
            <text:p>D-52072 Aachen</text:p>
          </table:table-cell>
          <table:table-cell office:value-type="string">
            <text:p>Halle 5, Stand B16</text:p>
          </table:table-cell>
        </table:table-row>
        <table:table-row table:style-name="ro1">
          <table:table-cell office:value-type="string">
            <text:p>GIP</text:p>
          </table:table-cell>
          <table:table-cell office:value-type="string">
            <text:p>D-63067 Offenbach</text:p>
          </table:table-cell>
          <table:table-cell office:value-type="string">
            <text:p>Halle 17, Stand B40</text:p>
          </table:table-cell>
        </table:table-row>
        <table:table-row table:style-name="ro1">
          <table:table-cell office:value-type="string">
            <text:p>G.I.S. Gesellschaft <text:s/>f. Industrieservice</text:p>
          </table:table-cell>
          <table:table-cell office:value-type="string">
            <text:p>D-63791 Karlstein</text:p>
          </table:table-cell>
          <table:table-cell office:value-type="string">
            <text:p>Halle 13, Stand F31</text:p>
          </table:table-cell>
        </table:table-row>
        <table:table-row table:style-name="ro1">
          <table:table-cell office:value-type="string">
            <text:p>GISMA Business School</text:p>
          </table:table-cell>
          <table:table-cell office:value-type="string">
            <text:p>D-30625 Hannover</text:p>
          </table:table-cell>
          <table:table-cell office:value-type="string">
            <text:p>Halle 2, Stand E47/1</text:p>
          </table:table-cell>
        </table:table-row>
        <table:table-row table:style-name="ro1">
          <table:table-cell office:value-type="string">
            <text:p>Gissler, Hubert</text:p>
          </table:table-cell>
          <table:table-cell office:value-type="string">
            <text:p>D-77736 Zell</text:p>
          </table:table-cell>
          <table:table-cell office:value-type="string">
            <text:p>Halle 4, Stand E24</text:p>
          </table:table-cell>
        </table:table-row>
        <table:table-row table:style-name="ro1">
          <table:table-cell office:value-type="string">
            <text:p>GIT VERLAG</text:p>
          </table:table-cell>
          <table:table-cell office:value-type="string">
            <text:p>D-64293 Darmstadt</text:p>
          </table:table-cell>
          <table:table-cell office:value-type="string">
            <text:p>Halle 17, Stand B60</text:p>
          </table:table-cell>
        </table:table-row>
        <table:table-row table:style-name="ro1">
          <table:table-cell office:value-type="string">
            <text:p>GKN Sinter Metals</text:p>
          </table:table-cell>
          <table:table-cell office:value-type="string">
            <text:p>D-42477 Radevormwald</text:p>
          </table:table-cell>
          <table:table-cell office:value-type="string">
            <text:p>Halle 5, Stand B16</text:p>
          </table:table-cell>
        </table:table-row>
        <table:table-row table:style-name="ro1">
          <table:table-cell office:value-type="string">
            <text:p>Gläser Hydraulik</text:p>
          </table:table-cell>
          <table:table-cell office:value-type="string">
            <text:p>D-72160 Horb</text:p>
          </table:table-cell>
          <table:table-cell office:value-type="string">
            <text:p>Halle 4, Stand E24</text:p>
          </table:table-cell>
        </table:table-row>
        <table:table-row table:style-name="ro1">
          <table:table-cell office:value-type="string">
            <text:p>Gläsner- Sandstrahltechnik</text:p>
          </table:table-cell>
          <table:table-cell office:value-type="string">
            <text:p>D-49477 Ibbenbüren</text:p>
          </table:table-cell>
          <table:table-cell office:value-type="string">
            <text:p>Halle 13, Stand H26</text:p>
          </table:table-cell>
        </table:table-row>
        <table:table-row table:style-name="ro1">
          <table:table-cell office:value-type="string">
            <text:p>Glen Dimplex Deutschland</text:p>
          </table:table-cell>
          <table:table-cell office:value-type="string">
            <text:p>D-95326 Kulmbach</text:p>
          </table:table-cell>
          <table:table-cell office:value-type="string">
            <text:p>Halle 13, Stand B60</text:p>
          </table:table-cell>
        </table:table-row>
        <table:table-row table:style-name="ro1">
          <table:table-cell office:value-type="string">
            <text:p>Global Business Forum</text:p>
          </table:table-cell>
          <table:table-cell office:value-type="string">
            <text:p>D-30521 Hannover</text:p>
          </table:table-cell>
          <table:table-cell office:value-type="string">
            <text:p>Halle 6</text:p>
          </table:table-cell>
        </table:table-row>
        <table:table-row table:style-name="ro1">
          <table:table-cell office:value-type="string">
            <text:p>Global Procurement Services</text:p>
          </table:table-cell>
          <table:table-cell office:value-type="string">
            <text:p>D-34346 Hann. Münden</text:p>
          </table:table-cell>
          <table:table-cell office:value-type="string">
            <text:p>Halle 6, Stand D42</text:p>
          </table:table-cell>
        </table:table-row>
        <table:table-row table:style-name="ro1">
          <table:table-cell office:value-type="string">
            <text:p>GLT Gesellschaft für Löttechnik</text:p>
          </table:table-cell>
          <table:table-cell office:value-type="string">
            <text:p>D-75172 Pforzheim</text:p>
          </table:table-cell>
          <table:table-cell office:value-type="string">
            <text:p>Halle 17, Stand A39</text:p>
          </table:table-cell>
        </table:table-row>
        <table:table-row table:style-name="ro1">
          <table:table-cell office:value-type="string">
            <text:p>Gluske Sachsen</text:p>
          </table:table-cell>
          <table:table-cell office:value-type="string">
            <text:p>D-04746 Hartha</text:p>
          </table:table-cell>
          <table:table-cell office:value-type="string">
            <text:p>Halle 4, Stand F24, (7)</text:p>
          </table:table-cell>
        </table:table-row>
        <table:table-row table:style-name="ro1">
          <table:table-cell office:value-type="string">
            <text:p>GMC-Instruments Deutschland</text:p>
          </table:table-cell>
          <table:table-cell office:value-type="string">
            <text:p>D-90471 Nürnberg</text:p>
          </table:table-cell>
          <table:table-cell office:value-type="string">
            <text:p>Halle 12, Stand B27</text:p>
          </table:table-cell>
        </table:table-row>
        <table:table-row table:style-name="ro1">
          <table:table-cell office:value-type="string">
            <text:p>GMT GUMMI-METALL-TECHNIK</text:p>
          </table:table-cell>
          <table:table-cell office:value-type="string">
            <text:p>D-77815 Bühl</text:p>
          </table:table-cell>
          <table:table-cell office:value-type="string">
            <text:p>Halle 5, Stand B31</text:p>
          </table:table-cell>
        </table:table-row>
        <table:table-row table:style-name="ro1">
          <table:table-cell office:value-type="string">
            <text:p>Goebel</text:p>
          </table:table-cell>
          <table:table-cell office:value-type="string">
            <text:p>D-59929 Brilon</text:p>
          </table:table-cell>
          <table:table-cell office:value-type="string">
            <text:p>Halle 5, Stand E27</text:p>
          </table:table-cell>
        </table:table-row>
        <table:table-row table:style-name="ro1">
          <table:table-cell office:value-type="string">
            <text:p>Göhre, Dr. Kurt</text:p>
          </table:table-cell>
          <table:table-cell office:value-type="string">
            <text:p>D-35423 Lich-Eberstadt</text:p>
          </table:table-cell>
          <table:table-cell office:value-type="string">
            <text:p>Halle 12, Stand B46</text:p>
          </table:table-cell>
        </table:table-row>
        <table:table-row table:style-name="ro1">
          <table:table-cell office:value-type="string">
            <text:p>Gönnheimer Elektronic</text:p>
          </table:table-cell>
          <table:table-cell office:value-type="string">
            <text:p>D-67433 Neustadt</text:p>
          </table:table-cell>
          <table:table-cell office:value-type="string">
            <text:p>Halle 7, Stand D03</text:p>
          </table:table-cell>
        </table:table-row>
        <table:table-row table:style-name="ro1">
          <table:table-cell office:value-type="string">
            <text:p>Goepfert Werkzeug &amp; Formenbau</text:p>
          </table:table-cell>
          <table:table-cell office:value-type="string">
            <text:p>D-99438 Legefeld</text:p>
          </table:table-cell>
          <table:table-cell office:value-type="string">
            <text:p>Halle 4, Stand A42</text:p>
          </table:table-cell>
        </table:table-row>
        <table:table-row table:style-name="ro1">
          <table:table-cell office:value-type="string">
            <text:p>Götz Feinblechtechnik</text:p>
          </table:table-cell>
          <table:table-cell office:value-type="string">
            <text:p>D-74858 Aglasterhausen</text:p>
          </table:table-cell>
          <table:table-cell office:value-type="string">
            <text:p>Halle 4, Stand E34</text:p>
          </table:table-cell>
        </table:table-row>
        <table:table-row table:style-name="ro1">
          <table:table-cell office:value-type="string">
            <text:p>GOSSEN Müller &amp; Weigert</text:p>
          </table:table-cell>
          <table:table-cell office:value-type="string">
            <text:p>D-90408 Nürnberg</text:p>
          </table:table-cell>
          <table:table-cell office:value-type="string">
            <text:p>Halle 12, Stand A16</text:p>
          </table:table-cell>
        </table:table-row>
        <table:table-row table:style-name="ro1">
          <table:table-cell office:value-type="string">
            <text:p>GOTHE</text:p>
          </table:table-cell>
          <table:table-cell office:value-type="string">
            <text:p>D-45472 Mülheim</text:p>
          </table:table-cell>
          <table:table-cell office:value-type="string">
            <text:p>Halle 12, Stand E19</text:p>
          </table:table-cell>
        </table:table-row>
        <table:table-row table:style-name="ro1">
          <table:table-cell office:value-type="string">
            <text:p>GP Innovation</text:p>
          </table:table-cell>
          <table:table-cell office:value-type="string">
            <text:p>D-03222 Lübbenau</text:p>
          </table:table-cell>
          <table:table-cell office:value-type="string">
            <text:p>Halle 17, Stand B10</text:p>
          </table:table-cell>
        </table:table-row>
        <table:table-row table:style-name="ro1">
          <table:table-cell office:value-type="string">
            <text:p>Gräbener Maschinentechnik</text:p>
          </table:table-cell>
          <table:table-cell office:value-type="string">
            <text:p>D-57250 Netphen</text:p>
          </table:table-cell>
          <table:table-cell office:value-type="string">
            <text:p>Halle 13, Stand C50</text:p>
          </table:table-cell>
        </table:table-row>
        <table:table-row table:style-name="ro1">
          <table:table-cell office:value-type="string">
            <text:p>GRAFEX</text:p>
          </table:table-cell>
          <table:table-cell office:value-type="string">
            <text:p>D-30855 Langenhagen</text:p>
          </table:table-cell>
          <table:table-cell office:value-type="string">
            <text:p>Halle 15, Stand D03</text:p>
          </table:table-cell>
        </table:table-row>
        <table:table-row table:style-name="ro1">
          <table:table-cell office:value-type="string">
            <text:p>GRAF-SYTECO</text:p>
          </table:table-cell>
          <table:table-cell office:value-type="string">
            <text:p>D-78609 Tuningen</text:p>
          </table:table-cell>
          <table:table-cell office:value-type="string">
            <text:p>Halle 9, Stand A18</text:p>
          </table:table-cell>
        </table:table-row>
        <table:table-row table:style-name="ro1">
          <table:table-cell office:value-type="string">
            <text:p>Gravograph</text:p>
          </table:table-cell>
          <table:table-cell office:value-type="string">
            <text:p>D-79224 Umkirch</text:p>
          </table:table-cell>
          <table:table-cell office:value-type="string">
            <text:p>Halle 17, Stand A70</text:p>
          </table:table-cell>
        </table:table-row>
        <table:table-row table:style-name="ro1">
          <table:table-cell office:value-type="string">
            <text:p>GreyLogix</text:p>
          </table:table-cell>
          <table:table-cell office:value-type="string">
            <text:p>D-24941 Flensburg</text:p>
          </table:table-cell>
          <table:table-cell office:value-type="string">
            <text:p>Halle 9, Stand A72</text:p>
          </table:table-cell>
        </table:table-row>
        <table:table-row table:style-name="ro1">
          <table:table-cell office:value-type="string">
            <text:p>Grieshaber</text:p>
          </table:table-cell>
          <table:table-cell office:value-type="string">
            <text:p>D-77761 Schiltach</text:p>
          </table:table-cell>
          <table:table-cell office:value-type="string">
            <text:p>Halle 4, Stand E24</text:p>
          </table:table-cell>
        </table:table-row>
        <table:table-row table:style-name="ro1">
          <table:table-cell office:value-type="string">
            <text:p>Grießbach, Richard</text:p>
          </table:table-cell>
          <table:table-cell office:value-type="string">
            <text:p>D-01773 Altenberg</text:p>
          </table:table-cell>
          <table:table-cell office:value-type="string">
            <text:p>Halle 4, Stand G24, (14)</text:p>
          </table:table-cell>
        </table:table-row>
        <table:table-row table:style-name="ro1">
          <table:table-cell office:value-type="string">
            <text:p>Grießbach, Richard</text:p>
          </table:table-cell>
          <table:table-cell office:value-type="string">
            <text:p>D-14943 Luckenwalde</text:p>
          </table:table-cell>
          <table:table-cell office:value-type="string">
            <text:p>Halle 8, Stand D25</text:p>
          </table:table-cell>
        </table:table-row>
        <table:table-row table:style-name="ro1">
          <table:table-cell office:value-type="string">
            <text:p>GROB-WERKE</text:p>
          </table:table-cell>
          <table:table-cell office:value-type="string">
            <text:p>D-87719 Mindelheim</text:p>
          </table:table-cell>
          <table:table-cell office:value-type="string">
            <text:p>Halle 17, Stand B10</text:p>
          </table:table-cell>
        </table:table-row>
        <table:table-row table:style-name="ro1">
          <table:table-cell office:value-type="string">
            <text:p>Grolman.Result</text:p>
          </table:table-cell>
          <table:table-cell office:value-type="string">
            <text:p>D-60320 Frankfurt</text:p>
          </table:table-cell>
          <table:table-cell office:value-type="string">
            <text:p>Halle 2, Stand E30</text:p>
          </table:table-cell>
        </table:table-row>
        <table:table-row table:style-name="ro1">
          <table:table-cell office:value-type="string">
            <text:p>Große Elektrotechnik</text:p>
          </table:table-cell>
          <table:table-cell office:value-type="string">
            <text:p>D-70839 Gerlingen</text:p>
          </table:table-cell>
          <table:table-cell office:value-type="string">
            <text:p>Halle 4, Stand E24</text:p>
          </table:table-cell>
        </table:table-row>
        <table:table-row table:style-name="ro1">
          <table:table-cell office:value-type="string">
            <text:p>Groth Feinwerktechnik</text:p>
          </table:table-cell>
          <table:table-cell office:value-type="string">
            <text:p>D-25469 Halstenbek</text:p>
          </table:table-cell>
          <table:table-cell office:value-type="string">
            <text:p>Halle 3, Stand F60</text:p>
          </table:table-cell>
        </table:table-row>
        <table:table-row table:style-name="ro1">
          <table:table-cell office:value-type="string">
            <text:p>Gruber, Richard</text:p>
          </table:table-cell>
          <table:table-cell office:value-type="string">
            <text:p>D-66538 Neunkirchen</text:p>
          </table:table-cell>
          <table:table-cell office:value-type="string">
            <text:p>Halle 3, Stand D56</text:p>
          </table:table-cell>
        </table:table-row>
        <table:table-row table:style-name="ro1">
          <table:table-cell office:value-type="string">
            <text:p>Gruber, Richard</text:p>
          </table:table-cell>
          <table:table-cell office:value-type="string">
            <text:p>D-73630 Remshalden</text:p>
          </table:table-cell>
          <table:table-cell office:value-type="string">
            <text:p>Halle 4, Stand E24</text:p>
          </table:table-cell>
        </table:table-row>
        <table:table-row table:style-name="ro1">
          <table:table-cell office:value-type="string">
            <text:p>G.S. Stolpen</text:p>
          </table:table-cell>
          <table:table-cell office:value-type="string">
            <text:p>D-01833 Stolpen</text:p>
          </table:table-cell>
          <table:table-cell office:value-type="string">
            <text:p>Halle 4, Stand G40</text:p>
          </table:table-cell>
        </table:table-row>
        <table:table-row table:style-name="ro1">
          <table:table-cell office:value-type="string">
            <text:p>GSE Scale Systems</text:p>
          </table:table-cell>
          <table:table-cell office:value-type="string">
            <text:p>D-41065 Mönchengladbach</text:p>
          </table:table-cell>
          <table:table-cell office:value-type="string">
            <text:p>Halle 12, Stand A08</text:p>
          </table:table-cell>
        </table:table-row>
        <table:table-row table:style-name="ro1">
          <table:table-cell office:value-type="string">
            <text:p>GSR Ventiltechnik</text:p>
          </table:table-cell>
          <table:table-cell office:value-type="string">
            <text:p>D-32602 Vlotho</text:p>
          </table:table-cell>
          <table:table-cell office:value-type="string">
            <text:p>Halle 13, Stand C50</text:p>
          </table:table-cell>
        </table:table-row>
        <table:table-row table:style-name="ro1">
          <table:table-cell office:value-type="string">
            <text:p>GSU Schulungsgesellschaft</text:p>
          </table:table-cell>
          <table:table-cell office:value-type="string">
            <text:p>D-44227 Dortmund</text:p>
          </table:table-cell>
          <table:table-cell office:value-type="string">
            <text:p>Halle 17, Stand E84</text:p>
          </table:table-cell>
        </table:table-row>
        <table:table-row table:style-name="ro1">
          <table:table-cell office:value-type="string">
            <text:p>GTS -Gem.Thermisches Spritzen</text:p>
          </table:table-cell>
          <table:table-cell office:value-type="string">
            <text:p>D-85716 Unterschleißheim</text:p>
          </table:table-cell>
          <table:table-cell office:value-type="string">
            <text:p>Halle 5, Stand F25</text:p>
          </table:table-cell>
        </table:table-row>
        <table:table-row table:style-name="ro1">
          <table:table-cell office:value-type="string">
            <text:p>GTT Gesellschaft f. Technologie Transfer</text:p>
          </table:table-cell>
          <table:table-cell office:value-type="string">
            <text:p>D-30419 Hannover</text:p>
          </table:table-cell>
          <table:table-cell office:value-type="string">
            <text:p>Halle 16, Stand B04/1</text:p>
          </table:table-cell>
        </table:table-row>
        <table:table-row table:style-name="ro1">
          <table:table-cell office:value-type="string">
            <text:p>Guardus Solutions</text:p>
          </table:table-cell>
          <table:table-cell office:value-type="string">
            <text:p>D-86441 Zusmarshausen</text:p>
          </table:table-cell>
          <table:table-cell office:value-type="string">
            <text:p>Halle 16, Stand D07</text:p>
          </table:table-cell>
        </table:table-row>
        <table:table-row table:style-name="ro1">
          <table:table-cell office:value-type="string">
            <text:p>Güdel</text:p>
          </table:table-cell>
          <table:table-cell office:value-type="string">
            <text:p>D-63674 Altenstadt</text:p>
          </table:table-cell>
          <table:table-cell office:value-type="string">
            <text:p>Halle 17, Stand G12</text:p>
          </table:table-cell>
        </table:table-row>
        <table:table-row table:style-name="ro1">
          <table:table-cell office:value-type="string">
            <text:p>GÜNTERT Präzisionstechnik</text:p>
          </table:table-cell>
          <table:table-cell office:value-type="string">
            <text:p>D-78052 Villingen-Schwenningen</text:p>
          </table:table-cell>
          <table:table-cell office:value-type="string">
            <text:p>Halle 4, Stand E04, (8)</text:p>
          </table:table-cell>
        </table:table-row>
        <table:table-row table:style-name="ro1">
          <table:table-cell office:value-type="string">
            <text:p>Günzburger Steigtechnik</text:p>
          </table:table-cell>
          <table:table-cell office:value-type="string">
            <text:p>D-89312 Günzburg</text:p>
          </table:table-cell>
          <table:table-cell office:value-type="string">
            <text:p>Halle 5, Stand G33</text:p>
          </table:table-cell>
        </table:table-row>
        <table:table-row table:style-name="ro1">
          <table:table-cell office:value-type="string">
            <text:p>Gullyver</text:p>
          </table:table-cell>
          <table:table-cell office:value-type="string">
            <text:p>D-28199 Bremen</text:p>
          </table:table-cell>
          <table:table-cell office:value-type="string">
            <text:p>Halle 6, Stand D04</text:p>
          </table:table-cell>
        </table:table-row>
        <table:table-row table:style-name="ro1">
          <table:table-cell office:value-type="string">
            <text:p>Gummifabrik Lubeca</text:p>
          </table:table-cell>
          <table:table-cell office:value-type="string">
            <text:p>D-23948 Grundshagen</text:p>
          </table:table-cell>
          <table:table-cell office:value-type="string">
            <text:p>Halle 3, Stand E56</text:p>
          </table:table-cell>
        </table:table-row>
        <table:table-row table:style-name="ro1">
          <table:table-cell office:value-type="string">
            <text:p>Gummi-Jäger</text:p>
          </table:table-cell>
          <table:table-cell office:value-type="string">
            <text:p>D-30625 Hannover</text:p>
          </table:table-cell>
          <table:table-cell office:value-type="string">
            <text:p>Halle 5, Stand E16</text:p>
          </table:table-cell>
        </table:table-row>
        <table:table-row table:style-name="ro1">
          <table:table-cell office:value-type="string">
            <text:p>Gummiwerk KRAIBURG RELASTEC</text:p>
          </table:table-cell>
          <table:table-cell office:value-type="string">
            <text:p>D-29410 Salzwedel</text:p>
          </table:table-cell>
          <table:table-cell office:value-type="string">
            <text:p>Halle 4, Stand F34</text:p>
          </table:table-cell>
        </table:table-row>
        <table:table-row table:style-name="ro1">
          <table:table-cell office:value-type="string">
            <text:p>Guss-Ring</text:p>
          </table:table-cell>
          <table:table-cell office:value-type="string">
            <text:p>D-33649 Bielefeld</text:p>
          </table:table-cell>
          <table:table-cell office:value-type="string">
            <text:p>Halle 3, Stand A34</text:p>
          </table:table-cell>
        </table:table-row>
        <table:table-row table:style-name="ro1">
          <table:table-cell office:value-type="string">
            <text:p>Gustav Magenwirth</text:p>
          </table:table-cell>
          <table:table-cell office:value-type="string">
            <text:p>D-72574 Bad Urach</text:p>
          </table:table-cell>
          <table:table-cell office:value-type="string">
            <text:p>Halle 5, Stand B16</text:p>
          </table:table-cell>
        </table:table-row>
        <table:table-row table:style-name="ro1">
          <table:table-cell office:value-type="string">
            <text:p>G&amp;W Instruments</text:p>
          </table:table-cell>
          <table:table-cell office:value-type="string">
            <text:p>D-13355 Berlin</text:p>
          </table:table-cell>
          <table:table-cell office:value-type="string">
            <text:p>Halle 7, Stand A53</text:p>
          </table:table-cell>
        </table:table-row>
        <table:table-row table:style-name="ro1">
          <table:table-cell office:value-type="string">
            <text:p>GWE</text:p>
          </table:table-cell>
          <table:table-cell office:value-type="string">
            <text:p>D-79111 Freiburg</text:p>
          </table:table-cell>
          <table:table-cell office:value-type="string">
            <text:p>Halle 13, Stand C38</text:p>
          </table:table-cell>
        </table:table-row>
        <table:table-row table:style-name="ro1">
          <table:table-cell office:value-type="string">
            <text:p>GWJ Technology</text:p>
          </table:table-cell>
          <table:table-cell office:value-type="string">
            <text:p>D-38106 Braunschweig</text:p>
          </table:table-cell>
          <table:table-cell office:value-type="string">
            <text:p>Halle 16, Stand D22/1</text:p>
          </table:table-cell>
        </table:table-row>
        <table:table-row table:style-name="ro1">
          <table:table-cell office:value-type="string">
            <text:p>H + H High Voltage Technology</text:p>
          </table:table-cell>
          <table:table-cell office:value-type="string">
            <text:p>D-58640 Iserlohn</text:p>
          </table:table-cell>
          <table:table-cell office:value-type="string">
            <text:p>Halle 12, Stand F65</text:p>
          </table:table-cell>
        </table:table-row>
        <table:table-row table:style-name="ro1">
          <table:table-cell office:value-type="string">
            <text:p>HA Hessen Agentur</text:p>
          </table:table-cell>
          <table:table-cell office:value-type="string">
            <text:p>D-65189 Wiesbaden</text:p>
          </table:table-cell>
          <table:table-cell office:value-type="string">
            <text:p>Halle 2, Stand C45</text:p>
          </table:table-cell>
        </table:table-row>
        <table:table-row table:style-name="ro1">
          <table:table-cell office:value-type="string">
            <text:p>HA Hessen Agentur</text:p>
          </table:table-cell>
          <table:table-cell office:value-type="string">
            <text:p>D-65189 Wiesbaden</text:p>
          </table:table-cell>
          <table:table-cell office:value-type="string">
            <text:p>Halle 13, Stand E67/1</text:p>
          </table:table-cell>
        </table:table-row>
        <table:table-row table:style-name="ro1">
          <table:table-cell office:value-type="string">
            <text:p>HA Hessen Agentur</text:p>
          </table:table-cell>
          <table:table-cell office:value-type="string">
            <text:p>D-65189 Wiesbaden</text:p>
          </table:table-cell>
          <table:table-cell office:value-type="string">
            <text:p>Halle 15, Stand D46</text:p>
          </table:table-cell>
        </table:table-row>
        <table:table-row table:style-name="ro1">
          <table:table-cell office:value-type="string">
            <text:p>Haas, Carl</text:p>
          </table:table-cell>
          <table:table-cell office:value-type="string">
            <text:p>D-78713 Schramberg</text:p>
          </table:table-cell>
          <table:table-cell office:value-type="string">
            <text:p>Halle 4, Stand F12, (3)</text:p>
          </table:table-cell>
        </table:table-row>
        <table:table-row table:style-name="ro1">
          <table:table-cell office:value-type="string">
            <text:p>Haas Präzisionstechnik</text:p>
          </table:table-cell>
          <table:table-cell office:value-type="string">
            <text:p>D-78073 Bad Dürrheim</text:p>
          </table:table-cell>
          <table:table-cell office:value-type="string">
            <text:p>Halle 4, Stand D54</text:p>
          </table:table-cell>
        </table:table-row>
        <table:table-row table:style-name="ro1">
          <table:table-cell office:value-type="string">
            <text:p>Haase GFK-Technik</text:p>
          </table:table-cell>
          <table:table-cell office:value-type="string">
            <text:p>D-01900 Großröhrsdorf</text:p>
          </table:table-cell>
          <table:table-cell office:value-type="string">
            <text:p>Halle 6, Stand D28</text:p>
          </table:table-cell>
        </table:table-row>
        <table:table-row table:style-name="ro1">
          <table:table-cell office:value-type="string">
            <text:p>Ha-Beck</text:p>
          </table:table-cell>
          <table:table-cell office:value-type="string">
            <text:p>D-99848 Sättelstädt <text:s/>( Eisenach )</text:p>
          </table:table-cell>
          <table:table-cell office:value-type="string">
            <text:p>Halle 4, Stand A42</text:p>
          </table:table-cell>
        </table:table-row>
        <table:table-row table:style-name="ro1">
          <table:table-cell office:value-type="string">
            <text:p>HACA-Leitern L. Hasenbach</text:p>
          </table:table-cell>
          <table:table-cell office:value-type="string">
            <text:p>D-65520 Bad Camberg</text:p>
          </table:table-cell>
          <table:table-cell office:value-type="string">
            <text:p>Halle 5, Stand G46</text:p>
          </table:table-cell>
        </table:table-row>
        <table:table-row table:style-name="ro1">
          <table:table-cell office:value-type="string">
            <text:p>Hänel</text:p>
          </table:table-cell>
          <table:table-cell office:value-type="string">
            <text:p>D-74177 Bad Friedrichshall</text:p>
          </table:table-cell>
          <table:table-cell office:value-type="string">
            <text:p>Halle 17, Stand B75</text:p>
          </table:table-cell>
        </table:table-row>
        <table:table-row table:style-name="ro1">
          <table:table-cell office:value-type="string">
            <text:p>Hafner Stanz- und Umformtechnik</text:p>
          </table:table-cell>
          <table:table-cell office:value-type="string">
            <text:p>D-78669 Wellendingen</text:p>
          </table:table-cell>
          <table:table-cell office:value-type="string">
            <text:p>Halle 4, Stand E04, (7)</text:p>
          </table:table-cell>
        </table:table-row>
        <table:table-row table:style-name="ro1">
          <table:table-cell office:value-type="string">
            <text:p>Hahm, Werner</text:p>
          </table:table-cell>
          <table:table-cell office:value-type="string">
            <text:p>D-42109 Wuppertal</text:p>
          </table:table-cell>
          <table:table-cell office:value-type="string">
            <text:p>Halle 12, Stand E10</text:p>
          </table:table-cell>
        </table:table-row>
        <table:table-row table:style-name="ro1">
          <table:table-cell office:value-type="string">
            <text:p>Haldenwanger, W.</text:p>
          </table:table-cell>
          <table:table-cell office:value-type="string">
            <text:p>D-84478 Waldkraiburg</text:p>
          </table:table-cell>
          <table:table-cell office:value-type="string">
            <text:p>Halle 5, Stand E34</text:p>
          </table:table-cell>
        </table:table-row>
        <table:table-row table:style-name="ro1">
          <table:table-cell office:value-type="string">
            <text:p>HALO ENERGY</text:p>
          </table:table-cell>
          <table:table-cell office:value-type="string">
            <text:p>D-10243 Berlin</text:p>
          </table:table-cell>
          <table:table-cell office:value-type="string">
            <text:p>Halle 13, Stand E59</text:p>
          </table:table-cell>
        </table:table-row>
        <table:table-row table:style-name="ro1">
          <table:table-cell office:value-type="string">
            <text:p>halstrup-walcher</text:p>
          </table:table-cell>
          <table:table-cell office:value-type="string">
            <text:p>D-79199 Kirchzarten</text:p>
          </table:table-cell>
          <table:table-cell office:value-type="string">
            <text:p>Halle 8, Stand D10</text:p>
          </table:table-cell>
        </table:table-row>
        <table:table-row table:style-name="ro1">
          <table:table-cell office:value-type="string">
            <text:p>halstrup-walcher</text:p>
          </table:table-cell>
          <table:table-cell office:value-type="string">
            <text:p>D-79199 Kirchzarten</text:p>
          </table:table-cell>
          <table:table-cell office:value-type="string">
            <text:p>Halle 14, Stand G11</text:p>
          </table:table-cell>
        </table:table-row>
        <table:table-row table:style-name="ro1">
          <table:table-cell office:value-type="string">
            <text:p>Hamburger Hochbahn</text:p>
          </table:table-cell>
          <table:table-cell office:value-type="string">
            <text:p>D-20095 Hamburg</text:p>
          </table:table-cell>
          <table:table-cell office:value-type="string">
            <text:p>Halle 13, Stand E77/1</text:p>
          </table:table-cell>
        </table:table-row>
        <table:table-row table:style-name="ro1">
          <table:table-cell office:value-type="string">
            <text:p>Hamburger Hochschulen</text:p>
          </table:table-cell>
          <table:table-cell office:value-type="string">
            <text:p>D-21079 Hamburg</text:p>
          </table:table-cell>
          <table:table-cell office:value-type="string">
            <text:p>Halle 13, Stand E77/1</text:p>
          </table:table-cell>
        </table:table-row>
        <table:table-row table:style-name="ro1">
          <table:table-cell office:value-type="string">
            <text:p>Hamma, Armin</text:p>
          </table:table-cell>
          <table:table-cell office:value-type="string">
            <text:p>D-78532 Tuttlingen</text:p>
          </table:table-cell>
          <table:table-cell office:value-type="string">
            <text:p>Halle 2, Stand A02</text:p>
          </table:table-cell>
        </table:table-row>
        <table:table-row table:style-name="ro1">
          <table:table-cell office:value-type="string">
            <text:p>Hammerwerk Fridingen</text:p>
          </table:table-cell>
          <table:table-cell office:value-type="string">
            <text:p>D-78567 Fridingen</text:p>
          </table:table-cell>
          <table:table-cell office:value-type="string">
            <text:p>Halle 4, Stand E42</text:p>
          </table:table-cell>
        </table:table-row>
        <table:table-row table:style-name="ro1">
          <table:table-cell office:value-type="string">
            <text:p>Handtmann, Albert <text:s/>ELTEKA</text:p>
          </table:table-cell>
          <table:table-cell office:value-type="string">
            <text:p>D-86391 Stadtbergen</text:p>
          </table:table-cell>
          <table:table-cell office:value-type="string">
            <text:p>Halle 5, Stand B16</text:p>
          </table:table-cell>
        </table:table-row>
        <table:table-row table:style-name="ro1">
          <table:table-cell office:value-type="string">
            <text:p>Handwerkskammer Münster</text:p>
          </table:table-cell>
          <table:table-cell office:value-type="string">
            <text:p>D-48151 Münster</text:p>
          </table:table-cell>
          <table:table-cell office:value-type="string">
            <text:p>Halle 4, Stand B12, (12)</text:p>
          </table:table-cell>
        </table:table-row>
        <table:table-row table:style-name="ro1">
          <table:table-cell office:value-type="string">
            <text:p>HANNING &amp; KAHL</text:p>
          </table:table-cell>
          <table:table-cell office:value-type="string">
            <text:p>D-33813 Oerlinghausen</text:p>
          </table:table-cell>
          <table:table-cell office:value-type="string">
            <text:p>Halle 13, Stand A75</text:p>
          </table:table-cell>
        </table:table-row>
        <table:table-row table:style-name="ro1">
          <table:table-cell office:value-type="string">
            <text:p>HANNOVER Finanz Gruppe</text:p>
          </table:table-cell>
          <table:table-cell office:value-type="string">
            <text:p>D-30177 Hannover</text:p>
          </table:table-cell>
          <table:table-cell office:value-type="string">
            <text:p>Halle 2, Stand D16</text:p>
          </table:table-cell>
        </table:table-row>
        <table:table-row table:style-name="ro1">
          <table:table-cell office:value-type="string">
            <text:p>hannoverimpuls</text:p>
          </table:table-cell>
          <table:table-cell office:value-type="string">
            <text:p>D-30159 Hannover</text:p>
          </table:table-cell>
          <table:table-cell office:value-type="string">
            <text:p>Halle 14, Stand H36</text:p>
          </table:table-cell>
        </table:table-row>
        <table:table-row table:style-name="ro1">
          <table:table-cell office:value-type="string">
            <text:p>Hannover-Messe International</text:p>
          </table:table-cell>
          <table:table-cell office:value-type="string">
            <text:p>D-30521 Hannover</text:p>
          </table:table-cell>
          <table:table-cell office:value-type="string">
            <text:p>Halle 13, Stand B40</text:p>
          </table:table-cell>
        </table:table-row>
        <table:table-row table:style-name="ro1">
          <table:table-cell office:value-type="string">
            <text:p>Hannover-Messe International</text:p>
          </table:table-cell>
          <table:table-cell office:value-type="string">
            <text:p>D-30521 Hannover</text:p>
          </table:table-cell>
          <table:table-cell office:value-type="string">
            <text:p>Halle 13, Stand B44</text:p>
          </table:table-cell>
        </table:table-row>
        <table:table-row table:style-name="ro1">
          <table:table-cell office:value-type="string">
            <text:p>Hannover-Messe International</text:p>
          </table:table-cell>
          <table:table-cell office:value-type="string">
            <text:p>D-30521 Hannover</text:p>
          </table:table-cell>
          <table:table-cell office:value-type="string">
            <text:p>Halle 13, Stand B50</text:p>
          </table:table-cell>
        </table:table-row>
        <table:table-row table:style-name="ro1">
          <table:table-cell office:value-type="string">
            <text:p>Hannover-Messe International</text:p>
          </table:table-cell>
          <table:table-cell office:value-type="string">
            <text:p>D-30521 Hannover</text:p>
          </table:table-cell>
          <table:table-cell office:value-type="string">
            <text:p>Halle 13, Stand B54</text:p>
          </table:table-cell>
        </table:table-row>
        <table:table-row table:style-name="ro1">
          <table:table-cell office:value-type="string">
            <text:p>Hanser Verlag, Carl</text:p>
          </table:table-cell>
          <table:table-cell office:value-type="string">
            <text:p>D-81679 München</text:p>
          </table:table-cell>
          <table:table-cell office:value-type="string">
            <text:p>Halle 4, Stand C10</text:p>
          </table:table-cell>
        </table:table-row>
        <table:table-row table:style-name="ro1">
          <table:table-cell office:value-type="string">
            <text:p>Hantz + Partner</text:p>
          </table:table-cell>
          <table:table-cell office:value-type="string">
            <text:p>D-79194 Gundelfingen</text:p>
          </table:table-cell>
          <table:table-cell office:value-type="string">
            <text:p>Halle 7, Stand A53</text:p>
          </table:table-cell>
        </table:table-row>
        <table:table-row table:style-name="ro1">
          <table:table-cell office:value-type="string">
            <text:p>Harmonic Drive</text:p>
          </table:table-cell>
          <table:table-cell office:value-type="string">
            <text:p>D-65555 Limburg</text:p>
          </table:table-cell>
          <table:table-cell office:value-type="string">
            <text:p>Halle 14, Stand H48</text:p>
          </table:table-cell>
        </table:table-row>
        <table:table-row table:style-name="ro1">
          <table:table-cell office:value-type="string">
            <text:p>Harmonic Drive Polymer</text:p>
          </table:table-cell>
          <table:table-cell office:value-type="string">
            <text:p>D-96103 Hallstadt</text:p>
          </table:table-cell>
          <table:table-cell office:value-type="string">
            <text:p>Halle 14, Stand H48</text:p>
          </table:table-cell>
        </table:table-row>
        <table:table-row table:style-name="ro1">
          <table:table-cell office:value-type="string">
            <text:p>HaRo-Gruppe</text:p>
          </table:table-cell>
          <table:table-cell office:value-type="string">
            <text:p>D-59602 Rüthen</text:p>
          </table:table-cell>
          <table:table-cell office:value-type="string">
            <text:p>Halle 17, Stand C76</text:p>
          </table:table-cell>
        </table:table-row>
        <table:table-row table:style-name="ro1">
          <table:table-cell office:value-type="string">
            <text:p>hartec</text:p>
          </table:table-cell>
          <table:table-cell office:value-type="string">
            <text:p>D-72510 Stetten</text:p>
          </table:table-cell>
          <table:table-cell office:value-type="string">
            <text:p>Halle 5, Stand E37</text:p>
          </table:table-cell>
        </table:table-row>
        <table:table-row table:style-name="ro1">
          <table:table-cell office:value-type="string">
            <text:p>HARTING</text:p>
          </table:table-cell>
          <table:table-cell office:value-type="string">
            <text:p>D-32339 Espelkamp</text:p>
          </table:table-cell>
          <table:table-cell office:value-type="string">
            <text:p>Halle 17, Stand B40</text:p>
          </table:table-cell>
        </table:table-row>
        <table:table-row table:style-name="ro1">
          <table:table-cell office:value-type="string">
            <text:p>HARTING Deutschland</text:p>
          </table:table-cell>
          <table:table-cell office:value-type="string">
            <text:p>D-32423 Minden</text:p>
          </table:table-cell>
          <table:table-cell office:value-type="string">
            <text:p>Halle 9, Stand F13</text:p>
          </table:table-cell>
        </table:table-row>
        <table:table-row table:style-name="ro1">
          <table:table-cell office:value-type="string">
            <text:p>HARTING Deutschland</text:p>
          </table:table-cell>
          <table:table-cell office:value-type="string">
            <text:p>D-32423 Minden</text:p>
          </table:table-cell>
          <table:table-cell office:value-type="string">
            <text:p>Halle 11, Stand A41</text:p>
          </table:table-cell>
        </table:table-row>
        <table:table-row table:style-name="ro1">
          <table:table-cell office:value-type="string">
            <text:p>HARTING Deutschland</text:p>
          </table:table-cell>
          <table:table-cell office:value-type="string">
            <text:p>D-32423 Minden</text:p>
          </table:table-cell>
          <table:table-cell office:value-type="string">
            <text:p>Halle 11, Stand C13</text:p>
          </table:table-cell>
        </table:table-row>
        <table:table-row table:style-name="ro1">
          <table:table-cell office:value-type="string">
            <text:p>HARTING Electric</text:p>
          </table:table-cell>
          <table:table-cell office:value-type="string">
            <text:p>D-32339 Espelkamp</text:p>
          </table:table-cell>
          <table:table-cell office:value-type="string">
            <text:p>Halle 17, Stand B40</text:p>
          </table:table-cell>
        </table:table-row>
        <table:table-row table:style-name="ro1">
          <table:table-cell office:value-type="string">
            <text:p>Hartmetall-Werkzeugfabrik</text:p>
          </table:table-cell>
          <table:table-cell office:value-type="string">
            <text:p>D-88477 Schwendi</text:p>
          </table:table-cell>
          <table:table-cell office:value-type="string">
            <text:p>Halle 4, Stand F22</text:p>
          </table:table-cell>
        </table:table-row>
        <table:table-row table:style-name="ro1">
          <table:table-cell office:value-type="string">
            <text:p>Hase</text:p>
          </table:table-cell>
          <table:table-cell office:value-type="string">
            <text:p>D-54294 Trier</text:p>
          </table:table-cell>
          <table:table-cell office:value-type="string">
            <text:p>Halle 4, Stand G04</text:p>
          </table:table-cell>
        </table:table-row>
        <table:table-row table:style-name="ro1">
          <table:table-cell office:value-type="string">
            <text:p>HaWi-Tec</text:p>
          </table:table-cell>
          <table:table-cell office:value-type="string">
            <text:p>D-06188 Queis</text:p>
          </table:table-cell>
          <table:table-cell office:value-type="string">
            <text:p>Halle 4, Stand F34</text:p>
          </table:table-cell>
        </table:table-row>
        <table:table-row table:style-name="ro1">
          <table:table-cell office:value-type="string">
            <text:p>HAWK Hildesheim</text:p>
          </table:table-cell>
          <table:table-cell office:value-type="string">
            <text:p>D-37085 Göttingen</text:p>
          </table:table-cell>
          <table:table-cell office:value-type="string">
            <text:p>Halle 2, Stand A10</text:p>
          </table:table-cell>
        </table:table-row>
        <table:table-row table:style-name="ro1">
          <table:table-cell office:value-type="string">
            <text:p>Hays</text:p>
          </table:table-cell>
          <table:table-cell office:value-type="string">
            <text:p>D-68161 Mannheim</text:p>
          </table:table-cell>
          <table:table-cell office:value-type="string">
            <text:p>Halle 2, Stand D56/1</text:p>
          </table:table-cell>
        </table:table-row>
        <table:table-row table:style-name="ro1">
          <table:table-cell office:value-type="string">
            <text:p>HBC-radiomatic</text:p>
          </table:table-cell>
          <table:table-cell office:value-type="string">
            <text:p>D-74564 Crailsheim</text:p>
          </table:table-cell>
          <table:table-cell office:value-type="string">
            <text:p>Halle 9, Stand E18</text:p>
          </table:table-cell>
        </table:table-row>
        <table:table-row table:style-name="ro1">
          <table:table-cell office:value-type="string">
            <text:p>HCK Electronic</text:p>
          </table:table-cell>
          <table:table-cell office:value-type="string">
            <text:p>D-45326 Essen</text:p>
          </table:table-cell>
          <table:table-cell office:value-type="string">
            <text:p>Halle 12, Stand F53</text:p>
          </table:table-cell>
        </table:table-row>
        <table:table-row table:style-name="ro1">
          <table:table-cell office:value-type="string">
            <text:p>HCR <text:s/>Cremer, Heinrich</text:p>
          </table:table-cell>
          <table:table-cell office:value-type="string">
            <text:p>D-41199 Mönchengladbach</text:p>
          </table:table-cell>
          <table:table-cell office:value-type="string">
            <text:p>Halle 3, Stand B56</text:p>
          </table:table-cell>
        </table:table-row>
        <table:table-row table:style-name="ro1">
          <table:table-cell office:value-type="string">
            <text:p>HCV Data Management</text:p>
          </table:table-cell>
          <table:table-cell office:value-type="string">
            <text:p>D-65396 Walluf</text:p>
          </table:table-cell>
          <table:table-cell office:value-type="string">
            <text:p>Halle 15, Stand C06</text:p>
          </table:table-cell>
        </table:table-row>
        <table:table-row table:style-name="ro1">
          <table:table-cell office:value-type="string">
            <text:p>HE Hybrid-Electronic</text:p>
          </table:table-cell>
          <table:table-cell office:value-type="string">
            <text:p>D-90587 Veitsbronn</text:p>
          </table:table-cell>
          <table:table-cell office:value-type="string">
            <text:p>Halle 9, Stand H10</text:p>
          </table:table-cell>
        </table:table-row>
        <table:table-row table:style-name="ro1">
          <table:table-cell office:value-type="string">
            <text:p>HECKLER</text:p>
          </table:table-cell>
          <table:table-cell office:value-type="string">
            <text:p>D-75223 Niefern-Öschelbronn</text:p>
          </table:table-cell>
          <table:table-cell office:value-type="string">
            <text:p>Halle 4, Stand E34</text:p>
          </table:table-cell>
        </table:table-row>
        <table:table-row table:style-name="ro1">
          <table:table-cell office:value-type="string">
            <text:p>HEIBI-METALL BIRMANN</text:p>
          </table:table-cell>
          <table:table-cell office:value-type="string">
            <text:p>D-91626 Schopfloch</text:p>
          </table:table-cell>
          <table:table-cell office:value-type="string">
            <text:p>Halle 4, Stand B04</text:p>
          </table:table-cell>
        </table:table-row>
        <table:table-row table:style-name="ro1">
          <table:table-cell office:value-type="string">
            <text:p>HEICO Umformtechnik</text:p>
          </table:table-cell>
          <table:table-cell office:value-type="string">
            <text:p>D-59469 Ense</text:p>
          </table:table-cell>
          <table:table-cell office:value-type="string">
            <text:p>Halle 4, Stand E42</text:p>
          </table:table-cell>
        </table:table-row>
        <table:table-row table:style-name="ro1">
          <table:table-cell office:value-type="string">
            <text:p>HEIDENHAIN</text:p>
          </table:table-cell>
          <table:table-cell office:value-type="string">
            <text:p>D-83301 Traunreut</text:p>
          </table:table-cell>
          <table:table-cell office:value-type="string">
            <text:p>Halle 9, Stand G06</text:p>
          </table:table-cell>
        </table:table-row>
        <table:table-row table:style-name="ro1">
          <table:table-cell office:value-type="string">
            <text:p>Heinz Fischer</text:p>
          </table:table-cell>
          <table:table-cell office:value-type="string">
            <text:p>D-38678 Clausthal-Zellerfeld</text:p>
          </table:table-cell>
          <table:table-cell office:value-type="string">
            <text:p>Halle 13, Stand E52</text:p>
          </table:table-cell>
        </table:table-row>
        <table:table-row table:style-name="ro1">
          <table:table-cell office:value-type="string">
            <text:p>Heinz, H. Meßwiderstände</text:p>
          </table:table-cell>
          <table:table-cell office:value-type="string">
            <text:p>D-98716 Elgersburg</text:p>
          </table:table-cell>
          <table:table-cell office:value-type="string">
            <text:p>Halle 7, Stand A29</text:p>
          </table:table-cell>
        </table:table-row>
        <table:table-row table:style-name="ro1">
          <table:table-cell office:value-type="string">
            <text:p>Heinz Nixdorf Institute</text:p>
          </table:table-cell>
          <table:table-cell office:value-type="string">
            <text:p>D-33102 Paderborn</text:p>
          </table:table-cell>
          <table:table-cell office:value-type="string">
            <text:p>Halle 17, Stand D70</text:p>
          </table:table-cell>
        </table:table-row>
        <table:table-row table:style-name="ro1">
          <table:table-cell office:value-type="string">
            <text:p>Heise Zeitschriften Verlag</text:p>
          </table:table-cell>
          <table:table-cell office:value-type="string">
            <text:p>D-30625 Hannover</text:p>
          </table:table-cell>
          <table:table-cell office:value-type="string">
            <text:p>Halle 2, Stand C55/1</text:p>
          </table:table-cell>
        </table:table-row>
        <table:table-row table:style-name="ro1">
          <table:table-cell office:value-type="string">
            <text:p>Heisig, Peter</text:p>
          </table:table-cell>
          <table:table-cell office:value-type="string">
            <text:p>D-60596 Frankfurt</text:p>
          </table:table-cell>
          <table:table-cell office:value-type="string">
            <text:p>Halle 4, Stand C10</text:p>
          </table:table-cell>
        </table:table-row>
        <table:table-row table:style-name="ro1">
          <table:table-cell office:value-type="string">
            <text:p>HEITEC</text:p>
          </table:table-cell>
          <table:table-cell office:value-type="string">
            <text:p>D-12681 Berlin</text:p>
          </table:table-cell>
          <table:table-cell office:value-type="string">
            <text:p>Halle 9, Stand A72</text:p>
          </table:table-cell>
        </table:table-row>
        <table:table-row table:style-name="ro1">
          <table:table-cell office:value-type="string">
            <text:p>HEITEC</text:p>
          </table:table-cell>
          <table:table-cell office:value-type="string">
            <text:p>D-91052 Erlangen</text:p>
          </table:table-cell>
          <table:table-cell office:value-type="string">
            <text:p>Halle 16, Stand C16</text:p>
          </table:table-cell>
        </table:table-row>
        <table:table-row table:style-name="ro1">
          <table:table-cell office:value-type="string">
            <text:p>HEITRONICS Infrarot Messtechnik</text:p>
          </table:table-cell>
          <table:table-cell office:value-type="string">
            <text:p>D-65205 Wiesbaden</text:p>
          </table:table-cell>
          <table:table-cell office:value-type="string">
            <text:p>Halle 8, Stand G25</text:p>
          </table:table-cell>
        </table:table-row>
        <table:table-row table:style-name="ro1">
          <table:table-cell office:value-type="string">
            <text:p>Hella</text:p>
          </table:table-cell>
          <table:table-cell office:value-type="string">
            <text:p>D-59552 Lippstadt</text:p>
          </table:table-cell>
          <table:table-cell office:value-type="string">
            <text:p>Halle 2, Stand D46/2</text:p>
          </table:table-cell>
        </table:table-row>
        <table:table-row table:style-name="ro1">
          <table:table-cell office:value-type="string">
            <text:p>Helmholz, Systeme</text:p>
          </table:table-cell>
          <table:table-cell office:value-type="string">
            <text:p>D-91085 Weisendorf</text:p>
          </table:table-cell>
          <table:table-cell office:value-type="string">
            <text:p>Halle 9, Stand C31</text:p>
          </table:table-cell>
        </table:table-row>
        <table:table-row table:style-name="ro1">
          <table:table-cell office:value-type="string">
            <text:p>Helmke, J.</text:p>
          </table:table-cell>
          <table:table-cell office:value-type="string">
            <text:p>D-30519 Hannover</text:p>
          </table:table-cell>
          <table:table-cell office:value-type="string">
            <text:p>Halle 14, Stand G09</text:p>
          </table:table-cell>
        </table:table-row>
        <table:table-row table:style-name="ro1">
          <table:table-cell office:value-type="string">
            <text:p>Helmke Orbis</text:p>
          </table:table-cell>
          <table:table-cell office:value-type="string">
            <text:p>D-30519 Hannover</text:p>
          </table:table-cell>
          <table:table-cell office:value-type="string">
            <text:p>Halle 14, Stand G09</text:p>
          </table:table-cell>
        </table:table-row>
        <table:table-row table:style-name="ro1">
          <table:table-cell office:value-type="string">
            <text:p>Helmut Mauell</text:p>
          </table:table-cell>
          <table:table-cell office:value-type="string">
            <text:p>D-42553 Velbert</text:p>
          </table:table-cell>
          <table:table-cell office:value-type="string">
            <text:p>Halle 13, Stand B20</text:p>
          </table:table-cell>
        </table:table-row>
        <table:table-row table:style-name="ro1">
          <table:table-cell office:value-type="string">
            <text:p>HELUKABEL</text:p>
          </table:table-cell>
          <table:table-cell office:value-type="string">
            <text:p>D-71282 Hemmingen</text:p>
          </table:table-cell>
          <table:table-cell office:value-type="string">
            <text:p>Halle 11, Stand E41</text:p>
          </table:table-cell>
        </table:table-row>
        <table:table-row table:style-name="ro1">
          <table:table-cell office:value-type="string">
            <text:p>HELUKABEL</text:p>
          </table:table-cell>
          <table:table-cell office:value-type="string">
            <text:p>D-71282 Hemmingen</text:p>
          </table:table-cell>
          <table:table-cell office:value-type="string">
            <text:p>Halle 12, Stand D20</text:p>
          </table:table-cell>
        </table:table-row>
        <table:table-row table:style-name="ro1">
          <table:table-cell office:value-type="string">
            <text:p>Henjes Metall- und Anlagenbau</text:p>
          </table:table-cell>
          <table:table-cell office:value-type="string">
            <text:p>D-30826 Garbsen</text:p>
          </table:table-cell>
          <table:table-cell office:value-type="string">
            <text:p>Halle 7, Stand A30</text:p>
          </table:table-cell>
        </table:table-row>
        <table:table-row table:style-name="ro1">
          <table:table-cell office:value-type="string">
            <text:p>Henkel Beiz- und Elektropoliertechnik</text:p>
          </table:table-cell>
          <table:table-cell office:value-type="string">
            <text:p>D-19306 Neustadt-Glewe</text:p>
          </table:table-cell>
          <table:table-cell office:value-type="string">
            <text:p>Halle 3, Stand E56</text:p>
          </table:table-cell>
        </table:table-row>
        <table:table-row table:style-name="ro1">
          <table:table-cell office:value-type="string">
            <text:p>Henrich Publikationen</text:p>
          </table:table-cell>
          <table:table-cell office:value-type="string">
            <text:p>D-82205 Gilching</text:p>
          </table:table-cell>
          <table:table-cell office:value-type="string">
            <text:p>Halle 11, Stand D16</text:p>
          </table:table-cell>
        </table:table-row>
        <table:table-row table:style-name="ro1">
          <table:table-cell office:value-type="string">
            <text:p>hera Laborsysteme</text:p>
          </table:table-cell>
          <table:table-cell office:value-type="string">
            <text:p>D-74572 Blaufelden</text:p>
          </table:table-cell>
          <table:table-cell office:value-type="string">
            <text:p>Halle 12, Stand D58</text:p>
          </table:table-cell>
        </table:table-row>
        <table:table-row table:style-name="ro1">
          <table:table-cell office:value-type="string">
            <text:p>Herbst Wärmetechnik</text:p>
          </table:table-cell>
          <table:table-cell office:value-type="string">
            <text:p>D-01833 Dürrröhrsdorf-Dittersbach</text:p>
          </table:table-cell>
          <table:table-cell office:value-type="string">
            <text:p>Halle 5, Stand E34</text:p>
          </table:table-cell>
        </table:table-row>
        <table:table-row table:style-name="ro1">
          <table:table-cell office:value-type="string">
            <text:p>Hermes Technologie</text:p>
          </table:table-cell>
          <table:table-cell office:value-type="string">
            <text:p>D-58239 Schwerte</text:p>
          </table:table-cell>
          <table:table-cell office:value-type="string">
            <text:p>Halle 6, Stand D04</text:p>
          </table:table-cell>
        </table:table-row>
        <table:table-row table:style-name="ro1">
          <table:table-cell office:value-type="string">
            <text:p>Hermsdorfer Institut für Techn. Keramik</text:p>
          </table:table-cell>
          <table:table-cell office:value-type="string">
            <text:p>D-07629 Hermsdorf</text:p>
          </table:table-cell>
          <table:table-cell office:value-type="string">
            <text:p>Halle 4, Stand A42</text:p>
          </table:table-cell>
        </table:table-row>
        <table:table-row table:style-name="ro1">
          <table:table-cell office:value-type="string">
            <text:p>Herpertz Präzision</text:p>
          </table:table-cell>
          <table:table-cell office:value-type="string">
            <text:p>D-52353 Düren</text:p>
          </table:table-cell>
          <table:table-cell office:value-type="string">
            <text:p>Halle 4, Stand A16</text:p>
          </table:table-cell>
        </table:table-row>
        <table:table-row table:style-name="ro1">
          <table:table-cell office:value-type="string">
            <text:p>Herrenknecht</text:p>
          </table:table-cell>
          <table:table-cell office:value-type="string">
            <text:p>D-77963 Schwanau</text:p>
          </table:table-cell>
          <table:table-cell office:value-type="string">
            <text:p>Halle 6, Stand C37</text:p>
          </table:table-cell>
        </table:table-row>
        <table:table-row table:style-name="ro1">
          <table:table-cell office:value-type="string">
            <text:p>Herrenknecht</text:p>
          </table:table-cell>
          <table:table-cell office:value-type="string">
            <text:p>D-77963 Schwanau</text:p>
          </table:table-cell>
          <table:table-cell office:value-type="string">
            <text:p>Freigelände Pipeline Park, Südseite CC Pipeline Park Southside CC Pipeline Parc, Stand M33</text:p>
          </table:table-cell>
        </table:table-row>
        <table:table-row table:style-name="ro1">
          <table:table-cell office:value-type="string">
            <text:p>HETRONIC Steuersysteme</text:p>
          </table:table-cell>
          <table:table-cell office:value-type="string">
            <text:p>D-84085 Langquaid</text:p>
          </table:table-cell>
          <table:table-cell office:value-type="string">
            <text:p>Halle 9, Stand H67</text:p>
          </table:table-cell>
        </table:table-row>
        <table:table-row table:style-name="ro1">
          <table:table-cell office:value-type="string">
            <text:p>Hew-Kabel/CDT Heinz Ellentropp</text:p>
          </table:table-cell>
          <table:table-cell office:value-type="string">
            <text:p>D-51688 Wipperfürth</text:p>
          </table:table-cell>
          <table:table-cell office:value-type="string">
            <text:p>Halle 7, Stand E14</text:p>
          </table:table-cell>
        </table:table-row>
        <table:table-row table:style-name="ro1">
          <table:table-cell office:value-type="string">
            <text:p>Hexion Specialty Chemicals</text:p>
          </table:table-cell>
          <table:table-cell office:value-type="string">
            <text:p>D-58642 Iserlohn-Lethmathe</text:p>
          </table:table-cell>
          <table:table-cell office:value-type="string">
            <text:p>Halle 5, Stand B16</text:p>
          </table:table-cell>
        </table:table-row>
        <table:table-row table:style-name="ro1">
          <table:table-cell office:value-type="string">
            <text:p>Heylo Industrietechnik</text:p>
          </table:table-cell>
          <table:table-cell office:value-type="string">
            <text:p>D-14793 Ziesar</text:p>
          </table:table-cell>
          <table:table-cell office:value-type="string">
            <text:p>Halle 4, Stand B34</text:p>
          </table:table-cell>
        </table:table-row>
        <table:table-row table:style-name="ro1">
          <table:table-cell office:value-type="string">
            <text:p>hhp Home Health Products</text:p>
          </table:table-cell>
          <table:table-cell office:value-type="string">
            <text:p>D-76133 Karlsruhe</text:p>
          </table:table-cell>
          <table:table-cell office:value-type="string">
            <text:p>Halle 6, Stand D36</text:p>
          </table:table-cell>
        </table:table-row>
        <table:table-row table:style-name="ro1">
          <table:table-cell office:value-type="string">
            <text:p>H.I.A.T.</text:p>
          </table:table-cell>
          <table:table-cell office:value-type="string">
            <text:p>D-19061 Schwerin</text:p>
          </table:table-cell>
          <table:table-cell office:value-type="string">
            <text:p>Halle 13, Stand F64/2</text:p>
          </table:table-cell>
        </table:table-row>
        <table:table-row table:style-name="ro1">
          <table:table-cell office:value-type="string">
            <text:p>Hilscher</text:p>
          </table:table-cell>
          <table:table-cell office:value-type="string">
            <text:p>D-65795 Hattersheim</text:p>
          </table:table-cell>
          <table:table-cell office:value-type="string">
            <text:p>Halle 2, Stand E27</text:p>
          </table:table-cell>
        </table:table-row>
        <table:table-row table:style-name="ro1">
          <table:table-cell office:value-type="string">
            <text:p>Hilscher</text:p>
          </table:table-cell>
          <table:table-cell office:value-type="string">
            <text:p>D-65795 Hattersheim</text:p>
          </table:table-cell>
          <table:table-cell office:value-type="string">
            <text:p>Halle 9, Stand A43</text:p>
          </table:table-cell>
        </table:table-row>
        <table:table-row table:style-name="ro1">
          <table:table-cell office:value-type="string">
            <text:p>Hilscher</text:p>
          </table:table-cell>
          <table:table-cell office:value-type="string">
            <text:p>D-65795 Hattersheim</text:p>
          </table:table-cell>
          <table:table-cell office:value-type="string">
            <text:p>Halle 9, Stand F13</text:p>
          </table:table-cell>
        </table:table-row>
        <table:table-row table:style-name="ro1">
          <table:table-cell office:value-type="string">
            <text:p>Hilscher</text:p>
          </table:table-cell>
          <table:table-cell office:value-type="string">
            <text:p>D-65795 Hattersheim</text:p>
          </table:table-cell>
          <table:table-cell office:value-type="string">
            <text:p>Halle 11, Stand A41</text:p>
          </table:table-cell>
        </table:table-row>
        <table:table-row table:style-name="ro1">
          <table:table-cell office:value-type="string">
            <text:p>Hilscher</text:p>
          </table:table-cell>
          <table:table-cell office:value-type="string">
            <text:p>D-65795 Hattersheim</text:p>
          </table:table-cell>
          <table:table-cell office:value-type="string">
            <text:p>Halle 11, Stand B68</text:p>
          </table:table-cell>
        </table:table-row>
        <table:table-row table:style-name="ro1">
          <table:table-cell office:value-type="string">
            <text:p>Hilscher SOC Technology</text:p>
          </table:table-cell>
          <table:table-cell office:value-type="string">
            <text:p>D-10587 Berlin</text:p>
          </table:table-cell>
          <table:table-cell office:value-type="string">
            <text:p>Halle 11, Stand B68</text:p>
          </table:table-cell>
        </table:table-row>
        <table:table-row table:style-name="ro1">
          <table:table-cell office:value-type="string">
            <text:p>HIMA Paul Hildebrandt</text:p>
          </table:table-cell>
          <table:table-cell office:value-type="string">
            <text:p>D-68782 Brühl</text:p>
          </table:table-cell>
          <table:table-cell office:value-type="string">
            <text:p>Halle 9, Stand A68</text:p>
          </table:table-cell>
        </table:table-row>
        <table:table-row table:style-name="ro1">
          <table:table-cell office:value-type="string">
            <text:p>HIMA Paul Hildebrandt</text:p>
          </table:table-cell>
          <table:table-cell office:value-type="string">
            <text:p>D-68782 Brühl</text:p>
          </table:table-cell>
          <table:table-cell office:value-type="string">
            <text:p>Halle 11, Stand E41</text:p>
          </table:table-cell>
        </table:table-row>
        <table:table-row table:style-name="ro1">
          <table:table-cell office:value-type="string">
            <text:p>HIPO</text:p>
          </table:table-cell>
          <table:table-cell office:value-type="string">
            <text:p>D-35394 Gießen</text:p>
          </table:table-cell>
          <table:table-cell office:value-type="string">
            <text:p>Halle 2, Stand C45</text:p>
          </table:table-cell>
        </table:table-row>
        <table:table-row table:style-name="ro1">
          <table:table-cell office:value-type="string">
            <text:p>Hippe, Erhard</text:p>
          </table:table-cell>
          <table:table-cell office:value-type="string">
            <text:p>D-31135 Hildesheim</text:p>
          </table:table-cell>
          <table:table-cell office:value-type="string">
            <text:p>Halle 5, Stand D13</text:p>
          </table:table-cell>
        </table:table-row>
        <table:table-row table:style-name="ro1">
          <table:table-cell office:value-type="string">
            <text:p>Hirn Verzahnungen und Softwarehaus</text:p>
          </table:table-cell>
          <table:table-cell office:value-type="string">
            <text:p>D-72147 Nehren</text:p>
          </table:table-cell>
          <table:table-cell office:value-type="string">
            <text:p>Halle 16, Stand B22</text:p>
          </table:table-cell>
        </table:table-row>
        <table:table-row table:style-name="ro1">
          <table:table-cell office:value-type="string">
            <text:p>Hirschmann Automation and Control</text:p>
          </table:table-cell>
          <table:table-cell office:value-type="string">
            <text:p>D-72654 Neckartenzlingen</text:p>
          </table:table-cell>
          <table:table-cell office:value-type="string">
            <text:p>Halle 7, Stand A43</text:p>
          </table:table-cell>
        </table:table-row>
        <table:table-row table:style-name="ro1">
          <table:table-cell office:value-type="string">
            <text:p>Hirschmann Automation and Control</text:p>
          </table:table-cell>
          <table:table-cell office:value-type="string">
            <text:p>D-72654 Neckartenzlingen</text:p>
          </table:table-cell>
          <table:table-cell office:value-type="string">
            <text:p>Halle 9, Stand F28</text:p>
          </table:table-cell>
        </table:table-row>
        <table:table-row table:style-name="ro1">
          <table:table-cell office:value-type="string">
            <text:p>Hirschmann Automation and Control</text:p>
          </table:table-cell>
          <table:table-cell office:value-type="string">
            <text:p>D-72654 Neckartenzlingen</text:p>
          </table:table-cell>
          <table:table-cell office:value-type="string">
            <text:p>Halle 13, Stand B40/1</text:p>
          </table:table-cell>
        </table:table-row>
        <table:table-row table:style-name="ro1">
          <table:table-cell office:value-type="string">
            <text:p>Hirschvogel Umformtechnik</text:p>
          </table:table-cell>
          <table:table-cell office:value-type="string">
            <text:p>D-86920 Denklingen</text:p>
          </table:table-cell>
          <table:table-cell office:value-type="string">
            <text:p>Halle 4, Stand E42</text:p>
          </table:table-cell>
        </table:table-row>
        <table:table-row table:style-name="ro1">
          <table:table-cell office:value-type="string">
            <text:p>Hiwin</text:p>
          </table:table-cell>
          <table:table-cell office:value-type="string">
            <text:p>D-77654 Offenburg</text:p>
          </table:table-cell>
          <table:table-cell office:value-type="string">
            <text:p>Halle 17, Stand E02</text:p>
          </table:table-cell>
        </table:table-row>
        <table:table-row table:style-name="ro1">
          <table:table-cell office:value-type="string">
            <text:p>HMF</text:p>
          </table:table-cell>
          <table:table-cell office:value-type="string">
            <text:p>D-87452 Altusried</text:p>
          </table:table-cell>
          <table:table-cell office:value-type="string">
            <text:p>Halle 15, Stand D36</text:p>
          </table:table-cell>
        </table:table-row>
        <table:table-row table:style-name="ro1">
          <table:table-cell office:value-type="string">
            <text:p>HMS Industrial Networks</text:p>
          </table:table-cell>
          <table:table-cell office:value-type="string">
            <text:p>D-76131 Karlsruhe</text:p>
          </table:table-cell>
          <table:table-cell office:value-type="string">
            <text:p>Halle 11, Stand A41</text:p>
          </table:table-cell>
        </table:table-row>
        <table:table-row table:style-name="ro1">
          <table:table-cell office:value-type="string">
            <text:p>HOBAS ROHRE</text:p>
          </table:table-cell>
          <table:table-cell office:value-type="string">
            <text:p>D-17034 Neubrandenburg</text:p>
          </table:table-cell>
          <table:table-cell office:value-type="string">
            <text:p>Halle 6, Stand D04</text:p>
          </table:table-cell>
        </table:table-row>
        <table:table-row table:style-name="ro1">
          <table:table-cell office:value-type="string">
            <text:p>Hochschule Anhalt (FH)</text:p>
          </table:table-cell>
          <table:table-cell office:value-type="string">
            <text:p>D-06366 Köthen</text:p>
          </table:table-cell>
          <table:table-cell office:value-type="string">
            <text:p>Halle 2, Stand C39</text:p>
          </table:table-cell>
        </table:table-row>
        <table:table-row table:style-name="ro1">
          <table:table-cell office:value-type="string">
            <text:p>Hochschule Bremen</text:p>
          </table:table-cell>
          <table:table-cell office:value-type="string">
            <text:p>D-28199 Bremen</text:p>
          </table:table-cell>
          <table:table-cell office:value-type="string">
            <text:p>Halle 2, Stand C52</text:p>
          </table:table-cell>
        </table:table-row>
        <table:table-row table:style-name="ro1">
          <table:table-cell office:value-type="string">
            <text:p>Hochschule Darmstadt</text:p>
          </table:table-cell>
          <table:table-cell office:value-type="string">
            <text:p>D-64295 Darmstadt</text:p>
          </table:table-cell>
          <table:table-cell office:value-type="string">
            <text:p>Halle 2, Stand C45</text:p>
          </table:table-cell>
        </table:table-row>
        <table:table-row table:style-name="ro1">
          <table:table-cell office:value-type="string">
            <text:p>Hochschule für Gestaltung Offenbach</text:p>
          </table:table-cell>
          <table:table-cell office:value-type="string">
            <text:p>D-63065 Offenbach</text:p>
          </table:table-cell>
          <table:table-cell office:value-type="string">
            <text:p>Halle 2, Stand C45</text:p>
          </table:table-cell>
        </table:table-row>
        <table:table-row table:style-name="ro1">
          <table:table-cell office:value-type="string">
            <text:p>Hochschule für Kunst und Design</text:p>
          </table:table-cell>
          <table:table-cell office:value-type="string">
            <text:p>D-06108 Halle</text:p>
          </table:table-cell>
          <table:table-cell office:value-type="string">
            <text:p>Halle 13, Stand H77/5</text:p>
          </table:table-cell>
        </table:table-row>
        <table:table-row table:style-name="ro1">
          <table:table-cell office:value-type="string">
            <text:p>Hochschule Magdeburg-Stendal</text:p>
          </table:table-cell>
          <table:table-cell office:value-type="string">
            <text:p>D-39114 Magdeburg</text:p>
          </table:table-cell>
          <table:table-cell office:value-type="string">
            <text:p>Halle 2, Stand C39</text:p>
          </table:table-cell>
        </table:table-row>
        <table:table-row table:style-name="ro1">
          <table:table-cell office:value-type="string">
            <text:p>Hochschule Magdeburg-Stendal</text:p>
          </table:table-cell>
          <table:table-cell office:value-type="string">
            <text:p>D-39114 Magdeburg</text:p>
          </table:table-cell>
          <table:table-cell office:value-type="string">
            <text:p>Halle 2, Stand C52</text:p>
          </table:table-cell>
        </table:table-row>
        <table:table-row table:style-name="ro1">
          <table:table-cell office:value-type="string">
            <text:p>Hochschule Mittweida (FH)</text:p>
          </table:table-cell>
          <table:table-cell office:value-type="string">
            <text:p>D-09648 Mittweida</text:p>
          </table:table-cell>
          <table:table-cell office:value-type="string">
            <text:p>Halle 2, Stand C39</text:p>
          </table:table-cell>
        </table:table-row>
        <table:table-row table:style-name="ro1">
          <table:table-cell office:value-type="string">
            <text:p>Hochschule Niederrhein</text:p>
          </table:table-cell>
          <table:table-cell office:value-type="string">
            <text:p>D-47805 Krefeld</text:p>
          </table:table-cell>
          <table:table-cell office:value-type="string">
            <text:p>Halle 2, Stand C36</text:p>
          </table:table-cell>
        </table:table-row>
        <table:table-row table:style-name="ro1">
          <table:table-cell office:value-type="string">
            <text:p>Hochschule Niederrhein</text:p>
          </table:table-cell>
          <table:table-cell office:value-type="string">
            <text:p>D-47805 Krefeld</text:p>
          </table:table-cell>
          <table:table-cell office:value-type="string">
            <text:p>Halle 3, Stand B56</text:p>
          </table:table-cell>
        </table:table-row>
        <table:table-row table:style-name="ro1">
          <table:table-cell office:value-type="string">
            <text:p>Hochschule Offenburg</text:p>
          </table:table-cell>
          <table:table-cell office:value-type="string">
            <text:p>D-77652 Offenburg</text:p>
          </table:table-cell>
          <table:table-cell office:value-type="string">
            <text:p>Halle 2, Stand C19</text:p>
          </table:table-cell>
        </table:table-row>
        <table:table-row table:style-name="ro1">
          <table:table-cell office:value-type="string">
            <text:p>Hochschule Pforzheim</text:p>
          </table:table-cell>
          <table:table-cell office:value-type="string">
            <text:p>D-75175 Pforzheim</text:p>
          </table:table-cell>
          <table:table-cell office:value-type="string">
            <text:p>Halle 2, Stand C19</text:p>
          </table:table-cell>
        </table:table-row>
        <table:table-row table:style-name="ro1">
          <table:table-cell office:value-type="string">
            <text:p>Hochschule Wismar</text:p>
          </table:table-cell>
          <table:table-cell office:value-type="string">
            <text:p>D-23952 Wismar</text:p>
          </table:table-cell>
          <table:table-cell office:value-type="string">
            <text:p>Halle 2, Stand C39</text:p>
          </table:table-cell>
        </table:table-row>
        <table:table-row table:style-name="ro1">
          <table:table-cell office:value-type="string">
            <text:p>HOCHTIEF Facility Management</text:p>
          </table:table-cell>
          <table:table-cell office:value-type="string">
            <text:p>D-45133 Essen</text:p>
          </table:table-cell>
          <table:table-cell office:value-type="string">
            <text:p>Halle 5, Stand A16</text:p>
          </table:table-cell>
        </table:table-row>
        <table:table-row table:style-name="ro1">
          <table:table-cell office:value-type="string">
            <text:p>HOCHTIEF Facility Management</text:p>
          </table:table-cell>
          <table:table-cell office:value-type="string">
            <text:p>D-45133 Essen</text:p>
          </table:table-cell>
          <table:table-cell office:value-type="string">
            <text:p>Halle 13, Stand E32</text:p>
          </table:table-cell>
        </table:table-row>
        <table:table-row table:style-name="ro1">
          <table:table-cell office:value-type="string">
            <text:p>Hock Sachsen</text:p>
          </table:table-cell>
          <table:table-cell office:value-type="string">
            <text:p>D-08344 Grünhain-Beierfeld</text:p>
          </table:table-cell>
          <table:table-cell office:value-type="string">
            <text:p>Halle 4, Stand G34, (27)</text:p>
          </table:table-cell>
        </table:table-row>
        <table:table-row table:style-name="ro1">
          <table:table-cell office:value-type="string">
            <text:p>Höft &amp; Wessel</text:p>
          </table:table-cell>
          <table:table-cell office:value-type="string">
            <text:p>D-30659 Hannover</text:p>
          </table:table-cell>
          <table:table-cell office:value-type="string">
            <text:p>Halle 7, Stand D45</text:p>
          </table:table-cell>
        </table:table-row>
        <table:table-row table:style-name="ro1">
          <table:table-cell office:value-type="string">
            <text:p>Höner, Heinrich</text:p>
          </table:table-cell>
          <table:table-cell office:value-type="string">
            <text:p>D-59302 Oelde</text:p>
          </table:table-cell>
          <table:table-cell office:value-type="string">
            <text:p>Halle 4, Stand B12, (16)</text:p>
          </table:table-cell>
        </table:table-row>
        <table:table-row table:style-name="ro1">
          <table:table-cell office:value-type="string">
            <text:p>HÖRNLEIN UMFORMTECHNIK</text:p>
          </table:table-cell>
          <table:table-cell office:value-type="string">
            <text:p>D-73525 Schwäbisch Gmünd</text:p>
          </table:table-cell>
          <table:table-cell office:value-type="string">
            <text:p>Halle 4, Stand B33</text:p>
          </table:table-cell>
        </table:table-row>
        <table:table-row table:style-name="ro1">
          <table:table-cell office:value-type="string">
            <text:p>HÖRTIG rohrpost</text:p>
          </table:table-cell>
          <table:table-cell office:value-type="string">
            <text:p>D-95448 Bayreuth</text:p>
          </table:table-cell>
          <table:table-cell office:value-type="string">
            <text:p>Halle 17, Stand A79</text:p>
          </table:table-cell>
        </table:table-row>
        <table:table-row table:style-name="ro1">
          <table:table-cell office:value-type="string">
            <text:p>HOHENSTEIN</text:p>
          </table:table-cell>
          <table:table-cell office:value-type="string">
            <text:p>D-09337 Hohenstein-Ernstthal</text:p>
          </table:table-cell>
          <table:table-cell office:value-type="string">
            <text:p>Halle 15, Stand E23</text:p>
          </table:table-cell>
        </table:table-row>
        <table:table-row table:style-name="ro1">
          <table:table-cell office:value-type="string">
            <text:p>Hohner Elektrotechnik</text:p>
          </table:table-cell>
          <table:table-cell office:value-type="string">
            <text:p>D-59368 Werne</text:p>
          </table:table-cell>
          <table:table-cell office:value-type="string">
            <text:p>Halle 8, Stand E21</text:p>
          </table:table-cell>
        </table:table-row>
        <table:table-row table:style-name="ro1">
          <table:table-cell office:value-type="string">
            <text:p>Honda R &amp; D Europe</text:p>
          </table:table-cell>
          <table:table-cell office:value-type="string">
            <text:p>D-63073 Offenbach</text:p>
          </table:table-cell>
          <table:table-cell office:value-type="string">
            <text:p>Halle 13, Stand E71/3</text:p>
          </table:table-cell>
        </table:table-row>
        <table:table-row table:style-name="ro1">
          <table:table-cell office:value-type="string">
            <text:p>Honeywell</text:p>
          </table:table-cell>
          <table:table-cell office:value-type="string">
            <text:p>D-63067 Offenbach</text:p>
          </table:table-cell>
          <table:table-cell office:value-type="string">
            <text:p>Halle 7, Stand A40</text:p>
          </table:table-cell>
        </table:table-row>
        <table:table-row table:style-name="ro1">
          <table:table-cell office:value-type="string">
            <text:p>Honeywell</text:p>
          </table:table-cell>
          <table:table-cell office:value-type="string">
            <text:p>D-80807 München</text:p>
          </table:table-cell>
          <table:table-cell office:value-type="string">
            <text:p>Halle 9, Stand A43</text:p>
          </table:table-cell>
        </table:table-row>
        <table:table-row table:style-name="ro1">
          <table:table-cell office:value-type="string">
            <text:p>Honsberg</text:p>
          </table:table-cell>
          <table:table-cell office:value-type="string">
            <text:p>D-42897 Remscheid</text:p>
          </table:table-cell>
          <table:table-cell office:value-type="string">
            <text:p>Halle 9, Stand A09</text:p>
          </table:table-cell>
        </table:table-row>
        <table:table-row table:style-name="ro1">
          <table:table-cell office:value-type="string">
            <text:p>HOPPECKE Batterien</text:p>
          </table:table-cell>
          <table:table-cell office:value-type="string">
            <text:p>D-59929 Brilon-Hoppecke</text:p>
          </table:table-cell>
          <table:table-cell office:value-type="string">
            <text:p>Halle 13, Stand A31</text:p>
          </table:table-cell>
        </table:table-row>
        <table:table-row table:style-name="ro1">
          <table:table-cell office:value-type="string">
            <text:p>HOPPECKE Batterien</text:p>
          </table:table-cell>
          <table:table-cell office:value-type="string">
            <text:p>D-59929 Brilon</text:p>
          </table:table-cell>
          <table:table-cell office:value-type="string">
            <text:p>Halle 13, Stand C50</text:p>
          </table:table-cell>
        </table:table-row>
        <table:table-row table:style-name="ro1">
          <table:table-cell office:value-type="string">
            <text:p>Hoppenstedt</text:p>
          </table:table-cell>
          <table:table-cell office:value-type="string">
            <text:p>D-64295 Darmstadt</text:p>
          </table:table-cell>
          <table:table-cell office:value-type="string">
            <text:p>Halle 17, Stand E07</text:p>
          </table:table-cell>
        </table:table-row>
        <table:table-row table:style-name="ro1">
          <table:table-cell office:value-type="string">
            <text:p>Horstmann</text:p>
          </table:table-cell>
          <table:table-cell office:value-type="string">
            <text:p>D-42579 Heiligenhaus</text:p>
          </table:table-cell>
          <table:table-cell office:value-type="string">
            <text:p>Halle 12, Stand B58</text:p>
          </table:table-cell>
        </table:table-row>
        <table:table-row table:style-name="ro1">
          <table:table-cell office:value-type="string">
            <text:p>HOS Computersysteme</text:p>
          </table:table-cell>
          <table:table-cell office:value-type="string">
            <text:p>D-41812 Erkelenz</text:p>
          </table:table-cell>
          <table:table-cell office:value-type="string">
            <text:p>Halle 16, Stand E14</text:p>
          </table:table-cell>
        </table:table-row>
        <table:table-row table:style-name="ro1">
          <table:table-cell office:value-type="string">
            <text:p>HPM Kabel</text:p>
          </table:table-cell>
          <table:table-cell office:value-type="string">
            <text:p>D-41334 Nettetal</text:p>
          </table:table-cell>
          <table:table-cell office:value-type="string">
            <text:p>Halle 12, Stand D12</text:p>
          </table:table-cell>
        </table:table-row>
        <table:table-row table:style-name="ro1">
          <table:table-cell office:value-type="string">
            <text:p>HPS</text:p>
          </table:table-cell>
          <table:table-cell office:value-type="string">
            <text:p>D-38112 Braunschweig</text:p>
          </table:table-cell>
          <table:table-cell office:value-type="string">
            <text:p>Halle 2, Stand A10</text:p>
          </table:table-cell>
        </table:table-row>
        <table:table-row table:style-name="ro1">
          <table:table-cell office:value-type="string">
            <text:p>hsh-Systeme</text:p>
          </table:table-cell>
          <table:table-cell office:value-type="string">
            <text:p>D-74172 Neckarsulm</text:p>
          </table:table-cell>
          <table:table-cell office:value-type="string">
            <text:p>Halle 16, Stand A24</text:p>
          </table:table-cell>
        </table:table-row>
        <table:table-row table:style-name="ro1">
          <table:table-cell office:value-type="string">
            <text:p>HSi</text:p>
          </table:table-cell>
          <table:table-cell office:value-type="string">
            <text:p>D-99099 Erfurt</text:p>
          </table:table-cell>
          <table:table-cell office:value-type="string">
            <text:p>Halle 17, Stand E68</text:p>
          </table:table-cell>
        </table:table-row>
        <table:table-row table:style-name="ro1">
          <table:table-cell office:value-type="string">
            <text:p>h-tec Hydrogen Energy</text:p>
          </table:table-cell>
          <table:table-cell office:value-type="string">
            <text:p>D-23558 Lübeck</text:p>
          </table:table-cell>
          <table:table-cell office:value-type="string">
            <text:p>Halle 13, Stand E63/4</text:p>
          </table:table-cell>
        </table:table-row>
        <table:table-row table:style-name="ro1">
          <table:table-cell office:value-type="string">
            <text:p>HTW Dresden</text:p>
          </table:table-cell>
          <table:table-cell office:value-type="string">
            <text:p>D-01069 Dresden</text:p>
          </table:table-cell>
          <table:table-cell office:value-type="string">
            <text:p>Halle 2, Stand C39</text:p>
          </table:table-cell>
        </table:table-row>
        <table:table-row table:style-name="ro1">
          <table:table-cell office:value-type="string">
            <text:p>HTWK Leipzig</text:p>
          </table:table-cell>
          <table:table-cell office:value-type="string">
            <text:p>D-04277 Leipzig</text:p>
          </table:table-cell>
          <table:table-cell office:value-type="string">
            <text:p>Halle 2, Stand C39</text:p>
          </table:table-cell>
        </table:table-row>
        <table:table-row table:style-name="ro1">
          <table:table-cell office:value-type="string">
            <text:p>Huba Control</text:p>
          </table:table-cell>
          <table:table-cell office:value-type="string">
            <text:p>D-72141 Walddorfhäslach</text:p>
          </table:table-cell>
          <table:table-cell office:value-type="string">
            <text:p>Halle 8, Stand D31</text:p>
          </table:table-cell>
        </table:table-row>
        <table:table-row table:style-name="ro1">
          <table:table-cell office:value-type="string">
            <text:p>HUBER + SUHNER</text:p>
          </table:table-cell>
          <table:table-cell office:value-type="string">
            <text:p>D-82024 Taufkirchen</text:p>
          </table:table-cell>
          <table:table-cell office:value-type="string">
            <text:p>Halle 7, Stand D45</text:p>
          </table:table-cell>
        </table:table-row>
        <table:table-row table:style-name="ro1">
          <table:table-cell office:value-type="string">
            <text:p>HUBER + SUHNER</text:p>
          </table:table-cell>
          <table:table-cell office:value-type="string">
            <text:p>D-82024 Taufkirchen</text:p>
          </table:table-cell>
          <table:table-cell office:value-type="string">
            <text:p>Halle 11, Stand E28</text:p>
          </table:table-cell>
        </table:table-row>
        <table:table-row table:style-name="ro1">
          <table:table-cell office:value-type="string">
            <text:p>HÜBNER ELEKTROMASCHINEN</text:p>
          </table:table-cell>
          <table:table-cell office:value-type="string">
            <text:p>D-10967 Berlin</text:p>
          </table:table-cell>
          <table:table-cell office:value-type="string">
            <text:p>Halle 9, Stand A67</text:p>
          </table:table-cell>
        </table:table-row>
        <table:table-row table:style-name="ro1">
          <table:table-cell office:value-type="string">
            <text:p>Hüthig</text:p>
          </table:table-cell>
          <table:table-cell office:value-type="string">
            <text:p>D-69121 Heidelberg</text:p>
          </table:table-cell>
          <table:table-cell office:value-type="string">
            <text:p>Halle 8, Stand B37</text:p>
          </table:table-cell>
        </table:table-row>
        <table:table-row table:style-name="ro1">
          <table:table-cell office:value-type="string">
            <text:p>Hüttenberger Produktionstechnik</text:p>
          </table:table-cell>
          <table:table-cell office:value-type="string">
            <text:p>D-35428 Langgöns</text:p>
          </table:table-cell>
          <table:table-cell office:value-type="string">
            <text:p>Halle 13, Stand E67/1</text:p>
          </table:table-cell>
        </table:table-row>
        <table:table-row table:style-name="ro1">
          <table:table-cell office:value-type="string">
            <text:p>HUGRO-Armaturen</text:p>
          </table:table-cell>
          <table:table-cell office:value-type="string">
            <text:p>D-79183 Waldkirch</text:p>
          </table:table-cell>
          <table:table-cell office:value-type="string">
            <text:p>Halle 12, Stand C37</text:p>
          </table:table-cell>
        </table:table-row>
        <table:table-row table:style-name="ro1">
          <table:table-cell office:value-type="string">
            <text:p>Huhtamaki Deutschland</text:p>
          </table:table-cell>
          <table:table-cell office:value-type="string">
            <text:p>D-37077 Goettingen</text:p>
          </table:table-cell>
          <table:table-cell office:value-type="string">
            <text:p>Halle 17, Stand B50</text:p>
          </table:table-cell>
        </table:table-row>
        <table:table-row table:style-name="ro1">
          <table:table-cell office:value-type="string">
            <text:p>Hulvershorn Eisengiesserei</text:p>
          </table:table-cell>
          <table:table-cell office:value-type="string">
            <text:p>D-46395 Bocholt</text:p>
          </table:table-cell>
          <table:table-cell office:value-type="string">
            <text:p>Halle 3, Stand B26, (20)</text:p>
          </table:table-cell>
        </table:table-row>
        <table:table-row table:style-name="ro1">
          <table:table-cell office:value-type="string">
            <text:p>human interface.design</text:p>
          </table:table-cell>
          <table:table-cell office:value-type="string">
            <text:p>D-20259 Hamburg</text:p>
          </table:table-cell>
          <table:table-cell office:value-type="string">
            <text:p>Halle 2, Stand C14</text:p>
          </table:table-cell>
        </table:table-row>
        <table:table-row table:style-name="ro1">
          <table:table-cell office:value-type="string">
            <text:p>HUMMEL Elektrotechnik</text:p>
          </table:table-cell>
          <table:table-cell office:value-type="string">
            <text:p>D-79183 Waldkirch</text:p>
          </table:table-cell>
          <table:table-cell office:value-type="string">
            <text:p>Halle 11, Stand C04</text:p>
          </table:table-cell>
        </table:table-row>
        <table:table-row table:style-name="ro1">
          <table:table-cell office:value-type="string">
            <text:p>HWG Wälzlager</text:p>
          </table:table-cell>
          <table:table-cell office:value-type="string">
            <text:p>D-71272 Renningen</text:p>
          </table:table-cell>
          <table:table-cell office:value-type="string">
            <text:p>Halle 5, Stand F48</text:p>
          </table:table-cell>
        </table:table-row>
        <table:table-row table:style-name="ro1">
          <table:table-cell office:value-type="string">
            <text:p>HWK Hannover Projekt- und Service</text:p>
          </table:table-cell>
          <table:table-cell office:value-type="string">
            <text:p>D-30827 Garbsen</text:p>
          </table:table-cell>
          <table:table-cell office:value-type="string">
            <text:p>Halle 7, Stand A30</text:p>
          </table:table-cell>
        </table:table-row>
        <table:table-row table:style-name="ro1">
          <table:table-cell office:value-type="string">
            <text:p>HWL-Löttechnik</text:p>
          </table:table-cell>
          <table:table-cell office:value-type="string">
            <text:p>D-13509 Berlin</text:p>
          </table:table-cell>
          <table:table-cell office:value-type="string">
            <text:p>Halle 5, Stand A44</text:p>
          </table:table-cell>
        </table:table-row>
        <table:table-row table:style-name="ro1">
          <table:table-cell office:value-type="string">
            <text:p>Hydrogen + Fuel Cells</text:p>
          </table:table-cell>
          <table:table-cell office:value-type="string">
            <text:p>D-82319 Starnberg</text:p>
          </table:table-cell>
          <table:table-cell office:value-type="string">
            <text:p>Halle 13, Stand F78</text:p>
          </table:table-cell>
        </table:table-row>
        <table:table-row table:style-name="ro1">
          <table:table-cell office:value-type="string">
            <text:p>Hygrocontrol</text:p>
          </table:table-cell>
          <table:table-cell office:value-type="string">
            <text:p>D-63452 Hanau</text:p>
          </table:table-cell>
          <table:table-cell office:value-type="string">
            <text:p>Halle 7, Stand B16</text:p>
          </table:table-cell>
        </table:table-row>
        <table:table-row table:style-name="ro1">
          <table:table-cell office:value-type="string">
            <text:p>hySOLUTIONS</text:p>
          </table:table-cell>
          <table:table-cell office:value-type="string">
            <text:p>D-20095 Hamburg</text:p>
          </table:table-cell>
          <table:table-cell office:value-type="string">
            <text:p>Halle 13, Stand E77/1</text:p>
          </table:table-cell>
        </table:table-row>
        <table:table-row table:style-name="ro1">
          <table:table-cell office:value-type="string">
            <text:p>H2B Photonics</text:p>
          </table:table-cell>
          <table:table-cell office:value-type="string">
            <text:p>D-30823 Garbsen</text:p>
          </table:table-cell>
          <table:table-cell office:value-type="string">
            <text:p>Halle 2, Stand A10</text:p>
          </table:table-cell>
        </table:table-row>
        <table:table-row table:style-name="ro1">
          <table:table-cell office:value-type="string">
            <text:p>iAd</text:p>
          </table:table-cell>
          <table:table-cell office:value-type="string">
            <text:p>D-90613 Großhabersdorf</text:p>
          </table:table-cell>
          <table:table-cell office:value-type="string">
            <text:p>Halle 13, Stand E60</text:p>
          </table:table-cell>
        </table:table-row>
        <table:table-row table:style-name="ro1">
          <table:table-cell office:value-type="string">
            <text:p>IAL Automation und Logistik</text:p>
          </table:table-cell>
          <table:table-cell office:value-type="string">
            <text:p>D-52159 Roetgen</text:p>
          </table:table-cell>
          <table:table-cell office:value-type="string">
            <text:p>Halle 7, Stand B39</text:p>
          </table:table-cell>
        </table:table-row>
        <table:table-row table:style-name="ro1">
          <table:table-cell office:value-type="string">
            <text:p>IAONA</text:p>
          </table:table-cell>
          <table:table-cell office:value-type="string">
            <text:p>D-39106 Magdeburg</text:p>
          </table:table-cell>
          <table:table-cell office:value-type="string">
            <text:p>Halle 11, Stand E41</text:p>
          </table:table-cell>
        </table:table-row>
        <table:table-row table:style-name="ro1">
          <table:table-cell office:value-type="string">
            <text:p>IAP</text:p>
          </table:table-cell>
          <table:table-cell office:value-type="string">
            <text:p>D-38106 Braunschweig</text:p>
          </table:table-cell>
          <table:table-cell office:value-type="string">
            <text:p>Halle 2, Stand A10</text:p>
          </table:table-cell>
        </table:table-row>
        <table:table-row table:style-name="ro1">
          <table:table-cell office:value-type="string">
            <text:p>IAS Beckel Maschinen</text:p>
          </table:table-cell>
          <table:table-cell office:value-type="string">
            <text:p>D-39179 Barleben</text:p>
          </table:table-cell>
          <table:table-cell office:value-type="string">
            <text:p>Halle 11, Stand B46</text:p>
          </table:table-cell>
        </table:table-row>
        <table:table-row table:style-name="ro1">
          <table:table-cell office:value-type="string">
            <text:p>IbA - Ingenieurbüro für Automation</text:p>
          </table:table-cell>
          <table:table-cell office:value-type="string">
            <text:p>D-18198 Stäbelow</text:p>
          </table:table-cell>
          <table:table-cell office:value-type="string">
            <text:p>Halle 3, Stand E56</text:p>
          </table:table-cell>
        </table:table-row>
        <table:table-row table:style-name="ro1">
          <table:table-cell office:value-type="string">
            <text:p>IBG Automation</text:p>
          </table:table-cell>
          <table:table-cell office:value-type="string">
            <text:p>D-58809 Neuenrade</text:p>
          </table:table-cell>
          <table:table-cell office:value-type="string">
            <text:p>Halle 17, Stand G16</text:p>
          </table:table-cell>
        </table:table-row>
        <table:table-row table:style-name="ro1">
          <table:table-cell office:value-type="string">
            <text:p>IBG Monforts</text:p>
          </table:table-cell>
          <table:table-cell office:value-type="string">
            <text:p>D-41238 Mönchengladbach</text:p>
          </table:table-cell>
          <table:table-cell office:value-type="string">
            <text:p>Halle 5, Stand A16</text:p>
          </table:table-cell>
        </table:table-row>
        <table:table-row table:style-name="ro1">
          <table:table-cell office:value-type="string">
            <text:p>IBH softec</text:p>
          </table:table-cell>
          <table:table-cell office:value-type="string">
            <text:p>D-64743 Beerfelden</text:p>
          </table:table-cell>
          <table:table-cell office:value-type="string">
            <text:p>Halle 9, Stand H08</text:p>
          </table:table-cell>
        </table:table-row>
        <table:table-row table:style-name="ro1">
          <table:table-cell office:value-type="string">
            <text:p>IBM Engineering &amp; Technology Services</text:p>
          </table:table-cell>
          <table:table-cell office:value-type="string">
            <text:p>D-55131 Mainz</text:p>
          </table:table-cell>
          <table:table-cell office:value-type="string">
            <text:p>Halle 15, Stand D35</text:p>
          </table:table-cell>
        </table:table-row>
        <table:table-row table:style-name="ro1">
          <table:table-cell office:value-type="string">
            <text:p>IBM Mittelstand Systeme</text:p>
          </table:table-cell>
          <table:table-cell office:value-type="string">
            <text:p>D-20097 Hamburg</text:p>
          </table:table-cell>
          <table:table-cell office:value-type="string">
            <text:p>Halle 16, Stand C22/1</text:p>
          </table:table-cell>
        </table:table-row>
        <table:table-row table:style-name="ro1">
          <table:table-cell office:value-type="string">
            <text:p>IBS Magnet</text:p>
          </table:table-cell>
          <table:table-cell office:value-type="string">
            <text:p>D-12105 Berlin</text:p>
          </table:table-cell>
          <table:table-cell office:value-type="string">
            <text:p>Halle 5, Stand B16</text:p>
          </table:table-cell>
        </table:table-row>
        <table:table-row table:style-name="ro1">
          <table:table-cell office:value-type="string">
            <text:p>IBS Scherer</text:p>
          </table:table-cell>
          <table:table-cell office:value-type="string">
            <text:p>D-55599 Gau-Bickelheim</text:p>
          </table:table-cell>
          <table:table-cell office:value-type="string">
            <text:p>Halle 13, Stand H09</text:p>
          </table:table-cell>
        </table:table-row>
        <table:table-row table:style-name="ro1">
          <table:table-cell office:value-type="string">
            <text:p>ICEP Portugal</text:p>
          </table:table-cell>
          <table:table-cell office:value-type="string">
            <text:p>D-10789 Berlin</text:p>
          </table:table-cell>
          <table:table-cell office:value-type="string">
            <text:p>Halle 2, Stand D23</text:p>
          </table:table-cell>
        </table:table-row>
        <table:table-row table:style-name="ro1">
          <table:table-cell office:value-type="string">
            <text:p>ICEP Portugal</text:p>
          </table:table-cell>
          <table:table-cell office:value-type="string">
            <text:p>D-10789 Berlin</text:p>
          </table:table-cell>
          <table:table-cell office:value-type="string">
            <text:p>Halle 4, Stand B42</text:p>
          </table:table-cell>
        </table:table-row>
        <table:table-row table:style-name="ro1">
          <table:table-cell office:value-type="string">
            <text:p>ICM</text:p>
          </table:table-cell>
          <table:table-cell office:value-type="string">
            <text:p>D-09125 Chemnitz</text:p>
          </table:table-cell>
          <table:table-cell office:value-type="string">
            <text:p>Halle 4, Stand G40</text:p>
          </table:table-cell>
        </table:table-row>
        <table:table-row table:style-name="ro1">
          <table:table-cell office:value-type="string">
            <text:p>I.C.M.E.</text:p>
          </table:table-cell>
          <table:table-cell office:value-type="string">
            <text:p>D-80335 München</text:p>
          </table:table-cell>
          <table:table-cell office:value-type="string">
            <text:p>Halle 13, Stand F36</text:p>
          </table:table-cell>
        </table:table-row>
        <table:table-row table:style-name="ro1">
          <table:table-cell office:value-type="string">
            <text:p>ICOdata</text:p>
          </table:table-cell>
          <table:table-cell office:value-type="string">
            <text:p>D-63263 Neu-Isenburg</text:p>
          </table:table-cell>
          <table:table-cell office:value-type="string">
            <text:p>Halle 17, Stand F88</text:p>
          </table:table-cell>
        </table:table-row>
        <table:table-row table:style-name="ro1">
          <table:table-cell office:value-type="string">
            <text:p>ICS</text:p>
          </table:table-cell>
          <table:table-cell office:value-type="string">
            <text:p>D-88069 Tettnang</text:p>
          </table:table-cell>
          <table:table-cell office:value-type="string">
            <text:p>Halle 9, Stand D06</text:p>
          </table:table-cell>
        </table:table-row>
        <table:table-row table:style-name="ro1">
          <table:table-cell office:value-type="string">
            <text:p>IDAM</text:p>
          </table:table-cell>
          <table:table-cell office:value-type="string">
            <text:p>D-98527 Suhl</text:p>
          </table:table-cell>
          <table:table-cell office:value-type="string">
            <text:p>Halle 9, Stand F13</text:p>
          </table:table-cell>
        </table:table-row>
        <table:table-row table:style-name="ro1">
          <table:table-cell office:value-type="string">
            <text:p>IDEEMA</text:p>
          </table:table-cell>
          <table:table-cell office:value-type="string">
            <text:p>D-01454 Radeberg</text:p>
          </table:table-cell>
          <table:table-cell office:value-type="string">
            <text:p>Halle 4, Stand G40</text:p>
          </table:table-cell>
        </table:table-row>
        <table:table-row table:style-name="ro1">
          <table:table-cell office:value-type="string">
            <text:p>IDOS Software</text:p>
          </table:table-cell>
          <table:table-cell office:value-type="string">
            <text:p>D-76131 Karlsruhe</text:p>
          </table:table-cell>
          <table:table-cell office:value-type="string">
            <text:p>Halle 16, Stand A06</text:p>
          </table:table-cell>
        </table:table-row>
        <table:table-row table:style-name="ro1">
          <table:table-cell office:value-type="string">
            <text:p>IEP Ingenieurbüro für Echtzeitprogramm.</text:p>
          </table:table-cell>
          <table:table-cell office:value-type="string">
            <text:p>D-30853 Langenhagen</text:p>
          </table:table-cell>
          <table:table-cell office:value-type="string">
            <text:p>Halle 8, Stand B30</text:p>
          </table:table-cell>
        </table:table-row>
        <table:table-row table:style-name="ro1">
          <table:table-cell office:value-type="string">
            <text:p>ies Industrie-Elektronik Schmitz</text:p>
          </table:table-cell>
          <table:table-cell office:value-type="string">
            <text:p>D-58566 Kierspe</text:p>
          </table:table-cell>
          <table:table-cell office:value-type="string">
            <text:p>Halle 9, Stand G28</text:p>
          </table:table-cell>
        </table:table-row>
        <table:table-row table:style-name="ro1">
          <table:table-cell office:value-type="string">
            <text:p>IFAK Institut für Automation</text:p>
          </table:table-cell>
          <table:table-cell office:value-type="string">
            <text:p>D-39179 Barleben</text:p>
          </table:table-cell>
          <table:table-cell office:value-type="string">
            <text:p>Halle 11, Stand A41</text:p>
          </table:table-cell>
        </table:table-row>
        <table:table-row table:style-name="ro1">
          <table:table-cell office:value-type="string">
            <text:p>IFAK Institut für Automation</text:p>
          </table:table-cell>
          <table:table-cell office:value-type="string">
            <text:p>D-39179 Barleben</text:p>
          </table:table-cell>
          <table:table-cell office:value-type="string">
            <text:p>Halle 11, Stand B46</text:p>
          </table:table-cell>
        </table:table-row>
        <table:table-row table:style-name="ro1">
          <table:table-cell office:value-type="string">
            <text:p>ifak System</text:p>
          </table:table-cell>
          <table:table-cell office:value-type="string">
            <text:p>D-39114 Magdeburg</text:p>
          </table:table-cell>
          <table:table-cell office:value-type="string">
            <text:p>Halle 11, Stand A22</text:p>
          </table:table-cell>
        </table:table-row>
        <table:table-row table:style-name="ro1">
          <table:table-cell office:value-type="string">
            <text:p>IFF Stuttgart</text:p>
          </table:table-cell>
          <table:table-cell office:value-type="string">
            <text:p>D-70569 Stuttgart</text:p>
          </table:table-cell>
          <table:table-cell office:value-type="string">
            <text:p>Halle 2, Stand C19</text:p>
          </table:table-cell>
        </table:table-row>
        <table:table-row table:style-name="ro1">
          <table:table-cell office:value-type="string">
            <text:p>ifm electronic</text:p>
          </table:table-cell>
          <table:table-cell office:value-type="string">
            <text:p>D-45127 Essen</text:p>
          </table:table-cell>
          <table:table-cell office:value-type="string">
            <text:p>Halle 9, Stand D06</text:p>
          </table:table-cell>
        </table:table-row>
        <table:table-row table:style-name="ro1">
          <table:table-cell office:value-type="string">
            <text:p>ifm electronic</text:p>
          </table:table-cell>
          <table:table-cell office:value-type="string">
            <text:p>D-45127 Essen</text:p>
          </table:table-cell>
          <table:table-cell office:value-type="string">
            <text:p>Halle 9, Stand D36</text:p>
          </table:table-cell>
        </table:table-row>
        <table:table-row table:style-name="ro1">
          <table:table-cell office:value-type="string">
            <text:p>ifm electronic</text:p>
          </table:table-cell>
          <table:table-cell office:value-type="string">
            <text:p>D-45127 Essen</text:p>
          </table:table-cell>
          <table:table-cell office:value-type="string">
            <text:p>Halle 11, Stand A41</text:p>
          </table:table-cell>
        </table:table-row>
        <table:table-row table:style-name="ro1">
          <table:table-cell office:value-type="string">
            <text:p>IFMA Deutschland</text:p>
          </table:table-cell>
          <table:table-cell office:value-type="string">
            <text:p>D-85221 Dachau</text:p>
          </table:table-cell>
          <table:table-cell office:value-type="string">
            <text:p>Halle 13, Stand H32</text:p>
          </table:table-cell>
        </table:table-row>
        <table:table-row table:style-name="ro1">
          <table:table-cell office:value-type="string">
            <text:p>IFQ Wismar</text:p>
          </table:table-cell>
          <table:table-cell office:value-type="string">
            <text:p>D-23966 Wismar</text:p>
          </table:table-cell>
          <table:table-cell office:value-type="string">
            <text:p>Halle 3, Stand E56</text:p>
          </table:table-cell>
        </table:table-row>
        <table:table-row table:style-name="ro1">
          <table:table-cell office:value-type="string">
            <text:p>IFR Engineering</text:p>
          </table:table-cell>
          <table:table-cell office:value-type="string">
            <text:p>D-39124 Magdeburg</text:p>
          </table:table-cell>
          <table:table-cell office:value-type="string">
            <text:p>Halle 2, Stand C39</text:p>
          </table:table-cell>
        </table:table-row>
        <table:table-row table:style-name="ro1">
          <table:table-cell office:value-type="string">
            <text:p>IFS Deutschland</text:p>
          </table:table-cell>
          <table:table-cell office:value-type="string">
            <text:p>D-91058 Erlangen</text:p>
          </table:table-cell>
          <table:table-cell office:value-type="string">
            <text:p>Halle 16, Stand C16</text:p>
          </table:table-cell>
        </table:table-row>
        <table:table-row table:style-name="ro1">
          <table:table-cell office:value-type="string">
            <text:p>IFUTEC</text:p>
          </table:table-cell>
          <table:table-cell office:value-type="string">
            <text:p>D-76307 Karlsbad</text:p>
          </table:table-cell>
          <table:table-cell office:value-type="string">
            <text:p>Halle 4, Stand E24</text:p>
          </table:table-cell>
        </table:table-row>
        <table:table-row table:style-name="ro1">
          <table:table-cell office:value-type="string">
            <text:p>IFW Dresden</text:p>
          </table:table-cell>
          <table:table-cell office:value-type="string">
            <text:p>D-01069 Dresden</text:p>
          </table:table-cell>
          <table:table-cell office:value-type="string">
            <text:p>Halle 2, Stand D26</text:p>
          </table:table-cell>
        </table:table-row>
        <table:table-row table:style-name="ro1">
          <table:table-cell office:value-type="string">
            <text:p>IG Metall</text:p>
          </table:table-cell>
          <table:table-cell office:value-type="string">
            <text:p>D-30159 Hannover</text:p>
          </table:table-cell>
          <table:table-cell office:value-type="string">
            <text:p>Halle 11, Stand E40</text:p>
          </table:table-cell>
        </table:table-row>
        <table:table-row table:style-name="ro1">
          <table:table-cell office:value-type="string">
            <text:p>IGA Ingenieurges. für Automatisierung</text:p>
          </table:table-cell>
          <table:table-cell office:value-type="string">
            <text:p>D-44227 Dortmund</text:p>
          </table:table-cell>
          <table:table-cell office:value-type="string">
            <text:p>Halle 17, Stand E84</text:p>
          </table:table-cell>
        </table:table-row>
        <table:table-row table:style-name="ro1">
          <table:table-cell office:value-type="string">
            <text:p>IGAM Ingenieurgesellschaft</text:p>
          </table:table-cell>
          <table:table-cell office:value-type="string">
            <text:p>D-39179 Barleben</text:p>
          </table:table-cell>
          <table:table-cell office:value-type="string">
            <text:p>Halle 11, Stand B46</text:p>
          </table:table-cell>
        </table:table-row>
        <table:table-row table:style-name="ro1">
          <table:table-cell office:value-type="string">
            <text:p>IGE + XAO</text:p>
          </table:table-cell>
          <table:table-cell office:value-type="string">
            <text:p>D-76437 Rastatt</text:p>
          </table:table-cell>
          <table:table-cell office:value-type="string">
            <text:p>Halle 16, Stand F19</text:p>
          </table:table-cell>
        </table:table-row>
        <table:table-row table:style-name="ro1">
          <table:table-cell office:value-type="string">
            <text:p>IGS</text:p>
          </table:table-cell>
          <table:table-cell office:value-type="string">
            <text:p>D-86368 Gersthofen</text:p>
          </table:table-cell>
          <table:table-cell office:value-type="string">
            <text:p>Halle 7, Stand D42</text:p>
          </table:table-cell>
        </table:table-row>
        <table:table-row table:style-name="ro1">
          <table:table-cell office:value-type="string">
            <text:p>igus</text:p>
          </table:table-cell>
          <table:table-cell office:value-type="string">
            <text:p>D-51147 Köln</text:p>
          </table:table-cell>
          <table:table-cell office:value-type="string">
            <text:p>Halle 17, Stand B50</text:p>
          </table:table-cell>
        </table:table-row>
        <table:table-row table:style-name="ro1">
          <table:table-cell office:value-type="string">
            <text:p>igus</text:p>
          </table:table-cell>
          <table:table-cell office:value-type="string">
            <text:p>D-51147 Köln</text:p>
          </table:table-cell>
          <table:table-cell office:value-type="string">
            <text:p>Halle 17, Stand H04</text:p>
          </table:table-cell>
        </table:table-row>
        <table:table-row table:style-name="ro1">
          <table:table-cell office:value-type="string">
            <text:p>IGZ BIC Altmark</text:p>
          </table:table-cell>
          <table:table-cell office:value-type="string">
            <text:p>D-39576 Stendal</text:p>
          </table:table-cell>
          <table:table-cell office:value-type="string">
            <text:p>Halle 4, Stand F34</text:p>
          </table:table-cell>
        </table:table-row>
        <table:table-row table:style-name="ro1">
          <table:table-cell office:value-type="string">
            <text:p>IGZ Innovations- &amp; Gründerzentrum</text:p>
          </table:table-cell>
          <table:table-cell office:value-type="string">
            <text:p>D-39179 Barleben</text:p>
          </table:table-cell>
          <table:table-cell office:value-type="string">
            <text:p>Halle 2, Stand C39</text:p>
          </table:table-cell>
        </table:table-row>
        <table:table-row table:style-name="ro1">
          <table:table-cell office:value-type="string">
            <text:p>IGZ Innovations-und Gründerzentrum</text:p>
          </table:table-cell>
          <table:table-cell office:value-type="string">
            <text:p>D-29410 Salzwedel</text:p>
          </table:table-cell>
          <table:table-cell office:value-type="string">
            <text:p>Halle 4, Stand F34</text:p>
          </table:table-cell>
        </table:table-row>
        <table:table-row table:style-name="ro1">
          <table:table-cell office:value-type="string">
            <text:p>IHK Bodensee-Oberschwaben</text:p>
          </table:table-cell>
          <table:table-cell office:value-type="string">
            <text:p>D-88250 Weingarten</text:p>
          </table:table-cell>
          <table:table-cell office:value-type="string">
            <text:p>Halle 4, Stand F22</text:p>
          </table:table-cell>
        </table:table-row>
        <table:table-row table:style-name="ro1">
          <table:table-cell office:value-type="string">
            <text:p>IHK Erfurt</text:p>
          </table:table-cell>
          <table:table-cell office:value-type="string">
            <text:p>D-99099 Erfurt</text:p>
          </table:table-cell>
          <table:table-cell office:value-type="string">
            <text:p>Halle 17, Stand E68</text:p>
          </table:table-cell>
        </table:table-row>
        <table:table-row table:style-name="ro1">
          <table:table-cell office:value-type="string">
            <text:p>IHK Gießen-Friedberg</text:p>
          </table:table-cell>
          <table:table-cell office:value-type="string">
            <text:p>D-35390 Gießen</text:p>
          </table:table-cell>
          <table:table-cell office:value-type="string">
            <text:p>Halle 5, Stand D03</text:p>
          </table:table-cell>
        </table:table-row>
        <table:table-row table:style-name="ro1">
          <table:table-cell office:value-type="string">
            <text:p>IHK Halle-Dessau</text:p>
          </table:table-cell>
          <table:table-cell office:value-type="string">
            <text:p>D-06110 Halle</text:p>
          </table:table-cell>
          <table:table-cell office:value-type="string">
            <text:p>Halle 4, Stand F34</text:p>
          </table:table-cell>
        </table:table-row>
        <table:table-row table:style-name="ro1">
          <table:table-cell office:value-type="string">
            <text:p>IHK Potsdam</text:p>
          </table:table-cell>
          <table:table-cell office:value-type="string">
            <text:p>D-14467 Potsdam</text:p>
          </table:table-cell>
          <table:table-cell office:value-type="string">
            <text:p>Halle 5, Stand A44</text:p>
          </table:table-cell>
        </table:table-row>
        <table:table-row table:style-name="ro1">
          <table:table-cell office:value-type="string">
            <text:p>IHK Südwestsachsen Chemnitz-Plauen</text:p>
          </table:table-cell>
          <table:table-cell office:value-type="string">
            <text:p>D-09111 Chemnitz</text:p>
          </table:table-cell>
          <table:table-cell office:value-type="string">
            <text:p>Halle 4, Stand F24</text:p>
          </table:table-cell>
        </table:table-row>
        <table:table-row table:style-name="ro1">
          <table:table-cell office:value-type="string">
            <text:p>IHK Ulm</text:p>
          </table:table-cell>
          <table:table-cell office:value-type="string">
            <text:p>D-89073 Ulm</text:p>
          </table:table-cell>
          <table:table-cell office:value-type="string">
            <text:p>Halle 4, Stand F22</text:p>
          </table:table-cell>
        </table:table-row>
        <table:table-row table:style-name="ro1">
          <table:table-cell office:value-type="string">
            <text:p>IHKs zu Dillenburg und Wetzlar</text:p>
          </table:table-cell>
          <table:table-cell office:value-type="string">
            <text:p>D-35685 Dillenburg</text:p>
          </table:table-cell>
          <table:table-cell office:value-type="string">
            <text:p>Halle 5, Stand D03</text:p>
          </table:table-cell>
        </table:table-row>
        <table:table-row table:style-name="ro1">
          <table:table-cell office:value-type="string">
            <text:p>IHP</text:p>
          </table:table-cell>
          <table:table-cell office:value-type="string">
            <text:p>D-15236 Frankfurt</text:p>
          </table:table-cell>
          <table:table-cell office:value-type="string">
            <text:p>Halle 7, Stand A46</text:p>
          </table:table-cell>
        </table:table-row>
        <table:table-row table:style-name="ro1">
          <table:table-cell office:value-type="string">
            <text:p>IIEF Integrierte Informationssysteme</text:p>
          </table:table-cell>
          <table:table-cell office:value-type="string">
            <text:p>D-12489 Berlin</text:p>
          </table:table-cell>
          <table:table-cell office:value-type="string">
            <text:p>Halle 11, Stand B46</text:p>
          </table:table-cell>
        </table:table-row>
        <table:table-row table:style-name="ro1">
          <table:table-cell office:value-type="string">
            <text:p>ILF Beratende Ingenieure</text:p>
          </table:table-cell>
          <table:table-cell office:value-type="string">
            <text:p>D-81829 München</text:p>
          </table:table-cell>
          <table:table-cell office:value-type="string">
            <text:p>Halle 6, Stand B31</text:p>
          </table:table-cell>
        </table:table-row>
        <table:table-row table:style-name="ro1">
          <table:table-cell office:value-type="string">
            <text:p>ILME</text:p>
          </table:table-cell>
          <table:table-cell office:value-type="string">
            <text:p>D-51674 Wiehl</text:p>
          </table:table-cell>
          <table:table-cell office:value-type="string">
            <text:p>Halle 11, Stand F34</text:p>
          </table:table-cell>
        </table:table-row>
        <table:table-row table:style-name="ro1">
          <table:table-cell office:value-type="string">
            <text:p>IMA Dresden</text:p>
          </table:table-cell>
          <table:table-cell office:value-type="string">
            <text:p>D-01109 Dresden</text:p>
          </table:table-cell>
          <table:table-cell office:value-type="string">
            <text:p>Halle 5, Stand B16</text:p>
          </table:table-cell>
        </table:table-row>
        <table:table-row table:style-name="ro1">
          <table:table-cell office:value-type="string">
            <text:p>imat-uve</text:p>
          </table:table-cell>
          <table:table-cell office:value-type="string">
            <text:p>D-41066 Mönchengladbach</text:p>
          </table:table-cell>
          <table:table-cell office:value-type="string">
            <text:p>Halle 5, Stand A16</text:p>
          </table:table-cell>
        </table:table-row>
        <table:table-row table:style-name="ro1">
          <table:table-cell office:value-type="string">
            <text:p>IMH, Hochschule Niederrhein</text:p>
          </table:table-cell>
          <table:table-cell office:value-type="string">
            <text:p>D-47805 Krefeld</text:p>
          </table:table-cell>
          <table:table-cell office:value-type="string">
            <text:p>Halle 3, Stand B56</text:p>
          </table:table-cell>
        </table:table-row>
        <table:table-row table:style-name="ro1">
          <table:table-cell office:value-type="string">
            <text:p>Imhof Hartchrom</text:p>
          </table:table-cell>
          <table:table-cell office:value-type="string">
            <text:p>D-97753 Karlstadt</text:p>
          </table:table-cell>
          <table:table-cell office:value-type="string">
            <text:p>Halle 4, Stand C23</text:p>
          </table:table-cell>
        </table:table-row>
        <table:table-row table:style-name="ro1">
          <table:table-cell office:value-type="string">
            <text:p>IMI Norgren Buschjost</text:p>
          </table:table-cell>
          <table:table-cell office:value-type="string">
            <text:p>D-32545 Bad Oeynhausen</text:p>
          </table:table-cell>
          <table:table-cell office:value-type="string">
            <text:p>Halle 13, Stand C50</text:p>
          </table:table-cell>
        </table:table-row>
        <table:table-row table:style-name="ro1">
          <table:table-cell office:value-type="string">
            <text:p>IMI Norgren Buschjost</text:p>
          </table:table-cell>
          <table:table-cell office:value-type="string">
            <text:p>D-32545 Bad Oeynhausen</text:p>
          </table:table-cell>
          <table:table-cell office:value-type="string">
            <text:p>Halle 17, Stand D70</text:p>
          </table:table-cell>
        </table:table-row>
        <table:table-row table:style-name="ro1">
          <table:table-cell office:value-type="string">
            <text:p>IMM - Institut für Mikrotechnik</text:p>
          </table:table-cell>
          <table:table-cell office:value-type="string">
            <text:p>D-55129 Mainz</text:p>
          </table:table-cell>
          <table:table-cell office:value-type="string">
            <text:p>Halle 13, Stand E71/1</text:p>
          </table:table-cell>
        </table:table-row>
        <table:table-row table:style-name="ro1">
          <table:table-cell office:value-type="string">
            <text:p>IMOS Gubela</text:p>
          </table:table-cell>
          <table:table-cell office:value-type="string">
            <text:p>D-77871 Renchen</text:p>
          </table:table-cell>
          <table:table-cell office:value-type="string">
            <text:p>Halle 8, Stand E22</text:p>
          </table:table-cell>
        </table:table-row>
        <table:table-row table:style-name="ro1">
          <table:table-cell office:value-type="string">
            <text:p>IMPAC Infrared</text:p>
          </table:table-cell>
          <table:table-cell office:value-type="string">
            <text:p>D-60326 Frankfurt</text:p>
          </table:table-cell>
          <table:table-cell office:value-type="string">
            <text:p>Halle 8, Stand B10</text:p>
          </table:table-cell>
        </table:table-row>
        <table:table-row table:style-name="ro1">
          <table:table-cell office:value-type="string">
            <text:p>IMS Intelligent Motion Systems</text:p>
          </table:table-cell>
          <table:table-cell office:value-type="string">
            <text:p>D-78054 Villingen-Schwenningen</text:p>
          </table:table-cell>
          <table:table-cell office:value-type="string">
            <text:p>Halle 14, Stand E06</text:p>
          </table:table-cell>
        </table:table-row>
        <table:table-row table:style-name="ro1">
          <table:table-cell office:value-type="string">
            <text:p>IMS Verbindungstechnik</text:p>
          </table:table-cell>
          <table:table-cell office:value-type="string">
            <text:p>D-74632 Neuenstein</text:p>
          </table:table-cell>
          <table:table-cell office:value-type="string">
            <text:p>Halle 5, Stand C33</text:p>
          </table:table-cell>
        </table:table-row>
        <table:table-row table:style-name="ro1">
          <table:table-cell office:value-type="string">
            <text:p>IMSTec</text:p>
          </table:table-cell>
          <table:table-cell office:value-type="string">
            <text:p>D-55131 Mainz</text:p>
          </table:table-cell>
          <table:table-cell office:value-type="string">
            <text:p>Halle 15, Stand D35</text:p>
          </table:table-cell>
        </table:table-row>
        <table:table-row table:style-name="ro1">
          <table:table-cell office:value-type="string">
            <text:p>imt robot</text:p>
          </table:table-cell>
          <table:table-cell office:value-type="string">
            <text:p>D-70736 Fellbach</text:p>
          </table:table-cell>
          <table:table-cell office:value-type="string">
            <text:p>Halle 17, Stand B50</text:p>
          </table:table-cell>
        </table:table-row>
        <table:table-row table:style-name="ro1">
          <table:table-cell office:value-type="string">
            <text:p>Imtech Deutschland</text:p>
          </table:table-cell>
          <table:table-cell office:value-type="string">
            <text:p>D-22041 Hamburg</text:p>
          </table:table-cell>
          <table:table-cell office:value-type="string">
            <text:p>Halle 13, Stand E16</text:p>
          </table:table-cell>
        </table:table-row>
        <table:table-row table:style-name="ro1">
          <table:table-cell office:value-type="string">
            <text:p>INAT</text:p>
          </table:table-cell>
          <table:table-cell office:value-type="string">
            <text:p>D-90482 Nürnberg</text:p>
          </table:table-cell>
          <table:table-cell office:value-type="string">
            <text:p>Halle 17, Stand D30</text:p>
          </table:table-cell>
        </table:table-row>
        <table:table-row table:style-name="ro1">
          <table:table-cell office:value-type="string">
            <text:p>Incentrix</text:p>
          </table:table-cell>
          <table:table-cell office:value-type="string">
            <text:p>D-76185 Karlsruhe</text:p>
          </table:table-cell>
          <table:table-cell office:value-type="string">
            <text:p>Halle 2, Stand C30</text:p>
          </table:table-cell>
        </table:table-row>
        <table:table-row table:style-name="ro1">
          <table:table-cell office:value-type="string">
            <text:p>Incony</text:p>
          </table:table-cell>
          <table:table-cell office:value-type="string">
            <text:p>D-33100 Paderborn</text:p>
          </table:table-cell>
          <table:table-cell office:value-type="string">
            <text:p>Halle 16, Stand C16</text:p>
          </table:table-cell>
        </table:table-row>
        <table:table-row table:style-name="ro1">
          <table:table-cell office:value-type="string">
            <text:p>India Consult Dr. Wamser</text:p>
          </table:table-cell>
          <table:table-cell office:value-type="string">
            <text:p>D-44787 Bochum</text:p>
          </table:table-cell>
          <table:table-cell office:value-type="string">
            <text:p>Halle 6, Stand D42</text:p>
          </table:table-cell>
        </table:table-row>
        <table:table-row table:style-name="ro1">
          <table:table-cell office:value-type="string">
            <text:p>Indien Business Centre</text:p>
          </table:table-cell>
          <table:table-cell office:value-type="string">
            <text:p>D-70565 Stuttgart</text:p>
          </table:table-cell>
          <table:table-cell office:value-type="string">
            <text:p>Halle 6, Stand D42</text:p>
          </table:table-cell>
        </table:table-row>
        <table:table-row table:style-name="ro1">
          <table:table-cell office:value-type="string">
            <text:p>Induflex Coating Systems</text:p>
          </table:table-cell>
          <table:table-cell office:value-type="string">
            <text:p>D-27337 Blender</text:p>
          </table:table-cell>
          <table:table-cell office:value-type="string">
            <text:p>Halle 2, Stand D16</text:p>
          </table:table-cell>
        </table:table-row>
        <table:table-row table:style-name="ro1">
          <table:table-cell office:value-type="string">
            <text:p>Indu-Sol</text:p>
          </table:table-cell>
          <table:table-cell office:value-type="string">
            <text:p>D-07549 Gera</text:p>
          </table:table-cell>
          <table:table-cell office:value-type="string">
            <text:p>Halle 8, Stand B22</text:p>
          </table:table-cell>
        </table:table-row>
        <table:table-row table:style-name="ro1">
          <table:table-cell office:value-type="string">
            <text:p>Industrie Informatik</text:p>
          </table:table-cell>
          <table:table-cell office:value-type="string">
            <text:p>D-79341 Kenzingen</text:p>
          </table:table-cell>
          <table:table-cell office:value-type="string">
            <text:p>Halle 16, Stand A06</text:p>
          </table:table-cell>
        </table:table-row>
        <table:table-row table:style-name="ro1">
          <table:table-cell office:value-type="string">
            <text:p>Industrie- u. Handelskammer Ostthüringen</text:p>
          </table:table-cell>
          <table:table-cell office:value-type="string">
            <text:p>D-07546 Gera</text:p>
          </table:table-cell>
          <table:table-cell office:value-type="string">
            <text:p>Halle 4, Stand A42</text:p>
          </table:table-cell>
        </table:table-row>
        <table:table-row table:style-name="ro1">
          <table:table-cell office:value-type="string">
            <text:p>Industrie- und Handelskammer Cottbus</text:p>
          </table:table-cell>
          <table:table-cell office:value-type="string">
            <text:p>D-03046 Cottbus</text:p>
          </table:table-cell>
          <table:table-cell office:value-type="string">
            <text:p>Halle 9, Stand C13</text:p>
          </table:table-cell>
        </table:table-row>
        <table:table-row table:style-name="ro1">
          <table:table-cell office:value-type="string">
            <text:p>Industrie- und Handelskammer Dresden</text:p>
          </table:table-cell>
          <table:table-cell office:value-type="string">
            <text:p>D-01239 Dresden</text:p>
          </table:table-cell>
          <table:table-cell office:value-type="string">
            <text:p>Halle 15, Stand E23</text:p>
          </table:table-cell>
        </table:table-row>
        <table:table-row table:style-name="ro1">
          <table:table-cell office:value-type="string">
            <text:p>Industrie- und Handelskammer Hannover</text:p>
          </table:table-cell>
          <table:table-cell office:value-type="string">
            <text:p>D-30175 Hannover</text:p>
          </table:table-cell>
          <table:table-cell office:value-type="string">
            <text:p>Halle 6, Stand F49</text:p>
          </table:table-cell>
        </table:table-row>
        <table:table-row table:style-name="ro1">
          <table:table-cell office:value-type="string">
            <text:p>Industrie- und Handelskammer Heilbronn</text:p>
          </table:table-cell>
          <table:table-cell office:value-type="string">
            <text:p>D-74074 Heilbronn</text:p>
          </table:table-cell>
          <table:table-cell office:value-type="string">
            <text:p>Halle 4, Stand E12</text:p>
          </table:table-cell>
        </table:table-row>
        <table:table-row table:style-name="ro1">
          <table:table-cell office:value-type="string">
            <text:p>Industrie- und Handelskammer Schwerin</text:p>
          </table:table-cell>
          <table:table-cell office:value-type="string">
            <text:p>D-19053 Schwerin</text:p>
          </table:table-cell>
          <table:table-cell office:value-type="string">
            <text:p>Halle 3, Stand E56</text:p>
          </table:table-cell>
        </table:table-row>
        <table:table-row table:style-name="ro1">
          <table:table-cell office:value-type="string">
            <text:p>Industrie- und Handelskammer zu Leipzig</text:p>
          </table:table-cell>
          <table:table-cell office:value-type="string">
            <text:p>D-04109 Leipzig</text:p>
          </table:table-cell>
          <table:table-cell office:value-type="string">
            <text:p>Halle 13, Stand D71</text:p>
          </table:table-cell>
        </table:table-row>
        <table:table-row table:style-name="ro1">
          <table:table-cell office:value-type="string">
            <text:p>INDYON</text:p>
          </table:table-cell>
          <table:table-cell office:value-type="string">
            <text:p>D-80686 München</text:p>
          </table:table-cell>
          <table:table-cell office:value-type="string">
            <text:p>Halle 2, Stand D16</text:p>
          </table:table-cell>
        </table:table-row>
        <table:table-row table:style-name="ro1">
          <table:table-cell office:value-type="string">
            <text:p>INELTA Sensorsysteme</text:p>
          </table:table-cell>
          <table:table-cell office:value-type="string">
            <text:p>D-85521 Ottobrunn</text:p>
          </table:table-cell>
          <table:table-cell office:value-type="string">
            <text:p>Halle 8, Stand G31</text:p>
          </table:table-cell>
        </table:table-row>
        <table:table-row table:style-name="ro1">
          <table:table-cell office:value-type="string">
            <text:p>Infoman</text:p>
          </table:table-cell>
          <table:table-cell office:value-type="string">
            <text:p>D-70567 Stuttgart</text:p>
          </table:table-cell>
          <table:table-cell office:value-type="string">
            <text:p>Halle 16, Stand C16</text:p>
          </table:table-cell>
        </table:table-row>
        <table:table-row table:style-name="ro1">
          <table:table-cell office:value-type="string">
            <text:p>INFORM</text:p>
          </table:table-cell>
          <table:table-cell office:value-type="string">
            <text:p>D-52076 Aachen</text:p>
          </table:table-cell>
          <table:table-cell office:value-type="string">
            <text:p>Halle 16, Stand C16</text:p>
          </table:table-cell>
        </table:table-row>
        <table:table-row table:style-name="ro1">
          <table:table-cell office:value-type="string">
            <text:p>Infost. Industrieverband Massivumformung</text:p>
          </table:table-cell>
          <table:table-cell office:value-type="string">
            <text:p>D-58093 Hagen</text:p>
          </table:table-cell>
          <table:table-cell office:value-type="string">
            <text:p>Halle 4, Stand E42</text:p>
          </table:table-cell>
        </table:table-row>
        <table:table-row table:style-name="ro1">
          <table:table-cell office:value-type="string">
            <text:p>infoteam Software</text:p>
          </table:table-cell>
          <table:table-cell office:value-type="string">
            <text:p>D-91088 Bubenreuth</text:p>
          </table:table-cell>
          <table:table-cell office:value-type="string">
            <text:p>Halle 11, Stand B66</text:p>
          </table:table-cell>
        </table:table-row>
        <table:table-row table:style-name="ro1">
          <table:table-cell office:value-type="string">
            <text:p>INFRACOR</text:p>
          </table:table-cell>
          <table:table-cell office:value-type="string">
            <text:p>D-45764 Marl</text:p>
          </table:table-cell>
          <table:table-cell office:value-type="string">
            <text:p>Halle 7, Stand E41</text:p>
          </table:table-cell>
        </table:table-row>
        <table:table-row table:style-name="ro1">
          <table:table-cell office:value-type="string">
            <text:p>Infrapoint Messtechnik</text:p>
          </table:table-cell>
          <table:table-cell office:value-type="string">
            <text:p>D-07318 Saalfeld</text:p>
          </table:table-cell>
          <table:table-cell office:value-type="string">
            <text:p>Halle 7, Stand E53</text:p>
          </table:table-cell>
        </table:table-row>
        <table:table-row table:style-name="ro1">
          <table:table-cell office:value-type="string">
            <text:p>Infraserv Division Energien</text:p>
          </table:table-cell>
          <table:table-cell office:value-type="string">
            <text:p>D-65926 Frankfurt</text:p>
          </table:table-cell>
          <table:table-cell office:value-type="string">
            <text:p>Halle 13, Stand E67/1</text:p>
          </table:table-cell>
        </table:table-row>
        <table:table-row table:style-name="ro1">
          <table:table-cell office:value-type="string">
            <text:p>InfraServ Gendorf</text:p>
          </table:table-cell>
          <table:table-cell office:value-type="string">
            <text:p>D-84508 Burgkirchen</text:p>
          </table:table-cell>
          <table:table-cell office:value-type="string">
            <text:p>Halle 7, Stand D42</text:p>
          </table:table-cell>
        </table:table-row>
        <table:table-row table:style-name="ro1">
          <table:table-cell office:value-type="string">
            <text:p>Infraserv Höchst</text:p>
          </table:table-cell>
          <table:table-cell office:value-type="string">
            <text:p>D-65926 Frankfurt</text:p>
          </table:table-cell>
          <table:table-cell office:value-type="string">
            <text:p>Halle 13, Stand F32</text:p>
          </table:table-cell>
        </table:table-row>
        <table:table-row table:style-name="ro1">
          <table:table-cell office:value-type="string">
            <text:p>InfraServ Wiesbaden Technik</text:p>
          </table:table-cell>
          <table:table-cell office:value-type="string">
            <text:p>D-65203 Wiesbaden</text:p>
          </table:table-cell>
          <table:table-cell office:value-type="string">
            <text:p>Halle 7, Stand D42</text:p>
          </table:table-cell>
        </table:table-row>
        <table:table-row table:style-name="ro1">
          <table:table-cell office:value-type="string">
            <text:p>Infrastrukturbau</text:p>
          </table:table-cell>
          <table:table-cell office:value-type="string">
            <text:p>D-30853 Langenhagen</text:p>
          </table:table-cell>
          <table:table-cell office:value-type="string">
            <text:p>Halle 6, Stand E30</text:p>
          </table:table-cell>
        </table:table-row>
        <table:table-row table:style-name="ro1">
          <table:table-cell office:value-type="string">
            <text:p>InfraTec</text:p>
          </table:table-cell>
          <table:table-cell office:value-type="string">
            <text:p>D-01217 Dresden</text:p>
          </table:table-cell>
          <table:table-cell office:value-type="string">
            <text:p>Halle 17, Stand E63</text:p>
          </table:table-cell>
        </table:table-row>
        <table:table-row table:style-name="ro1">
          <table:table-cell office:value-type="string">
            <text:p>Ingenieur- und Vermessungsbüro Kirchner</text:p>
          </table:table-cell>
          <table:table-cell office:value-type="string">
            <text:p>D-31655 Stadthagen</text:p>
          </table:table-cell>
          <table:table-cell office:value-type="string">
            <text:p>Halle 6, Stand A24</text:p>
          </table:table-cell>
        </table:table-row>
        <table:table-row table:style-name="ro1">
          <table:table-cell office:value-type="string">
            <text:p>Ingenieurbetrieb Kunze</text:p>
          </table:table-cell>
          <table:table-cell office:value-type="string">
            <text:p>D-08269 Hammerbrücke</text:p>
          </table:table-cell>
          <table:table-cell office:value-type="string">
            <text:p>Halle 7, Stand A46</text:p>
          </table:table-cell>
        </table:table-row>
        <table:table-row table:style-name="ro1">
          <table:table-cell office:value-type="string">
            <text:p>Ingenieurbüro Chistian Helpenstell</text:p>
          </table:table-cell>
          <table:table-cell office:value-type="string">
            <text:p>D-57627 Hachenburg</text:p>
          </table:table-cell>
          <table:table-cell office:value-type="string">
            <text:p>Halle 17, Stand B50</text:p>
          </table:table-cell>
        </table:table-row>
        <table:table-row table:style-name="ro1">
          <table:table-cell office:value-type="string">
            <text:p>Ingenieurbüro HETZEL</text:p>
          </table:table-cell>
          <table:table-cell office:value-type="string">
            <text:p>D-57462 Olpe</text:p>
          </table:table-cell>
          <table:table-cell office:value-type="string">
            <text:p>Halle 11, Stand C64</text:p>
          </table:table-cell>
        </table:table-row>
        <table:table-row table:style-name="ro1">
          <table:table-cell office:value-type="string">
            <text:p>Ingenieurbüro Last- und Energie-</text:p>
          </table:table-cell>
          <table:table-cell office:value-type="string">
            <text:p>D-04109 Leipzig</text:p>
          </table:table-cell>
          <table:table-cell office:value-type="string">
            <text:p>Halle 13, Stand D71</text:p>
          </table:table-cell>
        </table:table-row>
        <table:table-row table:style-name="ro1">
          <table:table-cell office:value-type="string">
            <text:p>Ingenieurbüro Wittke</text:p>
          </table:table-cell>
          <table:table-cell office:value-type="string">
            <text:p>D-75433 Maulbronn</text:p>
          </table:table-cell>
          <table:table-cell office:value-type="string">
            <text:p>Halle 4, Stand E24</text:p>
          </table:table-cell>
        </table:table-row>
        <table:table-row table:style-name="ro1">
          <table:table-cell office:value-type="string">
            <text:p>Ingenieurgemeinschaft IgH</text:p>
          </table:table-cell>
          <table:table-cell office:value-type="string">
            <text:p>D-45356 Essen</text:p>
          </table:table-cell>
          <table:table-cell office:value-type="string">
            <text:p>Halle 9, Stand F13</text:p>
          </table:table-cell>
        </table:table-row>
        <table:table-row table:style-name="ro1">
          <table:table-cell office:value-type="string">
            <text:p>Ingenieurgemeinschaft Klietsch</text:p>
          </table:table-cell>
          <table:table-cell office:value-type="string">
            <text:p>D-57078 Siegen</text:p>
          </table:table-cell>
          <table:table-cell office:value-type="string">
            <text:p>Halle 16, Stand C27</text:p>
          </table:table-cell>
        </table:table-row>
        <table:table-row table:style-name="ro1">
          <table:table-cell office:value-type="string">
            <text:p>IngSoft</text:p>
          </table:table-cell>
          <table:table-cell office:value-type="string">
            <text:p>D-90443 Nürnberg</text:p>
          </table:table-cell>
          <table:table-cell office:value-type="string">
            <text:p>Halle 13, Stand E60</text:p>
          </table:table-cell>
        </table:table-row>
        <table:table-row table:style-name="ro1">
          <table:table-cell office:value-type="string">
            <text:p>Initiative Brennstoffzelle IBZ</text:p>
          </table:table-cell>
          <table:table-cell office:value-type="string">
            <text:p>D-45138 Essen</text:p>
          </table:table-cell>
          <table:table-cell office:value-type="string">
            <text:p>Halle 13, Stand E68/1</text:p>
          </table:table-cell>
        </table:table-row>
        <table:table-row table:style-name="ro1">
          <table:table-cell office:value-type="string">
            <text:p>Initiative Zink</text:p>
          </table:table-cell>
          <table:table-cell office:value-type="string">
            <text:p>D-40474 Düsseldorf</text:p>
          </table:table-cell>
          <table:table-cell office:value-type="string">
            <text:p>Halle 3, Stand B26</text:p>
          </table:table-cell>
        </table:table-row>
        <table:table-row table:style-name="ro1">
          <table:table-cell office:value-type="string">
            <text:p>IN-LINE Software</text:p>
          </table:table-cell>
          <table:table-cell office:value-type="string">
            <text:p>D-23858 Reinfeld</text:p>
          </table:table-cell>
          <table:table-cell office:value-type="string">
            <text:p>Halle 16, Stand D32</text:p>
          </table:table-cell>
        </table:table-row>
        <table:table-row table:style-name="ro1">
          <table:table-cell office:value-type="string">
            <text:p>Innecken Elektrotechnik</text:p>
          </table:table-cell>
          <table:table-cell office:value-type="string">
            <text:p>D-53879 Euskirchen</text:p>
          </table:table-cell>
          <table:table-cell office:value-type="string">
            <text:p>Halle 13, Stand C50</text:p>
          </table:table-cell>
        </table:table-row>
        <table:table-row table:style-name="ro1">
          <table:table-cell office:value-type="string">
            <text:p>INNEO Solutions</text:p>
          </table:table-cell>
          <table:table-cell office:value-type="string">
            <text:p>D-73479 Ellwangen</text:p>
          </table:table-cell>
          <table:table-cell office:value-type="string">
            <text:p>Halle 16, Stand F09</text:p>
          </table:table-cell>
        </table:table-row>
        <table:table-row table:style-name="ro1">
          <table:table-cell office:value-type="string">
            <text:p>INN-LEE &amp; Quidix</text:p>
          </table:table-cell>
          <table:table-cell office:value-type="string">
            <text:p>D-65835 Liederbach</text:p>
          </table:table-cell>
          <table:table-cell office:value-type="string">
            <text:p>Halle 14, Stand J59</text:p>
          </table:table-cell>
        </table:table-row>
        <table:table-row table:style-name="ro1">
          <table:table-cell office:value-type="string">
            <text:p>INNOMAX</text:p>
          </table:table-cell>
          <table:table-cell office:value-type="string">
            <text:p>D-41066 Mönchengladbach</text:p>
          </table:table-cell>
          <table:table-cell office:value-type="string">
            <text:p>Halle 3, Stand B56</text:p>
          </table:table-cell>
        </table:table-row>
        <table:table-row table:style-name="ro1">
          <table:table-cell office:value-type="string">
            <text:p>Innominate Security Technologies</text:p>
          </table:table-cell>
          <table:table-cell office:value-type="string">
            <text:p>D-12489 Berlin</text:p>
          </table:table-cell>
          <table:table-cell office:value-type="string">
            <text:p>Halle 7, Stand A43</text:p>
          </table:table-cell>
        </table:table-row>
        <table:table-row table:style-name="ro1">
          <table:table-cell office:value-type="string">
            <text:p>Innominate Security Technologies</text:p>
          </table:table-cell>
          <table:table-cell office:value-type="string">
            <text:p>D-12489 Berlin</text:p>
          </table:table-cell>
          <table:table-cell office:value-type="string">
            <text:p>Halle 11, Stand E41</text:p>
          </table:table-cell>
        </table:table-row>
        <table:table-row table:style-name="ro1">
          <table:table-cell office:value-type="string">
            <text:p>Innotas</text:p>
          </table:table-cell>
          <table:table-cell office:value-type="string">
            <text:p>D-02763 Zittau</text:p>
          </table:table-cell>
          <table:table-cell office:value-type="string">
            <text:p>Halle 4, Stand G40</text:p>
          </table:table-cell>
        </table:table-row>
        <table:table-row table:style-name="ro1">
          <table:table-cell office:value-type="string">
            <text:p>Innovationsland Nordrhein-Westfalen</text:p>
          </table:table-cell>
          <table:table-cell office:value-type="string">
            <text:p>D-40221 Düsseldorf</text:p>
          </table:table-cell>
          <table:table-cell office:value-type="string">
            <text:p>Halle 2, Stand C36</text:p>
          </table:table-cell>
        </table:table-row>
        <table:table-row table:style-name="ro1">
          <table:table-cell office:value-type="string">
            <text:p>Innovationszentrum Ingenieurwerkstoffe</text:p>
          </table:table-cell>
          <table:table-cell office:value-type="string">
            <text:p>D-30165 Hannover</text:p>
          </table:table-cell>
          <table:table-cell office:value-type="string">
            <text:p>Halle 5, Stand B16</text:p>
          </table:table-cell>
        </table:table-row>
        <table:table-row table:style-name="ro1">
          <table:table-cell office:value-type="string">
            <text:p>Innovationszentrum Niedersachsen</text:p>
          </table:table-cell>
          <table:table-cell office:value-type="string">
            <text:p>D-30159 Hannover</text:p>
          </table:table-cell>
          <table:table-cell office:value-type="string">
            <text:p>Halle 2, Stand D16</text:p>
          </table:table-cell>
        </table:table-row>
        <table:table-row table:style-name="ro1">
          <table:table-cell office:value-type="string">
            <text:p>INNOWEP Meß- &amp; Prüftechnik</text:p>
          </table:table-cell>
          <table:table-cell office:value-type="string">
            <text:p>D-97070 Würzburg</text:p>
          </table:table-cell>
          <table:table-cell office:value-type="string">
            <text:p>Halle 2, Stand A54</text:p>
          </table:table-cell>
        </table:table-row>
        <table:table-row table:style-name="ro1">
          <table:table-cell office:value-type="string">
            <text:p>InnoWi</text:p>
          </table:table-cell>
          <table:table-cell office:value-type="string">
            <text:p>D-28199 Bremen</text:p>
          </table:table-cell>
          <table:table-cell office:value-type="string">
            <text:p>Halle 15, Stand D46</text:p>
          </table:table-cell>
        </table:table-row>
        <table:table-row table:style-name="ro1">
          <table:table-cell office:value-type="string">
            <text:p>inocermic</text:p>
          </table:table-cell>
          <table:table-cell office:value-type="string">
            <text:p>D-07629 Hermsdorf</text:p>
          </table:table-cell>
          <table:table-cell office:value-type="string">
            <text:p>Halle 4, Stand A42</text:p>
          </table:table-cell>
        </table:table-row>
        <table:table-row table:style-name="ro1">
          <table:table-cell office:value-type="string">
            <text:p>INOR Transmitter</text:p>
          </table:table-cell>
          <table:table-cell office:value-type="string">
            <text:p>D-63457 Hanau-Wolfgang</text:p>
          </table:table-cell>
          <table:table-cell office:value-type="string">
            <text:p>Halle 8, Stand D28</text:p>
          </table:table-cell>
        </table:table-row>
        <table:table-row table:style-name="ro1">
          <table:table-cell office:value-type="string">
            <text:p>Inside M2M</text:p>
          </table:table-cell>
          <table:table-cell office:value-type="string">
            <text:p>D-30823 Garbsen</text:p>
          </table:table-cell>
          <table:table-cell office:value-type="string">
            <text:p>Halle 14, Stand H36</text:p>
          </table:table-cell>
        </table:table-row>
        <table:table-row table:style-name="ro1">
          <table:table-cell office:value-type="string">
            <text:p>INSTI-Innovationsstimulierung</text:p>
          </table:table-cell>
          <table:table-cell office:value-type="string">
            <text:p>D-50968 Köln</text:p>
          </table:table-cell>
          <table:table-cell office:value-type="string">
            <text:p>Halle 2, Stand A02</text:p>
          </table:table-cell>
        </table:table-row>
        <table:table-row table:style-name="ro1">
          <table:table-cell office:value-type="string">
            <text:p>Institut für Anorganische Chemie</text:p>
          </table:table-cell>
          <table:table-cell office:value-type="string">
            <text:p>D-30167 Hannover</text:p>
          </table:table-cell>
          <table:table-cell office:value-type="string">
            <text:p>Halle 5, Stand B16</text:p>
          </table:table-cell>
        </table:table-row>
        <table:table-row table:style-name="ro1">
          <table:table-cell office:value-type="string">
            <text:p>Institut für Fabrikanlagen</text:p>
          </table:table-cell>
          <table:table-cell office:value-type="string">
            <text:p>D-30823 Garbsen</text:p>
          </table:table-cell>
          <table:table-cell office:value-type="string">
            <text:p>Halle 14, Stand H36</text:p>
          </table:table-cell>
        </table:table-row>
        <table:table-row table:style-name="ro1">
          <table:table-cell office:value-type="string">
            <text:p>Institut für Facility Management</text:p>
          </table:table-cell>
          <table:table-cell office:value-type="string">
            <text:p>D-46047 Oberhausen</text:p>
          </table:table-cell>
          <table:table-cell office:value-type="string">
            <text:p>Halle 13, Stand F32</text:p>
          </table:table-cell>
        </table:table-row>
        <table:table-row table:style-name="ro1">
          <table:table-cell office:value-type="string">
            <text:p>Institut für Fertigteiltechnik</text:p>
          </table:table-cell>
          <table:table-cell office:value-type="string">
            <text:p>D-99423 Weimar</text:p>
          </table:table-cell>
          <table:table-cell office:value-type="string">
            <text:p>Halle 2, Stand C39</text:p>
          </table:table-cell>
        </table:table-row>
        <table:table-row table:style-name="ro1">
          <table:table-cell office:value-type="string">
            <text:p>Institut für Fertigungstechnik</text:p>
          </table:table-cell>
          <table:table-cell office:value-type="string">
            <text:p>D-30823 Garbsen</text:p>
          </table:table-cell>
          <table:table-cell office:value-type="string">
            <text:p>Halle 2, Stand C30</text:p>
          </table:table-cell>
        </table:table-row>
        <table:table-row table:style-name="ro1">
          <table:table-cell office:value-type="string">
            <text:p>Institut für Fertigungstechnik</text:p>
          </table:table-cell>
          <table:table-cell office:value-type="string">
            <text:p>D-30823 Garbsen</text:p>
          </table:table-cell>
          <table:table-cell office:value-type="string">
            <text:p>Halle 5, Stand B16</text:p>
          </table:table-cell>
        </table:table-row>
        <table:table-row table:style-name="ro1">
          <table:table-cell office:value-type="string">
            <text:p>Institut für Halbleitertechnik</text:p>
          </table:table-cell>
          <table:table-cell office:value-type="string">
            <text:p>D-38106 Braunschweig</text:p>
          </table:table-cell>
          <table:table-cell office:value-type="string">
            <text:p>Halle 2, Stand A10</text:p>
          </table:table-cell>
        </table:table-row>
        <table:table-row table:style-name="ro1">
          <table:table-cell office:value-type="string">
            <text:p>Institut für Kontinuumsmechanik</text:p>
          </table:table-cell>
          <table:table-cell office:value-type="string">
            <text:p>D-30167 Hannover</text:p>
          </table:table-cell>
          <table:table-cell office:value-type="string">
            <text:p>Halle 5, Stand B16</text:p>
          </table:table-cell>
        </table:table-row>
        <table:table-row table:style-name="ro1">
          <table:table-cell office:value-type="string">
            <text:p>Institut für Lasertechnologien</text:p>
          </table:table-cell>
          <table:table-cell office:value-type="string">
            <text:p>D-89081 Ulm</text:p>
          </table:table-cell>
          <table:table-cell office:value-type="string">
            <text:p>Halle 2, Stand C19</text:p>
          </table:table-cell>
        </table:table-row>
        <table:table-row table:style-name="ro1">
          <table:table-cell office:value-type="string">
            <text:p>Institut für Luft- und Kältetechnik</text:p>
          </table:table-cell>
          <table:table-cell office:value-type="string">
            <text:p>D-01309 Dresden</text:p>
          </table:table-cell>
          <table:table-cell office:value-type="string">
            <text:p>Halle 2, Stand C39</text:p>
          </table:table-cell>
        </table:table-row>
        <table:table-row table:style-name="ro1">
          <table:table-cell office:value-type="string">
            <text:p>Institut für Maschinenkonstruktion</text:p>
          </table:table-cell>
          <table:table-cell office:value-type="string">
            <text:p>D-39106 Magdeburg</text:p>
          </table:table-cell>
          <table:table-cell office:value-type="string">
            <text:p>Halle 16, Stand C28</text:p>
          </table:table-cell>
        </table:table-row>
        <table:table-row table:style-name="ro1">
          <table:table-cell office:value-type="string">
            <text:p>Institut für Mikroelektronik</text:p>
          </table:table-cell>
          <table:table-cell office:value-type="string">
            <text:p>D-70569 Stuttgart</text:p>
          </table:table-cell>
          <table:table-cell office:value-type="string">
            <text:p>Halle 2, Stand C19</text:p>
          </table:table-cell>
        </table:table-row>
        <table:table-row table:style-name="ro1">
          <table:table-cell office:value-type="string">
            <text:p>Institut für Mikrotechnologie</text:p>
          </table:table-cell>
          <table:table-cell office:value-type="string">
            <text:p>D-30823 Garbsen</text:p>
          </table:table-cell>
          <table:table-cell office:value-type="string">
            <text:p>Halle 5, Stand B16</text:p>
          </table:table-cell>
        </table:table-row>
        <table:table-row table:style-name="ro1">
          <table:table-cell office:value-type="string">
            <text:p>Institut für Mikrotechnologie</text:p>
          </table:table-cell>
          <table:table-cell office:value-type="string">
            <text:p>D-30823 Garbsen</text:p>
          </table:table-cell>
          <table:table-cell office:value-type="string">
            <text:p>Halle 15, Stand H55/1</text:p>
          </table:table-cell>
        </table:table-row>
        <table:table-row table:style-name="ro1">
          <table:table-cell office:value-type="string">
            <text:p>Institut für Textil-/Verfahrenstechnik</text:p>
          </table:table-cell>
          <table:table-cell office:value-type="string">
            <text:p>D-73770 Denkendorf</text:p>
          </table:table-cell>
          <table:table-cell office:value-type="string">
            <text:p>Halle 2, Stand C52</text:p>
          </table:table-cell>
        </table:table-row>
        <table:table-row table:style-name="ro1">
          <table:table-cell office:value-type="string">
            <text:p>Institut für Umformtechnik</text:p>
          </table:table-cell>
          <table:table-cell office:value-type="string">
            <text:p>D-30823 Garbsen</text:p>
          </table:table-cell>
          <table:table-cell office:value-type="string">
            <text:p>Halle 5, Stand B16</text:p>
          </table:table-cell>
        </table:table-row>
        <table:table-row table:style-name="ro1">
          <table:table-cell office:value-type="string">
            <text:p>Institut für Werkstoffkunde</text:p>
          </table:table-cell>
          <table:table-cell office:value-type="string">
            <text:p>D-30823 Garbsen</text:p>
          </table:table-cell>
          <table:table-cell office:value-type="string">
            <text:p>Halle 5, Stand B16</text:p>
          </table:table-cell>
        </table:table-row>
        <table:table-row table:style-name="ro1">
          <table:table-cell office:value-type="string">
            <text:p>Institut für Werkstoffkunde I</text:p>
          </table:table-cell>
          <table:table-cell office:value-type="string">
            <text:p>D-76131 Karlsruhe</text:p>
          </table:table-cell>
          <table:table-cell office:value-type="string">
            <text:p>Halle 5, Stand B16</text:p>
          </table:table-cell>
        </table:table-row>
        <table:table-row table:style-name="ro1">
          <table:table-cell office:value-type="string">
            <text:p>Institut für Werkstofftechnik</text:p>
          </table:table-cell>
          <table:table-cell office:value-type="string">
            <text:p>D-34125 Kassel</text:p>
          </table:table-cell>
          <table:table-cell office:value-type="string">
            <text:p>Halle 5, Stand B16</text:p>
          </table:table-cell>
        </table:table-row>
        <table:table-row table:style-name="ro1">
          <table:table-cell office:value-type="string">
            <text:p>INSYS MICROELECTRONICS</text:p>
          </table:table-cell>
          <table:table-cell office:value-type="string">
            <text:p>D-93047 Regensburg</text:p>
          </table:table-cell>
          <table:table-cell office:value-type="string">
            <text:p>Halle 7, Stand A53</text:p>
          </table:table-cell>
        </table:table-row>
        <table:table-row table:style-name="ro1">
          <table:table-cell office:value-type="string">
            <text:p>INSYS MICROELECTRONICS</text:p>
          </table:table-cell>
          <table:table-cell office:value-type="string">
            <text:p>D-93047 Regensburg</text:p>
          </table:table-cell>
          <table:table-cell office:value-type="string">
            <text:p>Halle 9, Stand H32</text:p>
          </table:table-cell>
        </table:table-row>
        <table:table-row table:style-name="ro1">
          <table:table-cell office:value-type="string">
            <text:p>INTACTON</text:p>
          </table:table-cell>
          <table:table-cell office:value-type="string">
            <text:p>D-44263 Dortmund</text:p>
          </table:table-cell>
          <table:table-cell office:value-type="string">
            <text:p>Halle 9, Stand A13</text:p>
          </table:table-cell>
        </table:table-row>
        <table:table-row table:style-name="ro1">
          <table:table-cell office:value-type="string">
            <text:p>IN-TEC</text:p>
          </table:table-cell>
          <table:table-cell office:value-type="string">
            <text:p>D-04824 Beucha</text:p>
          </table:table-cell>
          <table:table-cell office:value-type="string">
            <text:p>Halle 4, Stand F24, (5)</text:p>
          </table:table-cell>
        </table:table-row>
        <table:table-row table:style-name="ro1">
          <table:table-cell office:value-type="string">
            <text:p>INTECO</text:p>
          </table:table-cell>
          <table:table-cell office:value-type="string">
            <text:p>D-84034 Landshut</text:p>
          </table:table-cell>
          <table:table-cell office:value-type="string">
            <text:p>Halle 17, Stand D64</text:p>
          </table:table-cell>
        </table:table-row>
        <table:table-row table:style-name="ro1">
          <table:table-cell office:value-type="string">
            <text:p>Intensiv-Filter</text:p>
          </table:table-cell>
          <table:table-cell office:value-type="string">
            <text:p>D-42555 Velbert</text:p>
          </table:table-cell>
          <table:table-cell office:value-type="string">
            <text:p>Halle 6, Stand H49</text:p>
          </table:table-cell>
        </table:table-row>
        <table:table-row table:style-name="ro1">
          <table:table-cell office:value-type="string">
            <text:p>INTERBUS Club Deutschland</text:p>
          </table:table-cell>
          <table:table-cell office:value-type="string">
            <text:p>D-32825 Blomberg</text:p>
          </table:table-cell>
          <table:table-cell office:value-type="string">
            <text:p>Halle 11, Stand A61</text:p>
          </table:table-cell>
        </table:table-row>
        <table:table-row table:style-name="ro1">
          <table:table-cell office:value-type="string">
            <text:p>Interessengemeinschaft SERCOS</text:p>
          </table:table-cell>
          <table:table-cell office:value-type="string">
            <text:p>D-70190 Stuttgart</text:p>
          </table:table-cell>
          <table:table-cell office:value-type="string">
            <text:p>Halle 9, Stand A43</text:p>
          </table:table-cell>
        </table:table-row>
        <table:table-row table:style-name="ro1">
          <table:table-cell office:value-type="string">
            <text:p>INTERGRAPH (DEUTSCHLAND)</text:p>
          </table:table-cell>
          <table:table-cell office:value-type="string">
            <text:p>D-85737 Ismaning</text:p>
          </table:table-cell>
          <table:table-cell office:value-type="string">
            <text:p>Halle 13, Stand B20</text:p>
          </table:table-cell>
        </table:table-row>
        <table:table-row table:style-name="ro1">
          <table:table-cell office:value-type="string">
            <text:p>International Enterprise Singapore</text:p>
          </table:table-cell>
          <table:table-cell office:value-type="string">
            <text:p>D-60313 Frankfurt</text:p>
          </table:table-cell>
          <table:table-cell office:value-type="string">
            <text:p>Halle 6, Stand D42</text:p>
          </table:table-cell>
        </table:table-row>
        <table:table-row table:style-name="ro1">
          <table:table-cell office:value-type="string">
            <text:p>International Forum Design</text:p>
          </table:table-cell>
          <table:table-cell office:value-type="string">
            <text:p>D-30521 Hannover</text:p>
          </table:table-cell>
          <table:table-cell office:value-type="string">
            <text:p>Halle 5, Stand D52</text:p>
          </table:table-cell>
        </table:table-row>
        <table:table-row table:style-name="ro1">
          <table:table-cell office:value-type="string">
            <text:p>INTORQ</text:p>
          </table:table-cell>
          <table:table-cell office:value-type="string">
            <text:p>D-31855 Aerzen</text:p>
          </table:table-cell>
          <table:table-cell office:value-type="string">
            <text:p>Halle 14, Stand H20</text:p>
          </table:table-cell>
        </table:table-row>
        <table:table-row table:style-name="ro1">
          <table:table-cell office:value-type="string">
            <text:p>IP Bewertungs</text:p>
          </table:table-cell>
          <table:table-cell office:value-type="string">
            <text:p>D-20148 Hamburg</text:p>
          </table:table-cell>
          <table:table-cell office:value-type="string">
            <text:p>Halle 2, Stand A02</text:p>
          </table:table-cell>
        </table:table-row>
        <table:table-row table:style-name="ro1">
          <table:table-cell office:value-type="string">
            <text:p>IPC2U</text:p>
          </table:table-cell>
          <table:table-cell office:value-type="string">
            <text:p>D-30855 Langenhagen</text:p>
          </table:table-cell>
          <table:table-cell office:value-type="string">
            <text:p>Halle 9, Stand H18</text:p>
          </table:table-cell>
        </table:table-row>
        <table:table-row table:style-name="ro1">
          <table:table-cell office:value-type="string">
            <text:p>IPDS</text:p>
          </table:table-cell>
          <table:table-cell office:value-type="string">
            <text:p>D-93055 Regensburg</text:p>
          </table:table-cell>
          <table:table-cell office:value-type="string">
            <text:p>Halle 12, Stand F59</text:p>
          </table:table-cell>
        </table:table-row>
        <table:table-row table:style-name="ro1">
          <table:table-cell office:value-type="string">
            <text:p>ipf electronic</text:p>
          </table:table-cell>
          <table:table-cell office:value-type="string">
            <text:p>D-58515 Lüdenscheid</text:p>
          </table:table-cell>
          <table:table-cell office:value-type="string">
            <text:p>Halle 9, Stand H25</text:p>
          </table:table-cell>
        </table:table-row>
        <table:table-row table:style-name="ro1">
          <table:table-cell office:value-type="string">
            <text:p>IPG Ingenieurbüro für Prozessoptimierung</text:p>
          </table:table-cell>
          <table:table-cell office:value-type="string">
            <text:p>D-67269 Grünstadt</text:p>
          </table:table-cell>
          <table:table-cell office:value-type="string">
            <text:p>Halle 2, Stand C46</text:p>
          </table:table-cell>
        </table:table-row>
        <table:table-row table:style-name="ro1">
          <table:table-cell office:value-type="string">
            <text:p>IPH</text:p>
          </table:table-cell>
          <table:table-cell office:value-type="string">
            <text:p>D-12681 Berlin</text:p>
          </table:table-cell>
          <table:table-cell office:value-type="string">
            <text:p>Halle 12, Stand B19</text:p>
          </table:table-cell>
        </table:table-row>
        <table:table-row table:style-name="ro1">
          <table:table-cell office:value-type="string">
            <text:p>IPH - Institut f. integrierte Produktion</text:p>
          </table:table-cell>
          <table:table-cell office:value-type="string">
            <text:p>D-30419 Hannover</text:p>
          </table:table-cell>
          <table:table-cell office:value-type="string">
            <text:p>Halle 5, Stand B16</text:p>
          </table:table-cell>
        </table:table-row>
        <table:table-row table:style-name="ro1">
          <table:table-cell office:value-type="string">
            <text:p>IPH - Institut f. integrierte Produktion</text:p>
          </table:table-cell>
          <table:table-cell office:value-type="string">
            <text:p>D-30419 Hannover</text:p>
          </table:table-cell>
          <table:table-cell office:value-type="string">
            <text:p>Halle 14, Stand H36</text:p>
          </table:table-cell>
        </table:table-row>
        <table:table-row table:style-name="ro1">
          <table:table-cell office:value-type="string">
            <text:p>IProS Industrie Produkte Service</text:p>
          </table:table-cell>
          <table:table-cell office:value-type="string">
            <text:p>D-58636 Iserlohn</text:p>
          </table:table-cell>
          <table:table-cell office:value-type="string">
            <text:p>Halle 13, Stand F35</text:p>
          </table:table-cell>
        </table:table-row>
        <table:table-row table:style-name="ro1">
          <table:table-cell office:value-type="string">
            <text:p>iPSS</text:p>
          </table:table-cell>
          <table:table-cell office:value-type="string">
            <text:p>D-09376 Oelsnitz</text:p>
          </table:table-cell>
          <table:table-cell office:value-type="string">
            <text:p>Halle 4, Stand G24</text:p>
          </table:table-cell>
        </table:table-row>
        <table:table-row table:style-name="ro1">
          <table:table-cell office:value-type="string">
            <text:p>IQUADRAT</text:p>
          </table:table-cell>
          <table:table-cell office:value-type="string">
            <text:p>D-42289 Wuppertal</text:p>
          </table:table-cell>
          <table:table-cell office:value-type="string">
            <text:p>Halle 16, Stand D23</text:p>
          </table:table-cell>
        </table:table-row>
        <table:table-row table:style-name="ro1">
          <table:table-cell office:value-type="string">
            <text:p>IRC Bavaria</text:p>
          </table:table-cell>
          <table:table-cell office:value-type="string">
            <text:p>D-90403 Nürnberg</text:p>
          </table:table-cell>
          <table:table-cell office:value-type="string">
            <text:p>Halle 2, Stand A54</text:p>
          </table:table-cell>
        </table:table-row>
        <table:table-row table:style-name="ro1">
          <table:table-cell office:value-type="string">
            <text:p>IRONCAD4D</text:p>
          </table:table-cell>
          <table:table-cell office:value-type="string">
            <text:p>D-88090 Immenstaad</text:p>
          </table:table-cell>
          <table:table-cell office:value-type="string">
            <text:p>Halle 15, Stand B17</text:p>
          </table:table-cell>
        </table:table-row>
        <table:table-row table:style-name="ro1">
          <table:table-cell office:value-type="string">
            <text:p>ISAP</text:p>
          </table:table-cell>
          <table:table-cell office:value-type="string">
            <text:p>D-44629 Herne</text:p>
          </table:table-cell>
          <table:table-cell office:value-type="string">
            <text:p>Halle 15, Stand A06</text:p>
          </table:table-cell>
        </table:table-row>
        <table:table-row table:style-name="ro1">
          <table:table-cell office:value-type="string">
            <text:p>ISD Software und Systeme</text:p>
          </table:table-cell>
          <table:table-cell office:value-type="string">
            <text:p>D-44227 Dortmund</text:p>
          </table:table-cell>
          <table:table-cell office:value-type="string">
            <text:p>Halle 15, Stand A14</text:p>
          </table:table-cell>
        </table:table-row>
        <table:table-row table:style-name="ro1">
          <table:table-cell office:value-type="string">
            <text:p>ISFH</text:p>
          </table:table-cell>
          <table:table-cell office:value-type="string">
            <text:p>D-31860 Emmerthal</text:p>
          </table:table-cell>
          <table:table-cell office:value-type="string">
            <text:p>Halle 13, Stand E52</text:p>
          </table:table-cell>
        </table:table-row>
        <table:table-row table:style-name="ro1">
          <table:table-cell office:value-type="string">
            <text:p>ISO-ELEKTRA</text:p>
          </table:table-cell>
          <table:table-cell office:value-type="string">
            <text:p>D-31008 Elze</text:p>
          </table:table-cell>
          <table:table-cell office:value-type="string">
            <text:p>Halle 5, Stand D01</text:p>
          </table:table-cell>
        </table:table-row>
        <table:table-row table:style-name="ro1">
          <table:table-cell office:value-type="string">
            <text:p>ISS Industrie-Service Sondershausen</text:p>
          </table:table-cell>
          <table:table-cell office:value-type="string">
            <text:p>D-99706 Sondershausen</text:p>
          </table:table-cell>
          <table:table-cell office:value-type="string">
            <text:p>Halle 17, Stand E68</text:p>
          </table:table-cell>
        </table:table-row>
        <table:table-row table:style-name="ro1">
          <table:table-cell office:value-type="string">
            <text:p>iTAC Software</text:p>
          </table:table-cell>
          <table:table-cell office:value-type="string">
            <text:p>D-56428 Dernbach</text:p>
          </table:table-cell>
          <table:table-cell office:value-type="string">
            <text:p>Halle 16, Stand A06</text:p>
          </table:table-cell>
        </table:table-row>
        <table:table-row table:style-name="ro1">
          <table:table-cell office:value-type="string">
            <text:p>ITandFactory</text:p>
          </table:table-cell>
          <table:table-cell office:value-type="string">
            <text:p>D-65812 Bad Soden</text:p>
          </table:table-cell>
          <table:table-cell office:value-type="string">
            <text:p>Halle 16, Stand C22</text:p>
          </table:table-cell>
        </table:table-row>
        <table:table-row table:style-name="ro1">
          <table:table-cell office:value-type="string">
            <text:p>ITC Electronics</text:p>
          </table:table-cell>
          <table:table-cell office:value-type="string">
            <text:p>D-31061 Alfeld</text:p>
          </table:table-cell>
          <table:table-cell office:value-type="string">
            <text:p>Halle 12, Stand B01</text:p>
          </table:table-cell>
        </table:table-row>
        <table:table-row table:style-name="ro1">
          <table:table-cell office:value-type="string">
            <text:p>itelligence</text:p>
          </table:table-cell>
          <table:table-cell office:value-type="string">
            <text:p>D-33605 Bielefeld</text:p>
          </table:table-cell>
          <table:table-cell office:value-type="string">
            <text:p>Halle 16, Stand A06</text:p>
          </table:table-cell>
        </table:table-row>
        <table:table-row table:style-name="ro1">
          <table:table-cell office:value-type="string">
            <text:p>I.T.E.N.O.S.</text:p>
          </table:table-cell>
          <table:table-cell office:value-type="string">
            <text:p>D-53119 Bonn</text:p>
          </table:table-cell>
          <table:table-cell office:value-type="string">
            <text:p>Halle 13, Stand E78/2</text:p>
          </table:table-cell>
        </table:table-row>
        <table:table-row table:style-name="ro1">
          <table:table-cell office:value-type="string">
            <text:p>ITH</text:p>
          </table:table-cell>
          <table:table-cell office:value-type="string">
            <text:p>D-59872 Meschede</text:p>
          </table:table-cell>
          <table:table-cell office:value-type="string">
            <text:p>Halle 17, Stand F22</text:p>
          </table:table-cell>
        </table:table-row>
        <table:table-row table:style-name="ro1">
          <table:table-cell office:value-type="string">
            <text:p>ITI</text:p>
          </table:table-cell>
          <table:table-cell office:value-type="string">
            <text:p>D-01067 Dresden</text:p>
          </table:table-cell>
          <table:table-cell office:value-type="string">
            <text:p>Halle 16, Stand B22</text:p>
          </table:table-cell>
        </table:table-row>
        <table:table-row table:style-name="ro1">
          <table:table-cell office:value-type="string">
            <text:p>itl Institut für technische Literatur</text:p>
          </table:table-cell>
          <table:table-cell office:value-type="string">
            <text:p>D-80809 München</text:p>
          </table:table-cell>
          <table:table-cell office:value-type="string">
            <text:p>Halle 16, Stand D10</text:p>
          </table:table-cell>
        </table:table-row>
        <table:table-row table:style-name="ro1">
          <table:table-cell office:value-type="string">
            <text:p>ITQ</text:p>
          </table:table-cell>
          <table:table-cell office:value-type="string">
            <text:p>D-80807 München</text:p>
          </table:table-cell>
          <table:table-cell office:value-type="string">
            <text:p>Halle 17, Stand D30</text:p>
          </table:table-cell>
        </table:table-row>
        <table:table-row table:style-name="ro1">
          <table:table-cell office:value-type="string">
            <text:p>IVAM</text:p>
          </table:table-cell>
          <table:table-cell office:value-type="string">
            <text:p>D-44227 Dortmund</text:p>
          </table:table-cell>
          <table:table-cell office:value-type="string">
            <text:p>Halle 15, Stand D36</text:p>
          </table:table-cell>
        </table:table-row>
        <table:table-row table:style-name="ro1">
          <table:table-cell office:value-type="string">
            <text:p>IVAM - Fachverband für Mikrotechnik</text:p>
          </table:table-cell>
          <table:table-cell office:value-type="string">
            <text:p>D-44227 Dortmund</text:p>
          </table:table-cell>
          <table:table-cell office:value-type="string">
            <text:p>Halle 15, Stand D36</text:p>
          </table:table-cell>
        </table:table-row>
        <table:table-row table:style-name="ro1">
          <table:table-cell office:value-type="string">
            <text:p>IVO</text:p>
          </table:table-cell>
          <table:table-cell office:value-type="string">
            <text:p>D-78056 Villingen-Schwenningen</text:p>
          </table:table-cell>
          <table:table-cell office:value-type="string">
            <text:p>Halle 9, Stand A28</text:p>
          </table:table-cell>
        </table:table-row>
        <table:table-row table:style-name="ro1">
          <table:table-cell office:value-type="string">
            <text:p>IVO</text:p>
          </table:table-cell>
          <table:table-cell office:value-type="string">
            <text:p>D-78056 Villingen-Schwenningen</text:p>
          </table:table-cell>
          <table:table-cell office:value-type="string">
            <text:p>Halle 9, Stand F13</text:p>
          </table:table-cell>
        </table:table-row>
        <table:table-row table:style-name="ro1">
          <table:table-cell office:value-type="string">
            <text:p>IWAKI Europe</text:p>
          </table:table-cell>
          <table:table-cell office:value-type="string">
            <text:p>D-47877 Willich</text:p>
          </table:table-cell>
          <table:table-cell office:value-type="string">
            <text:p>Halle 13, Stand E83/2</text:p>
          </table:table-cell>
        </table:table-row>
        <table:table-row table:style-name="ro1">
          <table:table-cell office:value-type="string">
            <text:p>iws Industrie-Wartung Systeme</text:p>
          </table:table-cell>
          <table:table-cell office:value-type="string">
            <text:p>D-96052 Bamberg</text:p>
          </table:table-cell>
          <table:table-cell office:value-type="string">
            <text:p>Halle 13, Stand F31</text:p>
          </table:table-cell>
        </table:table-row>
        <table:table-row table:style-name="ro1">
          <table:table-cell office:value-type="string">
            <text:p>iXPOS</text:p>
          </table:table-cell>
          <table:table-cell office:value-type="string">
            <text:p>D-50676 Köln</text:p>
          </table:table-cell>
          <table:table-cell office:value-type="string">
            <text:p>Halle 6, Stand F51</text:p>
          </table:table-cell>
        </table:table-row>
        <table:table-row table:style-name="ro1">
          <table:table-cell office:value-type="string">
            <text:p>IXXAT Automation</text:p>
          </table:table-cell>
          <table:table-cell office:value-type="string">
            <text:p>D-88250 Weingarten</text:p>
          </table:table-cell>
          <table:table-cell office:value-type="string">
            <text:p>Halle 11, Stand B66</text:p>
          </table:table-cell>
        </table:table-row>
        <table:table-row table:style-name="ro1">
          <table:table-cell office:value-type="string">
            <text:p>JACOB</text:p>
          </table:table-cell>
          <table:table-cell office:value-type="string">
            <text:p>D-71394 Kernen</text:p>
          </table:table-cell>
          <table:table-cell office:value-type="string">
            <text:p>Halle 12, Stand B05</text:p>
          </table:table-cell>
        </table:table-row>
        <table:table-row table:style-name="ro1">
          <table:table-cell office:value-type="string">
            <text:p>Jacob</text:p>
          </table:table-cell>
          <table:table-cell office:value-type="string">
            <text:p>D-71394 Kernen</text:p>
          </table:table-cell>
          <table:table-cell office:value-type="string">
            <text:p>Halle 12, Stand B05</text:p>
          </table:table-cell>
        </table:table-row>
        <table:table-row table:style-name="ro1">
          <table:table-cell office:value-type="string">
            <text:p>Janitza electronics</text:p>
          </table:table-cell>
          <table:table-cell office:value-type="string">
            <text:p>D-35633 Lahnau</text:p>
          </table:table-cell>
          <table:table-cell office:value-type="string">
            <text:p>Halle 12, Stand D34</text:p>
          </table:table-cell>
        </table:table-row>
        <table:table-row table:style-name="ro1">
          <table:table-cell office:value-type="string">
            <text:p>Janssen, Rolf</text:p>
          </table:table-cell>
          <table:table-cell office:value-type="string">
            <text:p>D-26603 Aurich</text:p>
          </table:table-cell>
          <table:table-cell office:value-type="string">
            <text:p>Halle 12, Stand E80</text:p>
          </table:table-cell>
        </table:table-row>
        <table:table-row table:style-name="ro1">
          <table:table-cell office:value-type="string">
            <text:p>Jean Müller</text:p>
          </table:table-cell>
          <table:table-cell office:value-type="string">
            <text:p>D-65343 Eltville</text:p>
          </table:table-cell>
          <table:table-cell office:value-type="string">
            <text:p>Halle 11, Stand B14</text:p>
          </table:table-cell>
        </table:table-row>
        <table:table-row table:style-name="ro1">
          <table:table-cell office:value-type="string">
            <text:p>JENOPTIK Laser, Optik, Systeme</text:p>
          </table:table-cell>
          <table:table-cell office:value-type="string">
            <text:p>D-07745 Jena</text:p>
          </table:table-cell>
          <table:table-cell office:value-type="string">
            <text:p>Halle 15, Stand D36</text:p>
          </table:table-cell>
        </table:table-row>
        <table:table-row table:style-name="ro1">
          <table:table-cell office:value-type="string">
            <text:p>JETRO Düsseldorf</text:p>
          </table:table-cell>
          <table:table-cell office:value-type="string">
            <text:p>D-40212 Düsseldorf</text:p>
          </table:table-cell>
          <table:table-cell office:value-type="string">
            <text:p>Halle 6, Stand C48</text:p>
          </table:table-cell>
        </table:table-row>
        <table:table-row table:style-name="ro1">
          <table:table-cell office:value-type="string">
            <text:p>Jetter</text:p>
          </table:table-cell>
          <table:table-cell office:value-type="string">
            <text:p>D-71642 Ludwigsburg</text:p>
          </table:table-cell>
          <table:table-cell office:value-type="string">
            <text:p>Halle 11, Stand E41</text:p>
          </table:table-cell>
        </table:table-row>
        <table:table-row table:style-name="ro1">
          <table:table-cell office:value-type="string">
            <text:p>Job &amp; Career Market</text:p>
          </table:table-cell>
          <table:table-cell office:value-type="string">
            <text:p>D-30521 Hannover</text:p>
          </table:table-cell>
          <table:table-cell office:value-type="string">
            <text:p>Halle 2</text:p>
          </table:table-cell>
        </table:table-row>
        <table:table-row table:style-name="ro1">
          <table:table-cell office:value-type="string">
            <text:p>JOBWARE ONLINE-SERVICE</text:p>
          </table:table-cell>
          <table:table-cell office:value-type="string">
            <text:p>D-33100 Paderborn</text:p>
          </table:table-cell>
          <table:table-cell office:value-type="string">
            <text:p>Halle 2, Stand D56</text:p>
          </table:table-cell>
        </table:table-row>
        <table:table-row table:style-name="ro1">
          <table:table-cell office:value-type="string">
            <text:p>JOVYATLAS</text:p>
          </table:table-cell>
          <table:table-cell office:value-type="string">
            <text:p>D-26789 Leer</text:p>
          </table:table-cell>
          <table:table-cell office:value-type="string">
            <text:p>Halle 12, Stand D75</text:p>
          </table:table-cell>
        </table:table-row>
        <table:table-row table:style-name="ro1">
          <table:table-cell office:value-type="string">
            <text:p>JR Rusch Maschinenteile</text:p>
          </table:table-cell>
          <table:table-cell office:value-type="string">
            <text:p>D-33758 Schloß Holte-Stukenbrock</text:p>
          </table:table-cell>
          <table:table-cell office:value-type="string">
            <text:p>Halle 17, Stand D70</text:p>
          </table:table-cell>
        </table:table-row>
        <table:table-row table:style-name="ro1">
          <table:table-cell office:value-type="string">
            <text:p>Jüke Systemtechnik</text:p>
          </table:table-cell>
          <table:table-cell office:value-type="string">
            <text:p>D-48341 Altenberge</text:p>
          </table:table-cell>
          <table:table-cell office:value-type="string">
            <text:p>Halle 3, Stand F47</text:p>
          </table:table-cell>
        </table:table-row>
        <table:table-row table:style-name="ro1">
          <table:table-cell office:value-type="string">
            <text:p>Jüke Systemtechnik</text:p>
          </table:table-cell>
          <table:table-cell office:value-type="string">
            <text:p>D-48341 Altenberge</text:p>
          </table:table-cell>
          <table:table-cell office:value-type="string">
            <text:p>Halle 4, Stand B12, (12)</text:p>
          </table:table-cell>
        </table:table-row>
        <table:table-row table:style-name="ro1">
          <table:table-cell office:value-type="string">
            <text:p>Jürgensen, M.</text:p>
          </table:table-cell>
          <table:table-cell office:value-type="string">
            <text:p>D-24966 Sörup</text:p>
          </table:table-cell>
          <table:table-cell office:value-type="string">
            <text:p>Halle 3, Stand B26, (8)</text:p>
          </table:table-cell>
        </table:table-row>
        <table:table-row table:style-name="ro1">
          <table:table-cell office:value-type="string">
            <text:p>JUMO</text:p>
          </table:table-cell>
          <table:table-cell office:value-type="string">
            <text:p>D-36039 Fulda</text:p>
          </table:table-cell>
          <table:table-cell office:value-type="string">
            <text:p>Halle 9, Stand F05</text:p>
          </table:table-cell>
        </table:table-row>
        <table:table-row table:style-name="ro1">
          <table:table-cell office:value-type="string">
            <text:p>JUNG Hebe-und Transporttechnik</text:p>
          </table:table-cell>
          <table:table-cell office:value-type="string">
            <text:p>D-71334 Waiblingen</text:p>
          </table:table-cell>
          <table:table-cell office:value-type="string">
            <text:p>Halle 15, Stand D32</text:p>
          </table:table-cell>
        </table:table-row>
        <table:table-row table:style-name="ro1">
          <table:table-cell office:value-type="string">
            <text:p>K &amp; N Schalter</text:p>
          </table:table-cell>
          <table:table-cell office:value-type="string">
            <text:p>D-76189 Karlsruhe</text:p>
          </table:table-cell>
          <table:table-cell office:value-type="string">
            <text:p>Halle 12, Stand D46</text:p>
          </table:table-cell>
        </table:table-row>
        <table:table-row table:style-name="ro1">
          <table:table-cell office:value-type="string">
            <text:p>K &amp; S Industriebedarf</text:p>
          </table:table-cell>
          <table:table-cell office:value-type="string">
            <text:p>D-69436 Schwanheim</text:p>
          </table:table-cell>
          <table:table-cell office:value-type="string">
            <text:p>Halle 5, Stand C51</text:p>
          </table:table-cell>
        </table:table-row>
        <table:table-row table:style-name="ro1">
          <table:table-cell office:value-type="string">
            <text:p>Kaba Benzing</text:p>
          </table:table-cell>
          <table:table-cell office:value-type="string">
            <text:p>D-78056 Villingen-Schwenningen</text:p>
          </table:table-cell>
          <table:table-cell office:value-type="string">
            <text:p>Halle 16, Stand A06</text:p>
          </table:table-cell>
        </table:table-row>
        <table:table-row table:style-name="ro1">
          <table:table-cell office:value-type="string">
            <text:p>KABEL WÄCHTER</text:p>
          </table:table-cell>
          <table:table-cell office:value-type="string">
            <text:p>D-72124 Pliezhausen</text:p>
          </table:table-cell>
          <table:table-cell office:value-type="string">
            <text:p>Halle 12, Stand D12</text:p>
          </table:table-cell>
        </table:table-row>
        <table:table-row table:style-name="ro1">
          <table:table-cell office:value-type="string">
            <text:p>KABELSCHLEPP</text:p>
          </table:table-cell>
          <table:table-cell office:value-type="string">
            <text:p>D-57074 Siegen</text:p>
          </table:table-cell>
          <table:table-cell office:value-type="string">
            <text:p>Halle 17, Stand A40</text:p>
          </table:table-cell>
        </table:table-row>
        <table:table-row table:style-name="ro1">
          <table:table-cell office:value-type="string">
            <text:p>Kablitz &amp; Mitthof, R.</text:p>
          </table:table-cell>
          <table:table-cell office:value-type="string">
            <text:p>D-97922 Lauda-Königshofen</text:p>
          </table:table-cell>
          <table:table-cell office:value-type="string">
            <text:p>Halle 13, Stand A63</text:p>
          </table:table-cell>
        </table:table-row>
        <table:table-row table:style-name="ro1">
          <table:table-cell office:value-type="string">
            <text:p>Kaeppler &amp; Pausch</text:p>
          </table:table-cell>
          <table:table-cell office:value-type="string">
            <text:p>D-01904 Neukirch</text:p>
          </table:table-cell>
          <table:table-cell office:value-type="string">
            <text:p>Halle 4, Stand G24, (19)</text:p>
          </table:table-cell>
        </table:table-row>
        <table:table-row table:style-name="ro1">
          <table:table-cell office:value-type="string">
            <text:p>Kärcher, Alfred</text:p>
          </table:table-cell>
          <table:table-cell office:value-type="string">
            <text:p>D-71364 Winnenden</text:p>
          </table:table-cell>
          <table:table-cell office:value-type="string">
            <text:p>Halle 13, Stand F16</text:p>
          </table:table-cell>
        </table:table-row>
        <table:table-row table:style-name="ro1">
          <table:table-cell office:value-type="string">
            <text:p>Kästner Präzisionswerkzeuge</text:p>
          </table:table-cell>
          <table:table-cell office:value-type="string">
            <text:p>D-98587 Steinbach-Hallenberg</text:p>
          </table:table-cell>
          <table:table-cell office:value-type="string">
            <text:p>Halle 4, Stand A42</text:p>
          </table:table-cell>
        </table:table-row>
        <table:table-row table:style-name="ro1">
          <table:table-cell office:value-type="string">
            <text:p>KAG Kählig Antriebstechnik</text:p>
          </table:table-cell>
          <table:table-cell office:value-type="string">
            <text:p>D-30179 Hannover</text:p>
          </table:table-cell>
          <table:table-cell office:value-type="string">
            <text:p>Halle 14, Stand J18</text:p>
          </table:table-cell>
        </table:table-row>
        <table:table-row table:style-name="ro1">
          <table:table-cell office:value-type="string">
            <text:p>Kaindl Reiling Schleifmittel</text:p>
          </table:table-cell>
          <table:table-cell office:value-type="string">
            <text:p>D-75203 Königsbach-Stein</text:p>
          </table:table-cell>
          <table:table-cell office:value-type="string">
            <text:p>Halle 17, Stand A67</text:p>
          </table:table-cell>
        </table:table-row>
        <table:table-row table:style-name="ro1">
          <table:table-cell office:value-type="string">
            <text:p>Kaiser Aluminium-Umformtechnik</text:p>
          </table:table-cell>
          <table:table-cell office:value-type="string">
            <text:p>D-78713 Schramberg</text:p>
          </table:table-cell>
          <table:table-cell office:value-type="string">
            <text:p>Halle 4, Stand E24</text:p>
          </table:table-cell>
        </table:table-row>
        <table:table-row table:style-name="ro1">
          <table:table-cell office:value-type="string">
            <text:p>Kakuta</text:p>
          </table:table-cell>
          <table:table-cell office:value-type="string">
            <text:p>D-90762 Fürth</text:p>
          </table:table-cell>
          <table:table-cell office:value-type="string">
            <text:p>Halle 17, Stand A71</text:p>
          </table:table-cell>
        </table:table-row>
        <table:table-row table:style-name="ro1">
          <table:table-cell office:value-type="string">
            <text:p>Kalinsky Sensor Elektronik</text:p>
          </table:table-cell>
          <table:table-cell office:value-type="string">
            <text:p>D-99086 Erfurt</text:p>
          </table:table-cell>
          <table:table-cell office:value-type="string">
            <text:p>Halle 8, Stand F24</text:p>
          </table:table-cell>
        </table:table-row>
        <table:table-row table:style-name="ro1">
          <table:table-cell office:value-type="string">
            <text:p>Kampwerk Vieregge u. Pickardt</text:p>
          </table:table-cell>
          <table:table-cell office:value-type="string">
            <text:p>D-58840 Plettenberg</text:p>
          </table:table-cell>
          <table:table-cell office:value-type="string">
            <text:p>Halle 4, Stand G53</text:p>
          </table:table-cell>
        </table:table-row>
        <table:table-row table:style-name="ro1">
          <table:table-cell office:value-type="string">
            <text:p>Kappei SOLAR FUTURE TECHNIK</text:p>
          </table:table-cell>
          <table:table-cell office:value-type="string">
            <text:p>D-38274 Elbe</text:p>
          </table:table-cell>
          <table:table-cell office:value-type="string">
            <text:p>Halle 13, Stand E52</text:p>
          </table:table-cell>
        </table:table-row>
        <table:table-row table:style-name="ro1">
          <table:table-cell office:value-type="string">
            <text:p>Kardex Organisationssysteme</text:p>
          </table:table-cell>
          <table:table-cell office:value-type="string">
            <text:p>D-61476 Kronberg</text:p>
          </table:table-cell>
          <table:table-cell office:value-type="string">
            <text:p>Halle 16, Stand D24</text:p>
          </table:table-cell>
        </table:table-row>
        <table:table-row table:style-name="ro1">
          <table:table-cell office:value-type="string">
            <text:p>Kardex Organisationssysteme</text:p>
          </table:table-cell>
          <table:table-cell office:value-type="string">
            <text:p>D-61476 Kronberg</text:p>
          </table:table-cell>
          <table:table-cell office:value-type="string">
            <text:p>Halle 17, Stand A50</text:p>
          </table:table-cell>
        </table:table-row>
        <table:table-row table:style-name="ro1">
          <table:table-cell office:value-type="string">
            <text:p>Karl Ernst Brinkmann</text:p>
          </table:table-cell>
          <table:table-cell office:value-type="string">
            <text:p>D-32683 Barntrup</text:p>
          </table:table-cell>
          <table:table-cell office:value-type="string">
            <text:p>Halle 9, Stand F13</text:p>
          </table:table-cell>
        </table:table-row>
        <table:table-row table:style-name="ro1">
          <table:table-cell office:value-type="string">
            <text:p>Karl Späh</text:p>
          </table:table-cell>
          <table:table-cell office:value-type="string">
            <text:p>D-72516 Scheer</text:p>
          </table:table-cell>
          <table:table-cell office:value-type="string">
            <text:p>Halle 4, Stand F22</text:p>
          </table:table-cell>
        </table:table-row>
        <table:table-row table:style-name="ro1">
          <table:table-cell office:value-type="string">
            <text:p>Karolick Industrielackierung</text:p>
          </table:table-cell>
          <table:table-cell office:value-type="string">
            <text:p>D-58553 Halver</text:p>
          </table:table-cell>
          <table:table-cell office:value-type="string">
            <text:p>Halle 4, Stand B12, (01)</text:p>
          </table:table-cell>
        </table:table-row>
        <table:table-row table:style-name="ro1">
          <table:table-cell office:value-type="string">
            <text:p>Kaufmann</text:p>
          </table:table-cell>
          <table:table-cell office:value-type="string">
            <text:p>D-75196 Remchingen</text:p>
          </table:table-cell>
          <table:table-cell office:value-type="string">
            <text:p>Halle 4, Stand B25</text:p>
          </table:table-cell>
        </table:table-row>
        <table:table-row table:style-name="ro1">
          <table:table-cell office:value-type="string">
            <text:p>KAUTASIT-Gummitechnik</text:p>
          </table:table-cell>
          <table:table-cell office:value-type="string">
            <text:p>D-01257 Dresden</text:p>
          </table:table-cell>
          <table:table-cell office:value-type="string">
            <text:p>Halle 5, Stand B34</text:p>
          </table:table-cell>
        </table:table-row>
        <table:table-row table:style-name="ro1">
          <table:table-cell office:value-type="string">
            <text:p>Kawasaki Robotics</text:p>
          </table:table-cell>
          <table:table-cell office:value-type="string">
            <text:p>D-41468 Neuss</text:p>
          </table:table-cell>
          <table:table-cell office:value-type="string">
            <text:p>Halle 17, Stand B50</text:p>
          </table:table-cell>
        </table:table-row>
        <table:table-row table:style-name="ro1">
          <table:table-cell office:value-type="string">
            <text:p>Kawasaki Robotics</text:p>
          </table:table-cell>
          <table:table-cell office:value-type="string">
            <text:p>D-41468 Neuss</text:p>
          </table:table-cell>
          <table:table-cell office:value-type="string">
            <text:p>Halle 17, Stand B50</text:p>
          </table:table-cell>
        </table:table-row>
        <table:table-row table:style-name="ro1">
          <table:table-cell office:value-type="string">
            <text:p>Kazmierczak Software</text:p>
          </table:table-cell>
          <table:table-cell office:value-type="string">
            <text:p>D-73760 Ostfildern</text:p>
          </table:table-cell>
          <table:table-cell office:value-type="string">
            <text:p>Halle 15, Stand D03</text:p>
          </table:table-cell>
        </table:table-row>
        <table:table-row table:style-name="ro1">
          <table:table-cell office:value-type="string">
            <text:p>KB Schmiedetechnik</text:p>
          </table:table-cell>
          <table:table-cell office:value-type="string">
            <text:p>D-58093 Hagen</text:p>
          </table:table-cell>
          <table:table-cell office:value-type="string">
            <text:p>Halle 4, Stand E42</text:p>
          </table:table-cell>
        </table:table-row>
        <table:table-row table:style-name="ro1">
          <table:table-cell office:value-type="string">
            <text:p>KELLER Gesellschaft für Druckmesstechnik</text:p>
          </table:table-cell>
          <table:table-cell office:value-type="string">
            <text:p>D-79798 Jestetten</text:p>
          </table:table-cell>
          <table:table-cell office:value-type="string">
            <text:p>Halle 8, Stand F37</text:p>
          </table:table-cell>
        </table:table-row>
        <table:table-row table:style-name="ro1">
          <table:table-cell office:value-type="string">
            <text:p>KELLER HCW</text:p>
          </table:table-cell>
          <table:table-cell office:value-type="string">
            <text:p>D-49479 Ibbenbüren</text:p>
          </table:table-cell>
          <table:table-cell office:value-type="string">
            <text:p>Halle 8, Stand D30</text:p>
          </table:table-cell>
        </table:table-row>
        <table:table-row table:style-name="ro1">
          <table:table-cell office:value-type="string">
            <text:p>Kelly Services Deutschland</text:p>
          </table:table-cell>
          <table:table-cell office:value-type="string">
            <text:p>D-20459 Hamburg</text:p>
          </table:table-cell>
          <table:table-cell office:value-type="string">
            <text:p>Halle 13, Stand B50/3</text:p>
          </table:table-cell>
        </table:table-row>
        <table:table-row table:style-name="ro1">
          <table:table-cell office:value-type="string">
            <text:p>KEM Küppers Elektromechanik</text:p>
          </table:table-cell>
          <table:table-cell office:value-type="string">
            <text:p>D-85757 Karlsfeld</text:p>
          </table:table-cell>
          <table:table-cell office:value-type="string">
            <text:p>Halle 7, Stand A18</text:p>
          </table:table-cell>
        </table:table-row>
        <table:table-row table:style-name="ro1">
          <table:table-cell office:value-type="string">
            <text:p>KENNAMETAL Deutschland</text:p>
          </table:table-cell>
          <table:table-cell office:value-type="string">
            <text:p>D-61364 Friedrichsdorf</text:p>
          </table:table-cell>
          <table:table-cell office:value-type="string">
            <text:p>Halle 5, Stand E32</text:p>
          </table:table-cell>
        </table:table-row>
        <table:table-row table:style-name="ro1">
          <table:table-cell office:value-type="string">
            <text:p>KERN Technik</text:p>
          </table:table-cell>
          <table:table-cell office:value-type="string">
            <text:p>D-98553 Schleusingen</text:p>
          </table:table-cell>
          <table:table-cell office:value-type="string">
            <text:p>Halle 17, Stand E68</text:p>
          </table:table-cell>
        </table:table-row>
        <table:table-row table:style-name="ro1">
          <table:table-cell office:value-type="string">
            <text:p>KERPEN</text:p>
          </table:table-cell>
          <table:table-cell office:value-type="string">
            <text:p>D-52224 Stolberg</text:p>
          </table:table-cell>
          <table:table-cell office:value-type="string">
            <text:p>Halle 7, Stand A10</text:p>
          </table:table-cell>
        </table:table-row>
        <table:table-row table:style-name="ro1">
          <table:table-cell office:value-type="string">
            <text:p>Kerpen CTI</text:p>
          </table:table-cell>
          <table:table-cell office:value-type="string">
            <text:p>D-52224 Stolberg</text:p>
          </table:table-cell>
          <table:table-cell office:value-type="string">
            <text:p>Halle 17, Stand B40</text:p>
          </table:table-cell>
        </table:table-row>
        <table:table-row table:style-name="ro1">
          <table:table-cell office:value-type="string">
            <text:p>Ketterer Druckgießerei</text:p>
          </table:table-cell>
          <table:table-cell office:value-type="string">
            <text:p>D-78120 Furtwangen</text:p>
          </table:table-cell>
          <table:table-cell office:value-type="string">
            <text:p>Halle 4, Stand E04, (6)</text:p>
          </table:table-cell>
        </table:table-row>
        <table:table-row table:style-name="ro1">
          <table:table-cell office:value-type="string">
            <text:p>Keulahütte</text:p>
          </table:table-cell>
          <table:table-cell office:value-type="string">
            <text:p>D-02957 Krauschwitz</text:p>
          </table:table-cell>
          <table:table-cell office:value-type="string">
            <text:p>Halle 11, Stand B08</text:p>
          </table:table-cell>
        </table:table-row>
        <table:table-row table:style-name="ro1">
          <table:table-cell office:value-type="string">
            <text:p>KEVAG</text:p>
          </table:table-cell>
          <table:table-cell office:value-type="string">
            <text:p>D-56068 Koblenz</text:p>
          </table:table-cell>
          <table:table-cell office:value-type="string">
            <text:p>Halle 12, Stand B11</text:p>
          </table:table-cell>
        </table:table-row>
        <table:table-row table:style-name="ro1">
          <table:table-cell office:value-type="string">
            <text:p>keytech Software</text:p>
          </table:table-cell>
          <table:table-cell office:value-type="string">
            <text:p>D-45665 Recklinghausen</text:p>
          </table:table-cell>
          <table:table-cell office:value-type="string">
            <text:p>Halle 15, Stand C06</text:p>
          </table:table-cell>
        </table:table-row>
        <table:table-row table:style-name="ro1">
          <table:table-cell office:value-type="string">
            <text:p>Kienzle Systems</text:p>
          </table:table-cell>
          <table:table-cell office:value-type="string">
            <text:p>D-74177 Bad Friedrichshall</text:p>
          </table:table-cell>
          <table:table-cell office:value-type="string">
            <text:p>Halle 4, Stand E24</text:p>
          </table:table-cell>
        </table:table-row>
        <table:table-row table:style-name="ro1">
          <table:table-cell office:value-type="string">
            <text:p>Kiesling Maschinentechnik</text:p>
          </table:table-cell>
          <table:table-cell office:value-type="string">
            <text:p>D-63128 Dietzenbach</text:p>
          </table:table-cell>
          <table:table-cell office:value-type="string">
            <text:p>Halle 12, Stand E45</text:p>
          </table:table-cell>
        </table:table-row>
        <table:table-row table:style-name="ro1">
          <table:table-cell office:value-type="string">
            <text:p>KIM</text:p>
          </table:table-cell>
          <table:table-cell office:value-type="string">
            <text:p>D-66606 St. Wendel</text:p>
          </table:table-cell>
          <table:table-cell office:value-type="string">
            <text:p>Halle 15, Stand C11</text:p>
          </table:table-cell>
        </table:table-row>
        <table:table-row table:style-name="ro1">
          <table:table-cell office:value-type="string">
            <text:p>KIPP - Heinrich Kipp Werk</text:p>
          </table:table-cell>
          <table:table-cell office:value-type="string">
            <text:p>D-72172 Sulz</text:p>
          </table:table-cell>
          <table:table-cell office:value-type="string">
            <text:p>Halle 17, Stand E62</text:p>
          </table:table-cell>
        </table:table-row>
        <table:table-row table:style-name="ro1">
          <table:table-cell office:value-type="string">
            <text:p>Kisters</text:p>
          </table:table-cell>
          <table:table-cell office:value-type="string">
            <text:p>D-52068 Aachen</text:p>
          </table:table-cell>
          <table:table-cell office:value-type="string">
            <text:p>Halle 16, Stand E05</text:p>
          </table:table-cell>
        </table:table-row>
        <table:table-row table:style-name="ro1">
          <table:table-cell office:value-type="string">
            <text:p>Kistler Instrumente</text:p>
          </table:table-cell>
          <table:table-cell office:value-type="string">
            <text:p>D-73760 Ostfildern</text:p>
          </table:table-cell>
          <table:table-cell office:value-type="string">
            <text:p>Halle 8, Stand D13</text:p>
          </table:table-cell>
        </table:table-row>
        <table:table-row table:style-name="ro1">
          <table:table-cell office:value-type="string">
            <text:p>Kjellberg Finsterwalde</text:p>
          </table:table-cell>
          <table:table-cell office:value-type="string">
            <text:p>D-03238 Finsterwalde</text:p>
          </table:table-cell>
          <table:table-cell office:value-type="string">
            <text:p>Halle 5, Stand B16</text:p>
          </table:table-cell>
        </table:table-row>
        <table:table-row table:style-name="ro1">
          <table:table-cell office:value-type="string">
            <text:p>Kläger Spritzguss</text:p>
          </table:table-cell>
          <table:table-cell office:value-type="string">
            <text:p>D-72280 Dornstetten</text:p>
          </table:table-cell>
          <table:table-cell office:value-type="string">
            <text:p>Halle 5, Stand F34</text:p>
          </table:table-cell>
        </table:table-row>
        <table:table-row table:style-name="ro1">
          <table:table-cell office:value-type="string">
            <text:p>KLASING-KABEL</text:p>
          </table:table-cell>
          <table:table-cell office:value-type="string">
            <text:p>D-85095 Denkendorf</text:p>
          </table:table-cell>
          <table:table-cell office:value-type="string">
            <text:p>Halle 12, Stand E12</text:p>
          </table:table-cell>
        </table:table-row>
        <table:table-row table:style-name="ro1">
          <table:table-cell office:value-type="string">
            <text:p>Klein, <text:s/>Gustav</text:p>
          </table:table-cell>
          <table:table-cell office:value-type="string">
            <text:p>D-86956 Schongau</text:p>
          </table:table-cell>
          <table:table-cell office:value-type="string">
            <text:p>Halle 12, Stand D56</text:p>
          </table:table-cell>
        </table:table-row>
        <table:table-row table:style-name="ro1">
          <table:table-cell office:value-type="string">
            <text:p>Kleinsorge Verbindungstechnik</text:p>
          </table:table-cell>
          <table:table-cell office:value-type="string">
            <text:p>D-57439 Attendorn</text:p>
          </table:table-cell>
          <table:table-cell office:value-type="string">
            <text:p>Halle 4, Stand H51</text:p>
          </table:table-cell>
        </table:table-row>
        <table:table-row table:style-name="ro1">
          <table:table-cell office:value-type="string">
            <text:p>Klinik für kleine Haustiere</text:p>
          </table:table-cell>
          <table:table-cell office:value-type="string">
            <text:p>D-30173 Hannover</text:p>
          </table:table-cell>
          <table:table-cell office:value-type="string">
            <text:p>Halle 5, Stand B16</text:p>
          </table:table-cell>
        </table:table-row>
        <table:table-row table:style-name="ro1">
          <table:table-cell office:value-type="string">
            <text:p>Klinik und Poliklinik HNO-Heilkunde</text:p>
          </table:table-cell>
          <table:table-cell office:value-type="string">
            <text:p>D-30625 Hannover</text:p>
          </table:table-cell>
          <table:table-cell office:value-type="string">
            <text:p>Halle 5, Stand B16</text:p>
          </table:table-cell>
        </table:table-row>
        <table:table-row table:style-name="ro1">
          <table:table-cell office:value-type="string">
            <text:p>Klocke Nanotechnik</text:p>
          </table:table-cell>
          <table:table-cell office:value-type="string">
            <text:p>D-52076 Aachen</text:p>
          </table:table-cell>
          <table:table-cell office:value-type="string">
            <text:p>Halle 15, Stand D35</text:p>
          </table:table-cell>
        </table:table-row>
        <table:table-row table:style-name="ro1">
          <table:table-cell office:value-type="string">
            <text:p>KMB Blechbearbeitung</text:p>
          </table:table-cell>
          <table:table-cell office:value-type="string">
            <text:p>D-74388 Talheim</text:p>
          </table:table-cell>
          <table:table-cell office:value-type="string">
            <text:p>Halle 4, Stand E12</text:p>
          </table:table-cell>
        </table:table-row>
        <table:table-row table:style-name="ro1">
          <table:table-cell office:value-type="string">
            <text:p>kmo turbo</text:p>
          </table:table-cell>
          <table:table-cell office:value-type="string">
            <text:p>D-88045 Friedrichshafen</text:p>
          </table:table-cell>
          <table:table-cell office:value-type="string">
            <text:p>Halle 4, Stand E24</text:p>
          </table:table-cell>
        </table:table-row>
        <table:table-row table:style-name="ro1">
          <table:table-cell office:value-type="string">
            <text:p>KMT</text:p>
          </table:table-cell>
          <table:table-cell office:value-type="string">
            <text:p>D-61231 Bad Nauheim</text:p>
          </table:table-cell>
          <table:table-cell office:value-type="string">
            <text:p>Halle 4, Stand F10</text:p>
          </table:table-cell>
        </table:table-row>
        <table:table-row table:style-name="ro1">
          <table:table-cell office:value-type="string">
            <text:p>KN-Gewindetriebe</text:p>
          </table:table-cell>
          <table:table-cell office:value-type="string">
            <text:p>D-74080 Heilbronn</text:p>
          </table:table-cell>
          <table:table-cell office:value-type="string">
            <text:p>Halle 4, Stand E34</text:p>
          </table:table-cell>
        </table:table-row>
        <table:table-row table:style-name="ro1">
          <table:table-cell office:value-type="string">
            <text:p>KOBOLD Messring</text:p>
          </table:table-cell>
          <table:table-cell office:value-type="string">
            <text:p>D-65719 Hofheim</text:p>
          </table:table-cell>
          <table:table-cell office:value-type="string">
            <text:p>Halle 9, Stand A17</text:p>
          </table:table-cell>
        </table:table-row>
        <table:table-row table:style-name="ro1">
          <table:table-cell office:value-type="string">
            <text:p>KoCoS Messtechnik</text:p>
          </table:table-cell>
          <table:table-cell office:value-type="string">
            <text:p>D-34497 Korbach</text:p>
          </table:table-cell>
          <table:table-cell office:value-type="string">
            <text:p>Halle 12, Stand D55</text:p>
          </table:table-cell>
        </table:table-row>
        <table:table-row table:style-name="ro1">
          <table:table-cell office:value-type="string">
            <text:p>König</text:p>
          </table:table-cell>
          <table:table-cell office:value-type="string">
            <text:p>D-57250 Netphen</text:p>
          </table:table-cell>
          <table:table-cell office:value-type="string">
            <text:p>Halle 4, Stand C34</text:p>
          </table:table-cell>
        </table:table-row>
        <table:table-row table:style-name="ro1">
          <table:table-cell office:value-type="string">
            <text:p>König</text:p>
          </table:table-cell>
          <table:table-cell office:value-type="string">
            <text:p>D-37186 Moringen</text:p>
          </table:table-cell>
          <table:table-cell office:value-type="string">
            <text:p>Halle 17, Stand F56</text:p>
          </table:table-cell>
        </table:table-row>
        <table:table-row table:style-name="ro1">
          <table:table-cell office:value-type="string">
            <text:p>König Prozessautomatisierung</text:p>
          </table:table-cell>
          <table:table-cell office:value-type="string">
            <text:p>D-90587 Obermichelbach</text:p>
          </table:table-cell>
          <table:table-cell office:value-type="string">
            <text:p>Halle 9, Stand F13</text:p>
          </table:table-cell>
        </table:table-row>
        <table:table-row table:style-name="ro1">
          <table:table-cell office:value-type="string">
            <text:p>König Stiftung, J. C.</text:p>
          </table:table-cell>
          <table:table-cell office:value-type="string">
            <text:p>D-42655 Solingen</text:p>
          </table:table-cell>
          <table:table-cell office:value-type="string">
            <text:p>Halle 4, Stand A51</text:p>
          </table:table-cell>
        </table:table-row>
        <table:table-row table:style-name="ro1">
          <table:table-cell office:value-type="string">
            <text:p>Koenig Verbindungstechnik</text:p>
          </table:table-cell>
          <table:table-cell office:value-type="string">
            <text:p>D-89186 Illerrieden</text:p>
          </table:table-cell>
          <table:table-cell office:value-type="string">
            <text:p>Halle 5, Stand B39</text:p>
          </table:table-cell>
        </table:table-row>
        <table:table-row table:style-name="ro1">
          <table:table-cell office:value-type="string">
            <text:p>Königlich Dänisches Generalkonsulat</text:p>
          </table:table-cell>
          <table:table-cell office:value-type="string">
            <text:p>D-20148 Hamburg</text:p>
          </table:table-cell>
          <table:table-cell office:value-type="string">
            <text:p>Halle 3, Stand D30</text:p>
          </table:table-cell>
        </table:table-row>
        <table:table-row table:style-name="ro1">
          <table:table-cell office:value-type="string">
            <text:p>Körner-Electronic</text:p>
          </table:table-cell>
          <table:table-cell office:value-type="string">
            <text:p>D-27283 Verden</text:p>
          </table:table-cell>
          <table:table-cell office:value-type="string">
            <text:p>Halle 7, Stand A30</text:p>
          </table:table-cell>
        </table:table-row>
        <table:table-row table:style-name="ro1">
          <table:table-cell office:value-type="string">
            <text:p>Koller Maschinen- und Anlagenbau</text:p>
          </table:table-cell>
          <table:table-cell office:value-type="string">
            <text:p>D-29227 Celle</text:p>
          </table:table-cell>
          <table:table-cell office:value-type="string">
            <text:p>Halle 6, Stand A24</text:p>
          </table:table-cell>
        </table:table-row>
        <table:table-row table:style-name="ro1">
          <table:table-cell office:value-type="string">
            <text:p>Komax Kabelverarbeitungssysteme</text:p>
          </table:table-cell>
          <table:table-cell office:value-type="string">
            <text:p>D-90449 Nürnberg</text:p>
          </table:table-cell>
          <table:table-cell office:value-type="string">
            <text:p>Halle 15, Stand D06</text:p>
          </table:table-cell>
        </table:table-row>
        <table:table-row table:style-name="ro1">
          <table:table-cell office:value-type="string">
            <text:p>kompetenznetze.de</text:p>
          </table:table-cell>
          <table:table-cell office:value-type="string">
            <text:p>D-81925 München</text:p>
          </table:table-cell>
          <table:table-cell office:value-type="string">
            <text:p>Halle 2, Stand D16</text:p>
          </table:table-cell>
        </table:table-row>
        <table:table-row table:style-name="ro1">
          <table:table-cell office:value-type="string">
            <text:p>Kompetenzzentrum Netzwerk</text:p>
          </table:table-cell>
          <table:table-cell office:value-type="string">
            <text:p>D-49757 Werlte</text:p>
          </table:table-cell>
          <table:table-cell office:value-type="string">
            <text:p>Halle 13, Stand H55</text:p>
          </table:table-cell>
        </table:table-row>
        <table:table-row table:style-name="ro1">
          <table:table-cell office:value-type="string">
            <text:p>Kompetenzzentrum Neue Materialien</text:p>
          </table:table-cell>
          <table:table-cell office:value-type="string">
            <text:p>D-95448 Bayreuth</text:p>
          </table:table-cell>
          <table:table-cell office:value-type="string">
            <text:p>Halle 2, Stand A54</text:p>
          </table:table-cell>
        </table:table-row>
        <table:table-row table:style-name="ro1">
          <table:table-cell office:value-type="string">
            <text:p>Kompetenzzentrum TeDiC</text:p>
          </table:table-cell>
          <table:table-cell office:value-type="string">
            <text:p>D-33602 Bielefeld</text:p>
          </table:table-cell>
          <table:table-cell office:value-type="string">
            <text:p>Halle 2, Stand D62</text:p>
          </table:table-cell>
        </table:table-row>
        <table:table-row table:style-name="ro1">
          <table:table-cell office:value-type="string">
            <text:p>Konrad Kieferle</text:p>
          </table:table-cell>
          <table:table-cell office:value-type="string">
            <text:p>D-88512 Mengen</text:p>
          </table:table-cell>
          <table:table-cell office:value-type="string">
            <text:p>Halle 4, Stand F22</text:p>
          </table:table-cell>
        </table:table-row>
        <table:table-row table:style-name="ro1">
          <table:table-cell office:value-type="string">
            <text:p>Konradin Verlag</text:p>
          </table:table-cell>
          <table:table-cell office:value-type="string">
            <text:p>D-70771 Leinfelden-Echterdingen</text:p>
          </table:table-cell>
          <table:table-cell office:value-type="string">
            <text:p>Halle 15, Stand D28</text:p>
          </table:table-cell>
        </table:table-row>
        <table:table-row table:style-name="ro1">
          <table:table-cell office:value-type="string">
            <text:p>Kontron</text:p>
          </table:table-cell>
          <table:table-cell office:value-type="string">
            <text:p>D-85386 Eching</text:p>
          </table:table-cell>
          <table:table-cell office:value-type="string">
            <text:p>Halle 9, Stand F13</text:p>
          </table:table-cell>
        </table:table-row>
        <table:table-row table:style-name="ro1">
          <table:table-cell office:value-type="string">
            <text:p>Kontron</text:p>
          </table:table-cell>
          <table:table-cell office:value-type="string">
            <text:p>D-85386 Eching</text:p>
          </table:table-cell>
          <table:table-cell office:value-type="string">
            <text:p>Halle 9, Stand G26</text:p>
          </table:table-cell>
        </table:table-row>
        <table:table-row table:style-name="ro1">
          <table:table-cell office:value-type="string">
            <text:p>Konzept &amp; Sound</text:p>
          </table:table-cell>
          <table:table-cell office:value-type="string">
            <text:p>D-21439 Marxen</text:p>
          </table:table-cell>
          <table:table-cell office:value-type="string">
            <text:p>Halle 11, Stand C62</text:p>
          </table:table-cell>
        </table:table-row>
        <table:table-row table:style-name="ro1">
          <table:table-cell office:value-type="string">
            <text:p>Kownatzki</text:p>
          </table:table-cell>
          <table:table-cell office:value-type="string">
            <text:p>D-79664 Wehr</text:p>
          </table:table-cell>
          <table:table-cell office:value-type="string">
            <text:p>Halle 4, Stand E34</text:p>
          </table:table-cell>
        </table:table-row>
        <table:table-row table:style-name="ro1">
          <table:table-cell office:value-type="string">
            <text:p>KPMG Deutsche Treuhand-Gesellschaft</text:p>
          </table:table-cell>
          <table:table-cell office:value-type="string">
            <text:p>D-10785 Berlin</text:p>
          </table:table-cell>
          <table:table-cell office:value-type="string">
            <text:p>Halle 6, Stand B48</text:p>
          </table:table-cell>
        </table:table-row>
        <table:table-row table:style-name="ro1">
          <table:table-cell office:value-type="string">
            <text:p>KRACHT</text:p>
          </table:table-cell>
          <table:table-cell office:value-type="string">
            <text:p>D-58791 Werdohl</text:p>
          </table:table-cell>
          <table:table-cell office:value-type="string">
            <text:p>Halle 7, Stand C05</text:p>
          </table:table-cell>
        </table:table-row>
        <table:table-row table:style-name="ro1">
          <table:table-cell office:value-type="string">
            <text:p>Kraftanlagen Hamburg</text:p>
          </table:table-cell>
          <table:table-cell office:value-type="string">
            <text:p>D-22547 Hamburg</text:p>
          </table:table-cell>
          <table:table-cell office:value-type="string">
            <text:p>Halle 13, Stand C13</text:p>
          </table:table-cell>
        </table:table-row>
        <table:table-row table:style-name="ro1">
          <table:table-cell office:value-type="string">
            <text:p>Kraftanlagen Heidelberg</text:p>
          </table:table-cell>
          <table:table-cell office:value-type="string">
            <text:p>D-69126 Heidelberg</text:p>
          </table:table-cell>
          <table:table-cell office:value-type="string">
            <text:p>Halle 13, Stand C13</text:p>
          </table:table-cell>
        </table:table-row>
        <table:table-row table:style-name="ro1">
          <table:table-cell office:value-type="string">
            <text:p>Kraftanlagen München</text:p>
          </table:table-cell>
          <table:table-cell office:value-type="string">
            <text:p>D-80339 München</text:p>
          </table:table-cell>
          <table:table-cell office:value-type="string">
            <text:p>Halle 13, Stand C13</text:p>
          </table:table-cell>
        </table:table-row>
        <table:table-row table:style-name="ro1">
          <table:table-cell office:value-type="string">
            <text:p>KraftwerK Kraft-Wärme-Kopplung</text:p>
          </table:table-cell>
          <table:table-cell office:value-type="string">
            <text:p>D-30451 Hannover</text:p>
          </table:table-cell>
          <table:table-cell office:value-type="string">
            <text:p>Halle 13, Stand D77</text:p>
          </table:table-cell>
        </table:table-row>
        <table:table-row table:style-name="ro1">
          <table:table-cell office:value-type="string">
            <text:p>Krahn Stahl- und Lasertechnik</text:p>
          </table:table-cell>
          <table:table-cell office:value-type="string">
            <text:p>D-39576 Stendal</text:p>
          </table:table-cell>
          <table:table-cell office:value-type="string">
            <text:p>Halle 4, Stand F34</text:p>
          </table:table-cell>
        </table:table-row>
        <table:table-row table:style-name="ro1">
          <table:table-cell office:value-type="string">
            <text:p>Krallmann Kunstoffverarbeitung</text:p>
          </table:table-cell>
          <table:table-cell office:value-type="string">
            <text:p>D-32120 Hiddenhausen</text:p>
          </table:table-cell>
          <table:table-cell office:value-type="string">
            <text:p>Halle 4, Stand A23</text:p>
          </table:table-cell>
        </table:table-row>
        <table:table-row table:style-name="ro1">
          <table:table-cell office:value-type="string">
            <text:p>Kramski</text:p>
          </table:table-cell>
          <table:table-cell office:value-type="string">
            <text:p>D-75179 Pforzheim</text:p>
          </table:table-cell>
          <table:table-cell office:value-type="string">
            <text:p>Halle 4, Stand E24</text:p>
          </table:table-cell>
        </table:table-row>
        <table:table-row table:style-name="ro1">
          <table:table-cell office:value-type="string">
            <text:p>Kratzer</text:p>
          </table:table-cell>
          <table:table-cell office:value-type="string">
            <text:p>D-77656 Offenburg</text:p>
          </table:table-cell>
          <table:table-cell office:value-type="string">
            <text:p>Halle 4, Stand E34</text:p>
          </table:table-cell>
        </table:table-row>
        <table:table-row table:style-name="ro1">
          <table:table-cell office:value-type="string">
            <text:p>KRATZER AUTOMATION</text:p>
          </table:table-cell>
          <table:table-cell office:value-type="string">
            <text:p>D-85716 Unterschleißheim</text:p>
          </table:table-cell>
          <table:table-cell office:value-type="string">
            <text:p>Halle 9, Stand A72</text:p>
          </table:table-cell>
        </table:table-row>
        <table:table-row table:style-name="ro1">
          <table:table-cell office:value-type="string">
            <text:p>Kraus Elektrotechnik</text:p>
          </table:table-cell>
          <table:table-cell office:value-type="string">
            <text:p>D-86167 Augsburg</text:p>
          </table:table-cell>
          <table:table-cell office:value-type="string">
            <text:p>Halle 11, Stand E48</text:p>
          </table:table-cell>
        </table:table-row>
        <table:table-row table:style-name="ro1">
          <table:table-cell office:value-type="string">
            <text:p>KRAUSE-Werk</text:p>
          </table:table-cell>
          <table:table-cell office:value-type="string">
            <text:p>D-36304 Alsfeld</text:p>
          </table:table-cell>
          <table:table-cell office:value-type="string">
            <text:p>Halle 5, Stand G43</text:p>
          </table:table-cell>
        </table:table-row>
        <table:table-row table:style-name="ro1">
          <table:table-cell office:value-type="string">
            <text:p>Kreck Metallwarenfabrik</text:p>
          </table:table-cell>
          <table:table-cell office:value-type="string">
            <text:p>D-35716 Dietzhölztal</text:p>
          </table:table-cell>
          <table:table-cell office:value-type="string">
            <text:p>Halle 5, Stand D03</text:p>
          </table:table-cell>
        </table:table-row>
        <table:table-row table:style-name="ro1">
          <table:table-cell office:value-type="string">
            <text:p>KREMPEL GROUP</text:p>
          </table:table-cell>
          <table:table-cell office:value-type="string">
            <text:p>D-71665 Vaihingen</text:p>
          </table:table-cell>
          <table:table-cell office:value-type="string">
            <text:p>Halle 5, Stand D16</text:p>
          </table:table-cell>
        </table:table-row>
        <table:table-row table:style-name="ro1">
          <table:table-cell office:value-type="string">
            <text:p>Kries-Energietechnik</text:p>
          </table:table-cell>
          <table:table-cell office:value-type="string">
            <text:p>D-71334 Waiblingen</text:p>
          </table:table-cell>
          <table:table-cell office:value-type="string">
            <text:p>Halle 12, Stand E43</text:p>
          </table:table-cell>
        </table:table-row>
        <table:table-row table:style-name="ro1">
          <table:table-cell office:value-type="string">
            <text:p>Krimmel metall-form-technik</text:p>
          </table:table-cell>
          <table:table-cell office:value-type="string">
            <text:p>D-76275 Ettlingen</text:p>
          </table:table-cell>
          <table:table-cell office:value-type="string">
            <text:p>Halle 4, Stand E34</text:p>
          </table:table-cell>
        </table:table-row>
        <table:table-row table:style-name="ro1">
          <table:table-cell office:value-type="string">
            <text:p>K-ROBOTIX</text:p>
          </table:table-cell>
          <table:table-cell office:value-type="string">
            <text:p>D-28359 Bremen</text:p>
          </table:table-cell>
          <table:table-cell office:value-type="string">
            <text:p>Halle 17, Stand B50</text:p>
          </table:table-cell>
        </table:table-row>
        <table:table-row table:style-name="ro1">
          <table:table-cell office:value-type="string">
            <text:p>Krohne Messtechnik</text:p>
          </table:table-cell>
          <table:table-cell office:value-type="string">
            <text:p>D-47058 Duisburg</text:p>
          </table:table-cell>
          <table:table-cell office:value-type="string">
            <text:p>Halle 7, Stand B06</text:p>
          </table:table-cell>
        </table:table-row>
        <table:table-row table:style-name="ro1">
          <table:table-cell office:value-type="string">
            <text:p>Krohne Messtechnik</text:p>
          </table:table-cell>
          <table:table-cell office:value-type="string">
            <text:p>D-47058 Duisburg</text:p>
          </table:table-cell>
          <table:table-cell office:value-type="string">
            <text:p>Halle 7, Stand C13</text:p>
          </table:table-cell>
        </table:table-row>
        <table:table-row table:style-name="ro1">
          <table:table-cell office:value-type="string">
            <text:p>Krohne Messtechnik</text:p>
          </table:table-cell>
          <table:table-cell office:value-type="string">
            <text:p>D-47058 Duisburg</text:p>
          </table:table-cell>
          <table:table-cell office:value-type="string">
            <text:p>Halle 7, Stand C13/1</text:p>
          </table:table-cell>
        </table:table-row>
        <table:table-row table:style-name="ro1">
          <table:table-cell office:value-type="string">
            <text:p>Krüger Maschinenbau, Gerd</text:p>
          </table:table-cell>
          <table:table-cell office:value-type="string">
            <text:p>D-27386 Brockel</text:p>
          </table:table-cell>
          <table:table-cell office:value-type="string">
            <text:p>Halle 4, Stand B12, (15)</text:p>
          </table:table-cell>
        </table:table-row>
        <table:table-row table:style-name="ro1">
          <table:table-cell office:value-type="string">
            <text:p>Krumm</text:p>
          </table:table-cell>
          <table:table-cell office:value-type="string">
            <text:p>D-42857 Remscheid</text:p>
          </table:table-cell>
          <table:table-cell office:value-type="string">
            <text:p>Halle 4, Stand F52</text:p>
          </table:table-cell>
        </table:table-row>
        <table:table-row table:style-name="ro1">
          <table:table-cell office:value-type="string">
            <text:p>KTP Kunststoff Palettentechnik</text:p>
          </table:table-cell>
          <table:table-cell office:value-type="string">
            <text:p>D-66359 Bous</text:p>
          </table:table-cell>
          <table:table-cell office:value-type="string">
            <text:p>Halle 3, Stand D56</text:p>
          </table:table-cell>
        </table:table-row>
        <table:table-row table:style-name="ro1">
          <table:table-cell office:value-type="string">
            <text:p>KTS Kunststoff Technik</text:p>
          </table:table-cell>
          <table:table-cell office:value-type="string">
            <text:p>D-04626 Schmölln</text:p>
          </table:table-cell>
          <table:table-cell office:value-type="string">
            <text:p>Halle 4, Stand A42</text:p>
          </table:table-cell>
        </table:table-row>
        <table:table-row table:style-name="ro1">
          <table:table-cell office:value-type="string">
            <text:p>Kucharczyk, Wilfried</text:p>
          </table:table-cell>
          <table:table-cell office:value-type="string">
            <text:p>D-19303 Dömitz</text:p>
          </table:table-cell>
          <table:table-cell office:value-type="string">
            <text:p>Halle 3, Stand E56</text:p>
          </table:table-cell>
        </table:table-row>
        <table:table-row table:style-name="ro1">
          <table:table-cell office:value-type="string">
            <text:p>Kübler, Fritz</text:p>
          </table:table-cell>
          <table:table-cell office:value-type="string">
            <text:p>D-78054 Villingen-Schwenningen</text:p>
          </table:table-cell>
          <table:table-cell office:value-type="string">
            <text:p>Halle 9, Stand F13</text:p>
          </table:table-cell>
        </table:table-row>
        <table:table-row table:style-name="ro1">
          <table:table-cell office:value-type="string">
            <text:p>Kühnel</text:p>
          </table:table-cell>
          <table:table-cell office:value-type="string">
            <text:p>D-30173 Hannover</text:p>
          </table:table-cell>
          <table:table-cell office:value-type="string">
            <text:p>Halle 5, Stand D72</text:p>
          </table:table-cell>
        </table:table-row>
        <table:table-row table:style-name="ro1">
          <table:table-cell office:value-type="string">
            <text:p>Kugel- und Rollenlagerwerk Leipzig</text:p>
          </table:table-cell>
          <table:table-cell office:value-type="string">
            <text:p>D-04178 Leipzig</text:p>
          </table:table-cell>
          <table:table-cell office:value-type="string">
            <text:p>Halle 4, Stand F24, (1)</text:p>
          </table:table-cell>
        </table:table-row>
        <table:table-row table:style-name="ro1">
          <table:table-cell office:value-type="string">
            <text:p>Kuhnke</text:p>
          </table:table-cell>
          <table:table-cell office:value-type="string">
            <text:p>D-23714 Malente</text:p>
          </table:table-cell>
          <table:table-cell office:value-type="string">
            <text:p>Halle 9, Stand D06</text:p>
          </table:table-cell>
        </table:table-row>
        <table:table-row table:style-name="ro1">
          <table:table-cell office:value-type="string">
            <text:p>Kuhnke</text:p>
          </table:table-cell>
          <table:table-cell office:value-type="string">
            <text:p>D-23714 Malente</text:p>
          </table:table-cell>
          <table:table-cell office:value-type="string">
            <text:p>Halle 9, Stand F13</text:p>
          </table:table-cell>
        </table:table-row>
        <table:table-row table:style-name="ro1">
          <table:table-cell office:value-type="string">
            <text:p>KUKA Roboter</text:p>
          </table:table-cell>
          <table:table-cell office:value-type="string">
            <text:p>D-86368 Gersthofen</text:p>
          </table:table-cell>
          <table:table-cell office:value-type="string">
            <text:p>Halle 17, Stand B10/1</text:p>
          </table:table-cell>
        </table:table-row>
        <table:table-row table:style-name="ro1">
          <table:table-cell office:value-type="string">
            <text:p>KUMATRONIK Industrieprodukte</text:p>
          </table:table-cell>
          <table:table-cell office:value-type="string">
            <text:p>D-88214 Ravensburg</text:p>
          </table:table-cell>
          <table:table-cell office:value-type="string">
            <text:p>Halle 8, Stand F09</text:p>
          </table:table-cell>
        </table:table-row>
        <table:table-row table:style-name="ro1">
          <table:table-cell office:value-type="string">
            <text:p>KUMAvision</text:p>
          </table:table-cell>
          <table:table-cell office:value-type="string">
            <text:p>D-88677 Markdorf</text:p>
          </table:table-cell>
          <table:table-cell office:value-type="string">
            <text:p>Halle 4, Stand E24</text:p>
          </table:table-cell>
        </table:table-row>
        <table:table-row table:style-name="ro1">
          <table:table-cell office:value-type="string">
            <text:p>KUNEX Kunststoff-Extrusion</text:p>
          </table:table-cell>
          <table:table-cell office:value-type="string">
            <text:p>D-09113 Chemnitz</text:p>
          </table:table-cell>
          <table:table-cell office:value-type="string">
            <text:p>Halle 4, Stand G24, (13)</text:p>
          </table:table-cell>
        </table:table-row>
        <table:table-row table:style-name="ro1">
          <table:table-cell office:value-type="string">
            <text:p>Kunstgießerei Lauchhammer</text:p>
          </table:table-cell>
          <table:table-cell office:value-type="string">
            <text:p>D-01979 Lauchhammer</text:p>
          </table:table-cell>
          <table:table-cell office:value-type="string">
            <text:p>Halle 3, Stand B16</text:p>
          </table:table-cell>
        </table:table-row>
        <table:table-row table:style-name="ro1">
          <table:table-cell office:value-type="string">
            <text:p>Kunz, Gebr.</text:p>
          </table:table-cell>
          <table:table-cell office:value-type="string">
            <text:p>D-67133 Maxdorf</text:p>
          </table:table-cell>
          <table:table-cell office:value-type="string">
            <text:p>Halle 12, Stand E29</text:p>
          </table:table-cell>
        </table:table-row>
        <table:table-row table:style-name="ro1">
          <table:table-cell office:value-type="string">
            <text:p>Kurt Allert</text:p>
          </table:table-cell>
          <table:table-cell office:value-type="string">
            <text:p>D-78727 Oberndorf</text:p>
          </table:table-cell>
          <table:table-cell office:value-type="string">
            <text:p>Halle 4, Stand F12, (2)</text:p>
          </table:table-cell>
        </table:table-row>
        <table:table-row table:style-name="ro1">
          <table:table-cell office:value-type="string">
            <text:p>Kurz, Leonhard</text:p>
          </table:table-cell>
          <table:table-cell office:value-type="string">
            <text:p>D-90763 Fürth</text:p>
          </table:table-cell>
          <table:table-cell office:value-type="string">
            <text:p>Halle 5, Stand D52</text:p>
          </table:table-cell>
        </table:table-row>
        <table:table-row table:style-name="ro1">
          <table:table-cell office:value-type="string">
            <text:p>KWS Kölle</text:p>
          </table:table-cell>
          <table:table-cell office:value-type="string">
            <text:p>D-87665 Mauerstetten</text:p>
          </table:table-cell>
          <table:table-cell office:value-type="string">
            <text:p>Halle 4, Stand B12, (14)</text:p>
          </table:table-cell>
        </table:table-row>
        <table:table-row table:style-name="ro1">
          <table:table-cell office:value-type="string">
            <text:p>KW-Software</text:p>
          </table:table-cell>
          <table:table-cell office:value-type="string">
            <text:p>D-32657 Lemgo</text:p>
          </table:table-cell>
          <table:table-cell office:value-type="string">
            <text:p>Halle 11, Stand A61</text:p>
          </table:table-cell>
        </table:table-row>
        <table:table-row table:style-name="ro1">
          <table:table-cell office:value-type="string">
            <text:p>KW-Software</text:p>
          </table:table-cell>
          <table:table-cell office:value-type="string">
            <text:p>D-32657 Lemgo</text:p>
          </table:table-cell>
          <table:table-cell office:value-type="string">
            <text:p>Halle 11, Stand C23</text:p>
          </table:table-cell>
        </table:table-row>
        <table:table-row table:style-name="ro1">
          <table:table-cell office:value-type="string">
            <text:p>LABOM</text:p>
          </table:table-cell>
          <table:table-cell office:value-type="string">
            <text:p>D-27798 Hude</text:p>
          </table:table-cell>
          <table:table-cell office:value-type="string">
            <text:p>Halle 7, Stand E24</text:p>
          </table:table-cell>
        </table:table-row>
        <table:table-row table:style-name="ro1">
          <table:table-cell office:value-type="string">
            <text:p>Lachmann &amp; Rink</text:p>
          </table:table-cell>
          <table:table-cell office:value-type="string">
            <text:p>D-57258 Freudenberg</text:p>
          </table:table-cell>
          <table:table-cell office:value-type="string">
            <text:p>Halle 9, Stand C56</text:p>
          </table:table-cell>
        </table:table-row>
        <table:table-row table:style-name="ro1">
          <table:table-cell office:value-type="string">
            <text:p>LAGRA Elektrotechnik</text:p>
          </table:table-cell>
          <table:table-cell office:value-type="string">
            <text:p>D-69245 Bammental</text:p>
          </table:table-cell>
          <table:table-cell office:value-type="string">
            <text:p>Halle 4, Stand E24</text:p>
          </table:table-cell>
        </table:table-row>
        <table:table-row table:style-name="ro1">
          <table:table-cell office:value-type="string">
            <text:p>Lahme</text:p>
          </table:table-cell>
          <table:table-cell office:value-type="string">
            <text:p>D-58566 Kierspe</text:p>
          </table:table-cell>
          <table:table-cell office:value-type="string">
            <text:p>Halle 5, Stand D26</text:p>
          </table:table-cell>
        </table:table-row>
        <table:table-row table:style-name="ro1">
          <table:table-cell office:value-type="string">
            <text:p>Lampertz</text:p>
          </table:table-cell>
          <table:table-cell office:value-type="string">
            <text:p>D-56472 Hof</text:p>
          </table:table-cell>
          <table:table-cell office:value-type="string">
            <text:p>Halle 11, Stand E04</text:p>
          </table:table-cell>
        </table:table-row>
        <table:table-row table:style-name="ro1">
          <table:table-cell office:value-type="string">
            <text:p>LANCOM Systems</text:p>
          </table:table-cell>
          <table:table-cell office:value-type="string">
            <text:p>D-52146 Würselen</text:p>
          </table:table-cell>
          <table:table-cell office:value-type="string">
            <text:p>Halle 7, Stand D45</text:p>
          </table:table-cell>
        </table:table-row>
        <table:table-row table:style-name="ro1">
          <table:table-cell office:value-type="string">
            <text:p>LANCOM Systems</text:p>
          </table:table-cell>
          <table:table-cell office:value-type="string">
            <text:p>D-52146 Würselen</text:p>
          </table:table-cell>
          <table:table-cell office:value-type="string">
            <text:p>Halle 17, Stand B40</text:p>
          </table:table-cell>
        </table:table-row>
        <table:table-row table:style-name="ro1">
          <table:table-cell office:value-type="string">
            <text:p>LAND Instruments</text:p>
          </table:table-cell>
          <table:table-cell office:value-type="string">
            <text:p>D-51381 Leverkusen</text:p>
          </table:table-cell>
          <table:table-cell office:value-type="string">
            <text:p>Halle 8, Stand E25</text:p>
          </table:table-cell>
        </table:table-row>
        <table:table-row table:style-name="ro1">
          <table:table-cell office:value-type="string">
            <text:p>Land Sachsen-Anhalt</text:p>
          </table:table-cell>
          <table:table-cell office:value-type="string">
            <text:p>D-39104 Magdeburg</text:p>
          </table:table-cell>
          <table:table-cell office:value-type="string">
            <text:p>Halle 4, Stand F34</text:p>
          </table:table-cell>
        </table:table-row>
        <table:table-row table:style-name="ro1">
          <table:table-cell office:value-type="string">
            <text:p>Landeshauptstadt Hannover</text:p>
          </table:table-cell>
          <table:table-cell office:value-type="string">
            <text:p>D-30159 Hannover</text:p>
          </table:table-cell>
          <table:table-cell office:value-type="string">
            <text:p>Halle 14, Stand H36</text:p>
          </table:table-cell>
        </table:table-row>
        <table:table-row table:style-name="ro1">
          <table:table-cell office:value-type="string">
            <text:p>Landesinitiative Brennstoffzelle Nds.</text:p>
          </table:table-cell>
          <table:table-cell office:value-type="string">
            <text:p>D-37124 Rosdorf</text:p>
          </table:table-cell>
          <table:table-cell office:value-type="string">
            <text:p>Halle 13, Stand E52</text:p>
          </table:table-cell>
        </table:table-row>
        <table:table-row table:style-name="ro1">
          <table:table-cell office:value-type="string">
            <text:p>Landesinitiative Zukunftsenergien NRW</text:p>
          </table:table-cell>
          <table:table-cell office:value-type="string">
            <text:p>D-40213 Düsseldorf</text:p>
          </table:table-cell>
          <table:table-cell office:value-type="string">
            <text:p>Halle 13, Stand C50</text:p>
          </table:table-cell>
        </table:table-row>
        <table:table-row table:style-name="ro1">
          <table:table-cell office:value-type="string">
            <text:p>Landratsamt Stollberg</text:p>
          </table:table-cell>
          <table:table-cell office:value-type="string">
            <text:p>D-09366 Stollberg</text:p>
          </table:table-cell>
          <table:table-cell office:value-type="string">
            <text:p>Halle 4, Stand G24, (23)</text:p>
          </table:table-cell>
        </table:table-row>
        <table:table-row table:style-name="ro1">
          <table:table-cell office:value-type="string">
            <text:p>Landtechnik Hohenmölsen</text:p>
          </table:table-cell>
          <table:table-cell office:value-type="string">
            <text:p>D-06679 Hohenmölsen</text:p>
          </table:table-cell>
          <table:table-cell office:value-type="string">
            <text:p>Halle 4, Stand F34</text:p>
          </table:table-cell>
        </table:table-row>
        <table:table-row table:style-name="ro1">
          <table:table-cell office:value-type="string">
            <text:p>Landwirtschaftskammer Hannover</text:p>
          </table:table-cell>
          <table:table-cell office:value-type="string">
            <text:p>D-31582 Nienburg</text:p>
          </table:table-cell>
          <table:table-cell office:value-type="string">
            <text:p>Halle 13, Stand H55</text:p>
          </table:table-cell>
        </table:table-row>
        <table:table-row table:style-name="ro1">
          <table:table-cell office:value-type="string">
            <text:p>Lang und Peitler Automation</text:p>
          </table:table-cell>
          <table:table-cell office:value-type="string">
            <text:p>D-67071 Ludwigshafen</text:p>
          </table:table-cell>
          <table:table-cell office:value-type="string">
            <text:p>Halle 9, Stand A72</text:p>
          </table:table-cell>
        </table:table-row>
        <table:table-row table:style-name="ro1">
          <table:table-cell office:value-type="string">
            <text:p>Langner Communications</text:p>
          </table:table-cell>
          <table:table-cell office:value-type="string">
            <text:p>D-22359 Hamburg</text:p>
          </table:table-cell>
          <table:table-cell office:value-type="string">
            <text:p>Halle 16, Stand C31</text:p>
          </table:table-cell>
        </table:table-row>
        <table:table-row table:style-name="ro1">
          <table:table-cell office:value-type="string">
            <text:p>LAP</text:p>
          </table:table-cell>
          <table:table-cell office:value-type="string">
            <text:p>D-21337 Lüneburg</text:p>
          </table:table-cell>
          <table:table-cell office:value-type="string">
            <text:p>Halle 8, Stand E28</text:p>
          </table:table-cell>
        </table:table-row>
        <table:table-row table:style-name="ro1">
          <table:table-cell office:value-type="string">
            <text:p>Lapp Kabel</text:p>
          </table:table-cell>
          <table:table-cell office:value-type="string">
            <text:p>D-70565 Stuttgart</text:p>
          </table:table-cell>
          <table:table-cell office:value-type="string">
            <text:p>Halle 8, Stand C06</text:p>
          </table:table-cell>
        </table:table-row>
        <table:table-row table:style-name="ro1">
          <table:table-cell office:value-type="string">
            <text:p>Lapp Kabel</text:p>
          </table:table-cell>
          <table:table-cell office:value-type="string">
            <text:p>D-70565 Stuttgart</text:p>
          </table:table-cell>
          <table:table-cell office:value-type="string">
            <text:p>Halle 11, Stand F14</text:p>
          </table:table-cell>
        </table:table-row>
        <table:table-row table:style-name="ro1">
          <table:table-cell office:value-type="string">
            <text:p>Lapp Kabel</text:p>
          </table:table-cell>
          <table:table-cell office:value-type="string">
            <text:p>D-70565 Stuttgart</text:p>
          </table:table-cell>
          <table:table-cell office:value-type="string">
            <text:p>Halle 17, Stand B03</text:p>
          </table:table-cell>
        </table:table-row>
        <table:table-row table:style-name="ro1">
          <table:table-cell office:value-type="string">
            <text:p>Lapp Kabelwerke</text:p>
          </table:table-cell>
          <table:table-cell office:value-type="string">
            <text:p>D-70565 Stuttgart</text:p>
          </table:table-cell>
          <table:table-cell office:value-type="string">
            <text:p>Halle 11, Stand F14</text:p>
          </table:table-cell>
        </table:table-row>
        <table:table-row table:style-name="ro1">
          <table:table-cell office:value-type="string">
            <text:p>Lapp Systems</text:p>
          </table:table-cell>
          <table:table-cell office:value-type="string">
            <text:p>D-70565 Stuttgart</text:p>
          </table:table-cell>
          <table:table-cell office:value-type="string">
            <text:p>Halle 11, Stand F14</text:p>
          </table:table-cell>
        </table:table-row>
        <table:table-row table:style-name="ro1">
          <table:table-cell office:value-type="string">
            <text:p>Lapp Systems</text:p>
          </table:table-cell>
          <table:table-cell office:value-type="string">
            <text:p>D-70565 Stuttgart</text:p>
          </table:table-cell>
          <table:table-cell office:value-type="string">
            <text:p>Halle 17, Stand B03</text:p>
          </table:table-cell>
        </table:table-row>
        <table:table-row table:style-name="ro1">
          <table:table-cell office:value-type="string">
            <text:p>LASE Industrielle Lasertechnik</text:p>
          </table:table-cell>
          <table:table-cell office:value-type="string">
            <text:p>D-46485 Wesel</text:p>
          </table:table-cell>
          <table:table-cell office:value-type="string">
            <text:p>Halle 9, Stand F68</text:p>
          </table:table-cell>
        </table:table-row>
        <table:table-row table:style-name="ro1">
          <table:table-cell office:value-type="string">
            <text:p>Laser Zentrum Hannover</text:p>
          </table:table-cell>
          <table:table-cell office:value-type="string">
            <text:p>D-30419 Hannover</text:p>
          </table:table-cell>
          <table:table-cell office:value-type="string">
            <text:p>Halle 14, Stand H36</text:p>
          </table:table-cell>
        </table:table-row>
        <table:table-row table:style-name="ro1">
          <table:table-cell office:value-type="string">
            <text:p>Laser 2000</text:p>
          </table:table-cell>
          <table:table-cell office:value-type="string">
            <text:p>D-82234 Weßling</text:p>
          </table:table-cell>
          <table:table-cell office:value-type="string">
            <text:p>Halle 15, Stand D36</text:p>
          </table:table-cell>
        </table:table-row>
        <table:table-row table:style-name="ro1">
          <table:table-cell office:value-type="string">
            <text:p>LaserIdent</text:p>
          </table:table-cell>
          <table:table-cell office:value-type="string">
            <text:p>D-61118 Bad Vilbel</text:p>
          </table:table-cell>
          <table:table-cell office:value-type="string">
            <text:p>Halle 16, Stand A06</text:p>
          </table:table-cell>
        </table:table-row>
        <table:table-row table:style-name="ro1">
          <table:table-cell office:value-type="string">
            <text:p>Lauer Elektronik Systeme</text:p>
          </table:table-cell>
          <table:table-cell office:value-type="string">
            <text:p>D-72669 Unterensingen</text:p>
          </table:table-cell>
          <table:table-cell office:value-type="string">
            <text:p>Halle 17, Stand B40</text:p>
          </table:table-cell>
        </table:table-row>
        <table:table-row table:style-name="ro1">
          <table:table-cell office:value-type="string">
            <text:p>Lausitz Elaste</text:p>
          </table:table-cell>
          <table:table-cell office:value-type="string">
            <text:p>D-02929 Rothenburg</text:p>
          </table:table-cell>
          <table:table-cell office:value-type="string">
            <text:p>Halle 4, Stand G34, (26)</text:p>
          </table:table-cell>
        </table:table-row>
        <table:table-row table:style-name="ro1">
          <table:table-cell office:value-type="string">
            <text:p>LaVision</text:p>
          </table:table-cell>
          <table:table-cell office:value-type="string">
            <text:p>D-37081 Göttingen</text:p>
          </table:table-cell>
          <table:table-cell office:value-type="string">
            <text:p>Halle 2, Stand A10</text:p>
          </table:table-cell>
        </table:table-row>
        <table:table-row table:style-name="ro1">
          <table:table-cell office:value-type="string">
            <text:p>leanomedia</text:p>
          </table:table-cell>
          <table:table-cell office:value-type="string">
            <text:p>D-50933 Köln</text:p>
          </table:table-cell>
          <table:table-cell office:value-type="string">
            <text:p>Halle 2, Stand D16</text:p>
          </table:table-cell>
        </table:table-row>
        <table:table-row table:style-name="ro1">
          <table:table-cell office:value-type="string">
            <text:p>LEDA-Werk</text:p>
          </table:table-cell>
          <table:table-cell office:value-type="string">
            <text:p>D-26789 Leer</text:p>
          </table:table-cell>
          <table:table-cell office:value-type="string">
            <text:p>Halle 3, Stand B26, (12)</text:p>
          </table:table-cell>
        </table:table-row>
        <table:table-row table:style-name="ro1">
          <table:table-cell office:value-type="string">
            <text:p>Lederer</text:p>
          </table:table-cell>
          <table:table-cell office:value-type="string">
            <text:p>D-58256 Ennepetal</text:p>
          </table:table-cell>
          <table:table-cell office:value-type="string">
            <text:p>Halle 4, Stand A17</text:p>
          </table:table-cell>
        </table:table-row>
        <table:table-row table:style-name="ro1">
          <table:table-cell office:value-type="string">
            <text:p>Lehmann Zugangstechnik</text:p>
          </table:table-cell>
          <table:table-cell office:value-type="string">
            <text:p>D-25876 Schwabstedt-Westerkoog</text:p>
          </table:table-cell>
          <table:table-cell office:value-type="string">
            <text:p>Halle 5, Stand F38</text:p>
          </table:table-cell>
        </table:table-row>
        <table:table-row table:style-name="ro1">
          <table:table-cell office:value-type="string">
            <text:p>Lehrstuhl für Fertigungstechnologie</text:p>
          </table:table-cell>
          <table:table-cell office:value-type="string">
            <text:p>D-91058 Erlangen</text:p>
          </table:table-cell>
          <table:table-cell office:value-type="string">
            <text:p>Halle 5, Stand B16</text:p>
          </table:table-cell>
        </table:table-row>
        <table:table-row table:style-name="ro1">
          <table:table-cell office:value-type="string">
            <text:p>Lehrstuhl/Institut für Eisenhüttenkunde</text:p>
          </table:table-cell>
          <table:table-cell office:value-type="string">
            <text:p>D-52072 Aachen</text:p>
          </table:table-cell>
          <table:table-cell office:value-type="string">
            <text:p>Halle 5, Stand B16</text:p>
          </table:table-cell>
        </table:table-row>
        <table:table-row table:style-name="ro1">
          <table:table-cell office:value-type="string">
            <text:p>Leiber</text:p>
          </table:table-cell>
          <table:table-cell office:value-type="string">
            <text:p>D-78576 Emmingen-Liptingen</text:p>
          </table:table-cell>
          <table:table-cell office:value-type="string">
            <text:p>Halle 4, Stand E34</text:p>
          </table:table-cell>
        </table:table-row>
        <table:table-row table:style-name="ro1">
          <table:table-cell office:value-type="string">
            <text:p>Leibniz-Institut für Neue Materialien</text:p>
          </table:table-cell>
          <table:table-cell office:value-type="string">
            <text:p>D-66123 Saarbrücken</text:p>
          </table:table-cell>
          <table:table-cell office:value-type="string">
            <text:p>Halle 2, Stand D33</text:p>
          </table:table-cell>
        </table:table-row>
        <table:table-row table:style-name="ro1">
          <table:table-cell office:value-type="string">
            <text:p>LEMO Elektronik</text:p>
          </table:table-cell>
          <table:table-cell office:value-type="string">
            <text:p>D-81829 München</text:p>
          </table:table-cell>
          <table:table-cell office:value-type="string">
            <text:p>Halle 12, Stand D83</text:p>
          </table:table-cell>
        </table:table-row>
        <table:table-row table:style-name="ro1">
          <table:table-cell office:value-type="string">
            <text:p>Lenze</text:p>
          </table:table-cell>
          <table:table-cell office:value-type="string">
            <text:p>D-31855 Aerzen</text:p>
          </table:table-cell>
          <table:table-cell office:value-type="string">
            <text:p>Halle 11, Stand B66</text:p>
          </table:table-cell>
        </table:table-row>
        <table:table-row table:style-name="ro1">
          <table:table-cell office:value-type="string">
            <text:p>Lenze</text:p>
          </table:table-cell>
          <table:table-cell office:value-type="string">
            <text:p>D-31855 Aerzen</text:p>
          </table:table-cell>
          <table:table-cell office:value-type="string">
            <text:p>Halle 14, Stand H20</text:p>
          </table:table-cell>
        </table:table-row>
        <table:table-row table:style-name="ro1">
          <table:table-cell office:value-type="string">
            <text:p>Lenze Drive Systems</text:p>
          </table:table-cell>
          <table:table-cell office:value-type="string">
            <text:p>D-31855 Aerzen</text:p>
          </table:table-cell>
          <table:table-cell office:value-type="string">
            <text:p>Halle 11, Stand A41</text:p>
          </table:table-cell>
        </table:table-row>
        <table:table-row table:style-name="ro1">
          <table:table-cell office:value-type="string">
            <text:p>LEONI Special Cables</text:p>
          </table:table-cell>
          <table:table-cell office:value-type="string">
            <text:p>D-26169 Friesoythe</text:p>
          </table:table-cell>
          <table:table-cell office:value-type="string">
            <text:p>Halle 9, Stand D06</text:p>
          </table:table-cell>
        </table:table-row>
        <table:table-row table:style-name="ro1">
          <table:table-cell office:value-type="string">
            <text:p>LEONI Special Cables</text:p>
          </table:table-cell>
          <table:table-cell office:value-type="string">
            <text:p>D-26169 Friesoythe</text:p>
          </table:table-cell>
          <table:table-cell office:value-type="string">
            <text:p>Halle 11, Stand A41</text:p>
          </table:table-cell>
        </table:table-row>
        <table:table-row table:style-name="ro1">
          <table:table-cell office:value-type="string">
            <text:p>LEONISCHE DRAHTWERKE</text:p>
          </table:table-cell>
          <table:table-cell office:value-type="string">
            <text:p>D-90402 Nürnberg</text:p>
          </table:table-cell>
          <table:table-cell office:value-type="string">
            <text:p>Halle 17, Stand B40</text:p>
          </table:table-cell>
        </table:table-row>
        <table:table-row table:style-name="ro1">
          <table:table-cell office:value-type="string">
            <text:p>Lerch</text:p>
          </table:table-cell>
          <table:table-cell office:value-type="string">
            <text:p>D-30625 Hannover</text:p>
          </table:table-cell>
          <table:table-cell office:value-type="string">
            <text:p>Halle 5, Stand E16</text:p>
          </table:table-cell>
        </table:table-row>
        <table:table-row table:style-name="ro1">
          <table:table-cell office:value-type="string">
            <text:p>lesswire</text:p>
          </table:table-cell>
          <table:table-cell office:value-type="string">
            <text:p>D-15236 Frankfurt</text:p>
          </table:table-cell>
          <table:table-cell office:value-type="string">
            <text:p>Halle 7, Stand B46</text:p>
          </table:table-cell>
        </table:table-row>
        <table:table-row table:style-name="ro1">
          <table:table-cell office:value-type="string">
            <text:p>Leuze electronic</text:p>
          </table:table-cell>
          <table:table-cell office:value-type="string">
            <text:p>D-73277 Owen</text:p>
          </table:table-cell>
          <table:table-cell office:value-type="string">
            <text:p>Halle 9, Stand D54</text:p>
          </table:table-cell>
        </table:table-row>
        <table:table-row table:style-name="ro1">
          <table:table-cell office:value-type="string">
            <text:p>Leuze lumiflex</text:p>
          </table:table-cell>
          <table:table-cell office:value-type="string">
            <text:p>D-82256 Fürstenfeldbruck</text:p>
          </table:table-cell>
          <table:table-cell office:value-type="string">
            <text:p>Halle 9, Stand D06</text:p>
          </table:table-cell>
        </table:table-row>
        <table:table-row table:style-name="ro1">
          <table:table-cell office:value-type="string">
            <text:p>Leuze lumiflex</text:p>
          </table:table-cell>
          <table:table-cell office:value-type="string">
            <text:p>D-82256 Fürstenfeldbruck</text:p>
          </table:table-cell>
          <table:table-cell office:value-type="string">
            <text:p>Halle 9, Stand D54</text:p>
          </table:table-cell>
        </table:table-row>
        <table:table-row table:style-name="ro1">
          <table:table-cell office:value-type="string">
            <text:p>Leuze lumiflex</text:p>
          </table:table-cell>
          <table:table-cell office:value-type="string">
            <text:p>D-82256 Fürstenfeldbruck</text:p>
          </table:table-cell>
          <table:table-cell office:value-type="string">
            <text:p>Halle 11, Stand A41</text:p>
          </table:table-cell>
        </table:table-row>
        <table:table-row table:style-name="ro1">
          <table:table-cell office:value-type="string">
            <text:p>Levitec</text:p>
          </table:table-cell>
          <table:table-cell office:value-type="string">
            <text:p>D-35633 Lahnau</text:p>
          </table:table-cell>
          <table:table-cell office:value-type="string">
            <text:p>Halle 14, Stand L05</text:p>
          </table:table-cell>
        </table:table-row>
        <table:table-row table:style-name="ro1">
          <table:table-cell office:value-type="string">
            <text:p>LFT Lager- und Fördertechnik</text:p>
          </table:table-cell>
          <table:table-cell office:value-type="string">
            <text:p>D-01109 Dresden</text:p>
          </table:table-cell>
          <table:table-cell office:value-type="string">
            <text:p>Halle 4, Stand C25</text:p>
          </table:table-cell>
        </table:table-row>
        <table:table-row table:style-name="ro1">
          <table:table-cell office:value-type="string">
            <text:p>Liebisch, Gebr.</text:p>
          </table:table-cell>
          <table:table-cell office:value-type="string">
            <text:p>D-33649 Bielefeld</text:p>
          </table:table-cell>
          <table:table-cell office:value-type="string">
            <text:p>Halle 17, Stand D70</text:p>
          </table:table-cell>
        </table:table-row>
        <table:table-row table:style-name="ro1">
          <table:table-cell office:value-type="string">
            <text:p>Life needs Power ZVEI Forum</text:p>
          </table:table-cell>
          <table:table-cell office:value-type="string">
            <text:p>D-60596 Frankfurt</text:p>
          </table:table-cell>
          <table:table-cell office:value-type="string">
            <text:p>Halle 12, Stand C06</text:p>
          </table:table-cell>
        </table:table-row>
        <table:table-row table:style-name="ro1">
          <table:table-cell office:value-type="string">
            <text:p>Lightlift</text:p>
          </table:table-cell>
          <table:table-cell office:value-type="string">
            <text:p>D-30165 Hannover</text:p>
          </table:table-cell>
          <table:table-cell office:value-type="string">
            <text:p>Halle 7, Stand A30</text:p>
          </table:table-cell>
        </table:table-row>
        <table:table-row table:style-name="ro1">
          <table:table-cell office:value-type="string">
            <text:p>LINCAS Export Services</text:p>
          </table:table-cell>
          <table:table-cell office:value-type="string">
            <text:p>D-20097 Hamburg</text:p>
          </table:table-cell>
          <table:table-cell office:value-type="string">
            <text:p>Halle 6, Stand D42</text:p>
          </table:table-cell>
        </table:table-row>
        <table:table-row table:style-name="ro1">
          <table:table-cell office:value-type="string">
            <text:p>Linde Gas Division</text:p>
          </table:table-cell>
          <table:table-cell office:value-type="string">
            <text:p>D-82049 Höllriegelskreuth</text:p>
          </table:table-cell>
          <table:table-cell office:value-type="string">
            <text:p>Halle 13, Stand C50</text:p>
          </table:table-cell>
        </table:table-row>
        <table:table-row table:style-name="ro1">
          <table:table-cell office:value-type="string">
            <text:p>Linde Gas Division</text:p>
          </table:table-cell>
          <table:table-cell office:value-type="string">
            <text:p>D-82049 Höllriegelskreuth</text:p>
          </table:table-cell>
          <table:table-cell office:value-type="string">
            <text:p>Halle 13, Stand E77/2</text:p>
          </table:table-cell>
        </table:table-row>
        <table:table-row table:style-name="ro1">
          <table:table-cell office:value-type="string">
            <text:p>Lindenmaier</text:p>
          </table:table-cell>
          <table:table-cell office:value-type="string">
            <text:p>D-88471 Laupheim</text:p>
          </table:table-cell>
          <table:table-cell office:value-type="string">
            <text:p>Halle 4, Stand F22</text:p>
          </table:table-cell>
        </table:table-row>
        <table:table-row table:style-name="ro1">
          <table:table-cell office:value-type="string">
            <text:p>lindner sofware &amp; consulting</text:p>
          </table:table-cell>
          <table:table-cell office:value-type="string">
            <text:p>D-30159 Hannover</text:p>
          </table:table-cell>
          <table:table-cell office:value-type="string">
            <text:p>Halle 16, Stand D10</text:p>
          </table:table-cell>
        </table:table-row>
        <table:table-row table:style-name="ro1">
          <table:table-cell office:value-type="string">
            <text:p>LinTech</text:p>
          </table:table-cell>
          <table:table-cell office:value-type="string">
            <text:p>D-13156 Berlin</text:p>
          </table:table-cell>
          <table:table-cell office:value-type="string">
            <text:p>Halle 7, Stand A53</text:p>
          </table:table-cell>
        </table:table-row>
        <table:table-row table:style-name="ro1">
          <table:table-cell office:value-type="string">
            <text:p>Lintorfer Eisengiesserei</text:p>
          </table:table-cell>
          <table:table-cell office:value-type="string">
            <text:p>D-40885 Ratingen</text:p>
          </table:table-cell>
          <table:table-cell office:value-type="string">
            <text:p>Halle 3, Stand D49</text:p>
          </table:table-cell>
        </table:table-row>
        <table:table-row table:style-name="ro1">
          <table:table-cell office:value-type="string">
            <text:p>Lionbridge Deutschland</text:p>
          </table:table-cell>
          <table:table-cell office:value-type="string">
            <text:p>D-71065 Sindelfingen</text:p>
          </table:table-cell>
          <table:table-cell office:value-type="string">
            <text:p>Halle 16, Stand D10</text:p>
          </table:table-cell>
        </table:table-row>
        <table:table-row table:style-name="ro1">
          <table:table-cell office:value-type="string">
            <text:p>LIOS Technology</text:p>
          </table:table-cell>
          <table:table-cell office:value-type="string">
            <text:p>D-51063 Köln</text:p>
          </table:table-cell>
          <table:table-cell office:value-type="string">
            <text:p>Halle 12, Stand E11</text:p>
          </table:table-cell>
        </table:table-row>
        <table:table-row table:style-name="ro1">
          <table:table-cell office:value-type="string">
            <text:p>LITCOS</text:p>
          </table:table-cell>
          <table:table-cell office:value-type="string">
            <text:p>D-57299 Burbach</text:p>
          </table:table-cell>
          <table:table-cell office:value-type="string">
            <text:p>Halle 11, Stand E04</text:p>
          </table:table-cell>
        </table:table-row>
        <table:table-row table:style-name="ro1">
          <table:table-cell office:value-type="string">
            <text:p>LJU Industrieelektronik</text:p>
          </table:table-cell>
          <table:table-cell office:value-type="string">
            <text:p>D-14476 Groß Glienicke</text:p>
          </table:table-cell>
          <table:table-cell office:value-type="string">
            <text:p>Halle 9, Stand C13</text:p>
          </table:table-cell>
        </table:table-row>
        <table:table-row table:style-name="ro1">
          <table:table-cell office:value-type="string">
            <text:p>LJU industrieelektronik</text:p>
          </table:table-cell>
          <table:table-cell office:value-type="string">
            <text:p>D-14476 Groß Glienicke</text:p>
          </table:table-cell>
          <table:table-cell office:value-type="string">
            <text:p>Halle 11, Stand A41</text:p>
          </table:table-cell>
        </table:table-row>
        <table:table-row table:style-name="ro1">
          <table:table-cell office:value-type="string">
            <text:p>LKM electronic</text:p>
          </table:table-cell>
          <table:table-cell office:value-type="string">
            <text:p>D-98716 Geraberg</text:p>
          </table:table-cell>
          <table:table-cell office:value-type="string">
            <text:p>Halle 17, Stand E68</text:p>
          </table:table-cell>
        </table:table-row>
        <table:table-row table:style-name="ro1">
          <table:table-cell office:value-type="string">
            <text:p>LNO-Saftylon</text:p>
          </table:table-cell>
          <table:table-cell office:value-type="string">
            <text:p>D-52062 Aachen</text:p>
          </table:table-cell>
          <table:table-cell office:value-type="string">
            <text:p>Halle 9, Stand H05</text:p>
          </table:table-cell>
        </table:table-row>
        <table:table-row table:style-name="ro1">
          <table:table-cell office:value-type="string">
            <text:p>local global</text:p>
          </table:table-cell>
          <table:table-cell office:value-type="string">
            <text:p>D-70178 Stuttgart</text:p>
          </table:table-cell>
          <table:table-cell office:value-type="string">
            <text:p>Halle 6, Stand D42</text:p>
          </table:table-cell>
        </table:table-row>
        <table:table-row table:style-name="ro1">
          <table:table-cell office:value-type="string">
            <text:p>LOEMAT</text:p>
          </table:table-cell>
          <table:table-cell office:value-type="string">
            <text:p>D-13156 Berlin</text:p>
          </table:table-cell>
          <table:table-cell office:value-type="string">
            <text:p>Halle 11, Stand D14</text:p>
          </table:table-cell>
        </table:table-row>
        <table:table-row table:style-name="ro1">
          <table:table-cell office:value-type="string">
            <text:p>Löttechnik Burkhard Wärmebehandlung</text:p>
          </table:table-cell>
          <table:table-cell office:value-type="string">
            <text:p>D-87600 Kaufbeuren</text:p>
          </table:table-cell>
          <table:table-cell office:value-type="string">
            <text:p>Halle 4, Stand C42</text:p>
          </table:table-cell>
        </table:table-row>
        <table:table-row table:style-name="ro1">
          <table:table-cell office:value-type="string">
            <text:p>LogFactory</text:p>
          </table:table-cell>
          <table:table-cell office:value-type="string">
            <text:p>D-59174 Kamen</text:p>
          </table:table-cell>
          <table:table-cell office:value-type="string">
            <text:p>Halle 2, Stand D16</text:p>
          </table:table-cell>
        </table:table-row>
        <table:table-row table:style-name="ro1">
          <table:table-cell office:value-type="string">
            <text:p>LOHMEIER Schaltschrank-Systeme</text:p>
          </table:table-cell>
          <table:table-cell office:value-type="string">
            <text:p>D-32602 Vlotho</text:p>
          </table:table-cell>
          <table:table-cell office:value-type="string">
            <text:p>Halle 11, Stand D48</text:p>
          </table:table-cell>
        </table:table-row>
        <table:table-row table:style-name="ro1">
          <table:table-cell office:value-type="string">
            <text:p>LOHMEIER Schaltschrank-Systeme</text:p>
          </table:table-cell>
          <table:table-cell office:value-type="string">
            <text:p>D-32602 Vlotho</text:p>
          </table:table-cell>
          <table:table-cell office:value-type="string">
            <text:p>Halle 17, Stand D70</text:p>
          </table:table-cell>
        </table:table-row>
        <table:table-row table:style-name="ro1">
          <table:table-cell office:value-type="string">
            <text:p>LOMA Drehteile</text:p>
          </table:table-cell>
          <table:table-cell office:value-type="string">
            <text:p>D-78598 Königsheim</text:p>
          </table:table-cell>
          <table:table-cell office:value-type="string">
            <text:p>Halle 4, Stand E34</text:p>
          </table:table-cell>
        </table:table-row>
        <table:table-row table:style-name="ro1">
          <table:table-cell office:value-type="string">
            <text:p>LonMark Deutschland</text:p>
          </table:table-cell>
          <table:table-cell office:value-type="string">
            <text:p>D-52062 Aachen</text:p>
          </table:table-cell>
          <table:table-cell office:value-type="string">
            <text:p>Halle 9, Stand H05</text:p>
          </table:table-cell>
        </table:table-row>
        <table:table-row table:style-name="ro1">
          <table:table-cell office:value-type="string">
            <text:p>LORMEDO</text:p>
          </table:table-cell>
          <table:table-cell office:value-type="string">
            <text:p>D-66113 Saarbrücken</text:p>
          </table:table-cell>
          <table:table-cell office:value-type="string">
            <text:p>Halle 3, Stand D56</text:p>
          </table:table-cell>
        </table:table-row>
        <table:table-row table:style-name="ro1">
          <table:table-cell office:value-type="string">
            <text:p>LOV-Limbacher Oberflächenveredlung</text:p>
          </table:table-cell>
          <table:table-cell office:value-type="string">
            <text:p>D-09212 Limbach-Oberfrohna</text:p>
          </table:table-cell>
          <table:table-cell office:value-type="string">
            <text:p>Halle 4, Stand G24, (21)</text:p>
          </table:table-cell>
        </table:table-row>
        <table:table-row table:style-name="ro1">
          <table:table-cell office:value-type="string">
            <text:p>LPKF Laser &amp; Electronics</text:p>
          </table:table-cell>
          <table:table-cell office:value-type="string">
            <text:p>D-30827 Garbsen</text:p>
          </table:table-cell>
          <table:table-cell office:value-type="string">
            <text:p>Halle 15, Stand J42</text:p>
          </table:table-cell>
        </table:table-row>
        <table:table-row table:style-name="ro1">
          <table:table-cell office:value-type="string">
            <text:p>LPKF Motion &amp; Control</text:p>
          </table:table-cell>
          <table:table-cell office:value-type="string">
            <text:p>D-98527 Suhl</text:p>
          </table:table-cell>
          <table:table-cell office:value-type="string">
            <text:p>Halle 15, Stand D35</text:p>
          </table:table-cell>
        </table:table-row>
        <table:table-row table:style-name="ro1">
          <table:table-cell office:value-type="string">
            <text:p>LS Kunststofftechnologie</text:p>
          </table:table-cell>
          <table:table-cell office:value-type="string">
            <text:p>D-97877 Wertheim-Bettingen</text:p>
          </table:table-cell>
          <table:table-cell office:value-type="string">
            <text:p>Halle 4, Stand E12</text:p>
          </table:table-cell>
        </table:table-row>
        <table:table-row table:style-name="ro1">
          <table:table-cell office:value-type="string">
            <text:p>LS Language Services</text:p>
          </table:table-cell>
          <table:table-cell office:value-type="string">
            <text:p>D-81739 München</text:p>
          </table:table-cell>
          <table:table-cell office:value-type="string">
            <text:p>Halle 16, Stand D10</text:p>
          </table:table-cell>
        </table:table-row>
        <table:table-row table:style-name="ro1">
          <table:table-cell office:value-type="string">
            <text:p>LS Luftkissen Systeme</text:p>
          </table:table-cell>
          <table:table-cell office:value-type="string">
            <text:p>D-47804 Krefeld</text:p>
          </table:table-cell>
          <table:table-cell office:value-type="string">
            <text:p>Halle 17, Stand A21</text:p>
          </table:table-cell>
        </table:table-row>
        <table:table-row table:style-name="ro1">
          <table:table-cell office:value-type="string">
            <text:p>LTB- Procase</text:p>
          </table:table-cell>
          <table:table-cell office:value-type="string">
            <text:p>D-63897 Miltenberg</text:p>
          </table:table-cell>
          <table:table-cell office:value-type="string">
            <text:p>Halle 5, Stand F44</text:p>
          </table:table-cell>
        </table:table-row>
        <table:table-row table:style-name="ro1">
          <table:table-cell office:value-type="string">
            <text:p>LTG</text:p>
          </table:table-cell>
          <table:table-cell office:value-type="string">
            <text:p>D-70435 Stuttgart</text:p>
          </table:table-cell>
          <table:table-cell office:value-type="string">
            <text:p>Halle 4, Stand D10</text:p>
          </table:table-cell>
        </table:table-row>
        <table:table-row table:style-name="ro1">
          <table:table-cell office:value-type="string">
            <text:p>LTI-Metalltechnik</text:p>
          </table:table-cell>
          <table:table-cell office:value-type="string">
            <text:p>D-74214 Schöntal</text:p>
          </table:table-cell>
          <table:table-cell office:value-type="string">
            <text:p>Halle 4, Stand A30</text:p>
          </table:table-cell>
        </table:table-row>
        <table:table-row table:style-name="ro1">
          <table:table-cell office:value-type="string">
            <text:p>Ludwig Esser Metallbau</text:p>
          </table:table-cell>
          <table:table-cell office:value-type="string">
            <text:p>D-53879 Euskirchen</text:p>
          </table:table-cell>
          <table:table-cell office:value-type="string">
            <text:p>Halle 4, Stand A24</text:p>
          </table:table-cell>
        </table:table-row>
        <table:table-row table:style-name="ro1">
          <table:table-cell office:value-type="string">
            <text:p>Lumanova</text:p>
          </table:table-cell>
          <table:table-cell office:value-type="string">
            <text:p>D-30419 Hannover</text:p>
          </table:table-cell>
          <table:table-cell office:value-type="string">
            <text:p>Halle 14, Stand H36</text:p>
          </table:table-cell>
        </table:table-row>
        <table:table-row table:style-name="ro1">
          <table:table-cell office:value-type="string">
            <text:p>Lurz Wasserstrahlschneiden 2D+3D</text:p>
          </table:table-cell>
          <table:table-cell office:value-type="string">
            <text:p>D-97209 Veitshöchheim</text:p>
          </table:table-cell>
          <table:table-cell office:value-type="string">
            <text:p>Halle 4, Stand B09</text:p>
          </table:table-cell>
        </table:table-row>
        <table:table-row table:style-name="ro1">
          <table:table-cell office:value-type="string">
            <text:p>Lust Antriebstechnik</text:p>
          </table:table-cell>
          <table:table-cell office:value-type="string">
            <text:p>D-35633 Lahnau</text:p>
          </table:table-cell>
          <table:table-cell office:value-type="string">
            <text:p>Halle 9, Stand A60</text:p>
          </table:table-cell>
        </table:table-row>
        <table:table-row table:style-name="ro1">
          <table:table-cell office:value-type="string">
            <text:p>Lust Antriebstechnik</text:p>
          </table:table-cell>
          <table:table-cell office:value-type="string">
            <text:p>D-35633 Lahnau</text:p>
          </table:table-cell>
          <table:table-cell office:value-type="string">
            <text:p>Halle 9, Stand F13</text:p>
          </table:table-cell>
        </table:table-row>
        <table:table-row table:style-name="ro1">
          <table:table-cell office:value-type="string">
            <text:p>Lust Antriebstechnik</text:p>
          </table:table-cell>
          <table:table-cell office:value-type="string">
            <text:p>D-35633 Lahnau</text:p>
          </table:table-cell>
          <table:table-cell office:value-type="string">
            <text:p>Halle 14, Stand L05</text:p>
          </table:table-cell>
        </table:table-row>
        <table:table-row table:style-name="ro1">
          <table:table-cell office:value-type="string">
            <text:p>Lust Antriebstechnik</text:p>
          </table:table-cell>
          <table:table-cell office:value-type="string">
            <text:p>D-35633 Lahnau</text:p>
          </table:table-cell>
          <table:table-cell office:value-type="string">
            <text:p>Halle 17, Stand B40</text:p>
          </table:table-cell>
        </table:table-row>
        <table:table-row table:style-name="ro1">
          <table:table-cell office:value-type="string">
            <text:p>LUST DRIVETRONICS</text:p>
          </table:table-cell>
          <table:table-cell office:value-type="string">
            <text:p>D-59423 Unna</text:p>
          </table:table-cell>
          <table:table-cell office:value-type="string">
            <text:p>Halle 14, Stand L05</text:p>
          </table:table-cell>
        </table:table-row>
        <table:table-row table:style-name="ro1">
          <table:table-cell office:value-type="string">
            <text:p>Lust DriveTronics</text:p>
          </table:table-cell>
          <table:table-cell office:value-type="string">
            <text:p>D-59423 Unna</text:p>
          </table:table-cell>
          <table:table-cell office:value-type="string">
            <text:p>Halle 9, Stand A43</text:p>
          </table:table-cell>
        </table:table-row>
        <table:table-row table:style-name="ro1">
          <table:table-cell office:value-type="string">
            <text:p>LWK-PlasmaCeramic</text:p>
          </table:table-cell>
          <table:table-cell office:value-type="string">
            <text:p>D-51674 Wiehl</text:p>
          </table:table-cell>
          <table:table-cell office:value-type="string">
            <text:p>Halle 5, Stand F34</text:p>
          </table:table-cell>
        </table:table-row>
        <table:table-row table:style-name="ro1">
          <table:table-cell office:value-type="string">
            <text:p>LYNX - Consulting</text:p>
          </table:table-cell>
          <table:table-cell office:value-type="string">
            <text:p>D-33602 Bielefeld</text:p>
          </table:table-cell>
          <table:table-cell office:value-type="string">
            <text:p>Halle 17, Stand B40</text:p>
          </table:table-cell>
        </table:table-row>
        <table:table-row table:style-name="ro1">
          <table:table-cell office:value-type="string">
            <text:p>LZH Laser Zentrum</text:p>
          </table:table-cell>
          <table:table-cell office:value-type="string">
            <text:p>D-30419 Hannover</text:p>
          </table:table-cell>
          <table:table-cell office:value-type="string">
            <text:p>Halle 5, Stand B16</text:p>
          </table:table-cell>
        </table:table-row>
        <table:table-row table:style-name="ro1">
          <table:table-cell office:value-type="string">
            <text:p>M. Schneider - Annaberg</text:p>
          </table:table-cell>
          <table:table-cell office:value-type="string">
            <text:p>D-09456 Annaberg-Buchholz</text:p>
          </table:table-cell>
          <table:table-cell office:value-type="string">
            <text:p>Halle 12, Stand A50</text:p>
          </table:table-cell>
        </table:table-row>
        <table:table-row table:style-name="ro1">
          <table:table-cell office:value-type="string">
            <text:p>MABA Spezialmaschinen</text:p>
          </table:table-cell>
          <table:table-cell office:value-type="string">
            <text:p>D-06766 Wolfen</text:p>
          </table:table-cell>
          <table:table-cell office:value-type="string">
            <text:p>Halle 4, Stand F34</text:p>
          </table:table-cell>
        </table:table-row>
        <table:table-row table:style-name="ro1">
          <table:table-cell office:value-type="string">
            <text:p>MAGNETECH</text:p>
          </table:table-cell>
          <table:table-cell office:value-type="string">
            <text:p>D-01877 Bischofswerda</text:p>
          </table:table-cell>
          <table:table-cell office:value-type="string">
            <text:p>Halle 4, Stand G24, (18)</text:p>
          </table:table-cell>
        </table:table-row>
        <table:table-row table:style-name="ro1">
          <table:table-cell office:value-type="string">
            <text:p>MAGNET-SCHULTZ</text:p>
          </table:table-cell>
          <table:table-cell office:value-type="string">
            <text:p>D-87700 Memmingen</text:p>
          </table:table-cell>
          <table:table-cell office:value-type="string">
            <text:p>Halle 14, Stand H05</text:p>
          </table:table-cell>
        </table:table-row>
        <table:table-row table:style-name="ro1">
          <table:table-cell office:value-type="string">
            <text:p>Magnetworld</text:p>
          </table:table-cell>
          <table:table-cell office:value-type="string">
            <text:p>D-07743 Jena</text:p>
          </table:table-cell>
          <table:table-cell office:value-type="string">
            <text:p>Halle 8, Stand A22</text:p>
          </table:table-cell>
        </table:table-row>
        <table:table-row table:style-name="ro1">
          <table:table-cell office:value-type="string">
            <text:p>MAGNUM</text:p>
          </table:table-cell>
          <table:table-cell office:value-type="string">
            <text:p>D-64293 Darmstadt</text:p>
          </table:table-cell>
          <table:table-cell office:value-type="string">
            <text:p>Halle 6, Stand F33</text:p>
          </table:table-cell>
        </table:table-row>
        <table:table-row table:style-name="ro1">
          <table:table-cell office:value-type="string">
            <text:p>MAGNUM</text:p>
          </table:table-cell>
          <table:table-cell office:value-type="string">
            <text:p>D-64293 Darmstadt</text:p>
          </table:table-cell>
          <table:table-cell office:value-type="string">
            <text:p>Halle 13, Stand E67/1</text:p>
          </table:table-cell>
        </table:table-row>
        <table:table-row table:style-name="ro1">
          <table:table-cell office:value-type="string">
            <text:p>MAHREG Automotive / Sachsen-Anhalt</text:p>
          </table:table-cell>
          <table:table-cell office:value-type="string">
            <text:p>D-39179 Barleben</text:p>
          </table:table-cell>
          <table:table-cell office:value-type="string">
            <text:p>Halle 4, Stand F34</text:p>
          </table:table-cell>
        </table:table-row>
        <table:table-row table:style-name="ro1">
          <table:table-cell office:value-type="string">
            <text:p>Maier, B. Zerkleinerungstechnik</text:p>
          </table:table-cell>
          <table:table-cell office:value-type="string">
            <text:p>D-33649 Bielefeld</text:p>
          </table:table-cell>
          <table:table-cell office:value-type="string">
            <text:p>Halle 17, Stand D70</text:p>
          </table:table-cell>
        </table:table-row>
        <table:table-row table:style-name="ro1">
          <table:table-cell office:value-type="string">
            <text:p>Maier CSS, Dr.</text:p>
          </table:table-cell>
          <table:table-cell office:value-type="string">
            <text:p>D-76297 Stutensee</text:p>
          </table:table-cell>
          <table:table-cell office:value-type="string">
            <text:p>Halle 16, Stand D22</text:p>
          </table:table-cell>
        </table:table-row>
        <table:table-row table:style-name="ro1">
          <table:table-cell office:value-type="string">
            <text:p>Malaysia External Trade Development</text:p>
          </table:table-cell>
          <table:table-cell office:value-type="string">
            <text:p>D-50667 Köln</text:p>
          </table:table-cell>
          <table:table-cell office:value-type="string">
            <text:p>Halle 5, Stand F47</text:p>
          </table:table-cell>
        </table:table-row>
        <table:table-row table:style-name="ro1">
          <table:table-cell office:value-type="string">
            <text:p>MAN B&amp;W Diesel</text:p>
          </table:table-cell>
          <table:table-cell office:value-type="string">
            <text:p>D-86153 Augsburg</text:p>
          </table:table-cell>
          <table:table-cell office:value-type="string">
            <text:p>Halle 3, Stand B26, (23)</text:p>
          </table:table-cell>
        </table:table-row>
        <table:table-row table:style-name="ro1">
          <table:table-cell office:value-type="string">
            <text:p>Management Briefings</text:p>
          </table:table-cell>
          <table:table-cell office:value-type="string">
            <text:p>D-70178 Stuttgart</text:p>
          </table:table-cell>
          <table:table-cell office:value-type="string">
            <text:p>Halle 6, Stand D48</text:p>
          </table:table-cell>
        </table:table-row>
        <table:table-row table:style-name="ro1">
          <table:table-cell office:value-type="string">
            <text:p>Mannel Magnet Technik</text:p>
          </table:table-cell>
          <table:table-cell office:value-type="string">
            <text:p>D-42859 Remscheid</text:p>
          </table:table-cell>
          <table:table-cell office:value-type="string">
            <text:p>Halle 14, Stand K01</text:p>
          </table:table-cell>
        </table:table-row>
        <table:table-row table:style-name="ro1">
          <table:table-cell office:value-type="string">
            <text:p>Mannesmann</text:p>
          </table:table-cell>
          <table:table-cell office:value-type="string">
            <text:p>D-59067 Hamm</text:p>
          </table:table-cell>
          <table:table-cell office:value-type="string">
            <text:p>Freigelände Pipeline Park, Südseite CC Pipeline Park Southside CC Pipeline Parc, Stand M37</text:p>
          </table:table-cell>
        </table:table-row>
        <table:table-row table:style-name="ro1">
          <table:table-cell office:value-type="string">
            <text:p>Mannesmann Fuchs Rohr</text:p>
          </table:table-cell>
          <table:table-cell office:value-type="string">
            <text:p>D-57074 Siegen</text:p>
          </table:table-cell>
          <table:table-cell office:value-type="string">
            <text:p>Halle 6, Stand A20</text:p>
          </table:table-cell>
        </table:table-row>
        <table:table-row table:style-name="ro1">
          <table:table-cell office:value-type="string">
            <text:p>Mannstaedt</text:p>
          </table:table-cell>
          <table:table-cell office:value-type="string">
            <text:p>D-53840 Troisdorf</text:p>
          </table:table-cell>
          <table:table-cell office:value-type="string">
            <text:p>Halle 4, Stand A57</text:p>
          </table:table-cell>
        </table:table-row>
        <table:table-row table:style-name="ro1">
          <table:table-cell office:value-type="string">
            <text:p>MANOTHERM Beierfeld</text:p>
          </table:table-cell>
          <table:table-cell office:value-type="string">
            <text:p>D-08344 Grünhain-Beierfeld</text:p>
          </table:table-cell>
          <table:table-cell office:value-type="string">
            <text:p>Halle 7, Stand A13</text:p>
          </table:table-cell>
        </table:table-row>
        <table:table-row table:style-name="ro1">
          <table:table-cell office:value-type="string">
            <text:p>Manz Automation</text:p>
          </table:table-cell>
          <table:table-cell office:value-type="string">
            <text:p>D-72768 Reutlingen</text:p>
          </table:table-cell>
          <table:table-cell office:value-type="string">
            <text:p>Halle 9, Stand A43</text:p>
          </table:table-cell>
        </table:table-row>
        <table:table-row table:style-name="ro1">
          <table:table-cell office:value-type="string">
            <text:p>Maplan Maschinenfabrik</text:p>
          </table:table-cell>
          <table:table-cell office:value-type="string">
            <text:p>D-19061 Schwerin</text:p>
          </table:table-cell>
          <table:table-cell office:value-type="string">
            <text:p>Halle 5, Stand F03</text:p>
          </table:table-cell>
        </table:table-row>
        <table:table-row table:style-name="ro1">
          <table:table-cell office:value-type="string">
            <text:p>Marbach, Karl</text:p>
          </table:table-cell>
          <table:table-cell office:value-type="string">
            <text:p>D-74080 Heilbronn</text:p>
          </table:table-cell>
          <table:table-cell office:value-type="string">
            <text:p>Halle 4, Stand E34</text:p>
          </table:table-cell>
        </table:table-row>
        <table:table-row table:style-name="ro1">
          <table:table-cell office:value-type="string">
            <text:p>Marketing-Gesellschaft</text:p>
          </table:table-cell>
          <table:table-cell office:value-type="string">
            <text:p>D-02625 Bautzen</text:p>
          </table:table-cell>
          <table:table-cell office:value-type="string">
            <text:p>Halle 4, Stand G40</text:p>
          </table:table-cell>
        </table:table-row>
        <table:table-row table:style-name="ro1">
          <table:table-cell office:value-type="string">
            <text:p>Martin-Luther-Universität Halle</text:p>
          </table:table-cell>
          <table:table-cell office:value-type="string">
            <text:p>D-06108 Halle</text:p>
          </table:table-cell>
          <table:table-cell office:value-type="string">
            <text:p>Halle 2, Stand C39</text:p>
          </table:table-cell>
        </table:table-row>
        <table:table-row table:style-name="ro1">
          <table:table-cell office:value-type="string">
            <text:p>Maschinen- und Antriebstechnik</text:p>
          </table:table-cell>
          <table:table-cell office:value-type="string">
            <text:p>D-18273 Güstrow</text:p>
          </table:table-cell>
          <table:table-cell office:value-type="string">
            <text:p>Halle 3, Stand E56</text:p>
          </table:table-cell>
        </table:table-row>
        <table:table-row table:style-name="ro1">
          <table:table-cell office:value-type="string">
            <text:p>Maschinenbau Durst</text:p>
          </table:table-cell>
          <table:table-cell office:value-type="string">
            <text:p>D-74397 Pfaffenhofen</text:p>
          </table:table-cell>
          <table:table-cell office:value-type="string">
            <text:p>Halle 4, Stand E12</text:p>
          </table:table-cell>
        </table:table-row>
        <table:table-row table:style-name="ro1">
          <table:table-cell office:value-type="string">
            <text:p>Maschinenbau Lienenbrügger</text:p>
          </table:table-cell>
          <table:table-cell office:value-type="string">
            <text:p>D-48249 Dülmen</text:p>
          </table:table-cell>
          <table:table-cell office:value-type="string">
            <text:p>Halle 4, Stand B12, (04)</text:p>
          </table:table-cell>
        </table:table-row>
        <table:table-row table:style-name="ro1">
          <table:table-cell office:value-type="string">
            <text:p>Maschinenbau-Kooperation</text:p>
          </table:table-cell>
          <table:table-cell office:value-type="string">
            <text:p>D-42327 Wuppertal</text:p>
          </table:table-cell>
          <table:table-cell office:value-type="string">
            <text:p>Halle 17, Stand E84</text:p>
          </table:table-cell>
        </table:table-row>
        <table:table-row table:style-name="ro1">
          <table:table-cell office:value-type="string">
            <text:p>Masterflex</text:p>
          </table:table-cell>
          <table:table-cell office:value-type="string">
            <text:p>D-45891 Gelsenkirchen</text:p>
          </table:table-cell>
          <table:table-cell office:value-type="string">
            <text:p>Halle 5, Stand A32</text:p>
          </table:table-cell>
        </table:table-row>
        <table:table-row table:style-name="ro1">
          <table:table-cell office:value-type="string">
            <text:p>Masterflex</text:p>
          </table:table-cell>
          <table:table-cell office:value-type="string">
            <text:p>D-45699 Herten</text:p>
          </table:table-cell>
          <table:table-cell office:value-type="string">
            <text:p>Halle 13, Stand C50</text:p>
          </table:table-cell>
        </table:table-row>
        <table:table-row table:style-name="ro1">
          <table:table-cell office:value-type="string">
            <text:p>MaTec Gummiwerk</text:p>
          </table:table-cell>
          <table:table-cell office:value-type="string">
            <text:p>D-14548 Schwielowsee / OT Caputh</text:p>
          </table:table-cell>
          <table:table-cell office:value-type="string">
            <text:p>Halle 5, Stand A44</text:p>
          </table:table-cell>
        </table:table-row>
        <table:table-row table:style-name="ro1">
          <table:table-cell office:value-type="string">
            <text:p>MaTeck Material- Technologie &amp; Kristalle</text:p>
          </table:table-cell>
          <table:table-cell office:value-type="string">
            <text:p>D-52428 Jülich</text:p>
          </table:table-cell>
          <table:table-cell office:value-type="string">
            <text:p>Halle 2, Stand C62/1</text:p>
          </table:table-cell>
        </table:table-row>
        <table:table-row table:style-name="ro1">
          <table:table-cell office:value-type="string">
            <text:p>Material ConneXion Cologne</text:p>
          </table:table-cell>
          <table:table-cell office:value-type="string">
            <text:p>D-50825 Köln</text:p>
          </table:table-cell>
          <table:table-cell office:value-type="string">
            <text:p>Halle 5, Stand D52</text:p>
          </table:table-cell>
        </table:table-row>
        <table:table-row table:style-name="ro1">
          <table:table-cell office:value-type="string">
            <text:p>Matho Konstruktion Maschinenbau</text:p>
          </table:table-cell>
          <table:table-cell office:value-type="string">
            <text:p>D-73479 Ellwangen</text:p>
          </table:table-cell>
          <table:table-cell office:value-type="string">
            <text:p>Halle 4, Stand E24</text:p>
          </table:table-cell>
        </table:table-row>
        <table:table-row table:style-name="ro1">
          <table:table-cell office:value-type="string">
            <text:p>MatrixOne</text:p>
          </table:table-cell>
          <table:table-cell office:value-type="string">
            <text:p>D-85737 Ismaning</text:p>
          </table:table-cell>
          <table:table-cell office:value-type="string">
            <text:p>Halle 15, Stand B18</text:p>
          </table:table-cell>
        </table:table-row>
        <table:table-row table:style-name="ro1">
          <table:table-cell office:value-type="string">
            <text:p>Matrox Electronic Systems</text:p>
          </table:table-cell>
          <table:table-cell office:value-type="string">
            <text:p>D-82008 Unterhaching</text:p>
          </table:table-cell>
          <table:table-cell office:value-type="string">
            <text:p>Halle 11, Stand A46</text:p>
          </table:table-cell>
        </table:table-row>
        <table:table-row table:style-name="ro1">
          <table:table-cell office:value-type="string">
            <text:p>Mattke</text:p>
          </table:table-cell>
          <table:table-cell office:value-type="string">
            <text:p>D-79108 Freiburg</text:p>
          </table:table-cell>
          <table:table-cell office:value-type="string">
            <text:p>Halle 14, Stand L30</text:p>
          </table:table-cell>
        </table:table-row>
        <table:table-row table:style-name="ro1">
          <table:table-cell office:value-type="string">
            <text:p>MaVo - Maschinen und Vorrichtungsbau</text:p>
          </table:table-cell>
          <table:table-cell office:value-type="string">
            <text:p>D-31246 Lahstedt</text:p>
          </table:table-cell>
          <table:table-cell office:value-type="string">
            <text:p>Halle 7, Stand A3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string">
            <text:p>D-88271 Wilhelmsdorf</text:p>
          </table:table-cell>
          <table:table-cell office:value-type="string">
            <text:p>Halle 17, Stand E03</text:p>
          </table:table-cell>
        </table:table-row>
        <table:table-row table:style-name="ro1">
          <table:table-cell office:value-type="string">
            <text:p>Max Aicher Bischofswerda</text:p>
          </table:table-cell>
          <table:table-cell office:value-type="string">
            <text:p>D-01877 Bischofswerda</text:p>
          </table:table-cell>
          <table:table-cell office:value-type="string">
            <text:p>Halle 4, Stand G40</text:p>
          </table:table-cell>
        </table:table-row>
        <table:table-row table:style-name="ro1">
          <table:table-cell office:value-type="string">
            <text:p>Maxfeld Stanzbiegetechnik</text:p>
          </table:table-cell>
          <table:table-cell office:value-type="string">
            <text:p>D-90408 Nürnberg</text:p>
          </table:table-cell>
          <table:table-cell office:value-type="string">
            <text:p>Halle 4, Stand H24</text:p>
          </table:table-cell>
        </table:table-row>
        <table:table-row table:style-name="ro1">
          <table:table-cell office:value-type="string">
            <text:p>Maximator JET</text:p>
          </table:table-cell>
          <table:table-cell office:value-type="string">
            <text:p>D-97424 Schweinfurt</text:p>
          </table:table-cell>
          <table:table-cell office:value-type="string">
            <text:p>Halle 5, Stand B04</text:p>
          </table:table-cell>
        </table:table-row>
        <table:table-row table:style-name="ro1">
          <table:table-cell office:value-type="string">
            <text:p>MAXON Computer</text:p>
          </table:table-cell>
          <table:table-cell office:value-type="string">
            <text:p>D-61381 Friedrichsdorf</text:p>
          </table:table-cell>
          <table:table-cell office:value-type="string">
            <text:p>Halle 15, Stand B16</text:p>
          </table:table-cell>
        </table:table-row>
        <table:table-row table:style-name="ro1">
          <table:table-cell office:value-type="string">
            <text:p>maxon motor</text:p>
          </table:table-cell>
          <table:table-cell office:value-type="string">
            <text:p>D-79350 Sexau</text:p>
          </table:table-cell>
          <table:table-cell office:value-type="string">
            <text:p>Halle 5, Stand G24</text:p>
          </table:table-cell>
        </table:table-row>
        <table:table-row table:style-name="ro1">
          <table:table-cell office:value-type="string">
            <text:p>maxon motor</text:p>
          </table:table-cell>
          <table:table-cell office:value-type="string">
            <text:p>D-81825 München</text:p>
          </table:table-cell>
          <table:table-cell office:value-type="string">
            <text:p>Halle 15, Stand H37</text:p>
          </table:table-cell>
        </table:table-row>
        <table:table-row table:style-name="ro1">
          <table:table-cell office:value-type="string">
            <text:p>Max-Planck Institut f. Metallforschung</text:p>
          </table:table-cell>
          <table:table-cell office:value-type="string">
            <text:p>D-70569 Stuttgart</text:p>
          </table:table-cell>
          <table:table-cell office:value-type="string">
            <text:p>Halle 2, Stand C52</text:p>
          </table:table-cell>
        </table:table-row>
        <table:table-row table:style-name="ro1">
          <table:table-cell office:value-type="string">
            <text:p>mayer Maschinenbau, heinz</text:p>
          </table:table-cell>
          <table:table-cell office:value-type="string">
            <text:p>D-73271 Holzmaden</text:p>
          </table:table-cell>
          <table:table-cell office:value-type="string">
            <text:p>Halle 17, Stand A22</text:p>
          </table:table-cell>
        </table:table-row>
        <table:table-row table:style-name="ro1">
          <table:table-cell office:value-type="string">
            <text:p>Mayser</text:p>
          </table:table-cell>
          <table:table-cell office:value-type="string">
            <text:p>D-89073 Ulm</text:p>
          </table:table-cell>
          <table:table-cell office:value-type="string">
            <text:p>Halle 8, Stand C14</text:p>
          </table:table-cell>
        </table:table-row>
        <table:table-row table:style-name="ro1">
          <table:table-cell office:value-type="string">
            <text:p>MayTec</text:p>
          </table:table-cell>
          <table:table-cell office:value-type="string">
            <text:p>D-85221 Dachau</text:p>
          </table:table-cell>
          <table:table-cell office:value-type="string">
            <text:p>Halle 17, Stand A10</text:p>
          </table:table-cell>
        </table:table-row>
        <table:table-row table:style-name="ro1">
          <table:table-cell office:value-type="string">
            <text:p>MAZeT</text:p>
          </table:table-cell>
          <table:table-cell office:value-type="string">
            <text:p>D-07745 Jena</text:p>
          </table:table-cell>
          <table:table-cell office:value-type="string">
            <text:p>Halle 11, Stand A61</text:p>
          </table:table-cell>
        </table:table-row>
        <table:table-row table:style-name="ro1">
          <table:table-cell office:value-type="string">
            <text:p>MBH Maschinenbau &amp; Blechtechnik</text:p>
          </table:table-cell>
          <table:table-cell office:value-type="string">
            <text:p>D-49479 Ibbenbüren</text:p>
          </table:table-cell>
          <table:table-cell office:value-type="string">
            <text:p>Halle 3, Stand F45</text:p>
          </table:table-cell>
        </table:table-row>
        <table:table-row table:style-name="ro1">
          <table:table-cell office:value-type="string">
            <text:p>MBS SULZBACH MESSWANDLER</text:p>
          </table:table-cell>
          <table:table-cell office:value-type="string">
            <text:p>D-74429 Sulzbach-Laufen</text:p>
          </table:table-cell>
          <table:table-cell office:value-type="string">
            <text:p>Halle 11, Stand E11</text:p>
          </table:table-cell>
        </table:table-row>
        <table:table-row table:style-name="ro1">
          <table:table-cell office:value-type="string">
            <text:p>MBT PolyTapes</text:p>
          </table:table-cell>
          <table:table-cell office:value-type="string">
            <text:p>D-58739 Wickede</text:p>
          </table:table-cell>
          <table:table-cell office:value-type="string">
            <text:p>Halle 5, Stand B48</text:p>
          </table:table-cell>
        </table:table-row>
        <table:table-row table:style-name="ro1">
          <table:table-cell office:value-type="string">
            <text:p>mdexx Magnetronic Devices</text:p>
          </table:table-cell>
          <table:table-cell office:value-type="string">
            <text:p>D-28199 Bremen</text:p>
          </table:table-cell>
          <table:table-cell office:value-type="string">
            <text:p>Halle 12, Stand E69</text:p>
          </table:table-cell>
        </table:table-row>
        <table:table-row table:style-name="ro1">
          <table:table-cell office:value-type="string">
            <text:p>Meese</text:p>
          </table:table-cell>
          <table:table-cell office:value-type="string">
            <text:p>D-58675 Hemer</text:p>
          </table:table-cell>
          <table:table-cell office:value-type="string">
            <text:p>Halle 4, Stand C34, (4)</text:p>
          </table:table-cell>
        </table:table-row>
        <table:table-row table:style-name="ro1">
          <table:table-cell office:value-type="string">
            <text:p>MEGA Umformtechnik</text:p>
          </table:table-cell>
          <table:table-cell office:value-type="string">
            <text:p>D-75196 Remchingen</text:p>
          </table:table-cell>
          <table:table-cell office:value-type="string">
            <text:p>Halle 4, Stand B25</text:p>
          </table:table-cell>
        </table:table-row>
        <table:table-row table:style-name="ro1">
          <table:table-cell office:value-type="string">
            <text:p>Megamat</text:p>
          </table:table-cell>
          <table:table-cell office:value-type="string">
            <text:p>D-86476 Neuburg</text:p>
          </table:table-cell>
          <table:table-cell office:value-type="string">
            <text:p>Halle 17, Stand D68</text:p>
          </table:table-cell>
        </table:table-row>
        <table:table-row table:style-name="ro1">
          <table:table-cell office:value-type="string">
            <text:p>MegAsic Silicon</text:p>
          </table:table-cell>
          <table:table-cell office:value-type="string">
            <text:p>D-85640 Putzbrunn</text:p>
          </table:table-cell>
          <table:table-cell office:value-type="string">
            <text:p>Halle 8, Stand E33</text:p>
          </table:table-cell>
        </table:table-row>
        <table:table-row table:style-name="ro1">
          <table:table-cell office:value-type="string">
            <text:p>Megatech Software</text:p>
          </table:table-cell>
          <table:table-cell office:value-type="string">
            <text:p>D-10623 Berlin</text:p>
          </table:table-cell>
          <table:table-cell office:value-type="string">
            <text:p>Halle 15, Stand D03</text:p>
          </table:table-cell>
        </table:table-row>
        <table:table-row table:style-name="ro1">
          <table:table-cell office:value-type="string">
            <text:p>MEGATRON Elektronik</text:p>
          </table:table-cell>
          <table:table-cell office:value-type="string">
            <text:p>D-85640 Putzbrunn</text:p>
          </table:table-cell>
          <table:table-cell office:value-type="string">
            <text:p>Halle 8, Stand D34</text:p>
          </table:table-cell>
        </table:table-row>
        <table:table-row table:style-name="ro1">
          <table:table-cell office:value-type="string">
            <text:p>Meiban Germany</text:p>
          </table:table-cell>
          <table:table-cell office:value-type="string">
            <text:p>D-74523 Schwäbisch Hall</text:p>
          </table:table-cell>
          <table:table-cell office:value-type="string">
            <text:p>Halle 4, Stand E12</text:p>
          </table:table-cell>
        </table:table-row>
        <table:table-row table:style-name="ro1">
          <table:table-cell office:value-type="string">
            <text:p>Meister Strömungstechnik</text:p>
          </table:table-cell>
          <table:table-cell office:value-type="string">
            <text:p>D-63831 Wiesen</text:p>
          </table:table-cell>
          <table:table-cell office:value-type="string">
            <text:p>Halle 9, Stand H09</text:p>
          </table:table-cell>
        </table:table-row>
        <table:table-row table:style-name="ro1">
          <table:table-cell office:value-type="string">
            <text:p>MEM Maschinenbau</text:p>
          </table:table-cell>
          <table:table-cell office:value-type="string">
            <text:p>D-48683 Ahaus</text:p>
          </table:table-cell>
          <table:table-cell office:value-type="string">
            <text:p>Halle 4, Stand B12, (13)</text:p>
          </table:table-cell>
        </table:table-row>
        <table:table-row table:style-name="ro1">
          <table:table-cell office:value-type="string">
            <text:p>Mensch und Maschine Software</text:p>
          </table:table-cell>
          <table:table-cell office:value-type="string">
            <text:p>D-82234 Weßling</text:p>
          </table:table-cell>
          <table:table-cell office:value-type="string">
            <text:p>Halle 11, Stand C64</text:p>
          </table:table-cell>
        </table:table-row>
        <table:table-row table:style-name="ro1">
          <table:table-cell office:value-type="string">
            <text:p>Mensch und Maschine Software</text:p>
          </table:table-cell>
          <table:table-cell office:value-type="string">
            <text:p>D-82234 Weßling</text:p>
          </table:table-cell>
          <table:table-cell office:value-type="string">
            <text:p>Halle 15, Stand B14</text:p>
          </table:table-cell>
        </table:table-row>
        <table:table-row table:style-name="ro1">
          <table:table-cell office:value-type="string">
            <text:p>Mensch und Maschine Software</text:p>
          </table:table-cell>
          <table:table-cell office:value-type="string">
            <text:p>D-82234 Weßling</text:p>
          </table:table-cell>
          <table:table-cell office:value-type="string">
            <text:p>Halle 16, Stand F05</text:p>
          </table:table-cell>
        </table:table-row>
        <table:table-row table:style-name="ro1">
          <table:table-cell office:value-type="string">
            <text:p>MEREG</text:p>
          </table:table-cell>
          <table:table-cell office:value-type="string">
            <text:p>D-04229 Leipzig</text:p>
          </table:table-cell>
          <table:table-cell office:value-type="string">
            <text:p>Halle 2, Stand D16</text:p>
          </table:table-cell>
        </table:table-row>
        <table:table-row table:style-name="ro1">
          <table:table-cell office:value-type="string">
            <text:p>MESA Europe</text:p>
          </table:table-cell>
          <table:table-cell office:value-type="string">
            <text:p>D-74821 Mosbach</text:p>
          </table:table-cell>
          <table:table-cell office:value-type="string">
            <text:p>Halle 16, Stand A16/1</text:p>
          </table:table-cell>
        </table:table-row>
        <table:table-row table:style-name="ro1">
          <table:table-cell office:value-type="string">
            <text:p>MESCO Engineering</text:p>
          </table:table-cell>
          <table:table-cell office:value-type="string">
            <text:p>D-79539 Lörrach</text:p>
          </table:table-cell>
          <table:table-cell office:value-type="string">
            <text:p>Halle 11, Stand A41</text:p>
          </table:table-cell>
        </table:table-row>
        <table:table-row table:style-name="ro1">
          <table:table-cell office:value-type="string">
            <text:p>Messe Husum</text:p>
          </table:table-cell>
          <table:table-cell office:value-type="string">
            <text:p>D-25813 Husum</text:p>
          </table:table-cell>
          <table:table-cell office:value-type="string">
            <text:p>Halle 13, Stand B50/7</text:p>
          </table:table-cell>
        </table:table-row>
        <table:table-row table:style-name="ro1">
          <table:table-cell office:value-type="string">
            <text:p>Metaio</text:p>
          </table:table-cell>
          <table:table-cell office:value-type="string">
            <text:p>D-85748 Garching</text:p>
          </table:table-cell>
          <table:table-cell office:value-type="string">
            <text:p>Halle 17, Stand B10</text:p>
          </table:table-cell>
        </table:table-row>
        <table:table-row table:style-name="ro1">
          <table:table-cell office:value-type="string">
            <text:p>metalicone</text:p>
          </table:table-cell>
          <table:table-cell office:value-type="string">
            <text:p>D-76461 Muggensturm</text:p>
          </table:table-cell>
          <table:table-cell office:value-type="string">
            <text:p>Halle 4, Stand B17</text:p>
          </table:table-cell>
        </table:table-row>
        <table:table-row table:style-name="ro1">
          <table:table-cell office:value-type="string">
            <text:p>Metall Meister Grimma</text:p>
          </table:table-cell>
          <table:table-cell office:value-type="string">
            <text:p>D-04668 Grimma</text:p>
          </table:table-cell>
          <table:table-cell office:value-type="string">
            <text:p>Halle 4, Stand G24, (15)</text:p>
          </table:table-cell>
        </table:table-row>
        <table:table-row table:style-name="ro1">
          <table:table-cell office:value-type="string">
            <text:p>Metalldecor</text:p>
          </table:table-cell>
          <table:table-cell office:value-type="string">
            <text:p>D-72291 Betzweiler-Wälde</text:p>
          </table:table-cell>
          <table:table-cell office:value-type="string">
            <text:p>Halle 4, Stand E24</text:p>
          </table:table-cell>
        </table:table-row>
        <table:table-row table:style-name="ro1">
          <table:table-cell office:value-type="string">
            <text:p>Metalle in Form</text:p>
          </table:table-cell>
          <table:table-cell office:value-type="string">
            <text:p>D-76227 Karlsruhe</text:p>
          </table:table-cell>
          <table:table-cell office:value-type="string">
            <text:p>Halle 4, Stand E24</text:p>
          </table:table-cell>
        </table:table-row>
        <table:table-row table:style-name="ro1">
          <table:table-cell office:value-type="string">
            <text:p>Metallform Glaser</text:p>
          </table:table-cell>
          <table:table-cell office:value-type="string">
            <text:p>D-96052 Bamberg</text:p>
          </table:table-cell>
          <table:table-cell office:value-type="string">
            <text:p>Halle 4, Stand A18</text:p>
          </table:table-cell>
        </table:table-row>
        <table:table-row table:style-name="ro1">
          <table:table-cell office:value-type="string">
            <text:p>Metallguß Steinrücken</text:p>
          </table:table-cell>
          <table:table-cell office:value-type="string">
            <text:p>D-59939 Olsberg</text:p>
          </table:table-cell>
          <table:table-cell office:value-type="string">
            <text:p>Halle 3, Stand B26, (22)</text:p>
          </table:table-cell>
        </table:table-row>
        <table:table-row table:style-name="ro1">
          <table:table-cell office:value-type="string">
            <text:p>Metalltechnik Schmidt</text:p>
          </table:table-cell>
          <table:table-cell office:value-type="string">
            <text:p>D-70794 Filderstadt</text:p>
          </table:table-cell>
          <table:table-cell office:value-type="string">
            <text:p>Halle 4, Stand E24</text:p>
          </table:table-cell>
        </table:table-row>
        <table:table-row table:style-name="ro1">
          <table:table-cell office:value-type="string">
            <text:p>Metaq</text:p>
          </table:table-cell>
          <table:table-cell office:value-type="string">
            <text:p>D-42389 Wuppertal</text:p>
          </table:table-cell>
          <table:table-cell office:value-type="string">
            <text:p>Halle 4, Stand F01</text:p>
          </table:table-cell>
        </table:table-row>
        <table:table-row table:style-name="ro1">
          <table:table-cell office:value-type="string">
            <text:p>Metawell</text:p>
          </table:table-cell>
          <table:table-cell office:value-type="string">
            <text:p>D-86633 Neuburg</text:p>
          </table:table-cell>
          <table:table-cell office:value-type="string">
            <text:p>Halle 5, Stand B16</text:p>
          </table:table-cell>
        </table:table-row>
        <table:table-row table:style-name="ro1">
          <table:table-cell office:value-type="string">
            <text:p>MetraLabs</text:p>
          </table:table-cell>
          <table:table-cell office:value-type="string">
            <text:p>D-98693 Ilmenau</text:p>
          </table:table-cell>
          <table:table-cell office:value-type="string">
            <text:p>Halle 17, Stand E68</text:p>
          </table:table-cell>
        </table:table-row>
        <table:table-row table:style-name="ro1">
          <table:table-cell office:value-type="string">
            <text:p>Metropol Medien</text:p>
          </table:table-cell>
          <table:table-cell office:value-type="string">
            <text:p>D-30179 Hannover</text:p>
          </table:table-cell>
          <table:table-cell office:value-type="string">
            <text:p>Halle 2, Stand A27</text:p>
          </table:table-cell>
        </table:table-row>
        <table:table-row table:style-name="ro1">
          <table:table-cell office:value-type="string">
            <text:p>Meuselwitz Guss</text:p>
          </table:table-cell>
          <table:table-cell office:value-type="string">
            <text:p>D-04610 Meuselwitz</text:p>
          </table:table-cell>
          <table:table-cell office:value-type="string">
            <text:p>Halle 3, Stand D49</text:p>
          </table:table-cell>
        </table:table-row>
        <table:table-row table:style-name="ro1">
          <table:table-cell office:value-type="string">
            <text:p>Mewes &amp; Partner</text:p>
          </table:table-cell>
          <table:table-cell office:value-type="string">
            <text:p>D-16761 Hennigsdorf</text:p>
          </table:table-cell>
          <table:table-cell office:value-type="string">
            <text:p>Halle 9, Stand C07</text:p>
          </table:table-cell>
        </table:table-row>
        <table:table-row table:style-name="ro1">
          <table:table-cell office:value-type="string">
            <text:p>Meyer &amp; John</text:p>
          </table:table-cell>
          <table:table-cell office:value-type="string">
            <text:p>D-22525 Hamburg</text:p>
          </table:table-cell>
          <table:table-cell office:value-type="string">
            <text:p>Halle 6, Stand C33</text:p>
          </table:table-cell>
        </table:table-row>
        <table:table-row table:style-name="ro1">
          <table:table-cell office:value-type="string">
            <text:p>Meyer, Alfred</text:p>
          </table:table-cell>
          <table:table-cell office:value-type="string">
            <text:p>D-30855 Langenhagen</text:p>
          </table:table-cell>
          <table:table-cell office:value-type="string">
            <text:p>Halle 15, Stand D16</text:p>
          </table:table-cell>
        </table:table-row>
        <table:table-row table:style-name="ro1">
          <table:table-cell office:value-type="string">
            <text:p>Meyer Drehtechnik</text:p>
          </table:table-cell>
          <table:table-cell office:value-type="string">
            <text:p>D-09496 Marienberg</text:p>
          </table:table-cell>
          <table:table-cell office:value-type="string">
            <text:p>Halle 4, Stand G24, (20)</text:p>
          </table:table-cell>
        </table:table-row>
        <table:table-row table:style-name="ro1">
          <table:table-cell office:value-type="string">
            <text:p>Meyer-Industrie-Electronic</text:p>
          </table:table-cell>
          <table:table-cell office:value-type="string">
            <text:p>D-49525 Lengerich</text:p>
          </table:table-cell>
          <table:table-cell office:value-type="string">
            <text:p>Halle 9, Stand A49</text:p>
          </table:table-cell>
        </table:table-row>
        <table:table-row table:style-name="ro1">
          <table:table-cell office:value-type="string">
            <text:p>MGT Maschinen- und Gerätebau</text:p>
          </table:table-cell>
          <table:table-cell office:value-type="string">
            <text:p>D-17166 Groß Wokern</text:p>
          </table:table-cell>
          <table:table-cell office:value-type="string">
            <text:p>Halle 3, Stand E56</text:p>
          </table:table-cell>
        </table:table-row>
        <table:table-row table:style-name="ro1">
          <table:table-cell office:value-type="string">
            <text:p>MHG Strahlanlagen</text:p>
          </table:table-cell>
          <table:table-cell office:value-type="string">
            <text:p>D-40599 Düsseldorf</text:p>
          </table:table-cell>
          <table:table-cell office:value-type="string">
            <text:p>Halle 13, Stand H10</text:p>
          </table:table-cell>
        </table:table-row>
        <table:table-row table:style-name="ro1">
          <table:table-cell office:value-type="string">
            <text:p>MHH, Unfallchirurgische Klinik</text:p>
          </table:table-cell>
          <table:table-cell office:value-type="string">
            <text:p>D-30625 Hannover</text:p>
          </table:table-cell>
          <table:table-cell office:value-type="string">
            <text:p>Halle 5, Stand B16</text:p>
          </table:table-cell>
        </table:table-row>
        <table:table-row table:style-name="ro1">
          <table:table-cell office:value-type="string">
            <text:p>Michaelis Maschinenbau</text:p>
          </table:table-cell>
          <table:table-cell office:value-type="string">
            <text:p>D-28879 Grasberg</text:p>
          </table:table-cell>
          <table:table-cell office:value-type="string">
            <text:p>Halle 13, Stand F14</text:p>
          </table:table-cell>
        </table:table-row>
        <table:table-row table:style-name="ro1">
          <table:table-cell office:value-type="string">
            <text:p>Michaely, Gebrüder</text:p>
          </table:table-cell>
          <table:table-cell office:value-type="string">
            <text:p>D-66540 Neunkirchen</text:p>
          </table:table-cell>
          <table:table-cell office:value-type="string">
            <text:p>Halle 3, Stand D56</text:p>
          </table:table-cell>
        </table:table-row>
        <table:table-row table:style-name="ro1">
          <table:table-cell office:value-type="string">
            <text:p>MICOS</text:p>
          </table:table-cell>
          <table:table-cell office:value-type="string">
            <text:p>D-79427 Eschbach</text:p>
          </table:table-cell>
          <table:table-cell office:value-type="string">
            <text:p>Halle 14, Stand H40</text:p>
          </table:table-cell>
        </table:table-row>
        <table:table-row table:style-name="ro1">
          <table:table-cell office:value-type="string">
            <text:p>Micreon</text:p>
          </table:table-cell>
          <table:table-cell office:value-type="string">
            <text:p>D-30419 Hannover</text:p>
          </table:table-cell>
          <table:table-cell office:value-type="string">
            <text:p>Halle 14, Stand H36</text:p>
          </table:table-cell>
        </table:table-row>
        <table:table-row table:style-name="ro1">
          <table:table-cell office:value-type="string">
            <text:p>MicroCeram</text:p>
          </table:table-cell>
          <table:table-cell office:value-type="string">
            <text:p>D-01662 Meißen</text:p>
          </table:table-cell>
          <table:table-cell office:value-type="string">
            <text:p>Halle 5, Stand E34</text:p>
          </table:table-cell>
        </table:table-row>
        <table:table-row table:style-name="ro1">
          <table:table-cell office:value-type="string">
            <text:p>microdrop Technologies</text:p>
          </table:table-cell>
          <table:table-cell office:value-type="string">
            <text:p>D-22844 Norderstedt</text:p>
          </table:table-cell>
          <table:table-cell office:value-type="string">
            <text:p>Halle 15, Stand D36</text:p>
          </table:table-cell>
        </table:table-row>
        <table:table-row table:style-name="ro1">
          <table:table-cell office:value-type="string">
            <text:p>MICRO-EPSILON MESSTECHNIK</text:p>
          </table:table-cell>
          <table:table-cell office:value-type="string">
            <text:p>D-94496 Ortenburg</text:p>
          </table:table-cell>
          <table:table-cell office:value-type="string">
            <text:p>Halle 8, Stand D14</text:p>
          </table:table-cell>
        </table:table-row>
        <table:table-row table:style-name="ro1">
          <table:table-cell office:value-type="string">
            <text:p>MicroLS</text:p>
          </table:table-cell>
          <table:table-cell office:value-type="string">
            <text:p>D-30419 Hannover</text:p>
          </table:table-cell>
          <table:table-cell office:value-type="string">
            <text:p>Halle 14, Stand H36</text:p>
          </table:table-cell>
        </table:table-row>
        <table:table-row table:style-name="ro1">
          <table:table-cell office:value-type="string">
            <text:p>Micromotion</text:p>
          </table:table-cell>
          <table:table-cell office:value-type="string">
            <text:p>D-55124 Mainz</text:p>
          </table:table-cell>
          <table:table-cell office:value-type="string">
            <text:p>Halle 14, Stand H48</text:p>
          </table:table-cell>
        </table:table-row>
        <table:table-row table:style-name="ro1">
          <table:table-cell office:value-type="string">
            <text:p>MICROSENS</text:p>
          </table:table-cell>
          <table:table-cell office:value-type="string">
            <text:p>D-59067 Hamm</text:p>
          </table:table-cell>
          <table:table-cell office:value-type="string">
            <text:p>Halle 11, Stand E70</text:p>
          </table:table-cell>
        </table:table-row>
        <table:table-row table:style-name="ro1">
          <table:table-cell office:value-type="string">
            <text:p>microsonic Ges. für Mikroelektronik</text:p>
          </table:table-cell>
          <table:table-cell office:value-type="string">
            <text:p>D-44227 Dortmund</text:p>
          </table:table-cell>
          <table:table-cell office:value-type="string">
            <text:p>Halle 9, Stand H46</text:p>
          </table:table-cell>
        </table:table-row>
        <table:table-row table:style-name="ro1">
          <table:table-cell office:value-type="string">
            <text:p>Microsystems Center Bremen</text:p>
          </table:table-cell>
          <table:table-cell office:value-type="string">
            <text:p>D-28359 Bremen</text:p>
          </table:table-cell>
          <table:table-cell office:value-type="string">
            <text:p>Halle 15, Stand D36</text:p>
          </table:table-cell>
        </table:table-row>
        <table:table-row table:style-name="ro1">
          <table:table-cell office:value-type="string">
            <text:p>microTEC Ges. für Mikrotechnologie</text:p>
          </table:table-cell>
          <table:table-cell office:value-type="string">
            <text:p>D-47057 Duisburg</text:p>
          </table:table-cell>
          <table:table-cell office:value-type="string">
            <text:p>Halle 15, Stand G49</text:p>
          </table:table-cell>
        </table:table-row>
        <table:table-row table:style-name="ro1">
          <table:table-cell office:value-type="string">
            <text:p>microtecfab</text:p>
          </table:table-cell>
          <table:table-cell office:value-type="string">
            <text:p>D-09120 Chemnitz</text:p>
          </table:table-cell>
          <table:table-cell office:value-type="string">
            <text:p>Halle 15, Stand D35</text:p>
          </table:table-cell>
        </table:table-row>
        <table:table-row table:style-name="ro1">
          <table:table-cell office:value-type="string">
            <text:p>MicroWebFab</text:p>
          </table:table-cell>
          <table:table-cell office:value-type="string">
            <text:p>D-75196 Remchingen</text:p>
          </table:table-cell>
          <table:table-cell office:value-type="string">
            <text:p>Halle 15, Stand D36</text:p>
          </table:table-cell>
        </table:table-row>
        <table:table-row table:style-name="ro1">
          <table:table-cell office:value-type="string">
            <text:p>Midgard Licht</text:p>
          </table:table-cell>
          <table:table-cell office:value-type="string">
            <text:p>D-07955 Auma</text:p>
          </table:table-cell>
          <table:table-cell office:value-type="string">
            <text:p>Halle 4, Stand A42</text:p>
          </table:table-cell>
        </table:table-row>
        <table:table-row table:style-name="ro1">
          <table:table-cell office:value-type="string">
            <text:p>MiLaSys Technologies</text:p>
          </table:table-cell>
          <table:table-cell office:value-type="string">
            <text:p>D-70569 Stuttgart</text:p>
          </table:table-cell>
          <table:table-cell office:value-type="string">
            <text:p>Halle 15, Stand D35</text:p>
          </table:table-cell>
        </table:table-row>
        <table:table-row table:style-name="ro1">
          <table:table-cell office:value-type="string">
            <text:p>MINDA Industrieanlagen</text:p>
          </table:table-cell>
          <table:table-cell office:value-type="string">
            <text:p>D-39590 Tangermünde</text:p>
          </table:table-cell>
          <table:table-cell office:value-type="string">
            <text:p>Halle 4, Stand F34</text:p>
          </table:table-cell>
        </table:table-row>
        <table:table-row table:style-name="ro1">
          <table:table-cell office:value-type="string">
            <text:p>Ministerium für Wirtschaft</text:p>
          </table:table-cell>
          <table:table-cell office:value-type="string">
            <text:p>D-40213 Düsseldorf</text:p>
          </table:table-cell>
          <table:table-cell office:value-type="string">
            <text:p>Halle 17, Stand E84</text:p>
          </table:table-cell>
        </table:table-row>
        <table:table-row table:style-name="ro1">
          <table:table-cell office:value-type="string">
            <text:p>Mink-Bürsten</text:p>
          </table:table-cell>
          <table:table-cell office:value-type="string">
            <text:p>D-73035 Göppingen</text:p>
          </table:table-cell>
          <table:table-cell office:value-type="string">
            <text:p>Halle 4, Stand E52</text:p>
          </table:table-cell>
        </table:table-row>
        <table:table-row table:style-name="ro1">
          <table:table-cell office:value-type="string">
            <text:p>MIP Mittelstands-Projekt</text:p>
          </table:table-cell>
          <table:table-cell office:value-type="string">
            <text:p>D-04129 Leipzig</text:p>
          </table:table-cell>
          <table:table-cell office:value-type="string">
            <text:p>Halle 2, Stand A22</text:p>
          </table:table-cell>
        </table:table-row>
        <table:table-row table:style-name="ro1">
          <table:table-cell office:value-type="string">
            <text:p>MIT Armaturen</text:p>
          </table:table-cell>
          <table:table-cell office:value-type="string">
            <text:p>D-32602 Vlotho</text:p>
          </table:table-cell>
          <table:table-cell office:value-type="string">
            <text:p>Halle 17, Stand D70</text:p>
          </table:table-cell>
        </table:table-row>
        <table:table-row table:style-name="ro1">
          <table:table-cell office:value-type="string">
            <text:p>Mitan Wirtschaftssoftware</text:p>
          </table:table-cell>
          <table:table-cell office:value-type="string">
            <text:p>D-99610 Sömmerda</text:p>
          </table:table-cell>
          <table:table-cell office:value-type="string">
            <text:p>Halle 16, Stand B04</text:p>
          </table:table-cell>
        </table:table-row>
        <table:table-row table:style-name="ro1">
          <table:table-cell office:value-type="string">
            <text:p>Mitex Handels- und Produktions</text:p>
          </table:table-cell>
          <table:table-cell office:value-type="string">
            <text:p>D-23812 Wahlstedt</text:p>
          </table:table-cell>
          <table:table-cell office:value-type="string">
            <text:p>Halle 7, Stand E23</text:p>
          </table:table-cell>
        </table:table-row>
        <table:table-row table:style-name="ro1">
          <table:table-cell office:value-type="string">
            <text:p>Mitsubishi Electric Europe</text:p>
          </table:table-cell>
          <table:table-cell office:value-type="string">
            <text:p>D-40880 Ratingen</text:p>
          </table:table-cell>
          <table:table-cell office:value-type="string">
            <text:p>Halle 7, Stand B10</text:p>
          </table:table-cell>
        </table:table-row>
        <table:table-row table:style-name="ro1">
          <table:table-cell office:value-type="string">
            <text:p>Mitsubishi Electric Europe</text:p>
          </table:table-cell>
          <table:table-cell office:value-type="string">
            <text:p>D-40880 Ratingen</text:p>
          </table:table-cell>
          <table:table-cell office:value-type="string">
            <text:p>Halle 7, Stand D05</text:p>
          </table:table-cell>
        </table:table-row>
        <table:table-row table:style-name="ro1">
          <table:table-cell office:value-type="string">
            <text:p>Mitsubishi Electric Europe</text:p>
          </table:table-cell>
          <table:table-cell office:value-type="string">
            <text:p>D-40880 Ratingen</text:p>
          </table:table-cell>
          <table:table-cell office:value-type="string">
            <text:p>Halle 11, Stand A41</text:p>
          </table:table-cell>
        </table:table-row>
        <table:table-row table:style-name="ro1">
          <table:table-cell office:value-type="string">
            <text:p>Mitsubishi Electric Europe</text:p>
          </table:table-cell>
          <table:table-cell office:value-type="string">
            <text:p>D-40880 Ratingen</text:p>
          </table:table-cell>
          <table:table-cell office:value-type="string">
            <text:p>Halle 11, Stand C47</text:p>
          </table:table-cell>
        </table:table-row>
        <table:table-row table:style-name="ro1">
          <table:table-cell office:value-type="string">
            <text:p>Mitsubishi Electric Europe</text:p>
          </table:table-cell>
          <table:table-cell office:value-type="string">
            <text:p>D-44379 Dortmund</text:p>
          </table:table-cell>
          <table:table-cell office:value-type="string">
            <text:p>Halle 17, Stand D30</text:p>
          </table:table-cell>
        </table:table-row>
        <table:table-row table:style-name="ro1">
          <table:table-cell office:value-type="string">
            <text:p>MitteHessen</text:p>
          </table:table-cell>
          <table:table-cell office:value-type="string">
            <text:p>D-35390 Gießen</text:p>
          </table:table-cell>
          <table:table-cell office:value-type="string">
            <text:p>Halle 5, Stand D03</text:p>
          </table:table-cell>
        </table:table-row>
        <table:table-row table:style-name="ro1">
          <table:table-cell office:value-type="string">
            <text:p>mk Maschinenbau Kitz</text:p>
          </table:table-cell>
          <table:table-cell office:value-type="string">
            <text:p>D-53844 Troisdorf</text:p>
          </table:table-cell>
          <table:table-cell office:value-type="string">
            <text:p>Halle 17, Stand B61</text:p>
          </table:table-cell>
        </table:table-row>
        <table:table-row table:style-name="ro1">
          <table:table-cell office:value-type="string">
            <text:p>M&amp;M Software</text:p>
          </table:table-cell>
          <table:table-cell office:value-type="string">
            <text:p>D-78112 St. Georgen</text:p>
          </table:table-cell>
          <table:table-cell office:value-type="string">
            <text:p>Halle 9, Stand H40</text:p>
          </table:table-cell>
        </table:table-row>
        <table:table-row table:style-name="ro1">
          <table:table-cell office:value-type="string">
            <text:p>mobidata</text:p>
          </table:table-cell>
          <table:table-cell office:value-type="string">
            <text:p>D-28832 Achim</text:p>
          </table:table-cell>
          <table:table-cell office:value-type="string">
            <text:p>Halle 6, Stand A40</text:p>
          </table:table-cell>
        </table:table-row>
        <table:table-row table:style-name="ro1">
          <table:table-cell office:value-type="string">
            <text:p>mobidata</text:p>
          </table:table-cell>
          <table:table-cell office:value-type="string">
            <text:p>D-28832 Achim</text:p>
          </table:table-cell>
          <table:table-cell office:value-type="string">
            <text:p>Halle 16, Stand D32/2</text:p>
          </table:table-cell>
        </table:table-row>
        <table:table-row table:style-name="ro1">
          <table:table-cell office:value-type="string">
            <text:p>Mobile Research Center</text:p>
          </table:table-cell>
          <table:table-cell office:value-type="string">
            <text:p>D-28359 Bremen</text:p>
          </table:table-cell>
          <table:table-cell office:value-type="string">
            <text:p>Halle 7, Stand A46</text:p>
          </table:table-cell>
        </table:table-row>
        <table:table-row table:style-name="ro1">
          <table:table-cell office:value-type="string">
            <text:p>mobil-mark</text:p>
          </table:table-cell>
          <table:table-cell office:value-type="string">
            <text:p>D-89134 Blaustein</text:p>
          </table:table-cell>
          <table:table-cell office:value-type="string">
            <text:p>Halle 2, Stand A02</text:p>
          </table:table-cell>
        </table:table-row>
        <table:table-row table:style-name="ro1">
          <table:table-cell office:value-type="string">
            <text:p>Modl</text:p>
          </table:table-cell>
          <table:table-cell office:value-type="string">
            <text:p>D-91788 Pappenheim</text:p>
          </table:table-cell>
          <table:table-cell office:value-type="string">
            <text:p>Halle 12, Stand C35</text:p>
          </table:table-cell>
        </table:table-row>
        <table:table-row table:style-name="ro1">
          <table:table-cell office:value-type="string">
            <text:p>MODUS Consult</text:p>
          </table:table-cell>
          <table:table-cell office:value-type="string">
            <text:p>D-33334 Gütersloh</text:p>
          </table:table-cell>
          <table:table-cell office:value-type="string">
            <text:p>Halle 16, Stand C16</text:p>
          </table:table-cell>
        </table:table-row>
        <table:table-row table:style-name="ro1">
          <table:table-cell office:value-type="string">
            <text:p>Moeller</text:p>
          </table:table-cell>
          <table:table-cell office:value-type="string">
            <text:p>D-53115 Bonn</text:p>
          </table:table-cell>
          <table:table-cell office:value-type="string">
            <text:p>Halle 9, Stand A60</text:p>
          </table:table-cell>
        </table:table-row>
        <table:table-row table:style-name="ro1">
          <table:table-cell office:value-type="string">
            <text:p>Moeller</text:p>
          </table:table-cell>
          <table:table-cell office:value-type="string">
            <text:p>D-53115 Bonn</text:p>
          </table:table-cell>
          <table:table-cell office:value-type="string">
            <text:p>Halle 11, Stand A22</text:p>
          </table:table-cell>
        </table:table-row>
        <table:table-row table:style-name="ro1">
          <table:table-cell office:value-type="string">
            <text:p>Moeller</text:p>
          </table:table-cell>
          <table:table-cell office:value-type="string">
            <text:p>D-53115 Bonn</text:p>
          </table:table-cell>
          <table:table-cell office:value-type="string">
            <text:p>Halle 11, Stand C62</text:p>
          </table:table-cell>
        </table:table-row>
        <table:table-row table:style-name="ro1">
          <table:table-cell office:value-type="string">
            <text:p>Moeller</text:p>
          </table:table-cell>
          <table:table-cell office:value-type="string">
            <text:p>D-53115 Bonn</text:p>
          </table:table-cell>
          <table:table-cell office:value-type="string">
            <text:p>Halle 11, Stand C69</text:p>
          </table:table-cell>
        </table:table-row>
        <table:table-row table:style-name="ro1">
          <table:table-cell office:value-type="string">
            <text:p>Molan-Werk Dittrich</text:p>
          </table:table-cell>
          <table:table-cell office:value-type="string">
            <text:p>D-28307 Bremen</text:p>
          </table:table-cell>
          <table:table-cell office:value-type="string">
            <text:p>Halle 5, Stand D22</text:p>
          </table:table-cell>
        </table:table-row>
        <table:table-row table:style-name="ro1">
          <table:table-cell office:value-type="string">
            <text:p>MONETTE Kabel- u. Elektrowerk</text:p>
          </table:table-cell>
          <table:table-cell office:value-type="string">
            <text:p>D-35037 Marburg</text:p>
          </table:table-cell>
          <table:table-cell office:value-type="string">
            <text:p>Halle 12, Stand E12</text:p>
          </table:table-cell>
        </table:table-row>
        <table:table-row table:style-name="ro1">
          <table:table-cell office:value-type="string">
            <text:p>Monheimer Ketten-/Metallwarenindustrie</text:p>
          </table:table-cell>
          <table:table-cell office:value-type="string">
            <text:p>D-40789 Monheim</text:p>
          </table:table-cell>
          <table:table-cell office:value-type="string">
            <text:p>Halle 4, Stand C34, (3)</text:p>
          </table:table-cell>
        </table:table-row>
        <table:table-row table:style-name="ro1">
          <table:table-cell office:value-type="string">
            <text:p>Moog</text:p>
          </table:table-cell>
          <table:table-cell office:value-type="string">
            <text:p>D-71034 Böblingen</text:p>
          </table:table-cell>
          <table:table-cell office:value-type="string">
            <text:p>Halle 9, Stand F13</text:p>
          </table:table-cell>
        </table:table-row>
        <table:table-row table:style-name="ro1">
          <table:table-cell office:value-type="string">
            <text:p>MORGAN-REKOFA</text:p>
          </table:table-cell>
          <table:table-cell office:value-type="string">
            <text:p>D-53474 Bad Neuenahr-Ahrweiler</text:p>
          </table:table-cell>
          <table:table-cell office:value-type="string">
            <text:p>Halle 12, Stand C12</text:p>
          </table:table-cell>
        </table:table-row>
        <table:table-row table:style-name="ro1">
          <table:table-cell office:value-type="string">
            <text:p>Moss Kunststoffprodukte</text:p>
          </table:table-cell>
          <table:table-cell office:value-type="string">
            <text:p>D-41334 Nettetal</text:p>
          </table:table-cell>
          <table:table-cell office:value-type="string">
            <text:p>Halle 5, Stand A13</text:p>
          </table:table-cell>
        </table:table-row>
        <table:table-row table:style-name="ro1">
          <table:table-cell office:value-type="string">
            <text:p>Motorola</text:p>
          </table:table-cell>
          <table:table-cell office:value-type="string">
            <text:p>D-65232 Taunusstein</text:p>
          </table:table-cell>
          <table:table-cell office:value-type="string">
            <text:p>Halle 7, Stand B46</text:p>
          </table:table-cell>
        </table:table-row>
        <table:table-row table:style-name="ro1">
          <table:table-cell office:value-type="string">
            <text:p>Motzener Kunststoff</text:p>
          </table:table-cell>
          <table:table-cell office:value-type="string">
            <text:p>D-15749 Mittenwalde OT Motzen</text:p>
          </table:table-cell>
          <table:table-cell office:value-type="string">
            <text:p>Halle 5, Stand A44</text:p>
          </table:table-cell>
        </table:table-row>
        <table:table-row table:style-name="ro1">
          <table:table-cell office:value-type="string">
            <text:p>MPDV Mikrolab</text:p>
          </table:table-cell>
          <table:table-cell office:value-type="string">
            <text:p>D-74821 Mosbach</text:p>
          </table:table-cell>
          <table:table-cell office:value-type="string">
            <text:p>Halle 16, Stand B10</text:p>
          </table:table-cell>
        </table:table-row>
        <table:table-row table:style-name="ro1">
          <table:table-cell office:value-type="string">
            <text:p>MRC Components</text:p>
          </table:table-cell>
          <table:table-cell office:value-type="string">
            <text:p>D-85354 Freising</text:p>
          </table:table-cell>
          <table:table-cell office:value-type="string">
            <text:p>Halle 7, Stand B46</text:p>
          </table:table-cell>
        </table:table-row>
        <table:table-row table:style-name="ro1">
          <table:table-cell office:value-type="string">
            <text:p>M+S Silicon</text:p>
          </table:table-cell>
          <table:table-cell office:value-type="string">
            <text:p>D-44143 Dortmund</text:p>
          </table:table-cell>
          <table:table-cell office:value-type="string">
            <text:p>Halle 5, Stand A39</text:p>
          </table:table-cell>
        </table:table-row>
        <table:table-row table:style-name="ro1">
          <table:table-cell office:value-type="string">
            <text:p>MSA Maschinen Systeme</text:p>
          </table:table-cell>
          <table:table-cell office:value-type="string">
            <text:p>D-97450 Arnstein</text:p>
          </table:table-cell>
          <table:table-cell office:value-type="string">
            <text:p>Halle 4, Stand C29</text:p>
          </table:table-cell>
        </table:table-row>
        <table:table-row table:style-name="ro1">
          <table:table-cell office:value-type="string">
            <text:p>MSC.SOFTWARE</text:p>
          </table:table-cell>
          <table:table-cell office:value-type="string">
            <text:p>D-81829 München</text:p>
          </table:table-cell>
          <table:table-cell office:value-type="string">
            <text:p>Halle 16, Stand E03</text:p>
          </table:table-cell>
        </table:table-row>
        <table:table-row table:style-name="ro1">
          <table:table-cell office:value-type="string">
            <text:p>MST Technology</text:p>
          </table:table-cell>
          <table:table-cell office:value-type="string">
            <text:p>D-82069 Hohenschäftlarn</text:p>
          </table:table-cell>
          <table:table-cell office:value-type="string">
            <text:p>Halle 2, Stand A54</text:p>
          </table:table-cell>
        </table:table-row>
        <table:table-row table:style-name="ro1">
          <table:table-cell office:value-type="string">
            <text:p>MST.factory dortmund</text:p>
          </table:table-cell>
          <table:table-cell office:value-type="string">
            <text:p>D-44263 Dortmund</text:p>
          </table:table-cell>
          <table:table-cell office:value-type="string">
            <text:p>Halle 15, Stand D36</text:p>
          </table:table-cell>
        </table:table-row>
        <table:table-row table:style-name="ro1">
          <table:table-cell office:value-type="string">
            <text:p>MT Handhabungs- &amp; Robotersysteme</text:p>
          </table:table-cell>
          <table:table-cell office:value-type="string">
            <text:p>D-88410 Bad Wurzach</text:p>
          </table:table-cell>
          <table:table-cell office:value-type="string">
            <text:p>Halle 17, Stand F70</text:p>
          </table:table-cell>
        </table:table-row>
        <table:table-row table:style-name="ro1">
          <table:table-cell office:value-type="string">
            <text:p>MTL Instruments</text:p>
          </table:table-cell>
          <table:table-cell office:value-type="string">
            <text:p>D-41564 Kaarst</text:p>
          </table:table-cell>
          <table:table-cell office:value-type="string">
            <text:p>Halle 7, Stand A10</text:p>
          </table:table-cell>
        </table:table-row>
        <table:table-row table:style-name="ro1">
          <table:table-cell office:value-type="string">
            <text:p>MTL Instruments</text:p>
          </table:table-cell>
          <table:table-cell office:value-type="string">
            <text:p>D-41564 Kaarst</text:p>
          </table:table-cell>
          <table:table-cell office:value-type="string">
            <text:p>Halle 7, Stand E25</text:p>
          </table:table-cell>
        </table:table-row>
        <table:table-row table:style-name="ro1">
          <table:table-cell office:value-type="string">
            <text:p>MTL Instruments</text:p>
          </table:table-cell>
          <table:table-cell office:value-type="string">
            <text:p>D-41564 Kaarst</text:p>
          </table:table-cell>
          <table:table-cell office:value-type="string">
            <text:p>Halle 11, Stand A41</text:p>
          </table:table-cell>
        </table:table-row>
        <table:table-row table:style-name="ro1">
          <table:table-cell office:value-type="string">
            <text:p>MTS Mikrowellen</text:p>
          </table:table-cell>
          <table:table-cell office:value-type="string">
            <text:p>D-85521 Ottobrunn</text:p>
          </table:table-cell>
          <table:table-cell office:value-type="string">
            <text:p>Halle 2, Stand A02</text:p>
          </table:table-cell>
        </table:table-row>
        <table:table-row table:style-name="ro1">
          <table:table-cell office:value-type="string">
            <text:p>MTS Sensor Technologie</text:p>
          </table:table-cell>
          <table:table-cell office:value-type="string">
            <text:p>D-58513 Lüdenscheid</text:p>
          </table:table-cell>
          <table:table-cell office:value-type="string">
            <text:p>Halle 9, Stand C05</text:p>
          </table:table-cell>
        </table:table-row>
        <table:table-row table:style-name="ro1">
          <table:table-cell office:value-type="string">
            <text:p>MTS Sensor Technologie</text:p>
          </table:table-cell>
          <table:table-cell office:value-type="string">
            <text:p>D-58513 Lüdenscheid</text:p>
          </table:table-cell>
          <table:table-cell office:value-type="string">
            <text:p>Halle 9, Stand F13</text:p>
          </table:table-cell>
        </table:table-row>
        <table:table-row table:style-name="ro1">
          <table:table-cell office:value-type="string">
            <text:p>MTT Mikrotechnik</text:p>
          </table:table-cell>
          <table:table-cell office:value-type="string">
            <text:p>D-99099 Erfurt</text:p>
          </table:table-cell>
          <table:table-cell office:value-type="string">
            <text:p>Halle 17, Stand E68</text:p>
          </table:table-cell>
        </table:table-row>
        <table:table-row table:style-name="ro1">
          <table:table-cell office:value-type="string">
            <text:p>MTU Aero Engines</text:p>
          </table:table-cell>
          <table:table-cell office:value-type="string">
            <text:p>D-30855 Langenhagen</text:p>
          </table:table-cell>
          <table:table-cell office:value-type="string">
            <text:p>Halle 5, Stand B16</text:p>
          </table:table-cell>
        </table:table-row>
        <table:table-row table:style-name="ro1">
          <table:table-cell office:value-type="string">
            <text:p>MTU CFC Solutions</text:p>
          </table:table-cell>
          <table:table-cell office:value-type="string">
            <text:p>D-85521 Ottobrunn</text:p>
          </table:table-cell>
          <table:table-cell office:value-type="string">
            <text:p>Halle 13, Stand E78/1</text:p>
          </table:table-cell>
        </table:table-row>
        <table:table-row table:style-name="ro1">
          <table:table-cell office:value-type="string">
            <text:p>MUBEA</text:p>
          </table:table-cell>
          <table:table-cell office:value-type="string">
            <text:p>D-57567 Daaden</text:p>
          </table:table-cell>
          <table:table-cell office:value-type="string">
            <text:p>Halle 5, Stand E44</text:p>
          </table:table-cell>
        </table:table-row>
        <table:table-row table:style-name="ro1">
          <table:table-cell office:value-type="string">
            <text:p>MUCKENHAUPT &amp; NUSSELT</text:p>
          </table:table-cell>
          <table:table-cell office:value-type="string">
            <text:p>D-42389 Wuppertal</text:p>
          </table:table-cell>
          <table:table-cell office:value-type="string">
            <text:p>Halle 12, Stand E05</text:p>
          </table:table-cell>
        </table:table-row>
        <table:table-row table:style-name="ro1">
          <table:table-cell office:value-type="string">
            <text:p>Müller Industrie-Elektronik</text:p>
          </table:table-cell>
          <table:table-cell office:value-type="string">
            <text:p>D-31535 Neustadt</text:p>
          </table:table-cell>
          <table:table-cell office:value-type="string">
            <text:p>Halle 8, Stand D26/1</text:p>
          </table:table-cell>
        </table:table-row>
        <table:table-row table:style-name="ro1">
          <table:table-cell office:value-type="string">
            <text:p>MÜRITZ-ZINK</text:p>
          </table:table-cell>
          <table:table-cell office:value-type="string">
            <text:p>D-17192 Waren</text:p>
          </table:table-cell>
          <table:table-cell office:value-type="string">
            <text:p>Halle 3, Stand D44</text:p>
          </table:table-cell>
        </table:table-row>
        <table:table-row table:style-name="ro1">
          <table:table-cell office:value-type="string">
            <text:p>Multi Industrie-und Kühlanlagenbau</text:p>
          </table:table-cell>
          <table:table-cell office:value-type="string">
            <text:p>D-08280 Aue</text:p>
          </table:table-cell>
          <table:table-cell office:value-type="string">
            <text:p>Halle 4, Stand G24, (16)</text:p>
          </table:table-cell>
        </table:table-row>
        <table:table-row table:style-name="ro1">
          <table:table-cell office:value-type="string">
            <text:p>Multi-Box</text:p>
          </table:table-cell>
          <table:table-cell office:value-type="string">
            <text:p>D-32278 Kirchlengern</text:p>
          </table:table-cell>
          <table:table-cell office:value-type="string">
            <text:p>Halle 11, Stand E45</text:p>
          </table:table-cell>
        </table:table-row>
        <table:table-row table:style-name="ro1">
          <table:table-cell office:value-type="string">
            <text:p>Multi-Contact Deutschland</text:p>
          </table:table-cell>
          <table:table-cell office:value-type="string">
            <text:p>D-79576 Weil am Rhein</text:p>
          </table:table-cell>
          <table:table-cell office:value-type="string">
            <text:p>Halle 11, Stand F40</text:p>
          </table:table-cell>
        </table:table-row>
        <table:table-row table:style-name="ro1">
          <table:table-cell office:value-type="string">
            <text:p>Murrelektronik</text:p>
          </table:table-cell>
          <table:table-cell office:value-type="string">
            <text:p>D-71570 Oppenweiler</text:p>
          </table:table-cell>
          <table:table-cell office:value-type="string">
            <text:p>Halle 9, Stand D27</text:p>
          </table:table-cell>
        </table:table-row>
        <table:table-row table:style-name="ro1">
          <table:table-cell office:value-type="string">
            <text:p>Murtfeldt Kunststoffe</text:p>
          </table:table-cell>
          <table:table-cell office:value-type="string">
            <text:p>D-44309 Dortmund</text:p>
          </table:table-cell>
          <table:table-cell office:value-type="string">
            <text:p>Halle 17, Stand B67</text:p>
          </table:table-cell>
        </table:table-row>
        <table:table-row table:style-name="ro1">
          <table:table-cell office:value-type="string">
            <text:p>MVTec Software</text:p>
          </table:table-cell>
          <table:table-cell office:value-type="string">
            <text:p>D-81675 München</text:p>
          </table:table-cell>
          <table:table-cell office:value-type="string">
            <text:p>Halle 17, Stand D60</text:p>
          </table:table-cell>
        </table:table-row>
        <table:table-row table:style-name="ro1">
          <table:table-cell office:value-type="string">
            <text:p>MVV Energiedienstleistungen</text:p>
          </table:table-cell>
          <table:table-cell office:value-type="string">
            <text:p>D-68159 Manheim</text:p>
          </table:table-cell>
          <table:table-cell office:value-type="string">
            <text:p>Halle 13, Stand C38</text:p>
          </table:table-cell>
        </table:table-row>
        <table:table-row table:style-name="ro1">
          <table:table-cell office:value-type="string">
            <text:p>M+W Zander</text:p>
          </table:table-cell>
          <table:table-cell office:value-type="string">
            <text:p>D-70499 Stuttgart</text:p>
          </table:table-cell>
          <table:table-cell office:value-type="string">
            <text:p>Halle 15, Stand D36</text:p>
          </table:table-cell>
        </table:table-row>
        <table:table-row table:style-name="ro1">
          <table:table-cell office:value-type="string">
            <text:p>M+W Zander FE</text:p>
          </table:table-cell>
          <table:table-cell office:value-type="string">
            <text:p>D-70499 Stuttgart</text:p>
          </table:table-cell>
          <table:table-cell office:value-type="string">
            <text:p>Halle 13, Stand A63</text:p>
          </table:table-cell>
        </table:table-row>
        <table:table-row table:style-name="ro1">
          <table:table-cell office:value-type="string">
            <text:p>mymotors &amp; actuators</text:p>
          </table:table-cell>
          <table:table-cell office:value-type="string">
            <text:p>D-55234 Wendelsheim</text:p>
          </table:table-cell>
          <table:table-cell office:value-type="string">
            <text:p>Halle 14, Stand G22</text:p>
          </table:table-cell>
        </table:table-row>
        <table:table-row table:style-name="ro1">
          <table:table-cell office:value-type="string">
            <text:p>mytron Bio- und Solartechnik</text:p>
          </table:table-cell>
          <table:table-cell office:value-type="string">
            <text:p>D-37308 Heilbad Heiligenstadt</text:p>
          </table:table-cell>
          <table:table-cell office:value-type="string">
            <text:p>Halle 17, Stand E68</text:p>
          </table:table-cell>
        </table:table-row>
        <table:table-row table:style-name="ro1">
          <table:table-cell office:value-type="string">
            <text:p>Nacap</text:p>
          </table:table-cell>
          <table:table-cell office:value-type="string">
            <text:p>D-04319 Leipzig</text:p>
          </table:table-cell>
          <table:table-cell office:value-type="string">
            <text:p>Halle 6, Stand C10</text:p>
          </table:table-cell>
        </table:table-row>
        <table:table-row table:style-name="ro1">
          <table:table-cell office:value-type="string">
            <text:p>Nadella</text:p>
          </table:table-cell>
          <table:table-cell office:value-type="string">
            <text:p>D-70597 Stuttgart</text:p>
          </table:table-cell>
          <table:table-cell office:value-type="string">
            <text:p>Halle 17, Stand D50</text:p>
          </table:table-cell>
        </table:table-row>
        <table:table-row table:style-name="ro1">
          <table:table-cell office:value-type="string">
            <text:p>Nagel, Gebr.</text:p>
          </table:table-cell>
          <table:table-cell office:value-type="string">
            <text:p>D-58091 Hagen</text:p>
          </table:table-cell>
          <table:table-cell office:value-type="string">
            <text:p>Halle 3, Stand F25</text:p>
          </table:table-cell>
        </table:table-row>
        <table:table-row table:style-name="ro1">
          <table:table-cell office:value-type="string">
            <text:p>nak automation</text:p>
          </table:table-cell>
          <table:table-cell office:value-type="string">
            <text:p>D-92237 Sulzbach-Rosenberg</text:p>
          </table:table-cell>
          <table:table-cell office:value-type="string">
            <text:p>Halle 17, Stand E50</text:p>
          </table:table-cell>
        </table:table-row>
        <table:table-row table:style-name="ro1">
          <table:table-cell office:value-type="string">
            <text:p>NAMUR</text:p>
          </table:table-cell>
          <table:table-cell office:value-type="string">
            <text:p>D-51373 Leverkusen</text:p>
          </table:table-cell>
          <table:table-cell office:value-type="string">
            <text:p>Halle 7, Stand E45</text:p>
          </table:table-cell>
        </table:table-row>
        <table:table-row table:style-name="ro1">
          <table:table-cell office:value-type="string">
            <text:p>NanoCompound</text:p>
          </table:table-cell>
          <table:table-cell office:value-type="string">
            <text:p>D-52499 Baesweiler</text:p>
          </table:table-cell>
          <table:table-cell office:value-type="string">
            <text:p>Halle 15, Stand D36</text:p>
          </table:table-cell>
        </table:table-row>
        <table:table-row table:style-name="ro1">
          <table:table-cell office:value-type="string">
            <text:p>NanoFocus</text:p>
          </table:table-cell>
          <table:table-cell office:value-type="string">
            <text:p>D-46047 Oberhausen</text:p>
          </table:table-cell>
          <table:table-cell office:value-type="string">
            <text:p>Halle 15, Stand D36</text:p>
          </table:table-cell>
        </table:table-row>
        <table:table-row table:style-name="ro1">
          <table:table-cell office:value-type="string">
            <text:p>Nanogate Coating Systems</text:p>
          </table:table-cell>
          <table:table-cell office:value-type="string">
            <text:p>D-66121 Saarbrücken</text:p>
          </table:table-cell>
          <table:table-cell office:value-type="string">
            <text:p>Halle 15, Stand D46</text:p>
          </table:table-cell>
        </table:table-row>
        <table:table-row table:style-name="ro1">
          <table:table-cell office:value-type="string">
            <text:p>Nanonetzwerk Hessen</text:p>
          </table:table-cell>
          <table:table-cell office:value-type="string">
            <text:p>D-34109 Kassel</text:p>
          </table:table-cell>
          <table:table-cell office:value-type="string">
            <text:p>Halle 15, Stand D46</text:p>
          </table:table-cell>
        </table:table-row>
        <table:table-row table:style-name="ro1">
          <table:table-cell office:value-type="string">
            <text:p>NANOSTART</text:p>
          </table:table-cell>
          <table:table-cell office:value-type="string">
            <text:p>D-60313 Frankfurt am Main</text:p>
          </table:table-cell>
          <table:table-cell office:value-type="string">
            <text:p>Halle 15, Stand D46</text:p>
          </table:table-cell>
        </table:table-row>
        <table:table-row table:style-name="ro1">
          <table:table-cell office:value-type="string">
            <text:p>Nanotec Electronic</text:p>
          </table:table-cell>
          <table:table-cell office:value-type="string">
            <text:p>D-85652 Pliening</text:p>
          </table:table-cell>
          <table:table-cell office:value-type="string">
            <text:p>Halle 14, Stand L08</text:p>
          </table:table-cell>
        </table:table-row>
        <table:table-row table:style-name="ro1">
          <table:table-cell office:value-type="string">
            <text:p>NANOtec Industrial Coating</text:p>
          </table:table-cell>
          <table:table-cell office:value-type="string">
            <text:p>D-36124 Eichenzell</text:p>
          </table:table-cell>
          <table:table-cell office:value-type="string">
            <text:p>Halle 15, Stand D46</text:p>
          </table:table-cell>
        </table:table-row>
        <table:table-row table:style-name="ro1">
          <table:table-cell office:value-type="string">
            <text:p>Nanoworld Services</text:p>
          </table:table-cell>
          <table:table-cell office:value-type="string">
            <text:p>D-91058 Erlangen</text:p>
          </table:table-cell>
          <table:table-cell office:value-type="string">
            <text:p>Halle 2, Stand A54</text:p>
          </table:table-cell>
        </table:table-row>
        <table:table-row table:style-name="ro1">
          <table:table-cell office:value-type="string">
            <text:p>Nano-X</text:p>
          </table:table-cell>
          <table:table-cell office:value-type="string">
            <text:p>D-66130 Saarbrücken</text:p>
          </table:table-cell>
          <table:table-cell office:value-type="string">
            <text:p>Halle 15, Stand D46</text:p>
          </table:table-cell>
        </table:table-row>
        <table:table-row table:style-name="ro1">
          <table:table-cell office:value-type="string">
            <text:p>Nass Magnet</text:p>
          </table:table-cell>
          <table:table-cell office:value-type="string">
            <text:p>D-30179 Hannover</text:p>
          </table:table-cell>
          <table:table-cell office:value-type="string">
            <text:p>Halle 15, Stand E25</text:p>
          </table:table-cell>
        </table:table-row>
        <table:table-row table:style-name="ro1">
          <table:table-cell office:value-type="string">
            <text:p>NATIONAL INSTRUMENTS Germany</text:p>
          </table:table-cell>
          <table:table-cell office:value-type="string">
            <text:p>D-81369 München</text:p>
          </table:table-cell>
          <table:table-cell office:value-type="string">
            <text:p>Halle 9, Stand G31</text:p>
          </table:table-cell>
        </table:table-row>
        <table:table-row table:style-name="ro1">
          <table:table-cell office:value-type="string">
            <text:p>NATIONAL INSTRUMENTS Germany</text:p>
          </table:table-cell>
          <table:table-cell office:value-type="string">
            <text:p>D-81369 München</text:p>
          </table:table-cell>
          <table:table-cell office:value-type="string">
            <text:p>Halle 17, Stand B60</text:p>
          </table:table-cell>
        </table:table-row>
        <table:table-row table:style-name="ro1">
          <table:table-cell office:value-type="string">
            <text:p>NaturEnergie</text:p>
          </table:table-cell>
          <table:table-cell office:value-type="string">
            <text:p>D-79639 Grenzach-Wyhlen</text:p>
          </table:table-cell>
          <table:table-cell office:value-type="string">
            <text:p>Halle 13, Stand E19</text:p>
          </table:table-cell>
        </table:table-row>
        <table:table-row table:style-name="ro1">
          <table:table-cell office:value-type="string">
            <text:p>NATUS</text:p>
          </table:table-cell>
          <table:table-cell office:value-type="string">
            <text:p>D-54292 Trier</text:p>
          </table:table-cell>
          <table:table-cell office:value-type="string">
            <text:p>Halle 11, Stand B39</text:p>
          </table:table-cell>
        </table:table-row>
        <table:table-row table:style-name="ro1">
          <table:table-cell office:value-type="string">
            <text:p>NBANK Investitions- und Förderbank</text:p>
          </table:table-cell>
          <table:table-cell office:value-type="string">
            <text:p>D-30177 Hannover</text:p>
          </table:table-cell>
          <table:table-cell office:value-type="string">
            <text:p>Halle 2, Stand D16</text:p>
          </table:table-cell>
        </table:table-row>
        <table:table-row table:style-name="ro1">
          <table:table-cell office:value-type="string">
            <text:p>NC Gesellschaft</text:p>
          </table:table-cell>
          <table:table-cell office:value-type="string">
            <text:p>D-89075 Ulm</text:p>
          </table:table-cell>
          <table:table-cell office:value-type="string">
            <text:p>Halle 15, Stand D40</text:p>
          </table:table-cell>
        </table:table-row>
        <table:table-row table:style-name="ro1">
          <table:table-cell office:value-type="string">
            <text:p>NDT Systems &amp; Services</text:p>
          </table:table-cell>
          <table:table-cell office:value-type="string">
            <text:p>D-76297 Stutensee</text:p>
          </table:table-cell>
          <table:table-cell office:value-type="string">
            <text:p>Halle 6, Stand B33</text:p>
          </table:table-cell>
        </table:table-row>
        <table:table-row table:style-name="ro1">
          <table:table-cell office:value-type="string">
            <text:p>NET Consulting und Vertrieb</text:p>
          </table:table-cell>
          <table:table-cell office:value-type="string">
            <text:p>D-21079 Hamburg</text:p>
          </table:table-cell>
          <table:table-cell office:value-type="string">
            <text:p>Halle 16, Stand F09</text:p>
          </table:table-cell>
        </table:table-row>
        <table:table-row table:style-name="ro1">
          <table:table-cell office:value-type="string">
            <text:p>NET Electronic Technology</text:p>
          </table:table-cell>
          <table:table-cell office:value-type="string">
            <text:p>D-86923 Finning</text:p>
          </table:table-cell>
          <table:table-cell office:value-type="string">
            <text:p>Halle 17, Stand B50</text:p>
          </table:table-cell>
        </table:table-row>
        <table:table-row table:style-name="ro1">
          <table:table-cell office:value-type="string">
            <text:p>netAllied</text:p>
          </table:table-cell>
          <table:table-cell office:value-type="string">
            <text:p>D-88069 Tettnang</text:p>
          </table:table-cell>
          <table:table-cell office:value-type="string">
            <text:p>Halle 16, Stand E09</text:p>
          </table:table-cell>
        </table:table-row>
        <table:table-row table:style-name="ro1">
          <table:table-cell office:value-type="string">
            <text:p>Net-Components</text:p>
          </table:table-cell>
          <table:table-cell office:value-type="string">
            <text:p>D-14641 Wustermark</text:p>
          </table:table-cell>
          <table:table-cell office:value-type="string">
            <text:p>Halle 3, Stand A51</text:p>
          </table:table-cell>
        </table:table-row>
        <table:table-row table:style-name="ro1">
          <table:table-cell office:value-type="string">
            <text:p>Netmodule</text:p>
          </table:table-cell>
          <table:table-cell office:value-type="string">
            <text:p>D-85521 Ottobrunn/München</text:p>
          </table:table-cell>
          <table:table-cell office:value-type="string">
            <text:p>Halle 7, Stand B46</text:p>
          </table:table-cell>
        </table:table-row>
        <table:table-row table:style-name="ro1">
          <table:table-cell office:value-type="string">
            <text:p>Neuhaus Telekommunikation, Dr.</text:p>
          </table:table-cell>
          <table:table-cell office:value-type="string">
            <text:p>D-22453 Hamburg</text:p>
          </table:table-cell>
          <table:table-cell office:value-type="string">
            <text:p>Halle 7, Stand B46</text:p>
          </table:table-cell>
        </table:table-row>
        <table:table-row table:style-name="ro1">
          <table:table-cell office:value-type="string">
            <text:p>Neumann Elektrotechnik</text:p>
          </table:table-cell>
          <table:table-cell office:value-type="string">
            <text:p>D-09111 Chemnitz</text:p>
          </table:table-cell>
          <table:table-cell office:value-type="string">
            <text:p>Halle 12, Stand E62</text:p>
          </table:table-cell>
        </table:table-row>
        <table:table-row table:style-name="ro1">
          <table:table-cell office:value-type="string">
            <text:p>Nexans Deutschland Industries</text:p>
          </table:table-cell>
          <table:table-cell office:value-type="string">
            <text:p>D-41238 Mönchengladbach</text:p>
          </table:table-cell>
          <table:table-cell office:value-type="string">
            <text:p>Halle 7, Stand D45</text:p>
          </table:table-cell>
        </table:table-row>
        <table:table-row table:style-name="ro1">
          <table:table-cell office:value-type="string">
            <text:p>Nexans Deutschland Industries</text:p>
          </table:table-cell>
          <table:table-cell office:value-type="string">
            <text:p>D-30179 Hannover</text:p>
          </table:table-cell>
          <table:table-cell office:value-type="string">
            <text:p>Halle 12, Stand D06</text:p>
          </table:table-cell>
        </table:table-row>
        <table:table-row table:style-name="ro1">
          <table:table-cell office:value-type="string">
            <text:p>Nexans SuperConductors</text:p>
          </table:table-cell>
          <table:table-cell office:value-type="string">
            <text:p>D-50351 Hürth</text:p>
          </table:table-cell>
          <table:table-cell office:value-type="string">
            <text:p>Halle 2, Stand D26</text:p>
          </table:table-cell>
        </table:table-row>
        <table:table-row table:style-name="ro1">
          <table:table-cell office:value-type="string">
            <text:p>NIC Niemeyer Consult</text:p>
          </table:table-cell>
          <table:table-cell office:value-type="string">
            <text:p>D-38642 Goslar</text:p>
          </table:table-cell>
          <table:table-cell office:value-type="string">
            <text:p>Halle 16, Stand A22</text:p>
          </table:table-cell>
        </table:table-row>
        <table:table-row table:style-name="ro1">
          <table:table-cell office:value-type="string">
            <text:p>Niedersächs. Ministerium für Wirtschaft</text:p>
          </table:table-cell>
          <table:table-cell office:value-type="string">
            <text:p>D-30159 Hannover</text:p>
          </table:table-cell>
          <table:table-cell office:value-type="string">
            <text:p>Halle 13, Stand E52</text:p>
          </table:table-cell>
        </table:table-row>
        <table:table-row table:style-name="ro1">
          <table:table-cell office:value-type="string">
            <text:p>Niedersächsischer Gemeinschaftsstand</text:p>
          </table:table-cell>
          <table:table-cell office:value-type="string">
            <text:p>D-30177 Hannover</text:p>
          </table:table-cell>
          <table:table-cell office:value-type="string">
            <text:p>Halle 6, Stand A24</text:p>
          </table:table-cell>
        </table:table-row>
        <table:table-row table:style-name="ro1">
          <table:table-cell office:value-type="string">
            <text:p>Niedersächsisches Ministerium</text:p>
          </table:table-cell>
          <table:table-cell office:value-type="string">
            <text:p>D-30169 Hannover</text:p>
          </table:table-cell>
          <table:table-cell office:value-type="string">
            <text:p>Halle 13, Stand H55</text:p>
          </table:table-cell>
        </table:table-row>
        <table:table-row table:style-name="ro1">
          <table:table-cell office:value-type="string">
            <text:p>Nieklitzer Ökologie- und Ökotechnologie</text:p>
          </table:table-cell>
          <table:table-cell office:value-type="string">
            <text:p>D-19258 Nieklitz</text:p>
          </table:table-cell>
          <table:table-cell office:value-type="string">
            <text:p>Halle 2, Stand C52</text:p>
          </table:table-cell>
        </table:table-row>
        <table:table-row table:style-name="ro1">
          <table:table-cell office:value-type="string">
            <text:p>Niessink Engineering</text:p>
          </table:table-cell>
          <table:table-cell office:value-type="string">
            <text:p>D-31234 Edemissen</text:p>
          </table:table-cell>
          <table:table-cell office:value-type="string">
            <text:p>Halle 15, Stand C06</text:p>
          </table:table-cell>
        </table:table-row>
        <table:table-row table:style-name="ro1">
          <table:table-cell office:value-type="string">
            <text:p>NIKA</text:p>
          </table:table-cell>
          <table:table-cell office:value-type="string">
            <text:p>D-60314 Frankfurt</text:p>
          </table:table-cell>
          <table:table-cell office:value-type="string">
            <text:p>Halle 16, Stand F09</text:p>
          </table:table-cell>
        </table:table-row>
        <table:table-row table:style-name="ro1">
          <table:table-cell office:value-type="string">
            <text:p>Nilfisk-Advance</text:p>
          </table:table-cell>
          <table:table-cell office:value-type="string">
            <text:p>D-89287 Bellenberg</text:p>
          </table:table-cell>
          <table:table-cell office:value-type="string">
            <text:p>Halle 13, Stand F25</text:p>
          </table:table-cell>
        </table:table-row>
        <table:table-row table:style-name="ro1">
          <table:table-cell office:value-type="string">
            <text:p>nkt cables</text:p>
          </table:table-cell>
          <table:table-cell office:value-type="string">
            <text:p>D-51063 Köln</text:p>
          </table:table-cell>
          <table:table-cell office:value-type="string">
            <text:p>Halle 2, Stand D26</text:p>
          </table:table-cell>
        </table:table-row>
        <table:table-row table:style-name="ro1">
          <table:table-cell office:value-type="string">
            <text:p>nkt cables</text:p>
          </table:table-cell>
          <table:table-cell office:value-type="string">
            <text:p>D-51063 Köln</text:p>
          </table:table-cell>
          <table:table-cell office:value-type="string">
            <text:p>Halle 12, Stand E11</text:p>
          </table:table-cell>
        </table:table-row>
        <table:table-row table:style-name="ro1">
          <table:table-cell office:value-type="string">
            <text:p>NMH</text:p>
          </table:table-cell>
          <table:table-cell office:value-type="string">
            <text:p>D-88367 Hohentengen</text:p>
          </table:table-cell>
          <table:table-cell office:value-type="string">
            <text:p>Halle 4, Stand F22</text:p>
          </table:table-cell>
        </table:table-row>
        <table:table-row table:style-name="ro1">
          <table:table-cell office:value-type="string">
            <text:p>noax Technologies</text:p>
          </table:table-cell>
          <table:table-cell office:value-type="string">
            <text:p>D-85560 Ebersberg</text:p>
          </table:table-cell>
          <table:table-cell office:value-type="string">
            <text:p>Halle 9, Stand C59</text:p>
          </table:table-cell>
        </table:table-row>
        <table:table-row table:style-name="ro1">
          <table:table-cell office:value-type="string">
            <text:p>nonverbal media</text:p>
          </table:table-cell>
          <table:table-cell office:value-type="string">
            <text:p>D-09111 Chemnitz</text:p>
          </table:table-cell>
          <table:table-cell office:value-type="string">
            <text:p>Halle 15, Stand E23</text:p>
          </table:table-cell>
        </table:table-row>
        <table:table-row table:style-name="ro1">
          <table:table-cell office:value-type="string">
            <text:p>Norddeutsche Landesbank</text:p>
          </table:table-cell>
          <table:table-cell office:value-type="string">
            <text:p>D-30159 Hannover</text:p>
          </table:table-cell>
          <table:table-cell office:value-type="string">
            <text:p>Pavillon P37, NORD/LB Forum</text:p>
          </table:table-cell>
        </table:table-row>
        <table:table-row table:style-name="ro1">
          <table:table-cell office:value-type="string">
            <text:p>Norddeutsche Seekabelwerke</text:p>
          </table:table-cell>
          <table:table-cell office:value-type="string">
            <text:p>D-26954 Nordenham</text:p>
          </table:table-cell>
          <table:table-cell office:value-type="string">
            <text:p>Halle 13, Stand A74</text:p>
          </table:table-cell>
        </table:table-row>
        <table:table-row table:style-name="ro1">
          <table:table-cell office:value-type="string">
            <text:p>Norddeutsche Seekabelwerke</text:p>
          </table:table-cell>
          <table:table-cell office:value-type="string">
            <text:p>D-26954 Nordenham</text:p>
          </table:table-cell>
          <table:table-cell office:value-type="string">
            <text:p>Halle 17, Stand A20</text:p>
          </table:table-cell>
        </table:table-row>
        <table:table-row table:style-name="ro1">
          <table:table-cell office:value-type="string">
            <text:p>nordluft</text:p>
          </table:table-cell>
          <table:table-cell office:value-type="string">
            <text:p>D-49393 Lohne</text:p>
          </table:table-cell>
          <table:table-cell office:value-type="string">
            <text:p>Halle 13, Stand H59</text:p>
          </table:table-cell>
        </table:table-row>
        <table:table-row table:style-name="ro1">
          <table:table-cell office:value-type="string">
            <text:p>NOSTA Normteile und Stahlkeile</text:p>
          </table:table-cell>
          <table:table-cell office:value-type="string">
            <text:p>D-89420 Höchstädt</text:p>
          </table:table-cell>
          <table:table-cell office:value-type="string">
            <text:p>Halle 4, Stand B30</text:p>
          </table:table-cell>
        </table:table-row>
        <table:table-row table:style-name="ro1">
          <table:table-cell office:value-type="string">
            <text:p>NOVOPLAST</text:p>
          </table:table-cell>
          <table:table-cell office:value-type="string">
            <text:p>D-38820 Halberstadt</text:p>
          </table:table-cell>
          <table:table-cell office:value-type="string">
            <text:p>Halle 5, Stand A32</text:p>
          </table:table-cell>
        </table:table-row>
        <table:table-row table:style-name="ro1">
          <table:table-cell office:value-type="string">
            <text:p>N+P Informationssysteme</text:p>
          </table:table-cell>
          <table:table-cell office:value-type="string">
            <text:p>D-08393 Meerane</text:p>
          </table:table-cell>
          <table:table-cell office:value-type="string">
            <text:p>Halle 16, Stand F05</text:p>
          </table:table-cell>
        </table:table-row>
        <table:table-row table:style-name="ro1">
          <table:table-cell office:value-type="string">
            <text:p>NRU Präzisionstechnologie</text:p>
          </table:table-cell>
          <table:table-cell office:value-type="string">
            <text:p>D-09221 Neukirchen</text:p>
          </table:table-cell>
          <table:table-cell office:value-type="string">
            <text:p>Halle 4, Stand G34, (29)</text:p>
          </table:table-cell>
        </table:table-row>
        <table:table-row table:style-name="ro1">
          <table:table-cell office:value-type="string">
            <text:p>NÜRMONT</text:p>
          </table:table-cell>
          <table:table-cell office:value-type="string">
            <text:p>D-90475 Nürnberg</text:p>
          </table:table-cell>
          <table:table-cell office:value-type="string">
            <text:p>Halle 14, Stand H07</text:p>
          </table:table-cell>
        </table:table-row>
        <table:table-row table:style-name="ro1">
          <table:table-cell office:value-type="string">
            <text:p>NUMECA Ing.-Büro</text:p>
          </table:table-cell>
          <table:table-cell office:value-type="string">
            <text:p>D-90518 Altdorf</text:p>
          </table:table-cell>
          <table:table-cell office:value-type="string">
            <text:p>Halle 13, Stand E60</text:p>
          </table:table-cell>
        </table:table-row>
        <table:table-row table:style-name="ro1">
          <table:table-cell office:value-type="string">
            <text:p>Numerik Jena</text:p>
          </table:table-cell>
          <table:table-cell office:value-type="string">
            <text:p>D-07743 Jena</text:p>
          </table:table-cell>
          <table:table-cell office:value-type="string">
            <text:p>Halle 14, Stand J49</text:p>
          </table:table-cell>
        </table:table-row>
        <table:table-row table:style-name="ro1">
          <table:table-cell office:value-type="string">
            <text:p>Nussbaum, Otto</text:p>
          </table:table-cell>
          <table:table-cell office:value-type="string">
            <text:p>D-77694 Kehl</text:p>
          </table:table-cell>
          <table:table-cell office:value-type="string">
            <text:p>Halle 4, Stand E34</text:p>
          </table:table-cell>
        </table:table-row>
        <table:table-row table:style-name="ro1">
          <table:table-cell office:value-type="string">
            <text:p>NVIDIA</text:p>
          </table:table-cell>
          <table:table-cell office:value-type="string">
            <text:p>D-52146 Würselen</text:p>
          </table:table-cell>
          <table:table-cell office:value-type="string">
            <text:p>Halle 15, Stand A22</text:p>
          </table:table-cell>
        </table:table-row>
        <table:table-row table:style-name="ro1">
          <table:table-cell office:value-type="string">
            <text:p>OBE</text:p>
          </table:table-cell>
          <table:table-cell office:value-type="string">
            <text:p>D-75228 Ispringen</text:p>
          </table:table-cell>
          <table:table-cell office:value-type="string">
            <text:p>Halle 4, Stand D29</text:p>
          </table:table-cell>
        </table:table-row>
        <table:table-row table:style-name="ro1">
          <table:table-cell office:value-type="string">
            <text:p>OBE</text:p>
          </table:table-cell>
          <table:table-cell office:value-type="string">
            <text:p>D-75228 Ispringen</text:p>
          </table:table-cell>
          <table:table-cell office:value-type="string">
            <text:p>Halle 5, Stand D52</text:p>
          </table:table-cell>
        </table:table-row>
        <table:table-row table:style-name="ro1">
          <table:table-cell office:value-type="string">
            <text:p>ObjektScan</text:p>
          </table:table-cell>
          <table:table-cell office:value-type="string">
            <text:p>D-14482 Potsdam</text:p>
          </table:table-cell>
          <table:table-cell office:value-type="string">
            <text:p>Halle 6, Stand D04</text:p>
          </table:table-cell>
        </table:table-row>
        <table:table-row table:style-name="ro1">
          <table:table-cell office:value-type="string">
            <text:p>ODERSUN</text:p>
          </table:table-cell>
          <table:table-cell office:value-type="string">
            <text:p>D-15236 Frankfurt</text:p>
          </table:table-cell>
          <table:table-cell office:value-type="string">
            <text:p>Halle 13, Stand B60</text:p>
          </table:table-cell>
        </table:table-row>
        <table:table-row table:style-name="ro1">
          <table:table-cell office:value-type="string">
            <text:p>Oekametall Oehlhorn</text:p>
          </table:table-cell>
          <table:table-cell office:value-type="string">
            <text:p>D-96052 Bamberg</text:p>
          </table:table-cell>
          <table:table-cell office:value-type="string">
            <text:p>Halle 4, Stand A33</text:p>
          </table:table-cell>
        </table:table-row>
        <table:table-row table:style-name="ro1">
          <table:table-cell office:value-type="string">
            <text:p>Oel-Wärme-Institut</text:p>
          </table:table-cell>
          <table:table-cell office:value-type="string">
            <text:p>D-52134 Herzogenrath</text:p>
          </table:table-cell>
          <table:table-cell office:value-type="string">
            <text:p>Halle 13, Stand C50</text:p>
          </table:table-cell>
        </table:table-row>
        <table:table-row table:style-name="ro1">
          <table:table-cell office:value-type="string">
            <text:p>OERTZEN, ARNDT H. VON</text:p>
          </table:table-cell>
          <table:table-cell office:value-type="string">
            <text:p>D-22949 Ammersbek</text:p>
          </table:table-cell>
          <table:table-cell office:value-type="string">
            <text:p>Halle 13, Stand F09</text:p>
          </table:table-cell>
        </table:table-row>
        <table:table-row table:style-name="ro1">
          <table:table-cell office:value-type="string">
            <text:p>Oesterle</text:p>
          </table:table-cell>
          <table:table-cell office:value-type="string">
            <text:p>D-91207 Lauf</text:p>
          </table:table-cell>
          <table:table-cell office:value-type="string">
            <text:p>Halle 3, Stand B55</text:p>
          </table:table-cell>
        </table:table-row>
        <table:table-row table:style-name="ro1">
          <table:table-cell office:value-type="string">
            <text:p>OHP Automation Systems</text:p>
          </table:table-cell>
          <table:table-cell office:value-type="string">
            <text:p>D-63110 Rodgau</text:p>
          </table:table-cell>
          <table:table-cell office:value-type="string">
            <text:p>Halle 11, Stand D31</text:p>
          </table:table-cell>
        </table:table-row>
        <table:table-row table:style-name="ro1">
          <table:table-cell office:value-type="string">
            <text:p>Olbersdorfer Guß</text:p>
          </table:table-cell>
          <table:table-cell office:value-type="string">
            <text:p>D-02785 Olbersdorf</text:p>
          </table:table-cell>
          <table:table-cell office:value-type="string">
            <text:p>Halle 3, Stand B26, (15)</text:p>
          </table:table-cell>
        </table:table-row>
        <table:table-row table:style-name="ro1">
          <table:table-cell office:value-type="string">
            <text:p>Oldenbourg Verlag</text:p>
          </table:table-cell>
          <table:table-cell office:value-type="string">
            <text:p>D-45128 Essen</text:p>
          </table:table-cell>
          <table:table-cell office:value-type="string">
            <text:p>Halle 7, Stand E49</text:p>
          </table:table-cell>
        </table:table-row>
        <table:table-row table:style-name="ro1">
          <table:table-cell office:value-type="string">
            <text:p>OMRON ELECTRONICS</text:p>
          </table:table-cell>
          <table:table-cell office:value-type="string">
            <text:p>D-40764 Langenfeld</text:p>
          </table:table-cell>
          <table:table-cell office:value-type="string">
            <text:p>Halle 11, Stand E60</text:p>
          </table:table-cell>
        </table:table-row>
        <table:table-row table:style-name="ro1">
          <table:table-cell office:value-type="string">
            <text:p>OMRON Electronics</text:p>
          </table:table-cell>
          <table:table-cell office:value-type="string">
            <text:p>D-21079 Hamburg</text:p>
          </table:table-cell>
          <table:table-cell office:value-type="string">
            <text:p>Halle 17, Stand B50</text:p>
          </table:table-cell>
        </table:table-row>
        <table:table-row table:style-name="ro1">
          <table:table-cell office:value-type="string">
            <text:p>oncampus</text:p>
          </table:table-cell>
          <table:table-cell office:value-type="string">
            <text:p>D-23562 Lübeck</text:p>
          </table:table-cell>
          <table:table-cell office:value-type="string">
            <text:p>Halle 2, Stand E51</text:p>
          </table:table-cell>
        </table:table-row>
        <table:table-row table:style-name="ro1">
          <table:table-cell office:value-type="string">
            <text:p>on/off engineering</text:p>
          </table:table-cell>
          <table:table-cell office:value-type="string">
            <text:p>D-31515 Wunstorf</text:p>
          </table:table-cell>
          <table:table-cell office:value-type="string">
            <text:p>Halle 9, Stand A72</text:p>
          </table:table-cell>
        </table:table-row>
        <table:table-row table:style-name="ro1">
          <table:table-cell office:value-type="string">
            <text:p>OPEN MIND</text:p>
          </table:table-cell>
          <table:table-cell office:value-type="string">
            <text:p>D-82234 Weßling</text:p>
          </table:table-cell>
          <table:table-cell office:value-type="string">
            <text:p>Halle 16, Stand F03</text:p>
          </table:table-cell>
        </table:table-row>
        <table:table-row table:style-name="ro1">
          <table:table-cell office:value-type="string">
            <text:p>OPM Optische Präzisionsmesstechnik</text:p>
          </table:table-cell>
          <table:table-cell office:value-type="string">
            <text:p>D-76275 Ettlingen</text:p>
          </table:table-cell>
          <table:table-cell office:value-type="string">
            <text:p>Halle 15, Stand D36</text:p>
          </table:table-cell>
        </table:table-row>
        <table:table-row table:style-name="ro1">
          <table:table-cell office:value-type="string">
            <text:p>Optikett</text:p>
          </table:table-cell>
          <table:table-cell office:value-type="string">
            <text:p>D-49377 Vechta</text:p>
          </table:table-cell>
          <table:table-cell office:value-type="string">
            <text:p>Halle 17, Stand B50</text:p>
          </table:table-cell>
        </table:table-row>
        <table:table-row table:style-name="ro1">
          <table:table-cell office:value-type="string">
            <text:p>Optris</text:p>
          </table:table-cell>
          <table:table-cell office:value-type="string">
            <text:p>D-13127 Berlin</text:p>
          </table:table-cell>
          <table:table-cell office:value-type="string">
            <text:p>Halle 8, Stand D14</text:p>
          </table:table-cell>
        </table:table-row>
        <table:table-row table:style-name="ro1">
          <table:table-cell office:value-type="string">
            <text:p>OR Soft Jänicke</text:p>
          </table:table-cell>
          <table:table-cell office:value-type="string">
            <text:p>D-06217 Merseburg</text:p>
          </table:table-cell>
          <table:table-cell office:value-type="string">
            <text:p>Halle 16, Stand C32/1</text:p>
          </table:table-cell>
        </table:table-row>
        <table:table-row table:style-name="ro1">
          <table:table-cell office:value-type="string">
            <text:p>ORBITER GEARS</text:p>
          </table:table-cell>
          <table:table-cell office:value-type="string">
            <text:p>D-74076 Heilbronn</text:p>
          </table:table-cell>
          <table:table-cell office:value-type="string">
            <text:p>Halle 4, Stand E12</text:p>
          </table:table-cell>
        </table:table-row>
        <table:table-row table:style-name="ro1">
          <table:table-cell office:value-type="string">
            <text:p>ORBIT-SYSTEM</text:p>
          </table:table-cell>
          <table:table-cell office:value-type="string">
            <text:p>D-37154 Northeim</text:p>
          </table:table-cell>
          <table:table-cell office:value-type="string">
            <text:p>Halle 2, Stand A10</text:p>
          </table:table-cell>
        </table:table-row>
        <table:table-row table:style-name="ro1">
          <table:table-cell office:value-type="string">
            <text:p>ORGAPLAN Informationssysteme</text:p>
          </table:table-cell>
          <table:table-cell office:value-type="string">
            <text:p>D-59457 Werl</text:p>
          </table:table-cell>
          <table:table-cell office:value-type="string">
            <text:p>Halle 15, Stand A04/2</text:p>
          </table:table-cell>
        </table:table-row>
        <table:table-row table:style-name="ro1">
          <table:table-cell office:value-type="string">
            <text:p>Oriental Motor</text:p>
          </table:table-cell>
          <table:table-cell office:value-type="string">
            <text:p>D-40549 Düsseldorf</text:p>
          </table:table-cell>
          <table:table-cell office:value-type="string">
            <text:p>Halle 14, Stand L41</text:p>
          </table:table-cell>
        </table:table-row>
        <table:table-row table:style-name="ro1">
          <table:table-cell office:value-type="string">
            <text:p>ORISA</text:p>
          </table:table-cell>
          <table:table-cell office:value-type="string">
            <text:p>D-07745 Jena</text:p>
          </table:table-cell>
          <table:table-cell office:value-type="string">
            <text:p>Halle 16, Stand C16</text:p>
          </table:table-cell>
        </table:table-row>
        <table:table-row table:style-name="ro1">
          <table:table-cell office:value-type="string">
            <text:p>Ormazabal Anlagentechnik</text:p>
          </table:table-cell>
          <table:table-cell office:value-type="string">
            <text:p>D-47804 Krefeld</text:p>
          </table:table-cell>
          <table:table-cell office:value-type="string">
            <text:p>Halle 11, Stand A50</text:p>
          </table:table-cell>
        </table:table-row>
        <table:table-row table:style-name="ro1">
          <table:table-cell office:value-type="string">
            <text:p>Orthopädische Klinik</text:p>
          </table:table-cell>
          <table:table-cell office:value-type="string">
            <text:p>D-30625 Hannover</text:p>
          </table:table-cell>
          <table:table-cell office:value-type="string">
            <text:p>Halle 5, Stand B16</text:p>
          </table:table-cell>
        </table:table-row>
        <table:table-row table:style-name="ro1">
          <table:table-cell office:value-type="string">
            <text:p>OSI Software</text:p>
          </table:table-cell>
          <table:table-cell office:value-type="string">
            <text:p>D-63674 Altenstadt</text:p>
          </table:table-cell>
          <table:table-cell office:value-type="string">
            <text:p>Halle 8, Stand B06</text:p>
          </table:table-cell>
        </table:table-row>
        <table:table-row table:style-name="ro1">
          <table:table-cell office:value-type="string">
            <text:p>Ostdeutsches Netzwerk Präzisionsguss</text:p>
          </table:table-cell>
          <table:table-cell office:value-type="string">
            <text:p>D-09126 Chemnitz</text:p>
          </table:table-cell>
          <table:table-cell office:value-type="string">
            <text:p>Halle 3, Stand C48</text:p>
          </table:table-cell>
        </table:table-row>
        <table:table-row table:style-name="ro1">
          <table:table-cell office:value-type="string">
            <text:p>OSTEC</text:p>
          </table:table-cell>
          <table:table-cell office:value-type="string">
            <text:p>D-01662 Meißen</text:p>
          </table:table-cell>
          <table:table-cell office:value-type="string">
            <text:p>Halle 5, Stand G42</text:p>
          </table:table-cell>
        </table:table-row>
        <table:table-row table:style-name="ro1">
          <table:table-cell office:value-type="string">
            <text:p>Ostthüringer Metallwaren</text:p>
          </table:table-cell>
          <table:table-cell office:value-type="string">
            <text:p>D-07937 Zeulenroda</text:p>
          </table:table-cell>
          <table:table-cell office:value-type="string">
            <text:p>Halle 4, Stand A42</text:p>
          </table:table-cell>
        </table:table-row>
        <table:table-row table:style-name="ro1">
          <table:table-cell office:value-type="string">
            <text:p>OSWALD Elektromotoren</text:p>
          </table:table-cell>
          <table:table-cell office:value-type="string">
            <text:p>D-63897 Miltenberg</text:p>
          </table:table-cell>
          <table:table-cell office:value-type="string">
            <text:p>Halle 2, Stand D26</text:p>
          </table:table-cell>
        </table:table-row>
        <table:table-row table:style-name="ro1">
          <table:table-cell office:value-type="string">
            <text:p>OTC Daihen</text:p>
          </table:table-cell>
          <table:table-cell office:value-type="string">
            <text:p>D-41066 Mönchengladbach</text:p>
          </table:table-cell>
          <table:table-cell office:value-type="string">
            <text:p>Halle 3, Stand B56</text:p>
          </table:table-cell>
        </table:table-row>
        <table:table-row table:style-name="ro1">
          <table:table-cell office:value-type="string">
            <text:p>OTC Daihen</text:p>
          </table:table-cell>
          <table:table-cell office:value-type="string">
            <text:p>D-41066 Mönchengladbach</text:p>
          </table:table-cell>
          <table:table-cell office:value-type="string">
            <text:p>Halle 17, Stand E84</text:p>
          </table:table-cell>
        </table:table-row>
        <table:table-row table:style-name="ro1">
          <table:table-cell office:value-type="string">
            <text:p>Otto-von-Guericke-Universität Magdeburg</text:p>
          </table:table-cell>
          <table:table-cell office:value-type="string">
            <text:p>D-39106 Magdeburg</text:p>
          </table:table-cell>
          <table:table-cell office:value-type="string">
            <text:p>Halle 2, Stand C39</text:p>
          </table:table-cell>
        </table:table-row>
        <table:table-row table:style-name="ro1">
          <table:table-cell office:value-type="string">
            <text:p>Overhoff, August Drahtwerk</text:p>
          </table:table-cell>
          <table:table-cell office:value-type="string">
            <text:p>D-58675 Hemer</text:p>
          </table:table-cell>
          <table:table-cell office:value-type="string">
            <text:p>Halle 4, Stand C34, (5)</text:p>
          </table:table-cell>
        </table:table-row>
        <table:table-row table:style-name="ro1">
          <table:table-cell office:value-type="string">
            <text:p>OWL Marketing</text:p>
          </table:table-cell>
          <table:table-cell office:value-type="string">
            <text:p>D-33602 Bielefeld</text:p>
          </table:table-cell>
          <table:table-cell office:value-type="string">
            <text:p>Halle 17, Stand D70</text:p>
          </table:table-cell>
        </table:table-row>
        <table:table-row table:style-name="ro1">
          <table:table-cell office:value-type="string">
            <text:p>OWL Maschinenbau</text:p>
          </table:table-cell>
          <table:table-cell office:value-type="string">
            <text:p>D-33602 Bielefeld</text:p>
          </table:table-cell>
          <table:table-cell office:value-type="string">
            <text:p>Halle 17, Stand D70</text:p>
          </table:table-cell>
        </table:table-row>
        <table:table-row table:style-name="ro1">
          <table:table-cell office:value-type="string">
            <text:p>Paal, Alexander</text:p>
          </table:table-cell>
          <table:table-cell office:value-type="string">
            <text:p>D-42859 Remscheid</text:p>
          </table:table-cell>
          <table:table-cell office:value-type="string">
            <text:p>Halle 4, Stand H52</text:p>
          </table:table-cell>
        </table:table-row>
        <table:table-row table:style-name="ro1">
          <table:table-cell office:value-type="string">
            <text:p>packtech</text:p>
          </table:table-cell>
          <table:table-cell office:value-type="string">
            <text:p>D-88416 Ochsenhausen</text:p>
          </table:table-cell>
          <table:table-cell office:value-type="string">
            <text:p>Halle 17, Stand F76</text:p>
          </table:table-cell>
        </table:table-row>
        <table:table-row table:style-name="ro1">
          <table:table-cell office:value-type="string">
            <text:p>PAINT. TEC</text:p>
          </table:table-cell>
          <table:table-cell office:value-type="string">
            <text:p>D-30419 Hannover</text:p>
          </table:table-cell>
          <table:table-cell office:value-type="string">
            <text:p>Halle 14, Stand H36</text:p>
          </table:table-cell>
        </table:table-row>
        <table:table-row table:style-name="ro1">
          <table:table-cell office:value-type="string">
            <text:p>Paletti Profilsysteme</text:p>
          </table:table-cell>
          <table:table-cell office:value-type="string">
            <text:p>D-32423 Minden</text:p>
          </table:table-cell>
          <table:table-cell office:value-type="string">
            <text:p>Halle 17, Stand D18</text:p>
          </table:table-cell>
        </table:table-row>
        <table:table-row table:style-name="ro1">
          <table:table-cell office:value-type="string">
            <text:p>Panasonic Electric Works Deutschland</text:p>
          </table:table-cell>
          <table:table-cell office:value-type="string">
            <text:p>D-83607 Holzkirchen</text:p>
          </table:table-cell>
          <table:table-cell office:value-type="string">
            <text:p>Halle 17, Stand B60</text:p>
          </table:table-cell>
        </table:table-row>
        <table:table-row table:style-name="ro1">
          <table:table-cell office:value-type="string">
            <text:p>Panasonic Electronic Devices</text:p>
          </table:table-cell>
          <table:table-cell office:value-type="string">
            <text:p>D-21337 Lüneburg</text:p>
          </table:table-cell>
          <table:table-cell office:value-type="string">
            <text:p>Halle 7, Stand B46</text:p>
          </table:table-cell>
        </table:table-row>
        <table:table-row table:style-name="ro1">
          <table:table-cell office:value-type="string">
            <text:p>Pantron Instruments</text:p>
          </table:table-cell>
          <table:table-cell office:value-type="string">
            <text:p>D-31162 Bad Salzdetfurth</text:p>
          </table:table-cell>
          <table:table-cell office:value-type="string">
            <text:p>Halle 11, Stand C11</text:p>
          </table:table-cell>
        </table:table-row>
        <table:table-row table:style-name="ro1">
          <table:table-cell office:value-type="string">
            <text:p>Paradigma Software</text:p>
          </table:table-cell>
          <table:table-cell office:value-type="string">
            <text:p>D-10999 Berlin</text:p>
          </table:table-cell>
          <table:table-cell office:value-type="string">
            <text:p>Halle 16, Stand C16</text:p>
          </table:table-cell>
        </table:table-row>
        <table:table-row table:style-name="ro1">
          <table:table-cell office:value-type="string">
            <text:p>Parametric Technology</text:p>
          </table:table-cell>
          <table:table-cell office:value-type="string">
            <text:p>D-85716 Unterschleißheim</text:p>
          </table:table-cell>
          <table:table-cell office:value-type="string">
            <text:p>Halle 16, Stand F09</text:p>
          </table:table-cell>
        </table:table-row>
        <table:table-row table:style-name="ro1">
          <table:table-cell office:value-type="string">
            <text:p>PARItec</text:p>
          </table:table-cell>
          <table:table-cell office:value-type="string">
            <text:p>D-82362 Weilheim</text:p>
          </table:table-cell>
          <table:table-cell office:value-type="string">
            <text:p>Halle 2, Stand A54</text:p>
          </table:table-cell>
        </table:table-row>
        <table:table-row table:style-name="ro1">
          <table:table-cell office:value-type="string">
            <text:p>PARTEX Marking Systems</text:p>
          </table:table-cell>
          <table:table-cell office:value-type="string">
            <text:p>D-73240 Wendlingen</text:p>
          </table:table-cell>
          <table:table-cell office:value-type="string">
            <text:p>Halle 12, Stand E26</text:p>
          </table:table-cell>
        </table:table-row>
        <table:table-row table:style-name="ro1">
          <table:table-cell office:value-type="string">
            <text:p>Particle Computer</text:p>
          </table:table-cell>
          <table:table-cell office:value-type="string">
            <text:p>D-76131 Karlsruhe</text:p>
          </table:table-cell>
          <table:table-cell office:value-type="string">
            <text:p>Halle 2, Stand D16</text:p>
          </table:table-cell>
        </table:table-row>
        <table:table-row table:style-name="ro1">
          <table:table-cell office:value-type="string">
            <text:p>Pass Engineering</text:p>
          </table:table-cell>
          <table:table-cell office:value-type="string">
            <text:p>D-53111 Bonn</text:p>
          </table:table-cell>
          <table:table-cell office:value-type="string">
            <text:p>Halle 16, Stand D10</text:p>
          </table:table-cell>
        </table:table-row>
        <table:table-row table:style-name="ro1">
          <table:table-cell office:value-type="string">
            <text:p>Pasvahl, Albert</text:p>
          </table:table-cell>
          <table:table-cell office:value-type="string">
            <text:p>D-22419 Hamburg</text:p>
          </table:table-cell>
          <table:table-cell office:value-type="string">
            <text:p>Halle 4, Stand A15</text:p>
          </table:table-cell>
        </table:table-row>
        <table:table-row table:style-name="ro1">
          <table:table-cell office:value-type="string">
            <text:p>Paulines Töchter</text:p>
          </table:table-cell>
          <table:table-cell office:value-type="string">
            <text:p>D-32756 Detmold</text:p>
          </table:table-cell>
          <table:table-cell office:value-type="string">
            <text:p>Halle 2, Stand D62</text:p>
          </table:table-cell>
        </table:table-row>
        <table:table-row table:style-name="ro1">
          <table:table-cell office:value-type="string">
            <text:p>PBU CAD-Systeme</text:p>
          </table:table-cell>
          <table:table-cell office:value-type="string">
            <text:p>D-86551 Aichach</text:p>
          </table:table-cell>
          <table:table-cell office:value-type="string">
            <text:p>Halle 15, Stand A06</text:p>
          </table:table-cell>
        </table:table-row>
        <table:table-row table:style-name="ro1">
          <table:table-cell office:value-type="string">
            <text:p>PC-Soft</text:p>
          </table:table-cell>
          <table:table-cell office:value-type="string">
            <text:p>D-01968 Senftenberg</text:p>
          </table:table-cell>
          <table:table-cell office:value-type="string">
            <text:p>Halle 13, Stand B60</text:p>
          </table:table-cell>
        </table:table-row>
        <table:table-row table:style-name="ro1">
          <table:table-cell office:value-type="string">
            <text:p>PC-TUTOR</text:p>
          </table:table-cell>
          <table:table-cell office:value-type="string">
            <text:p>D-15566 Schöneiche</text:p>
          </table:table-cell>
          <table:table-cell office:value-type="string">
            <text:p>Halle 16, Stand A22</text:p>
          </table:table-cell>
        </table:table-row>
        <table:table-row table:style-name="ro1">
          <table:table-cell office:value-type="string">
            <text:p>pdv-software</text:p>
          </table:table-cell>
          <table:table-cell office:value-type="string">
            <text:p>D-38644 Goslar</text:p>
          </table:table-cell>
          <table:table-cell office:value-type="string">
            <text:p>Halle 2, Stand A10</text:p>
          </table:table-cell>
        </table:table-row>
        <table:table-row table:style-name="ro1">
          <table:table-cell office:value-type="string">
            <text:p>Pekingstone (Deutschland)</text:p>
          </table:table-cell>
          <table:table-cell office:value-type="string">
            <text:p>D-22453 Hamburg</text:p>
          </table:table-cell>
          <table:table-cell office:value-type="string">
            <text:p>Halle 3, Stand D46</text:p>
          </table:table-cell>
        </table:table-row>
        <table:table-row table:style-name="ro1">
          <table:table-cell office:value-type="string">
            <text:p>PEMEAS</text:p>
          </table:table-cell>
          <table:table-cell office:value-type="string">
            <text:p>D-65926 Frankfurt</text:p>
          </table:table-cell>
          <table:table-cell office:value-type="string">
            <text:p>Halle 13, Stand E67/1</text:p>
          </table:table-cell>
        </table:table-row>
        <table:table-row table:style-name="ro1">
          <table:table-cell office:value-type="string">
            <text:p>Penny + Giles</text:p>
          </table:table-cell>
          <table:table-cell office:value-type="string">
            <text:p>D-85053 Ingolstadt</text:p>
          </table:table-cell>
          <table:table-cell office:value-type="string">
            <text:p>Halle 9, Stand H26</text:p>
          </table:table-cell>
        </table:table-row>
        <table:table-row table:style-name="ro1">
          <table:table-cell office:value-type="string">
            <text:p>PENTACON</text:p>
          </table:table-cell>
          <table:table-cell office:value-type="string">
            <text:p>D-01277 Dresden</text:p>
          </table:table-cell>
          <table:table-cell office:value-type="string">
            <text:p>Halle 4, Stand F24, (2)</text:p>
          </table:table-cell>
        </table:table-row>
        <table:table-row table:style-name="ro1">
          <table:table-cell office:value-type="string">
            <text:p>Pepp Art</text:p>
          </table:table-cell>
          <table:table-cell office:value-type="string">
            <text:p>D-10629 Berlin</text:p>
          </table:table-cell>
          <table:table-cell office:value-type="string">
            <text:p>Halle 2, Stand A02</text:p>
          </table:table-cell>
        </table:table-row>
        <table:table-row table:style-name="ro1">
          <table:table-cell office:value-type="string">
            <text:p>Pepperl+Fuchs</text:p>
          </table:table-cell>
          <table:table-cell office:value-type="string">
            <text:p>D-68307 Mannheim</text:p>
          </table:table-cell>
          <table:table-cell office:value-type="string">
            <text:p>Halle 7, Stand A10</text:p>
          </table:table-cell>
        </table:table-row>
        <table:table-row table:style-name="ro1">
          <table:table-cell office:value-type="string">
            <text:p>Pepperl+Fuchs</text:p>
          </table:table-cell>
          <table:table-cell office:value-type="string">
            <text:p>D-68307 Mannheim</text:p>
          </table:table-cell>
          <table:table-cell office:value-type="string">
            <text:p>Halle 7, Stand C14</text:p>
          </table:table-cell>
        </table:table-row>
        <table:table-row table:style-name="ro1">
          <table:table-cell office:value-type="string">
            <text:p>Pepperl+Fuchs</text:p>
          </table:table-cell>
          <table:table-cell office:value-type="string">
            <text:p>D-68307 Mannheim</text:p>
          </table:table-cell>
          <table:table-cell office:value-type="string">
            <text:p>Halle 9, Stand D06</text:p>
          </table:table-cell>
        </table:table-row>
        <table:table-row table:style-name="ro1">
          <table:table-cell office:value-type="string">
            <text:p>Pepperl+Fuchs</text:p>
          </table:table-cell>
          <table:table-cell office:value-type="string">
            <text:p>D-68307 Mannheim</text:p>
          </table:table-cell>
          <table:table-cell office:value-type="string">
            <text:p>Halle 9, Stand F18</text:p>
          </table:table-cell>
        </table:table-row>
        <table:table-row table:style-name="ro1">
          <table:table-cell office:value-type="string">
            <text:p>Pepperl+Fuchs</text:p>
          </table:table-cell>
          <table:table-cell office:value-type="string">
            <text:p>D-68307 Mannheim</text:p>
          </table:table-cell>
          <table:table-cell office:value-type="string">
            <text:p>Halle 11, Stand A22</text:p>
          </table:table-cell>
        </table:table-row>
        <table:table-row table:style-name="ro1">
          <table:table-cell office:value-type="string">
            <text:p>Pepperl+Fuchs</text:p>
          </table:table-cell>
          <table:table-cell office:value-type="string">
            <text:p>D-68307 Mannheim</text:p>
          </table:table-cell>
          <table:table-cell office:value-type="string">
            <text:p>Halle 11, Stand A41</text:p>
          </table:table-cell>
        </table:table-row>
        <table:table-row table:style-name="ro1">
          <table:table-cell office:value-type="string">
            <text:p>Pepperl+Fuchs</text:p>
          </table:table-cell>
          <table:table-cell office:value-type="string">
            <text:p>D-68307 Mannheim</text:p>
          </table:table-cell>
          <table:table-cell office:value-type="string">
            <text:p>Halle 17, Stand B40</text:p>
          </table:table-cell>
        </table:table-row>
        <table:table-row table:style-name="ro1">
          <table:table-cell office:value-type="string">
            <text:p>PERKUTE</text:p>
          </table:table-cell>
          <table:table-cell office:value-type="string">
            <text:p>D-48432 Rheine</text:p>
          </table:table-cell>
          <table:table-cell office:value-type="string">
            <text:p>Halle 13, Stand F10</text:p>
          </table:table-cell>
        </table:table-row>
        <table:table-row table:style-name="ro1">
          <table:table-cell office:value-type="string">
            <text:p>Perm Motor</text:p>
          </table:table-cell>
          <table:table-cell office:value-type="string">
            <text:p>D-79206 Breisach</text:p>
          </table:table-cell>
          <table:table-cell office:value-type="string">
            <text:p>Halle 13, Stand A39</text:p>
          </table:table-cell>
        </table:table-row>
        <table:table-row table:style-name="ro1">
          <table:table-cell office:value-type="string">
            <text:p>Perske, Walter</text:p>
          </table:table-cell>
          <table:table-cell office:value-type="string">
            <text:p>D-68167 Mannheim</text:p>
          </table:table-cell>
          <table:table-cell office:value-type="string">
            <text:p>Halle 14, Stand E08</text:p>
          </table:table-cell>
        </table:table-row>
        <table:table-row table:style-name="ro1">
          <table:table-cell office:value-type="string">
            <text:p>Personalamt der Bundeswehr</text:p>
          </table:table-cell>
          <table:table-cell office:value-type="string">
            <text:p>D-40629 Düsseldorf</text:p>
          </table:table-cell>
          <table:table-cell office:value-type="string">
            <text:p>Halle 2, Stand D58</text:p>
          </table:table-cell>
        </table:table-row>
        <table:table-row table:style-name="ro1">
          <table:table-cell office:value-type="string">
            <text:p>Perspectix</text:p>
          </table:table-cell>
          <table:table-cell office:value-type="string">
            <text:p>D-87437 Kempten</text:p>
          </table:table-cell>
          <table:table-cell office:value-type="string">
            <text:p>Halle 15, Stand A06</text:p>
          </table:table-cell>
        </table:table-row>
        <table:table-row table:style-name="ro1">
          <table:table-cell office:value-type="string">
            <text:p>Peter und Brandl</text:p>
          </table:table-cell>
          <table:table-cell office:value-type="string">
            <text:p>D-74354 Besigheim</text:p>
          </table:table-cell>
          <table:table-cell office:value-type="string">
            <text:p>Halle 13, Stand A63</text:p>
          </table:table-cell>
        </table:table-row>
        <table:table-row table:style-name="ro1">
          <table:table-cell office:value-type="string">
            <text:p>Pflitsch</text:p>
          </table:table-cell>
          <table:table-cell office:value-type="string">
            <text:p>D-42499 Hückeswagen</text:p>
          </table:table-cell>
          <table:table-cell office:value-type="string">
            <text:p>Halle 12, Stand C16</text:p>
          </table:table-cell>
        </table:table-row>
        <table:table-row table:style-name="ro1">
          <table:table-cell office:value-type="string">
            <text:p>pgmc &amp; company</text:p>
          </table:table-cell>
          <table:table-cell office:value-type="string">
            <text:p>D-40215 Düsseldorf</text:p>
          </table:table-cell>
          <table:table-cell office:value-type="string">
            <text:p>Halle 6, Stand D42</text:p>
          </table:table-cell>
        </table:table-row>
        <table:table-row table:style-name="ro1">
          <table:table-cell office:value-type="string">
            <text:p>Pharmaserv</text:p>
          </table:table-cell>
          <table:table-cell office:value-type="string">
            <text:p>D-35041 Marburg</text:p>
          </table:table-cell>
          <table:table-cell office:value-type="string">
            <text:p>Halle 13, Stand E10</text:p>
          </table:table-cell>
        </table:table-row>
        <table:table-row table:style-name="ro1">
          <table:table-cell office:value-type="string">
            <text:p>Pharmaserv</text:p>
          </table:table-cell>
          <table:table-cell office:value-type="string">
            <text:p>D-35041 Marburg</text:p>
          </table:table-cell>
          <table:table-cell office:value-type="string">
            <text:p>Halle 13, Stand F32</text:p>
          </table:table-cell>
        </table:table-row>
        <table:table-row table:style-name="ro1">
          <table:table-cell office:value-type="string">
            <text:p>Philipps-Universität Marburg</text:p>
          </table:table-cell>
          <table:table-cell office:value-type="string">
            <text:p>D-35037 Marburg</text:p>
          </table:table-cell>
          <table:table-cell office:value-type="string">
            <text:p>Halle 2, Stand C45</text:p>
          </table:table-cell>
        </table:table-row>
        <table:table-row table:style-name="ro1">
          <table:table-cell office:value-type="string">
            <text:p>PHOENIX CONTACT</text:p>
          </table:table-cell>
          <table:table-cell office:value-type="string">
            <text:p>D-32825 Blomberg</text:p>
          </table:table-cell>
          <table:table-cell office:value-type="string">
            <text:p>Halle 7, Stand A46</text:p>
          </table:table-cell>
        </table:table-row>
        <table:table-row table:style-name="ro1">
          <table:table-cell office:value-type="string">
            <text:p>PHOENIX CONTACT</text:p>
          </table:table-cell>
          <table:table-cell office:value-type="string">
            <text:p>D-32825 Blomberg</text:p>
          </table:table-cell>
          <table:table-cell office:value-type="string">
            <text:p>Halle 9, Stand G40</text:p>
          </table:table-cell>
        </table:table-row>
        <table:table-row table:style-name="ro1">
          <table:table-cell office:value-type="string">
            <text:p>PHOENIX CONTACT</text:p>
          </table:table-cell>
          <table:table-cell office:value-type="string">
            <text:p>D-32825 Blomberg</text:p>
          </table:table-cell>
          <table:table-cell office:value-type="string">
            <text:p>Halle 11, Stand A22</text:p>
          </table:table-cell>
        </table:table-row>
        <table:table-row table:style-name="ro1">
          <table:table-cell office:value-type="string">
            <text:p>PHOENIX CONTACT</text:p>
          </table:table-cell>
          <table:table-cell office:value-type="string">
            <text:p>D-32825 Blomberg</text:p>
          </table:table-cell>
          <table:table-cell office:value-type="string">
            <text:p>Halle 11, Stand A41</text:p>
          </table:table-cell>
        </table:table-row>
        <table:table-row table:style-name="ro1">
          <table:table-cell office:value-type="string">
            <text:p>PHOENIX CONTACT</text:p>
          </table:table-cell>
          <table:table-cell office:value-type="string">
            <text:p>D-32825 Blomberg</text:p>
          </table:table-cell>
          <table:table-cell office:value-type="string">
            <text:p>Halle 11, Stand A61</text:p>
          </table:table-cell>
        </table:table-row>
        <table:table-row table:style-name="ro1">
          <table:table-cell office:value-type="string">
            <text:p>PHOENIX CONTACT</text:p>
          </table:table-cell>
          <table:table-cell office:value-type="string">
            <text:p>D-32825 Blomberg</text:p>
          </table:table-cell>
          <table:table-cell office:value-type="string">
            <text:p>Halle 11, Stand B28</text:p>
          </table:table-cell>
        </table:table-row>
        <table:table-row table:style-name="ro1">
          <table:table-cell office:value-type="string">
            <text:p>PHOENIX CONTACT</text:p>
          </table:table-cell>
          <table:table-cell office:value-type="string">
            <text:p>D-32825 Blomberg</text:p>
          </table:table-cell>
          <table:table-cell office:value-type="string">
            <text:p>Halle 17, Stand D10</text:p>
          </table:table-cell>
        </table:table-row>
        <table:table-row table:style-name="ro1">
          <table:table-cell office:value-type="string">
            <text:p>PHOENIX CONTACT</text:p>
          </table:table-cell>
          <table:table-cell office:value-type="string">
            <text:p>D-32825 Blomberg</text:p>
          </table:table-cell>
          <table:table-cell office:value-type="string">
            <text:p>Halle 17, Stand D30</text:p>
          </table:table-cell>
        </table:table-row>
        <table:table-row table:style-name="ro1">
          <table:table-cell office:value-type="string">
            <text:p>PHOENIX CONTACT *Hauptstand*</text:p>
          </table:table-cell>
          <table:table-cell office:value-type="string">
            <text:p>D-32825 Blomberg</text:p>
          </table:table-cell>
          <table:table-cell office:value-type="string">
            <text:p>Halle 9, Stand F40</text:p>
          </table:table-cell>
        </table:table-row>
        <table:table-row table:style-name="ro1">
          <table:table-cell office:value-type="string">
            <text:p>PHOENIX TESTLAB</text:p>
          </table:table-cell>
          <table:table-cell office:value-type="string">
            <text:p>D-32825 Blomberg</text:p>
          </table:table-cell>
          <table:table-cell office:value-type="string">
            <text:p>Halle 7, Stand B46</text:p>
          </table:table-cell>
        </table:table-row>
        <table:table-row table:style-name="ro1">
          <table:table-cell office:value-type="string">
            <text:p>Physik Instrumente</text:p>
          </table:table-cell>
          <table:table-cell office:value-type="string">
            <text:p>D-76228 Karlsruhe</text:p>
          </table:table-cell>
          <table:table-cell office:value-type="string">
            <text:p>Halle 15, Stand H59</text:p>
          </table:table-cell>
        </table:table-row>
        <table:table-row table:style-name="ro1">
          <table:table-cell office:value-type="string">
            <text:p>PI Ceramic</text:p>
          </table:table-cell>
          <table:table-cell office:value-type="string">
            <text:p>D-07589 Lederhose</text:p>
          </table:table-cell>
          <table:table-cell office:value-type="string">
            <text:p>Halle 15, Stand H59</text:p>
          </table:table-cell>
        </table:table-row>
        <table:table-row table:style-name="ro1">
          <table:table-cell office:value-type="string">
            <text:p>PIAB Vakuum</text:p>
          </table:table-cell>
          <table:table-cell office:value-type="string">
            <text:p>D-61169 Friedberg</text:p>
          </table:table-cell>
          <table:table-cell office:value-type="string">
            <text:p>Halle 17, Stand B50</text:p>
          </table:table-cell>
        </table:table-row>
        <table:table-row table:style-name="ro1">
          <table:table-cell office:value-type="string">
            <text:p>Pickhan Umformtechnik</text:p>
          </table:table-cell>
          <table:table-cell office:value-type="string">
            <text:p>D-57078 Siegen</text:p>
          </table:table-cell>
          <table:table-cell office:value-type="string">
            <text:p>Halle 4, Stand C34</text:p>
          </table:table-cell>
        </table:table-row>
        <table:table-row table:style-name="ro1">
          <table:table-cell office:value-type="string">
            <text:p>pi-consult</text:p>
          </table:table-cell>
          <table:table-cell office:value-type="string">
            <text:p>D-76131 Karlsruhe</text:p>
          </table:table-cell>
          <table:table-cell office:value-type="string">
            <text:p>Halle 16, Stand D10</text:p>
          </table:table-cell>
        </table:table-row>
        <table:table-row table:style-name="ro1">
          <table:table-cell office:value-type="string">
            <text:p>PIENING</text:p>
          </table:table-cell>
          <table:table-cell office:value-type="string">
            <text:p>D-33689 Bielefeld</text:p>
          </table:table-cell>
          <table:table-cell office:value-type="string">
            <text:p>Halle 17, Stand D70</text:p>
          </table:table-cell>
        </table:table-row>
        <table:table-row table:style-name="ro1">
          <table:table-cell office:value-type="string">
            <text:p>piezosystem jena</text:p>
          </table:table-cell>
          <table:table-cell office:value-type="string">
            <text:p>D-07745 Jena</text:p>
          </table:table-cell>
          <table:table-cell office:value-type="string">
            <text:p>Halle 14, Stand J51</text:p>
          </table:table-cell>
        </table:table-row>
        <table:table-row table:style-name="ro1">
          <table:table-cell office:value-type="string">
            <text:p>PII Pipetronix</text:p>
          </table:table-cell>
          <table:table-cell office:value-type="string">
            <text:p>D-76297 Stutensee</text:p>
          </table:table-cell>
          <table:table-cell office:value-type="string">
            <text:p>Halle 6, Stand B18</text:p>
          </table:table-cell>
        </table:table-row>
        <table:table-row table:style-name="ro1">
          <table:table-cell office:value-type="string">
            <text:p>PiL Sensoren</text:p>
          </table:table-cell>
          <table:table-cell office:value-type="string">
            <text:p>D-63526 Erlensee</text:p>
          </table:table-cell>
          <table:table-cell office:value-type="string">
            <text:p>Halle 8, Stand E37</text:p>
          </table:table-cell>
        </table:table-row>
        <table:table-row table:style-name="ro1">
          <table:table-cell office:value-type="string">
            <text:p>Pilz</text:p>
          </table:table-cell>
          <table:table-cell office:value-type="string">
            <text:p>D-73760 Ostfildern</text:p>
          </table:table-cell>
          <table:table-cell office:value-type="string">
            <text:p>Halle 11, Stand A10</text:p>
          </table:table-cell>
        </table:table-row>
        <table:table-row table:style-name="ro1">
          <table:table-cell office:value-type="string">
            <text:p>PiSA Sales</text:p>
          </table:table-cell>
          <table:table-cell office:value-type="string">
            <text:p>D-14169 Berlin</text:p>
          </table:table-cell>
          <table:table-cell office:value-type="string">
            <text:p>Halle 16, Stand C16</text:p>
          </table:table-cell>
        </table:table-row>
        <table:table-row table:style-name="ro1">
          <table:table-cell office:value-type="string">
            <text:p>PIT</text:p>
          </table:table-cell>
          <table:table-cell office:value-type="string">
            <text:p>D-76297 Stutensee</text:p>
          </table:table-cell>
          <table:table-cell office:value-type="string">
            <text:p>Halle 6, Stand B33</text:p>
          </table:table-cell>
        </table:table-row>
        <table:table-row table:style-name="ro1">
          <table:table-cell office:value-type="string">
            <text:p>pit-cup</text:p>
          </table:table-cell>
          <table:table-cell office:value-type="string">
            <text:p>D-69115 Heidelberg</text:p>
          </table:table-cell>
          <table:table-cell office:value-type="string">
            <text:p>Halle 16, Stand F05</text:p>
          </table:table-cell>
        </table:table-row>
        <table:table-row table:style-name="ro1">
          <table:table-cell office:value-type="string">
            <text:p>PLAN OPTIK</text:p>
          </table:table-cell>
          <table:table-cell office:value-type="string">
            <text:p>D-56479 Elsoff</text:p>
          </table:table-cell>
          <table:table-cell office:value-type="string">
            <text:p>Halle 15, Stand H55</text:p>
          </table:table-cell>
        </table:table-row>
        <table:table-row table:style-name="ro1">
          <table:table-cell office:value-type="string">
            <text:p>Planet</text:p>
          </table:table-cell>
          <table:table-cell office:value-type="string">
            <text:p>D-44357 Dortmund</text:p>
          </table:table-cell>
          <table:table-cell office:value-type="string">
            <text:p>Halle 16, Stand C16</text:p>
          </table:table-cell>
        </table:table-row>
        <table:table-row table:style-name="ro1">
          <table:table-cell office:value-type="string">
            <text:p>PLANWARE Beratung &amp; Software</text:p>
          </table:table-cell>
          <table:table-cell office:value-type="string">
            <text:p>D-80339 München</text:p>
          </table:table-cell>
          <table:table-cell office:value-type="string">
            <text:p>Halle 16, Stand C16</text:p>
          </table:table-cell>
        </table:table-row>
        <table:table-row table:style-name="ro1">
          <table:table-cell office:value-type="string">
            <text:p>PlasmaChem</text:p>
          </table:table-cell>
          <table:table-cell office:value-type="string">
            <text:p>D-12489 Berlin</text:p>
          </table:table-cell>
          <table:table-cell office:value-type="string">
            <text:p>Halle 15, Stand D36</text:p>
          </table:table-cell>
        </table:table-row>
        <table:table-row table:style-name="ro1">
          <table:table-cell office:value-type="string">
            <text:p>Platzmann, Rudolf</text:p>
          </table:table-cell>
          <table:table-cell office:value-type="string">
            <text:p>D-58119 Hagen</text:p>
          </table:table-cell>
          <table:table-cell office:value-type="string">
            <text:p>Halle 4, Stand H03</text:p>
          </table:table-cell>
        </table:table-row>
        <table:table-row table:style-name="ro1">
          <table:table-cell office:value-type="string">
            <text:p>PLEVA</text:p>
          </table:table-cell>
          <table:table-cell office:value-type="string">
            <text:p>D-72186 Empfingen</text:p>
          </table:table-cell>
          <table:table-cell office:value-type="string">
            <text:p>Halle 7, Stand B13</text:p>
          </table:table-cell>
        </table:table-row>
        <table:table-row table:style-name="ro1">
          <table:table-cell office:value-type="string">
            <text:p>plmteam</text:p>
          </table:table-cell>
          <table:table-cell office:value-type="string">
            <text:p>D-44799 Bochum</text:p>
          </table:table-cell>
          <table:table-cell office:value-type="string">
            <text:p>Halle 16, Stand F05</text:p>
          </table:table-cell>
        </table:table-row>
        <table:table-row table:style-name="ro1">
          <table:table-cell office:value-type="string">
            <text:p>PMA Prozeß- und Maschinen-Automation</text:p>
          </table:table-cell>
          <table:table-cell office:value-type="string">
            <text:p>D-34123 Kassel</text:p>
          </table:table-cell>
          <table:table-cell office:value-type="string">
            <text:p>Halle 9, Stand F27</text:p>
          </table:table-cell>
        </table:table-row>
        <table:table-row table:style-name="ro1">
          <table:table-cell office:value-type="string">
            <text:p>PMK</text:p>
          </table:table-cell>
          <table:table-cell office:value-type="string">
            <text:p>D-63150 Heusenstamm</text:p>
          </table:table-cell>
          <table:table-cell office:value-type="string">
            <text:p>Halle 12, Stand G07</text:p>
          </table:table-cell>
        </table:table-row>
        <table:table-row table:style-name="ro1">
          <table:table-cell office:value-type="string">
            <text:p>PMS Compelec</text:p>
          </table:table-cell>
          <table:table-cell office:value-type="string">
            <text:p>D-66787 Wadgassen</text:p>
          </table:table-cell>
          <table:table-cell office:value-type="string">
            <text:p>Halle 3, Stand D56</text:p>
          </table:table-cell>
        </table:table-row>
        <table:table-row table:style-name="ro1">
          <table:table-cell office:value-type="string">
            <text:p>PMS W. Pulverich</text:p>
          </table:table-cell>
          <table:table-cell office:value-type="string">
            <text:p>D-35708 Haiger</text:p>
          </table:table-cell>
          <table:table-cell office:value-type="string">
            <text:p>Halle 4, Stand A53/1</text:p>
          </table:table-cell>
        </table:table-row>
        <table:table-row table:style-name="ro1">
          <table:table-cell office:value-type="string">
            <text:p>PNY Technologies</text:p>
          </table:table-cell>
          <table:table-cell office:value-type="string">
            <text:p>D-40474 Düsseldorf</text:p>
          </table:table-cell>
          <table:table-cell office:value-type="string">
            <text:p>Halle 15, Stand A22</text:p>
          </table:table-cell>
        </table:table-row>
        <table:table-row table:style-name="ro1">
          <table:table-cell office:value-type="string">
            <text:p>PÖPPELMANN</text:p>
          </table:table-cell>
          <table:table-cell office:value-type="string">
            <text:p>D-49393 Lohne</text:p>
          </table:table-cell>
          <table:table-cell office:value-type="string">
            <text:p>Halle 5, Stand F16</text:p>
          </table:table-cell>
        </table:table-row>
        <table:table-row table:style-name="ro1">
          <table:table-cell office:value-type="string">
            <text:p>Polyform Schaumstofftechnik</text:p>
          </table:table-cell>
          <table:table-cell office:value-type="string">
            <text:p>D-31737 Rinteln</text:p>
          </table:table-cell>
          <table:table-cell office:value-type="string">
            <text:p>Halle 5, Stand A43</text:p>
          </table:table-cell>
        </table:table-row>
        <table:table-row table:style-name="ro1">
          <table:table-cell office:value-type="string">
            <text:p>PolyIC</text:p>
          </table:table-cell>
          <table:table-cell office:value-type="string">
            <text:p>D-91052 Erlangen</text:p>
          </table:table-cell>
          <table:table-cell office:value-type="string">
            <text:p>Halle 2, Stand C30</text:p>
          </table:table-cell>
        </table:table-row>
        <table:table-row table:style-name="ro1">
          <table:table-cell office:value-type="string">
            <text:p>Poppe</text:p>
          </table:table-cell>
          <table:table-cell office:value-type="string">
            <text:p>D-35392 Gießen</text:p>
          </table:table-cell>
          <table:table-cell office:value-type="string">
            <text:p>Halle 5, Stand D03</text:p>
          </table:table-cell>
        </table:table-row>
        <table:table-row table:style-name="ro1">
          <table:table-cell office:value-type="string">
            <text:p>port</text:p>
          </table:table-cell>
          <table:table-cell office:value-type="string">
            <text:p>D-06132 Halle/Saale</text:p>
          </table:table-cell>
          <table:table-cell office:value-type="string">
            <text:p>Halle 11, Stand B66</text:p>
          </table:table-cell>
        </table:table-row>
        <table:table-row table:style-name="ro1">
          <table:table-cell office:value-type="string">
            <text:p>Portolan</text:p>
          </table:table-cell>
          <table:table-cell office:value-type="string">
            <text:p>D-74360 Ilsfeld</text:p>
          </table:table-cell>
          <table:table-cell office:value-type="string">
            <text:p>Halle 16, Stand C32/3</text:p>
          </table:table-cell>
        </table:table-row>
        <table:table-row table:style-name="ro1">
          <table:table-cell office:value-type="string">
            <text:p>Porzellanfabrik Hermsdorf</text:p>
          </table:table-cell>
          <table:table-cell office:value-type="string">
            <text:p>D-07629 Hermsdorf</text:p>
          </table:table-cell>
          <table:table-cell office:value-type="string">
            <text:p>Halle 5, Stand E34</text:p>
          </table:table-cell>
        </table:table-row>
        <table:table-row table:style-name="ro1">
          <table:table-cell office:value-type="string">
            <text:p>Power Diagnostix Systems</text:p>
          </table:table-cell>
          <table:table-cell office:value-type="string">
            <text:p>D-52074 Aachen</text:p>
          </table:table-cell>
          <table:table-cell office:value-type="string">
            <text:p>Halle 12, Stand C11</text:p>
          </table:table-cell>
        </table:table-row>
        <table:table-row table:style-name="ro1">
          <table:table-cell office:value-type="string">
            <text:p>Power Measurement Europe</text:p>
          </table:table-cell>
          <table:table-cell office:value-type="string">
            <text:p>D-91320 Ebermannstadt</text:p>
          </table:table-cell>
          <table:table-cell office:value-type="string">
            <text:p>Halle 13, Stand B25</text:p>
          </table:table-cell>
        </table:table-row>
        <table:table-row table:style-name="ro1">
          <table:table-cell office:value-type="string">
            <text:p>PRÄTEC</text:p>
          </table:table-cell>
          <table:table-cell office:value-type="string">
            <text:p>D-09116 Chemnitz</text:p>
          </table:table-cell>
          <table:table-cell office:value-type="string">
            <text:p>Halle 4, Stand G34</text:p>
          </table:table-cell>
        </table:table-row>
        <table:table-row table:style-name="ro1">
          <table:table-cell office:value-type="string">
            <text:p>Präzisionsgalvanik Wolfen</text:p>
          </table:table-cell>
          <table:table-cell office:value-type="string">
            <text:p>D-06766 Wolfen</text:p>
          </table:table-cell>
          <table:table-cell office:value-type="string">
            <text:p>Halle 4, Stand F34</text:p>
          </table:table-cell>
        </table:table-row>
        <table:table-row table:style-name="ro1">
          <table:table-cell office:value-type="string">
            <text:p>Präzisionsteile Franz Schulz</text:p>
          </table:table-cell>
          <table:table-cell office:value-type="string">
            <text:p>D-74626 Bretzfeld</text:p>
          </table:table-cell>
          <table:table-cell office:value-type="string">
            <text:p>Halle 4, Stand E34</text:p>
          </table:table-cell>
        </table:table-row>
        <table:table-row table:style-name="ro1">
          <table:table-cell office:value-type="string">
            <text:p>Präzisionsteilefertigung Steffen</text:p>
          </table:table-cell>
          <table:table-cell office:value-type="string">
            <text:p>D-09366 Stollberg</text:p>
          </table:table-cell>
          <table:table-cell office:value-type="string">
            <text:p>Halle 4, Stand F24, (11)</text:p>
          </table:table-cell>
        </table:table-row>
        <table:table-row table:style-name="ro1">
          <table:table-cell office:value-type="string">
            <text:p>PREFAG Carl Rivoir</text:p>
          </table:table-cell>
          <table:table-cell office:value-type="string">
            <text:p>D-75045 Walzbachtal</text:p>
          </table:table-cell>
          <table:table-cell office:value-type="string">
            <text:p>Halle 14, Stand H05</text:p>
          </table:table-cell>
        </table:table-row>
        <table:table-row table:style-name="ro1">
          <table:table-cell office:value-type="string">
            <text:p>Preising</text:p>
          </table:table-cell>
          <table:table-cell office:value-type="string">
            <text:p>D-51688 Wipperfürth</text:p>
          </table:table-cell>
          <table:table-cell office:value-type="string">
            <text:p>Halle 12, Stand G26</text:p>
          </table:table-cell>
        </table:table-row>
        <table:table-row table:style-name="ro1">
          <table:table-cell office:value-type="string">
            <text:p>Premosys</text:p>
          </table:table-cell>
          <table:table-cell office:value-type="string">
            <text:p>D-54578 Wiesbaum</text:p>
          </table:table-cell>
          <table:table-cell office:value-type="string">
            <text:p>Halle 8, Stand G10</text:p>
          </table:table-cell>
        </table:table-row>
        <table:table-row table:style-name="ro1">
          <table:table-cell office:value-type="string">
            <text:p>Pressmaster</text:p>
          </table:table-cell>
          <table:table-cell office:value-type="string">
            <text:p>D-41748 Viersen</text:p>
          </table:table-cell>
          <table:table-cell office:value-type="string">
            <text:p>Halle 12, Stand E15</text:p>
          </table:table-cell>
        </table:table-row>
        <table:table-row table:style-name="ro1">
          <table:table-cell office:value-type="string">
            <text:p>Presstrade Pressenhandel</text:p>
          </table:table-cell>
          <table:table-cell office:value-type="string">
            <text:p>D-77694 Kehl</text:p>
          </table:table-cell>
          <table:table-cell office:value-type="string">
            <text:p>Halle 4, Stand E42</text:p>
          </table:table-cell>
        </table:table-row>
        <table:table-row table:style-name="ro1">
          <table:table-cell office:value-type="string">
            <text:p>Prettl MKRT</text:p>
          </table:table-cell>
          <table:table-cell office:value-type="string">
            <text:p>D-73249 Wernau</text:p>
          </table:table-cell>
          <table:table-cell office:value-type="string">
            <text:p>Halle 4, Stand E24</text:p>
          </table:table-cell>
        </table:table-row>
        <table:table-row table:style-name="ro1">
          <table:table-cell office:value-type="string">
            <text:p>Preuss Metallverarbeitung</text:p>
          </table:table-cell>
          <table:table-cell office:value-type="string">
            <text:p>D-06928 Linda</text:p>
          </table:table-cell>
          <table:table-cell office:value-type="string">
            <text:p>Halle 4, Stand F34</text:p>
          </table:table-cell>
        </table:table-row>
        <table:table-row table:style-name="ro1">
          <table:table-cell office:value-type="string">
            <text:p>Price WaterhouseCoopers</text:p>
          </table:table-cell>
          <table:table-cell office:value-type="string">
            <text:p>D-33602 Bielefeld</text:p>
          </table:table-cell>
          <table:table-cell office:value-type="string">
            <text:p>Halle 17, Stand D70</text:p>
          </table:table-cell>
        </table:table-row>
        <table:table-row table:style-name="ro1">
          <table:table-cell office:value-type="string">
            <text:p>PricewaterhouseCoopers</text:p>
          </table:table-cell>
          <table:table-cell office:value-type="string">
            <text:p>D-60439 Frankfurt am <text:s/>Main</text:p>
          </table:table-cell>
          <table:table-cell office:value-type="string">
            <text:p>Halle 6, Stand C44</text:p>
          </table:table-cell>
        </table:table-row>
        <table:table-row table:style-name="ro1">
          <table:table-cell office:value-type="string">
            <text:p>PRIVATE FACHHOCHSCHULE GÖTTINGEN</text:p>
          </table:table-cell>
          <table:table-cell office:value-type="string">
            <text:p>D-37073 Göttingen</text:p>
          </table:table-cell>
          <table:table-cell office:value-type="string">
            <text:p>Halle 2, Stand A10</text:p>
          </table:table-cell>
        </table:table-row>
        <table:table-row table:style-name="ro1">
          <table:table-cell office:value-type="string">
            <text:p>PRO Active</text:p>
          </table:table-cell>
          <table:table-cell office:value-type="string">
            <text:p>D-33699 Bielefeld</text:p>
          </table:table-cell>
          <table:table-cell office:value-type="string">
            <text:p>Halle 16, Stand A22</text:p>
          </table:table-cell>
        </table:table-row>
        <table:table-row table:style-name="ro1">
          <table:table-cell office:value-type="string">
            <text:p>Pro Ion</text:p>
          </table:table-cell>
          <table:table-cell office:value-type="string">
            <text:p>D-88273 Fronreute-Blitzenreute</text:p>
          </table:table-cell>
          <table:table-cell office:value-type="string">
            <text:p>Halle 4, Stand E24</text:p>
          </table:table-cell>
        </table:table-row>
        <table:table-row table:style-name="ro1">
          <table:table-cell office:value-type="string">
            <text:p>PROCIM Systemtechnik</text:p>
          </table:table-cell>
          <table:table-cell office:value-type="string">
            <text:p>D-08144 Stenn</text:p>
          </table:table-cell>
          <table:table-cell office:value-type="string">
            <text:p>Halle 15, Stand A06</text:p>
          </table:table-cell>
        </table:table-row>
        <table:table-row table:style-name="ro1">
          <table:table-cell office:value-type="string">
            <text:p>Proenergy Contracting</text:p>
          </table:table-cell>
          <table:table-cell office:value-type="string">
            <text:p>D-44795 Bochum</text:p>
          </table:table-cell>
          <table:table-cell office:value-type="string">
            <text:p>Halle 13, Stand C38</text:p>
          </table:table-cell>
        </table:table-row>
        <table:table-row table:style-name="ro1">
          <table:table-cell office:value-type="string">
            <text:p>PRÖPSTER</text:p>
          </table:table-cell>
          <table:table-cell office:value-type="string">
            <text:p>D-92318 Neumarkt</text:p>
          </table:table-cell>
          <table:table-cell office:value-type="string">
            <text:p>Halle 12, Stand C50</text:p>
          </table:table-cell>
        </table:table-row>
        <table:table-row table:style-name="ro1">
          <table:table-cell office:value-type="string">
            <text:p>Pro-face Deutschland</text:p>
          </table:table-cell>
          <table:table-cell office:value-type="string">
            <text:p>D-42719 Solingen</text:p>
          </table:table-cell>
          <table:table-cell office:value-type="string">
            <text:p>Halle 9, Stand H17</text:p>
          </table:table-cell>
        </table:table-row>
        <table:table-row table:style-name="ro1">
          <table:table-cell office:value-type="string">
            <text:p>PROFIBUS Nutzerorganisation</text:p>
          </table:table-cell>
          <table:table-cell office:value-type="string">
            <text:p>D-76131 Karlsruhe</text:p>
          </table:table-cell>
          <table:table-cell office:value-type="string">
            <text:p>Halle 11, Stand A41</text:p>
          </table:table-cell>
        </table:table-row>
        <table:table-row table:style-name="ro1">
          <table:table-cell office:value-type="string">
            <text:p>profichip</text:p>
          </table:table-cell>
          <table:table-cell office:value-type="string">
            <text:p>D-91074 Herzogenaurach</text:p>
          </table:table-cell>
          <table:table-cell office:value-type="string">
            <text:p>Halle 9, Stand C40</text:p>
          </table:table-cell>
        </table:table-row>
        <table:table-row table:style-name="ro1">
          <table:table-cell office:value-type="string">
            <text:p>PROFIL Verbindungstechnik</text:p>
          </table:table-cell>
          <table:table-cell office:value-type="string">
            <text:p>D-61381 Friedrichsdorf</text:p>
          </table:table-cell>
          <table:table-cell office:value-type="string">
            <text:p>Halle 17, Stand D05</text:p>
          </table:table-cell>
        </table:table-row>
        <table:table-row table:style-name="ro1">
          <table:table-cell office:value-type="string">
            <text:p>PROFILMETALL</text:p>
          </table:table-cell>
          <table:table-cell office:value-type="string">
            <text:p>D-72145 Hirrlingen</text:p>
          </table:table-cell>
          <table:table-cell office:value-type="string">
            <text:p>Halle 4, Stand E24</text:p>
          </table:table-cell>
        </table:table-row>
        <table:table-row table:style-name="ro1">
          <table:table-cell office:value-type="string">
            <text:p>Profimatics</text:p>
          </table:table-cell>
          <table:table-cell office:value-type="string">
            <text:p>D-25355 Barmstedt</text:p>
          </table:table-cell>
          <table:table-cell office:value-type="string">
            <text:p>Halle 9, Stand F13</text:p>
          </table:table-cell>
        </table:table-row>
        <table:table-row table:style-name="ro1">
          <table:table-cell office:value-type="string">
            <text:p>Projektron</text:p>
          </table:table-cell>
          <table:table-cell office:value-type="string">
            <text:p>D-10961 Berlin</text:p>
          </table:table-cell>
          <table:table-cell office:value-type="string">
            <text:p>Halle 16, Stand C04/1</text:p>
          </table:table-cell>
        </table:table-row>
        <table:table-row table:style-name="ro1">
          <table:table-cell office:value-type="string">
            <text:p>Projektzentrum Automotive</text:p>
          </table:table-cell>
          <table:table-cell office:value-type="string">
            <text:p>D-30419 Hannover</text:p>
          </table:table-cell>
          <table:table-cell office:value-type="string">
            <text:p>Halle 14, Stand H36</text:p>
          </table:table-cell>
        </table:table-row>
        <table:table-row table:style-name="ro1">
          <table:table-cell office:value-type="string">
            <text:p>Promat</text:p>
          </table:table-cell>
          <table:table-cell office:value-type="string">
            <text:p>D-40878 Ratingen</text:p>
          </table:table-cell>
          <table:table-cell office:value-type="string">
            <text:p>Halle 5, Stand E25</text:p>
          </table:table-cell>
        </table:table-row>
        <table:table-row table:style-name="ro1">
          <table:table-cell office:value-type="string">
            <text:p>promeos</text:p>
          </table:table-cell>
          <table:table-cell office:value-type="string">
            <text:p>D-91058 Erlangen</text:p>
          </table:table-cell>
          <table:table-cell office:value-type="string">
            <text:p>Halle 2, Stand A54</text:p>
          </table:table-cell>
        </table:table-row>
        <table:table-row table:style-name="ro1">
          <table:table-cell office:value-type="string">
            <text:p>promeos</text:p>
          </table:table-cell>
          <table:table-cell office:value-type="string">
            <text:p>D-91058 Erlangen</text:p>
          </table:table-cell>
          <table:table-cell office:value-type="string">
            <text:p>Halle 13, Stand E60</text:p>
          </table:table-cell>
        </table:table-row>
        <table:table-row table:style-name="ro1">
          <table:table-cell office:value-type="string">
            <text:p>pro-micron</text:p>
          </table:table-cell>
          <table:table-cell office:value-type="string">
            <text:p>D-87600 Kaufbeuren</text:p>
          </table:table-cell>
          <table:table-cell office:value-type="string">
            <text:p>Halle 2, Stand A54</text:p>
          </table:table-cell>
        </table:table-row>
        <table:table-row table:style-name="ro1">
          <table:table-cell office:value-type="string">
            <text:p>Prosun Neue Energien</text:p>
          </table:table-cell>
          <table:table-cell office:value-type="string">
            <text:p>D-27798 Hude</text:p>
          </table:table-cell>
          <table:table-cell office:value-type="string">
            <text:p>Halle 13, Stand E52</text:p>
          </table:table-cell>
        </table:table-row>
        <table:table-row table:style-name="ro1">
          <table:table-cell office:value-type="string">
            <text:p>PROTEC. THE CAP COMPANY</text:p>
          </table:table-cell>
          <table:table-cell office:value-type="string">
            <text:p>D-22113 Oststeinbek</text:p>
          </table:table-cell>
          <table:table-cell office:value-type="string">
            <text:p>Halle 5, Stand D34</text:p>
          </table:table-cell>
        </table:table-row>
        <table:table-row table:style-name="ro1">
          <table:table-cell office:value-type="string">
            <text:p>PROTON MOTOR FUEL CELL</text:p>
          </table:table-cell>
          <table:table-cell office:value-type="string">
            <text:p>D-82319 Starnberg</text:p>
          </table:table-cell>
          <table:table-cell office:value-type="string">
            <text:p>Halle 13, Stand F68/1</text:p>
          </table:table-cell>
        </table:table-row>
        <table:table-row table:style-name="ro1">
          <table:table-cell office:value-type="string">
            <text:p>Protron Mikrotechnik</text:p>
          </table:table-cell>
          <table:table-cell office:value-type="string">
            <text:p>D-28359 Bremen</text:p>
          </table:table-cell>
          <table:table-cell office:value-type="string">
            <text:p>Halle 15, Stand D36</text:p>
          </table:table-cell>
        </table:table-row>
        <table:table-row table:style-name="ro1">
          <table:table-cell office:value-type="string">
            <text:p>PROVERTHA</text:p>
          </table:table-cell>
          <table:table-cell office:value-type="string">
            <text:p>D-75180 Pforzheim</text:p>
          </table:table-cell>
          <table:table-cell office:value-type="string">
            <text:p>Halle 12, Stand B84</text:p>
          </table:table-cell>
        </table:table-row>
        <table:table-row table:style-name="ro1">
          <table:table-cell office:value-type="string">
            <text:p>Proxitron</text:p>
          </table:table-cell>
          <table:table-cell office:value-type="string">
            <text:p>D-25335 Elmshorn</text:p>
          </table:table-cell>
          <table:table-cell office:value-type="string">
            <text:p>Halle 8, Stand G08</text:p>
          </table:table-cell>
        </table:table-row>
        <table:table-row table:style-name="ro1">
          <table:table-cell office:value-type="string">
            <text:p>PRÜFTECHNIK Dieter Busch</text:p>
          </table:table-cell>
          <table:table-cell office:value-type="string">
            <text:p>D-85737 Ismaning</text:p>
          </table:table-cell>
          <table:table-cell office:value-type="string">
            <text:p>Halle 7, Stand C40</text:p>
          </table:table-cell>
        </table:table-row>
        <table:table-row table:style-name="ro1">
          <table:table-cell office:value-type="string">
            <text:p>PRYSMIAN</text:p>
          </table:table-cell>
          <table:table-cell office:value-type="string">
            <text:p>D-13599 Berlin</text:p>
          </table:table-cell>
          <table:table-cell office:value-type="string">
            <text:p>Halle 12, Stand E06</text:p>
          </table:table-cell>
        </table:table-row>
        <table:table-row table:style-name="ro1">
          <table:table-cell office:value-type="string">
            <text:p>PSI</text:p>
          </table:table-cell>
          <table:table-cell office:value-type="string">
            <text:p>D-63741 Aschaffenburg</text:p>
          </table:table-cell>
          <table:table-cell office:value-type="string">
            <text:p>Halle 13, Stand B24</text:p>
          </table:table-cell>
        </table:table-row>
        <table:table-row table:style-name="ro1">
          <table:table-cell office:value-type="string">
            <text:p>PSI</text:p>
          </table:table-cell>
          <table:table-cell office:value-type="string">
            <text:p>D-10178 Berlin</text:p>
          </table:table-cell>
          <table:table-cell office:value-type="string">
            <text:p>Halle 16, Stand B15</text:p>
          </table:table-cell>
        </table:table-row>
        <table:table-row table:style-name="ro1">
          <table:table-cell office:value-type="string">
            <text:p>PSI Products</text:p>
          </table:table-cell>
          <table:table-cell office:value-type="string">
            <text:p>D-72116 Mössingen</text:p>
          </table:table-cell>
          <table:table-cell office:value-type="string">
            <text:p>Halle 6, Stand D04</text:p>
          </table:table-cell>
        </table:table-row>
        <table:table-row table:style-name="ro1">
          <table:table-cell office:value-type="string">
            <text:p>PSP Systemhaus</text:p>
          </table:table-cell>
          <table:table-cell office:value-type="string">
            <text:p>D-98553 Schleusingen</text:p>
          </table:table-cell>
          <table:table-cell office:value-type="string">
            <text:p>Halle 17, Stand E68</text:p>
          </table:table-cell>
        </table:table-row>
        <table:table-row table:style-name="ro1">
          <table:table-cell office:value-type="string">
            <text:p>publish-industry Verlag</text:p>
          </table:table-cell>
          <table:table-cell office:value-type="string">
            <text:p>D-80636 München</text:p>
          </table:table-cell>
          <table:table-cell office:value-type="string">
            <text:p>Halle 9, Stand H36</text:p>
          </table:table-cell>
        </table:table-row>
        <table:table-row table:style-name="ro1">
          <table:table-cell office:value-type="string">
            <text:p>Pulsotronic</text:p>
          </table:table-cell>
          <table:table-cell office:value-type="string">
            <text:p>D-09366 Niederdorf</text:p>
          </table:table-cell>
          <table:table-cell office:value-type="string">
            <text:p>Halle 8, Stand A28</text:p>
          </table:table-cell>
        </table:table-row>
        <table:table-row table:style-name="ro1">
          <table:table-cell office:value-type="string">
            <text:p>PURTEC Engineering</text:p>
          </table:table-cell>
          <table:table-cell office:value-type="string">
            <text:p>D-02699 Königswartha</text:p>
          </table:table-cell>
          <table:table-cell office:value-type="string">
            <text:p>Halle 15, Stand E23</text:p>
          </table:table-cell>
        </table:table-row>
        <table:table-row table:style-name="ro1">
          <table:table-cell office:value-type="string">
            <text:p>PVA TePla</text:p>
          </table:table-cell>
          <table:table-cell office:value-type="string">
            <text:p>D-85622 Feldkirchen</text:p>
          </table:table-cell>
          <table:table-cell office:value-type="string">
            <text:p>Halle 15, Stand D46</text:p>
          </table:table-cell>
        </table:table-row>
        <table:table-row table:style-name="ro1">
          <table:table-cell office:value-type="string">
            <text:p>PYTEC Thermochemische Anlagen</text:p>
          </table:table-cell>
          <table:table-cell office:value-type="string">
            <text:p>D-21037 Hamburg</text:p>
          </table:table-cell>
          <table:table-cell office:value-type="string">
            <text:p>Halle 13, Stand H55</text:p>
          </table:table-cell>
        </table:table-row>
        <table:table-row table:style-name="ro1">
          <table:table-cell office:value-type="string">
            <text:p>PZH Produktionstechnisches Zentrum</text:p>
          </table:table-cell>
          <table:table-cell office:value-type="string">
            <text:p>D-30823 Garbsen</text:p>
          </table:table-cell>
          <table:table-cell office:value-type="string">
            <text:p>Halle 14, Stand H36</text:p>
          </table:table-cell>
        </table:table-row>
        <table:table-row table:style-name="ro1">
          <table:table-cell office:value-type="string">
            <text:p>P21</text:p>
          </table:table-cell>
          <table:table-cell office:value-type="string">
            <text:p>D-85649 Brunnthal</text:p>
          </table:table-cell>
          <table:table-cell office:value-type="string">
            <text:p>Halle 13, Stand E78/2</text:p>
          </table:table-cell>
        </table:table-row>
        <table:table-row table:style-name="ro1">
          <table:table-cell office:value-type="string">
            <text:p>QUADRIGA Dichtung</text:p>
          </table:table-cell>
          <table:table-cell office:value-type="string">
            <text:p>D-22848 Norderstedt</text:p>
          </table:table-cell>
          <table:table-cell office:value-type="string">
            <text:p>Halle 4, Stand F22</text:p>
          </table:table-cell>
        </table:table-row>
        <table:table-row table:style-name="ro1">
          <table:table-cell office:value-type="string">
            <text:p>QuinTech</text:p>
          </table:table-cell>
          <table:table-cell office:value-type="string">
            <text:p>D-73035 Göppingen</text:p>
          </table:table-cell>
          <table:table-cell office:value-type="string">
            <text:p>Halle 13, Stand E77/3</text:p>
          </table:table-cell>
        </table:table-row>
        <table:table-row table:style-name="ro1">
          <table:table-cell office:value-type="string">
            <text:p>Rabe Lasertechnik</text:p>
          </table:table-cell>
          <table:table-cell office:value-type="string">
            <text:p>D-07922 Tanna</text:p>
          </table:table-cell>
          <table:table-cell office:value-type="string">
            <text:p>Halle 17, Stand E68</text:p>
          </table:table-cell>
        </table:table-row>
        <table:table-row table:style-name="ro1">
          <table:table-cell office:value-type="string">
            <text:p>Radolid Thiel</text:p>
          </table:table-cell>
          <table:table-cell office:value-type="string">
            <text:p>D-58509 Lüdenscheid</text:p>
          </table:table-cell>
          <table:table-cell office:value-type="string">
            <text:p>Halle 5, Stand D14</text:p>
          </table:table-cell>
        </table:table-row>
        <table:table-row table:style-name="ro1">
          <table:table-cell office:value-type="string">
            <text:p>Räuchle</text:p>
          </table:table-cell>
          <table:table-cell office:value-type="string">
            <text:p>D-89165 Dietenheim</text:p>
          </table:table-cell>
          <table:table-cell office:value-type="string">
            <text:p>Halle 4, Stand E42</text:p>
          </table:table-cell>
        </table:table-row>
        <table:table-row table:style-name="ro1">
          <table:table-cell office:value-type="string">
            <text:p>Rafi</text:p>
          </table:table-cell>
          <table:table-cell office:value-type="string">
            <text:p>D-88276 Berg</text:p>
          </table:table-cell>
          <table:table-cell office:value-type="string">
            <text:p>Halle 9, Stand F13</text:p>
          </table:table-cell>
        </table:table-row>
        <table:table-row table:style-name="ro1">
          <table:table-cell office:value-type="string">
            <text:p>RAMPF Holding</text:p>
          </table:table-cell>
          <table:table-cell office:value-type="string">
            <text:p>D-72661 Grafenberg</text:p>
          </table:table-cell>
          <table:table-cell office:value-type="string">
            <text:p>Halle 5, Stand E14</text:p>
          </table:table-cell>
        </table:table-row>
        <table:table-row table:style-name="ro1">
          <table:table-cell office:value-type="string">
            <text:p>Rasmussen</text:p>
          </table:table-cell>
          <table:table-cell office:value-type="string">
            <text:p>D-63477 Maintal</text:p>
          </table:table-cell>
          <table:table-cell office:value-type="string">
            <text:p>Halle 6, Stand D28/2</text:p>
          </table:table-cell>
        </table:table-row>
        <table:table-row table:style-name="ro1">
          <table:table-cell office:value-type="string">
            <text:p>Rauschert</text:p>
          </table:table-cell>
          <table:table-cell office:value-type="string">
            <text:p>D-96332 Pressig</text:p>
          </table:table-cell>
          <table:table-cell office:value-type="string">
            <text:p>Halle 5, Stand E34</text:p>
          </table:table-cell>
        </table:table-row>
        <table:table-row table:style-name="ro1">
          <table:table-cell office:value-type="string">
            <text:p>Raytek</text:p>
          </table:table-cell>
          <table:table-cell office:value-type="string">
            <text:p>D-13127 Berlin</text:p>
          </table:table-cell>
          <table:table-cell office:value-type="string">
            <text:p>Halle 8, Stand A34</text:p>
          </table:table-cell>
        </table:table-row>
        <table:table-row table:style-name="ro1">
          <table:table-cell office:value-type="string">
            <text:p>REALTECH</text:p>
          </table:table-cell>
          <table:table-cell office:value-type="string">
            <text:p>D-69190 Walldorf</text:p>
          </table:table-cell>
          <table:table-cell office:value-type="string">
            <text:p>Halle 16, Stand C16</text:p>
          </table:table-cell>
        </table:table-row>
        <table:table-row table:style-name="ro1">
          <table:table-cell office:value-type="string">
            <text:p>Reeb Stahl- u. Blechtechnik</text:p>
          </table:table-cell>
          <table:table-cell office:value-type="string">
            <text:p>D-75196 Remchingen</text:p>
          </table:table-cell>
          <table:table-cell office:value-type="string">
            <text:p>Halle 4, Stand E34</text:p>
          </table:table-cell>
        </table:table-row>
        <table:table-row table:style-name="ro1">
          <table:table-cell office:value-type="string">
            <text:p>Rees, Josef</text:p>
          </table:table-cell>
          <table:table-cell office:value-type="string">
            <text:p>D-78564 Wehingen</text:p>
          </table:table-cell>
          <table:table-cell office:value-type="string">
            <text:p>Halle 4, Stand F12, (1)</text:p>
          </table:table-cell>
        </table:table-row>
        <table:table-row table:style-name="ro1">
          <table:table-cell office:value-type="string">
            <text:p>REFA Bundesverband</text:p>
          </table:table-cell>
          <table:table-cell office:value-type="string">
            <text:p>D-64295 Darmstadt</text:p>
          </table:table-cell>
          <table:table-cell office:value-type="string">
            <text:p>Halle 2, Stand E49/1</text:p>
          </table:table-cell>
        </table:table-row>
        <table:table-row table:style-name="ro1">
          <table:table-cell office:value-type="string">
            <text:p>Regelmatic</text:p>
          </table:table-cell>
          <table:table-cell office:value-type="string">
            <text:p>D-63322 Rödermark</text:p>
          </table:table-cell>
          <table:table-cell office:value-type="string">
            <text:p>Halle 7, Stand E41</text:p>
          </table:table-cell>
        </table:table-row>
        <table:table-row table:style-name="ro1">
          <table:table-cell office:value-type="string">
            <text:p>Region Hannover</text:p>
          </table:table-cell>
          <table:table-cell office:value-type="string">
            <text:p>D-30159 Hannover</text:p>
          </table:table-cell>
          <table:table-cell office:value-type="string">
            <text:p>Halle 14, Stand H36</text:p>
          </table:table-cell>
        </table:table-row>
        <table:table-row table:style-name="ro1">
          <table:table-cell office:value-type="string">
            <text:p>REICHMANN FEINOPTIK</text:p>
          </table:table-cell>
          <table:table-cell office:value-type="string">
            <text:p>D-25576 Brokdorf</text:p>
          </table:table-cell>
          <table:table-cell office:value-type="string">
            <text:p>Halle 14, Stand J51/1</text:p>
          </table:table-cell>
        </table:table-row>
        <table:table-row table:style-name="ro1">
          <table:table-cell office:value-type="string">
            <text:p>REMA Borsdorf</text:p>
          </table:table-cell>
          <table:table-cell office:value-type="string">
            <text:p>D-04451 Borsdorf</text:p>
          </table:table-cell>
          <table:table-cell office:value-type="string">
            <text:p>Halle 12, Stand G26</text:p>
          </table:table-cell>
        </table:table-row>
        <table:table-row table:style-name="ro1">
          <table:table-cell office:value-type="string">
            <text:p>RENA</text:p>
          </table:table-cell>
          <table:table-cell office:value-type="string">
            <text:p>D-78148 Gütenbach</text:p>
          </table:table-cell>
          <table:table-cell office:value-type="string">
            <text:p>Halle 15, Stand D36</text:p>
          </table:table-cell>
        </table:table-row>
        <table:table-row table:style-name="ro1">
          <table:table-cell office:value-type="string">
            <text:p>REO ELEKTRONIK</text:p>
          </table:table-cell>
          <table:table-cell office:value-type="string">
            <text:p>D-42657 Solingen</text:p>
          </table:table-cell>
          <table:table-cell office:value-type="string">
            <text:p>Halle 11, Stand F47</text:p>
          </table:table-cell>
        </table:table-row>
        <table:table-row table:style-name="ro1">
          <table:table-cell office:value-type="string">
            <text:p>RETICOM Netzwerk Mittelstand</text:p>
          </table:table-cell>
          <table:table-cell office:value-type="string">
            <text:p>D-38112 Braunschweig</text:p>
          </table:table-cell>
          <table:table-cell office:value-type="string">
            <text:p>Halle 2, Stand A27</text:p>
          </table:table-cell>
        </table:table-row>
        <table:table-row table:style-name="ro1">
          <table:table-cell office:value-type="string">
            <text:p>REUTER TECHNOLOGIE</text:p>
          </table:table-cell>
          <table:table-cell office:value-type="string">
            <text:p>D-63755 Alzenau</text:p>
          </table:table-cell>
          <table:table-cell office:value-type="string">
            <text:p>Halle 5, Stand D37</text:p>
          </table:table-cell>
        </table:table-row>
        <table:table-row table:style-name="ro1">
          <table:table-cell office:value-type="string">
            <text:p>Reutter Blechbearbeitung</text:p>
          </table:table-cell>
          <table:table-cell office:value-type="string">
            <text:p>D-88456 Ingoldingen</text:p>
          </table:table-cell>
          <table:table-cell office:value-type="string">
            <text:p>Halle 4, Stand F22</text:p>
          </table:table-cell>
        </table:table-row>
        <table:table-row table:style-name="ro1">
          <table:table-cell office:value-type="string">
            <text:p>Reyher Nchfg., F.</text:p>
          </table:table-cell>
          <table:table-cell office:value-type="string">
            <text:p>D-22769 Hamburg</text:p>
          </table:table-cell>
          <table:table-cell office:value-type="string">
            <text:p>Halle 4, Stand A37</text:p>
          </table:table-cell>
        </table:table-row>
        <table:table-row table:style-name="ro1">
          <table:table-cell office:value-type="string">
            <text:p>Reyher Nchfg., F.</text:p>
          </table:table-cell>
          <table:table-cell office:value-type="string">
            <text:p>D-22769 Hamburg</text:p>
          </table:table-cell>
          <table:table-cell office:value-type="string">
            <text:p>Halle 4, Stand A37</text:p>
          </table:table-cell>
        </table:table-row>
        <table:table-row table:style-name="ro1">
          <table:table-cell office:value-type="string">
            <text:p>RFID in Automation Pavilion</text:p>
          </table:table-cell>
          <table:table-cell office:value-type="string">
            <text:p>D-30521 Hannover</text:p>
          </table:table-cell>
          <table:table-cell office:value-type="string">
            <text:p>Halle 7, Stand B39</text:p>
          </table:table-cell>
        </table:table-row>
        <table:table-row table:style-name="ro1">
          <table:table-cell office:value-type="string">
            <text:p>Rheinland-Pfalz-Stand</text:p>
          </table:table-cell>
          <table:table-cell office:value-type="string">
            <text:p>D-55116 Mainz</text:p>
          </table:table-cell>
          <table:table-cell office:value-type="string">
            <text:p>Halle 2, Stand C46</text:p>
          </table:table-cell>
        </table:table-row>
        <table:table-row table:style-name="ro1">
          <table:table-cell office:value-type="string">
            <text:p>RIB Software</text:p>
          </table:table-cell>
          <table:table-cell office:value-type="string">
            <text:p>D-70567 Stuttgart</text:p>
          </table:table-cell>
          <table:table-cell office:value-type="string">
            <text:p>Halle 17, Stand D64</text:p>
          </table:table-cell>
        </table:table-row>
        <table:table-row table:style-name="ro1">
          <table:table-cell office:value-type="string">
            <text:p>Richard Neumayer</text:p>
          </table:table-cell>
          <table:table-cell office:value-type="string">
            <text:p>D-77756 Hausach</text:p>
          </table:table-cell>
          <table:table-cell office:value-type="string">
            <text:p>Halle 4, Stand E42</text:p>
          </table:table-cell>
        </table:table-row>
        <table:table-row table:style-name="ro1">
          <table:table-cell office:value-type="string">
            <text:p>Richard Wolf</text:p>
          </table:table-cell>
          <table:table-cell office:value-type="string">
            <text:p>D-75438 Knittlingen</text:p>
          </table:table-cell>
          <table:table-cell office:value-type="string">
            <text:p>Halle 7, Stand D04</text:p>
          </table:table-cell>
        </table:table-row>
        <table:table-row table:style-name="ro1">
          <table:table-cell office:value-type="string">
            <text:p>riese electronic</text:p>
          </table:table-cell>
          <table:table-cell office:value-type="string">
            <text:p>D-72160 Horb</text:p>
          </table:table-cell>
          <table:table-cell office:value-type="string">
            <text:p>Halle 9, Stand C14</text:p>
          </table:table-cell>
        </table:table-row>
        <table:table-row table:style-name="ro1">
          <table:table-cell office:value-type="string">
            <text:p>Rietschle Thomas Puchheim</text:p>
          </table:table-cell>
          <table:table-cell office:value-type="string">
            <text:p>D-82178 Puchheim</text:p>
          </table:table-cell>
          <table:table-cell office:value-type="string">
            <text:p>Halle 13, Stand E84/5</text:p>
          </table:table-cell>
        </table:table-row>
        <table:table-row table:style-name="ro1">
          <table:table-cell office:value-type="string">
            <text:p>RILE</text:p>
          </table:table-cell>
          <table:table-cell office:value-type="string">
            <text:p>D-30559 Hannover</text:p>
          </table:table-cell>
          <table:table-cell office:value-type="string">
            <text:p>Halle 17, Stand A02</text:p>
          </table:table-cell>
        </table:table-row>
        <table:table-row table:style-name="ro1">
          <table:table-cell office:value-type="string">
            <text:p>Risse</text:p>
          </table:table-cell>
          <table:table-cell office:value-type="string">
            <text:p>D-59581 Warstein</text:p>
          </table:table-cell>
          <table:table-cell office:value-type="string">
            <text:p>Halle 5, Stand D40</text:p>
          </table:table-cell>
        </table:table-row>
        <table:table-row table:style-name="ro1">
          <table:table-cell office:value-type="string">
            <text:p>Risse + Wilke Kaltband</text:p>
          </table:table-cell>
          <table:table-cell office:value-type="string">
            <text:p>D-58642 Iserlohn</text:p>
          </table:table-cell>
          <table:table-cell office:value-type="string">
            <text:p>Halle 4, Stand C34, (1)</text:p>
          </table:table-cell>
        </table:table-row>
        <table:table-row table:style-name="ro1">
          <table:table-cell office:value-type="string">
            <text:p>Rittal</text:p>
          </table:table-cell>
          <table:table-cell office:value-type="string">
            <text:p>D-35745 Herborn</text:p>
          </table:table-cell>
          <table:table-cell office:value-type="string">
            <text:p>Halle 7, Stand A40</text:p>
          </table:table-cell>
        </table:table-row>
        <table:table-row table:style-name="ro1">
          <table:table-cell office:value-type="string">
            <text:p>Rittal</text:p>
          </table:table-cell>
          <table:table-cell office:value-type="string">
            <text:p>D-35745 Herborn</text:p>
          </table:table-cell>
          <table:table-cell office:value-type="string">
            <text:p>Halle 11, Stand A61</text:p>
          </table:table-cell>
        </table:table-row>
        <table:table-row table:style-name="ro1">
          <table:table-cell office:value-type="string">
            <text:p>Rittal</text:p>
          </table:table-cell>
          <table:table-cell office:value-type="string">
            <text:p>D-35745 Herborn</text:p>
          </table:table-cell>
          <table:table-cell office:value-type="string">
            <text:p>Halle 11, Stand D06</text:p>
          </table:table-cell>
        </table:table-row>
        <table:table-row table:style-name="ro1">
          <table:table-cell office:value-type="string">
            <text:p>Rittal</text:p>
          </table:table-cell>
          <table:table-cell office:value-type="string">
            <text:p>D-35745 Herborn</text:p>
          </table:table-cell>
          <table:table-cell office:value-type="string">
            <text:p>Halle 11, Stand E03</text:p>
          </table:table-cell>
        </table:table-row>
        <table:table-row table:style-name="ro1">
          <table:table-cell office:value-type="string">
            <text:p>Rittal</text:p>
          </table:table-cell>
          <table:table-cell office:value-type="string">
            <text:p>D-35745 Herborn</text:p>
          </table:table-cell>
          <table:table-cell office:value-type="string">
            <text:p>Halle 11, Stand E04</text:p>
          </table:table-cell>
        </table:table-row>
        <table:table-row table:style-name="ro1">
          <table:table-cell office:value-type="string">
            <text:p>Rittal</text:p>
          </table:table-cell>
          <table:table-cell office:value-type="string">
            <text:p>D-35745 Herborn</text:p>
          </table:table-cell>
          <table:table-cell office:value-type="string">
            <text:p>Halle 13, Stand C50</text:p>
          </table:table-cell>
        </table:table-row>
        <table:table-row table:style-name="ro1">
          <table:table-cell office:value-type="string">
            <text:p>Rittal</text:p>
          </table:table-cell>
          <table:table-cell office:value-type="string">
            <text:p>D-35745 Herborn</text:p>
          </table:table-cell>
          <table:table-cell office:value-type="string">
            <text:p>Halle 17, Stand B23</text:p>
          </table:table-cell>
        </table:table-row>
        <table:table-row table:style-name="ro1">
          <table:table-cell office:value-type="string">
            <text:p>Rittal</text:p>
          </table:table-cell>
          <table:table-cell office:value-type="string">
            <text:p>D-35745 Herborn</text:p>
          </table:table-cell>
          <table:table-cell office:value-type="string">
            <text:p>Halle 17, Stand B50</text:p>
          </table:table-cell>
        </table:table-row>
        <table:table-row table:style-name="ro1">
          <table:table-cell office:value-type="string">
            <text:p>Rittal</text:p>
          </table:table-cell>
          <table:table-cell office:value-type="string">
            <text:p>D-35745 Herborn</text:p>
          </table:table-cell>
          <table:table-cell office:value-type="string">
            <text:p>Energy Freigelände, Stand P31</text:p>
          </table:table-cell>
        </table:table-row>
        <table:table-row table:style-name="ro1">
          <table:table-cell office:value-type="string">
            <text:p>RITTER Elektronik</text:p>
          </table:table-cell>
          <table:table-cell office:value-type="string">
            <text:p>D-42897 Remscheid</text:p>
          </table:table-cell>
          <table:table-cell office:value-type="string">
            <text:p>Halle 11, Stand D26</text:p>
          </table:table-cell>
        </table:table-row>
        <table:table-row table:style-name="ro1">
          <table:table-cell office:value-type="string">
            <text:p>RITTER Starkstromtechnik</text:p>
          </table:table-cell>
          <table:table-cell office:value-type="string">
            <text:p>D-44225 Dortmund</text:p>
          </table:table-cell>
          <table:table-cell office:value-type="string">
            <text:p>Halle 11, Stand D26</text:p>
          </table:table-cell>
        </table:table-row>
        <table:table-row table:style-name="ro1">
          <table:table-cell office:value-type="string">
            <text:p>RKT</text:p>
          </table:table-cell>
          <table:table-cell office:value-type="string">
            <text:p>D-78713 Schramberg-Sulgen</text:p>
          </table:table-cell>
          <table:table-cell office:value-type="string">
            <text:p>Halle 16, Stand D10</text:p>
          </table:table-cell>
        </table:table-row>
        <table:table-row table:style-name="ro1">
          <table:table-cell office:value-type="string">
            <text:p>RM Michaelides Software &amp; Elektronik</text:p>
          </table:table-cell>
          <table:table-cell office:value-type="string">
            <text:p>D-36043 Fulda</text:p>
          </table:table-cell>
          <table:table-cell office:value-type="string">
            <text:p>Halle 9, Stand D05</text:p>
          </table:table-cell>
        </table:table-row>
        <table:table-row table:style-name="ro1">
          <table:table-cell office:value-type="string">
            <text:p>Robers &amp; Co.</text:p>
          </table:table-cell>
          <table:table-cell office:value-type="string">
            <text:p>D-52379 Langerwehe</text:p>
          </table:table-cell>
          <table:table-cell office:value-type="string">
            <text:p>Halle 8, Stand G10</text:p>
          </table:table-cell>
        </table:table-row>
        <table:table-row table:style-name="ro1">
          <table:table-cell office:value-type="string">
            <text:p>Robert Bosch</text:p>
          </table:table-cell>
          <table:table-cell office:value-type="string">
            <text:p>D-76227 Karlsruhe</text:p>
          </table:table-cell>
          <table:table-cell office:value-type="string">
            <text:p>Halle 14, Stand L35</text:p>
          </table:table-cell>
        </table:table-row>
        <table:table-row table:style-name="ro1">
          <table:table-cell office:value-type="string">
            <text:p>Robo-Pack-Line</text:p>
          </table:table-cell>
          <table:table-cell office:value-type="string">
            <text:p>D-28359 Bremen</text:p>
          </table:table-cell>
          <table:table-cell office:value-type="string">
            <text:p>Halle 17, Stand B50</text:p>
          </table:table-cell>
        </table:table-row>
        <table:table-row table:style-name="ro1">
          <table:table-cell office:value-type="string">
            <text:p>Robotics Academy</text:p>
          </table:table-cell>
          <table:table-cell office:value-type="string">
            <text:p>D-30521 Hannover</text:p>
          </table:table-cell>
          <table:table-cell office:value-type="string">
            <text:p>Halle 17, Stand G10</text:p>
          </table:table-cell>
        </table:table-row>
        <table:table-row table:style-name="ro1">
          <table:table-cell office:value-type="string">
            <text:p>Rockwell Automation</text:p>
          </table:table-cell>
          <table:table-cell office:value-type="string">
            <text:p>D-42781 Haan-Gruiten</text:p>
          </table:table-cell>
          <table:table-cell office:value-type="string">
            <text:p>Halle 7, Stand A10</text:p>
          </table:table-cell>
        </table:table-row>
        <table:table-row table:style-name="ro1">
          <table:table-cell office:value-type="string">
            <text:p>Rockwell Automation</text:p>
          </table:table-cell>
          <table:table-cell office:value-type="string">
            <text:p>D-42781 Haan-Gruiten</text:p>
          </table:table-cell>
          <table:table-cell office:value-type="string">
            <text:p>Halle 11, Stand C60</text:p>
          </table:table-cell>
        </table:table-row>
        <table:table-row table:style-name="ro1">
          <table:table-cell office:value-type="string">
            <text:p>Rockwell Automation</text:p>
          </table:table-cell>
          <table:table-cell office:value-type="string">
            <text:p>D-42781 Haan-Gruiten</text:p>
          </table:table-cell>
          <table:table-cell office:value-type="string">
            <text:p>Halle 11, Stand E41</text:p>
          </table:table-cell>
        </table:table-row>
        <table:table-row table:style-name="ro1">
          <table:table-cell office:value-type="string">
            <text:p>Röders, G.A.</text:p>
          </table:table-cell>
          <table:table-cell office:value-type="string">
            <text:p>D-29614 Soltau</text:p>
          </table:table-cell>
          <table:table-cell office:value-type="string">
            <text:p>Halle 3, Stand B26, (II)</text:p>
          </table:table-cell>
        </table:table-row>
        <table:table-row table:style-name="ro1">
          <table:table-cell office:value-type="string">
            <text:p>Rödl &amp; Partner</text:p>
          </table:table-cell>
          <table:table-cell office:value-type="string">
            <text:p>D-90491 Nürnberg</text:p>
          </table:table-cell>
          <table:table-cell office:value-type="string">
            <text:p>Halle 6, Stand D42</text:p>
          </table:table-cell>
        </table:table-row>
        <table:table-row table:style-name="ro1">
          <table:table-cell office:value-type="string">
            <text:p>Röhrs, Dr. Werner</text:p>
          </table:table-cell>
          <table:table-cell office:value-type="string">
            <text:p>D-87527 Sonthofen</text:p>
          </table:table-cell>
          <table:table-cell office:value-type="string">
            <text:p>Halle 4, Stand C42</text:p>
          </table:table-cell>
        </table:table-row>
        <table:table-row table:style-name="ro1">
          <table:table-cell office:value-type="string">
            <text:p>Rössel-Messtechnik</text:p>
          </table:table-cell>
          <table:table-cell office:value-type="string">
            <text:p>D-59368 Werne</text:p>
          </table:table-cell>
          <table:table-cell office:value-type="string">
            <text:p>Halle 8, Stand D22</text:p>
          </table:table-cell>
        </table:table-row>
        <table:table-row table:style-name="ro1">
          <table:table-cell office:value-type="string">
            <text:p>Rohde</text:p>
          </table:table-cell>
          <table:table-cell office:value-type="string">
            <text:p>D-37176 Nörten-Hardenberg</text:p>
          </table:table-cell>
          <table:table-cell office:value-type="string">
            <text:p>Halle 4, Stand B10</text:p>
          </table:table-cell>
        </table:table-row>
        <table:table-row table:style-name="ro1">
          <table:table-cell office:value-type="string">
            <text:p>Roland Berger</text:p>
          </table:table-cell>
          <table:table-cell office:value-type="string">
            <text:p>D-70597 Stuttgart</text:p>
          </table:table-cell>
          <table:table-cell office:value-type="string">
            <text:p>Halle 6, Stand D42</text:p>
          </table:table-cell>
        </table:table-row>
        <table:table-row table:style-name="ro1">
          <table:table-cell office:value-type="string">
            <text:p>Rolf Windhösel</text:p>
          </table:table-cell>
          <table:table-cell office:value-type="string">
            <text:p>D-72820 Sonnenbühl</text:p>
          </table:table-cell>
          <table:table-cell office:value-type="string">
            <text:p>Halle 5, Stand A16</text:p>
          </table:table-cell>
        </table:table-row>
        <table:table-row table:style-name="ro1">
          <table:table-cell office:value-type="string">
            <text:p>ROLLON</text:p>
          </table:table-cell>
          <table:table-cell office:value-type="string">
            <text:p>D-40878 Ratingen</text:p>
          </table:table-cell>
          <table:table-cell office:value-type="string">
            <text:p>Halle 17, Stand C79</text:p>
          </table:table-cell>
        </table:table-row>
        <table:table-row table:style-name="ro1">
          <table:table-cell office:value-type="string">
            <text:p>ROMET</text:p>
          </table:table-cell>
          <table:table-cell office:value-type="string">
            <text:p>D-74549 Wolpertshausen</text:p>
          </table:table-cell>
          <table:table-cell office:value-type="string">
            <text:p>Halle 4, Stand E12</text:p>
          </table:table-cell>
        </table:table-row>
        <table:table-row table:style-name="ro1">
          <table:table-cell office:value-type="string">
            <text:p>RO/SE Blechverarbeitung</text:p>
          </table:table-cell>
          <table:table-cell office:value-type="string">
            <text:p>D-84364 Bad Birnbach</text:p>
          </table:table-cell>
          <table:table-cell office:value-type="string">
            <text:p>Halle 12, Stand E49/1</text:p>
          </table:table-cell>
        </table:table-row>
        <table:table-row table:style-name="ro1">
          <table:table-cell office:value-type="string">
            <text:p>Rotations Symmetrische Teile</text:p>
          </table:table-cell>
          <table:table-cell office:value-type="string">
            <text:p>D-99510 Apolda</text:p>
          </table:table-cell>
          <table:table-cell office:value-type="string">
            <text:p>Halle 4, Stand A42</text:p>
          </table:table-cell>
        </table:table-row>
        <table:table-row table:style-name="ro1">
          <table:table-cell office:value-type="string">
            <text:p>Rotech</text:p>
          </table:table-cell>
          <table:table-cell office:value-type="string">
            <text:p>D-76275 Ettlingen</text:p>
          </table:table-cell>
          <table:table-cell office:value-type="string">
            <text:p>Halle 15, Stand D18</text:p>
          </table:table-cell>
        </table:table-row>
        <table:table-row table:style-name="ro1">
          <table:table-cell office:value-type="string">
            <text:p>roTeg</text:p>
          </table:table-cell>
          <table:table-cell office:value-type="string">
            <text:p>D-44227 Dortmund</text:p>
          </table:table-cell>
          <table:table-cell office:value-type="string">
            <text:p>Halle 17, Stand B50</text:p>
          </table:table-cell>
        </table:table-row>
        <table:table-row table:style-name="ro1">
          <table:table-cell office:value-type="string">
            <text:p>roTeg</text:p>
          </table:table-cell>
          <table:table-cell office:value-type="string">
            <text:p>D-44227 Dortmund</text:p>
          </table:table-cell>
          <table:table-cell office:value-type="string">
            <text:p>Halle 17, Stand E84</text:p>
          </table:table-cell>
        </table:table-row>
        <table:table-row table:style-name="ro1">
          <table:table-cell office:value-type="string">
            <text:p>rotronic</text:p>
          </table:table-cell>
          <table:table-cell office:value-type="string">
            <text:p>D-76275 Ettlingen</text:p>
          </table:table-cell>
          <table:table-cell office:value-type="string">
            <text:p>Halle 7, Stand A17</text:p>
          </table:table-cell>
        </table:table-row>
        <table:table-row table:style-name="ro1">
          <table:table-cell office:value-type="string">
            <text:p>RPT</text:p>
          </table:table-cell>
          <table:table-cell office:value-type="string">
            <text:p>D-38518 Gifhorn</text:p>
          </table:table-cell>
          <table:table-cell office:value-type="string">
            <text:p>Halle 2, Stand A10</text:p>
          </table:table-cell>
        </table:table-row>
        <table:table-row table:style-name="ro1">
          <table:table-cell office:value-type="string">
            <text:p>RSW Technik</text:p>
          </table:table-cell>
          <table:table-cell office:value-type="string">
            <text:p>D-35394 Gießen</text:p>
          </table:table-cell>
          <table:table-cell office:value-type="string">
            <text:p>Halle 12, Stand C07</text:p>
          </table:table-cell>
        </table:table-row>
        <table:table-row table:style-name="ro1">
          <table:table-cell office:value-type="string">
            <text:p>Rüschkamp, Franz /Saab - Autohaus</text:p>
          </table:table-cell>
          <table:table-cell office:value-type="string">
            <text:p>D-59348 Lüdinghausen</text:p>
          </table:table-cell>
          <table:table-cell office:value-type="string">
            <text:p>Halle 13, Stand E59</text:p>
          </table:table-cell>
        </table:table-row>
        <table:table-row table:style-name="ro1">
          <table:table-cell office:value-type="string">
            <text:p>Rütten Technische Formteile</text:p>
          </table:table-cell>
          <table:table-cell office:value-type="string">
            <text:p>D-63150 Heusenstamm</text:p>
          </table:table-cell>
          <table:table-cell office:value-type="string">
            <text:p>Halle 4, Stand A36</text:p>
          </table:table-cell>
        </table:table-row>
        <table:table-row table:style-name="ro1">
          <table:table-cell office:value-type="string">
            <text:p>Ruhr Universität Bochum</text:p>
          </table:table-cell>
          <table:table-cell office:value-type="string">
            <text:p>D-44780 Bochum</text:p>
          </table:table-cell>
          <table:table-cell office:value-type="string">
            <text:p>Halle 16, Stand C28</text:p>
          </table:table-cell>
        </table:table-row>
        <table:table-row table:style-name="ro1">
          <table:table-cell office:value-type="string">
            <text:p>Ruhrpumpen</text:p>
          </table:table-cell>
          <table:table-cell office:value-type="string">
            <text:p>D-58453 Witten</text:p>
          </table:table-cell>
          <table:table-cell office:value-type="string">
            <text:p>Halle 6, Stand C18</text:p>
          </table:table-cell>
        </table:table-row>
        <table:table-row table:style-name="ro1">
          <table:table-cell office:value-type="string">
            <text:p>Ruhrtaler Gesenkschmiede</text:p>
          </table:table-cell>
          <table:table-cell office:value-type="string">
            <text:p>D-58456 Witten</text:p>
          </table:table-cell>
          <table:table-cell office:value-type="string">
            <text:p>Halle 4, Stand E42</text:p>
          </table:table-cell>
        </table:table-row>
        <table:table-row table:style-name="ro1">
          <table:table-cell office:value-type="string">
            <text:p>RunKom <text:s/>- Ralf Unnasch</text:p>
          </table:table-cell>
          <table:table-cell office:value-type="string">
            <text:p>D-41844 Wegberg</text:p>
          </table:table-cell>
          <table:table-cell office:value-type="string">
            <text:p>Halle 2, Stand D46</text:p>
          </table:table-cell>
        </table:table-row>
        <table:table-row table:style-name="ro1">
          <table:table-cell office:value-type="string">
            <text:p>RUWAC Industriesauger</text:p>
          </table:table-cell>
          <table:table-cell office:value-type="string">
            <text:p>D-49328 Melle</text:p>
          </table:table-cell>
          <table:table-cell office:value-type="string">
            <text:p>Halle 13, Stand F24</text:p>
          </table:table-cell>
        </table:table-row>
        <table:table-row table:style-name="ro1">
          <table:table-cell office:value-type="string">
            <text:p>RWR</text:p>
          </table:table-cell>
          <table:table-cell office:value-type="string">
            <text:p>D-55483 Lautzenhausen</text:p>
          </table:table-cell>
          <table:table-cell office:value-type="string">
            <text:p>Halle 17, Stand B13</text:p>
          </table:table-cell>
        </table:table-row>
        <table:table-row table:style-name="ro1">
          <table:table-cell office:value-type="string">
            <text:p>RWTH Aachen</text:p>
          </table:table-cell>
          <table:table-cell office:value-type="string">
            <text:p>D-52074 Aachen</text:p>
          </table:table-cell>
          <table:table-cell office:value-type="string">
            <text:p>Halle 2, Stand C36</text:p>
          </table:table-cell>
        </table:table-row>
        <table:table-row table:style-name="ro1">
          <table:table-cell office:value-type="string">
            <text:p>RWTH Aachen</text:p>
          </table:table-cell>
          <table:table-cell office:value-type="string">
            <text:p>D-52062 Aachen</text:p>
          </table:table-cell>
          <table:table-cell office:value-type="string">
            <text:p>Halle 5, Stand B16</text:p>
          </table:table-cell>
        </table:table-row>
        <table:table-row table:style-name="ro1">
          <table:table-cell office:value-type="string">
            <text:p>RWTH Aachen</text:p>
          </table:table-cell>
          <table:table-cell office:value-type="string">
            <text:p>D-52056 Aachen</text:p>
          </table:table-cell>
          <table:table-cell office:value-type="string">
            <text:p>Halle 5, Stand B16</text:p>
          </table:table-cell>
        </table:table-row>
        <table:table-row table:style-name="ro1">
          <table:table-cell office:value-type="string">
            <text:p>RWTH Aachen IBF</text:p>
          </table:table-cell>
          <table:table-cell office:value-type="string">
            <text:p>D-52072 Aachen</text:p>
          </table:table-cell>
          <table:table-cell office:value-type="string">
            <text:p>Halle 2, Stand C36</text:p>
          </table:table-cell>
        </table:table-row>
        <table:table-row table:style-name="ro1">
          <table:table-cell office:value-type="string">
            <text:p>RWTH Aachen Inst. f. Oberflächentechnik</text:p>
          </table:table-cell>
          <table:table-cell office:value-type="string">
            <text:p>D-52070 Aachen</text:p>
          </table:table-cell>
          <table:table-cell office:value-type="string">
            <text:p>Halle 5, Stand B16</text:p>
          </table:table-cell>
        </table:table-row>
        <table:table-row table:style-name="ro1">
          <table:table-cell office:value-type="string">
            <text:p>Ryll-Tech</text:p>
          </table:table-cell>
          <table:table-cell office:value-type="string">
            <text:p>D-19348 Perleberg</text:p>
          </table:table-cell>
          <table:table-cell office:value-type="string">
            <text:p>Halle 13, Stand B60</text:p>
          </table:table-cell>
        </table:table-row>
        <table:table-row table:style-name="ro1">
          <table:table-cell office:value-type="string">
            <text:p>S++ Simulation Services</text:p>
          </table:table-cell>
          <table:table-cell office:value-type="string">
            <text:p>D-19061 Schwerin</text:p>
          </table:table-cell>
          <table:table-cell office:value-type="string">
            <text:p>Halle 13, Stand F64/2</text:p>
          </table:table-cell>
        </table:table-row>
        <table:table-row table:style-name="ro1">
          <table:table-cell office:value-type="string">
            <text:p>Saarland/Gemeinschaftsstand</text:p>
          </table:table-cell>
          <table:table-cell office:value-type="string">
            <text:p>D-66119 Saarbrücken</text:p>
          </table:table-cell>
          <table:table-cell office:value-type="string">
            <text:p>Halle 3, Stand D56</text:p>
          </table:table-cell>
        </table:table-row>
        <table:table-row table:style-name="ro1">
          <table:table-cell office:value-type="string">
            <text:p>SAC</text:p>
          </table:table-cell>
          <table:table-cell office:value-type="string">
            <text:p>D-76149 Karlsruhe</text:p>
          </table:table-cell>
          <table:table-cell office:value-type="string">
            <text:p>Halle 17, Stand D30</text:p>
          </table:table-cell>
        </table:table-row>
        <table:table-row table:style-name="ro1">
          <table:table-cell office:value-type="string">
            <text:p>Sachs engineering</text:p>
          </table:table-cell>
          <table:table-cell office:value-type="string">
            <text:p>D-78234 Engen</text:p>
          </table:table-cell>
          <table:table-cell office:value-type="string">
            <text:p>Halle 4, Stand E34</text:p>
          </table:table-cell>
        </table:table-row>
        <table:table-row table:style-name="ro1">
          <table:table-cell office:value-type="string">
            <text:p>SafetyBUS p Club International</text:p>
          </table:table-cell>
          <table:table-cell office:value-type="string">
            <text:p>D-73760 Ostfildern</text:p>
          </table:table-cell>
          <table:table-cell office:value-type="string">
            <text:p>Halle 9, Stand D35</text:p>
          </table:table-cell>
        </table:table-row>
        <table:table-row table:style-name="ro1">
          <table:table-cell office:value-type="string">
            <text:p>Sage Software</text:p>
          </table:table-cell>
          <table:table-cell office:value-type="string">
            <text:p>D-60437 Frankfurt am Main</text:p>
          </table:table-cell>
          <table:table-cell office:value-type="string">
            <text:p>Halle 16, Stand A22</text:p>
          </table:table-cell>
        </table:table-row>
        <table:table-row table:style-name="ro1">
          <table:table-cell office:value-type="string">
            <text:p>Saia-Burgess</text:p>
          </table:table-cell>
          <table:table-cell office:value-type="string">
            <text:p>D-63303 Dreieich</text:p>
          </table:table-cell>
          <table:table-cell office:value-type="string">
            <text:p>Halle 13, Stand E78/2</text:p>
          </table:table-cell>
        </table:table-row>
        <table:table-row table:style-name="ro1">
          <table:table-cell office:value-type="string">
            <text:p>Saint-Gobain Ceramics</text:p>
          </table:table-cell>
          <table:table-cell office:value-type="string">
            <text:p>D-91207 Lauf</text:p>
          </table:table-cell>
          <table:table-cell office:value-type="string">
            <text:p>Halle 5, Stand E32</text:p>
          </table:table-cell>
        </table:table-row>
        <table:table-row table:style-name="ro1">
          <table:table-cell office:value-type="string">
            <text:p>Saint-Gobain Industriekeramik</text:p>
          </table:table-cell>
          <table:table-cell office:value-type="string">
            <text:p>D-96472 Rödental</text:p>
          </table:table-cell>
          <table:table-cell office:value-type="string">
            <text:p>Halle 5, Stand E32</text:p>
          </table:table-cell>
        </table:table-row>
        <table:table-row table:style-name="ro1">
          <table:table-cell office:value-type="string">
            <text:p>SALT Solutions</text:p>
          </table:table-cell>
          <table:table-cell office:value-type="string">
            <text:p>D-97082 Würzburg</text:p>
          </table:table-cell>
          <table:table-cell office:value-type="string">
            <text:p>Halle 16, Stand A04</text:p>
          </table:table-cell>
        </table:table-row>
        <table:table-row table:style-name="ro1">
          <table:table-cell office:value-type="string">
            <text:p>Salzgitter Großrohre</text:p>
          </table:table-cell>
          <table:table-cell office:value-type="string">
            <text:p>D-38239 Salzgitter</text:p>
          </table:table-cell>
          <table:table-cell office:value-type="string">
            <text:p>Halle 6, Stand A20</text:p>
          </table:table-cell>
        </table:table-row>
        <table:table-row table:style-name="ro1">
          <table:table-cell office:value-type="string">
            <text:p>Salzgitter Mannesmann</text:p>
          </table:table-cell>
          <table:table-cell office:value-type="string">
            <text:p>D-38239 Salzgitter</text:p>
          </table:table-cell>
          <table:table-cell office:value-type="string">
            <text:p>Halle 6, Stand A20</text:p>
          </table:table-cell>
        </table:table-row>
        <table:table-row table:style-name="ro1">
          <table:table-cell office:value-type="string">
            <text:p>Salzgitter Stahl und Technologie</text:p>
          </table:table-cell>
          <table:table-cell office:value-type="string">
            <text:p>D-38239 Salzgitter</text:p>
          </table:table-cell>
          <table:table-cell office:value-type="string">
            <text:p>Halle 5, Stand F14</text:p>
          </table:table-cell>
        </table:table-row>
        <table:table-row table:style-name="ro1">
          <table:table-cell office:value-type="string">
            <text:p>Salzgitter Stahl und Technologie</text:p>
          </table:table-cell>
          <table:table-cell office:value-type="string">
            <text:p>D-38239 Salzgitter</text:p>
          </table:table-cell>
          <table:table-cell office:value-type="string">
            <text:p>Halle 6, Stand A20</text:p>
          </table:table-cell>
        </table:table-row>
        <table:table-row table:style-name="ro1">
          <table:table-cell office:value-type="string">
            <text:p>SAMSON</text:p>
          </table:table-cell>
          <table:table-cell office:value-type="string">
            <text:p>D-60314 Frankfurt</text:p>
          </table:table-cell>
          <table:table-cell office:value-type="string">
            <text:p>Halle 7, Stand A10</text:p>
          </table:table-cell>
        </table:table-row>
        <table:table-row table:style-name="ro1">
          <table:table-cell office:value-type="string">
            <text:p>SAMSON</text:p>
          </table:table-cell>
          <table:table-cell office:value-type="string">
            <text:p>D-60314 Frankfurt</text:p>
          </table:table-cell>
          <table:table-cell office:value-type="string">
            <text:p>Halle 11, Stand A41</text:p>
          </table:table-cell>
        </table:table-row>
        <table:table-row table:style-name="ro1">
          <table:table-cell office:value-type="string">
            <text:p>SAND Profile</text:p>
          </table:table-cell>
          <table:table-cell office:value-type="string">
            <text:p>D-63811 Stockstadt</text:p>
          </table:table-cell>
          <table:table-cell office:value-type="string">
            <text:p>Halle 5, Stand A38</text:p>
          </table:table-cell>
        </table:table-row>
        <table:table-row table:style-name="ro1">
          <table:table-cell office:value-type="string">
            <text:p>Sanitär-Heizung-Klima-EHM</text:p>
          </table:table-cell>
          <table:table-cell office:value-type="string">
            <text:p>D-49610 Quakenbrück</text:p>
          </table:table-cell>
          <table:table-cell office:value-type="string">
            <text:p>Halle 13, Stand A29</text:p>
          </table:table-cell>
        </table:table-row>
        <table:table-row table:style-name="ro1">
          <table:table-cell office:value-type="string">
            <text:p>Santon Holland</text:p>
          </table:table-cell>
          <table:table-cell office:value-type="string">
            <text:p>D-41323 Nettetal</text:p>
          </table:table-cell>
          <table:table-cell office:value-type="string">
            <text:p>Halle 12, Stand G30</text:p>
          </table:table-cell>
        </table:table-row>
        <table:table-row table:style-name="ro1">
          <table:table-cell office:value-type="string">
            <text:p>SANYO DENKI GERMANY</text:p>
          </table:table-cell>
          <table:table-cell office:value-type="string">
            <text:p>D-65760 Eschborn</text:p>
          </table:table-cell>
          <table:table-cell office:value-type="string">
            <text:p>Halle 14, Stand L12</text:p>
          </table:table-cell>
        </table:table-row>
        <table:table-row table:style-name="ro1">
          <table:table-cell office:value-type="string">
            <text:p>SAP Deutschland</text:p>
          </table:table-cell>
          <table:table-cell office:value-type="string">
            <text:p>D-69190 Walldorf</text:p>
          </table:table-cell>
          <table:table-cell office:value-type="string">
            <text:p>Halle 16, Stand A06</text:p>
          </table:table-cell>
        </table:table-row>
        <table:table-row table:style-name="ro1">
          <table:table-cell office:value-type="string">
            <text:p>SAPI Sandstrahl u. Anlagenbau</text:p>
          </table:table-cell>
          <table:table-cell office:value-type="string">
            <text:p>D-86753 Möttingen</text:p>
          </table:table-cell>
          <table:table-cell office:value-type="string">
            <text:p>Halle 13, Stand H36</text:p>
          </table:table-cell>
        </table:table-row>
        <table:table-row table:style-name="ro1">
          <table:table-cell office:value-type="string">
            <text:p>Sarastro</text:p>
          </table:table-cell>
          <table:table-cell office:value-type="string">
            <text:p>D-66287 Quierschied</text:p>
          </table:table-cell>
          <table:table-cell office:value-type="string">
            <text:p>Halle 15, Stand D46</text:p>
          </table:table-cell>
        </table:table-row>
        <table:table-row table:style-name="ro1">
          <table:table-cell office:value-type="string">
            <text:p>Sartorius</text:p>
          </table:table-cell>
          <table:table-cell office:value-type="string">
            <text:p>D-37075 Göttingen</text:p>
          </table:table-cell>
          <table:table-cell office:value-type="string">
            <text:p>Halle 7, Stand A53</text:p>
          </table:table-cell>
        </table:table-row>
        <table:table-row table:style-name="ro1">
          <table:table-cell office:value-type="string">
            <text:p>Sartorius</text:p>
          </table:table-cell>
          <table:table-cell office:value-type="string">
            <text:p>D-37075 Göttingen</text:p>
          </table:table-cell>
          <table:table-cell office:value-type="string">
            <text:p>Halle 11, Stand A41</text:p>
          </table:table-cell>
        </table:table-row>
        <table:table-row table:style-name="ro1">
          <table:table-cell office:value-type="string">
            <text:p>Sartorius</text:p>
          </table:table-cell>
          <table:table-cell office:value-type="string">
            <text:p>D-37079 Göttingen</text:p>
          </table:table-cell>
          <table:table-cell office:value-type="string">
            <text:p>Halle 13, Stand E52</text:p>
          </table:table-cell>
        </table:table-row>
        <table:table-row table:style-name="ro1">
          <table:table-cell office:value-type="string">
            <text:p>SATEL Deutschland</text:p>
          </table:table-cell>
          <table:table-cell office:value-type="string">
            <text:p>D-22041 Hamburg</text:p>
          </table:table-cell>
          <table:table-cell office:value-type="string">
            <text:p>Halle 7, Stand A51</text:p>
          </table:table-cell>
        </table:table-row>
        <table:table-row table:style-name="ro1">
          <table:table-cell office:value-type="string">
            <text:p>Saxonia Franke</text:p>
          </table:table-cell>
          <table:table-cell office:value-type="string">
            <text:p>D-73037 Göppingen</text:p>
          </table:table-cell>
          <table:table-cell office:value-type="string">
            <text:p>Halle 4, Stand A40</text:p>
          </table:table-cell>
        </table:table-row>
        <table:table-row table:style-name="ro1">
          <table:table-cell office:value-type="string">
            <text:p>SBA - Trafobau Jena</text:p>
          </table:table-cell>
          <table:table-cell office:value-type="string">
            <text:p>D-07743 Jena</text:p>
          </table:table-cell>
          <table:table-cell office:value-type="string">
            <text:p>Halle 12, Stand D79</text:p>
          </table:table-cell>
        </table:table-row>
        <table:table-row table:style-name="ro1">
          <table:table-cell office:value-type="string">
            <text:p>SBA-TrafoTech</text:p>
          </table:table-cell>
          <table:table-cell office:value-type="string">
            <text:p>D-91332 Heiligenstadt i. Ofr.</text:p>
          </table:table-cell>
          <table:table-cell office:value-type="string">
            <text:p>Halle 12, Stand D79</text:p>
          </table:table-cell>
        </table:table-row>
        <table:table-row table:style-name="ro1">
          <table:table-cell office:value-type="string">
            <text:p>SBS Metalltechnik</text:p>
          </table:table-cell>
          <table:table-cell office:value-type="string">
            <text:p>D-01259 Dresden</text:p>
          </table:table-cell>
          <table:table-cell office:value-type="string">
            <text:p>Halle 4, Stand F24, (8)</text:p>
          </table:table-cell>
        </table:table-row>
        <table:table-row table:style-name="ro1">
          <table:table-cell office:value-type="string">
            <text:p>SBS-Feintechnik</text:p>
          </table:table-cell>
          <table:table-cell office:value-type="string">
            <text:p>D-78136 Schonach</text:p>
          </table:table-cell>
          <table:table-cell office:value-type="string">
            <text:p>Halle 14, Stand J16</text:p>
          </table:table-cell>
        </table:table-row>
        <table:table-row table:style-name="ro1">
          <table:table-cell office:value-type="string">
            <text:p>Scaglia Indeva</text:p>
          </table:table-cell>
          <table:table-cell office:value-type="string">
            <text:p>D-70376 Stuttgart</text:p>
          </table:table-cell>
          <table:table-cell office:value-type="string">
            <text:p>Halle 17, Stand A35</text:p>
          </table:table-cell>
        </table:table-row>
        <table:table-row table:style-name="ro1">
          <table:table-cell office:value-type="string">
            <text:p>Scannery Holztechnik</text:p>
          </table:table-cell>
          <table:table-cell office:value-type="string">
            <text:p>D-16928 Pritzwalk</text:p>
          </table:table-cell>
          <table:table-cell office:value-type="string">
            <text:p>Halle 5, Stand A44</text:p>
          </table:table-cell>
        </table:table-row>
        <table:table-row table:style-name="ro1">
          <table:table-cell office:value-type="string">
            <text:p>Schaal Oberflächen &amp; Systeme</text:p>
          </table:table-cell>
          <table:table-cell office:value-type="string">
            <text:p>D-72517 Sigmaringendorf</text:p>
          </table:table-cell>
          <table:table-cell office:value-type="string">
            <text:p>Halle 4, Stand E24</text:p>
          </table:table-cell>
        </table:table-row>
        <table:table-row table:style-name="ro1">
          <table:table-cell office:value-type="string">
            <text:p>Schäfer</text:p>
          </table:table-cell>
          <table:table-cell office:value-type="string">
            <text:p>D-99819 Unterellen</text:p>
          </table:table-cell>
          <table:table-cell office:value-type="string">
            <text:p>Halle 15, Stand E05</text:p>
          </table:table-cell>
        </table:table-row>
        <table:table-row table:style-name="ro1">
          <table:table-cell office:value-type="string">
            <text:p>SCHÄFER Gehäusesysteme</text:p>
          </table:table-cell>
          <table:table-cell office:value-type="string">
            <text:p>D-01139 Dresden</text:p>
          </table:table-cell>
          <table:table-cell office:value-type="string">
            <text:p>Halle 4, Stand A12</text:p>
          </table:table-cell>
        </table:table-row>
        <table:table-row table:style-name="ro1">
          <table:table-cell office:value-type="string">
            <text:p>Schaefer Technologie</text:p>
          </table:table-cell>
          <table:table-cell office:value-type="string">
            <text:p>D-63225 Langen</text:p>
          </table:table-cell>
          <table:table-cell office:value-type="string">
            <text:p>Halle 15, Stand D46</text:p>
          </table:table-cell>
        </table:table-row>
        <table:table-row table:style-name="ro1">
          <table:table-cell office:value-type="string">
            <text:p>Schäfer Werkzeug/Megomat</text:p>
          </table:table-cell>
          <table:table-cell office:value-type="string">
            <text:p>D-76669 Bad Schönborn</text:p>
          </table:table-cell>
          <table:table-cell office:value-type="string">
            <text:p>Halle 15, Stand E05</text:p>
          </table:table-cell>
        </table:table-row>
        <table:table-row table:style-name="ro1">
          <table:table-cell office:value-type="string">
            <text:p>Schaffner EMV</text:p>
          </table:table-cell>
          <table:table-cell office:value-type="string">
            <text:p>D-76185 Karlsruhe</text:p>
          </table:table-cell>
          <table:table-cell office:value-type="string">
            <text:p>Halle 12, Stand B80</text:p>
          </table:table-cell>
        </table:table-row>
        <table:table-row table:style-name="ro1">
          <table:table-cell office:value-type="string">
            <text:p>SchauPlatz NANO</text:p>
          </table:table-cell>
          <table:table-cell office:value-type="string">
            <text:p>D-80639 München</text:p>
          </table:table-cell>
          <table:table-cell office:value-type="string">
            <text:p>Halle 15, Stand D46</text:p>
          </table:table-cell>
        </table:table-row>
        <table:table-row table:style-name="ro1">
          <table:table-cell office:value-type="string">
            <text:p>SCHEMA Electronic Documentation</text:p>
          </table:table-cell>
          <table:table-cell office:value-type="string">
            <text:p>D-90411 Nürnberg</text:p>
          </table:table-cell>
          <table:table-cell office:value-type="string">
            <text:p>Halle 16, Stand D10</text:p>
          </table:table-cell>
        </table:table-row>
        <table:table-row table:style-name="ro1">
          <table:table-cell office:value-type="string">
            <text:p>Schildknecht Industrieelektronik</text:p>
          </table:table-cell>
          <table:table-cell office:value-type="string">
            <text:p>D-74372 Sersheim</text:p>
          </table:table-cell>
          <table:table-cell office:value-type="string">
            <text:p>Halle 7, Stand A46</text:p>
          </table:table-cell>
        </table:table-row>
        <table:table-row table:style-name="ro1">
          <table:table-cell office:value-type="string">
            <text:p>Schindler Handhabetechnik</text:p>
          </table:table-cell>
          <table:table-cell office:value-type="string">
            <text:p>D-97631 Bad Königshofen</text:p>
          </table:table-cell>
          <table:table-cell office:value-type="string">
            <text:p>Halle 17, Stand E49</text:p>
          </table:table-cell>
        </table:table-row>
        <table:table-row table:style-name="ro1">
          <table:table-cell office:value-type="string">
            <text:p>Schlachter, Helmut</text:p>
          </table:table-cell>
          <table:table-cell office:value-type="string">
            <text:p>D-76131 Karlsruhe</text:p>
          </table:table-cell>
          <table:table-cell office:value-type="string">
            <text:p>Halle 4, Stand E34</text:p>
          </table:table-cell>
        </table:table-row>
        <table:table-row table:style-name="ro1">
          <table:table-cell office:value-type="string">
            <text:p>Schlafhorst Business Park</text:p>
          </table:table-cell>
          <table:table-cell office:value-type="string">
            <text:p>D-41069 Mönchengladbach</text:p>
          </table:table-cell>
          <table:table-cell office:value-type="string">
            <text:p>Halle 3, Stand B56</text:p>
          </table:table-cell>
        </table:table-row>
        <table:table-row table:style-name="ro1">
          <table:table-cell office:value-type="string">
            <text:p>Schlegel, Georg</text:p>
          </table:table-cell>
          <table:table-cell office:value-type="string">
            <text:p>D-88525 Dürmentingen</text:p>
          </table:table-cell>
          <table:table-cell office:value-type="string">
            <text:p>Halle 11, Stand C14</text:p>
          </table:table-cell>
        </table:table-row>
        <table:table-row table:style-name="ro1">
          <table:table-cell office:value-type="string">
            <text:p>Schleich</text:p>
          </table:table-cell>
          <table:table-cell office:value-type="string">
            <text:p>D-58675 Hemer</text:p>
          </table:table-cell>
          <table:table-cell office:value-type="string">
            <text:p>Halle 12, Stand E16</text:p>
          </table:table-cell>
        </table:table-row>
        <table:table-row table:style-name="ro1">
          <table:table-cell office:value-type="string">
            <text:p>SCHLEICHER Electronic</text:p>
          </table:table-cell>
          <table:table-cell office:value-type="string">
            <text:p>D-13597 Berlin</text:p>
          </table:table-cell>
          <table:table-cell office:value-type="string">
            <text:p>Halle 11, Stand D47</text:p>
          </table:table-cell>
        </table:table-row>
        <table:table-row table:style-name="ro1">
          <table:table-cell office:value-type="string">
            <text:p>SCHLEIFRING und APPARATEBAU</text:p>
          </table:table-cell>
          <table:table-cell office:value-type="string">
            <text:p>D-82256 Fürstenfeldbruck</text:p>
          </table:table-cell>
          <table:table-cell office:value-type="string">
            <text:p>Halle 12, Stand B57</text:p>
          </table:table-cell>
        </table:table-row>
        <table:table-row table:style-name="ro1">
          <table:table-cell office:value-type="string">
            <text:p>Schlösser</text:p>
          </table:table-cell>
          <table:table-cell office:value-type="string">
            <text:p>D-88512 Mengen</text:p>
          </table:table-cell>
          <table:table-cell office:value-type="string">
            <text:p>Halle 4, Stand E24</text:p>
          </table:table-cell>
        </table:table-row>
        <table:table-row table:style-name="ro1">
          <table:table-cell office:value-type="string">
            <text:p>Schmalz, J.</text:p>
          </table:table-cell>
          <table:table-cell office:value-type="string">
            <text:p>D-72293 Glatten</text:p>
          </table:table-cell>
          <table:table-cell office:value-type="string">
            <text:p>Halle 17, Stand F13</text:p>
          </table:table-cell>
        </table:table-row>
        <table:table-row table:style-name="ro1">
          <table:table-cell office:value-type="string">
            <text:p>Schmersal, K. A.</text:p>
          </table:table-cell>
          <table:table-cell office:value-type="string">
            <text:p>D-42279 Wuppertal</text:p>
          </table:table-cell>
          <table:table-cell office:value-type="string">
            <text:p>Halle 9, Stand D18</text:p>
          </table:table-cell>
        </table:table-row>
        <table:table-row table:style-name="ro1">
          <table:table-cell office:value-type="string">
            <text:p>Schmid &amp; Wezel Hilsbach</text:p>
          </table:table-cell>
          <table:table-cell office:value-type="string">
            <text:p>D-74889 Sinsheim-Hilsbach</text:p>
          </table:table-cell>
          <table:table-cell office:value-type="string">
            <text:p>Halle 4, Stand E24</text:p>
          </table:table-cell>
        </table:table-row>
        <table:table-row table:style-name="ro1">
          <table:table-cell office:value-type="string">
            <text:p>Schmidt, Karl</text:p>
          </table:table-cell>
          <table:table-cell office:value-type="string">
            <text:p>D-35708 Haiger</text:p>
          </table:table-cell>
          <table:table-cell office:value-type="string">
            <text:p>Halle 5, Stand A16</text:p>
          </table:table-cell>
        </table:table-row>
        <table:table-row table:style-name="ro1">
          <table:table-cell office:value-type="string">
            <text:p>SCHMIDT Technology</text:p>
          </table:table-cell>
          <table:table-cell office:value-type="string">
            <text:p>D-78112 St. Georgen</text:p>
          </table:table-cell>
          <table:table-cell office:value-type="string">
            <text:p>Halle 8, Stand G23</text:p>
          </table:table-cell>
        </table:table-row>
        <table:table-row table:style-name="ro1">
          <table:table-cell office:value-type="string">
            <text:p>Schmidthammer Elektrokohle</text:p>
          </table:table-cell>
          <table:table-cell office:value-type="string">
            <text:p>D-91126 Schwabach</text:p>
          </table:table-cell>
          <table:table-cell office:value-type="string">
            <text:p>Halle 12, Stand G75</text:p>
          </table:table-cell>
        </table:table-row>
        <table:table-row table:style-name="ro1">
          <table:table-cell office:value-type="string">
            <text:p>Schmiedag</text:p>
          </table:table-cell>
          <table:table-cell office:value-type="string">
            <text:p>D-58089 Hagen</text:p>
          </table:table-cell>
          <table:table-cell office:value-type="string">
            <text:p>Halle 4, Stand E42</text:p>
          </table:table-cell>
        </table:table-row>
        <table:table-row table:style-name="ro1">
          <table:table-cell office:value-type="string">
            <text:p>Schmiedeberger Gießerei</text:p>
          </table:table-cell>
          <table:table-cell office:value-type="string">
            <text:p>D-01762 Schmiedeberg</text:p>
          </table:table-cell>
          <table:table-cell office:value-type="string">
            <text:p>Halle 3, Stand D49</text:p>
          </table:table-cell>
        </table:table-row>
        <table:table-row table:style-name="ro1">
          <table:table-cell office:value-type="string">
            <text:p>schmitztechnik</text:p>
          </table:table-cell>
          <table:table-cell office:value-type="string">
            <text:p>D-41236 Mönchengladbach</text:p>
          </table:table-cell>
          <table:table-cell office:value-type="string">
            <text:p>Halle 5, Stand B14</text:p>
          </table:table-cell>
        </table:table-row>
        <table:table-row table:style-name="ro1">
          <table:table-cell office:value-type="string">
            <text:p>Schneider Digital</text:p>
          </table:table-cell>
          <table:table-cell office:value-type="string">
            <text:p>D-83714 Miesbach</text:p>
          </table:table-cell>
          <table:table-cell office:value-type="string">
            <text:p>Halle 15, Stand D03</text:p>
          </table:table-cell>
        </table:table-row>
        <table:table-row table:style-name="ro1">
          <table:table-cell office:value-type="string">
            <text:p>Schneider Electric</text:p>
          </table:table-cell>
          <table:table-cell office:value-type="string">
            <text:p>D-40880 Ratingen</text:p>
          </table:table-cell>
          <table:table-cell office:value-type="string">
            <text:p>Halle 11, Stand C29</text:p>
          </table:table-cell>
        </table:table-row>
        <table:table-row table:style-name="ro1">
          <table:table-cell office:value-type="string">
            <text:p>Schneider Elektrotechnik</text:p>
          </table:table-cell>
          <table:table-cell office:value-type="string">
            <text:p>D-77652 Offenburg</text:p>
          </table:table-cell>
          <table:table-cell office:value-type="string">
            <text:p>Halle 11, Stand A18</text:p>
          </table:table-cell>
        </table:table-row>
        <table:table-row table:style-name="ro1">
          <table:table-cell office:value-type="string">
            <text:p>schneider fahrkomfort</text:p>
          </table:table-cell>
          <table:table-cell office:value-type="string">
            <text:p>D-68167 Mannheim</text:p>
          </table:table-cell>
          <table:table-cell office:value-type="string">
            <text:p>Halle 4, Stand E24</text:p>
          </table:table-cell>
        </table:table-row>
        <table:table-row table:style-name="ro1">
          <table:table-cell office:value-type="string">
            <text:p>Schniewindt</text:p>
          </table:table-cell>
          <table:table-cell office:value-type="string">
            <text:p>D-58809 Neuenrade</text:p>
          </table:table-cell>
          <table:table-cell office:value-type="string">
            <text:p>Halle 7, Stand E17</text:p>
          </table:table-cell>
        </table:table-row>
        <table:table-row table:style-name="ro1">
          <table:table-cell office:value-type="string">
            <text:p>Schöneweiss</text:p>
          </table:table-cell>
          <table:table-cell office:value-type="string">
            <text:p>D-58091 Hagen</text:p>
          </table:table-cell>
          <table:table-cell office:value-type="string">
            <text:p>Halle 4, Stand E42</text:p>
          </table:table-cell>
        </table:table-row>
        <table:table-row table:style-name="ro1">
          <table:table-cell office:value-type="string">
            <text:p>Scholz, Horst</text:p>
          </table:table-cell>
          <table:table-cell office:value-type="string">
            <text:p>D-96317 Kronach</text:p>
          </table:table-cell>
          <table:table-cell office:value-type="string">
            <text:p>Halle 15, Stand D40</text:p>
          </table:table-cell>
        </table:table-row>
        <table:table-row table:style-name="ro1">
          <table:table-cell office:value-type="string">
            <text:p>Schondelmaier Presswerk</text:p>
          </table:table-cell>
          <table:table-cell office:value-type="string">
            <text:p>D-78132 Hornberg</text:p>
          </table:table-cell>
          <table:table-cell office:value-type="string">
            <text:p>Halle 4, Stand E42</text:p>
          </table:table-cell>
        </table:table-row>
        <table:table-row table:style-name="ro1">
          <table:table-cell office:value-type="string">
            <text:p>SCHOTT</text:p>
          </table:table-cell>
          <table:table-cell office:value-type="string">
            <text:p>D-55122 Mainz</text:p>
          </table:table-cell>
          <table:table-cell office:value-type="string">
            <text:p>Halle 13, Stand B44/1</text:p>
          </table:table-cell>
        </table:table-row>
        <table:table-row table:style-name="ro1">
          <table:table-cell office:value-type="string">
            <text:p>SCHOTT SYSTEME</text:p>
          </table:table-cell>
          <table:table-cell office:value-type="string">
            <text:p>D-82205 Gilching</text:p>
          </table:table-cell>
          <table:table-cell office:value-type="string">
            <text:p>Halle 16, Stand A04</text:p>
          </table:table-cell>
        </table:table-row>
        <table:table-row table:style-name="ro1">
          <table:table-cell office:value-type="string">
            <text:p>Schramm, Alfred molecular-technik</text:p>
          </table:table-cell>
          <table:table-cell office:value-type="string">
            <text:p>D-71157 Hildrizhausen</text:p>
          </table:table-cell>
          <table:table-cell office:value-type="string">
            <text:p>Halle 5, Stand D24</text:p>
          </table:table-cell>
        </table:table-row>
        <table:table-row table:style-name="ro1">
          <table:table-cell office:value-type="string">
            <text:p>Schroeder + Bauer</text:p>
          </table:table-cell>
          <table:table-cell office:value-type="string">
            <text:p>D-75245 Neulingen</text:p>
          </table:table-cell>
          <table:table-cell office:value-type="string">
            <text:p>Halle 4, Stand E24</text:p>
          </table:table-cell>
        </table:table-row>
        <table:table-row table:style-name="ro1">
          <table:table-cell office:value-type="string">
            <text:p>Schröder, Peter</text:p>
          </table:table-cell>
          <table:table-cell office:value-type="string">
            <text:p>D-74172 Neckarsulm</text:p>
          </table:table-cell>
          <table:table-cell office:value-type="string">
            <text:p>Halle 4, Stand A15</text:p>
          </table:table-cell>
        </table:table-row>
        <table:table-row table:style-name="ro1">
          <table:table-cell office:value-type="string">
            <text:p>Schröjahr, Peter</text:p>
          </table:table-cell>
          <table:table-cell office:value-type="string">
            <text:p>D-59872 Meschede</text:p>
          </table:table-cell>
          <table:table-cell office:value-type="string">
            <text:p>Halle 3, Stand D47</text:p>
          </table:table-cell>
        </table:table-row>
        <table:table-row table:style-name="ro1">
          <table:table-cell office:value-type="string">
            <text:p>Schubert &amp; Salzer Eisenwerk Erla</text:p>
          </table:table-cell>
          <table:table-cell office:value-type="string">
            <text:p>D-08340 Schwarzenberg</text:p>
          </table:table-cell>
          <table:table-cell office:value-type="string">
            <text:p>Halle 3, Stand B26, (25)</text:p>
          </table:table-cell>
        </table:table-row>
        <table:table-row table:style-name="ro1">
          <table:table-cell office:value-type="string">
            <text:p>Schubert &amp; Salzer Feinguß Lobenstein</text:p>
          </table:table-cell>
          <table:table-cell office:value-type="string">
            <text:p>D-07356 Bad Lobenstein</text:p>
          </table:table-cell>
          <table:table-cell office:value-type="string">
            <text:p>Halle 3, Stand B26, (24)</text:p>
          </table:table-cell>
        </table:table-row>
        <table:table-row table:style-name="ro1">
          <table:table-cell office:value-type="string">
            <text:p>Schubert Maschinen- und Anlagenbau</text:p>
          </table:table-cell>
          <table:table-cell office:value-type="string">
            <text:p>D-58256 Ennepetal</text:p>
          </table:table-cell>
          <table:table-cell office:value-type="string">
            <text:p>Halle 4, Stand E42</text:p>
          </table:table-cell>
        </table:table-row>
        <table:table-row table:style-name="ro1">
          <table:table-cell office:value-type="string">
            <text:p>SCHÜCO International</text:p>
          </table:table-cell>
          <table:table-cell office:value-type="string">
            <text:p>D-33829 Borgholzhausen</text:p>
          </table:table-cell>
          <table:table-cell office:value-type="string">
            <text:p>Halle 4, Stand A11</text:p>
          </table:table-cell>
        </table:table-row>
        <table:table-row table:style-name="ro1">
          <table:table-cell office:value-type="string">
            <text:p>SCHÜCO International</text:p>
          </table:table-cell>
          <table:table-cell office:value-type="string">
            <text:p>D-33609 Bielefeld</text:p>
          </table:table-cell>
          <table:table-cell office:value-type="string">
            <text:p>Halle 13, Stand C60</text:p>
          </table:table-cell>
        </table:table-row>
        <table:table-row table:style-name="ro1">
          <table:table-cell office:value-type="string">
            <text:p>SCHUETZ MESSTECHNIK</text:p>
          </table:table-cell>
          <table:table-cell office:value-type="string">
            <text:p>D-14513 Teltow</text:p>
          </table:table-cell>
          <table:table-cell office:value-type="string">
            <text:p>Halle 9, Stand C07</text:p>
          </table:table-cell>
        </table:table-row>
        <table:table-row table:style-name="ro1">
          <table:table-cell office:value-type="string">
            <text:p>Schulz Engineering</text:p>
          </table:table-cell>
          <table:table-cell office:value-type="string">
            <text:p>D-88069 Tettnang</text:p>
          </table:table-cell>
          <table:table-cell office:value-type="string">
            <text:p>Halle 16, Stand E09</text:p>
          </table:table-cell>
        </table:table-row>
        <table:table-row table:style-name="ro1">
          <table:table-cell office:value-type="string">
            <text:p>SCHUNK</text:p>
          </table:table-cell>
          <table:table-cell office:value-type="string">
            <text:p>D-74348 Lauffen</text:p>
          </table:table-cell>
          <table:table-cell office:value-type="string">
            <text:p>Halle 15, Stand D35</text:p>
          </table:table-cell>
        </table:table-row>
        <table:table-row table:style-name="ro1">
          <table:table-cell office:value-type="string">
            <text:p>Schunk Ingenieurkeramik</text:p>
          </table:table-cell>
          <table:table-cell office:value-type="string">
            <text:p>D-47877 Willich</text:p>
          </table:table-cell>
          <table:table-cell office:value-type="string">
            <text:p>Halle 5, Stand E34</text:p>
          </table:table-cell>
        </table:table-row>
        <table:table-row table:style-name="ro1">
          <table:table-cell office:value-type="string">
            <text:p>Schunk Kohlenstofftechnik</text:p>
          </table:table-cell>
          <table:table-cell office:value-type="string">
            <text:p>D-35452 Heuchelheim</text:p>
          </table:table-cell>
          <table:table-cell office:value-type="string">
            <text:p>Halle 13, Stand E67/1</text:p>
          </table:table-cell>
        </table:table-row>
        <table:table-row table:style-name="ro1">
          <table:table-cell office:value-type="string">
            <text:p>Schunk MIM-Technik</text:p>
          </table:table-cell>
          <table:table-cell office:value-type="string">
            <text:p>D-35452 Heuchelheim</text:p>
          </table:table-cell>
          <table:table-cell office:value-type="string">
            <text:p>Halle 3, Stand C45</text:p>
          </table:table-cell>
        </table:table-row>
        <table:table-row table:style-name="ro1">
          <table:table-cell office:value-type="string">
            <text:p>Schutzgemeinschaft Deutscher Wald</text:p>
          </table:table-cell>
          <table:table-cell office:value-type="string">
            <text:p>D-22453 Hamburg</text:p>
          </table:table-cell>
          <table:table-cell office:value-type="string">
            <text:p>Halle 13, Stand E77/1</text:p>
          </table:table-cell>
        </table:table-row>
        <table:table-row table:style-name="ro1">
          <table:table-cell office:value-type="string">
            <text:p>Schwalbe Metallbau</text:p>
          </table:table-cell>
          <table:table-cell office:value-type="string">
            <text:p>D-08132 Mülsen</text:p>
          </table:table-cell>
          <table:table-cell office:value-type="string">
            <text:p>Halle 4, Stand F24, (6)</text:p>
          </table:table-cell>
        </table:table-row>
        <table:table-row table:style-name="ro1">
          <table:table-cell office:value-type="string">
            <text:p>SD Klaus Hirsch</text:p>
          </table:table-cell>
          <table:table-cell office:value-type="string">
            <text:p>D-86919 Utting</text:p>
          </table:table-cell>
          <table:table-cell office:value-type="string">
            <text:p>Halle 3, Stand E56</text:p>
          </table:table-cell>
        </table:table-row>
        <table:table-row table:style-name="ro1">
          <table:table-cell office:value-type="string">
            <text:p>SDL International</text:p>
          </table:table-cell>
          <table:table-cell office:value-type="string">
            <text:p>D-70563 Stuttgart</text:p>
          </table:table-cell>
          <table:table-cell office:value-type="string">
            <text:p>Halle 6, Stand D42</text:p>
          </table:table-cell>
        </table:table-row>
        <table:table-row table:style-name="ro1">
          <table:table-cell office:value-type="string">
            <text:p>SDZ Simulations</text:p>
          </table:table-cell>
          <table:table-cell office:value-type="string">
            <text:p>D-44227 Dortmund</text:p>
          </table:table-cell>
          <table:table-cell office:value-type="string">
            <text:p>Halle 15, Stand B20</text:p>
          </table:table-cell>
        </table:table-row>
        <table:table-row table:style-name="ro1">
          <table:table-cell office:value-type="string">
            <text:p>SEAL Systems</text:p>
          </table:table-cell>
          <table:table-cell office:value-type="string">
            <text:p>D-91341 Röttenbach</text:p>
          </table:table-cell>
          <table:table-cell office:value-type="string">
            <text:p>Halle 16, Stand F15</text:p>
          </table:table-cell>
        </table:table-row>
        <table:table-row table:style-name="ro1">
          <table:table-cell office:value-type="string">
            <text:p>SEALPAC</text:p>
          </table:table-cell>
          <table:table-cell office:value-type="string">
            <text:p>D-26133 Oldenburg</text:p>
          </table:table-cell>
          <table:table-cell office:value-type="string">
            <text:p>Halle 17, Stand B50</text:p>
          </table:table-cell>
        </table:table-row>
        <table:table-row table:style-name="ro1">
          <table:table-cell office:value-type="string">
            <text:p>SEBERT Schwingungstechnik</text:p>
          </table:table-cell>
          <table:table-cell office:value-type="string">
            <text:p>D-73230 Kirchheim/Teck</text:p>
          </table:table-cell>
          <table:table-cell office:value-type="string">
            <text:p>Halle 5, Stand E21</text:p>
          </table:table-cell>
        </table:table-row>
        <table:table-row table:style-name="ro1">
          <table:table-cell office:value-type="string">
            <text:p>Secure Automation Pavilion</text:p>
          </table:table-cell>
          <table:table-cell office:value-type="string">
            <text:p>D-30521 Hannover</text:p>
          </table:table-cell>
          <table:table-cell office:value-type="string">
            <text:p>Halle 7, Stand A40</text:p>
          </table:table-cell>
        </table:table-row>
        <table:table-row table:style-name="ro1">
          <table:table-cell office:value-type="string">
            <text:p>SEF</text:p>
          </table:table-cell>
          <table:table-cell office:value-type="string">
            <text:p>D-21379 Scharnebeck</text:p>
          </table:table-cell>
          <table:table-cell office:value-type="string">
            <text:p>Halle 17, Stand B40</text:p>
          </table:table-cell>
        </table:table-row>
        <table:table-row table:style-name="ro1">
          <table:table-cell office:value-type="string">
            <text:p>SEF Roboter</text:p>
          </table:table-cell>
          <table:table-cell office:value-type="string">
            <text:p>D-21379 Scharnebeck</text:p>
          </table:table-cell>
          <table:table-cell office:value-type="string">
            <text:p>Halle 17, Stand B10/2</text:p>
          </table:table-cell>
        </table:table-row>
        <table:table-row table:style-name="ro1">
          <table:table-cell office:value-type="string">
            <text:p>SEG Schaltanlagen-Elektronik-Geräte</text:p>
          </table:table-cell>
          <table:table-cell office:value-type="string">
            <text:p>D-47906 Kempen</text:p>
          </table:table-cell>
          <table:table-cell office:value-type="string">
            <text:p>Halle 11, Stand B65</text:p>
          </table:table-cell>
        </table:table-row>
        <table:table-row table:style-name="ro1">
          <table:table-cell office:value-type="string">
            <text:p>SEKAS</text:p>
          </table:table-cell>
          <table:table-cell office:value-type="string">
            <text:p>D-81379 München</text:p>
          </table:table-cell>
          <table:table-cell office:value-type="string">
            <text:p>Halle 16, Stand D05</text:p>
          </table:table-cell>
        </table:table-row>
        <table:table-row table:style-name="ro1">
          <table:table-cell office:value-type="string">
            <text:p>Sembach</text:p>
          </table:table-cell>
          <table:table-cell office:value-type="string">
            <text:p>D-91207 Lauf</text:p>
          </table:table-cell>
          <table:table-cell office:value-type="string">
            <text:p>Halle 5, Stand E34</text:p>
          </table:table-cell>
        </table:table-row>
        <table:table-row table:style-name="ro1">
          <table:table-cell office:value-type="string">
            <text:p>Senior Experten Service</text:p>
          </table:table-cell>
          <table:table-cell office:value-type="string">
            <text:p>D-30159 Hannover</text:p>
          </table:table-cell>
          <table:table-cell office:value-type="string">
            <text:p>Halle 6, Stand B44/1</text:p>
          </table:table-cell>
        </table:table-row>
        <table:table-row table:style-name="ro1">
          <table:table-cell office:value-type="string">
            <text:p>SENSOPART Industriesensorik</text:p>
          </table:table-cell>
          <table:table-cell office:value-type="string">
            <text:p>D-79695 Wieden</text:p>
          </table:table-cell>
          <table:table-cell office:value-type="string">
            <text:p>Halle 17, Stand B60</text:p>
          </table:table-cell>
        </table:table-row>
        <table:table-row table:style-name="ro1">
          <table:table-cell office:value-type="string">
            <text:p>SensoPart Industriesensorik/IO-Link</text:p>
          </table:table-cell>
          <table:table-cell office:value-type="string">
            <text:p>D-79695 Wieden</text:p>
          </table:table-cell>
          <table:table-cell office:value-type="string">
            <text:p>Halle 9, Stand D45</text:p>
          </table:table-cell>
        </table:table-row>
        <table:table-row table:style-name="ro1">
          <table:table-cell office:value-type="string">
            <text:p>Sensor-Technik Wiedemann</text:p>
          </table:table-cell>
          <table:table-cell office:value-type="string">
            <text:p>D-87600 Kaufbeuren</text:p>
          </table:table-cell>
          <table:table-cell office:value-type="string">
            <text:p>Halle 8, Stand D32</text:p>
          </table:table-cell>
        </table:table-row>
        <table:table-row table:style-name="ro1">
          <table:table-cell office:value-type="string">
            <text:p>Sewerin, Hermann</text:p>
          </table:table-cell>
          <table:table-cell office:value-type="string">
            <text:p>D-33334 Gütersloh</text:p>
          </table:table-cell>
          <table:table-cell office:value-type="string">
            <text:p>Halle 6, Stand D04</text:p>
          </table:table-cell>
        </table:table-row>
        <table:table-row table:style-name="ro1">
          <table:table-cell office:value-type="string">
            <text:p>SEW-EURODRIVE</text:p>
          </table:table-cell>
          <table:table-cell office:value-type="string">
            <text:p>D-76646 Bruchsal</text:p>
          </table:table-cell>
          <table:table-cell office:value-type="string">
            <text:p>Halle 9, Stand F13</text:p>
          </table:table-cell>
        </table:table-row>
        <table:table-row table:style-name="ro1">
          <table:table-cell office:value-type="string">
            <text:p>SEW-EURODRIVE</text:p>
          </table:table-cell>
          <table:table-cell office:value-type="string">
            <text:p>D-76646 Bruchsal</text:p>
          </table:table-cell>
          <table:table-cell office:value-type="string">
            <text:p>Halle 11, Stand A41</text:p>
          </table:table-cell>
        </table:table-row>
        <table:table-row table:style-name="ro1">
          <table:table-cell office:value-type="string">
            <text:p>SEW-EURODRIVE</text:p>
          </table:table-cell>
          <table:table-cell office:value-type="string">
            <text:p>D-76646 Bruchsal</text:p>
          </table:table-cell>
          <table:table-cell office:value-type="string">
            <text:p>Halle 14, Stand H08</text:p>
          </table:table-cell>
        </table:table-row>
        <table:table-row table:style-name="ro1">
          <table:table-cell office:value-type="string">
            <text:p>SEW-EURODRIVE</text:p>
          </table:table-cell>
          <table:table-cell office:value-type="string">
            <text:p>D-76646 Bruchsal</text:p>
          </table:table-cell>
          <table:table-cell office:value-type="string">
            <text:p>Halle 14, Stand H10</text:p>
          </table:table-cell>
        </table:table-row>
        <table:table-row table:style-name="ro1">
          <table:table-cell office:value-type="string">
            <text:p>SEW-EURODRIVE</text:p>
          </table:table-cell>
          <table:table-cell office:value-type="string">
            <text:p>D-76646 Bruchsal</text:p>
          </table:table-cell>
          <table:table-cell office:value-type="string">
            <text:p>Halle 17, Stand B40</text:p>
          </table:table-cell>
        </table:table-row>
        <table:table-row table:style-name="ro1">
          <table:table-cell office:value-type="string">
            <text:p>SEW-EURODRIVE</text:p>
          </table:table-cell>
          <table:table-cell office:value-type="string">
            <text:p>D-76646 Bruchsal</text:p>
          </table:table-cell>
          <table:table-cell office:value-type="string">
            <text:p>Halle 17, Stand B50</text:p>
          </table:table-cell>
        </table:table-row>
        <table:table-row table:style-name="ro1">
          <table:table-cell office:value-type="string">
            <text:p>SGL Carbon</text:p>
          </table:table-cell>
          <table:table-cell office:value-type="string">
            <text:p>D-86405 Meitingen</text:p>
          </table:table-cell>
          <table:table-cell office:value-type="string">
            <text:p>Halle 13, Stand E72/3</text:p>
          </table:table-cell>
        </table:table-row>
        <table:table-row table:style-name="ro1">
          <table:table-cell office:value-type="string">
            <text:p>SGM Schut Geometrische Messtechnik</text:p>
          </table:table-cell>
          <table:table-cell office:value-type="string">
            <text:p>D-78647 Trossingen</text:p>
          </table:table-cell>
          <table:table-cell office:value-type="string">
            <text:p>Halle 14, Stand J50</text:p>
          </table:table-cell>
        </table:table-row>
        <table:table-row table:style-name="ro1">
          <table:table-cell office:value-type="string">
            <text:p>SGM Siegfried Göhner</text:p>
          </table:table-cell>
          <table:table-cell office:value-type="string">
            <text:p>D-72116 Mössingen</text:p>
          </table:table-cell>
          <table:table-cell office:value-type="string">
            <text:p>Halle 6, Stand A30/1</text:p>
          </table:table-cell>
        </table:table-row>
        <table:table-row table:style-name="ro1">
          <table:table-cell office:value-type="string">
            <text:p>SGT Spritzgießtechnik</text:p>
          </table:table-cell>
          <table:table-cell office:value-type="string">
            <text:p>D-95466 Weidenberg</text:p>
          </table:table-cell>
          <table:table-cell office:value-type="string">
            <text:p>Halle 5, Stand B16</text:p>
          </table:table-cell>
        </table:table-row>
        <table:table-row table:style-name="ro1">
          <table:table-cell office:value-type="string">
            <text:p>Shanthi Gears</text:p>
          </table:table-cell>
          <table:table-cell office:value-type="string">
            <text:p>D-41061 Mönchengladbach</text:p>
          </table:table-cell>
          <table:table-cell office:value-type="string">
            <text:p>Halle 3, Stand B56</text:p>
          </table:table-cell>
        </table:table-row>
        <table:table-row table:style-name="ro1">
          <table:table-cell office:value-type="string">
            <text:p>SHARP ELECTRONICS (EUROPE)</text:p>
          </table:table-cell>
          <table:table-cell office:value-type="string">
            <text:p>D-20097 Hamburg</text:p>
          </table:table-cell>
          <table:table-cell office:value-type="string">
            <text:p>Halle 13, Stand B44/6</text:p>
          </table:table-cell>
        </table:table-row>
        <table:table-row table:style-name="ro1">
          <table:table-cell office:value-type="string">
            <text:p>SHB Stahl- u. Hartgusswerk Bösdorf</text:p>
          </table:table-cell>
          <table:table-cell office:value-type="string">
            <text:p>D-04249 Leipzig-Knautnaundorf</text:p>
          </table:table-cell>
          <table:table-cell office:value-type="string">
            <text:p>Halle 3, Stand D49</text:p>
          </table:table-cell>
        </table:table-row>
        <table:table-row table:style-name="ro1">
          <table:table-cell office:value-type="string">
            <text:p>SHP Primaflex</text:p>
          </table:table-cell>
          <table:table-cell office:value-type="string">
            <text:p>D-23626 Ratekau</text:p>
          </table:table-cell>
          <table:table-cell office:value-type="string">
            <text:p>Halle 5, Stand C46</text:p>
          </table:table-cell>
        </table:table-row>
        <table:table-row table:style-name="ro1">
          <table:table-cell office:value-type="string">
            <text:p>SIBA</text:p>
          </table:table-cell>
          <table:table-cell office:value-type="string">
            <text:p>D-44534 Lünen</text:p>
          </table:table-cell>
          <table:table-cell office:value-type="string">
            <text:p>Halle 11, Stand E25</text:p>
          </table:table-cell>
        </table:table-row>
        <table:table-row table:style-name="ro1">
          <table:table-cell office:value-type="string">
            <text:p>SICK</text:p>
          </table:table-cell>
          <table:table-cell office:value-type="string">
            <text:p>D-79183 Waldkirch</text:p>
          </table:table-cell>
          <table:table-cell office:value-type="string">
            <text:p>Halle 9, Stand F54</text:p>
          </table:table-cell>
        </table:table-row>
        <table:table-row table:style-name="ro1">
          <table:table-cell office:value-type="string">
            <text:p>SICK</text:p>
          </table:table-cell>
          <table:table-cell office:value-type="string">
            <text:p>D-79183 Waldkirch</text:p>
          </table:table-cell>
          <table:table-cell office:value-type="string">
            <text:p>Halle 11, Stand A22</text:p>
          </table:table-cell>
        </table:table-row>
        <table:table-row table:style-name="ro1">
          <table:table-cell office:value-type="string">
            <text:p>SICK</text:p>
          </table:table-cell>
          <table:table-cell office:value-type="string">
            <text:p>D-79183 Waldkirch</text:p>
          </table:table-cell>
          <table:table-cell office:value-type="string">
            <text:p>Halle 11, Stand A41</text:p>
          </table:table-cell>
        </table:table-row>
        <table:table-row table:style-name="ro1">
          <table:table-cell office:value-type="string">
            <text:p>SICK</text:p>
          </table:table-cell>
          <table:table-cell office:value-type="string">
            <text:p>D-79183 Waldkirch</text:p>
          </table:table-cell>
          <table:table-cell office:value-type="string">
            <text:p>Halle 17, Stand B40</text:p>
          </table:table-cell>
        </table:table-row>
        <table:table-row table:style-name="ro1">
          <table:table-cell office:value-type="string">
            <text:p>SICK</text:p>
          </table:table-cell>
          <table:table-cell office:value-type="string">
            <text:p>D-79183 Waldkirch</text:p>
          </table:table-cell>
          <table:table-cell office:value-type="string">
            <text:p>Halle 17, Stand D30</text:p>
          </table:table-cell>
        </table:table-row>
        <table:table-row table:style-name="ro1">
          <table:table-cell office:value-type="string">
            <text:p>SICK Maihak</text:p>
          </table:table-cell>
          <table:table-cell office:value-type="string">
            <text:p>D-79276 Reute</text:p>
          </table:table-cell>
          <table:table-cell office:value-type="string">
            <text:p>Halle 9, Stand F54</text:p>
          </table:table-cell>
        </table:table-row>
        <table:table-row table:style-name="ro1">
          <table:table-cell office:value-type="string">
            <text:p>SIEB &amp; MEYER</text:p>
          </table:table-cell>
          <table:table-cell office:value-type="string">
            <text:p>D-21339 Lüneburg</text:p>
          </table:table-cell>
          <table:table-cell office:value-type="string">
            <text:p>Halle 13, Stand E52</text:p>
          </table:table-cell>
        </table:table-row>
        <table:table-row table:style-name="ro1">
          <table:table-cell office:value-type="string">
            <text:p>Siebert Hydraulik &amp; Pneumatik</text:p>
          </table:table-cell>
          <table:table-cell office:value-type="string">
            <text:p>D-39576 Stendal</text:p>
          </table:table-cell>
          <table:table-cell office:value-type="string">
            <text:p>Halle 4, Stand F34</text:p>
          </table:table-cell>
        </table:table-row>
        <table:table-row table:style-name="ro1">
          <table:table-cell office:value-type="string">
            <text:p>Siebert Industrieelektronik</text:p>
          </table:table-cell>
          <table:table-cell office:value-type="string">
            <text:p>D-66571 Eppelborn</text:p>
          </table:table-cell>
          <table:table-cell office:value-type="string">
            <text:p>Halle 8, Stand B01</text:p>
          </table:table-cell>
        </table:table-row>
        <table:table-row table:style-name="ro1">
          <table:table-cell office:value-type="string">
            <text:p>Siedle Warmpressteile</text:p>
          </table:table-cell>
          <table:table-cell office:value-type="string">
            <text:p>D-78147 Vöhrenbach</text:p>
          </table:table-cell>
          <table:table-cell office:value-type="string">
            <text:p>Halle 4, Stand H34</text:p>
          </table:table-cell>
        </table:table-row>
        <table:table-row table:style-name="ro1">
          <table:table-cell office:value-type="string">
            <text:p>Siegthalerfabrik</text:p>
          </table:table-cell>
          <table:table-cell office:value-type="string">
            <text:p>D-57080 Siegen</text:p>
          </table:table-cell>
          <table:table-cell office:value-type="string">
            <text:p>Halle 4, Stand C34, (8)</text:p>
          </table:table-cell>
        </table:table-row>
        <table:table-row table:style-name="ro1">
          <table:table-cell office:value-type="string">
            <text:p>Siegthalerfabrik</text:p>
          </table:table-cell>
          <table:table-cell office:value-type="string">
            <text:p>D-57080 Siegen</text:p>
          </table:table-cell>
          <table:table-cell office:value-type="string">
            <text:p>Freigelände Pipeline Park, Südseite CC Pipeline Park Southside CC Pipeline Parc, Stand M23</text:p>
          </table:table-cell>
        </table:table-row>
        <table:table-row table:style-name="ro1">
          <table:table-cell office:value-type="string">
            <text:p>Siekerkotte</text:p>
          </table:table-cell>
          <table:table-cell office:value-type="string">
            <text:p>D-32051 Herford</text:p>
          </table:table-cell>
          <table:table-cell office:value-type="string">
            <text:p>Halle 12, Stand F62</text:p>
          </table:table-cell>
        </table:table-row>
        <table:table-row table:style-name="ro1">
          <table:table-cell office:value-type="string">
            <text:p>Siemens</text:p>
          </table:table-cell>
          <table:table-cell office:value-type="string">
            <text:p>D-81739 München</text:p>
          </table:table-cell>
          <table:table-cell office:value-type="string">
            <text:p>Halle 7, Stand B44</text:p>
          </table:table-cell>
        </table:table-row>
        <table:table-row table:style-name="ro1">
          <table:table-cell office:value-type="string">
            <text:p>Siemens Automation and Drives</text:p>
          </table:table-cell>
          <table:table-cell office:value-type="string">
            <text:p>D-90475 Nürnberg</text:p>
          </table:table-cell>
          <table:table-cell office:value-type="string">
            <text:p>Halle 7, Stand B44</text:p>
          </table:table-cell>
        </table:table-row>
        <table:table-row table:style-name="ro1">
          <table:table-cell office:value-type="string">
            <text:p>Siemens Automation and Drives</text:p>
          </table:table-cell>
          <table:table-cell office:value-type="string">
            <text:p>D-90475 Nürnberg</text:p>
          </table:table-cell>
          <table:table-cell office:value-type="string">
            <text:p>Halle 9, Stand A72</text:p>
          </table:table-cell>
        </table:table-row>
        <table:table-row table:style-name="ro1">
          <table:table-cell office:value-type="string">
            <text:p>Siemens Automation and Drives</text:p>
          </table:table-cell>
          <table:table-cell office:value-type="string">
            <text:p>D-90475 Nürnberg</text:p>
          </table:table-cell>
          <table:table-cell office:value-type="string">
            <text:p>Halle 9, Stand D06</text:p>
          </table:table-cell>
        </table:table-row>
        <table:table-row table:style-name="ro1">
          <table:table-cell office:value-type="string">
            <text:p>Siemens Automation and Drives</text:p>
          </table:table-cell>
          <table:table-cell office:value-type="string">
            <text:p>D-76187 Karlsruhe</text:p>
          </table:table-cell>
          <table:table-cell office:value-type="string">
            <text:p>Halle 11, Stand A41</text:p>
          </table:table-cell>
        </table:table-row>
        <table:table-row table:style-name="ro1">
          <table:table-cell office:value-type="string">
            <text:p>Siemens Automation and Drives</text:p>
          </table:table-cell>
          <table:table-cell office:value-type="string">
            <text:p>D-90475 Nürnberg</text:p>
          </table:table-cell>
          <table:table-cell office:value-type="string">
            <text:p>Halle 11, Stand A41</text:p>
          </table:table-cell>
        </table:table-row>
        <table:table-row table:style-name="ro1">
          <table:table-cell office:value-type="string">
            <text:p>Siemens Automation and Drives</text:p>
          </table:table-cell>
          <table:table-cell office:value-type="string">
            <text:p>D-91056 Erlangen</text:p>
          </table:table-cell>
          <table:table-cell office:value-type="string">
            <text:p>Halle 15, Stand D10</text:p>
          </table:table-cell>
        </table:table-row>
        <table:table-row table:style-name="ro1">
          <table:table-cell office:value-type="string">
            <text:p>Siemens Automation and Drives</text:p>
          </table:table-cell>
          <table:table-cell office:value-type="string">
            <text:p>D-38122 Braunschweig</text:p>
          </table:table-cell>
          <table:table-cell office:value-type="string">
            <text:p>Halle 17, Stand B10</text:p>
          </table:table-cell>
        </table:table-row>
        <table:table-row table:style-name="ro1">
          <table:table-cell office:value-type="string">
            <text:p>Siemens Corporate Technology</text:p>
          </table:table-cell>
          <table:table-cell office:value-type="string">
            <text:p>D-91058 Erlangen</text:p>
          </table:table-cell>
          <table:table-cell office:value-type="string">
            <text:p>Halle 2, Stand D26</text:p>
          </table:table-cell>
        </table:table-row>
        <table:table-row table:style-name="ro1">
          <table:table-cell office:value-type="string">
            <text:p>Siemens Industrial Solutions</text:p>
          </table:table-cell>
          <table:table-cell office:value-type="string">
            <text:p>D-91052 Erlangen</text:p>
          </table:table-cell>
          <table:table-cell office:value-type="string">
            <text:p>Halle 9, Stand A72</text:p>
          </table:table-cell>
        </table:table-row>
        <table:table-row table:style-name="ro1">
          <table:table-cell office:value-type="string">
            <text:p>Siemens Industrial Solutions and Service</text:p>
          </table:table-cell>
          <table:table-cell office:value-type="string">
            <text:p>D-91058 Erlangen</text:p>
          </table:table-cell>
          <table:table-cell office:value-type="string">
            <text:p>Halle 8, Stand D30</text:p>
          </table:table-cell>
        </table:table-row>
        <table:table-row table:style-name="ro1">
          <table:table-cell office:value-type="string">
            <text:p>Siemens Power Transmission</text:p>
          </table:table-cell>
          <table:table-cell office:value-type="string">
            <text:p>D-91058 Erlangen</text:p>
          </table:table-cell>
          <table:table-cell office:value-type="string">
            <text:p>Halle 9, Stand A72</text:p>
          </table:table-cell>
        </table:table-row>
        <table:table-row table:style-name="ro1">
          <table:table-cell office:value-type="string">
            <text:p>Siepmann-Werke</text:p>
          </table:table-cell>
          <table:table-cell office:value-type="string">
            <text:p>D-59581 Warstein</text:p>
          </table:table-cell>
          <table:table-cell office:value-type="string">
            <text:p>Halle 4, Stand E42</text:p>
          </table:table-cell>
        </table:table-row>
        <table:table-row table:style-name="ro1">
          <table:table-cell office:value-type="string">
            <text:p>Signode System</text:p>
          </table:table-cell>
          <table:table-cell office:value-type="string">
            <text:p>D-46535 Dinslaken</text:p>
          </table:table-cell>
          <table:table-cell office:value-type="string">
            <text:p>Halle 17, Stand B50</text:p>
          </table:table-cell>
        </table:table-row>
        <table:table-row table:style-name="ro1">
          <table:table-cell office:value-type="string">
            <text:p>SIHK Hagen</text:p>
          </table:table-cell>
          <table:table-cell office:value-type="string">
            <text:p>D-58095 Hagen</text:p>
          </table:table-cell>
          <table:table-cell office:value-type="string">
            <text:p>Halle 4, Stand C34</text:p>
          </table:table-cell>
        </table:table-row>
        <table:table-row table:style-name="ro1">
          <table:table-cell office:value-type="string">
            <text:p>SIKA - Dr. Siebert &amp; Kühn</text:p>
          </table:table-cell>
          <table:table-cell office:value-type="string">
            <text:p>D-34260 Kaufungen</text:p>
          </table:table-cell>
          <table:table-cell office:value-type="string">
            <text:p>Halle 7, Stand A14</text:p>
          </table:table-cell>
        </table:table-row>
        <table:table-row table:style-name="ro1">
          <table:table-cell office:value-type="string">
            <text:p>Silex</text:p>
          </table:table-cell>
          <table:table-cell office:value-type="string">
            <text:p>D-44628 Herne</text:p>
          </table:table-cell>
          <table:table-cell office:value-type="string">
            <text:p>Halle 5, Stand D36</text:p>
          </table:table-cell>
        </table:table-row>
        <table:table-row table:style-name="ro1">
          <table:table-cell office:value-type="string">
            <text:p>Simmeth System</text:p>
          </table:table-cell>
          <table:table-cell office:value-type="string">
            <text:p>D-84489 Burghausen</text:p>
          </table:table-cell>
          <table:table-cell office:value-type="string">
            <text:p>Halle 16, Stand C16</text:p>
          </table:table-cell>
        </table:table-row>
        <table:table-row table:style-name="ro1">
          <table:table-cell office:value-type="string">
            <text:p>SimPlan</text:p>
          </table:table-cell>
          <table:table-cell office:value-type="string">
            <text:p>D-63477 Maintal</text:p>
          </table:table-cell>
          <table:table-cell office:value-type="string">
            <text:p>Halle 16, Stand E07</text:p>
          </table:table-cell>
        </table:table-row>
        <table:table-row table:style-name="ro1">
          <table:table-cell office:value-type="string">
            <text:p>SimuForm</text:p>
          </table:table-cell>
          <table:table-cell office:value-type="string">
            <text:p>D-42277 Dortmund</text:p>
          </table:table-cell>
          <table:table-cell office:value-type="string">
            <text:p>Halle 17, Stand E84</text:p>
          </table:table-cell>
        </table:table-row>
        <table:table-row table:style-name="ro1">
          <table:table-cell office:value-type="string">
            <text:p>SI-Schweitzer Ingenieurgesellschaft</text:p>
          </table:table-cell>
          <table:table-cell office:value-type="string">
            <text:p>D-41352 Korschenbroich</text:p>
          </table:table-cell>
          <table:table-cell office:value-type="string">
            <text:p>Halle 15, Stand C06</text:p>
          </table:table-cell>
        </table:table-row>
        <table:table-row table:style-name="ro1">
          <table:table-cell office:value-type="string">
            <text:p>SKF</text:p>
          </table:table-cell>
          <table:table-cell office:value-type="string">
            <text:p>D-29439 Lüchow</text:p>
          </table:table-cell>
          <table:table-cell office:value-type="string">
            <text:p>Halle 4, Stand E42</text:p>
          </table:table-cell>
        </table:table-row>
        <table:table-row table:style-name="ro1">
          <table:table-cell office:value-type="string">
            <text:p>SKF (nur ein Exponat auf dem Stand)</text:p>
          </table:table-cell>
          <table:table-cell office:value-type="string">
            <text:p>D-97421 Schweinfurt</text:p>
          </table:table-cell>
          <table:table-cell office:value-type="string">
            <text:p>Halle 5, Stand A16</text:p>
          </table:table-cell>
        </table:table-row>
        <table:table-row table:style-name="ro1">
          <table:table-cell office:value-type="string">
            <text:p>SKS Kontakttechnik</text:p>
          </table:table-cell>
          <table:table-cell office:value-type="string">
            <text:p>D-09366 Niederdorf</text:p>
          </table:table-cell>
          <table:table-cell office:value-type="string">
            <text:p>Halle 8, Stand A32</text:p>
          </table:table-cell>
        </table:table-row>
        <table:table-row table:style-name="ro1">
          <table:table-cell office:value-type="string">
            <text:p>SM Morgenthaler Automation</text:p>
          </table:table-cell>
          <table:table-cell office:value-type="string">
            <text:p>D-79331 Teningen</text:p>
          </table:table-cell>
          <table:table-cell office:value-type="string">
            <text:p>Halle 17, Stand B50</text:p>
          </table:table-cell>
        </table:table-row>
        <table:table-row table:style-name="ro1">
          <table:table-cell office:value-type="string">
            <text:p>SMA Technologie</text:p>
          </table:table-cell>
          <table:table-cell office:value-type="string">
            <text:p>D-34266 Niestetal</text:p>
          </table:table-cell>
          <table:table-cell office:value-type="string">
            <text:p>Halle 9, Stand A60</text:p>
          </table:table-cell>
        </table:table-row>
        <table:table-row table:style-name="ro1">
          <table:table-cell office:value-type="string">
            <text:p>SmarAct</text:p>
          </table:table-cell>
          <table:table-cell office:value-type="string">
            <text:p>D-26129 Oldenburg</text:p>
          </table:table-cell>
          <table:table-cell office:value-type="string">
            <text:p>Halle 15, Stand D36</text:p>
          </table:table-cell>
        </table:table-row>
        <table:table-row table:style-name="ro1">
          <table:table-cell office:value-type="string">
            <text:p>SMART Electronic Development</text:p>
          </table:table-cell>
          <table:table-cell office:value-type="string">
            <text:p>D-70191 Stuttgart</text:p>
          </table:table-cell>
          <table:table-cell office:value-type="string">
            <text:p>Halle 13, Stand E87/8</text:p>
          </table:table-cell>
        </table:table-row>
        <table:table-row table:style-name="ro1">
          <table:table-cell office:value-type="string">
            <text:p>Smart Network Devices</text:p>
          </table:table-cell>
          <table:table-cell office:value-type="string">
            <text:p>D-52428 Jülich</text:p>
          </table:table-cell>
          <table:table-cell office:value-type="string">
            <text:p>Halle 11, Stand B66</text:p>
          </table:table-cell>
        </table:table-row>
        <table:table-row table:style-name="ro1">
          <table:table-cell office:value-type="string">
            <text:p>SMART Technologies</text:p>
          </table:table-cell>
          <table:table-cell office:value-type="string">
            <text:p>D-53129 Bonn</text:p>
          </table:table-cell>
          <table:table-cell office:value-type="string">
            <text:p>Halle 2, Stand A60</text:p>
          </table:table-cell>
        </table:table-row>
        <table:table-row table:style-name="ro1">
          <table:table-cell office:value-type="string">
            <text:p>SMS Elotherm</text:p>
          </table:table-cell>
          <table:table-cell office:value-type="string">
            <text:p>D-42897 Remscheid</text:p>
          </table:table-cell>
          <table:table-cell office:value-type="string">
            <text:p>Halle 4, Stand E42</text:p>
          </table:table-cell>
        </table:table-row>
        <table:table-row table:style-name="ro1">
          <table:table-cell office:value-type="string">
            <text:p>SMS EUMUCO</text:p>
          </table:table-cell>
          <table:table-cell office:value-type="string">
            <text:p>D-51377 Leverkusen</text:p>
          </table:table-cell>
          <table:table-cell office:value-type="string">
            <text:p>Halle 4, Stand E42</text:p>
          </table:table-cell>
        </table:table-row>
        <table:table-row table:style-name="ro1">
          <table:table-cell office:value-type="string">
            <text:p>SMT Systeme</text:p>
          </table:table-cell>
          <table:table-cell office:value-type="string">
            <text:p>D-28857 Syke</text:p>
          </table:table-cell>
          <table:table-cell office:value-type="string">
            <text:p>Halle 17, Stand F64</text:p>
          </table:table-cell>
        </table:table-row>
        <table:table-row table:style-name="ro1">
          <table:table-cell office:value-type="string">
            <text:p>SN Technics</text:p>
          </table:table-cell>
          <table:table-cell office:value-type="string">
            <text:p>D-71229 Leonberg</text:p>
          </table:table-cell>
          <table:table-cell office:value-type="string">
            <text:p>Halle 16, Stand C16</text:p>
          </table:table-cell>
        </table:table-row>
        <table:table-row table:style-name="ro1">
          <table:table-cell office:value-type="string">
            <text:p>SNR WÄLZLAGER</text:p>
          </table:table-cell>
          <table:table-cell office:value-type="string">
            <text:p>D-40472 Düsseldorf</text:p>
          </table:table-cell>
          <table:table-cell office:value-type="string">
            <text:p>Halle 17, Stand F94</text:p>
          </table:table-cell>
        </table:table-row>
        <table:table-row table:style-name="ro1">
          <table:table-cell office:value-type="string">
            <text:p>Sodick Deutschland</text:p>
          </table:table-cell>
          <table:table-cell office:value-type="string">
            <text:p>D-71106 Magstadt</text:p>
          </table:table-cell>
          <table:table-cell office:value-type="string">
            <text:p>Halle 14, Stand J53</text:p>
          </table:table-cell>
        </table:table-row>
        <table:table-row table:style-name="ro1">
          <table:table-cell office:value-type="string">
            <text:p>softflow.de</text:p>
          </table:table-cell>
          <table:table-cell office:value-type="string">
            <text:p>D-15834 Rangsdorf</text:p>
          </table:table-cell>
          <table:table-cell office:value-type="string">
            <text:p>Halle 9, Stand C13</text:p>
          </table:table-cell>
        </table:table-row>
        <table:table-row table:style-name="ro1">
          <table:table-cell office:value-type="string">
            <text:p>SOFTING</text:p>
          </table:table-cell>
          <table:table-cell office:value-type="string">
            <text:p>D-85540 Haar</text:p>
          </table:table-cell>
          <table:table-cell office:value-type="string">
            <text:p>Halle 7, Stand A10</text:p>
          </table:table-cell>
        </table:table-row>
        <table:table-row table:style-name="ro1">
          <table:table-cell office:value-type="string">
            <text:p>SOFTING</text:p>
          </table:table-cell>
          <table:table-cell office:value-type="string">
            <text:p>D-85540 Haar</text:p>
          </table:table-cell>
          <table:table-cell office:value-type="string">
            <text:p>Halle 9, Stand A35</text:p>
          </table:table-cell>
        </table:table-row>
        <table:table-row table:style-name="ro1">
          <table:table-cell office:value-type="string">
            <text:p>SOFTING</text:p>
          </table:table-cell>
          <table:table-cell office:value-type="string">
            <text:p>D-85540 Haar</text:p>
          </table:table-cell>
          <table:table-cell office:value-type="string">
            <text:p>Halle 11, Stand A41</text:p>
          </table:table-cell>
        </table:table-row>
        <table:table-row table:style-name="ro1">
          <table:table-cell office:value-type="string">
            <text:p>Software Factory</text:p>
          </table:table-cell>
          <table:table-cell office:value-type="string">
            <text:p>D-80807 München</text:p>
          </table:table-cell>
          <table:table-cell office:value-type="string">
            <text:p>Halle 16, Stand F09</text:p>
          </table:table-cell>
        </table:table-row>
        <table:table-row table:style-name="ro1">
          <table:table-cell office:value-type="string">
            <text:p>SolarAccess</text:p>
          </table:table-cell>
          <table:table-cell office:value-type="string">
            <text:p>D-26129 Oldenburg</text:p>
          </table:table-cell>
          <table:table-cell office:value-type="string">
            <text:p>Halle 13, Stand E52</text:p>
          </table:table-cell>
        </table:table-row>
        <table:table-row table:style-name="ro1">
          <table:table-cell office:value-type="string">
            <text:p>SOLARC Innovative Solarprodukte</text:p>
          </table:table-cell>
          <table:table-cell office:value-type="string">
            <text:p>D-13355 Berlin</text:p>
          </table:table-cell>
          <table:table-cell office:value-type="string">
            <text:p>Halle 13, Stand B60</text:p>
          </table:table-cell>
        </table:table-row>
        <table:table-row table:style-name="ro1">
          <table:table-cell office:value-type="string">
            <text:p>Solar-Institut</text:p>
          </table:table-cell>
          <table:table-cell office:value-type="string">
            <text:p>D-52428 Jülich</text:p>
          </table:table-cell>
          <table:table-cell office:value-type="string">
            <text:p>Halle 2, Stand C30</text:p>
          </table:table-cell>
        </table:table-row>
        <table:table-row table:style-name="ro1">
          <table:table-cell office:value-type="string">
            <text:p>SOLARWATT</text:p>
          </table:table-cell>
          <table:table-cell office:value-type="string">
            <text:p>D-01109 Dresden</text:p>
          </table:table-cell>
          <table:table-cell office:value-type="string">
            <text:p>Halle 13, Stand B44/3</text:p>
          </table:table-cell>
        </table:table-row>
        <table:table-row table:style-name="ro1">
          <table:table-cell office:value-type="string">
            <text:p>Solid System Team</text:p>
          </table:table-cell>
          <table:table-cell office:value-type="string">
            <text:p>D-59457 Werl</text:p>
          </table:table-cell>
          <table:table-cell office:value-type="string">
            <text:p>Halle 15, Stand A06</text:p>
          </table:table-cell>
        </table:table-row>
        <table:table-row table:style-name="ro1">
          <table:table-cell office:value-type="string">
            <text:p>SolidLine</text:p>
          </table:table-cell>
          <table:table-cell office:value-type="string">
            <text:p>D-65396 Walluf</text:p>
          </table:table-cell>
          <table:table-cell office:value-type="string">
            <text:p>Halle 15, Stand C06</text:p>
          </table:table-cell>
        </table:table-row>
        <table:table-row table:style-name="ro1">
          <table:table-cell office:value-type="string">
            <text:p>Solidpro Informationssysteme</text:p>
          </table:table-cell>
          <table:table-cell office:value-type="string">
            <text:p>D-89129 Langenau</text:p>
          </table:table-cell>
          <table:table-cell office:value-type="string">
            <text:p>Halle 15, Stand B12</text:p>
          </table:table-cell>
        </table:table-row>
        <table:table-row table:style-name="ro1">
          <table:table-cell office:value-type="string">
            <text:p>SolidWorks Deutschland</text:p>
          </table:table-cell>
          <table:table-cell office:value-type="string">
            <text:p>D-85540 Haar</text:p>
          </table:table-cell>
          <table:table-cell office:value-type="string">
            <text:p>Halle 15, Stand C06</text:p>
          </table:table-cell>
        </table:table-row>
        <table:table-row table:style-name="ro1">
          <table:table-cell office:value-type="string">
            <text:p>Sommer-Automatic</text:p>
          </table:table-cell>
          <table:table-cell office:value-type="string">
            <text:p>D-76275 Ettlingen</text:p>
          </table:table-cell>
          <table:table-cell office:value-type="string">
            <text:p>Halle 17, Stand F04</text:p>
          </table:table-cell>
        </table:table-row>
        <table:table-row table:style-name="ro1">
          <table:table-cell office:value-type="string">
            <text:p>Sonderforschungsbereich 489</text:p>
          </table:table-cell>
          <table:table-cell office:value-type="string">
            <text:p>D-30823 Garbsen</text:p>
          </table:table-cell>
          <table:table-cell office:value-type="string">
            <text:p>Halle 5, Stand B16</text:p>
          </table:table-cell>
        </table:table-row>
        <table:table-row table:style-name="ro1">
          <table:table-cell office:value-type="string">
            <text:p>Sonderforschungsbereich 599</text:p>
          </table:table-cell>
          <table:table-cell office:value-type="string">
            <text:p>D-30419 Hannover</text:p>
          </table:table-cell>
          <table:table-cell office:value-type="string">
            <text:p>Halle 5, Stand B16</text:p>
          </table:table-cell>
        </table:table-row>
        <table:table-row table:style-name="ro1">
          <table:table-cell office:value-type="string">
            <text:p>Sonderhoff</text:p>
          </table:table-cell>
          <table:table-cell office:value-type="string">
            <text:p>D-50829 Köln</text:p>
          </table:table-cell>
          <table:table-cell office:value-type="string">
            <text:p>Halle 5, Stand D32</text:p>
          </table:table-cell>
        </table:table-row>
        <table:table-row table:style-name="ro1">
          <table:table-cell office:value-type="string">
            <text:p>SONDERMANN Pumpen und Filter</text:p>
          </table:table-cell>
          <table:table-cell office:value-type="string">
            <text:p>D-50679 Köln</text:p>
          </table:table-cell>
          <table:table-cell office:value-type="string">
            <text:p>Halle 13, Stand H20</text:p>
          </table:table-cell>
        </table:table-row>
        <table:table-row table:style-name="ro1">
          <table:table-cell office:value-type="string">
            <text:p>Sonderschrauben Güldner</text:p>
          </table:table-cell>
          <table:table-cell office:value-type="string">
            <text:p>D-74653 Künzelsau</text:p>
          </table:table-cell>
          <table:table-cell office:value-type="string">
            <text:p>Halle 4, Stand E12</text:p>
          </table:table-cell>
        </table:table-row>
        <table:table-row table:style-name="ro1">
          <table:table-cell office:value-type="string">
            <text:p>SONOSYS</text:p>
          </table:table-cell>
          <table:table-cell office:value-type="string">
            <text:p>D-75305 Neuenbürg</text:p>
          </table:table-cell>
          <table:table-cell office:value-type="string">
            <text:p>Halle 15, Stand D36</text:p>
          </table:table-cell>
        </table:table-row>
        <table:table-row table:style-name="ro1">
          <table:table-cell office:value-type="string">
            <text:p>SONOTEC</text:p>
          </table:table-cell>
          <table:table-cell office:value-type="string">
            <text:p>D-06112 Halle</text:p>
          </table:table-cell>
          <table:table-cell office:value-type="string">
            <text:p>Halle 8, Stand G13</text:p>
          </table:table-cell>
        </table:table-row>
        <table:table-row table:style-name="ro1">
          <table:table-cell office:value-type="string">
            <text:p>Sontheim Industrie Elektronik</text:p>
          </table:table-cell>
          <table:table-cell office:value-type="string">
            <text:p>D-87437 Kempten</text:p>
          </table:table-cell>
          <table:table-cell office:value-type="string">
            <text:p>Halle 17, Stand D30</text:p>
          </table:table-cell>
        </table:table-row>
        <table:table-row table:style-name="ro1">
          <table:table-cell office:value-type="string">
            <text:p>Sounddesign Ronnebaum</text:p>
          </table:table-cell>
          <table:table-cell office:value-type="string">
            <text:p>D-26135 Oldenburg</text:p>
          </table:table-cell>
          <table:table-cell office:value-type="string">
            <text:p>Halle 2, Stand A10</text:p>
          </table:table-cell>
        </table:table-row>
        <table:table-row table:style-name="ro1">
          <table:table-cell office:value-type="string">
            <text:p>SOURIAU Germany</text:p>
          </table:table-cell>
          <table:table-cell office:value-type="string">
            <text:p>D-42105 Wuppertal</text:p>
          </table:table-cell>
          <table:table-cell office:value-type="string">
            <text:p>Halle 11, Stand A41</text:p>
          </table:table-cell>
        </table:table-row>
        <table:table-row table:style-name="ro1">
          <table:table-cell office:value-type="string">
            <text:p>SOURIAU Germany</text:p>
          </table:table-cell>
          <table:table-cell office:value-type="string">
            <text:p>D-42105 Wuppertal</text:p>
          </table:table-cell>
          <table:table-cell office:value-type="string">
            <text:p>Halle 11, Stand E41</text:p>
          </table:table-cell>
        </table:table-row>
        <table:table-row table:style-name="ro1">
          <table:table-cell office:value-type="string">
            <text:p>Spectra Computersysteme</text:p>
          </table:table-cell>
          <table:table-cell office:value-type="string">
            <text:p>D-70771 Leinfelden-Echterdingen</text:p>
          </table:table-cell>
          <table:table-cell office:value-type="string">
            <text:p>Halle 11, Stand E41</text:p>
          </table:table-cell>
        </table:table-row>
        <table:table-row table:style-name="ro1">
          <table:table-cell office:value-type="string">
            <text:p>Spektrum der Wissenschaft</text:p>
          </table:table-cell>
          <table:table-cell office:value-type="string">
            <text:p>D-69126 Heidelberg</text:p>
          </table:table-cell>
          <table:table-cell office:value-type="string">
            <text:p>Halle 2, Stand A51</text:p>
          </table:table-cell>
        </table:table-row>
        <table:table-row table:style-name="ro1">
          <table:table-cell office:value-type="string">
            <text:p>Sperlich, Walter</text:p>
          </table:table-cell>
          <table:table-cell office:value-type="string">
            <text:p>D-13407 Berlin</text:p>
          </table:table-cell>
          <table:table-cell office:value-type="string">
            <text:p>Halle 3, Stand B26, (VIII)</text:p>
          </table:table-cell>
        </table:table-row>
        <table:table-row table:style-name="ro1">
          <table:table-cell office:value-type="string">
            <text:p>Spezialantriebstechnik</text:p>
          </table:table-cell>
          <table:table-cell office:value-type="string">
            <text:p>D-04746 Hartha</text:p>
          </table:table-cell>
          <table:table-cell office:value-type="string">
            <text:p>Halle 15, Stand E23</text:p>
          </table:table-cell>
        </table:table-row>
        <table:table-row table:style-name="ro1">
          <table:table-cell office:value-type="string">
            <text:p>Sphinx Computer</text:p>
          </table:table-cell>
          <table:table-cell office:value-type="string">
            <text:p>D-69514 Laudenbach</text:p>
          </table:table-cell>
          <table:table-cell office:value-type="string">
            <text:p>Halle 9, Stand G29</text:p>
          </table:table-cell>
        </table:table-row>
        <table:table-row table:style-name="ro1">
          <table:table-cell office:value-type="string">
            <text:p>SPI</text:p>
          </table:table-cell>
          <table:table-cell office:value-type="string">
            <text:p>D-22926 Ahrensburg</text:p>
          </table:table-cell>
          <table:table-cell office:value-type="string">
            <text:p>Halle 15, Stand C06</text:p>
          </table:table-cell>
        </table:table-row>
        <table:table-row table:style-name="ro1">
          <table:table-cell office:value-type="string">
            <text:p>SPI Robot Systeme</text:p>
          </table:table-cell>
          <table:table-cell office:value-type="string">
            <text:p>D-55276 Oppenheim</text:p>
          </table:table-cell>
          <table:table-cell office:value-type="string">
            <text:p>Halle 15, Stand D44</text:p>
          </table:table-cell>
        </table:table-row>
        <table:table-row table:style-name="ro1">
          <table:table-cell office:value-type="string">
            <text:p>Spindel- und Lagerungstechnik Fraureuth</text:p>
          </table:table-cell>
          <table:table-cell office:value-type="string">
            <text:p>D-08427 Fraureuth</text:p>
          </table:table-cell>
          <table:table-cell office:value-type="string">
            <text:p>Halle 4, Stand F24, (9)</text:p>
          </table:table-cell>
        </table:table-row>
        <table:table-row table:style-name="ro1">
          <table:table-cell office:value-type="string">
            <text:p>SP-Industrieprodukte</text:p>
          </table:table-cell>
          <table:table-cell office:value-type="string">
            <text:p>D-72160 Horb</text:p>
          </table:table-cell>
          <table:table-cell office:value-type="string">
            <text:p>Halle 4, Stand E24</text:p>
          </table:table-cell>
        </table:table-row>
        <table:table-row table:style-name="ro1">
          <table:table-cell office:value-type="string">
            <text:p>Spohn &amp; Burkhardt</text:p>
          </table:table-cell>
          <table:table-cell office:value-type="string">
            <text:p>D-89143 Blaubeuren</text:p>
          </table:table-cell>
          <table:table-cell office:value-type="string">
            <text:p>Halle 12, Stand D72</text:p>
          </table:table-cell>
        </table:table-row>
        <table:table-row table:style-name="ro1">
          <table:table-cell office:value-type="string">
            <text:p>Springer-VDI-Verlag</text:p>
          </table:table-cell>
          <table:table-cell office:value-type="string">
            <text:p>D-40239 Düsseldorf</text:p>
          </table:table-cell>
          <table:table-cell office:value-type="string">
            <text:p>Halle 2, Stand D36</text:p>
          </table:table-cell>
        </table:table-row>
        <table:table-row table:style-name="ro1">
          <table:table-cell office:value-type="string">
            <text:p>Springer-Verlag</text:p>
          </table:table-cell>
          <table:table-cell office:value-type="string">
            <text:p>D-69121 Heidelberg</text:p>
          </table:table-cell>
          <table:table-cell office:value-type="string">
            <text:p>Halle 2, Stand D39</text:p>
          </table:table-cell>
        </table:table-row>
        <table:table-row table:style-name="ro1">
          <table:table-cell office:value-type="string">
            <text:p>SPRINGFIX</text:p>
          </table:table-cell>
          <table:table-cell office:value-type="string">
            <text:p>D-73084 Salach</text:p>
          </table:table-cell>
          <table:table-cell office:value-type="string">
            <text:p>Halle 5, Stand E39</text:p>
          </table:table-cell>
        </table:table-row>
        <table:table-row table:style-name="ro1">
          <table:table-cell office:value-type="string">
            <text:p>SPS electronic</text:p>
          </table:table-cell>
          <table:table-cell office:value-type="string">
            <text:p>D-74523 Schwäbisch Hall</text:p>
          </table:table-cell>
          <table:table-cell office:value-type="string">
            <text:p>Halle 12, Stand A05</text:p>
          </table:table-cell>
        </table:table-row>
        <table:table-row table:style-name="ro1">
          <table:table-cell office:value-type="string">
            <text:p>SPS Sonderanfertigungen</text:p>
          </table:table-cell>
          <table:table-cell office:value-type="string">
            <text:p>D-18233 Moitin</text:p>
          </table:table-cell>
          <table:table-cell office:value-type="string">
            <text:p>Halle 3, Stand E56</text:p>
          </table:table-cell>
        </table:table-row>
        <table:table-row table:style-name="ro1">
          <table:table-cell office:value-type="string">
            <text:p>SPVA - Sächsische Patentverwertungsag.</text:p>
          </table:table-cell>
          <table:table-cell office:value-type="string">
            <text:p>D-01187 Dresden</text:p>
          </table:table-cell>
          <table:table-cell office:value-type="string">
            <text:p>Halle 2, Stand C39</text:p>
          </table:table-cell>
        </table:table-row>
        <table:table-row table:style-name="ro1">
          <table:table-cell office:value-type="string">
            <text:p>SSI Schäfer Noell</text:p>
          </table:table-cell>
          <table:table-cell office:value-type="string">
            <text:p>D-97232 Giebelstadt</text:p>
          </table:table-cell>
          <table:table-cell office:value-type="string">
            <text:p>Halle 17, Stand B50</text:p>
          </table:table-cell>
        </table:table-row>
        <table:table-row table:style-name="ro1">
          <table:table-cell office:value-type="string">
            <text:p>SSL Maschinenbau</text:p>
          </table:table-cell>
          <table:table-cell office:value-type="string">
            <text:p>D-02739 Eibau</text:p>
          </table:table-cell>
          <table:table-cell office:value-type="string">
            <text:p>Halle 4, Stand G56</text:p>
          </table:table-cell>
        </table:table-row>
        <table:table-row table:style-name="ro1">
          <table:table-cell office:value-type="string">
            <text:p>SSV Embedded Systems</text:p>
          </table:table-cell>
          <table:table-cell office:value-type="string">
            <text:p>D-30453 Hannover</text:p>
          </table:table-cell>
          <table:table-cell office:value-type="string">
            <text:p>Halle 7, Stand C50</text:p>
          </table:table-cell>
        </table:table-row>
        <table:table-row table:style-name="ro1">
          <table:table-cell office:value-type="string">
            <text:p>Stadt Halle (Saale) Wirtschaftsförderung</text:p>
          </table:table-cell>
          <table:table-cell office:value-type="string">
            <text:p>D-06108 Halle</text:p>
          </table:table-cell>
          <table:table-cell office:value-type="string">
            <text:p>Halle 2, Stand C39</text:p>
          </table:table-cell>
        </table:table-row>
        <table:table-row table:style-name="ro1">
          <table:table-cell office:value-type="string">
            <text:p>Stadt Herten</text:p>
          </table:table-cell>
          <table:table-cell office:value-type="string">
            <text:p>D-45699 Herten</text:p>
          </table:table-cell>
          <table:table-cell office:value-type="string">
            <text:p>Halle 13, Stand C50</text:p>
          </table:table-cell>
        </table:table-row>
        <table:table-row table:style-name="ro1">
          <table:table-cell office:value-type="string">
            <text:p>Stadtwerke Hannover enercity</text:p>
          </table:table-cell>
          <table:table-cell office:value-type="string">
            <text:p>D-30449 Hannover</text:p>
          </table:table-cell>
          <table:table-cell office:value-type="string">
            <text:p>Halle 13, Stand C32</text:p>
          </table:table-cell>
        </table:table-row>
        <table:table-row table:style-name="ro1">
          <table:table-cell office:value-type="string">
            <text:p>Stadtwerke Leipzig</text:p>
          </table:table-cell>
          <table:table-cell office:value-type="string">
            <text:p>D-04105 Leipzig</text:p>
          </table:table-cell>
          <table:table-cell office:value-type="string">
            <text:p>Halle 13, Stand D71</text:p>
          </table:table-cell>
        </table:table-row>
        <table:table-row table:style-name="ro1">
          <table:table-cell office:value-type="string">
            <text:p>STAHL HMI Systems, R.</text:p>
          </table:table-cell>
          <table:table-cell office:value-type="string">
            <text:p>D-50767 Köln</text:p>
          </table:table-cell>
          <table:table-cell office:value-type="string">
            <text:p>Halle 7, Stand E13</text:p>
          </table:table-cell>
        </table:table-row>
        <table:table-row table:style-name="ro1">
          <table:table-cell office:value-type="string">
            <text:p>STAHL Schaltgeräte, R.</text:p>
          </table:table-cell>
          <table:table-cell office:value-type="string">
            <text:p>D-74638 Waldenburg</text:p>
          </table:table-cell>
          <table:table-cell office:value-type="string">
            <text:p>Halle 7, Stand E13</text:p>
          </table:table-cell>
        </table:table-row>
        <table:table-row table:style-name="ro1">
          <table:table-cell office:value-type="string">
            <text:p>Stahlbau Brehna</text:p>
          </table:table-cell>
          <table:table-cell office:value-type="string">
            <text:p>D-06796 Brehna</text:p>
          </table:table-cell>
          <table:table-cell office:value-type="string">
            <text:p>Halle 4, Stand F34</text:p>
          </table:table-cell>
        </table:table-row>
        <table:table-row table:style-name="ro1">
          <table:table-cell office:value-type="string">
            <text:p>Stahlbau Stieblich</text:p>
          </table:table-cell>
          <table:table-cell office:value-type="string">
            <text:p>D-18273 Güstrow</text:p>
          </table:table-cell>
          <table:table-cell office:value-type="string">
            <text:p>Freigelände, zwischen Halle 17 und Halle 23 betweeen hall 17 and hall 23, Stand A08</text:p>
          </table:table-cell>
        </table:table-row>
        <table:table-row table:style-name="ro1">
          <table:table-cell office:value-type="string">
            <text:p>Stahl-Bau-Ribnitz</text:p>
          </table:table-cell>
          <table:table-cell office:value-type="string">
            <text:p>D-18311 Ribnitz-Damgarten</text:p>
          </table:table-cell>
          <table:table-cell office:value-type="string">
            <text:p>Halle 3, Stand E56</text:p>
          </table:table-cell>
        </table:table-row>
        <table:table-row table:style-name="ro1">
          <table:table-cell office:value-type="string">
            <text:p>Stahl-Grundkomponenten-Fertigung Sachsen</text:p>
          </table:table-cell>
          <table:table-cell office:value-type="string">
            <text:p>D-08112 Wilkau-Haßlau</text:p>
          </table:table-cell>
          <table:table-cell office:value-type="string">
            <text:p>Halle 3, Stand E19</text:p>
          </table:table-cell>
        </table:table-row>
        <table:table-row table:style-name="ro1">
          <table:table-cell office:value-type="string">
            <text:p>Staiger Mohilo, Dr.</text:p>
          </table:table-cell>
          <table:table-cell office:value-type="string">
            <text:p>D-73547 Lorch</text:p>
          </table:table-cell>
          <table:table-cell office:value-type="string">
            <text:p>Halle 8, Stand F28</text:p>
          </table:table-cell>
        </table:table-row>
        <table:table-row table:style-name="ro1">
          <table:table-cell office:value-type="string">
            <text:p>Stanztronic</text:p>
          </table:table-cell>
          <table:table-cell office:value-type="string">
            <text:p>D-75196 Remchingen</text:p>
          </table:table-cell>
          <table:table-cell office:value-type="string">
            <text:p>Halle 4, Stand B25</text:p>
          </table:table-cell>
        </table:table-row>
        <table:table-row table:style-name="ro1">
          <table:table-cell office:value-type="string">
            <text:p>Starck Ceramics</text:p>
          </table:table-cell>
          <table:table-cell office:value-type="string">
            <text:p>D-95100 Selb</text:p>
          </table:table-cell>
          <table:table-cell office:value-type="string">
            <text:p>Halle 5, Stand E34</text:p>
          </table:table-cell>
        </table:table-row>
        <table:table-row table:style-name="ro1">
          <table:table-cell office:value-type="string">
            <text:p>start2grow</text:p>
          </table:table-cell>
          <table:table-cell office:value-type="string">
            <text:p>D-44122 Dortmund</text:p>
          </table:table-cell>
          <table:table-cell office:value-type="string">
            <text:p>Halle 15, Stand D36</text:p>
          </table:table-cell>
        </table:table-row>
        <table:table-row table:style-name="ro1">
          <table:table-cell office:value-type="string">
            <text:p>Statistisches Bundesamt</text:p>
          </table:table-cell>
          <table:table-cell office:value-type="string">
            <text:p>D-65189 Wiesbaden</text:p>
          </table:table-cell>
          <table:table-cell office:value-type="string">
            <text:p>Halle 2, Stand D57</text:p>
          </table:table-cell>
        </table:table-row>
        <table:table-row table:style-name="ro1">
          <table:table-cell office:value-type="string">
            <text:p>Status Pro</text:p>
          </table:table-cell>
          <table:table-cell office:value-type="string">
            <text:p>D-44866 Bochum</text:p>
          </table:table-cell>
          <table:table-cell office:value-type="string">
            <text:p>Halle 7, Stand B17</text:p>
          </table:table-cell>
        </table:table-row>
        <table:table-row table:style-name="ro1">
          <table:table-cell office:value-type="string">
            <text:p>Steffel</text:p>
          </table:table-cell>
          <table:table-cell office:value-type="string">
            <text:p>D-29331 Lachendorf</text:p>
          </table:table-cell>
          <table:table-cell office:value-type="string">
            <text:p>Halle 6, Stand A24</text:p>
          </table:table-cell>
        </table:table-row>
        <table:table-row table:style-name="ro1">
          <table:table-cell office:value-type="string">
            <text:p>Stehle</text:p>
          </table:table-cell>
          <table:table-cell office:value-type="string">
            <text:p>D-77716 Fischerbach</text:p>
          </table:table-cell>
          <table:table-cell office:value-type="string">
            <text:p>Halle 4, Stand E24</text:p>
          </table:table-cell>
        </table:table-row>
        <table:table-row table:style-name="ro1">
          <table:table-cell office:value-type="string">
            <text:p>Steinbeis Career Center</text:p>
          </table:table-cell>
          <table:table-cell office:value-type="string">
            <text:p>D-70794 Filderstadt</text:p>
          </table:table-cell>
          <table:table-cell office:value-type="string">
            <text:p>Halle 2, Stand E53/1</text:p>
          </table:table-cell>
        </table:table-row>
        <table:table-row table:style-name="ro1">
          <table:table-cell office:value-type="string">
            <text:p>Steinbeis-Transferzentrum</text:p>
          </table:table-cell>
          <table:table-cell office:value-type="string">
            <text:p>D-70174 Stuttgart</text:p>
          </table:table-cell>
          <table:table-cell office:value-type="string">
            <text:p>Halle 2, Stand C19</text:p>
          </table:table-cell>
        </table:table-row>
        <table:table-row table:style-name="ro1">
          <table:table-cell office:value-type="string">
            <text:p>Steinbeis-Transferzentrum</text:p>
          </table:table-cell>
          <table:table-cell office:value-type="string">
            <text:p>D-70174 Stuttgart</text:p>
          </table:table-cell>
          <table:table-cell office:value-type="string">
            <text:p>Halle 4, Stand E24</text:p>
          </table:table-cell>
        </table:table-row>
        <table:table-row table:style-name="ro1">
          <table:table-cell office:value-type="string">
            <text:p>STEINCO Paul vom Stein</text:p>
          </table:table-cell>
          <table:table-cell office:value-type="string">
            <text:p>D-42929 Wermelskirchen</text:p>
          </table:table-cell>
          <table:table-cell office:value-type="string">
            <text:p>Halle 4, Stand G01</text:p>
          </table:table-cell>
        </table:table-row>
        <table:table-row table:style-name="ro1">
          <table:table-cell office:value-type="string">
            <text:p>STEINHAUER ELEKTROMASCHINEN</text:p>
          </table:table-cell>
          <table:table-cell office:value-type="string">
            <text:p>D-52146 Würselen</text:p>
          </table:table-cell>
          <table:table-cell office:value-type="string">
            <text:p>Halle 12, Stand C39</text:p>
          </table:table-cell>
        </table:table-row>
        <table:table-row table:style-name="ro1">
          <table:table-cell office:value-type="string">
            <text:p>SteinhilberSchwehr</text:p>
          </table:table-cell>
          <table:table-cell office:value-type="string">
            <text:p>D-78628 Rottweil</text:p>
          </table:table-cell>
          <table:table-cell office:value-type="string">
            <text:p>Halle 16, Stand A22/1</text:p>
          </table:table-cell>
        </table:table-row>
        <table:table-row table:style-name="ro1">
          <table:table-cell office:value-type="string">
            <text:p>Stemmann Technik</text:p>
          </table:table-cell>
          <table:table-cell office:value-type="string">
            <text:p>D-48465 Schüttorf</text:p>
          </table:table-cell>
          <table:table-cell office:value-type="string">
            <text:p>Halle 12, Stand C22</text:p>
          </table:table-cell>
        </table:table-row>
        <table:table-row table:style-name="ro1">
          <table:table-cell office:value-type="string">
            <text:p>Stendal, Stadt u. Landkreis</text:p>
          </table:table-cell>
          <table:table-cell office:value-type="string">
            <text:p>D-39576 Stendal</text:p>
          </table:table-cell>
          <table:table-cell office:value-type="string">
            <text:p>Halle 4, Stand F34</text:p>
          </table:table-cell>
        </table:table-row>
        <table:table-row table:style-name="ro1">
          <table:table-cell office:value-type="string">
            <text:p>steute Schaltgeräte</text:p>
          </table:table-cell>
          <table:table-cell office:value-type="string">
            <text:p>D-32584 Löhne</text:p>
          </table:table-cell>
          <table:table-cell office:value-type="string">
            <text:p>Halle 7, Stand A53</text:p>
          </table:table-cell>
        </table:table-row>
        <table:table-row table:style-name="ro1">
          <table:table-cell office:value-type="string">
            <text:p>steute Schaltgeräte</text:p>
          </table:table-cell>
          <table:table-cell office:value-type="string">
            <text:p>D-32584 Löhne</text:p>
          </table:table-cell>
          <table:table-cell office:value-type="string">
            <text:p>Halle 7, Stand D25</text:p>
          </table:table-cell>
        </table:table-row>
        <table:table-row table:style-name="ro1">
          <table:table-cell office:value-type="string">
            <text:p>Stiefelmayer-Contento</text:p>
          </table:table-cell>
          <table:table-cell office:value-type="string">
            <text:p>D-97877 Wertheim</text:p>
          </table:table-cell>
          <table:table-cell office:value-type="string">
            <text:p>Halle 14, Stand J46</text:p>
          </table:table-cell>
        </table:table-row>
        <table:table-row table:style-name="ro1">
          <table:table-cell office:value-type="string">
            <text:p>Stiftung Institut für Werkstofftechnik</text:p>
          </table:table-cell>
          <table:table-cell office:value-type="string">
            <text:p>D-28359 Bremen</text:p>
          </table:table-cell>
          <table:table-cell office:value-type="string">
            <text:p>Halle 5, Stand B16</text:p>
          </table:table-cell>
        </table:table-row>
        <table:table-row table:style-name="ro1">
          <table:table-cell office:value-type="string">
            <text:p>Stiftung Jugend forscht</text:p>
          </table:table-cell>
          <table:table-cell office:value-type="string">
            <text:p>D-20459 Hamburg</text:p>
          </table:table-cell>
          <table:table-cell office:value-type="string">
            <text:p>Halle 2, Stand D02</text:p>
          </table:table-cell>
        </table:table-row>
        <table:table-row table:style-name="ro1">
          <table:table-cell office:value-type="string">
            <text:p>STILL</text:p>
          </table:table-cell>
          <table:table-cell office:value-type="string">
            <text:p>D-22113 Hamburg</text:p>
          </table:table-cell>
          <table:table-cell office:value-type="string">
            <text:p>Halle 13, Stand E77/1</text:p>
          </table:table-cell>
        </table:table-row>
        <table:table-row table:style-name="ro1">
          <table:table-cell office:value-type="string">
            <text:p>STMicroelectronics</text:p>
          </table:table-cell>
          <table:table-cell office:value-type="string">
            <text:p>D-85630 Grasbrunn</text:p>
          </table:table-cell>
          <table:table-cell office:value-type="string">
            <text:p>Halle 9, Stand F13</text:p>
          </table:table-cell>
        </table:table-row>
        <table:table-row table:style-name="ro1">
          <table:table-cell office:value-type="string">
            <text:p>STÖBER Antriebstechnik</text:p>
          </table:table-cell>
          <table:table-cell office:value-type="string">
            <text:p>D-75177 Pforzheim</text:p>
          </table:table-cell>
          <table:table-cell office:value-type="string">
            <text:p>Halle 9, Stand F13</text:p>
          </table:table-cell>
        </table:table-row>
        <table:table-row table:style-name="ro1">
          <table:table-cell office:value-type="string">
            <text:p>Stöferle</text:p>
          </table:table-cell>
          <table:table-cell office:value-type="string">
            <text:p>D-88471 Laupheim</text:p>
          </table:table-cell>
          <table:table-cell office:value-type="string">
            <text:p>Halle 4, Stand F22</text:p>
          </table:table-cell>
        </table:table-row>
        <table:table-row table:style-name="ro1">
          <table:table-cell office:value-type="string">
            <text:p>Stollmann</text:p>
          </table:table-cell>
          <table:table-cell office:value-type="string">
            <text:p>D-22761 Hamburg</text:p>
          </table:table-cell>
          <table:table-cell office:value-type="string">
            <text:p>Halle 7, Stand A46</text:p>
          </table:table-cell>
        </table:table-row>
        <table:table-row table:style-name="ro1">
          <table:table-cell office:value-type="string">
            <text:p>Storz, Karl</text:p>
          </table:table-cell>
          <table:table-cell office:value-type="string">
            <text:p>D-78532 Tuttlingen</text:p>
          </table:table-cell>
          <table:table-cell office:value-type="string">
            <text:p>Halle 7, Stand D10</text:p>
          </table:table-cell>
        </table:table-row>
        <table:table-row table:style-name="ro1">
          <table:table-cell office:value-type="string">
            <text:p>Stratasys</text:p>
          </table:table-cell>
          <table:table-cell office:value-type="string">
            <text:p>D-60314 Frankfurt</text:p>
          </table:table-cell>
          <table:table-cell office:value-type="string">
            <text:p>Halle 16, Stand D21</text:p>
          </table:table-cell>
        </table:table-row>
        <table:table-row table:style-name="ro1">
          <table:table-cell office:value-type="string">
            <text:p>Stratos</text:p>
          </table:table-cell>
          <table:table-cell office:value-type="string">
            <text:p>D-01589 Riesa</text:p>
          </table:table-cell>
          <table:table-cell office:value-type="string">
            <text:p>Halle 4, Stand G40</text:p>
          </table:table-cell>
        </table:table-row>
        <table:table-row table:style-name="ro1">
          <table:table-cell office:value-type="string">
            <text:p>Streicher, Max</text:p>
          </table:table-cell>
          <table:table-cell office:value-type="string">
            <text:p>D-94469 Deggendorf</text:p>
          </table:table-cell>
          <table:table-cell office:value-type="string">
            <text:p>Halle 6, Stand D21</text:p>
          </table:table-cell>
        </table:table-row>
        <table:table-row table:style-name="ro1">
          <table:table-cell office:value-type="string">
            <text:p>Stress &amp; Strength</text:p>
          </table:table-cell>
          <table:table-cell office:value-type="string">
            <text:p>D-64289 Darmstadt</text:p>
          </table:table-cell>
          <table:table-cell office:value-type="string">
            <text:p>Halle 2, Stand D16</text:p>
          </table:table-cell>
        </table:table-row>
        <table:table-row table:style-name="ro1">
          <table:table-cell office:value-type="string">
            <text:p>Strödter Handhabungstechnik</text:p>
          </table:table-cell>
          <table:table-cell office:value-type="string">
            <text:p>D-59069 Hamm</text:p>
          </table:table-cell>
          <table:table-cell office:value-type="string">
            <text:p>Halle 17, Stand A04</text:p>
          </table:table-cell>
        </table:table-row>
        <table:table-row table:style-name="ro1">
          <table:table-cell office:value-type="string">
            <text:p>STS Sensor Transmitter</text:p>
          </table:table-cell>
          <table:table-cell office:value-type="string">
            <text:p>D-71063 Sindelfingen</text:p>
          </table:table-cell>
          <table:table-cell office:value-type="string">
            <text:p>Halle 8, Stand F29</text:p>
          </table:table-cell>
        </table:table-row>
        <table:table-row table:style-name="ro1">
          <table:table-cell office:value-type="string">
            <text:p>Stüken, Hubert</text:p>
          </table:table-cell>
          <table:table-cell office:value-type="string">
            <text:p>D-31737 Rinteln</text:p>
          </table:table-cell>
          <table:table-cell office:value-type="string">
            <text:p>Halle 4, Stand C33</text:p>
          </table:table-cell>
        </table:table-row>
        <table:table-row table:style-name="ro1">
          <table:table-cell office:value-type="string">
            <text:p>Stükerjürgen, Ferdinand</text:p>
          </table:table-cell>
          <table:table-cell office:value-type="string">
            <text:p>D-33397 Rietberg</text:p>
          </table:table-cell>
          <table:table-cell office:value-type="string">
            <text:p>Halle 5, Stand E24</text:p>
          </table:table-cell>
        </table:table-row>
        <table:table-row table:style-name="ro1">
          <table:table-cell office:value-type="string">
            <text:p>Stumpf</text:p>
          </table:table-cell>
          <table:table-cell office:value-type="string">
            <text:p>D-57234 Wilnsdorf</text:p>
          </table:table-cell>
          <table:table-cell office:value-type="string">
            <text:p>Halle 5, Stand G45</text:p>
          </table:table-cell>
        </table:table-row>
        <table:table-row table:style-name="ro1">
          <table:table-cell office:value-type="string">
            <text:p>Suckut VDI, Waldemar</text:p>
          </table:table-cell>
          <table:table-cell office:value-type="string">
            <text:p>D-29221 Celle</text:p>
          </table:table-cell>
          <table:table-cell office:value-type="string">
            <text:p>Halle 6, Stand A24</text:p>
          </table:table-cell>
        </table:table-row>
        <table:table-row table:style-name="ro1">
          <table:table-cell office:value-type="string">
            <text:p>Süd-Chemie</text:p>
          </table:table-cell>
          <table:table-cell office:value-type="string">
            <text:p>D-85368 Moosburg</text:p>
          </table:table-cell>
          <table:table-cell office:value-type="string">
            <text:p>Halle 6, Stand F27</text:p>
          </table:table-cell>
        </table:table-row>
        <table:table-row table:style-name="ro1">
          <table:table-cell office:value-type="string">
            <text:p>Süd-Chemie</text:p>
          </table:table-cell>
          <table:table-cell office:value-type="string">
            <text:p>D-83052 Bruckmühl</text:p>
          </table:table-cell>
          <table:table-cell office:value-type="string">
            <text:p>Halle 13, Stand E60</text:p>
          </table:table-cell>
        </table:table-row>
        <table:table-row table:style-name="ro1">
          <table:table-cell office:value-type="string">
            <text:p>Südkabel</text:p>
          </table:table-cell>
          <table:table-cell office:value-type="string">
            <text:p>D-68199 Mannheim</text:p>
          </table:table-cell>
          <table:table-cell office:value-type="string">
            <text:p>Halle 12, Stand E18</text:p>
          </table:table-cell>
        </table:table-row>
        <table:table-row table:style-name="ro1">
          <table:table-cell office:value-type="string">
            <text:p>Süss MicroTec</text:p>
          </table:table-cell>
          <table:table-cell office:value-type="string">
            <text:p>D-85748 Garching</text:p>
          </table:table-cell>
          <table:table-cell office:value-type="string">
            <text:p>Halle 15, Stand D36</text:p>
          </table:table-cell>
        </table:table-row>
        <table:table-row table:style-name="ro1">
          <table:table-cell office:value-type="string">
            <text:p>Sütron Electronic</text:p>
          </table:table-cell>
          <table:table-cell office:value-type="string">
            <text:p>D-70794 Filderstadt</text:p>
          </table:table-cell>
          <table:table-cell office:value-type="string">
            <text:p>Halle 11, Stand B28/1</text:p>
          </table:table-cell>
        </table:table-row>
        <table:table-row table:style-name="ro1">
          <table:table-cell office:value-type="string">
            <text:p>Sütron electronic</text:p>
          </table:table-cell>
          <table:table-cell office:value-type="string">
            <text:p>D-70794 Filderstadt</text:p>
          </table:table-cell>
          <table:table-cell office:value-type="string">
            <text:p>Halle 11, Stand A61</text:p>
          </table:table-cell>
        </table:table-row>
        <table:table-row table:style-name="ro1">
          <table:table-cell office:value-type="string">
            <text:p>Suhling Automation, Peter</text:p>
          </table:table-cell>
          <table:table-cell office:value-type="string">
            <text:p>D-28816 Bremen-Brinkum</text:p>
          </table:table-cell>
          <table:table-cell office:value-type="string">
            <text:p>Halle 7, Stand A30</text:p>
          </table:table-cell>
        </table:table-row>
        <table:table-row table:style-name="ro1">
          <table:table-cell office:value-type="string">
            <text:p>SUKU</text:p>
          </table:table-cell>
          <table:table-cell office:value-type="string">
            <text:p>D-09244 Lichtenau</text:p>
          </table:table-cell>
          <table:table-cell office:value-type="string">
            <text:p>Halle 7, Stand A33</text:p>
          </table:table-cell>
        </table:table-row>
        <table:table-row table:style-name="ro1">
          <table:table-cell office:value-type="string">
            <text:p>Sun Microsystems</text:p>
          </table:table-cell>
          <table:table-cell office:value-type="string">
            <text:p>D-85551 Kirchheim-Heimstetten</text:p>
          </table:table-cell>
          <table:table-cell office:value-type="string">
            <text:p>Halle 16, Stand F09</text:p>
          </table:table-cell>
        </table:table-row>
        <table:table-row table:style-name="ro1">
          <table:table-cell office:value-type="string">
            <text:p>SUNCoat</text:p>
          </table:table-cell>
          <table:table-cell office:value-type="string">
            <text:p>D-02763 Zittau</text:p>
          </table:table-cell>
          <table:table-cell office:value-type="string">
            <text:p>Halle 15, Stand D46</text:p>
          </table:table-cell>
        </table:table-row>
        <table:table-row table:style-name="ro1">
          <table:table-cell office:value-type="string">
            <text:p>Sunix</text:p>
          </table:table-cell>
          <table:table-cell office:value-type="string">
            <text:p>D-65239 Hochheim</text:p>
          </table:table-cell>
          <table:table-cell office:value-type="string">
            <text:p>Halle 8, Stand B28</text:p>
          </table:table-cell>
        </table:table-row>
        <table:table-row table:style-name="ro1">
          <table:table-cell office:value-type="string">
            <text:p>Sunkraft - Krippenstapel</text:p>
          </table:table-cell>
          <table:table-cell office:value-type="string">
            <text:p>D-31137 Hildesheim</text:p>
          </table:table-cell>
          <table:table-cell office:value-type="string">
            <text:p>Halle 13, Stand E52</text:p>
          </table:table-cell>
        </table:table-row>
        <table:table-row table:style-name="ro1">
          <table:table-cell office:value-type="string">
            <text:p>SunMedia Verlag</text:p>
          </table:table-cell>
          <table:table-cell office:value-type="string">
            <text:p>D-30519 Hannover</text:p>
          </table:table-cell>
          <table:table-cell office:value-type="string">
            <text:p>Halle 13, Stand B40/3</text:p>
          </table:table-cell>
        </table:table-row>
        <table:table-row table:style-name="ro1">
          <table:table-cell office:value-type="string">
            <text:p>Sunrise Power Transformers</text:p>
          </table:table-cell>
          <table:table-cell office:value-type="string">
            <text:p>D-20535 Hamburg</text:p>
          </table:table-cell>
          <table:table-cell office:value-type="string">
            <text:p>Halle 12, Stand C71</text:p>
          </table:table-cell>
        </table:table-row>
        <table:table-row table:style-name="ro1">
          <table:table-cell office:value-type="string">
            <text:p>SUNSET Energietechnik</text:p>
          </table:table-cell>
          <table:table-cell office:value-type="string">
            <text:p>D-91325 Adelsdorf</text:p>
          </table:table-cell>
          <table:table-cell office:value-type="string">
            <text:p>Halle 13, Stand A38</text:p>
          </table:table-cell>
        </table:table-row>
        <table:table-row table:style-name="ro1">
          <table:table-cell office:value-type="string">
            <text:p>SUNSET Energietechnik</text:p>
          </table:table-cell>
          <table:table-cell office:value-type="string">
            <text:p>D-91325 Adelsdorf</text:p>
          </table:table-cell>
          <table:table-cell office:value-type="string">
            <text:p>Halle 13, Stand A38</text:p>
          </table:table-cell>
        </table:table-row>
        <table:table-row table:style-name="ro1">
          <table:table-cell office:value-type="string">
            <text:p>SuperConductingCity</text:p>
          </table:table-cell>
          <table:table-cell office:value-type="string">
            <text:p>D-30521 Hannover</text:p>
          </table:table-cell>
          <table:table-cell office:value-type="string">
            <text:p>Halle 2, Stand D26</text:p>
          </table:table-cell>
        </table:table-row>
        <table:table-row table:style-name="ro1">
          <table:table-cell office:value-type="string">
            <text:p>Supply Chain Software &amp;</text:p>
          </table:table-cell>
          <table:table-cell office:value-type="string">
            <text:p>D-80686 München</text:p>
          </table:table-cell>
          <table:table-cell office:value-type="string">
            <text:p>Halle 16, Stand C16</text:p>
          </table:table-cell>
        </table:table-row>
        <table:table-row table:style-name="ro1">
          <table:table-cell office:value-type="string">
            <text:p>SUR Laser- und Metalltechnik</text:p>
          </table:table-cell>
          <table:table-cell office:value-type="string">
            <text:p>D-18184 Neuendorf</text:p>
          </table:table-cell>
          <table:table-cell office:value-type="string">
            <text:p>Halle 3, Stand E56</text:p>
          </table:table-cell>
        </table:table-row>
        <table:table-row table:style-name="ro1">
          <table:table-cell office:value-type="string">
            <text:p>swb Services</text:p>
          </table:table-cell>
          <table:table-cell office:value-type="string">
            <text:p>D-28197 Bremen</text:p>
          </table:table-cell>
          <table:table-cell office:value-type="string">
            <text:p>Halle 13, Stand C38</text:p>
          </table:table-cell>
        </table:table-row>
        <table:table-row table:style-name="ro1">
          <table:table-cell office:value-type="string">
            <text:p>SWITCH</text:p>
          </table:table-cell>
          <table:table-cell office:value-type="string">
            <text:p>D-30916 Isernhagen</text:p>
          </table:table-cell>
          <table:table-cell office:value-type="string">
            <text:p>Halle 12, Stand C54</text:p>
          </table:table-cell>
        </table:table-row>
        <table:table-row table:style-name="ro1">
          <table:table-cell office:value-type="string">
            <text:p>SWITCH</text:p>
          </table:table-cell>
          <table:table-cell office:value-type="string">
            <text:p>D-30916 Isernhagen</text:p>
          </table:table-cell>
          <table:table-cell office:value-type="string">
            <text:p>Halle 12, Stand D49</text:p>
          </table:table-cell>
        </table:table-row>
        <table:table-row table:style-name="ro1">
          <table:table-cell office:value-type="string">
            <text:p>SWMS Systemtechnik</text:p>
          </table:table-cell>
          <table:table-cell office:value-type="string">
            <text:p>D-26123 Oldenburg</text:p>
          </table:table-cell>
          <table:table-cell office:value-type="string">
            <text:p>Halle 16, Stand B22</text:p>
          </table:table-cell>
        </table:table-row>
        <table:table-row table:style-name="ro1">
          <table:table-cell office:value-type="string">
            <text:p>sycon engineering</text:p>
          </table:table-cell>
          <table:table-cell office:value-type="string">
            <text:p>D-30171 Hannover</text:p>
          </table:table-cell>
          <table:table-cell office:value-type="string">
            <text:p>Halle 13, Stand E52</text:p>
          </table:table-cell>
        </table:table-row>
        <table:table-row table:style-name="ro1">
          <table:table-cell office:value-type="string">
            <text:p>Synotech</text:p>
          </table:table-cell>
          <table:table-cell office:value-type="string">
            <text:p>D-52441 Linnich</text:p>
          </table:table-cell>
          <table:table-cell office:value-type="string">
            <text:p>Halle 8, Stand E34</text:p>
          </table:table-cell>
        </table:table-row>
        <table:table-row table:style-name="ro1">
          <table:table-cell office:value-type="string">
            <text:p>SysDesign</text:p>
          </table:table-cell>
          <table:table-cell office:value-type="string">
            <text:p>D-88079 Kressbronn am Bodensee</text:p>
          </table:table-cell>
          <table:table-cell office:value-type="string">
            <text:p>Halle 11, Stand A41</text:p>
          </table:table-cell>
        </table:table-row>
        <table:table-row table:style-name="ro1">
          <table:table-cell office:value-type="string">
            <text:p>Systec Elektronik und Software</text:p>
          </table:table-cell>
          <table:table-cell office:value-type="string">
            <text:p>D-48161 Münster</text:p>
          </table:table-cell>
          <table:table-cell office:value-type="string">
            <text:p>Halle 15, Stand D30</text:p>
          </table:table-cell>
        </table:table-row>
        <table:table-row table:style-name="ro1">
          <table:table-cell office:value-type="string">
            <text:p>SYSTEM ELECTRIC</text:p>
          </table:table-cell>
          <table:table-cell office:value-type="string">
            <text:p>D-63589 Linsengericht</text:p>
          </table:table-cell>
          <table:table-cell office:value-type="string">
            <text:p>Halle 11, Stand E44</text:p>
          </table:table-cell>
        </table:table-row>
        <table:table-row table:style-name="ro1">
          <table:table-cell office:value-type="string">
            <text:p>Systemhaus am Neumarkt EDV-Service</text:p>
          </table:table-cell>
          <table:table-cell office:value-type="string">
            <text:p>D-08056 Zwickau</text:p>
          </table:table-cell>
          <table:table-cell office:value-type="string">
            <text:p>Halle 16, Stand A22</text:p>
          </table:table-cell>
        </table:table-row>
        <table:table-row table:style-name="ro1">
          <table:table-cell office:value-type="string">
            <text:p>SYTRONIC</text:p>
          </table:table-cell>
          <table:table-cell office:value-type="string">
            <text:p>D-59423 Unna</text:p>
          </table:table-cell>
          <table:table-cell office:value-type="string">
            <text:p>Halle 12, Stand F06</text:p>
          </table:table-cell>
        </table:table-row>
        <table:table-row table:style-name="ro1">
          <table:table-cell office:value-type="string">
            <text:p>Talentarium</text:p>
          </table:table-cell>
          <table:table-cell office:value-type="string">
            <text:p>D-33602 Bielefeld</text:p>
          </table:table-cell>
          <table:table-cell office:value-type="string">
            <text:p>Halle 17, Stand D70</text:p>
          </table:table-cell>
        </table:table-row>
        <table:table-row table:style-name="ro1">
          <table:table-cell office:value-type="string">
            <text:p>Taller</text:p>
          </table:table-cell>
          <table:table-cell office:value-type="string">
            <text:p>D-76337 Waldbronn</text:p>
          </table:table-cell>
          <table:table-cell office:value-type="string">
            <text:p>Halle 15, Stand E05</text:p>
          </table:table-cell>
        </table:table-row>
        <table:table-row table:style-name="ro1">
          <table:table-cell office:value-type="string">
            <text:p>TAMPONCOLOR TC-Druckmaschinen</text:p>
          </table:table-cell>
          <table:table-cell office:value-type="string">
            <text:p>D-63263 Neu-Isenburg</text:p>
          </table:table-cell>
          <table:table-cell office:value-type="string">
            <text:p>Halle 17, Stand E43</text:p>
          </table:table-cell>
        </table:table-row>
        <table:table-row table:style-name="ro1">
          <table:table-cell office:value-type="string">
            <text:p>tarakos</text:p>
          </table:table-cell>
          <table:table-cell office:value-type="string">
            <text:p>D-39106 Magdeburg</text:p>
          </table:table-cell>
          <table:table-cell office:value-type="string">
            <text:p>Halle 16, Stand E16</text:p>
          </table:table-cell>
        </table:table-row>
        <table:table-row table:style-name="ro1">
          <table:table-cell office:value-type="string">
            <text:p>TASK Technologie-Agentur</text:p>
          </table:table-cell>
          <table:table-cell office:value-type="string">
            <text:p>D-01277 Dresden</text:p>
          </table:table-cell>
          <table:table-cell office:value-type="string">
            <text:p>Halle 5, Stand F34</text:p>
          </table:table-cell>
        </table:table-row>
        <table:table-row table:style-name="ro1">
          <table:table-cell office:value-type="string">
            <text:p>TATA Consultancy Services Deutschland</text:p>
          </table:table-cell>
          <table:table-cell office:value-type="string">
            <text:p>D-60308 Frankfurt</text:p>
          </table:table-cell>
          <table:table-cell office:value-type="string">
            <text:p>Halle 16, Stand A06</text:p>
          </table:table-cell>
        </table:table-row>
        <table:table-row table:style-name="ro1">
          <table:table-cell office:value-type="string">
            <text:p>tci</text:p>
          </table:table-cell>
          <table:table-cell office:value-type="string">
            <text:p>D-35452 Heuchelheim</text:p>
          </table:table-cell>
          <table:table-cell office:value-type="string">
            <text:p>Halle 16, Stand D30</text:p>
          </table:table-cell>
        </table:table-row>
        <table:table-row table:style-name="ro1">
          <table:table-cell office:value-type="string">
            <text:p>Tebis</text:p>
          </table:table-cell>
          <table:table-cell office:value-type="string">
            <text:p>D-82152 Planegg</text:p>
          </table:table-cell>
          <table:table-cell office:value-type="string">
            <text:p>Halle 15, Stand A04</text:p>
          </table:table-cell>
        </table:table-row>
        <table:table-row table:style-name="ro1">
          <table:table-cell office:value-type="string">
            <text:p>TECCON</text:p>
          </table:table-cell>
          <table:table-cell office:value-type="string">
            <text:p>D-28816 Stuhr</text:p>
          </table:table-cell>
          <table:table-cell office:value-type="string">
            <text:p>Halle 17, Stand E61</text:p>
          </table:table-cell>
        </table:table-row>
        <table:table-row table:style-name="ro1">
          <table:table-cell office:value-type="string">
            <text:p>TECCON Gesellsch. für Konstruktion</text:p>
          </table:table-cell>
          <table:table-cell office:value-type="string">
            <text:p>D-28816 Stuhr</text:p>
          </table:table-cell>
          <table:table-cell office:value-type="string">
            <text:p>Halle 2, Stand E47</text:p>
          </table:table-cell>
        </table:table-row>
        <table:table-row table:style-name="ro1">
          <table:table-cell office:value-type="string">
            <text:p>Tech Data</text:p>
          </table:table-cell>
          <table:table-cell office:value-type="string">
            <text:p>D-81379 München</text:p>
          </table:table-cell>
          <table:table-cell office:value-type="string">
            <text:p>Halle 16, Stand F05</text:p>
          </table:table-cell>
        </table:table-row>
        <table:table-row table:style-name="ro1">
          <table:table-cell office:value-type="string">
            <text:p>tech transfer</text:p>
          </table:table-cell>
          <table:table-cell office:value-type="string">
            <text:p>D-30521 Hannover</text:p>
          </table:table-cell>
          <table:table-cell office:value-type="string">
            <text:p>Halle 2, Stand D16</text:p>
          </table:table-cell>
        </table:table-row>
        <table:table-row table:style-name="ro1">
          <table:table-cell office:value-type="string">
            <text:p>Techem Energy</text:p>
          </table:table-cell>
          <table:table-cell office:value-type="string">
            <text:p>D-65760 Eschborn</text:p>
          </table:table-cell>
          <table:table-cell office:value-type="string">
            <text:p>Halle 13, Stand D27</text:p>
          </table:table-cell>
        </table:table-row>
        <table:table-row table:style-name="ro1">
          <table:table-cell office:value-type="string">
            <text:p>TECHNIP Germany</text:p>
          </table:table-cell>
          <table:table-cell office:value-type="string">
            <text:p>D-40472 Düsseldorf</text:p>
          </table:table-cell>
          <table:table-cell office:value-type="string">
            <text:p>Halle 6, Stand D18</text:p>
          </table:table-cell>
        </table:table-row>
        <table:table-row table:style-name="ro1">
          <table:table-cell office:value-type="string">
            <text:p>Technische Akademie Esslingen</text:p>
          </table:table-cell>
          <table:table-cell office:value-type="string">
            <text:p>D-73760 Ostfildern</text:p>
          </table:table-cell>
          <table:table-cell office:value-type="string">
            <text:p>Halle 2, Stand C19</text:p>
          </table:table-cell>
        </table:table-row>
        <table:table-row table:style-name="ro1">
          <table:table-cell office:value-type="string">
            <text:p>Technische Antriebselemente</text:p>
          </table:table-cell>
          <table:table-cell office:value-type="string">
            <text:p>D-22339 Hamburg</text:p>
          </table:table-cell>
          <table:table-cell office:value-type="string">
            <text:p>Halle 17, Stand G19</text:p>
          </table:table-cell>
        </table:table-row>
        <table:table-row table:style-name="ro1">
          <table:table-cell office:value-type="string">
            <text:p>Technische Fachhochschule Wildau</text:p>
          </table:table-cell>
          <table:table-cell office:value-type="string">
            <text:p>D-15745 Wildau</text:p>
          </table:table-cell>
          <table:table-cell office:value-type="string">
            <text:p>Halle 9, Stand C13</text:p>
          </table:table-cell>
        </table:table-row>
        <table:table-row table:style-name="ro1">
          <table:table-cell office:value-type="string">
            <text:p>Technische Universität Berlin</text:p>
          </table:table-cell>
          <table:table-cell office:value-type="string">
            <text:p>D-13355 Berlin</text:p>
          </table:table-cell>
          <table:table-cell office:value-type="string">
            <text:p>Halle 2, Stand C52</text:p>
          </table:table-cell>
        </table:table-row>
        <table:table-row table:style-name="ro1">
          <table:table-cell office:value-type="string">
            <text:p>Technische Universität Berlin</text:p>
          </table:table-cell>
          <table:table-cell office:value-type="string">
            <text:p>D-10623 Berlin</text:p>
          </table:table-cell>
          <table:table-cell office:value-type="string">
            <text:p>Halle 2, Stand D15</text:p>
          </table:table-cell>
        </table:table-row>
        <table:table-row table:style-name="ro1">
          <table:table-cell office:value-type="string">
            <text:p>Technische Universität Chemnitz</text:p>
          </table:table-cell>
          <table:table-cell office:value-type="string">
            <text:p>D-09107 Chemnitz</text:p>
          </table:table-cell>
          <table:table-cell office:value-type="string">
            <text:p>Halle 5, Stand B16</text:p>
          </table:table-cell>
        </table:table-row>
        <table:table-row table:style-name="ro1">
          <table:table-cell office:value-type="string">
            <text:p>Technische Universität Clausthal</text:p>
          </table:table-cell>
          <table:table-cell office:value-type="string">
            <text:p>D-38678 Clausthal-Zellerfeld</text:p>
          </table:table-cell>
          <table:table-cell office:value-type="string">
            <text:p>Halle 5, Stand B16</text:p>
          </table:table-cell>
        </table:table-row>
        <table:table-row table:style-name="ro1">
          <table:table-cell office:value-type="string">
            <text:p>Technische Universität Darmstadt</text:p>
          </table:table-cell>
          <table:table-cell office:value-type="string">
            <text:p>D-64289 Darmstadt</text:p>
          </table:table-cell>
          <table:table-cell office:value-type="string">
            <text:p>Halle 2, Stand C45</text:p>
          </table:table-cell>
        </table:table-row>
        <table:table-row table:style-name="ro1">
          <table:table-cell office:value-type="string">
            <text:p>Technische Universität Darmstadt</text:p>
          </table:table-cell>
          <table:table-cell office:value-type="string">
            <text:p>D-64287 Darmstadt</text:p>
          </table:table-cell>
          <table:table-cell office:value-type="string">
            <text:p>Halle 2, Stand C45</text:p>
          </table:table-cell>
        </table:table-row>
        <table:table-row table:style-name="ro1">
          <table:table-cell office:value-type="string">
            <text:p>Technische Universität Darmstadt</text:p>
          </table:table-cell>
          <table:table-cell office:value-type="string">
            <text:p>D-64287 Darmstadt</text:p>
          </table:table-cell>
          <table:table-cell office:value-type="string">
            <text:p>Halle 2, Stand C45</text:p>
          </table:table-cell>
        </table:table-row>
        <table:table-row table:style-name="ro1">
          <table:table-cell office:value-type="string">
            <text:p>Technische Universität Darmstadt</text:p>
          </table:table-cell>
          <table:table-cell office:value-type="string">
            <text:p>D-64287 Darmstadt</text:p>
          </table:table-cell>
          <table:table-cell office:value-type="string">
            <text:p>Halle 2, Stand C45</text:p>
          </table:table-cell>
        </table:table-row>
        <table:table-row table:style-name="ro1">
          <table:table-cell office:value-type="string">
            <text:p>Technische Universität Darmstadt</text:p>
          </table:table-cell>
          <table:table-cell office:value-type="string">
            <text:p>D-64289 Darmstadt</text:p>
          </table:table-cell>
          <table:table-cell office:value-type="string">
            <text:p>Halle 2, Stand C45</text:p>
          </table:table-cell>
        </table:table-row>
        <table:table-row table:style-name="ro1">
          <table:table-cell office:value-type="string">
            <text:p>Technische Universität Darmstadt</text:p>
          </table:table-cell>
          <table:table-cell office:value-type="string">
            <text:p>D-64287 Darmstadt</text:p>
          </table:table-cell>
          <table:table-cell office:value-type="string">
            <text:p>Halle 2, Stand C52</text:p>
          </table:table-cell>
        </table:table-row>
        <table:table-row table:style-name="ro1">
          <table:table-cell office:value-type="string">
            <text:p>Technische Universität Dresden</text:p>
          </table:table-cell>
          <table:table-cell office:value-type="string">
            <text:p>D-01217 Dresden</text:p>
          </table:table-cell>
          <table:table-cell office:value-type="string">
            <text:p>Halle 2, Stand C52</text:p>
          </table:table-cell>
        </table:table-row>
        <table:table-row table:style-name="ro1">
          <table:table-cell office:value-type="string">
            <text:p>Technische Universität Ilmenau</text:p>
          </table:table-cell>
          <table:table-cell office:value-type="string">
            <text:p>D-98693 Ilmenau</text:p>
          </table:table-cell>
          <table:table-cell office:value-type="string">
            <text:p>Halle 2, Stand C39</text:p>
          </table:table-cell>
        </table:table-row>
        <table:table-row table:style-name="ro1">
          <table:table-cell office:value-type="string">
            <text:p>Technische Universität Ilmenau</text:p>
          </table:table-cell>
          <table:table-cell office:value-type="string">
            <text:p>D-98693 Ilmenau</text:p>
          </table:table-cell>
          <table:table-cell office:value-type="string">
            <text:p>Halle 2, Stand C52</text:p>
          </table:table-cell>
        </table:table-row>
        <table:table-row table:style-name="ro1">
          <table:table-cell office:value-type="string">
            <text:p>Technische Universität Kaiserslautern</text:p>
          </table:table-cell>
          <table:table-cell office:value-type="string">
            <text:p>D-67663 Kaiserslautern</text:p>
          </table:table-cell>
          <table:table-cell office:value-type="string">
            <text:p>Halle 2, Stand C46</text:p>
          </table:table-cell>
        </table:table-row>
        <table:table-row table:style-name="ro1">
          <table:table-cell office:value-type="string">
            <text:p>Technische Universität München</text:p>
          </table:table-cell>
          <table:table-cell office:value-type="string">
            <text:p>D-80333 München</text:p>
          </table:table-cell>
          <table:table-cell office:value-type="string">
            <text:p>Halle 2, Stand A54</text:p>
          </table:table-cell>
        </table:table-row>
        <table:table-row table:style-name="ro1">
          <table:table-cell office:value-type="string">
            <text:p>Technische Universität München</text:p>
          </table:table-cell>
          <table:table-cell office:value-type="string">
            <text:p>D-80809 München</text:p>
          </table:table-cell>
          <table:table-cell office:value-type="string">
            <text:p>Halle 2, Stand A54</text:p>
          </table:table-cell>
        </table:table-row>
        <table:table-row table:style-name="ro1">
          <table:table-cell office:value-type="string">
            <text:p>Techno Metall Fertigung Wiegand</text:p>
          </table:table-cell>
          <table:table-cell office:value-type="string">
            <text:p>D-09496 Marienberg</text:p>
          </table:table-cell>
          <table:table-cell office:value-type="string">
            <text:p>Halle 4, Stand F24, (10)</text:p>
          </table:table-cell>
        </table:table-row>
        <table:table-row table:style-name="ro1">
          <table:table-cell office:value-type="string">
            <text:p>TechnoGuss Tangerhütte</text:p>
          </table:table-cell>
          <table:table-cell office:value-type="string">
            <text:p>D-39517 Tangerhütte</text:p>
          </table:table-cell>
          <table:table-cell office:value-type="string">
            <text:p>Halle 3, Stand B26, (21)</text:p>
          </table:table-cell>
        </table:table-row>
        <table:table-row table:style-name="ro1">
          <table:table-cell office:value-type="string">
            <text:p>TechnologieAllianz e. V.</text:p>
          </table:table-cell>
          <table:table-cell office:value-type="string">
            <text:p>D-14480 Potsdam</text:p>
          </table:table-cell>
          <table:table-cell office:value-type="string">
            <text:p>Halle 2, Stand D16</text:p>
          </table:table-cell>
        </table:table-row>
        <table:table-row table:style-name="ro1">
          <table:table-cell office:value-type="string">
            <text:p>Technologiezentrum Teltow</text:p>
          </table:table-cell>
          <table:table-cell office:value-type="string">
            <text:p>D-14513 Teltow</text:p>
          </table:table-cell>
          <table:table-cell office:value-type="string">
            <text:p>Halle 7, Stand A46</text:p>
          </table:table-cell>
        </table:table-row>
        <table:table-row table:style-name="ro1">
          <table:table-cell office:value-type="string">
            <text:p>TechnologieZentrumDortmund</text:p>
          </table:table-cell>
          <table:table-cell office:value-type="string">
            <text:p>D-44227 Dortmund</text:p>
          </table:table-cell>
          <table:table-cell office:value-type="string">
            <text:p>Halle 15, Stand D36</text:p>
          </table:table-cell>
        </table:table-row>
        <table:table-row table:style-name="ro1">
          <table:table-cell office:value-type="string">
            <text:p>TechnologieZentrumDortmund</text:p>
          </table:table-cell>
          <table:table-cell office:value-type="string">
            <text:p>D-44227 Dortmund</text:p>
          </table:table-cell>
          <table:table-cell office:value-type="string">
            <text:p>Halle 17, Stand E84</text:p>
          </table:table-cell>
        </table:table-row>
        <table:table-row table:style-name="ro1">
          <table:table-cell office:value-type="string">
            <text:p>TechnoPipe</text:p>
          </table:table-cell>
          <table:table-cell office:value-type="string">
            <text:p>D-61273 Wehrheim</text:p>
          </table:table-cell>
          <table:table-cell office:value-type="string">
            <text:p>Halle 6, Stand D04</text:p>
          </table:table-cell>
        </table:table-row>
        <table:table-row table:style-name="ro1">
          <table:table-cell office:value-type="string">
            <text:p>technotrans</text:p>
          </table:table-cell>
          <table:table-cell office:value-type="string">
            <text:p>D-48336 Sassenberg</text:p>
          </table:table-cell>
          <table:table-cell office:value-type="string">
            <text:p>Halle 15, Stand D36</text:p>
          </table:table-cell>
        </table:table-row>
        <table:table-row table:style-name="ro1">
          <table:table-cell office:value-type="string">
            <text:p>technotrans</text:p>
          </table:table-cell>
          <table:table-cell office:value-type="string">
            <text:p>D-48336 Sassenberg</text:p>
          </table:table-cell>
          <table:table-cell office:value-type="string">
            <text:p>Halle 16, Stand D10</text:p>
          </table:table-cell>
        </table:table-row>
        <table:table-row table:style-name="ro1">
          <table:table-cell office:value-type="string">
            <text:p>TECNARO</text:p>
          </table:table-cell>
          <table:table-cell office:value-type="string">
            <text:p>D-99817 Eisenach</text:p>
          </table:table-cell>
          <table:table-cell office:value-type="string">
            <text:p>Halle 2, Stand D16</text:p>
          </table:table-cell>
        </table:table-row>
        <table:table-row table:style-name="ro1">
          <table:table-cell office:value-type="string">
            <text:p>tecsis</text:p>
          </table:table-cell>
          <table:table-cell office:value-type="string">
            <text:p>D-63073 Offenbach</text:p>
          </table:table-cell>
          <table:table-cell office:value-type="string">
            <text:p>Halle 8, Stand D18</text:p>
          </table:table-cell>
        </table:table-row>
        <table:table-row table:style-name="ro1">
          <table:table-cell office:value-type="string">
            <text:p>TeDo-Verlag</text:p>
          </table:table-cell>
          <table:table-cell office:value-type="string">
            <text:p>D-35043 Marburg</text:p>
          </table:table-cell>
          <table:table-cell office:value-type="string">
            <text:p>Halle 7, Stand B04</text:p>
          </table:table-cell>
        </table:table-row>
        <table:table-row table:style-name="ro1">
          <table:table-cell office:value-type="string">
            <text:p>TeDo-Verlag</text:p>
          </table:table-cell>
          <table:table-cell office:value-type="string">
            <text:p>D-35043 Marburg</text:p>
          </table:table-cell>
          <table:table-cell office:value-type="string">
            <text:p>Halle 11, Stand E39</text:p>
          </table:table-cell>
        </table:table-row>
        <table:table-row table:style-name="ro1">
          <table:table-cell office:value-type="string">
            <text:p>TeDo-Verlag</text:p>
          </table:table-cell>
          <table:table-cell office:value-type="string">
            <text:p>D-35043 Marburg</text:p>
          </table:table-cell>
          <table:table-cell office:value-type="string">
            <text:p>Halle 16, Stand A20/1</text:p>
          </table:table-cell>
        </table:table-row>
        <table:table-row table:style-name="ro1">
          <table:table-cell office:value-type="string">
            <text:p>TEKA</text:p>
          </table:table-cell>
          <table:table-cell office:value-type="string">
            <text:p>D-46342 Velen</text:p>
          </table:table-cell>
          <table:table-cell office:value-type="string">
            <text:p>Halle 14, Stand J40</text:p>
          </table:table-cell>
        </table:table-row>
        <table:table-row table:style-name="ro1">
          <table:table-cell office:value-type="string">
            <text:p>Teksoft CAD/CAM</text:p>
          </table:table-cell>
          <table:table-cell office:value-type="string">
            <text:p>D-71732 Tamm</text:p>
          </table:table-cell>
          <table:table-cell office:value-type="string">
            <text:p>Halle 15, Stand C06</text:p>
          </table:table-cell>
        </table:table-row>
        <table:table-row table:style-name="ro1">
          <table:table-cell office:value-type="string">
            <text:p>teleBITcom</text:p>
          </table:table-cell>
          <table:table-cell office:value-type="string">
            <text:p>D-14513 Teltow</text:p>
          </table:table-cell>
          <table:table-cell office:value-type="string">
            <text:p>Halle 7, Stand A46</text:p>
          </table:table-cell>
        </table:table-row>
        <table:table-row table:style-name="ro1">
          <table:table-cell office:value-type="string">
            <text:p>Telegärtner Gerätebau</text:p>
          </table:table-cell>
          <table:table-cell office:value-type="string">
            <text:p>D-01774 Höckendorf</text:p>
          </table:table-cell>
          <table:table-cell office:value-type="string">
            <text:p>Halle 4, Stand F24, (4)</text:p>
          </table:table-cell>
        </table:table-row>
        <table:table-row table:style-name="ro1">
          <table:table-cell office:value-type="string">
            <text:p>TELETEC</text:p>
          </table:table-cell>
          <table:table-cell office:value-type="string">
            <text:p>D-10999 Berlin</text:p>
          </table:table-cell>
          <table:table-cell office:value-type="string">
            <text:p>Halle 7, Stand C48</text:p>
          </table:table-cell>
        </table:table-row>
        <table:table-row table:style-name="ro1">
          <table:table-cell office:value-type="string">
            <text:p>Teltonika Hauptstand Halle17 E84</text:p>
          </table:table-cell>
          <table:table-cell office:value-type="string">
            <text:p>D-41061 Mönchengladbach</text:p>
          </table:table-cell>
          <table:table-cell office:value-type="string">
            <text:p>Halle 3, Stand B56</text:p>
          </table:table-cell>
        </table:table-row>
        <table:table-row table:style-name="ro1">
          <table:table-cell office:value-type="string">
            <text:p>Teltonika International</text:p>
          </table:table-cell>
          <table:table-cell office:value-type="string">
            <text:p>D-41061 Mönchengladbach</text:p>
          </table:table-cell>
          <table:table-cell office:value-type="string">
            <text:p>Halle 17, Stand E84</text:p>
          </table:table-cell>
        </table:table-row>
        <table:table-row table:style-name="ro1">
          <table:table-cell office:value-type="string">
            <text:p>TEMA Technologie Marketing</text:p>
          </table:table-cell>
          <table:table-cell office:value-type="string">
            <text:p>D-52062 Aachen</text:p>
          </table:table-cell>
          <table:table-cell office:value-type="string">
            <text:p>Halle 9, Stand H05</text:p>
          </table:table-cell>
        </table:table-row>
        <table:table-row table:style-name="ro1">
          <table:table-cell office:value-type="string">
            <text:p>Temacon</text:p>
          </table:table-cell>
          <table:table-cell office:value-type="string">
            <text:p>D-30159 Hannover</text:p>
          </table:table-cell>
          <table:table-cell office:value-type="string">
            <text:p>Halle 2, Stand A25</text:p>
          </table:table-cell>
        </table:table-row>
        <table:table-row table:style-name="ro1">
          <table:table-cell office:value-type="string">
            <text:p>temicon</text:p>
          </table:table-cell>
          <table:table-cell office:value-type="string">
            <text:p>D-44263 Dortmund</text:p>
          </table:table-cell>
          <table:table-cell office:value-type="string">
            <text:p>Halle 15, Stand D36</text:p>
          </table:table-cell>
        </table:table-row>
        <table:table-row table:style-name="ro1">
          <table:table-cell office:value-type="string">
            <text:p>Terex</text:p>
          </table:table-cell>
          <table:table-cell office:value-type="string">
            <text:p>D-66482 Zweibrücken</text:p>
          </table:table-cell>
          <table:table-cell office:value-type="string">
            <text:p>Halle 2, Stand E49/2</text:p>
          </table:table-cell>
        </table:table-row>
        <table:table-row table:style-name="ro1">
          <table:table-cell office:value-type="string">
            <text:p>Terma</text:p>
          </table:table-cell>
          <table:table-cell office:value-type="string">
            <text:p>D-30827 Garbsen</text:p>
          </table:table-cell>
          <table:table-cell office:value-type="string">
            <text:p>Halle 13, Stand H14</text:p>
          </table:table-cell>
        </table:table-row>
        <table:table-row table:style-name="ro1">
          <table:table-cell office:value-type="string">
            <text:p>terrawatt Planungsgesellschaft</text:p>
          </table:table-cell>
          <table:table-cell office:value-type="string">
            <text:p>D-04668 Grimma</text:p>
          </table:table-cell>
          <table:table-cell office:value-type="string">
            <text:p>Halle 13, Stand B50/4</text:p>
          </table:table-cell>
        </table:table-row>
        <table:table-row table:style-name="ro1">
          <table:table-cell office:value-type="string">
            <text:p>TES Frontdesign</text:p>
          </table:table-cell>
          <table:table-cell office:value-type="string">
            <text:p>D-16816 Neuruppin</text:p>
          </table:table-cell>
          <table:table-cell office:value-type="string">
            <text:p>Halle 11, Stand F43</text:p>
          </table:table-cell>
        </table:table-row>
        <table:table-row table:style-name="ro1">
          <table:table-cell office:value-type="string">
            <text:p>Teschauer, Dr.</text:p>
          </table:table-cell>
          <table:table-cell office:value-type="string">
            <text:p>D-09114 Chemnitz</text:p>
          </table:table-cell>
          <table:table-cell office:value-type="string">
            <text:p>Halle 14, Stand H42</text:p>
          </table:table-cell>
        </table:table-row>
        <table:table-row table:style-name="ro1">
          <table:table-cell office:value-type="string">
            <text:p>Testo</text:p>
          </table:table-cell>
          <table:table-cell office:value-type="string">
            <text:p>D-79853 Lenzkirch</text:p>
          </table:table-cell>
          <table:table-cell office:value-type="string">
            <text:p>Halle 8, Stand D37</text:p>
          </table:table-cell>
        </table:table-row>
        <table:table-row table:style-name="ro1">
          <table:table-cell office:value-type="string">
            <text:p>Teubner Industrie-Elektronik</text:p>
          </table:table-cell>
          <table:table-cell office:value-type="string">
            <text:p>D-31535 Neustadt</text:p>
          </table:table-cell>
          <table:table-cell office:value-type="string">
            <text:p>Halle 9, Stand H27</text:p>
          </table:table-cell>
        </table:table-row>
        <table:table-row table:style-name="ro1">
          <table:table-cell office:value-type="string">
            <text:p>Teubner Verlag</text:p>
          </table:table-cell>
          <table:table-cell office:value-type="string">
            <text:p>D-65189 Wiesbaden</text:p>
          </table:table-cell>
          <table:table-cell office:value-type="string">
            <text:p>Halle 2, Stand D41</text:p>
          </table:table-cell>
        </table:table-row>
        <table:table-row table:style-name="ro1">
          <table:table-cell office:value-type="string">
            <text:p>Teufel Design</text:p>
          </table:table-cell>
          <table:table-cell office:value-type="string">
            <text:p>D-89275 Elchingen</text:p>
          </table:table-cell>
          <table:table-cell office:value-type="string">
            <text:p>Halle 5, Stand B16</text:p>
          </table:table-cell>
        </table:table-row>
        <table:table-row table:style-name="ro1">
          <table:table-cell office:value-type="string">
            <text:p>Teufel Prototypen</text:p>
          </table:table-cell>
          <table:table-cell office:value-type="string">
            <text:p>D-89278 Unterfahlheim</text:p>
          </table:table-cell>
          <table:table-cell office:value-type="string">
            <text:p>Halle 5, Stand B16</text:p>
          </table:table-cell>
        </table:table-row>
        <table:table-row table:style-name="ro1">
          <table:table-cell office:value-type="string">
            <text:p>Textilforschungsinstitut Thüringen-Vogtl</text:p>
          </table:table-cell>
          <table:table-cell office:value-type="string">
            <text:p>D-07973 Greiz</text:p>
          </table:table-cell>
          <table:table-cell office:value-type="string">
            <text:p>Halle 5, Stand D52</text:p>
          </table:table-cell>
        </table:table-row>
        <table:table-row table:style-name="ro1">
          <table:table-cell office:value-type="string">
            <text:p>TGW Technische Gummiwalzen</text:p>
          </table:table-cell>
          <table:table-cell office:value-type="string">
            <text:p>D-79312 Emmendingen</text:p>
          </table:table-cell>
          <table:table-cell office:value-type="string">
            <text:p>Halle 5, Stand A34</text:p>
          </table:table-cell>
        </table:table-row>
        <table:table-row table:style-name="ro1">
          <table:table-cell office:value-type="string">
            <text:p>TGZ Bautzen</text:p>
          </table:table-cell>
          <table:table-cell office:value-type="string">
            <text:p>D-02625 Bautzen</text:p>
          </table:table-cell>
          <table:table-cell office:value-type="string">
            <text:p>Halle 4, Stand G40</text:p>
          </table:table-cell>
        </table:table-row>
        <table:table-row table:style-name="ro1">
          <table:table-cell office:value-type="string">
            <text:p>TGZ Halle</text:p>
          </table:table-cell>
          <table:table-cell office:value-type="string">
            <text:p>D-06120 Halle (Saale)</text:p>
          </table:table-cell>
          <table:table-cell office:value-type="string">
            <text:p>Halle 2, Stand C39</text:p>
          </table:table-cell>
        </table:table-row>
        <table:table-row table:style-name="ro1">
          <table:table-cell office:value-type="string">
            <text:p>Thalheimer Transformatorenwerke</text:p>
          </table:table-cell>
          <table:table-cell office:value-type="string">
            <text:p>D-09380 Thalheim</text:p>
          </table:table-cell>
          <table:table-cell office:value-type="string">
            <text:p>Halle 12, Stand E64</text:p>
          </table:table-cell>
        </table:table-row>
        <table:table-row table:style-name="ro1">
          <table:table-cell office:value-type="string">
            <text:p>Thalheim-Tachometerbau</text:p>
          </table:table-cell>
          <table:table-cell office:value-type="string">
            <text:p>D-37269 Eschwege</text:p>
          </table:table-cell>
          <table:table-cell office:value-type="string">
            <text:p>Halle 9, Stand A61</text:p>
          </table:table-cell>
        </table:table-row>
        <table:table-row table:style-name="ro1">
          <table:table-cell office:value-type="string">
            <text:p>Themenverbund Fraunhofer</text:p>
          </table:table-cell>
          <table:table-cell office:value-type="string">
            <text:p>D-97082 Würzburg</text:p>
          </table:table-cell>
          <table:table-cell office:value-type="string">
            <text:p>Halle 15, Stand D46</text:p>
          </table:table-cell>
        </table:table-row>
        <table:table-row table:style-name="ro1">
          <table:table-cell office:value-type="string">
            <text:p>Thermolution</text:p>
          </table:table-cell>
          <table:table-cell office:value-type="string">
            <text:p>D-72160 Horb</text:p>
          </table:table-cell>
          <table:table-cell office:value-type="string">
            <text:p>Halle 4, Stand E24</text:p>
          </table:table-cell>
        </table:table-row>
        <table:table-row table:style-name="ro1">
          <table:table-cell office:value-type="string">
            <text:p>Theva Dünnschichttechnik</text:p>
          </table:table-cell>
          <table:table-cell office:value-type="string">
            <text:p>D-85737 Ismaning</text:p>
          </table:table-cell>
          <table:table-cell office:value-type="string">
            <text:p>Halle 2, Stand D26</text:p>
          </table:table-cell>
        </table:table-row>
        <table:table-row table:style-name="ro1">
          <table:table-cell office:value-type="string">
            <text:p>THK</text:p>
          </table:table-cell>
          <table:table-cell office:value-type="string">
            <text:p>D-40878 Ratingen</text:p>
          </table:table-cell>
          <table:table-cell office:value-type="string">
            <text:p>Halle 17, Stand B45</text:p>
          </table:table-cell>
        </table:table-row>
        <table:table-row table:style-name="ro1">
          <table:table-cell office:value-type="string">
            <text:p>Thoelen Härtetechnik</text:p>
          </table:table-cell>
          <table:table-cell office:value-type="string">
            <text:p>D-42477 Radevormwald</text:p>
          </table:table-cell>
          <table:table-cell office:value-type="string">
            <text:p>Halle 4, Stand B28</text:p>
          </table:table-cell>
        </table:table-row>
        <table:table-row table:style-name="ro1">
          <table:table-cell office:value-type="string">
            <text:p>Thoni Aluminiumguß</text:p>
          </table:table-cell>
          <table:table-cell office:value-type="string">
            <text:p>D-67376 Harthausen</text:p>
          </table:table-cell>
          <table:table-cell office:value-type="string">
            <text:p>Halle 3, Stand A26</text:p>
          </table:table-cell>
        </table:table-row>
        <table:table-row table:style-name="ro1">
          <table:table-cell office:value-type="string">
            <text:p>Thorwarth Metallwarenfabrik</text:p>
          </table:table-cell>
          <table:table-cell office:value-type="string">
            <text:p>D-98574 Schmalkalden</text:p>
          </table:table-cell>
          <table:table-cell office:value-type="string">
            <text:p>Halle 4, Stand A42</text:p>
          </table:table-cell>
        </table:table-row>
        <table:table-row table:style-name="ro1">
          <table:table-cell office:value-type="string">
            <text:p>Thumm Technologie</text:p>
          </table:table-cell>
          <table:table-cell office:value-type="string">
            <text:p>D-72622 Nürtingen</text:p>
          </table:table-cell>
          <table:table-cell office:value-type="string">
            <text:p>Halle 2, Stand A02</text:p>
          </table:table-cell>
        </table:table-row>
        <table:table-row table:style-name="ro1">
          <table:table-cell office:value-type="string">
            <text:p>ThyssenKrupp Präzisionsschmiede</text:p>
          </table:table-cell>
          <table:table-cell office:value-type="string">
            <text:p>D-42859 Remscheid</text:p>
          </table:table-cell>
          <table:table-cell office:value-type="string">
            <text:p>Halle 4, Stand E42</text:p>
          </table:table-cell>
        </table:table-row>
        <table:table-row table:style-name="ro1">
          <table:table-cell office:value-type="string">
            <text:p>TiHo, Institut für Pharmakologie</text:p>
          </table:table-cell>
          <table:table-cell office:value-type="string">
            <text:p>D-30559 Hannover</text:p>
          </table:table-cell>
          <table:table-cell office:value-type="string">
            <text:p>Halle 5, Stand B16</text:p>
          </table:table-cell>
        </table:table-row>
        <table:table-row table:style-name="ro1">
          <table:table-cell office:value-type="string">
            <text:p>Titan-Aluminium-Feinguß</text:p>
          </table:table-cell>
          <table:table-cell office:value-type="string">
            <text:p>D-59909 Bestwig</text:p>
          </table:table-cell>
          <table:table-cell office:value-type="string">
            <text:p>Halle 3, Stand B37</text:p>
          </table:table-cell>
        </table:table-row>
        <table:table-row table:style-name="ro1">
          <table:table-cell office:value-type="string">
            <text:p>Tixi. Com</text:p>
          </table:table-cell>
          <table:table-cell office:value-type="string">
            <text:p>D-13465 Berlin</text:p>
          </table:table-cell>
          <table:table-cell office:value-type="string">
            <text:p>Halle 9, Stand A26</text:p>
          </table:table-cell>
        </table:table-row>
        <table:table-row table:style-name="ro1">
          <table:table-cell office:value-type="string">
            <text:p>TKD Logistics</text:p>
          </table:table-cell>
          <table:table-cell office:value-type="string">
            <text:p>D-41334 Nettetal</text:p>
          </table:table-cell>
          <table:table-cell office:value-type="string">
            <text:p>Halle 12, Stand D12</text:p>
          </table:table-cell>
        </table:table-row>
        <table:table-row table:style-name="ro1">
          <table:table-cell office:value-type="string">
            <text:p>TMG MI</text:p>
          </table:table-cell>
          <table:table-cell office:value-type="string">
            <text:p>D-76227 Karlsruhe</text:p>
          </table:table-cell>
          <table:table-cell office:value-type="string">
            <text:p>Halle 11, Stand A41</text:p>
          </table:table-cell>
        </table:table-row>
        <table:table-row table:style-name="ro1">
          <table:table-cell office:value-type="string">
            <text:p>top flow</text:p>
          </table:table-cell>
          <table:table-cell office:value-type="string">
            <text:p>D-88348 Bad Saulgau</text:p>
          </table:table-cell>
          <table:table-cell office:value-type="string">
            <text:p>Halle 16, Stand A06</text:p>
          </table:table-cell>
        </table:table-row>
        <table:table-row table:style-name="ro1">
          <table:table-cell office:value-type="string">
            <text:p>TOP und BEST EXCELLENCE</text:p>
          </table:table-cell>
          <table:table-cell office:value-type="string">
            <text:p>D-60326 Frankfurt am Main</text:p>
          </table:table-cell>
          <table:table-cell office:value-type="string">
            <text:p>Halle 2, Stand D16</text:p>
          </table:table-cell>
        </table:table-row>
        <table:table-row table:style-name="ro1">
          <table:table-cell office:value-type="string">
            <text:p>Torwegge</text:p>
          </table:table-cell>
          <table:table-cell office:value-type="string">
            <text:p>D-33719 Bielefeld</text:p>
          </table:table-cell>
          <table:table-cell office:value-type="string">
            <text:p>Halle 17, Stand D70</text:p>
          </table:table-cell>
        </table:table-row>
        <table:table-row table:style-name="ro1">
          <table:table-cell office:value-type="string">
            <text:p>TOX Pressotechnik</text:p>
          </table:table-cell>
          <table:table-cell office:value-type="string">
            <text:p>D-88250 Weingarten</text:p>
          </table:table-cell>
          <table:table-cell office:value-type="string">
            <text:p>Halle 17, Stand E01</text:p>
          </table:table-cell>
        </table:table-row>
        <table:table-row table:style-name="ro1">
          <table:table-cell office:value-type="string">
            <text:p>TQ-Components</text:p>
          </table:table-cell>
          <table:table-cell office:value-type="string">
            <text:p>D-82234 Weßling</text:p>
          </table:table-cell>
          <table:table-cell office:value-type="string">
            <text:p>Halle 9, Stand C60</text:p>
          </table:table-cell>
        </table:table-row>
        <table:table-row table:style-name="ro1">
          <table:table-cell office:value-type="string">
            <text:p>TraceParts</text:p>
          </table:table-cell>
          <table:table-cell office:value-type="string">
            <text:p>D-92224 Amberg</text:p>
          </table:table-cell>
          <table:table-cell office:value-type="string">
            <text:p>Halle 15, Stand C11</text:p>
          </table:table-cell>
        </table:table-row>
        <table:table-row table:style-name="ro1">
          <table:table-cell office:value-type="string">
            <text:p>Tracto-Technik</text:p>
          </table:table-cell>
          <table:table-cell office:value-type="string">
            <text:p>D-57368 Lennestadt</text:p>
          </table:table-cell>
          <table:table-cell office:value-type="string">
            <text:p>Halle 6, Stand A30</text:p>
          </table:table-cell>
        </table:table-row>
        <table:table-row table:style-name="ro1">
          <table:table-cell office:value-type="string">
            <text:p>Transcat PLM</text:p>
          </table:table-cell>
          <table:table-cell office:value-type="string">
            <text:p>D-76149 Karlsruhe</text:p>
          </table:table-cell>
          <table:table-cell office:value-type="string">
            <text:p>Halle 16, Stand F21</text:p>
          </table:table-cell>
        </table:table-row>
        <table:table-row table:style-name="ro1">
          <table:table-cell office:value-type="string">
            <text:p>Transferstelle der Uni Paderborn</text:p>
          </table:table-cell>
          <table:table-cell office:value-type="string">
            <text:p>D-33098 Paderborn</text:p>
          </table:table-cell>
          <table:table-cell office:value-type="string">
            <text:p>Halle 17, Stand D70</text:p>
          </table:table-cell>
        </table:table-row>
        <table:table-row table:style-name="ro1">
          <table:table-cell office:value-type="string">
            <text:p>Transline Deutschland</text:p>
          </table:table-cell>
          <table:table-cell office:value-type="string">
            <text:p>D-72766 Reutlingen</text:p>
          </table:table-cell>
          <table:table-cell office:value-type="string">
            <text:p>Halle 16, Stand D10</text:p>
          </table:table-cell>
        </table:table-row>
        <table:table-row table:style-name="ro1">
          <table:table-cell office:value-type="string">
            <text:p>TR-Electronic</text:p>
          </table:table-cell>
          <table:table-cell office:value-type="string">
            <text:p>D-78647 Trossingen</text:p>
          </table:table-cell>
          <table:table-cell office:value-type="string">
            <text:p>Halle 9, Stand D32</text:p>
          </table:table-cell>
        </table:table-row>
        <table:table-row table:style-name="ro1">
          <table:table-cell office:value-type="string">
            <text:p>TR-Electronic</text:p>
          </table:table-cell>
          <table:table-cell office:value-type="string">
            <text:p>D-78647 Trossingen</text:p>
          </table:table-cell>
          <table:table-cell office:value-type="string">
            <text:p>Halle 9, Stand F13</text:p>
          </table:table-cell>
        </table:table-row>
        <table:table-row table:style-name="ro1">
          <table:table-cell office:value-type="string">
            <text:p>TR-Electronic</text:p>
          </table:table-cell>
          <table:table-cell office:value-type="string">
            <text:p>D-78647 Trossingen</text:p>
          </table:table-cell>
          <table:table-cell office:value-type="string">
            <text:p>Halle 11, Stand A41</text:p>
          </table:table-cell>
        </table:table-row>
        <table:table-row table:style-name="ro1">
          <table:table-cell office:value-type="string">
            <text:p>Trench Germany</text:p>
          </table:table-cell>
          <table:table-cell office:value-type="string">
            <text:p>D-96050 Bamberg</text:p>
          </table:table-cell>
          <table:table-cell office:value-type="string">
            <text:p>Halle 12, Stand E21</text:p>
          </table:table-cell>
        </table:table-row>
        <table:table-row table:style-name="ro1">
          <table:table-cell office:value-type="string">
            <text:p>TRIDELTA</text:p>
          </table:table-cell>
          <table:table-cell office:value-type="string">
            <text:p>D-07629 Hermsdorf</text:p>
          </table:table-cell>
          <table:table-cell office:value-type="string">
            <text:p>Halle 11, Stand B46</text:p>
          </table:table-cell>
        </table:table-row>
        <table:table-row table:style-name="ro1">
          <table:table-cell office:value-type="string">
            <text:p>TRIDELTA Überspannungsableiter</text:p>
          </table:table-cell>
          <table:table-cell office:value-type="string">
            <text:p>D-07629 Hermsdorf</text:p>
          </table:table-cell>
          <table:table-cell office:value-type="string">
            <text:p>Halle 12, Stand E78</text:p>
          </table:table-cell>
        </table:table-row>
        <table:table-row table:style-name="ro1">
          <table:table-cell office:value-type="string">
            <text:p>Trimetric 3D Service</text:p>
          </table:table-cell>
          <table:table-cell office:value-type="string">
            <text:p>D-30823 Garbsen</text:p>
          </table:table-cell>
          <table:table-cell office:value-type="string">
            <text:p>Halle 14, Stand H36</text:p>
          </table:table-cell>
        </table:table-row>
        <table:table-row table:style-name="ro1">
          <table:table-cell office:value-type="string">
            <text:p>Trithor</text:p>
          </table:table-cell>
          <table:table-cell office:value-type="string">
            <text:p>D-53359 Rheinbach</text:p>
          </table:table-cell>
          <table:table-cell office:value-type="string">
            <text:p>Halle 2, Stand D26</text:p>
          </table:table-cell>
        </table:table-row>
        <table:table-row table:style-name="ro1">
          <table:table-cell office:value-type="string">
            <text:p>TR-Systemtechnik</text:p>
          </table:table-cell>
          <table:table-cell office:value-type="string">
            <text:p>D-78647 Trossingen</text:p>
          </table:table-cell>
          <table:table-cell office:value-type="string">
            <text:p>Halle 9, Stand D32</text:p>
          </table:table-cell>
        </table:table-row>
        <table:table-row table:style-name="ro1">
          <table:table-cell office:value-type="string">
            <text:p>TRUMPF Laser</text:p>
          </table:table-cell>
          <table:table-cell office:value-type="string">
            <text:p>D-78713 Schramberg</text:p>
          </table:table-cell>
          <table:table-cell office:value-type="string">
            <text:p>Halle 17, Stand B10</text:p>
          </table:table-cell>
        </table:table-row>
        <table:table-row table:style-name="ro1">
          <table:table-cell office:value-type="string">
            <text:p>T-Systems International</text:p>
          </table:table-cell>
          <table:table-cell office:value-type="string">
            <text:p>D-53121 Bonn</text:p>
          </table:table-cell>
          <table:table-cell office:value-type="string">
            <text:p>Halle 17, Stand D01</text:p>
          </table:table-cell>
        </table:table-row>
        <table:table-row table:style-name="ro1">
          <table:table-cell office:value-type="string">
            <text:p>tti Technologietransfer</text:p>
          </table:table-cell>
          <table:table-cell office:value-type="string">
            <text:p>D-39108 Magdeburg</text:p>
          </table:table-cell>
          <table:table-cell office:value-type="string">
            <text:p>Halle 2, Stand C39</text:p>
          </table:table-cell>
        </table:table-row>
        <table:table-row table:style-name="ro1">
          <table:table-cell office:value-type="string">
            <text:p>TU Bergakademie Freiberg</text:p>
          </table:table-cell>
          <table:table-cell office:value-type="string">
            <text:p>D-09599 Freiberg</text:p>
          </table:table-cell>
          <table:table-cell office:value-type="string">
            <text:p>Halle 2, Stand C39</text:p>
          </table:table-cell>
        </table:table-row>
        <table:table-row table:style-name="ro1">
          <table:table-cell office:value-type="string">
            <text:p>TU Berlin, IWF</text:p>
          </table:table-cell>
          <table:table-cell office:value-type="string">
            <text:p>D-10587 Berlin</text:p>
          </table:table-cell>
          <table:table-cell office:value-type="string">
            <text:p>Halle 2, Stand D15</text:p>
          </table:table-cell>
        </table:table-row>
        <table:table-row table:style-name="ro1">
          <table:table-cell office:value-type="string">
            <text:p>TU Berlin Servicegesellschaft</text:p>
          </table:table-cell>
          <table:table-cell office:value-type="string">
            <text:p>D-10623 Berlin</text:p>
          </table:table-cell>
          <table:table-cell office:value-type="string">
            <text:p>Halle 2, Stand C14</text:p>
          </table:table-cell>
        </table:table-row>
        <table:table-row table:style-name="ro1">
          <table:table-cell office:value-type="string">
            <text:p>TU Berlin Servicegesellschaft</text:p>
          </table:table-cell>
          <table:table-cell office:value-type="string">
            <text:p>D-10623 Berlin</text:p>
          </table:table-cell>
          <table:table-cell office:value-type="string">
            <text:p>Halle 2, Stand C52</text:p>
          </table:table-cell>
        </table:table-row>
        <table:table-row table:style-name="ro1">
          <table:table-cell office:value-type="string">
            <text:p>TU Berlin Servicegesellschaft</text:p>
          </table:table-cell>
          <table:table-cell office:value-type="string">
            <text:p>D-10623 Berlin</text:p>
          </table:table-cell>
          <table:table-cell office:value-type="string">
            <text:p>Halle 2, Stand D15</text:p>
          </table:table-cell>
        </table:table-row>
        <table:table-row table:style-name="ro1">
          <table:table-cell office:value-type="string">
            <text:p>TU Chemnitz</text:p>
          </table:table-cell>
          <table:table-cell office:value-type="string">
            <text:p>D-09126 Chemnitz</text:p>
          </table:table-cell>
          <table:table-cell office:value-type="string">
            <text:p>Halle 2, Stand C30</text:p>
          </table:table-cell>
        </table:table-row>
        <table:table-row table:style-name="ro1">
          <table:table-cell office:value-type="string">
            <text:p>TU Chemnitz</text:p>
          </table:table-cell>
          <table:table-cell office:value-type="string">
            <text:p>D-09111 Chemnitz</text:p>
          </table:table-cell>
          <table:table-cell office:value-type="string">
            <text:p>Halle 2, Stand C39</text:p>
          </table:table-cell>
        </table:table-row>
        <table:table-row table:style-name="ro1">
          <table:table-cell office:value-type="string">
            <text:p>TU Clausthal</text:p>
          </table:table-cell>
          <table:table-cell office:value-type="string">
            <text:p>D-38678 Clausthal-Zellerfeld</text:p>
          </table:table-cell>
          <table:table-cell office:value-type="string">
            <text:p>Halle 2, Stand A10</text:p>
          </table:table-cell>
        </table:table-row>
        <table:table-row table:style-name="ro1">
          <table:table-cell office:value-type="string">
            <text:p>TU München Produktentwicklung</text:p>
          </table:table-cell>
          <table:table-cell office:value-type="string">
            <text:p>D-85748 Garching</text:p>
          </table:table-cell>
          <table:table-cell office:value-type="string">
            <text:p>Halle 2, Stand A54</text:p>
          </table:table-cell>
        </table:table-row>
        <table:table-row table:style-name="ro1">
          <table:table-cell office:value-type="string">
            <text:p>Tuboscope Pipeline Services</text:p>
          </table:table-cell>
          <table:table-cell office:value-type="string">
            <text:p>D-76297 Stutensee</text:p>
          </table:table-cell>
          <table:table-cell office:value-type="string">
            <text:p>Halle 6, Stand B33</text:p>
          </table:table-cell>
        </table:table-row>
        <table:table-row table:style-name="ro1">
          <table:table-cell office:value-type="string">
            <text:p>Tünkers Maschinenbau</text:p>
          </table:table-cell>
          <table:table-cell office:value-type="string">
            <text:p>D-40880 Ratingen</text:p>
          </table:table-cell>
          <table:table-cell office:value-type="string">
            <text:p>Halle 17, Stand E10</text:p>
          </table:table-cell>
        </table:table-row>
        <table:table-row table:style-name="ro1">
          <table:table-cell office:value-type="string">
            <text:p>Türk &amp; Hillinger</text:p>
          </table:table-cell>
          <table:table-cell office:value-type="string">
            <text:p>D-78532 Tuttlingen</text:p>
          </table:table-cell>
          <table:table-cell office:value-type="string">
            <text:p>Halle 12, Stand B69</text:p>
          </table:table-cell>
        </table:table-row>
        <table:table-row table:style-name="ro1">
          <table:table-cell office:value-type="string">
            <text:p>TÜV NORD Gruppe</text:p>
          </table:table-cell>
          <table:table-cell office:value-type="string">
            <text:p>D-30519 Hannover</text:p>
          </table:table-cell>
          <table:table-cell office:value-type="string">
            <text:p>Halle 13, Stand C41</text:p>
          </table:table-cell>
        </table:table-row>
        <table:table-row table:style-name="ro1">
          <table:table-cell office:value-type="string">
            <text:p>TÜV SÜD Gruppe</text:p>
          </table:table-cell>
          <table:table-cell office:value-type="string">
            <text:p>D-80339 München</text:p>
          </table:table-cell>
          <table:table-cell office:value-type="string">
            <text:p>Halle 11, Stand A41</text:p>
          </table:table-cell>
        </table:table-row>
        <table:table-row table:style-name="ro1">
          <table:table-cell office:value-type="string">
            <text:p>TÜV SÜD Gruppe</text:p>
          </table:table-cell>
          <table:table-cell office:value-type="string">
            <text:p>D-80686 München</text:p>
          </table:table-cell>
          <table:table-cell office:value-type="string">
            <text:p>Halle 13, Stand D67</text:p>
          </table:table-cell>
        </table:table-row>
        <table:table-row table:style-name="ro1">
          <table:table-cell office:value-type="string">
            <text:p>Turbo-Clean</text:p>
          </table:table-cell>
          <table:table-cell office:value-type="string">
            <text:p>D-69190 Walldorf</text:p>
          </table:table-cell>
          <table:table-cell office:value-type="string">
            <text:p>Halle 4, Stand E24</text:p>
          </table:table-cell>
        </table:table-row>
        <table:table-row table:style-name="ro1">
          <table:table-cell office:value-type="string">
            <text:p>TURCK, Hans</text:p>
          </table:table-cell>
          <table:table-cell office:value-type="string">
            <text:p>D-45472 Mülheim</text:p>
          </table:table-cell>
          <table:table-cell office:value-type="string">
            <text:p>Halle 7, Stand A10</text:p>
          </table:table-cell>
        </table:table-row>
        <table:table-row table:style-name="ro1">
          <table:table-cell office:value-type="string">
            <text:p>TURCK, Hans</text:p>
          </table:table-cell>
          <table:table-cell office:value-type="string">
            <text:p>D-45472 Mülheim</text:p>
          </table:table-cell>
          <table:table-cell office:value-type="string">
            <text:p>Halle 9, Stand A36</text:p>
          </table:table-cell>
        </table:table-row>
        <table:table-row table:style-name="ro1">
          <table:table-cell office:value-type="string">
            <text:p>TURCK, Hans</text:p>
          </table:table-cell>
          <table:table-cell office:value-type="string">
            <text:p>D-45472 Mülheim</text:p>
          </table:table-cell>
          <table:table-cell office:value-type="string">
            <text:p>Halle 9, Stand A45</text:p>
          </table:table-cell>
        </table:table-row>
        <table:table-row table:style-name="ro1">
          <table:table-cell office:value-type="string">
            <text:p>TURCK, Hans</text:p>
          </table:table-cell>
          <table:table-cell office:value-type="string">
            <text:p>D-45472 Mülheim</text:p>
          </table:table-cell>
          <table:table-cell office:value-type="string">
            <text:p>Halle 11, Stand A22</text:p>
          </table:table-cell>
        </table:table-row>
        <table:table-row table:style-name="ro1">
          <table:table-cell office:value-type="string">
            <text:p>TURCK, Hans</text:p>
          </table:table-cell>
          <table:table-cell office:value-type="string">
            <text:p>D-45472 Mülheim</text:p>
          </table:table-cell>
          <table:table-cell office:value-type="string">
            <text:p>Halle 11, Stand A41</text:p>
          </table:table-cell>
        </table:table-row>
        <table:table-row table:style-name="ro1">
          <table:table-cell office:value-type="string">
            <text:p>TWK-Elektronik</text:p>
          </table:table-cell>
          <table:table-cell office:value-type="string">
            <text:p>D-40239 Düsseldorf</text:p>
          </table:table-cell>
          <table:table-cell office:value-type="string">
            <text:p>Halle 8, Stand G37</text:p>
          </table:table-cell>
        </table:table-row>
        <table:table-row table:style-name="ro1">
          <table:table-cell office:value-type="string">
            <text:p>TXTe-solutions</text:p>
          </table:table-cell>
          <table:table-cell office:value-type="string">
            <text:p>D-06108 Halle (Saale)</text:p>
          </table:table-cell>
          <table:table-cell office:value-type="string">
            <text:p>Halle 16, Stand D26</text:p>
          </table:table-cell>
        </table:table-row>
        <table:table-row table:style-name="ro1">
          <table:table-cell office:value-type="string">
            <text:p>Tyco Electronics</text:p>
          </table:table-cell>
          <table:table-cell office:value-type="string">
            <text:p>D-64625 Bensheim</text:p>
          </table:table-cell>
          <table:table-cell office:value-type="string">
            <text:p>Halle 7, Stand A53</text:p>
          </table:table-cell>
        </table:table-row>
        <table:table-row table:style-name="ro1">
          <table:table-cell office:value-type="string">
            <text:p>UBzM</text:p>
          </table:table-cell>
          <table:table-cell office:value-type="string">
            <text:p>D-89081 Ulm</text:p>
          </table:table-cell>
          <table:table-cell office:value-type="string">
            <text:p>Halle 13, Stand E90/5</text:p>
          </table:table-cell>
        </table:table-row>
        <table:table-row table:style-name="ro1">
          <table:table-cell office:value-type="string">
            <text:p>UESA</text:p>
          </table:table-cell>
          <table:table-cell office:value-type="string">
            <text:p>D-04938 Uebigau</text:p>
          </table:table-cell>
          <table:table-cell office:value-type="string">
            <text:p>Halle 13, Stand B60</text:p>
          </table:table-cell>
        </table:table-row>
        <table:table-row table:style-name="ro1">
          <table:table-cell office:value-type="string">
            <text:p>UGA SYSTEM-TECHNIK</text:p>
          </table:table-cell>
          <table:table-cell office:value-type="string">
            <text:p>D-89542 Herbrechtingen</text:p>
          </table:table-cell>
          <table:table-cell office:value-type="string">
            <text:p>Halle 12, Stand C18</text:p>
          </table:table-cell>
        </table:table-row>
        <table:table-row table:style-name="ro1">
          <table:table-cell office:value-type="string">
            <text:p>UGS</text:p>
          </table:table-cell>
          <table:table-cell office:value-type="string">
            <text:p>D-50674 Köln</text:p>
          </table:table-cell>
          <table:table-cell office:value-type="string">
            <text:p>Halle 15, Stand A06</text:p>
          </table:table-cell>
        </table:table-row>
        <table:table-row table:style-name="ro1">
          <table:table-cell office:value-type="string">
            <text:p>UHLIG</text:p>
          </table:table-cell>
          <table:table-cell office:value-type="string">
            <text:p>D-09423 Gelenau</text:p>
          </table:table-cell>
          <table:table-cell office:value-type="string">
            <text:p>Halle 4, Stand F24, (3)</text:p>
          </table:table-cell>
        </table:table-row>
        <table:table-row table:style-name="ro1">
          <table:table-cell office:value-type="string">
            <text:p>U.I. LAPP</text:p>
          </table:table-cell>
          <table:table-cell office:value-type="string">
            <text:p>D-70565 Stuttgart</text:p>
          </table:table-cell>
          <table:table-cell office:value-type="string">
            <text:p>Halle 11, Stand A41</text:p>
          </table:table-cell>
        </table:table-row>
        <table:table-row table:style-name="ro1">
          <table:table-cell office:value-type="string">
            <text:p>UL International Germany</text:p>
          </table:table-cell>
          <table:table-cell office:value-type="string">
            <text:p>D-63263 Neu-Isenburg</text:p>
          </table:table-cell>
          <table:table-cell office:value-type="string">
            <text:p>Halle 15, Stand D24</text:p>
          </table:table-cell>
        </table:table-row>
        <table:table-row table:style-name="ro1">
          <table:table-cell office:value-type="string">
            <text:p>ULG</text:p>
          </table:table-cell>
          <table:table-cell office:value-type="string">
            <text:p>D-45127 Essen</text:p>
          </table:table-cell>
          <table:table-cell office:value-type="string">
            <text:p>Halle 13, Stand D27</text:p>
          </table:table-cell>
        </table:table-row>
        <table:table-row table:style-name="ro1">
          <table:table-cell office:value-type="string">
            <text:p>Ulmer</text:p>
          </table:table-cell>
          <table:table-cell office:value-type="string">
            <text:p>D-35745 Herborn</text:p>
          </table:table-cell>
          <table:table-cell office:value-type="string">
            <text:p>Halle 15, Stand D20</text:p>
          </table:table-cell>
        </table:table-row>
        <table:table-row table:style-name="ro1">
          <table:table-cell office:value-type="string">
            <text:p>ULT</text:p>
          </table:table-cell>
          <table:table-cell office:value-type="string">
            <text:p>D-02708 Löbau</text:p>
          </table:table-cell>
          <table:table-cell office:value-type="string">
            <text:p>Halle 4, Stand G40</text:p>
          </table:table-cell>
        </table:table-row>
        <table:table-row table:style-name="ro1">
          <table:table-cell office:value-type="string">
            <text:p>Umformtechnik Stendal UTS</text:p>
          </table:table-cell>
          <table:table-cell office:value-type="string">
            <text:p>D-39576 Stendal</text:p>
          </table:table-cell>
          <table:table-cell office:value-type="string">
            <text:p>Halle 4, Stand F34</text:p>
          </table:table-cell>
        </table:table-row>
        <table:table-row table:style-name="ro1">
          <table:table-cell office:value-type="string">
            <text:p>UMOTEC Technologie</text:p>
          </table:table-cell>
          <table:table-cell office:value-type="string">
            <text:p>D-55566 Bad Sobernheim</text:p>
          </table:table-cell>
          <table:table-cell office:value-type="string">
            <text:p>Halle 2, Stand C46</text:p>
          </table:table-cell>
        </table:table-row>
        <table:table-row table:style-name="ro1">
          <table:table-cell office:value-type="string">
            <text:p>Umweltbundesamt</text:p>
          </table:table-cell>
          <table:table-cell office:value-type="string">
            <text:p>D-06844 Dessau</text:p>
          </table:table-cell>
          <table:table-cell office:value-type="string">
            <text:p>Halle 13, Stand B40</text:p>
          </table:table-cell>
        </table:table-row>
        <table:table-row table:style-name="ro1">
          <table:table-cell office:value-type="string">
            <text:p>Uni Hannover Ada Lovelace Urenkelinnen</text:p>
          </table:table-cell>
          <table:table-cell office:value-type="string">
            <text:p>D-30167 Hannover</text:p>
          </table:table-cell>
          <table:table-cell office:value-type="string">
            <text:p>Halle 2, Stand D62</text:p>
          </table:table-cell>
        </table:table-row>
        <table:table-row table:style-name="ro1">
          <table:table-cell office:value-type="string">
            <text:p>Uni Hannover, Inst. f. Transport</text:p>
          </table:table-cell>
          <table:table-cell office:value-type="string">
            <text:p>D-30823 Garbsen</text:p>
          </table:table-cell>
          <table:table-cell office:value-type="string">
            <text:p>Halle 5, Stand B16</text:p>
          </table:table-cell>
        </table:table-row>
        <table:table-row table:style-name="ro1">
          <table:table-cell office:value-type="string">
            <text:p>Unicam Software</text:p>
          </table:table-cell>
          <table:table-cell office:value-type="string">
            <text:p>D-91166 Georgensgmünd</text:p>
          </table:table-cell>
          <table:table-cell office:value-type="string">
            <text:p>Halle 15, Stand C06</text:p>
          </table:table-cell>
        </table:table-row>
        <table:table-row table:style-name="ro1">
          <table:table-cell office:value-type="string">
            <text:p>UNIDOR Industrie-Elektronik</text:p>
          </table:table-cell>
          <table:table-cell office:value-type="string">
            <text:p>D-75179 Pforzheim</text:p>
          </table:table-cell>
          <table:table-cell office:value-type="string">
            <text:p>Halle 9, Stand D32</text:p>
          </table:table-cell>
        </table:table-row>
        <table:table-row table:style-name="ro1">
          <table:table-cell office:value-type="string">
            <text:p>UNI-FÖRDERTECHNIK</text:p>
          </table:table-cell>
          <table:table-cell office:value-type="string">
            <text:p>D-38229 Salzgitter</text:p>
          </table:table-cell>
          <table:table-cell office:value-type="string">
            <text:p>Halle 7, Stand A30</text:p>
          </table:table-cell>
        </table:table-row>
        <table:table-row table:style-name="ro1">
          <table:table-cell office:value-type="string">
            <text:p>Unigraphics Solutions</text:p>
          </table:table-cell>
          <table:table-cell office:value-type="string">
            <text:p>D-50674 Köln</text:p>
          </table:table-cell>
          <table:table-cell office:value-type="string">
            <text:p>Halle 17, Stand B10</text:p>
          </table:table-cell>
        </table:table-row>
        <table:table-row table:style-name="ro1">
          <table:table-cell office:value-type="string">
            <text:p>Unigraphics Solutions</text:p>
          </table:table-cell>
          <table:table-cell office:value-type="string">
            <text:p>D-50674 Köln</text:p>
          </table:table-cell>
          <table:table-cell office:value-type="string">
            <text:p>Halle 17, Stand B40</text:p>
          </table:table-cell>
        </table:table-row>
        <table:table-row table:style-name="ro1">
          <table:table-cell office:value-type="string">
            <text:p>UNIORG Services</text:p>
          </table:table-cell>
          <table:table-cell office:value-type="string">
            <text:p>D-44141 Dortmund</text:p>
          </table:table-cell>
          <table:table-cell office:value-type="string">
            <text:p>Halle 16, Stand A06</text:p>
          </table:table-cell>
        </table:table-row>
        <table:table-row table:style-name="ro1">
          <table:table-cell office:value-type="string">
            <text:p>Unitro Fleischmann</text:p>
          </table:table-cell>
          <table:table-cell office:value-type="string">
            <text:p>D-71522 Backnang</text:p>
          </table:table-cell>
          <table:table-cell office:value-type="string">
            <text:p>Halle 9, Stand H05</text:p>
          </table:table-cell>
        </table:table-row>
        <table:table-row table:style-name="ro1">
          <table:table-cell office:value-type="string">
            <text:p>UNITRONIC</text:p>
          </table:table-cell>
          <table:table-cell office:value-type="string">
            <text:p>D-40472 Düsseldorf</text:p>
          </table:table-cell>
          <table:table-cell office:value-type="string">
            <text:p>Halle 11, Stand F35</text:p>
          </table:table-cell>
        </table:table-row>
        <table:table-row table:style-name="ro1">
          <table:table-cell office:value-type="string">
            <text:p>Universität Augsburg</text:p>
          </table:table-cell>
          <table:table-cell office:value-type="string">
            <text:p>D-86159 Augsburg</text:p>
          </table:table-cell>
          <table:table-cell office:value-type="string">
            <text:p>Halle 2, Stand A54</text:p>
          </table:table-cell>
        </table:table-row>
        <table:table-row table:style-name="ro1">
          <table:table-cell office:value-type="string">
            <text:p>Universität Bielefeld</text:p>
          </table:table-cell>
          <table:table-cell office:value-type="string">
            <text:p>D-33615 Bielefeld</text:p>
          </table:table-cell>
          <table:table-cell office:value-type="string">
            <text:p>Halle 2, Stand D62</text:p>
          </table:table-cell>
        </table:table-row>
        <table:table-row table:style-name="ro1">
          <table:table-cell office:value-type="string">
            <text:p>Universität Bonn</text:p>
          </table:table-cell>
          <table:table-cell office:value-type="string">
            <text:p>D-53115 Bonn</text:p>
          </table:table-cell>
          <table:table-cell office:value-type="string">
            <text:p>Halle 2, Stand C52</text:p>
          </table:table-cell>
        </table:table-row>
        <table:table-row table:style-name="ro1">
          <table:table-cell office:value-type="string">
            <text:p>Universität Bonn</text:p>
          </table:table-cell>
          <table:table-cell office:value-type="string">
            <text:p>D-53115 Bonn</text:p>
          </table:table-cell>
          <table:table-cell office:value-type="string">
            <text:p>Halle 2, Stand D35</text:p>
          </table:table-cell>
        </table:table-row>
        <table:table-row table:style-name="ro1">
          <table:table-cell office:value-type="string">
            <text:p>Universität Bonn</text:p>
          </table:table-cell>
          <table:table-cell office:value-type="string">
            <text:p>D-53115 Bonn</text:p>
          </table:table-cell>
          <table:table-cell office:value-type="string">
            <text:p>Halle 2, Stand D35</text:p>
          </table:table-cell>
        </table:table-row>
        <table:table-row table:style-name="ro1">
          <table:table-cell office:value-type="string">
            <text:p>Universität Bremen</text:p>
          </table:table-cell>
          <table:table-cell office:value-type="string">
            <text:p>D-28359 Bremen</text:p>
          </table:table-cell>
          <table:table-cell office:value-type="string">
            <text:p>Halle 15, Stand D46</text:p>
          </table:table-cell>
        </table:table-row>
        <table:table-row table:style-name="ro1">
          <table:table-cell office:value-type="string">
            <text:p>Universität des Saarlandes</text:p>
          </table:table-cell>
          <table:table-cell office:value-type="string">
            <text:p>D-66123 Saarbrücken</text:p>
          </table:table-cell>
          <table:table-cell office:value-type="string">
            <text:p>Halle 2, Stand C52</text:p>
          </table:table-cell>
        </table:table-row>
        <table:table-row table:style-name="ro1">
          <table:table-cell office:value-type="string">
            <text:p>Universität Dortmund</text:p>
          </table:table-cell>
          <table:table-cell office:value-type="string">
            <text:p>D-44227 Dortmund</text:p>
          </table:table-cell>
          <table:table-cell office:value-type="string">
            <text:p>Halle 5, Stand B16</text:p>
          </table:table-cell>
        </table:table-row>
        <table:table-row table:style-name="ro1">
          <table:table-cell office:value-type="string">
            <text:p>Universität Dortmund</text:p>
          </table:table-cell>
          <table:table-cell office:value-type="string">
            <text:p>D-44227 Dortmund</text:p>
          </table:table-cell>
          <table:table-cell office:value-type="string">
            <text:p>Halle 5, Stand B16</text:p>
          </table:table-cell>
        </table:table-row>
        <table:table-row table:style-name="ro1">
          <table:table-cell office:value-type="string">
            <text:p>Universität Duisburg-Essen</text:p>
          </table:table-cell>
          <table:table-cell office:value-type="string">
            <text:p>D-47057 Duisburg</text:p>
          </table:table-cell>
          <table:table-cell office:value-type="string">
            <text:p>Halle 2, Stand C36</text:p>
          </table:table-cell>
        </table:table-row>
        <table:table-row table:style-name="ro1">
          <table:table-cell office:value-type="string">
            <text:p>Universität Duisburg-Essen</text:p>
          </table:table-cell>
          <table:table-cell office:value-type="string">
            <text:p>D-45141 Essen</text:p>
          </table:table-cell>
          <table:table-cell office:value-type="string">
            <text:p>Halle 2, Stand C36</text:p>
          </table:table-cell>
        </table:table-row>
        <table:table-row table:style-name="ro1">
          <table:table-cell office:value-type="string">
            <text:p>Universität Duisburg-Essen FET &amp; V</text:p>
          </table:table-cell>
          <table:table-cell office:value-type="string">
            <text:p>D-45141 Essen</text:p>
          </table:table-cell>
          <table:table-cell office:value-type="string">
            <text:p>Halle 2, Stand C36</text:p>
          </table:table-cell>
        </table:table-row>
        <table:table-row table:style-name="ro1">
          <table:table-cell office:value-type="string">
            <text:p>Universität Erlangen-Nürnberg</text:p>
          </table:table-cell>
          <table:table-cell office:value-type="string">
            <text:p>D-91058 Erlangen</text:p>
          </table:table-cell>
          <table:table-cell office:value-type="string">
            <text:p>Halle 2, Stand A54</text:p>
          </table:table-cell>
        </table:table-row>
        <table:table-row table:style-name="ro1">
          <table:table-cell office:value-type="string">
            <text:p>Universität Erlangen-Nürnberg</text:p>
          </table:table-cell>
          <table:table-cell office:value-type="string">
            <text:p>D-91058 Erlangen</text:p>
          </table:table-cell>
          <table:table-cell office:value-type="string">
            <text:p>Halle 2, Stand A54</text:p>
          </table:table-cell>
        </table:table-row>
        <table:table-row table:style-name="ro1">
          <table:table-cell office:value-type="string">
            <text:p>Universität Erlangen-Nürnberg</text:p>
          </table:table-cell>
          <table:table-cell office:value-type="string">
            <text:p>D-91058 Erlangen</text:p>
          </table:table-cell>
          <table:table-cell office:value-type="string">
            <text:p>Halle 2, Stand A54</text:p>
          </table:table-cell>
        </table:table-row>
        <table:table-row table:style-name="ro1">
          <table:table-cell office:value-type="string">
            <text:p>Universität Erlangen-Nürnberg</text:p>
          </table:table-cell>
          <table:table-cell office:value-type="string">
            <text:p>D-91058 Erlangen</text:p>
          </table:table-cell>
          <table:table-cell office:value-type="string">
            <text:p>Halle 2, Stand A54</text:p>
          </table:table-cell>
        </table:table-row>
        <table:table-row table:style-name="ro1">
          <table:table-cell office:value-type="string">
            <text:p>Universität Erlangen-Nürnberg</text:p>
          </table:table-cell>
          <table:table-cell office:value-type="string">
            <text:p>D-91058 Erlangen</text:p>
          </table:table-cell>
          <table:table-cell office:value-type="string">
            <text:p>Halle 5, Stand B16</text:p>
          </table:table-cell>
        </table:table-row>
        <table:table-row table:style-name="ro1">
          <table:table-cell office:value-type="string">
            <text:p>Universität Erlangen-Nürnberg</text:p>
          </table:table-cell>
          <table:table-cell office:value-type="string">
            <text:p>D-91058 Erlangen</text:p>
          </table:table-cell>
          <table:table-cell office:value-type="string">
            <text:p>Halle 5, Stand B16</text:p>
          </table:table-cell>
        </table:table-row>
        <table:table-row table:style-name="ro1">
          <table:table-cell office:value-type="string">
            <text:p>Universität Erlangen-Nürnberg (FAPS)</text:p>
          </table:table-cell>
          <table:table-cell office:value-type="string">
            <text:p>D-91058 Erlangen</text:p>
          </table:table-cell>
          <table:table-cell office:value-type="string">
            <text:p>Halle 15, Stand D35</text:p>
          </table:table-cell>
        </table:table-row>
        <table:table-row table:style-name="ro1">
          <table:table-cell office:value-type="string">
            <text:p>Universität Freiburg</text:p>
          </table:table-cell>
          <table:table-cell office:value-type="string">
            <text:p>D-79104 Freiburg</text:p>
          </table:table-cell>
          <table:table-cell office:value-type="string">
            <text:p>Halle 2, Stand C52</text:p>
          </table:table-cell>
        </table:table-row>
        <table:table-row table:style-name="ro1">
          <table:table-cell office:value-type="string">
            <text:p>Universität Hannover</text:p>
          </table:table-cell>
          <table:table-cell office:value-type="string">
            <text:p>D-30169 Hannover</text:p>
          </table:table-cell>
          <table:table-cell office:value-type="string">
            <text:p>Halle 2, Stand A10</text:p>
          </table:table-cell>
        </table:table-row>
        <table:table-row table:style-name="ro1">
          <table:table-cell office:value-type="string">
            <text:p>Universität Hannover</text:p>
          </table:table-cell>
          <table:table-cell office:value-type="string">
            <text:p>D-30167 Hannover</text:p>
          </table:table-cell>
          <table:table-cell office:value-type="string">
            <text:p>Halle 5, Stand B16</text:p>
          </table:table-cell>
        </table:table-row>
        <table:table-row table:style-name="ro1">
          <table:table-cell office:value-type="string">
            <text:p>Universität Hannover</text:p>
          </table:table-cell>
          <table:table-cell office:value-type="string">
            <text:p>D-30167 Hannover</text:p>
          </table:table-cell>
          <table:table-cell office:value-type="string">
            <text:p>Halle 13, Stand B75</text:p>
          </table:table-cell>
        </table:table-row>
        <table:table-row table:style-name="ro1">
          <table:table-cell office:value-type="string">
            <text:p>Universität Hildesheim</text:p>
          </table:table-cell>
          <table:table-cell office:value-type="string">
            <text:p>D-31141 Hildesheim</text:p>
          </table:table-cell>
          <table:table-cell office:value-type="string">
            <text:p>Halle 2, Stand A10</text:p>
          </table:table-cell>
        </table:table-row>
        <table:table-row table:style-name="ro1">
          <table:table-cell office:value-type="string">
            <text:p>Universität Kaiserslautern</text:p>
          </table:table-cell>
          <table:table-cell office:value-type="string">
            <text:p>D-67653 Kaiserslautern</text:p>
          </table:table-cell>
          <table:table-cell office:value-type="string">
            <text:p>Halle 5, Stand B16</text:p>
          </table:table-cell>
        </table:table-row>
        <table:table-row table:style-name="ro1">
          <table:table-cell office:value-type="string">
            <text:p>Universität Kassel</text:p>
          </table:table-cell>
          <table:table-cell office:value-type="string">
            <text:p>D-34127 Kassel</text:p>
          </table:table-cell>
          <table:table-cell office:value-type="string">
            <text:p>Halle 2, Stand C45</text:p>
          </table:table-cell>
        </table:table-row>
        <table:table-row table:style-name="ro1">
          <table:table-cell office:value-type="string">
            <text:p>Universität Leipzig</text:p>
          </table:table-cell>
          <table:table-cell office:value-type="string">
            <text:p>D-04109 Leipzig</text:p>
          </table:table-cell>
          <table:table-cell office:value-type="string">
            <text:p>Halle 2, Stand C39</text:p>
          </table:table-cell>
        </table:table-row>
        <table:table-row table:style-name="ro1">
          <table:table-cell office:value-type="string">
            <text:p>Universität Lüneburg, CSM</text:p>
          </table:table-cell>
          <table:table-cell office:value-type="string">
            <text:p>D-21335 Lüneburg</text:p>
          </table:table-cell>
          <table:table-cell office:value-type="string">
            <text:p>Halle 13, Stand E59</text:p>
          </table:table-cell>
        </table:table-row>
        <table:table-row table:style-name="ro1">
          <table:table-cell office:value-type="string">
            <text:p>Universität Magdeburg</text:p>
          </table:table-cell>
          <table:table-cell office:value-type="string">
            <text:p>D-39106 Magdeburg</text:p>
          </table:table-cell>
          <table:table-cell office:value-type="string">
            <text:p>Halle 2, Stand A34</text:p>
          </table:table-cell>
        </table:table-row>
        <table:table-row table:style-name="ro1">
          <table:table-cell office:value-type="string">
            <text:p>Universität Magdeburg</text:p>
          </table:table-cell>
          <table:table-cell office:value-type="string">
            <text:p>D-39106 Magdeburg</text:p>
          </table:table-cell>
          <table:table-cell office:value-type="string">
            <text:p>Halle 2, Stand C39</text:p>
          </table:table-cell>
        </table:table-row>
        <table:table-row table:style-name="ro1">
          <table:table-cell office:value-type="string">
            <text:p>Universität Mainz</text:p>
          </table:table-cell>
          <table:table-cell office:value-type="string">
            <text:p>D-55122 Mainz</text:p>
          </table:table-cell>
          <table:table-cell office:value-type="string">
            <text:p>Halle 2, Stand C46</text:p>
          </table:table-cell>
        </table:table-row>
        <table:table-row table:style-name="ro1">
          <table:table-cell office:value-type="string">
            <text:p>Universität Oldenburg</text:p>
          </table:table-cell>
          <table:table-cell office:value-type="string">
            <text:p>D-28111 Oldenburg</text:p>
          </table:table-cell>
          <table:table-cell office:value-type="string">
            <text:p>Halle 2, Stand A10</text:p>
          </table:table-cell>
        </table:table-row>
        <table:table-row table:style-name="ro1">
          <table:table-cell office:value-type="string">
            <text:p>Universität Oldenburg</text:p>
          </table:table-cell>
          <table:table-cell office:value-type="string">
            <text:p>D-26129 Oldenburg</text:p>
          </table:table-cell>
          <table:table-cell office:value-type="string">
            <text:p>Halle 2, Stand A10</text:p>
          </table:table-cell>
        </table:table-row>
        <table:table-row table:style-name="ro1">
          <table:table-cell office:value-type="string">
            <text:p>Universität Osnabrück</text:p>
          </table:table-cell>
          <table:table-cell office:value-type="string">
            <text:p>D-49076 Osnabrück</text:p>
          </table:table-cell>
          <table:table-cell office:value-type="string">
            <text:p>Halle 2, Stand A10</text:p>
          </table:table-cell>
        </table:table-row>
        <table:table-row table:style-name="ro1">
          <table:table-cell office:value-type="string">
            <text:p>UNIVERSITÄT PADERBORN</text:p>
          </table:table-cell>
          <table:table-cell office:value-type="string">
            <text:p>D-33098 Paderborn</text:p>
          </table:table-cell>
          <table:table-cell office:value-type="string">
            <text:p>Halle 5, Stand B16</text:p>
          </table:table-cell>
        </table:table-row>
        <table:table-row table:style-name="ro1">
          <table:table-cell office:value-type="string">
            <text:p>Universität Paderborn</text:p>
          </table:table-cell>
          <table:table-cell office:value-type="string">
            <text:p>D-33095 Paderborn</text:p>
          </table:table-cell>
          <table:table-cell office:value-type="string">
            <text:p>Halle 5, Stand B16</text:p>
          </table:table-cell>
        </table:table-row>
        <table:table-row table:style-name="ro1">
          <table:table-cell office:value-type="string">
            <text:p>Universität Paderborn</text:p>
          </table:table-cell>
          <table:table-cell office:value-type="string">
            <text:p>D-33098 Paderborn</text:p>
          </table:table-cell>
          <table:table-cell office:value-type="string">
            <text:p>Halle 17, Stand D70</text:p>
          </table:table-cell>
        </table:table-row>
        <table:table-row table:style-name="ro1">
          <table:table-cell office:value-type="string">
            <text:p>Universität Rostock</text:p>
          </table:table-cell>
          <table:table-cell office:value-type="string">
            <text:p>D-18055 Rostock</text:p>
          </table:table-cell>
          <table:table-cell office:value-type="string">
            <text:p>Halle 2, Stand C39</text:p>
          </table:table-cell>
        </table:table-row>
        <table:table-row table:style-name="ro1">
          <table:table-cell office:value-type="string">
            <text:p>Universität Siegen</text:p>
          </table:table-cell>
          <table:table-cell office:value-type="string">
            <text:p>D-57076 Siegen</text:p>
          </table:table-cell>
          <table:table-cell office:value-type="string">
            <text:p>Halle 2, Stand C36</text:p>
          </table:table-cell>
        </table:table-row>
        <table:table-row table:style-name="ro1">
          <table:table-cell office:value-type="string">
            <text:p>Universität Siegen</text:p>
          </table:table-cell>
          <table:table-cell office:value-type="string">
            <text:p>D-57076 Siegen</text:p>
          </table:table-cell>
          <table:table-cell office:value-type="string">
            <text:p>Halle 5, Stand B16</text:p>
          </table:table-cell>
        </table:table-row>
        <table:table-row table:style-name="ro1">
          <table:table-cell office:value-type="string">
            <text:p>Universität Siegen/ZESS</text:p>
          </table:table-cell>
          <table:table-cell office:value-type="string">
            <text:p>D-57076 Siegen</text:p>
          </table:table-cell>
          <table:table-cell office:value-type="string">
            <text:p>Halle 2, Stand C30</text:p>
          </table:table-cell>
        </table:table-row>
        <table:table-row table:style-name="ro1">
          <table:table-cell office:value-type="string">
            <text:p>Universität Stuttgart ISD</text:p>
          </table:table-cell>
          <table:table-cell office:value-type="string">
            <text:p>D-70569 Stuttgart</text:p>
          </table:table-cell>
          <table:table-cell office:value-type="string">
            <text:p>Halle 13, Stand E59</text:p>
          </table:table-cell>
        </table:table-row>
        <table:table-row table:style-name="ro1">
          <table:table-cell office:value-type="string">
            <text:p>Universität Ulm</text:p>
          </table:table-cell>
          <table:table-cell office:value-type="string">
            <text:p>D-89081 Ulm</text:p>
          </table:table-cell>
          <table:table-cell office:value-type="string">
            <text:p>Halle 2, Stand C19</text:p>
          </table:table-cell>
        </table:table-row>
        <table:table-row table:style-name="ro1">
          <table:table-cell office:value-type="string">
            <text:p>Universität Würzburg</text:p>
          </table:table-cell>
          <table:table-cell office:value-type="string">
            <text:p>D-97070 Würzburg</text:p>
          </table:table-cell>
          <table:table-cell office:value-type="string">
            <text:p>Halle 2, Stand A54</text:p>
          </table:table-cell>
        </table:table-row>
        <table:table-row table:style-name="ro1">
          <table:table-cell office:value-type="string">
            <text:p>University of Freiburg - IMTEK</text:p>
          </table:table-cell>
          <table:table-cell office:value-type="string">
            <text:p>D-79110 Freiburg</text:p>
          </table:table-cell>
          <table:table-cell office:value-type="string">
            <text:p>Halle 14, Stand H54</text:p>
          </table:table-cell>
        </table:table-row>
        <table:table-row table:style-name="ro1">
          <table:table-cell office:value-type="string">
            <text:p>Up2media</text:p>
          </table:table-cell>
          <table:table-cell office:value-type="string">
            <text:p>D-67433 Neustadt</text:p>
          </table:table-cell>
          <table:table-cell office:value-type="string">
            <text:p>Halle 15, Stand D03</text:p>
          </table:table-cell>
        </table:table-row>
        <table:table-row table:style-name="ro1">
          <table:table-cell office:value-type="string">
            <text:p>US Department of Commerce</text:p>
          </table:table-cell>
          <table:table-cell office:value-type="string">
            <text:p>D-20354 Hamburg</text:p>
          </table:table-cell>
          <table:table-cell office:value-type="string">
            <text:p>Halle 17, Stand F08</text:p>
          </table:table-cell>
        </table:table-row>
        <table:table-row table:style-name="ro1">
          <table:table-cell office:value-type="string">
            <text:p>usb Management Consulting</text:p>
          </table:table-cell>
          <table:table-cell office:value-type="string">
            <text:p>D-85774 Unterföhring</text:p>
          </table:table-cell>
          <table:table-cell office:value-type="string">
            <text:p>Halle 16, Stand D22</text:p>
          </table:table-cell>
        </table:table-row>
        <table:table-row table:style-name="ro1">
          <table:table-cell office:value-type="string">
            <text:p>USD - Formteiltechnik</text:p>
          </table:table-cell>
          <table:table-cell office:value-type="string">
            <text:p>D-58540 Meinerzhagen</text:p>
          </table:table-cell>
          <table:table-cell office:value-type="string">
            <text:p>Halle 3, Stand D45</text:p>
          </table:table-cell>
        </table:table-row>
        <table:table-row table:style-name="ro1">
          <table:table-cell office:value-type="string">
            <text:p>User Interface Design</text:p>
          </table:table-cell>
          <table:table-cell office:value-type="string">
            <text:p>D-71634 Ludwigsburg</text:p>
          </table:table-cell>
          <table:table-cell office:value-type="string">
            <text:p>Halle 2, Stand C14</text:p>
          </table:table-cell>
        </table:table-row>
        <table:table-row table:style-name="ro1">
          <table:table-cell office:value-type="string">
            <text:p>UST Umweltsensortechnik</text:p>
          </table:table-cell>
          <table:table-cell office:value-type="string">
            <text:p>D-98716 Geschwenda</text:p>
          </table:table-cell>
          <table:table-cell office:value-type="string">
            <text:p>Halle 8, Stand G33</text:p>
          </table:table-cell>
        </table:table-row>
        <table:table-row table:style-name="ro1">
          <table:table-cell office:value-type="string">
            <text:p>Utz, Georg</text:p>
          </table:table-cell>
          <table:table-cell office:value-type="string">
            <text:p>D-48465 Schüttorf</text:p>
          </table:table-cell>
          <table:table-cell office:value-type="string">
            <text:p>Halle 17, Stand A68</text:p>
          </table:table-cell>
        </table:table-row>
        <table:table-row table:style-name="ro1">
          <table:table-cell office:value-type="string">
            <text:p>UZIN UTZ</text:p>
          </table:table-cell>
          <table:table-cell office:value-type="string">
            <text:p>D-89079 Ulm</text:p>
          </table:table-cell>
          <table:table-cell office:value-type="string">
            <text:p>Halle 4, Stand E24</text:p>
          </table:table-cell>
        </table:table-row>
        <table:table-row table:style-name="ro1">
          <table:table-cell office:value-type="string">
            <text:p>Vaillant</text:p>
          </table:table-cell>
          <table:table-cell office:value-type="string">
            <text:p>D-42859 Remscheid</text:p>
          </table:table-cell>
          <table:table-cell office:value-type="string">
            <text:p>Halle 13, Stand E68/1</text:p>
          </table:table-cell>
        </table:table-row>
        <table:table-row table:style-name="ro1">
          <table:table-cell office:value-type="string">
            <text:p>VAKUPLASTIC Kunststoff</text:p>
          </table:table-cell>
          <table:table-cell office:value-type="string">
            <text:p>D-12529 Schönefeld</text:p>
          </table:table-cell>
          <table:table-cell office:value-type="string">
            <text:p>Halle 5, Stand A44</text:p>
          </table:table-cell>
        </table:table-row>
        <table:table-row table:style-name="ro1">
          <table:table-cell office:value-type="string">
            <text:p>Valeo Motoren und Aktuatoren</text:p>
          </table:table-cell>
          <table:table-cell office:value-type="string">
            <text:p>D-74321 Bietigheim-Bissingen</text:p>
          </table:table-cell>
          <table:table-cell office:value-type="string">
            <text:p>Halle 14, Stand H33</text:p>
          </table:table-cell>
        </table:table-row>
        <table:table-row table:style-name="ro1">
          <table:table-cell office:value-type="string">
            <text:p>Valiant</text:p>
          </table:table-cell>
          <table:table-cell office:value-type="string">
            <text:p>D-52068 Aachen</text:p>
          </table:table-cell>
          <table:table-cell office:value-type="string">
            <text:p>Halle 2, Stand C36</text:p>
          </table:table-cell>
        </table:table-row>
        <table:table-row table:style-name="ro1">
          <table:table-cell office:value-type="string">
            <text:p>Vanderlande Industries</text:p>
          </table:table-cell>
          <table:table-cell office:value-type="string">
            <text:p>D-41066 Mönchengladbach</text:p>
          </table:table-cell>
          <table:table-cell office:value-type="string">
            <text:p>Halle 3, Stand B56</text:p>
          </table:table-cell>
        </table:table-row>
        <table:table-row table:style-name="ro1">
          <table:table-cell office:value-type="string">
            <text:p>Vanderlande Industries</text:p>
          </table:table-cell>
          <table:table-cell office:value-type="string">
            <text:p>D-41066 Mönchengladbach</text:p>
          </table:table-cell>
          <table:table-cell office:value-type="string">
            <text:p>Halle 17, Stand E84</text:p>
          </table:table-cell>
        </table:table-row>
        <table:table-row table:style-name="ro1">
          <table:table-cell office:value-type="string">
            <text:p>Vattenfall Europe</text:p>
          </table:table-cell>
          <table:table-cell office:value-type="string">
            <text:p>D-10115 Berlin</text:p>
          </table:table-cell>
          <table:table-cell office:value-type="string">
            <text:p>Halle 13, Stand C20</text:p>
          </table:table-cell>
        </table:table-row>
        <table:table-row table:style-name="ro1">
          <table:table-cell office:value-type="string">
            <text:p>Vattenfall Europe</text:p>
          </table:table-cell>
          <table:table-cell office:value-type="string">
            <text:p>D-22297 Hamburg</text:p>
          </table:table-cell>
          <table:table-cell office:value-type="string">
            <text:p>Halle 13, Stand E77/1</text:p>
          </table:table-cell>
        </table:table-row>
        <table:table-row table:style-name="ro1">
          <table:table-cell office:value-type="string">
            <text:p>Vattenfall Europe Contracting</text:p>
          </table:table-cell>
          <table:table-cell office:value-type="string">
            <text:p>D-22297 Hamburg</text:p>
          </table:table-cell>
          <table:table-cell office:value-type="string">
            <text:p>Halle 13, Stand C38</text:p>
          </table:table-cell>
        </table:table-row>
        <table:table-row table:style-name="ro1">
          <table:table-cell office:value-type="string">
            <text:p>VDE</text:p>
          </table:table-cell>
          <table:table-cell office:value-type="string">
            <text:p>D-60596 Frankfurt</text:p>
          </table:table-cell>
          <table:table-cell office:value-type="string">
            <text:p>Halle 11, Stand F60</text:p>
          </table:table-cell>
        </table:table-row>
        <table:table-row table:style-name="ro1">
          <table:table-cell office:value-type="string">
            <text:p>VDE</text:p>
          </table:table-cell>
          <table:table-cell office:value-type="string">
            <text:p>D-60596 Frankfurt am Main</text:p>
          </table:table-cell>
          <table:table-cell office:value-type="string">
            <text:p>Halle 12, Stand C06</text:p>
          </table:table-cell>
        </table:table-row>
        <table:table-row table:style-name="ro1">
          <table:table-cell office:value-type="string">
            <text:p>VDE - Prüfinstitut</text:p>
          </table:table-cell>
          <table:table-cell office:value-type="string">
            <text:p>D-63069 Offenbach</text:p>
          </table:table-cell>
          <table:table-cell office:value-type="string">
            <text:p>Halle 11, Stand F60</text:p>
          </table:table-cell>
        </table:table-row>
        <table:table-row table:style-name="ro1">
          <table:table-cell office:value-type="string">
            <text:p>VDE Global Services</text:p>
          </table:table-cell>
          <table:table-cell office:value-type="string">
            <text:p>D-63069 Offenbach</text:p>
          </table:table-cell>
          <table:table-cell office:value-type="string">
            <text:p>Halle 11, Stand F60</text:p>
          </table:table-cell>
        </table:table-row>
        <table:table-row table:style-name="ro1">
          <table:table-cell office:value-type="string">
            <text:p>VDE VERLAG</text:p>
          </table:table-cell>
          <table:table-cell office:value-type="string">
            <text:p>D-10625 Berlin</text:p>
          </table:table-cell>
          <table:table-cell office:value-type="string">
            <text:p>Halle 11, Stand F60</text:p>
          </table:table-cell>
        </table:table-row>
        <table:table-row table:style-name="ro1">
          <table:table-cell office:value-type="string">
            <text:p>VDEW</text:p>
          </table:table-cell>
          <table:table-cell office:value-type="string">
            <text:p>D-10115 Berlin</text:p>
          </table:table-cell>
          <table:table-cell office:value-type="string">
            <text:p>Halle 12, Stand C06</text:p>
          </table:table-cell>
        </table:table-row>
        <table:table-row table:style-name="ro1">
          <table:table-cell office:value-type="string">
            <text:p>VDF Vogtland Federntechnik</text:p>
          </table:table-cell>
          <table:table-cell office:value-type="string">
            <text:p>D-58119 Hagen</text:p>
          </table:table-cell>
          <table:table-cell office:value-type="string">
            <text:p>Halle 4, Stand C34, (9)</text:p>
          </table:table-cell>
        </table:table-row>
        <table:table-row table:style-name="ro1">
          <table:table-cell office:value-type="string">
            <text:p>VDI Verlag</text:p>
          </table:table-cell>
          <table:table-cell office:value-type="string">
            <text:p>D-40239 Düsseldorf</text:p>
          </table:table-cell>
          <table:table-cell office:value-type="string">
            <text:p>Halle 2, Stand D36</text:p>
          </table:table-cell>
        </table:table-row>
        <table:table-row table:style-name="ro1">
          <table:table-cell office:value-type="string">
            <text:p>VDI/VDE</text:p>
          </table:table-cell>
          <table:table-cell office:value-type="string">
            <text:p>D-10623 Berlin</text:p>
          </table:table-cell>
          <table:table-cell office:value-type="string">
            <text:p>Halle 15, Stand H49</text:p>
          </table:table-cell>
        </table:table-row>
        <table:table-row table:style-name="ro1">
          <table:table-cell office:value-type="string">
            <text:p>VDI/VDE-GMA</text:p>
          </table:table-cell>
          <table:table-cell office:value-type="string">
            <text:p>D-40239 Düsseldorf</text:p>
          </table:table-cell>
          <table:table-cell office:value-type="string">
            <text:p>Halle 7, Stand E45</text:p>
          </table:table-cell>
        </table:table-row>
        <table:table-row table:style-name="ro1">
          <table:table-cell office:value-type="string">
            <text:p>VDMA</text:p>
          </table:table-cell>
          <table:table-cell office:value-type="string">
            <text:p>D-60528 Frankfurt</text:p>
          </table:table-cell>
          <table:table-cell office:value-type="string">
            <text:p>Halle 17, Stand D26</text:p>
          </table:table-cell>
        </table:table-row>
        <table:table-row table:style-name="ro1">
          <table:table-cell office:value-type="string">
            <text:p>VDMA Applied Automation</text:p>
          </table:table-cell>
          <table:table-cell office:value-type="string">
            <text:p>D-60528 Frankfurt</text:p>
          </table:table-cell>
          <table:table-cell office:value-type="string">
            <text:p>Halle 17, Stand D30</text:p>
          </table:table-cell>
        </table:table-row>
        <table:table-row table:style-name="ro1">
          <table:table-cell office:value-type="string">
            <text:p>VDMA Fachverband Software</text:p>
          </table:table-cell>
          <table:table-cell office:value-type="string">
            <text:p>D-60528 Frankfurt</text:p>
          </table:table-cell>
          <table:table-cell office:value-type="string">
            <text:p>Halle 16, Stand C16</text:p>
          </table:table-cell>
        </table:table-row>
        <table:table-row table:style-name="ro1">
          <table:table-cell office:value-type="string">
            <text:p>VDMA Industrial Communication</text:p>
          </table:table-cell>
          <table:table-cell office:value-type="string">
            <text:p>D-60528 Frankfurt</text:p>
          </table:table-cell>
          <table:table-cell office:value-type="string">
            <text:p>Halle 9, Stand H64</text:p>
          </table:table-cell>
        </table:table-row>
        <table:table-row table:style-name="ro1">
          <table:table-cell office:value-type="string">
            <text:p>VDMA Informatik</text:p>
          </table:table-cell>
          <table:table-cell office:value-type="string">
            <text:p>D-60528 Frankfurt</text:p>
          </table:table-cell>
          <table:table-cell office:value-type="string">
            <text:p>Halle 16, Stand C28</text:p>
          </table:table-cell>
        </table:table-row>
        <table:table-row table:style-name="ro1">
          <table:table-cell office:value-type="string">
            <text:p>Veenker, Dr.-Ing.</text:p>
          </table:table-cell>
          <table:table-cell office:value-type="string">
            <text:p>D-30173 Hannover</text:p>
          </table:table-cell>
          <table:table-cell office:value-type="string">
            <text:p>Halle 6, Stand B18</text:p>
          </table:table-cell>
        </table:table-row>
        <table:table-row table:style-name="ro1">
          <table:table-cell office:value-type="string">
            <text:p>VEGA Grieshaber</text:p>
          </table:table-cell>
          <table:table-cell office:value-type="string">
            <text:p>D-77761 Schiltach</text:p>
          </table:table-cell>
          <table:table-cell office:value-type="string">
            <text:p>Halle 7, Stand C25</text:p>
          </table:table-cell>
        </table:table-row>
        <table:table-row table:style-name="ro1">
          <table:table-cell office:value-type="string">
            <text:p>VELOMAT Messelektronik</text:p>
          </table:table-cell>
          <table:table-cell office:value-type="string">
            <text:p>D-01917 Kamenz</text:p>
          </table:table-cell>
          <table:table-cell office:value-type="string">
            <text:p>Halle 8, Stand F26/1</text:p>
          </table:table-cell>
        </table:table-row>
        <table:table-row table:style-name="ro1">
          <table:table-cell office:value-type="string">
            <text:p>Velotaxi Hannover</text:p>
          </table:table-cell>
          <table:table-cell office:value-type="string">
            <text:p>D-30169 Hannover</text:p>
          </table:table-cell>
          <table:table-cell office:value-type="string">
            <text:p>Halle 13, Stand E59</text:p>
          </table:table-cell>
        </table:table-row>
        <table:table-row table:style-name="ro1">
          <table:table-cell office:value-type="string">
            <text:p>VEM motors</text:p>
          </table:table-cell>
          <table:table-cell office:value-type="string">
            <text:p>D-38855 Wernigerode</text:p>
          </table:table-cell>
          <table:table-cell office:value-type="string">
            <text:p>Halle 11, Stand B08</text:p>
          </table:table-cell>
        </table:table-row>
        <table:table-row table:style-name="ro1">
          <table:table-cell office:value-type="string">
            <text:p>VEM Sachsenwerk</text:p>
          </table:table-cell>
          <table:table-cell office:value-type="string">
            <text:p>D-01257 Dresden</text:p>
          </table:table-cell>
          <table:table-cell office:value-type="string">
            <text:p>Halle 11, Stand B08</text:p>
          </table:table-cell>
        </table:table-row>
        <table:table-row table:style-name="ro1">
          <table:table-cell office:value-type="string">
            <text:p>VEMAG</text:p>
          </table:table-cell>
          <table:table-cell office:value-type="string">
            <text:p>D-27283 Verden</text:p>
          </table:table-cell>
          <table:table-cell office:value-type="string">
            <text:p>Halle 17, Stand B50</text:p>
          </table:table-cell>
        </table:table-row>
        <table:table-row table:style-name="ro1">
          <table:table-cell office:value-type="string">
            <text:p>VEMAS</text:p>
          </table:table-cell>
          <table:table-cell office:value-type="string">
            <text:p>D-09126 Chemnitz</text:p>
          </table:table-cell>
          <table:table-cell office:value-type="string">
            <text:p>Halle 4, Stand G40</text:p>
          </table:table-cell>
        </table:table-row>
        <table:table-row table:style-name="ro1">
          <table:table-cell office:value-type="string">
            <text:p>Ventotec</text:p>
          </table:table-cell>
          <table:table-cell office:value-type="string">
            <text:p>D-26789 Leer</text:p>
          </table:table-cell>
          <table:table-cell office:value-type="string">
            <text:p>Halle 13, Stand A76</text:p>
          </table:table-cell>
        </table:table-row>
        <table:table-row table:style-name="ro1">
          <table:table-cell office:value-type="string">
            <text:p>VEPA</text:p>
          </table:table-cell>
          <table:table-cell office:value-type="string">
            <text:p>D-71063 Sindelfingen</text:p>
          </table:table-cell>
          <table:table-cell office:value-type="string">
            <text:p>Halle 4, Stand E34</text:p>
          </table:table-cell>
        </table:table-row>
        <table:table-row table:style-name="ro1">
          <table:table-cell office:value-type="string">
            <text:p>Verband der Keramischen Industrie</text:p>
          </table:table-cell>
          <table:table-cell office:value-type="string">
            <text:p>D-95100 Selb</text:p>
          </table:table-cell>
          <table:table-cell office:value-type="string">
            <text:p>Halle 5, Stand E32</text:p>
          </table:table-cell>
        </table:table-row>
        <table:table-row table:style-name="ro1">
          <table:table-cell office:value-type="string">
            <text:p>Verband der Keramischen Industrie</text:p>
          </table:table-cell>
          <table:table-cell office:value-type="string">
            <text:p>D-95100 Selb</text:p>
          </table:table-cell>
          <table:table-cell office:value-type="string">
            <text:p>Halle 5, Stand E34</text:p>
          </table:table-cell>
        </table:table-row>
        <table:table-row table:style-name="ro1">
          <table:table-cell office:value-type="string">
            <text:p>Verband für Wärmelieferung VfW</text:p>
          </table:table-cell>
          <table:table-cell office:value-type="string">
            <text:p>D-30159 Hannover</text:p>
          </table:table-cell>
          <table:table-cell office:value-type="string">
            <text:p>Halle 13, Stand D27</text:p>
          </table:table-cell>
        </table:table-row>
        <table:table-row table:style-name="ro1">
          <table:table-cell office:value-type="string">
            <text:p>Verein Deutscher Ingenieure</text:p>
          </table:table-cell>
          <table:table-cell office:value-type="string">
            <text:p>D-40239 Düsseldorf</text:p>
          </table:table-cell>
          <table:table-cell office:value-type="string">
            <text:p>Halle 2, Stand D36</text:p>
          </table:table-cell>
        </table:table-row>
        <table:table-row table:style-name="ro1">
          <table:table-cell office:value-type="string">
            <text:p>Vereta</text:p>
          </table:table-cell>
          <table:table-cell office:value-type="string">
            <text:p>D-37574 Einbeck</text:p>
          </table:table-cell>
          <table:table-cell office:value-type="string">
            <text:p>Halle 8, Stand E29</text:p>
          </table:table-cell>
        </table:table-row>
        <table:table-row table:style-name="ro1">
          <table:table-cell office:value-type="string">
            <text:p>VERFAHRENSTECHNIK HÜBERS</text:p>
          </table:table-cell>
          <table:table-cell office:value-type="string">
            <text:p>D-46395 Bocholt</text:p>
          </table:table-cell>
          <table:table-cell office:value-type="string">
            <text:p>Halle 12, Stand F70</text:p>
          </table:table-cell>
        </table:table-row>
        <table:table-row table:style-name="ro1">
          <table:table-cell office:value-type="string">
            <text:p>verlag moderne industrie</text:p>
          </table:table-cell>
          <table:table-cell office:value-type="string">
            <text:p>D-86899 Landsberg</text:p>
          </table:table-cell>
          <table:table-cell office:value-type="string">
            <text:p>Halle 8, Stand B37</text:p>
          </table:table-cell>
        </table:table-row>
        <table:table-row table:style-name="ro1">
          <table:table-cell office:value-type="string">
            <text:p>verlag moderne industrie</text:p>
          </table:table-cell>
          <table:table-cell office:value-type="string">
            <text:p>D-86899 Landsberg</text:p>
          </table:table-cell>
          <table:table-cell office:value-type="string">
            <text:p>Halle 16, Stand C26</text:p>
          </table:table-cell>
        </table:table-row>
        <table:table-row table:style-name="ro1">
          <table:table-cell office:value-type="string">
            <text:p>Vermes</text:p>
          </table:table-cell>
          <table:table-cell office:value-type="string">
            <text:p>D-83624 Otterfing</text:p>
          </table:table-cell>
          <table:table-cell office:value-type="string">
            <text:p>Halle 2, Stand A54</text:p>
          </table:table-cell>
        </table:table-row>
        <table:table-row table:style-name="ro1">
          <table:table-cell office:value-type="string">
            <text:p>Vestas Central Europe</text:p>
          </table:table-cell>
          <table:table-cell office:value-type="string">
            <text:p>D-25813 Husum</text:p>
          </table:table-cell>
          <table:table-cell office:value-type="string">
            <text:p>Halle 2, Stand D50</text:p>
          </table:table-cell>
        </table:table-row>
        <table:table-row table:style-name="ro1">
          <table:table-cell office:value-type="string">
            <text:p>Vestas Central Europe</text:p>
          </table:table-cell>
          <table:table-cell office:value-type="string">
            <text:p>D-25813 Husum</text:p>
          </table:table-cell>
          <table:table-cell office:value-type="string">
            <text:p>Halle 13, Stand B64</text:p>
          </table:table-cell>
        </table:table-row>
        <table:table-row table:style-name="ro1">
          <table:table-cell office:value-type="string">
            <text:p>Vestas Deutschland</text:p>
          </table:table-cell>
          <table:table-cell office:value-type="string">
            <text:p>D-25813 Husum</text:p>
          </table:table-cell>
          <table:table-cell office:value-type="string">
            <text:p>Halle 13, Stand 187, Raum 187 im Kern 2</text:p>
          </table:table-cell>
        </table:table-row>
        <table:table-row table:style-name="ro1">
          <table:table-cell office:value-type="string">
            <text:p>Vextron</text:p>
          </table:table-cell>
          <table:table-cell office:value-type="string">
            <text:p>D-30989 Gehrden</text:p>
          </table:table-cell>
          <table:table-cell office:value-type="string">
            <text:p>Halle 16, Stand F09</text:p>
          </table:table-cell>
        </table:table-row>
        <table:table-row table:style-name="ro1">
          <table:table-cell office:value-type="string">
            <text:p>VfW Contracting</text:p>
          </table:table-cell>
          <table:table-cell office:value-type="string">
            <text:p>D-30521 Hannover</text:p>
          </table:table-cell>
          <table:table-cell office:value-type="string">
            <text:p>Halle 13, Stand D27</text:p>
          </table:table-cell>
        </table:table-row>
        <table:table-row table:style-name="ro1">
          <table:table-cell office:value-type="string">
            <text:p>vhf camfacture</text:p>
          </table:table-cell>
          <table:table-cell office:value-type="string">
            <text:p>D-72119 Ammerbuch</text:p>
          </table:table-cell>
          <table:table-cell office:value-type="string">
            <text:p>Halle 17, Stand F02</text:p>
          </table:table-cell>
        </table:table-row>
        <table:table-row table:style-name="ro1">
          <table:table-cell office:value-type="string">
            <text:p>Vibro-Meter</text:p>
          </table:table-cell>
          <table:table-cell office:value-type="string">
            <text:p>D-63067 Offenbach</text:p>
          </table:table-cell>
          <table:table-cell office:value-type="string">
            <text:p>Halle 8, Stand E26</text:p>
          </table:table-cell>
        </table:table-row>
        <table:table-row table:style-name="ro1">
          <table:table-cell office:value-type="string">
            <text:p>vibro-tec</text:p>
          </table:table-cell>
          <table:table-cell office:value-type="string">
            <text:p>D-59423 Unna</text:p>
          </table:table-cell>
          <table:table-cell office:value-type="string">
            <text:p>Halle 17, Stand E84</text:p>
          </table:table-cell>
        </table:table-row>
        <table:table-row table:style-name="ro1">
          <table:table-cell office:value-type="string">
            <text:p>Videograph</text:p>
          </table:table-cell>
          <table:table-cell office:value-type="string">
            <text:p>D-33649 Bielefeld</text:p>
          </table:table-cell>
          <table:table-cell office:value-type="string">
            <text:p>Halle 17, Stand D70</text:p>
          </table:table-cell>
        </table:table-row>
        <table:table-row table:style-name="ro1">
          <table:table-cell office:value-type="string">
            <text:p>Viessmann Werke</text:p>
          </table:table-cell>
          <table:table-cell office:value-type="string">
            <text:p>D-35108 Allendorf</text:p>
          </table:table-cell>
          <table:table-cell office:value-type="string">
            <text:p>Halle 13, Stand D27</text:p>
          </table:table-cell>
        </table:table-row>
        <table:table-row table:style-name="ro1">
          <table:table-cell office:value-type="string">
            <text:p>Viessmann Werke</text:p>
          </table:table-cell>
          <table:table-cell office:value-type="string">
            <text:p>D-35108 Allendorf</text:p>
          </table:table-cell>
          <table:table-cell office:value-type="string">
            <text:p>Halle 13, Stand E68/1</text:p>
          </table:table-cell>
        </table:table-row>
        <table:table-row table:style-name="ro1">
          <table:table-cell office:value-type="string">
            <text:p>Vietz Pipeline Equipment</text:p>
          </table:table-cell>
          <table:table-cell office:value-type="string">
            <text:p>D-30455 Hannover</text:p>
          </table:table-cell>
          <table:table-cell office:value-type="string">
            <text:p>Halle 6, Stand D20</text:p>
          </table:table-cell>
        </table:table-row>
        <table:table-row table:style-name="ro1">
          <table:table-cell office:value-type="string">
            <text:p>Vietz Pipeline Equipment</text:p>
          </table:table-cell>
          <table:table-cell office:value-type="string">
            <text:p>D-30455 Hannover</text:p>
          </table:table-cell>
          <table:table-cell office:value-type="string">
            <text:p>Halle 6, Stand F01</text:p>
          </table:table-cell>
        </table:table-row>
        <table:table-row table:style-name="ro1">
          <table:table-cell office:value-type="string">
            <text:p>Vietz Pipeline Equipment</text:p>
          </table:table-cell>
          <table:table-cell office:value-type="string">
            <text:p>D-30455 Hannover</text:p>
          </table:table-cell>
          <table:table-cell office:value-type="string">
            <text:p>Freigelände Pipeline Park, Südseite CC Pipeline Park Southside CC Pipeline Parc, Stand M31</text:p>
          </table:table-cell>
        </table:table-row>
        <table:table-row table:style-name="ro1">
          <table:table-cell office:value-type="string">
            <text:p>Vieweg</text:p>
          </table:table-cell>
          <table:table-cell office:value-type="string">
            <text:p>D-85402 Kranzberg</text:p>
          </table:table-cell>
          <table:table-cell office:value-type="string">
            <text:p>Halle 17, Stand G13</text:p>
          </table:table-cell>
        </table:table-row>
        <table:table-row table:style-name="ro1">
          <table:table-cell office:value-type="string">
            <text:p>Vieweg Verlag</text:p>
          </table:table-cell>
          <table:table-cell office:value-type="string">
            <text:p>D-65189 Wiesbaden</text:p>
          </table:table-cell>
          <table:table-cell office:value-type="string">
            <text:p>Halle 2, Stand D41</text:p>
          </table:table-cell>
        </table:table-row>
        <table:table-row table:style-name="ro1">
          <table:table-cell office:value-type="string">
            <text:p>VIK</text:p>
          </table:table-cell>
          <table:table-cell office:value-type="string">
            <text:p>D-45128 Essen</text:p>
          </table:table-cell>
          <table:table-cell office:value-type="string">
            <text:p>Halle 7, Stand E45</text:p>
          </table:table-cell>
        </table:table-row>
        <table:table-row table:style-name="ro1">
          <table:table-cell office:value-type="string">
            <text:p>VIPA</text:p>
          </table:table-cell>
          <table:table-cell office:value-type="string">
            <text:p>D-91074 Herzogenaurach</text:p>
          </table:table-cell>
          <table:table-cell office:value-type="string">
            <text:p>Halle 9, Stand C17</text:p>
          </table:table-cell>
        </table:table-row>
        <table:table-row table:style-name="ro1">
          <table:table-cell office:value-type="string">
            <text:p>VIPA</text:p>
          </table:table-cell>
          <table:table-cell office:value-type="string">
            <text:p>D-91074 Herzogenaurach</text:p>
          </table:table-cell>
          <table:table-cell office:value-type="string">
            <text:p>Halle 9, Stand F13</text:p>
          </table:table-cell>
        </table:table-row>
        <table:table-row table:style-name="ro1">
          <table:table-cell office:value-type="string">
            <text:p>Virginia, State of</text:p>
          </table:table-cell>
          <table:table-cell office:value-type="string">
            <text:p>D-60329 Frankfurt</text:p>
          </table:table-cell>
          <table:table-cell office:value-type="string">
            <text:p>Halle 17, Stand F08</text:p>
          </table:table-cell>
        </table:table-row>
        <table:table-row table:style-name="ro1">
          <table:table-cell office:value-type="string">
            <text:p>VIRO Schmiedeteile</text:p>
          </table:table-cell>
          <table:table-cell office:value-type="string">
            <text:p>D-78052 Villingen-Schwenningen</text:p>
          </table:table-cell>
          <table:table-cell office:value-type="string">
            <text:p>Halle 4, Stand E04, (2)</text:p>
          </table:table-cell>
        </table:table-row>
        <table:table-row table:style-name="ro1">
          <table:table-cell office:value-type="string">
            <text:p>VirtualFab Technologie</text:p>
          </table:table-cell>
          <table:table-cell office:value-type="string">
            <text:p>D-07745 Jena</text:p>
          </table:table-cell>
          <table:table-cell office:value-type="string">
            <text:p>Halle 2, Stand C39</text:p>
          </table:table-cell>
        </table:table-row>
        <table:table-row table:style-name="ro1">
          <table:table-cell office:value-type="string">
            <text:p>Viscom</text:p>
          </table:table-cell>
          <table:table-cell office:value-type="string">
            <text:p>D-30455 Hannover</text:p>
          </table:table-cell>
          <table:table-cell office:value-type="string">
            <text:p>Halle 17, Stand B76</text:p>
          </table:table-cell>
        </table:table-row>
        <table:table-row table:style-name="ro1">
          <table:table-cell office:value-type="string">
            <text:p>Vishay Europe Sales</text:p>
          </table:table-cell>
          <table:table-cell office:value-type="string">
            <text:p>D-84030 Landshut</text:p>
          </table:table-cell>
          <table:table-cell office:value-type="string">
            <text:p>Halle 11, Stand D25</text:p>
          </table:table-cell>
        </table:table-row>
        <table:table-row table:style-name="ro1">
          <table:table-cell office:value-type="string">
            <text:p>Vision Components</text:p>
          </table:table-cell>
          <table:table-cell office:value-type="string">
            <text:p>D-76275 Ettlingen</text:p>
          </table:table-cell>
          <table:table-cell office:value-type="string">
            <text:p>Halle 17, Stand B60</text:p>
          </table:table-cell>
        </table:table-row>
        <table:table-row table:style-name="ro1">
          <table:table-cell office:value-type="string">
            <text:p>Vision Engineering</text:p>
          </table:table-cell>
          <table:table-cell office:value-type="string">
            <text:p>D-82275 Emmering</text:p>
          </table:table-cell>
          <table:table-cell office:value-type="string">
            <text:p>Halle 14, Stand H52</text:p>
          </table:table-cell>
        </table:table-row>
        <table:table-row table:style-name="ro1">
          <table:table-cell office:value-type="string">
            <text:p>Vision Lasertechnik</text:p>
          </table:table-cell>
          <table:table-cell office:value-type="string">
            <text:p>D-30890 Barsinghausen</text:p>
          </table:table-cell>
          <table:table-cell office:value-type="string">
            <text:p>Halle 15, Stand J44</text:p>
          </table:table-cell>
        </table:table-row>
        <table:table-row table:style-name="ro1">
          <table:table-cell office:value-type="string">
            <text:p>Vision Sensors</text:p>
          </table:table-cell>
          <table:table-cell office:value-type="string">
            <text:p>D-30521 Hannover</text:p>
          </table:table-cell>
          <table:table-cell office:value-type="string">
            <text:p>Halle 17, Stand B60</text:p>
          </table:table-cell>
        </table:table-row>
        <table:table-row table:style-name="ro1">
          <table:table-cell office:value-type="string">
            <text:p>VISION SYSTEMS</text:p>
          </table:table-cell>
          <table:table-cell office:value-type="string">
            <text:p>D-22848 Norderstedt</text:p>
          </table:table-cell>
          <table:table-cell office:value-type="string">
            <text:p>Halle 8, Stand A23</text:p>
          </table:table-cell>
        </table:table-row>
        <table:table-row table:style-name="ro1">
          <table:table-cell office:value-type="string">
            <text:p>Vitro Laser</text:p>
          </table:table-cell>
          <table:table-cell office:value-type="string">
            <text:p>D-32423 Minden</text:p>
          </table:table-cell>
          <table:table-cell office:value-type="string">
            <text:p>Halle 14, Stand J41</text:p>
          </table:table-cell>
        </table:table-row>
        <table:table-row table:style-name="ro1">
          <table:table-cell office:value-type="string">
            <text:p>V-LINE EUROPE</text:p>
          </table:table-cell>
          <table:table-cell office:value-type="string">
            <text:p>D-31319 Sehnde</text:p>
          </table:table-cell>
          <table:table-cell office:value-type="string">
            <text:p>Halle 13, Stand H13</text:p>
          </table:table-cell>
        </table:table-row>
        <table:table-row table:style-name="ro1">
          <table:table-cell office:value-type="string">
            <text:p>VLM Vorrichtungs- und Lehrenbau Müller</text:p>
          </table:table-cell>
          <table:table-cell office:value-type="string">
            <text:p>D-72218 Wildberg</text:p>
          </table:table-cell>
          <table:table-cell office:value-type="string">
            <text:p>Halle 4, Stand E34</text:p>
          </table:table-cell>
        </table:table-row>
        <table:table-row table:style-name="ro1">
          <table:table-cell office:value-type="string">
            <text:p>VMT Vision Machine Technic</text:p>
          </table:table-cell>
          <table:table-cell office:value-type="string">
            <text:p>D-69469 Weinheim</text:p>
          </table:table-cell>
          <table:table-cell office:value-type="string">
            <text:p>Halle 17, Stand B17</text:p>
          </table:table-cell>
        </table:table-row>
        <table:table-row table:style-name="ro1">
          <table:table-cell office:value-type="string">
            <text:p>Vogel Computer Presse</text:p>
          </table:table-cell>
          <table:table-cell office:value-type="string">
            <text:p>D-97082 Würzburg</text:p>
          </table:table-cell>
          <table:table-cell office:value-type="string">
            <text:p>Halle 7, Stand E45</text:p>
          </table:table-cell>
        </table:table-row>
        <table:table-row table:style-name="ro1">
          <table:table-cell office:value-type="string">
            <text:p>Vogel Industrie Medien</text:p>
          </table:table-cell>
          <table:table-cell office:value-type="string">
            <text:p>D-97082 Würzburg</text:p>
          </table:table-cell>
          <table:table-cell office:value-type="string">
            <text:p>Halle 11, Stand B15</text:p>
          </table:table-cell>
        </table:table-row>
        <table:table-row table:style-name="ro1">
          <table:table-cell office:value-type="string">
            <text:p>Vogelsang, Dipl.-Ing. Dr. E.</text:p>
          </table:table-cell>
          <table:table-cell office:value-type="string">
            <text:p>D-45699 Herten</text:p>
          </table:table-cell>
          <table:table-cell office:value-type="string">
            <text:p>Halle 6, Stand D04</text:p>
          </table:table-cell>
        </table:table-row>
        <table:table-row table:style-name="ro1">
          <table:table-cell office:value-type="string">
            <text:p>VOGT Ceramic Components</text:p>
          </table:table-cell>
          <table:table-cell office:value-type="string">
            <text:p>D-91239 Henfenfeld</text:p>
          </table:table-cell>
          <table:table-cell office:value-type="string">
            <text:p>Halle 5, Stand E26</text:p>
          </table:table-cell>
        </table:table-row>
        <table:table-row table:style-name="ro1">
          <table:table-cell office:value-type="string">
            <text:p>Vogt, Hermann</text:p>
          </table:table-cell>
          <table:table-cell office:value-type="string">
            <text:p>D-72760 Reutlingen</text:p>
          </table:table-cell>
          <table:table-cell office:value-type="string">
            <text:p>Halle 4, Stand E24</text:p>
          </table:table-cell>
        </table:table-row>
        <table:table-row table:style-name="ro1">
          <table:table-cell office:value-type="string">
            <text:p>Vogtländisches Kabelwerk</text:p>
          </table:table-cell>
          <table:table-cell office:value-type="string">
            <text:p>D-08525 Plauen</text:p>
          </table:table-cell>
          <table:table-cell office:value-type="string">
            <text:p>Halle 12, Stand F06</text:p>
          </table:table-cell>
        </table:table-row>
        <table:table-row table:style-name="ro1">
          <table:table-cell office:value-type="string">
            <text:p>Voith Industrial Services Holding</text:p>
          </table:table-cell>
          <table:table-cell office:value-type="string">
            <text:p>D-70565 Stuttgart</text:p>
          </table:table-cell>
          <table:table-cell office:value-type="string">
            <text:p>Halle 13, Stand E26</text:p>
          </table:table-cell>
        </table:table-row>
        <table:table-row table:style-name="ro1">
          <table:table-cell office:value-type="string">
            <text:p>Volkswagen Baunatal</text:p>
          </table:table-cell>
          <table:table-cell office:value-type="string">
            <text:p>D-34219 Baunatal</text:p>
          </table:table-cell>
          <table:table-cell office:value-type="string">
            <text:p>Halle 17, Stand B10</text:p>
          </table:table-cell>
        </table:table-row>
        <table:table-row table:style-name="ro1">
          <table:table-cell office:value-type="string">
            <text:p>Volkswagen Coaching</text:p>
          </table:table-cell>
          <table:table-cell office:value-type="string">
            <text:p>D-38436 Wolfsburg</text:p>
          </table:table-cell>
          <table:table-cell office:value-type="string">
            <text:p>Halle 17, Stand B10</text:p>
          </table:table-cell>
        </table:table-row>
        <table:table-row table:style-name="ro1">
          <table:table-cell office:value-type="string">
            <text:p>Volkswagen Wolfsburg</text:p>
          </table:table-cell>
          <table:table-cell office:value-type="string">
            <text:p>D-38112 Braunschweig</text:p>
          </table:table-cell>
          <table:table-cell office:value-type="string">
            <text:p>Halle 17, Stand B10</text:p>
          </table:table-cell>
        </table:table-row>
        <table:table-row table:style-name="ro1">
          <table:table-cell office:value-type="string">
            <text:p>Volkswagen Wolfsburg</text:p>
          </table:table-cell>
          <table:table-cell office:value-type="string">
            <text:p>D-33436 Wolfsburg</text:p>
          </table:table-cell>
          <table:table-cell office:value-type="string">
            <text:p>Halle 17, Stand B10</text:p>
          </table:table-cell>
        </table:table-row>
        <table:table-row table:style-name="ro1">
          <table:table-cell office:value-type="string">
            <text:p>Volkswagen Wolfsburg</text:p>
          </table:table-cell>
          <table:table-cell office:value-type="string">
            <text:p>D-38436 Wolfsburg</text:p>
          </table:table-cell>
          <table:table-cell office:value-type="string">
            <text:p>Halle 17, Stand B10</text:p>
          </table:table-cell>
        </table:table-row>
        <table:table-row table:style-name="ro1">
          <table:table-cell office:value-type="string">
            <text:p>Vollack</text:p>
          </table:table-cell>
          <table:table-cell office:value-type="string">
            <text:p>D-99817 Eisenach</text:p>
          </table:table-cell>
          <table:table-cell office:value-type="string">
            <text:p>Halle 17, Stand E68</text:p>
          </table:table-cell>
        </table:table-row>
        <table:table-row table:style-name="ro1">
          <table:table-cell office:value-type="string">
            <text:p>voltwerk</text:p>
          </table:table-cell>
          <table:table-cell office:value-type="string">
            <text:p>D-20537 Hamburg</text:p>
          </table:table-cell>
          <table:table-cell office:value-type="string">
            <text:p>Halle 13, Stand B44/7</text:p>
          </table:table-cell>
        </table:table-row>
        <table:table-row table:style-name="ro1">
          <table:table-cell office:value-type="string">
            <text:p>Volz Fluidtechnologie</text:p>
          </table:table-cell>
          <table:table-cell office:value-type="string">
            <text:p>D-78586 Deilingen</text:p>
          </table:table-cell>
          <table:table-cell office:value-type="string">
            <text:p>Halle 4, Stand E24</text:p>
          </table:table-cell>
        </table:table-row>
        <table:table-row table:style-name="ro1">
          <table:table-cell office:value-type="string">
            <text:p>Vormann</text:p>
          </table:table-cell>
          <table:table-cell office:value-type="string">
            <text:p>D-04910 Elsterwerda</text:p>
          </table:table-cell>
          <table:table-cell office:value-type="string">
            <text:p>Halle 4, Stand G03</text:p>
          </table:table-cell>
        </table:table-row>
        <table:table-row table:style-name="ro1">
          <table:table-cell office:value-type="string">
            <text:p>VOSS Automotive</text:p>
          </table:table-cell>
          <table:table-cell office:value-type="string">
            <text:p>D-51688 Wipperfürth</text:p>
          </table:table-cell>
          <table:table-cell office:value-type="string">
            <text:p>Halle 13, Stand C50</text:p>
          </table:table-cell>
        </table:table-row>
        <table:table-row table:style-name="ro1">
          <table:table-cell office:value-type="string">
            <text:p>VTQ Videotronik</text:p>
          </table:table-cell>
          <table:table-cell office:value-type="string">
            <text:p>D-06268 Querfurt</text:p>
          </table:table-cell>
          <table:table-cell office:value-type="string">
            <text:p>Halle 8, Stand C09</text:p>
          </table:table-cell>
        </table:table-row>
        <table:table-row table:style-name="ro1">
          <table:table-cell office:value-type="string">
            <text:p>Vulkan-Verlag</text:p>
          </table:table-cell>
          <table:table-cell office:value-type="string">
            <text:p>D-45128 Essen</text:p>
          </table:table-cell>
          <table:table-cell office:value-type="string">
            <text:p>Halle 7, Stand E49</text:p>
          </table:table-cell>
        </table:table-row>
        <table:table-row table:style-name="ro1">
          <table:table-cell office:value-type="string">
            <text:p>VWEW Energieverlag</text:p>
          </table:table-cell>
          <table:table-cell office:value-type="string">
            <text:p>D-60326 Frankfurt am Main</text:p>
          </table:table-cell>
          <table:table-cell office:value-type="string">
            <text:p>Halle 13, Stand E83/3</text:p>
          </table:table-cell>
        </table:table-row>
        <table:table-row table:style-name="ro1">
          <table:table-cell office:value-type="string">
            <text:p>VWI-Verband Dt. Wirtschaftsingenieure</text:p>
          </table:table-cell>
          <table:table-cell office:value-type="string">
            <text:p>D-10623 Berlin</text:p>
          </table:table-cell>
          <table:table-cell office:value-type="string">
            <text:p>Halle 2, Stand D57/1</text:p>
          </table:table-cell>
        </table:table-row>
        <table:table-row table:style-name="ro1">
          <table:table-cell office:value-type="string">
            <text:p>W. Bälz &amp; Sohn</text:p>
          </table:table-cell>
          <table:table-cell office:value-type="string">
            <text:p>D-74076 Heilbronn</text:p>
          </table:table-cell>
          <table:table-cell office:value-type="string">
            <text:p>Halle 12, Stand E84</text:p>
          </table:table-cell>
        </table:table-row>
        <table:table-row table:style-name="ro1">
          <table:table-cell office:value-type="string">
            <text:p>Wachendorff Prozesstechnik</text:p>
          </table:table-cell>
          <table:table-cell office:value-type="string">
            <text:p>D-65366 Geisenheim</text:p>
          </table:table-cell>
          <table:table-cell office:value-type="string">
            <text:p>Halle 9, Stand C49</text:p>
          </table:table-cell>
        </table:table-row>
        <table:table-row table:style-name="ro1">
          <table:table-cell office:value-type="string">
            <text:p>Wachenhausen, Louis</text:p>
          </table:table-cell>
          <table:table-cell office:value-type="string">
            <text:p>D-30880 Laatzen</text:p>
          </table:table-cell>
          <table:table-cell office:value-type="string">
            <text:p>Halle 7, Stand A30</text:p>
          </table:table-cell>
        </table:table-row>
        <table:table-row table:style-name="ro1">
          <table:table-cell office:value-type="string">
            <text:p>WaCo Gerätetechnik</text:p>
          </table:table-cell>
          <table:table-cell office:value-type="string">
            <text:p>D-01108 Dresden</text:p>
          </table:table-cell>
          <table:table-cell office:value-type="string">
            <text:p>Halle 4, Stand B23</text:p>
          </table:table-cell>
        </table:table-row>
        <table:table-row table:style-name="ro1">
          <table:table-cell office:value-type="string">
            <text:p>Wächter-Packautomatik</text:p>
          </table:table-cell>
          <table:table-cell office:value-type="string">
            <text:p>D-33181 Bad Wünnenberg-Haaren</text:p>
          </table:table-cell>
          <table:table-cell office:value-type="string">
            <text:p>Halle 17, Stand B50</text:p>
          </table:table-cell>
        </table:table-row>
        <table:table-row table:style-name="ro1">
          <table:table-cell office:value-type="string">
            <text:p>Wätas</text:p>
          </table:table-cell>
          <table:table-cell office:value-type="string">
            <text:p>D-09496 Pobershau</text:p>
          </table:table-cell>
          <table:table-cell office:value-type="string">
            <text:p>Halle 4, Stand G34, (30)</text:p>
          </table:table-cell>
        </table:table-row>
        <table:table-row table:style-name="ro1">
          <table:table-cell office:value-type="string">
            <text:p>Wagner, Gebr.</text:p>
          </table:table-cell>
          <table:table-cell office:value-type="string">
            <text:p>D-90584 Allersberg</text:p>
          </table:table-cell>
          <table:table-cell office:value-type="string">
            <text:p>Halle 4, Stand H24</text:p>
          </table:table-cell>
        </table:table-row>
        <table:table-row table:style-name="ro1">
          <table:table-cell office:value-type="string">
            <text:p>WAGO Kontakttechnik</text:p>
          </table:table-cell>
          <table:table-cell office:value-type="string">
            <text:p>D-32423 Minden</text:p>
          </table:table-cell>
          <table:table-cell office:value-type="string">
            <text:p>Halle 9, Stand D06</text:p>
          </table:table-cell>
        </table:table-row>
        <table:table-row table:style-name="ro1">
          <table:table-cell office:value-type="string">
            <text:p>WAGO Kontakttechnik</text:p>
          </table:table-cell>
          <table:table-cell office:value-type="string">
            <text:p>D-32423 Minden</text:p>
          </table:table-cell>
          <table:table-cell office:value-type="string">
            <text:p>Halle 11, Stand A41</text:p>
          </table:table-cell>
        </table:table-row>
        <table:table-row table:style-name="ro1">
          <table:table-cell office:value-type="string">
            <text:p>WAGO Kontakttechnik</text:p>
          </table:table-cell>
          <table:table-cell office:value-type="string">
            <text:p>D-32423 Minden</text:p>
          </table:table-cell>
          <table:table-cell office:value-type="string">
            <text:p>Halle 11, Stand C64</text:p>
          </table:table-cell>
        </table:table-row>
        <table:table-row table:style-name="ro1">
          <table:table-cell office:value-type="string">
            <text:p>WAGO Kontakttechnik</text:p>
          </table:table-cell>
          <table:table-cell office:value-type="string">
            <text:p>D-32423 Minden</text:p>
          </table:table-cell>
          <table:table-cell office:value-type="string">
            <text:p>Halle 11, Stand E41</text:p>
          </table:table-cell>
        </table:table-row>
        <table:table-row table:style-name="ro1">
          <table:table-cell office:value-type="string">
            <text:p>WaheSoft</text:p>
          </table:table-cell>
          <table:table-cell office:value-type="string">
            <text:p>D-26316 Varel</text:p>
          </table:table-cell>
          <table:table-cell office:value-type="string">
            <text:p>Halle 12, Stand B55/1</text:p>
          </table:table-cell>
        </table:table-row>
        <table:table-row table:style-name="ro1">
          <table:table-cell office:value-type="string">
            <text:p>Wahl Optoparts</text:p>
          </table:table-cell>
          <table:table-cell office:value-type="string">
            <text:p>D-07819 Triptis</text:p>
          </table:table-cell>
          <table:table-cell office:value-type="string">
            <text:p>Halle 15, Stand D36</text:p>
          </table:table-cell>
        </table:table-row>
        <table:table-row table:style-name="ro1">
          <table:table-cell office:value-type="string">
            <text:p>WAIDELICH-mechanik</text:p>
          </table:table-cell>
          <table:table-cell office:value-type="string">
            <text:p>D-63924 Kleinheubach</text:p>
          </table:table-cell>
          <table:table-cell office:value-type="string">
            <text:p>Halle 4, Stand B09, (01)</text:p>
          </table:table-cell>
        </table:table-row>
        <table:table-row table:style-name="ro1">
          <table:table-cell office:value-type="string">
            <text:p>WALCHER</text:p>
          </table:table-cell>
          <table:table-cell office:value-type="string">
            <text:p>D-36124 Eichenzell</text:p>
          </table:table-cell>
          <table:table-cell office:value-type="string">
            <text:p>Halle 12, Stand B11</text:p>
          </table:table-cell>
        </table:table-row>
        <table:table-row table:style-name="ro1">
          <table:table-cell office:value-type="string">
            <text:p>Waldmann Lichttechnik</text:p>
          </table:table-cell>
          <table:table-cell office:value-type="string">
            <text:p>D-78056 Villingen-Schwenningen</text:p>
          </table:table-cell>
          <table:table-cell office:value-type="string">
            <text:p>Halle 2, Stand A02</text:p>
          </table:table-cell>
        </table:table-row>
        <table:table-row table:style-name="ro1">
          <table:table-cell office:value-type="string">
            <text:p>Walter, Martin Ultraschalltechnik</text:p>
          </table:table-cell>
          <table:table-cell office:value-type="string">
            <text:p>D-75334 Straubenhardt</text:p>
          </table:table-cell>
          <table:table-cell office:value-type="string">
            <text:p>Halle 4, Stand E24</text:p>
          </table:table-cell>
        </table:table-row>
        <table:table-row table:style-name="ro1">
          <table:table-cell office:value-type="string">
            <text:p>Walzengießerei Coswig</text:p>
          </table:table-cell>
          <table:table-cell office:value-type="string">
            <text:p>D-01640 Coswig</text:p>
          </table:table-cell>
          <table:table-cell office:value-type="string">
            <text:p>Halle 3, Stand D49</text:p>
          </table:table-cell>
        </table:table-row>
        <table:table-row table:style-name="ro1">
          <table:table-cell office:value-type="string">
            <text:p>Wasserstoff- und Brennstoffzellen</text:p>
          </table:table-cell>
          <table:table-cell office:value-type="string">
            <text:p>D-65189 Wiesbaden</text:p>
          </table:table-cell>
          <table:table-cell office:value-type="string">
            <text:p>Halle 13, Stand E67/1</text:p>
          </table:table-cell>
        </table:table-row>
        <table:table-row table:style-name="ro1">
          <table:table-cell office:value-type="string">
            <text:p>Watt Deutschland</text:p>
          </table:table-cell>
          <table:table-cell office:value-type="string">
            <text:p>D-60528 Frankfurt</text:p>
          </table:table-cell>
          <table:table-cell office:value-type="string">
            <text:p>Halle 13, Stand E19</text:p>
          </table:table-cell>
        </table:table-row>
        <table:table-row table:style-name="ro1">
          <table:table-cell office:value-type="string">
            <text:p>Weber Sensors</text:p>
          </table:table-cell>
          <table:table-cell office:value-type="string">
            <text:p>D-25377 Kollmar</text:p>
          </table:table-cell>
          <table:table-cell office:value-type="string">
            <text:p>Halle 8, Stand D24</text:p>
          </table:table-cell>
        </table:table-row>
        <table:table-row table:style-name="ro1">
          <table:table-cell office:value-type="string">
            <text:p>WEG - Werkstättenverbund</text:p>
          </table:table-cell>
          <table:table-cell office:value-type="string">
            <text:p>D-26135 Oldenburg</text:p>
          </table:table-cell>
          <table:table-cell office:value-type="string">
            <text:p>Halle 5, Stand B47</text:p>
          </table:table-cell>
        </table:table-row>
        <table:table-row table:style-name="ro1">
          <table:table-cell office:value-type="string">
            <text:p>WEGE</text:p>
          </table:table-cell>
          <table:table-cell office:value-type="string">
            <text:p>D-33602 Bielefeld</text:p>
          </table:table-cell>
          <table:table-cell office:value-type="string">
            <text:p>Halle 17, Stand D70</text:p>
          </table:table-cell>
        </table:table-row>
        <table:table-row table:style-name="ro1">
          <table:table-cell office:value-type="string">
            <text:p>WEICON</text:p>
          </table:table-cell>
          <table:table-cell office:value-type="string">
            <text:p>D-48157 Münster</text:p>
          </table:table-cell>
          <table:table-cell office:value-type="string">
            <text:p>Halle 5, Stand G16</text:p>
          </table:table-cell>
        </table:table-row>
        <table:table-row table:style-name="ro1">
          <table:table-cell office:value-type="string">
            <text:p>Weidling</text:p>
          </table:table-cell>
          <table:table-cell office:value-type="string">
            <text:p>D-12059 Berlin</text:p>
          </table:table-cell>
          <table:table-cell office:value-type="string">
            <text:p>Halle 5, Stand A44</text:p>
          </table:table-cell>
        </table:table-row>
        <table:table-row table:style-name="ro1">
          <table:table-cell office:value-type="string">
            <text:p>Weidmüller Interface</text:p>
          </table:table-cell>
          <table:table-cell office:value-type="string">
            <text:p>D-32758 Detmold</text:p>
          </table:table-cell>
          <table:table-cell office:value-type="string">
            <text:p>Halle 7, Stand A40</text:p>
          </table:table-cell>
        </table:table-row>
        <table:table-row table:style-name="ro1">
          <table:table-cell office:value-type="string">
            <text:p>Weidmüller Interface</text:p>
          </table:table-cell>
          <table:table-cell office:value-type="string">
            <text:p>D-32758 Detmold</text:p>
          </table:table-cell>
          <table:table-cell office:value-type="string">
            <text:p>Halle 9, Stand D06</text:p>
          </table:table-cell>
        </table:table-row>
        <table:table-row table:style-name="ro1">
          <table:table-cell office:value-type="string">
            <text:p>Weidmüller Interface</text:p>
          </table:table-cell>
          <table:table-cell office:value-type="string">
            <text:p>D-32758 Detmold</text:p>
          </table:table-cell>
          <table:table-cell office:value-type="string">
            <text:p>Halle 11, Stand A41</text:p>
          </table:table-cell>
        </table:table-row>
        <table:table-row table:style-name="ro1">
          <table:table-cell office:value-type="string">
            <text:p>Weidmüller Interface</text:p>
          </table:table-cell>
          <table:table-cell office:value-type="string">
            <text:p>D-32758 Detmold</text:p>
          </table:table-cell>
          <table:table-cell office:value-type="string">
            <text:p>Halle 11, Stand B60</text:p>
          </table:table-cell>
        </table:table-row>
        <table:table-row table:style-name="ro1">
          <table:table-cell office:value-type="string">
            <text:p>Weidmüller Interface</text:p>
          </table:table-cell>
          <table:table-cell office:value-type="string">
            <text:p>D-32758 Detmold</text:p>
          </table:table-cell>
          <table:table-cell office:value-type="string">
            <text:p>Halle 11, Stand E41</text:p>
          </table:table-cell>
        </table:table-row>
        <table:table-row table:style-name="ro1">
          <table:table-cell office:value-type="string">
            <text:p>Weidmüller Interface</text:p>
          </table:table-cell>
          <table:table-cell office:value-type="string">
            <text:p>D-32758 Detmold</text:p>
          </table:table-cell>
          <table:table-cell office:value-type="string">
            <text:p>Halle 17, Stand D70</text:p>
          </table:table-cell>
        </table:table-row>
        <table:table-row table:style-name="ro1">
          <table:table-cell office:value-type="string">
            <text:p>Weiss Klimatechnik</text:p>
          </table:table-cell>
          <table:table-cell office:value-type="string">
            <text:p>D-35447 Reiskirchen</text:p>
          </table:table-cell>
          <table:table-cell office:value-type="string">
            <text:p>Halle 17, Stand B50</text:p>
          </table:table-cell>
        </table:table-row>
        <table:table-row table:style-name="ro1">
          <table:table-cell office:value-type="string">
            <text:p>WEKA Fachzeitschriften-Verlag</text:p>
          </table:table-cell>
          <table:table-cell office:value-type="string">
            <text:p>D-85586 Poing</text:p>
          </table:table-cell>
          <table:table-cell office:value-type="string">
            <text:p>Halle 15, Stand E17</text:p>
          </table:table-cell>
        </table:table-row>
        <table:table-row table:style-name="ro1">
          <table:table-cell office:value-type="string">
            <text:p>WELOTEC</text:p>
          </table:table-cell>
          <table:table-cell office:value-type="string">
            <text:p>D-48366 Laer</text:p>
          </table:table-cell>
          <table:table-cell office:value-type="string">
            <text:p>Halle 9, Stand H29</text:p>
          </table:table-cell>
        </table:table-row>
        <table:table-row table:style-name="ro1">
          <table:table-cell office:value-type="string">
            <text:p>Welter, Peter</text:p>
          </table:table-cell>
          <table:table-cell office:value-type="string">
            <text:p>D-50374 Erftstadt</text:p>
          </table:table-cell>
          <table:table-cell office:value-type="string">
            <text:p>Halle 4, Stand H40</text:p>
          </table:table-cell>
        </table:table-row>
        <table:table-row table:style-name="ro1">
          <table:table-cell office:value-type="string">
            <text:p>Welte-Rohrbiegetechnik</text:p>
          </table:table-cell>
          <table:table-cell office:value-type="string">
            <text:p>D-89231 Neu-Ulm</text:p>
          </table:table-cell>
          <table:table-cell office:value-type="string">
            <text:p>Halle 4, Stand F22</text:p>
          </table:table-cell>
        </table:table-row>
        <table:table-row table:style-name="ro1">
          <table:table-cell office:value-type="string">
            <text:p>wenglor sensoric</text:p>
          </table:table-cell>
          <table:table-cell office:value-type="string">
            <text:p>D-88069 Tettnang</text:p>
          </table:table-cell>
          <table:table-cell office:value-type="string">
            <text:p>Halle 9, Stand A50</text:p>
          </table:table-cell>
        </table:table-row>
        <table:table-row table:style-name="ro1">
          <table:table-cell office:value-type="string">
            <text:p>Wente / Thiedig</text:p>
          </table:table-cell>
          <table:table-cell office:value-type="string">
            <text:p>D-38108 Braunschweig</text:p>
          </table:table-cell>
          <table:table-cell office:value-type="string">
            <text:p>Halle 7, Stand A30</text:p>
          </table:table-cell>
        </table:table-row>
        <table:table-row table:style-name="ro1">
          <table:table-cell office:value-type="string">
            <text:p>Werbegemeinschaft gießen</text:p>
          </table:table-cell>
          <table:table-cell office:value-type="string">
            <text:p>D-40237 Düsseldorf</text:p>
          </table:table-cell>
          <table:table-cell office:value-type="string">
            <text:p>Halle 3, Stand B26, (41)</text:p>
          </table:table-cell>
        </table:table-row>
        <table:table-row table:style-name="ro1">
          <table:table-cell office:value-type="string">
            <text:p>Werbegemeinschaft gießen</text:p>
          </table:table-cell>
          <table:table-cell office:value-type="string">
            <text:p>D-40237 Düsseldorf</text:p>
          </table:table-cell>
          <table:table-cell office:value-type="string">
            <text:p>Halle 3, Stand B26</text:p>
          </table:table-cell>
        </table:table-row>
        <table:table-row table:style-name="ro1">
          <table:table-cell office:value-type="string">
            <text:p>Werkstofftechnik der Konstruktionswerkst</text:p>
          </table:table-cell>
          <table:table-cell office:value-type="string">
            <text:p>D-12205 Berlin</text:p>
          </table:table-cell>
          <table:table-cell office:value-type="string">
            <text:p>Halle 5, Stand B16</text:p>
          </table:table-cell>
        </table:table-row>
        <table:table-row table:style-name="ro1">
          <table:table-cell office:value-type="string">
            <text:p>Werkstoffzentrum Rheinbach</text:p>
          </table:table-cell>
          <table:table-cell office:value-type="string">
            <text:p>D-53359 Rheinbach</text:p>
          </table:table-cell>
          <table:table-cell office:value-type="string">
            <text:p>Halle 5, Stand F23</text:p>
          </table:table-cell>
        </table:table-row>
        <table:table-row table:style-name="ro1">
          <table:table-cell office:value-type="string">
            <text:p>WERMA Signaltechnik</text:p>
          </table:table-cell>
          <table:table-cell office:value-type="string">
            <text:p>D-78604 Rietheim-Weilheim</text:p>
          </table:table-cell>
          <table:table-cell office:value-type="string">
            <text:p>Halle 8, Stand A09</text:p>
          </table:table-cell>
        </table:table-row>
        <table:table-row table:style-name="ro1">
          <table:table-cell office:value-type="string">
            <text:p>WERMA Signaltechnik</text:p>
          </table:table-cell>
          <table:table-cell office:value-type="string">
            <text:p>D-78604 Rietheim-Weilheim</text:p>
          </table:table-cell>
          <table:table-cell office:value-type="string">
            <text:p>Halle 9, Stand D06</text:p>
          </table:table-cell>
        </table:table-row>
        <table:table-row table:style-name="ro1">
          <table:table-cell office:value-type="string">
            <text:p>Weschenfelder</text:p>
          </table:table-cell>
          <table:table-cell office:value-type="string">
            <text:p>D-76694 Forst</text:p>
          </table:table-cell>
          <table:table-cell office:value-type="string">
            <text:p>Halle 17, Stand H21</text:p>
          </table:table-cell>
        </table:table-row>
        <table:table-row table:style-name="ro1">
          <table:table-cell office:value-type="string">
            <text:p>Wessendorf Software</text:p>
          </table:table-cell>
          <table:table-cell office:value-type="string">
            <text:p>D-10999 Berlin</text:p>
          </table:table-cell>
          <table:table-cell office:value-type="string">
            <text:p>Halle 16, Stand D32/3</text:p>
          </table:table-cell>
        </table:table-row>
        <table:table-row table:style-name="ro1">
          <table:table-cell office:value-type="string">
            <text:p>Westermo</text:p>
          </table:table-cell>
          <table:table-cell office:value-type="string">
            <text:p>D-68753 Waghäusel</text:p>
          </table:table-cell>
          <table:table-cell office:value-type="string">
            <text:p>Halle 9, Stand D53</text:p>
          </table:table-cell>
        </table:table-row>
        <table:table-row table:style-name="ro1">
          <table:table-cell office:value-type="string">
            <text:p>Westsächsische Hochschule Zwickau</text:p>
          </table:table-cell>
          <table:table-cell office:value-type="string">
            <text:p>D-08056 Zwickau</text:p>
          </table:table-cell>
          <table:table-cell office:value-type="string">
            <text:p>Halle 2, Stand C39</text:p>
          </table:table-cell>
        </table:table-row>
        <table:table-row table:style-name="ro1">
          <table:table-cell office:value-type="string">
            <text:p>WE.TEC Anzeigentechnik</text:p>
          </table:table-cell>
          <table:table-cell office:value-type="string">
            <text:p>D-92655 Grafenwöhr</text:p>
          </table:table-cell>
          <table:table-cell office:value-type="string">
            <text:p>Halle 8, Stand G06</text:p>
          </table:table-cell>
        </table:table-row>
        <table:table-row table:style-name="ro1">
          <table:table-cell office:value-type="string">
            <text:p>WfbM, LAG</text:p>
          </table:table-cell>
          <table:table-cell office:value-type="string">
            <text:p>D-38100 Braunschweig</text:p>
          </table:table-cell>
          <table:table-cell office:value-type="string">
            <text:p>Halle 4, Stand A65</text:p>
          </table:table-cell>
        </table:table-row>
        <table:table-row table:style-name="ro1">
          <table:table-cell office:value-type="string">
            <text:p>WFG für den Kreis Unna</text:p>
          </table:table-cell>
          <table:table-cell office:value-type="string">
            <text:p>D-59425 Unna</text:p>
          </table:table-cell>
          <table:table-cell office:value-type="string">
            <text:p>Halle 17, Stand E84</text:p>
          </table:table-cell>
        </table:table-row>
        <table:table-row table:style-name="ro1">
          <table:table-cell office:value-type="string">
            <text:p>Wieland Electric</text:p>
          </table:table-cell>
          <table:table-cell office:value-type="string">
            <text:p>D-96052 Bamberg</text:p>
          </table:table-cell>
          <table:table-cell office:value-type="string">
            <text:p>Halle 11, Stand C48</text:p>
          </table:table-cell>
        </table:table-row>
        <table:table-row table:style-name="ro1">
          <table:table-cell office:value-type="string">
            <text:p>Wieland Werke</text:p>
          </table:table-cell>
          <table:table-cell office:value-type="string">
            <text:p>D-89079 Ulm</text:p>
          </table:table-cell>
          <table:table-cell office:value-type="string">
            <text:p>Halle 5, Stand E15</text:p>
          </table:table-cell>
        </table:table-row>
        <table:table-row table:style-name="ro1">
          <table:table-cell office:value-type="string">
            <text:p>WIKA Alexander Wiegand</text:p>
          </table:table-cell>
          <table:table-cell office:value-type="string">
            <text:p>D-63911 Klingenberg</text:p>
          </table:table-cell>
          <table:table-cell office:value-type="string">
            <text:p>Halle 7, Stand A26</text:p>
          </table:table-cell>
        </table:table-row>
        <table:table-row table:style-name="ro1">
          <table:table-cell office:value-type="string">
            <text:p>WIKA Alexander Wiegand</text:p>
          </table:table-cell>
          <table:table-cell office:value-type="string">
            <text:p>D-63911 Klingenberg</text:p>
          </table:table-cell>
          <table:table-cell office:value-type="string">
            <text:p>Halle 7, Stand A26/1</text:p>
          </table:table-cell>
        </table:table-row>
        <table:table-row table:style-name="ro1">
          <table:table-cell office:value-type="string">
            <text:p>WIKO</text:p>
          </table:table-cell>
          <table:table-cell office:value-type="string">
            <text:p>D-38486 Klötze</text:p>
          </table:table-cell>
          <table:table-cell office:value-type="string">
            <text:p>Halle 4, Stand F34</text:p>
          </table:table-cell>
        </table:table-row>
        <table:table-row table:style-name="ro1">
          <table:table-cell office:value-type="string">
            <text:p>Wind River Systems</text:p>
          </table:table-cell>
          <table:table-cell office:value-type="string">
            <text:p>D-85737 Ismaning</text:p>
          </table:table-cell>
          <table:table-cell office:value-type="string">
            <text:p>Halle 11, Stand A41</text:p>
          </table:table-cell>
        </table:table-row>
        <table:table-row table:style-name="ro1">
          <table:table-cell office:value-type="string">
            <text:p>WINDTEST</text:p>
          </table:table-cell>
          <table:table-cell office:value-type="string">
            <text:p>D-41517 Grevenbroich</text:p>
          </table:table-cell>
          <table:table-cell office:value-type="string">
            <text:p>Halle 13, Stand C50</text:p>
          </table:table-cell>
        </table:table-row>
        <table:table-row table:style-name="ro1">
          <table:table-cell office:value-type="string">
            <text:p>Winergy</text:p>
          </table:table-cell>
          <table:table-cell office:value-type="string">
            <text:p>D-46562 Voerde</text:p>
          </table:table-cell>
          <table:table-cell office:value-type="string">
            <text:p>Halle 13, Stand C68</text:p>
          </table:table-cell>
        </table:table-row>
        <table:table-row table:style-name="ro1">
          <table:table-cell office:value-type="string">
            <text:p>Wingtop Electronics</text:p>
          </table:table-cell>
          <table:table-cell office:value-type="string">
            <text:p>D-22145 Hamburg</text:p>
          </table:table-cell>
          <table:table-cell office:value-type="string">
            <text:p>Halle 9, Stand F02</text:p>
          </table:table-cell>
        </table:table-row>
        <table:table-row table:style-name="ro1">
          <table:table-cell office:value-type="string">
            <text:p>win:pro invest</text:p>
          </table:table-cell>
          <table:table-cell office:value-type="string">
            <text:p>D-12165 Berlin</text:p>
          </table:table-cell>
          <table:table-cell office:value-type="string">
            <text:p>Halle 13, Stand B71</text:p>
          </table:table-cell>
        </table:table-row>
        <table:table-row table:style-name="ro1">
          <table:table-cell office:value-type="string">
            <text:p>WIN-Verlag</text:p>
          </table:table-cell>
          <table:table-cell office:value-type="string">
            <text:p>D-85591 Vaterstetten</text:p>
          </table:table-cell>
          <table:table-cell office:value-type="string">
            <text:p>Halle 16, Stand A04</text:p>
          </table:table-cell>
        </table:table-row>
        <table:table-row table:style-name="ro1">
          <table:table-cell office:value-type="string">
            <text:p>Wireless Pavilion 1</text:p>
          </table:table-cell>
          <table:table-cell office:value-type="string">
            <text:p>D-30521 Hannover</text:p>
          </table:table-cell>
          <table:table-cell office:value-type="string">
            <text:p>Halle 7, Stand A53</text:p>
          </table:table-cell>
        </table:table-row>
        <table:table-row table:style-name="ro1">
          <table:table-cell office:value-type="string">
            <text:p>Wireless Pavilion 2</text:p>
          </table:table-cell>
          <table:table-cell office:value-type="string">
            <text:p>D-30521 Hannover</text:p>
          </table:table-cell>
          <table:table-cell office:value-type="string">
            <text:p>Halle 7, Stand A46</text:p>
          </table:table-cell>
        </table:table-row>
        <table:table-row table:style-name="ro1">
          <table:table-cell office:value-type="string">
            <text:p>Wireless Pavilion 3</text:p>
          </table:table-cell>
          <table:table-cell office:value-type="string">
            <text:p>D-30521 Hannover</text:p>
          </table:table-cell>
          <table:table-cell office:value-type="string">
            <text:p>Halle 7, Stand B46</text:p>
          </table:table-cell>
        </table:table-row>
        <table:table-row table:style-name="ro1">
          <table:table-cell office:value-type="string">
            <text:p>Wireless.Consulting</text:p>
          </table:table-cell>
          <table:table-cell office:value-type="string">
            <text:p>D-33790 Halle</text:p>
          </table:table-cell>
          <table:table-cell office:value-type="string">
            <text:p>Halle 7, Stand C43</text:p>
          </table:table-cell>
        </table:table-row>
        <table:table-row table:style-name="ro1">
          <table:table-cell office:value-type="string">
            <text:p>WiRO Wirtschaftsförderungsges.</text:p>
          </table:table-cell>
          <table:table-cell office:value-type="string">
            <text:p>D-73525 Schwäbisch Gmünd</text:p>
          </table:table-cell>
          <table:table-cell office:value-type="string">
            <text:p>Halle 4, Stand E24</text:p>
          </table:table-cell>
        </table:table-row>
        <table:table-row table:style-name="ro1">
          <table:table-cell office:value-type="string">
            <text:p>Wirtschaftsfördergesellschaft Prignitz</text:p>
          </table:table-cell>
          <table:table-cell office:value-type="string">
            <text:p>D-19322 Wittenberge</text:p>
          </table:table-cell>
          <table:table-cell office:value-type="string">
            <text:p>Halle 5, Stand A44</text:p>
          </table:table-cell>
        </table:table-row>
        <table:table-row table:style-name="ro1">
          <table:table-cell office:value-type="string">
            <text:p>Wirtschaftsförderung Friedrichshafen</text:p>
          </table:table-cell>
          <table:table-cell office:value-type="string">
            <text:p>D-88045 Friedrichshafen</text:p>
          </table:table-cell>
          <table:table-cell office:value-type="string">
            <text:p>Halle 4, Stand E24</text:p>
          </table:table-cell>
        </table:table-row>
        <table:table-row table:style-name="ro1">
          <table:table-cell office:value-type="string">
            <text:p>Wirtschaftsförderung Mönchengladbach</text:p>
          </table:table-cell>
          <table:table-cell office:value-type="string">
            <text:p>D-41061 Mönchengladbach</text:p>
          </table:table-cell>
          <table:table-cell office:value-type="string">
            <text:p>Halle 3, Stand B56</text:p>
          </table:table-cell>
        </table:table-row>
        <table:table-row table:style-name="ro1">
          <table:table-cell office:value-type="string">
            <text:p>Wirtschaftsförderung Mönchengladbach</text:p>
          </table:table-cell>
          <table:table-cell office:value-type="string">
            <text:p>D-41061 Mönchengladbach</text:p>
          </table:table-cell>
          <table:table-cell office:value-type="string">
            <text:p>Halle 17, Stand E84</text:p>
          </table:table-cell>
        </table:table-row>
        <table:table-row table:style-name="ro1">
          <table:table-cell office:value-type="string">
            <text:p>Wirtschaftsförderung Nordschwarzwald</text:p>
          </table:table-cell>
          <table:table-cell office:value-type="string">
            <text:p>D-75177 Pforzheim</text:p>
          </table:table-cell>
          <table:table-cell office:value-type="string">
            <text:p>Halle 4, Stand E24</text:p>
          </table:table-cell>
        </table:table-row>
        <table:table-row table:style-name="ro1">
          <table:table-cell office:value-type="string">
            <text:p>Wirtschaftsförderung Sachsen</text:p>
          </table:table-cell>
          <table:table-cell office:value-type="string">
            <text:p>D-01309 Dresden</text:p>
          </table:table-cell>
          <table:table-cell office:value-type="string">
            <text:p>Halle 6, Stand E57</text:p>
          </table:table-cell>
        </table:table-row>
        <table:table-row table:style-name="ro1">
          <table:table-cell office:value-type="string">
            <text:p>Wirtschaftsförderung Wetterau</text:p>
          </table:table-cell>
          <table:table-cell office:value-type="string">
            <text:p>D-61169 Friedberg</text:p>
          </table:table-cell>
          <table:table-cell office:value-type="string">
            <text:p>Halle 5, Stand D03</text:p>
          </table:table-cell>
        </table:table-row>
        <table:table-row table:style-name="ro1">
          <table:table-cell office:value-type="string">
            <text:p>Wirtschaftsministerium <text:s/>Mecklen.-Vorp.</text:p>
          </table:table-cell>
          <table:table-cell office:value-type="string">
            <text:p>D-19053 Schwerin</text:p>
          </table:table-cell>
          <table:table-cell office:value-type="string">
            <text:p>Halle 3, Stand E56</text:p>
          </table:table-cell>
        </table:table-row>
        <table:table-row table:style-name="ro1">
          <table:table-cell office:value-type="string">
            <text:p>Wirtschaftsregion Chemnitz-Zwickau</text:p>
          </table:table-cell>
          <table:table-cell office:value-type="string">
            <text:p>D-09111 Chemnitz</text:p>
          </table:table-cell>
          <table:table-cell office:value-type="string">
            <text:p>Halle 4, Stand G24, (24)</text:p>
          </table:table-cell>
        </table:table-row>
        <table:table-row table:style-name="ro1">
          <table:table-cell office:value-type="string">
            <text:p>Wirtschaftsregion Ostbrandenburg</text:p>
          </table:table-cell>
          <table:table-cell office:value-type="string">
            <text:p>D-15890 Eisenhüttenstadt</text:p>
          </table:table-cell>
          <table:table-cell office:value-type="string">
            <text:p>Halle 5, Stand A44</text:p>
          </table:table-cell>
        </table:table-row>
        <table:table-row table:style-name="ro1">
          <table:table-cell office:value-type="string">
            <text:p>Wirtschaftsregion Südwest</text:p>
          </table:table-cell>
          <table:table-cell office:value-type="string">
            <text:p>D-79539 Lörrach</text:p>
          </table:table-cell>
          <table:table-cell office:value-type="string">
            <text:p>Halle 4, Stand E24</text:p>
          </table:table-cell>
        </table:table-row>
        <table:table-row table:style-name="ro1">
          <table:table-cell office:value-type="string">
            <text:p>Wirtschaftsverband Industrieller WVIB</text:p>
          </table:table-cell>
          <table:table-cell office:value-type="string">
            <text:p>D-79100 Freiburg</text:p>
          </table:table-cell>
          <table:table-cell office:value-type="string">
            <text:p>Halle 4, Stand E04</text:p>
          </table:table-cell>
        </table:table-row>
        <table:table-row table:style-name="ro1">
          <table:table-cell office:value-type="string">
            <text:p>Wirtschaftsverband Industrieller WVIB</text:p>
          </table:table-cell>
          <table:table-cell office:value-type="string">
            <text:p>D-79100 Freiburg</text:p>
          </table:table-cell>
          <table:table-cell office:value-type="string">
            <text:p>Halle 4, Stand F12</text:p>
          </table:table-cell>
        </table:table-row>
        <table:table-row table:style-name="ro1">
          <table:table-cell office:value-type="string">
            <text:p>WISKA Hoppmann &amp; Mulsow</text:p>
          </table:table-cell>
          <table:table-cell office:value-type="string">
            <text:p>D-24568 Kaltenkirchen</text:p>
          </table:table-cell>
          <table:table-cell office:value-type="string">
            <text:p>Halle 12, Stand E07</text:p>
          </table:table-cell>
        </table:table-row>
        <table:table-row table:style-name="ro1">
          <table:table-cell office:value-type="string">
            <text:p>Wissenschaftlicher Arbeitskreis</text:p>
          </table:table-cell>
          <table:table-cell office:value-type="string">
            <text:p>D-30823 Garbsen</text:p>
          </table:table-cell>
          <table:table-cell office:value-type="string">
            <text:p>Halle 5, Stand B16</text:p>
          </table:table-cell>
        </table:table-row>
        <table:table-row table:style-name="ro1">
          <table:table-cell office:value-type="string">
            <text:p>Wissenschaftsregion Bonn</text:p>
          </table:table-cell>
          <table:table-cell office:value-type="string">
            <text:p>D-53721 Siegburg</text:p>
          </table:table-cell>
          <table:table-cell office:value-type="string">
            <text:p>Halle 2, Stand D35</text:p>
          </table:table-cell>
        </table:table-row>
        <table:table-row table:style-name="ro1">
          <table:table-cell office:value-type="string">
            <text:p>WISTA-MANAGEMENT</text:p>
          </table:table-cell>
          <table:table-cell office:value-type="string">
            <text:p>D-12489 Berlin</text:p>
          </table:table-cell>
          <table:table-cell office:value-type="string">
            <text:p>Halle 9, Stand A14</text:p>
          </table:table-cell>
        </table:table-row>
        <table:table-row table:style-name="ro1">
          <table:table-cell office:value-type="string">
            <text:p>WITT + ARNOLD</text:p>
          </table:table-cell>
          <table:table-cell office:value-type="string">
            <text:p>D-58640 Iserlohn</text:p>
          </table:table-cell>
          <table:table-cell office:value-type="string">
            <text:p>Halle 12, Stand D12</text:p>
          </table:table-cell>
        </table:table-row>
        <table:table-row table:style-name="ro1">
          <table:table-cell office:value-type="string">
            <text:p>WMF</text:p>
          </table:table-cell>
          <table:table-cell office:value-type="string">
            <text:p>D-73312 Geislingen</text:p>
          </table:table-cell>
          <table:table-cell office:value-type="string">
            <text:p>Halle 4, Stand E24</text:p>
          </table:table-cell>
        </table:table-row>
        <table:table-row table:style-name="ro1">
          <table:table-cell office:value-type="string">
            <text:p>WÖHNER</text:p>
          </table:table-cell>
          <table:table-cell office:value-type="string">
            <text:p>D-96472 Rödental</text:p>
          </table:table-cell>
          <table:table-cell office:value-type="string">
            <text:p>Halle 12, Stand C66</text:p>
          </table:table-cell>
        </table:table-row>
        <table:table-row table:style-name="ro1">
          <table:table-cell office:value-type="string">
            <text:p>Wölfel Beratende Ingenieure</text:p>
          </table:table-cell>
          <table:table-cell office:value-type="string">
            <text:p>D-97204 Höchberg</text:p>
          </table:table-cell>
          <table:table-cell office:value-type="string">
            <text:p>Halle 2, Stand A54</text:p>
          </table:table-cell>
        </table:table-row>
        <table:table-row table:style-name="ro1">
          <table:table-cell office:value-type="string">
            <text:p>Wörner Automatisierungstechnik</text:p>
          </table:table-cell>
          <table:table-cell office:value-type="string">
            <text:p>D-73770 Denkendorf</text:p>
          </table:table-cell>
          <table:table-cell office:value-type="string">
            <text:p>Halle 17, Stand A28</text:p>
          </table:table-cell>
        </table:table-row>
        <table:table-row table:style-name="ro1">
          <table:table-cell office:value-type="string">
            <text:p>Wolf Toner Recycling Systeme</text:p>
          </table:table-cell>
          <table:table-cell office:value-type="string">
            <text:p>D-06847 Dessau</text:p>
          </table:table-cell>
          <table:table-cell office:value-type="string">
            <text:p>Halle 4, Stand F34</text:p>
          </table:table-cell>
        </table:table-row>
        <table:table-row table:style-name="ro1">
          <table:table-cell office:value-type="string">
            <text:p>Wonderware</text:p>
          </table:table-cell>
          <table:table-cell office:value-type="string">
            <text:p>D-85609 Dornach</text:p>
          </table:table-cell>
          <table:table-cell office:value-type="string">
            <text:p>Halle 16, Stand A06</text:p>
          </table:table-cell>
        </table:table-row>
        <table:table-row table:style-name="ro1">
          <table:table-cell office:value-type="string">
            <text:p>Wonderware</text:p>
          </table:table-cell>
          <table:table-cell office:value-type="string">
            <text:p>D-85609 Aschheim</text:p>
          </table:table-cell>
          <table:table-cell office:value-type="string">
            <text:p>Halle 16, Stand C16</text:p>
          </table:table-cell>
        </table:table-row>
        <table:table-row table:style-name="ro1">
          <table:table-cell office:value-type="string">
            <text:p>Wonderware</text:p>
          </table:table-cell>
          <table:table-cell office:value-type="string">
            <text:p>D-85609 Aschheim</text:p>
          </table:table-cell>
          <table:table-cell office:value-type="string">
            <text:p>Halle 17, Stand D30</text:p>
          </table:table-cell>
        </table:table-row>
        <table:table-row table:style-name="ro1">
          <table:table-cell office:value-type="string">
            <text:p>Woodhead Connectivity</text:p>
          </table:table-cell>
          <table:table-cell office:value-type="string">
            <text:p>D-70771 Leinfelden-Echterdingen</text:p>
          </table:table-cell>
          <table:table-cell office:value-type="string">
            <text:p>Halle 9, Stand A62</text:p>
          </table:table-cell>
        </table:table-row>
        <table:table-row table:style-name="ro1">
          <table:table-cell office:value-type="string">
            <text:p>Woodhead Connectivity</text:p>
          </table:table-cell>
          <table:table-cell office:value-type="string">
            <text:p>D-70771 Leinfelden-Echterdingen</text:p>
          </table:table-cell>
          <table:table-cell office:value-type="string">
            <text:p>Halle 11, Stand A41</text:p>
          </table:table-cell>
        </table:table-row>
        <table:table-row table:style-name="ro1">
          <table:table-cell office:value-type="string">
            <text:p>WorksLine</text:p>
          </table:table-cell>
          <table:table-cell office:value-type="string">
            <text:p>D-48369 Saerbeck</text:p>
          </table:table-cell>
          <table:table-cell office:value-type="string">
            <text:p>Halle 15, Stand C06</text:p>
          </table:table-cell>
        </table:table-row>
        <table:table-row table:style-name="ro1">
          <table:table-cell office:value-type="string">
            <text:p>World Wind Energy Association (WWEA)</text:p>
          </table:table-cell>
          <table:table-cell office:value-type="string">
            <text:p>D-53113 Bonn</text:p>
          </table:table-cell>
          <table:table-cell office:value-type="string">
            <text:p>Halle 13, Stand 50/8</text:p>
          </table:table-cell>
        </table:table-row>
        <table:table-row table:style-name="ro1">
          <table:table-cell office:value-type="string">
            <text:p>World-F.I.M.A.</text:p>
          </table:table-cell>
          <table:table-cell office:value-type="string">
            <text:p>D-40474 Düsseldorf</text:p>
          </table:table-cell>
          <table:table-cell office:value-type="string">
            <text:p>Halle 7, Stand E45</text:p>
          </table:table-cell>
        </table:table-row>
        <table:table-row table:style-name="ro1">
          <table:table-cell office:value-type="string">
            <text:p>WPD</text:p>
          </table:table-cell>
          <table:table-cell office:value-type="string">
            <text:p>D-28211 Bremen</text:p>
          </table:table-cell>
          <table:table-cell office:value-type="string">
            <text:p>Halle 13, Stand B50/5</text:p>
          </table:table-cell>
        </table:table-row>
        <table:table-row table:style-name="ro1">
          <table:table-cell office:value-type="string">
            <text:p>WSB Neue Energien</text:p>
          </table:table-cell>
          <table:table-cell office:value-type="string">
            <text:p>D-01257 Dresden</text:p>
          </table:table-cell>
          <table:table-cell office:value-type="string">
            <text:p>Halle 13, Stand A68</text:p>
          </table:table-cell>
        </table:table-row>
        <table:table-row table:style-name="ro1">
          <table:table-cell office:value-type="string">
            <text:p>WSCAD electronic</text:p>
          </table:table-cell>
          <table:table-cell office:value-type="string">
            <text:p>D-85232 Bergkirchen</text:p>
          </table:table-cell>
          <table:table-cell office:value-type="string">
            <text:p>Halle 16, Stand D03</text:p>
          </table:table-cell>
        </table:table-row>
        <table:table-row table:style-name="ro1">
          <table:table-cell office:value-type="string">
            <text:p>Würz Energietechnik</text:p>
          </table:table-cell>
          <table:table-cell office:value-type="string">
            <text:p>D-35759 Driedorf-Mademühlen</text:p>
          </table:table-cell>
          <table:table-cell office:value-type="string">
            <text:p>Halle 13, Stand A20</text:p>
          </table:table-cell>
        </table:table-row>
        <table:table-row table:style-name="ro1">
          <table:table-cell office:value-type="string">
            <text:p>Wüst, Carl</text:p>
          </table:table-cell>
          <table:table-cell office:value-type="string">
            <text:p>D-70734 Fellbach</text:p>
          </table:table-cell>
          <table:table-cell office:value-type="string">
            <text:p>Halle 4, Stand E24</text:p>
          </table:table-cell>
        </table:table-row>
        <table:table-row table:style-name="ro1">
          <table:table-cell office:value-type="string">
            <text:p>WZL / Proteca</text:p>
          </table:table-cell>
          <table:table-cell office:value-type="string">
            <text:p>D-52074 Aachen</text:p>
          </table:table-cell>
          <table:table-cell office:value-type="string">
            <text:p>Halle 17, Stand E84</text:p>
          </table:table-cell>
        </table:table-row>
        <table:table-row table:style-name="ro1">
          <table:table-cell office:value-type="string">
            <text:p>Xavo</text:p>
          </table:table-cell>
          <table:table-cell office:value-type="string">
            <text:p>D-95444 Bayreuth</text:p>
          </table:table-cell>
          <table:table-cell office:value-type="string">
            <text:p>Halle 9, Stand A72</text:p>
          </table:table-cell>
        </table:table-row>
        <table:table-row table:style-name="ro1">
          <table:table-cell office:value-type="string">
            <text:p>XBK Kabel</text:p>
          </table:table-cell>
          <table:table-cell office:value-type="string">
            <text:p>D-78628 Rottweil</text:p>
          </table:table-cell>
          <table:table-cell office:value-type="string">
            <text:p>Halle 12, Stand F06</text:p>
          </table:table-cell>
        </table:table-row>
        <table:table-row table:style-name="ro1">
          <table:table-cell office:value-type="string">
            <text:p>X-Visual Technologies</text:p>
          </table:table-cell>
          <table:table-cell office:value-type="string">
            <text:p>D-12489 Berlin</text:p>
          </table:table-cell>
          <table:table-cell office:value-type="string">
            <text:p>Halle 9, Stand A14</text:p>
          </table:table-cell>
        </table:table-row>
        <table:table-row table:style-name="ro1">
          <table:table-cell office:value-type="string">
            <text:p>Yacoub Automation</text:p>
          </table:table-cell>
          <table:table-cell office:value-type="string">
            <text:p>D-13158 Berlin</text:p>
          </table:table-cell>
          <table:table-cell office:value-type="string">
            <text:p>Halle 9, Stand A14</text:p>
          </table:table-cell>
        </table:table-row>
        <table:table-row table:style-name="ro1">
          <table:table-cell office:value-type="string">
            <text:p>Yello Strom</text:p>
          </table:table-cell>
          <table:table-cell office:value-type="string">
            <text:p>D-51105 Köln</text:p>
          </table:table-cell>
          <table:table-cell office:value-type="string">
            <text:p>Halle 13, Stand E19</text:p>
          </table:table-cell>
        </table:table-row>
        <table:table-row table:style-name="ro1">
          <table:table-cell office:value-type="string">
            <text:p>Yokogawa Deutschland</text:p>
          </table:table-cell>
          <table:table-cell office:value-type="string">
            <text:p>D-40880 Ratingen</text:p>
          </table:table-cell>
          <table:table-cell office:value-type="string">
            <text:p>Halle 7, Stand A10</text:p>
          </table:table-cell>
        </table:table-row>
        <table:table-row table:style-name="ro1">
          <table:table-cell office:value-type="string">
            <text:p>Zahnradfabrik Hänel</text:p>
          </table:table-cell>
          <table:table-cell office:value-type="string">
            <text:p>D-74177 Bad Friedrichshall</text:p>
          </table:table-cell>
          <table:table-cell office:value-type="string">
            <text:p>Halle 4, Stand H42</text:p>
          </table:table-cell>
        </table:table-row>
        <table:table-row table:style-name="ro1">
          <table:table-cell office:value-type="string">
            <text:p>ZAHRA</text:p>
          </table:table-cell>
          <table:table-cell office:value-type="string">
            <text:p>D-76149 Karlsruhe</text:p>
          </table:table-cell>
          <table:table-cell office:value-type="string">
            <text:p>Halle 12, Stand E54</text:p>
          </table:table-cell>
        </table:table-row>
        <table:table-row table:style-name="ro1">
          <table:table-cell office:value-type="string">
            <text:p>Zander, Hermann</text:p>
          </table:table-cell>
          <table:table-cell office:value-type="string">
            <text:p>D-52070 Aachen</text:p>
          </table:table-cell>
          <table:table-cell office:value-type="string">
            <text:p>Halle 9, Stand D55</text:p>
          </table:table-cell>
        </table:table-row>
        <table:table-row table:style-name="ro1">
          <table:table-cell office:value-type="string">
            <text:p>Zasche ergo</text:p>
          </table:table-cell>
          <table:table-cell office:value-type="string">
            <text:p>D-86720 Nördlingen</text:p>
          </table:table-cell>
          <table:table-cell office:value-type="string">
            <text:p>Halle 17, Stand B02</text:p>
          </table:table-cell>
        </table:table-row>
        <table:table-row table:style-name="ro1">
          <table:table-cell office:value-type="string">
            <text:p>ZBT-Duisburg</text:p>
          </table:table-cell>
          <table:table-cell office:value-type="string">
            <text:p>D-47057 Duisburg</text:p>
          </table:table-cell>
          <table:table-cell office:value-type="string">
            <text:p>Halle 13, Stand C50</text:p>
          </table:table-cell>
        </table:table-row>
        <table:table-row table:style-name="ro1">
          <table:table-cell office:value-type="string">
            <text:p>ZBV-AUTOMATION</text:p>
          </table:table-cell>
          <table:table-cell office:value-type="string">
            <text:p>D-53842 Troisdorf</text:p>
          </table:table-cell>
          <table:table-cell office:value-type="string">
            <text:p>Halle 17, Stand B50</text:p>
          </table:table-cell>
        </table:table-row>
        <table:table-row table:style-name="ro1">
          <table:table-cell office:value-type="string">
            <text:p>Zeiss</text:p>
          </table:table-cell>
          <table:table-cell office:value-type="string">
            <text:p>D-73447 Oberkochen</text:p>
          </table:table-cell>
          <table:table-cell office:value-type="string">
            <text:p>Halle 4, Stand E24</text:p>
          </table:table-cell>
        </table:table-row>
        <table:table-row table:style-name="ro1">
          <table:table-cell office:value-type="string">
            <text:p>Zeiss</text:p>
          </table:table-cell>
          <table:table-cell office:value-type="string">
            <text:p>D-73447 Oberkochen</text:p>
          </table:table-cell>
          <table:table-cell office:value-type="string">
            <text:p>Halle 17, Stand B71</text:p>
          </table:table-cell>
        </table:table-row>
        <table:table-row table:style-name="ro1">
          <table:table-cell office:value-type="string">
            <text:p>Zeiss MicroImaging</text:p>
          </table:table-cell>
          <table:table-cell office:value-type="string">
            <text:p>D-07745 Jena</text:p>
          </table:table-cell>
          <table:table-cell office:value-type="string">
            <text:p>Halle 17, Stand B71</text:p>
          </table:table-cell>
        </table:table-row>
        <table:table-row table:style-name="ro1">
          <table:table-cell office:value-type="string">
            <text:p>ZEITLAUF antriebstechnik</text:p>
          </table:table-cell>
          <table:table-cell office:value-type="string">
            <text:p>D-91207 Lauf</text:p>
          </table:table-cell>
          <table:table-cell office:value-type="string">
            <text:p>Halle 14, Stand E10</text:p>
          </table:table-cell>
        </table:table-row>
        <table:table-row table:style-name="ro1">
          <table:table-cell office:value-type="string">
            <text:p>ZELM Ex</text:p>
          </table:table-cell>
          <table:table-cell office:value-type="string">
            <text:p>D-38124 Braunschweig</text:p>
          </table:table-cell>
          <table:table-cell office:value-type="string">
            <text:p>Halle 6, Stand A24</text:p>
          </table:table-cell>
        </table:table-row>
        <table:table-row table:style-name="ro1">
          <table:table-cell office:value-type="string">
            <text:p>Zenit Zentrum für Innovation und Technik</text:p>
          </table:table-cell>
          <table:table-cell office:value-type="string">
            <text:p>D-45470 Mülheim</text:p>
          </table:table-cell>
          <table:table-cell office:value-type="string">
            <text:p>Halle 6, Stand D58</text:p>
          </table:table-cell>
        </table:table-row>
        <table:table-row table:style-name="ro1">
          <table:table-cell office:value-type="string">
            <text:p>Zentrale für Produktivität u.Technologie</text:p>
          </table:table-cell>
          <table:table-cell office:value-type="string">
            <text:p>D-66119 Saarbrücken</text:p>
          </table:table-cell>
          <table:table-cell office:value-type="string">
            <text:p>Halle 15, Stand D46</text:p>
          </table:table-cell>
        </table:table-row>
        <table:table-row table:style-name="ro1">
          <table:table-cell office:value-type="string">
            <text:p>Zentralverband d. Deutschen Handwerks</text:p>
          </table:table-cell>
          <table:table-cell office:value-type="string">
            <text:p>D-10117 Berlin</text:p>
          </table:table-cell>
          <table:table-cell office:value-type="string">
            <text:p>Halle 4, Stand B09</text:p>
          </table:table-cell>
        </table:table-row>
        <table:table-row table:style-name="ro1">
          <table:table-cell office:value-type="string">
            <text:p>Zentralverband d. Deutschen Handwerks</text:p>
          </table:table-cell>
          <table:table-cell office:value-type="string">
            <text:p>D-10117 Berlin</text:p>
          </table:table-cell>
          <table:table-cell office:value-type="string">
            <text:p>Halle 4, Stand B12</text:p>
          </table:table-cell>
        </table:table-row>
        <table:table-row table:style-name="ro1">
          <table:table-cell office:value-type="string">
            <text:p>ZENTRO-ELEKTRIK</text:p>
          </table:table-cell>
          <table:table-cell office:value-type="string">
            <text:p>D-75179 Pforzheim</text:p>
          </table:table-cell>
          <table:table-cell office:value-type="string">
            <text:p>Halle 13, Stand E87/5</text:p>
          </table:table-cell>
        </table:table-row>
        <table:table-row table:style-name="ro1">
          <table:table-cell office:value-type="string">
            <text:p>Zentrum Mensch-Maschine-Systeme</text:p>
          </table:table-cell>
          <table:table-cell office:value-type="string">
            <text:p>D-10623 Berlin</text:p>
          </table:table-cell>
          <table:table-cell office:value-type="string">
            <text:p>Halle 2, Stand C14</text:p>
          </table:table-cell>
        </table:table-row>
        <table:table-row table:style-name="ro1">
          <table:table-cell office:value-type="string">
            <text:p>ZES ZIMMER Electronic Systems</text:p>
          </table:table-cell>
          <table:table-cell office:value-type="string">
            <text:p>D-61440 Oberursel</text:p>
          </table:table-cell>
          <table:table-cell office:value-type="string">
            <text:p>Halle 12, Stand G65</text:p>
          </table:table-cell>
        </table:table-row>
        <table:table-row table:style-name="ro1">
          <table:table-cell office:value-type="string">
            <text:p>ZI Kaltumformung</text:p>
          </table:table-cell>
          <table:table-cell office:value-type="string">
            <text:p>D-09353 Oberlungwitz</text:p>
          </table:table-cell>
          <table:table-cell office:value-type="string">
            <text:p>Halle 4, Stand F24, (12)</text:p>
          </table:table-cell>
        </table:table-row>
        <table:table-row table:style-name="ro1">
          <table:table-cell office:value-type="string">
            <text:p>ZIEHL industrie-elektronik</text:p>
          </table:table-cell>
          <table:table-cell office:value-type="string">
            <text:p>D-74523 Schwäbisch Hall</text:p>
          </table:table-cell>
          <table:table-cell office:value-type="string">
            <text:p>Halle 11, Stand D09</text:p>
          </table:table-cell>
        </table:table-row>
        <table:table-row table:style-name="ro1">
          <table:table-cell office:value-type="string">
            <text:p>Zimmer</text:p>
          </table:table-cell>
          <table:table-cell office:value-type="string">
            <text:p>D-77866 Rheinau</text:p>
          </table:table-cell>
          <table:table-cell office:value-type="string">
            <text:p>Halle 17, Stand E52</text:p>
          </table:table-cell>
        </table:table-row>
        <table:table-row table:style-name="ro1">
          <table:table-cell office:value-type="string">
            <text:p>ZIPPEL</text:p>
          </table:table-cell>
          <table:table-cell office:value-type="string">
            <text:p>D-93073 Neutraubling</text:p>
          </table:table-cell>
          <table:table-cell office:value-type="string">
            <text:p>Halle 13, Stand F20</text:p>
          </table:table-cell>
        </table:table-row>
        <table:table-row table:style-name="ro1">
          <table:table-cell office:value-type="string">
            <text:p>ZIRN - Forschungsschwerpunkt Risiko</text:p>
          </table:table-cell>
          <table:table-cell office:value-type="string">
            <text:p>D-70174 Stuttgart</text:p>
          </table:table-cell>
          <table:table-cell office:value-type="string">
            <text:p>Halle 2, Stand C19</text:p>
          </table:table-cell>
        </table:table-row>
        <table:table-row table:style-name="ro1">
          <table:table-cell office:value-type="string">
            <text:p>Zirox Sensoren &amp; Elektronik</text:p>
          </table:table-cell>
          <table:table-cell office:value-type="string">
            <text:p>D-17489 Greifswald</text:p>
          </table:table-cell>
          <table:table-cell office:value-type="string">
            <text:p>Halle 8, Stand E23</text:p>
          </table:table-cell>
        </table:table-row>
        <table:table-row table:style-name="ro1">
          <table:table-cell office:value-type="string">
            <text:p>ZMD</text:p>
          </table:table-cell>
          <table:table-cell office:value-type="string">
            <text:p>D-01109 Dresden</text:p>
          </table:table-cell>
          <table:table-cell office:value-type="string">
            <text:p>Halle 9, Stand D06</text:p>
          </table:table-cell>
        </table:table-row>
        <table:table-row table:style-name="ro1">
          <table:table-cell office:value-type="string">
            <text:p>ZOLLERN Antriebstechnik</text:p>
          </table:table-cell>
          <table:table-cell office:value-type="string">
            <text:p>D-88518 Herbertingen</text:p>
          </table:table-cell>
          <table:table-cell office:value-type="string">
            <text:p>Halle 17, Stand D06</text:p>
          </table:table-cell>
        </table:table-row>
        <table:table-row table:style-name="ro1">
          <table:table-cell office:value-type="string">
            <text:p>ZOLLERN Dorstener Antriebstechnik</text:p>
          </table:table-cell>
          <table:table-cell office:value-type="string">
            <text:p>D-46284 Dorsten</text:p>
          </table:table-cell>
          <table:table-cell office:value-type="string">
            <text:p>Halle 17, Stand D06</text:p>
          </table:table-cell>
        </table:table-row>
        <table:table-row table:style-name="ro1">
          <table:table-cell office:value-type="string">
            <text:p>ZOLLERN Giessereitechnik</text:p>
          </table:table-cell>
          <table:table-cell office:value-type="string">
            <text:p>D-72517 Sigmaringendorf</text:p>
          </table:table-cell>
          <table:table-cell office:value-type="string">
            <text:p>Halle 3, Stand A64</text:p>
          </table:table-cell>
        </table:table-row>
        <table:table-row table:style-name="ro1">
          <table:table-cell office:value-type="string">
            <text:p>ZOLLERN Maschinenbauelemente</text:p>
          </table:table-cell>
          <table:table-cell office:value-type="string">
            <text:p>D-88326 Aulendorf</text:p>
          </table:table-cell>
          <table:table-cell office:value-type="string">
            <text:p>Halle 3, Stand A64</text:p>
          </table:table-cell>
        </table:table-row>
        <table:table-row table:style-name="ro1">
          <table:table-cell office:value-type="string">
            <text:p>ZOLLERN Stahlprofile</text:p>
          </table:table-cell>
          <table:table-cell office:value-type="string">
            <text:p>D-72517 Sigmaringendorf-Laucherthal</text:p>
          </table:table-cell>
          <table:table-cell office:value-type="string">
            <text:p>Halle 3, Stand A64</text:p>
          </table:table-cell>
        </table:table-row>
        <table:table-row table:style-name="ro1">
          <table:table-cell office:value-type="string">
            <text:p>Zopf Biegemaschinen</text:p>
          </table:table-cell>
          <table:table-cell office:value-type="string">
            <text:p>D-89356 Haldenwang</text:p>
          </table:table-cell>
          <table:table-cell office:value-type="string">
            <text:p>Halle 3, Stand E64</text:p>
          </table:table-cell>
        </table:table-row>
        <table:table-row table:style-name="ro1">
          <table:table-cell office:value-type="string">
            <text:p>ZSW</text:p>
          </table:table-cell>
          <table:table-cell office:value-type="string">
            <text:p>D-70565 Stuttgart</text:p>
          </table:table-cell>
          <table:table-cell office:value-type="string">
            <text:p>Halle 13, Stand A63</text:p>
          </table:table-cell>
        </table:table-row>
        <table:table-row table:style-name="ro1">
          <table:table-cell office:value-type="string">
            <text:p>ZSW</text:p>
          </table:table-cell>
          <table:table-cell office:value-type="string">
            <text:p>D-89081 Ulm</text:p>
          </table:table-cell>
          <table:table-cell office:value-type="string">
            <text:p>Halle 13, Stand F84/3</text:p>
          </table:table-cell>
        </table:table-row>
        <table:table-row table:style-name="ro1">
          <table:table-cell office:value-type="string">
            <text:p>Zuken</text:p>
          </table:table-cell>
          <table:table-cell office:value-type="string">
            <text:p>D-85399 Hallbergmoos</text:p>
          </table:table-cell>
          <table:table-cell office:value-type="string">
            <text:p>Halle 16, Stand B06</text:p>
          </table:table-cell>
        </table:table-row>
        <table:table-row table:style-name="ro1">
          <table:table-cell office:value-type="string">
            <text:p>Zukünftige Technologien Consulting</text:p>
          </table:table-cell>
          <table:table-cell office:value-type="string">
            <text:p>D-40239 Düsseldorf</text:p>
          </table:table-cell>
          <table:table-cell office:value-type="string">
            <text:p>Halle 2, Stand D36</text:p>
          </table:table-cell>
        </table:table-row>
        <table:table-row table:style-name="ro1">
          <table:table-cell office:value-type="string">
            <text:p>ZukunftsAgentur Brandenburg</text:p>
          </table:table-cell>
          <table:table-cell office:value-type="string">
            <text:p>D-14480 Potsdam</text:p>
          </table:table-cell>
          <table:table-cell office:value-type="string">
            <text:p>Halle 6, Stand D58</text:p>
          </table:table-cell>
        </table:table-row>
        <table:table-row table:style-name="ro1">
          <table:table-cell office:value-type="string">
            <text:p>ZukunftsAgentur Brandenburg</text:p>
          </table:table-cell>
          <table:table-cell office:value-type="string">
            <text:p>D-14480 Potsdam</text:p>
          </table:table-cell>
          <table:table-cell office:value-type="string">
            <text:p>Halle 9, Stand A14</text:p>
          </table:table-cell>
        </table:table-row>
        <table:table-row table:style-name="ro1">
          <table:table-cell office:value-type="string">
            <text:p>ZVEI - Zentralverband Elektrotechnik</text:p>
          </table:table-cell>
          <table:table-cell office:value-type="string">
            <text:p>D-60596 Frankfurt</text:p>
          </table:table-cell>
          <table:table-cell office:value-type="string">
            <text:p>Halle 11, Stand D39</text:p>
          </table:table-cell>
        </table:table-row>
        <table:table-row table:style-name="ro1">
          <table:table-cell office:value-type="string">
            <text:p>ZVEI - Zentralverband Elektrotechnik</text:p>
          </table:table-cell>
          <table:table-cell office:value-type="string">
            <text:p>D-60596 Frankfurt</text:p>
          </table:table-cell>
          <table:table-cell office:value-type="string">
            <text:p>Halle 13, Stand C38</text:p>
          </table:table-cell>
        </table:table-row>
        <table:table-row table:style-name="ro1">
          <table:table-cell office:value-type="string">
            <text:p>ZVEI Contracting Forum</text:p>
          </table:table-cell>
          <table:table-cell office:value-type="string">
            <text:p>D-30521 Hannover</text:p>
          </table:table-cell>
          <table:table-cell office:value-type="string">
            <text:p>Halle 13, Stand C38</text:p>
          </table:table-cell>
        </table:table-row>
        <table:table-row table:style-name="ro1">
          <table:table-cell office:value-type="string">
            <text:p>Zwick</text:p>
          </table:table-cell>
          <table:table-cell office:value-type="string">
            <text:p>D-89079 Ulm</text:p>
          </table:table-cell>
          <table:table-cell office:value-type="string">
            <text:p>Halle 5, Stand A16</text:p>
          </table:table-cell>
        </table:table-row>
        <table:table-row table:style-name="ro1">
          <table:table-cell office:value-type="string">
            <text:p>3Dconnexion</text:p>
          </table:table-cell>
          <table:table-cell office:value-type="string">
            <text:p>D-82229 Seefeld</text:p>
          </table:table-cell>
          <table:table-cell office:value-type="string">
            <text:p>Halle 15, Stand A22</text:p>
          </table:table-cell>
        </table:table-row>
        <table:table-row table:style-name="ro1">
          <table:table-cell office:value-type="string">
            <text:p>3D-Micromac</text:p>
          </table:table-cell>
          <table:table-cell office:value-type="string">
            <text:p>D-09125 Chemnitz</text:p>
          </table:table-cell>
          <table:table-cell office:value-type="string">
            <text:p>Halle 15, Stand D35</text:p>
          </table:table-cell>
        </table:table-row>
        <table:table-row table:style-name="ro1">
          <table:table-cell office:value-type="string">
            <text:p>3D-Micromac</text:p>
          </table:table-cell>
          <table:table-cell office:value-type="string">
            <text:p>D-09125 Chemnitz</text:p>
          </table:table-cell>
          <table:table-cell office:value-type="string">
            <text:p>Halle 15, Stand D36</text:p>
          </table:table-cell>
        </table:table-row>
        <table:table-row table:style-name="ro1">
          <table:table-cell office:value-type="string">
            <text:p>3i Deutschland Ges. für Industriebeteil.</text:p>
          </table:table-cell>
          <table:table-cell office:value-type="string">
            <text:p>D-60325 Frankfurt</text:p>
          </table:table-cell>
          <table:table-cell office:value-type="string">
            <text:p>Halle 6, Stand D42</text:p>
          </table:table-cell>
        </table:table-row>
        <table:table-row table:style-name="ro1">
          <table:table-cell office:value-type="string">
            <text:p>3M Deutschland</text:p>
          </table:table-cell>
          <table:table-cell office:value-type="string">
            <text:p>D-41460 Neuss</text:p>
          </table:table-cell>
          <table:table-cell office:value-type="string">
            <text:p>Halle 13, Stand D87</text:p>
          </table:table-cell>
        </table:table-row>
        <table:table-row table:style-name="ro1">
          <table:table-cell office:value-type="string">
            <text:p>3M Deutschland</text:p>
          </table:table-cell>
          <table:table-cell office:value-type="string">
            <text:p>D-41453 Neuss</text:p>
          </table:table-cell>
          <table:table-cell office:value-type="string">
            <text:p>Halle 13, Stand D87</text:p>
          </table:table-cell>
        </table:table-row>
        <table:table-row table:style-name="ro1">
          <table:table-cell office:value-type="string">
            <text:p>3S-Smart Software Solutions</text:p>
          </table:table-cell>
          <table:table-cell office:value-type="string">
            <text:p>D-87439 Kempten</text:p>
          </table:table-cell>
          <table:table-cell office:value-type="string">
            <text:p>Halle 9, Stand A60</text:p>
          </table:table-cell>
        </table:table-row>
        <table:table-row table:style-name="ro1">
          <table:table-cell office:value-type="string">
            <text:p>3S-Smart Software Solutions</text:p>
          </table:table-cell>
          <table:table-cell office:value-type="string">
            <text:p>D-87439 Kempten</text:p>
          </table:table-cell>
          <table:table-cell office:value-type="string">
            <text:p>Halle 9, Stand F13</text:p>
          </table:table-cell>
        </table:table-row>
        <table:table-row table:style-name="ro1">
          <table:table-cell office:value-type="string">
            <text:p>4 D CONCEPTS Prototyping</text:p>
          </table:table-cell>
          <table:table-cell office:value-type="string">
            <text:p>D-64521 Groß-Gerau</text:p>
          </table:table-cell>
          <table:table-cell office:value-type="string">
            <text:p>Halle 5, Stand F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Bitstream Vera San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4-27">27.04.2006</text:date>, <text:time>14:59:5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1$Build-8990</meta:generator>
    <meta:creation-date>2006-04-27T14:58:27</meta:creation-date>
    <dc:language>de-DE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8757"/>
  </office:meta>
</office:document-meta>
</file>